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5pt"/>
    </style:style>
    <style:style style:name="co2" style:family="table-column">
      <style:table-column-properties fo:break-before="auto" style:column-width="107.15pt"/>
    </style:style>
    <style:style style:name="co3" style:family="table-column">
      <style:table-column-properties fo:break-before="auto" style:column-width="100.8pt"/>
    </style:style>
    <style:style style:name="co4" style:family="table-column">
      <style:table-column-properties fo:break-before="auto" style:column-width="912.61pt"/>
    </style:style>
    <style:style style:name="co5" style:family="table-column">
      <style:table-column-properties fo:break-before="auto" style:column-width="80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0pt" svg:height="252pt" svg:x="377.52pt" svg:y="10.8pt">
            <draw:object draw:notify-on-update-of-ranges="Sheet1.A2:Sheet1.A31 Sheet1.B1:Sheet1.B1 Sheet1.B2:Sheet1.B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0pt" svg:height="252pt" svg:x="378.17pt" svg:y="268.36pt">
            <draw:object draw:notify-on-update-of-ranges="Sheet1.A2:Sheet1.A31 Sheet1.C1:Sheet1.C1 Sheet1.C2:Sheet1.C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0" table:default-cell-style-name="Default"/>
        <table:table-row table:style-name="ro1">
          <table:table-cell office:value-type="string" calcext:value-type="string">
            <text:p>Hidden Layer Size</text:p>
          </table:table-cell>
          <table:table-cell office:value-type="string" calcext:value-type="string">
            <text:p>Training Epochs</text:p>
          </table:table-cell>
          <table:table-cell office:value-type="string" calcext:value-type="string">
            <text:p>Average Error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5553" calcext:value-type="float">
            <text:p>625553</text:p>
          </table:table-cell>
          <table:table-cell table:formula="of:=AVERAGE([.E2:.GL2])" office:value-type="float" office:value="0.462721949615009" calcext:value-type="float">
            <text:p>0.4627219496</text:p>
          </table:table-cell>
          <table:table-cell/>
          <table:table-cell office:value-type="float" office:value="0.436080617436534" calcext:value-type="float">
            <text:p>0.4360806174</text:p>
          </table:table-cell>
          <table:table-cell office:value-type="float" office:value="0.449809178045502" calcext:value-type="float">
            <text:p>0.449809178</text:p>
          </table:table-cell>
          <table:table-cell office:value-type="float" office:value="0.525598373904508" calcext:value-type="float">
            <text:p>0.5255983739</text:p>
          </table:table-cell>
          <table:table-cell office:value-type="float" office:value="0.545587177406225" calcext:value-type="float">
            <text:p>0.5455871774</text:p>
          </table:table-cell>
          <table:table-cell office:value-type="float" office:value="0.237707307713267" calcext:value-type="float">
            <text:p>0.2377073077</text:p>
          </table:table-cell>
          <table:table-cell office:value-type="float" office:value="0.275561638379659" calcext:value-type="float">
            <text:p>0.2755616384</text:p>
          </table:table-cell>
          <table:table-cell office:value-type="float" office:value="0.488337283971331" calcext:value-type="float">
            <text:p>0.488337284</text:p>
          </table:table-cell>
          <table:table-cell office:value-type="float" office:value="0.356267868693898" calcext:value-type="float">
            <text:p>0.3562678687</text:p>
          </table:table-cell>
          <table:table-cell office:value-type="float" office:value="0.420403190742029" calcext:value-type="float">
            <text:p>0.4204031907</text:p>
          </table:table-cell>
          <table:table-cell office:value-type="float" office:value="0.335088353980533" calcext:value-type="float">
            <text:p>0.335088354</text:p>
          </table:table-cell>
          <table:table-cell office:value-type="float" office:value="0.154578006012634" calcext:value-type="float">
            <text:p>0.154578006</text:p>
          </table:table-cell>
          <table:table-cell office:value-type="float" office:value="0.422090375119887" calcext:value-type="float">
            <text:p>0.4220903751</text:p>
          </table:table-cell>
          <table:table-cell office:value-type="float" office:value="0.546449273627316" calcext:value-type="float">
            <text:p>0.5464492736</text:p>
          </table:table-cell>
          <table:table-cell office:value-type="float" office:value="0.1486365047506" calcext:value-type="float">
            <text:p>0.1486365048</text:p>
          </table:table-cell>
          <table:table-cell office:value-type="float" office:value="0.657403187403456" calcext:value-type="float">
            <text:p>0.6574031874</text:p>
          </table:table-cell>
          <table:table-cell office:value-type="float" office:value="0.466399402794589" calcext:value-type="float">
            <text:p>0.4663994028</text:p>
          </table:table-cell>
          <table:table-cell office:value-type="float" office:value="0.34598907040884" calcext:value-type="float">
            <text:p>0.3459890704</text:p>
          </table:table-cell>
          <table:table-cell office:value-type="float" office:value="0.34035399774338" calcext:value-type="float">
            <text:p>0.3403539977</text:p>
          </table:table-cell>
          <table:table-cell office:value-type="float" office:value="0.241523471796988" calcext:value-type="float">
            <text:p>0.2415234718</text:p>
          </table:table-cell>
          <table:table-cell office:value-type="float" office:value="0.328815054968324" calcext:value-type="float">
            <text:p>0.328815055</text:p>
          </table:table-cell>
          <table:table-cell office:value-type="float" office:value="0.591712980998042" calcext:value-type="float">
            <text:p>0.591712981</text:p>
          </table:table-cell>
          <table:table-cell office:value-type="float" office:value="0.558184090442872" calcext:value-type="float">
            <text:p>0.5581840904</text:p>
          </table:table-cell>
          <table:table-cell office:value-type="float" office:value="0.534474850274081" calcext:value-type="float">
            <text:p>0.5344748503</text:p>
          </table:table-cell>
          <table:table-cell office:value-type="float" office:value="0.419077858826118" calcext:value-type="float">
            <text:p>0.4190778588</text:p>
          </table:table-cell>
          <table:table-cell office:value-type="float" office:value="0.787799867376704" calcext:value-type="float">
            <text:p>0.7877998674</text:p>
          </table:table-cell>
          <table:table-cell office:value-type="float" office:value="0.454847772895277" calcext:value-type="float">
            <text:p>0.4548477729</text:p>
          </table:table-cell>
          <table:table-cell office:value-type="float" office:value="0.353646564316039" calcext:value-type="float">
            <text:p>0.3536465643</text:p>
          </table:table-cell>
          <table:table-cell office:value-type="float" office:value="0.553919690924368" calcext:value-type="float">
            <text:p>0.5539196909</text:p>
          </table:table-cell>
          <table:table-cell office:value-type="float" office:value="0.209671185257938" calcext:value-type="float">
            <text:p>0.2096711853</text:p>
          </table:table-cell>
          <table:table-cell office:value-type="float" office:value="0.136077954429895" calcext:value-type="float">
            <text:p>0.1360779544</text:p>
          </table:table-cell>
          <table:table-cell office:value-type="float" office:value="0.486915292609199" calcext:value-type="float">
            <text:p>0.4869152926</text:p>
          </table:table-cell>
          <table:table-cell office:value-type="float" office:value="0.424273917284408" calcext:value-type="float">
            <text:p>0.4242739173</text:p>
          </table:table-cell>
          <table:table-cell office:value-type="float" office:value="0.425272009780684" calcext:value-type="float">
            <text:p>0.4252720098</text:p>
          </table:table-cell>
          <table:table-cell office:value-type="float" office:value="0.467496211014991" calcext:value-type="float">
            <text:p>0.467496211</text:p>
          </table:table-cell>
          <table:table-cell office:value-type="float" office:value="0.640386951713775" calcext:value-type="float">
            <text:p>0.6403869517</text:p>
          </table:table-cell>
          <table:table-cell office:value-type="float" office:value="0.460279250572788" calcext:value-type="float">
            <text:p>0.4602792506</text:p>
          </table:table-cell>
          <table:table-cell office:value-type="float" office:value="0.485584253566937" calcext:value-type="float">
            <text:p>0.4855842536</text:p>
          </table:table-cell>
          <table:table-cell office:value-type="float" office:value="0.577254228887182" calcext:value-type="float">
            <text:p>0.5772542289</text:p>
          </table:table-cell>
          <table:table-cell office:value-type="float" office:value="0.393323637186756" calcext:value-type="float">
            <text:p>0.3933236372</text:p>
          </table:table-cell>
          <table:table-cell office:value-type="float" office:value="0.38191295827855" calcext:value-type="float">
            <text:p>0.3819129583</text:p>
          </table:table-cell>
          <table:table-cell office:value-type="float" office:value="0.482253325670767" calcext:value-type="float">
            <text:p>0.4822533257</text:p>
          </table:table-cell>
          <table:table-cell office:value-type="float" office:value="0.54506244102785" calcext:value-type="float">
            <text:p>0.545062441</text:p>
          </table:table-cell>
          <table:table-cell office:value-type="float" office:value="0.56771796674156" calcext:value-type="float">
            <text:p>0.5677179667</text:p>
          </table:table-cell>
          <table:table-cell office:value-type="float" office:value="0.827231614130351" calcext:value-type="float">
            <text:p>0.8272316141</text:p>
          </table:table-cell>
          <table:table-cell office:value-type="float" office:value="0.405907173026004" calcext:value-type="float">
            <text:p>0.405907173</text:p>
          </table:table-cell>
          <table:table-cell office:value-type="float" office:value="0.399932415885621" calcext:value-type="float">
            <text:p>0.3999324159</text:p>
          </table:table-cell>
          <table:table-cell office:value-type="float" office:value="0.811148322780604" calcext:value-type="float">
            <text:p>0.8111483228</text:p>
          </table:table-cell>
          <table:table-cell office:value-type="float" office:value="0.562005645344097" calcext:value-type="float">
            <text:p>0.5620056453</text:p>
          </table:table-cell>
          <table:table-cell office:value-type="float" office:value="0.698411937602885" calcext:value-type="float">
            <text:p>0.6984119376</text:p>
          </table:table-cell>
          <table:table-cell office:value-type="float" office:value="0.485501256558357" calcext:value-type="float">
            <text:p>0.4855012566</text:p>
          </table:table-cell>
          <table:table-cell office:value-type="float" office:value="0.386198281700789" calcext:value-type="float">
            <text:p>0.3861982817</text:p>
          </table:table-cell>
          <table:table-cell office:value-type="float" office:value="0.660915269725302" calcext:value-type="float">
            <text:p>0.6609152697</text:p>
          </table:table-cell>
          <table:table-cell office:value-type="float" office:value="0.828621138763474" calcext:value-type="float">
            <text:p>0.8286211388</text:p>
          </table:table-cell>
          <table:table-cell office:value-type="float" office:value="1.05759413428736" calcext:value-type="float">
            <text:p>1.0575941343</text:p>
          </table:table-cell>
          <table:table-cell office:value-type="float" office:value="0.576884071467713" calcext:value-type="float">
            <text:p>0.5768840715</text:p>
          </table:table-cell>
          <table:table-cell office:value-type="float" office:value="0.53874272700564" calcext:value-type="float">
            <text:p>0.538742727</text:p>
          </table:table-cell>
          <table:table-cell office:value-type="float" office:value="0.187705427798249" calcext:value-type="float">
            <text:p>0.1877054278</text:p>
          </table:table-cell>
          <table:table-cell office:value-type="float" office:value="0.350794833335806" calcext:value-type="float">
            <text:p>0.3507948333</text:p>
          </table:table-cell>
          <table:table-cell office:value-type="float" office:value="0.220434429702802" calcext:value-type="float">
            <text:p>0.2204344297</text:p>
          </table:table-cell>
          <table:table-cell office:value-type="float" office:value="0.445975301470778" calcext:value-type="float">
            <text:p>0.4459753015</text:p>
          </table:table-cell>
          <table:table-cell office:value-type="float" office:value="0.459735846272053" calcext:value-type="float">
            <text:p>0.4597358463</text:p>
          </table:table-cell>
          <table:table-cell office:value-type="float" office:value="0.310676566907985" calcext:value-type="float">
            <text:p>0.3106765669</text:p>
          </table:table-cell>
          <table:table-cell office:value-type="float" office:value="0.768767065951895" calcext:value-type="float">
            <text:p>0.768767066</text:p>
          </table:table-cell>
          <table:table-cell office:value-type="float" office:value="1.19272812561569" calcext:value-type="float">
            <text:p>1.1927281256</text:p>
          </table:table-cell>
          <table:table-cell office:value-type="float" office:value="0.984083170527564" calcext:value-type="float">
            <text:p>0.9840831705</text:p>
          </table:table-cell>
          <table:table-cell office:value-type="float" office:value="0.126153724728324" calcext:value-type="float">
            <text:p>0.1261537247</text:p>
          </table:table-cell>
          <table:table-cell office:value-type="float" office:value="0.431467861632891" calcext:value-type="float">
            <text:p>0.4314678616</text:p>
          </table:table-cell>
          <table:table-cell office:value-type="float" office:value="0.897786399447261" calcext:value-type="float">
            <text:p>0.8977863994</text:p>
          </table:table-cell>
          <table:table-cell office:value-type="float" office:value="0.248740880326455" calcext:value-type="float">
            <text:p>0.2487408803</text:p>
          </table:table-cell>
          <table:table-cell office:value-type="float" office:value="0.921924571076043" calcext:value-type="float">
            <text:p>0.9219245711</text:p>
          </table:table-cell>
          <table:table-cell office:value-type="float" office:value="0.852386950884078" calcext:value-type="float">
            <text:p>0.8523869509</text:p>
          </table:table-cell>
          <table:table-cell office:value-type="float" office:value="1.22088109059991" calcext:value-type="float">
            <text:p>1.2208810906</text:p>
          </table:table-cell>
          <table:table-cell office:value-type="float" office:value="1.13936370552818" calcext:value-type="float">
            <text:p>1.1393637055</text:p>
          </table:table-cell>
          <table:table-cell office:value-type="float" office:value="0.258419946655168" calcext:value-type="float">
            <text:p>0.2584199467</text:p>
          </table:table-cell>
          <table:table-cell office:value-type="float" office:value="0.379887706665622" calcext:value-type="float">
            <text:p>0.3798877067</text:p>
          </table:table-cell>
          <table:table-cell office:value-type="float" office:value="0.544760303037239" calcext:value-type="float">
            <text:p>0.544760303</text:p>
          </table:table-cell>
          <table:table-cell office:value-type="float" office:value="0.633597848177089" calcext:value-type="float">
            <text:p>0.6335978482</text:p>
          </table:table-cell>
          <table:table-cell office:value-type="float" office:value="0.375393332455278" calcext:value-type="float">
            <text:p>0.3753933325</text:p>
          </table:table-cell>
          <table:table-cell office:value-type="float" office:value="0.294418147884494" calcext:value-type="float">
            <text:p>0.2944181479</text:p>
          </table:table-cell>
          <table:table-cell office:value-type="float" office:value="0.212703822597251" calcext:value-type="float">
            <text:p>0.2127038226</text:p>
          </table:table-cell>
          <table:table-cell office:value-type="float" office:value="0.342627627023504" calcext:value-type="float">
            <text:p>0.342627627</text:p>
          </table:table-cell>
          <table:table-cell office:value-type="float" office:value="0.642562420044341" calcext:value-type="float">
            <text:p>0.64256242</text:p>
          </table:table-cell>
          <table:table-cell office:value-type="float" office:value="0.696558769358608" calcext:value-type="float">
            <text:p>0.6965587694</text:p>
          </table:table-cell>
          <table:table-cell office:value-type="float" office:value="0.775816669682123" calcext:value-type="float">
            <text:p>0.7758166697</text:p>
          </table:table-cell>
          <table:table-cell office:value-type="float" office:value="0.271061160797747" calcext:value-type="float">
            <text:p>0.2710611608</text:p>
          </table:table-cell>
          <table:table-cell office:value-type="float" office:value="0.58216100374639" calcext:value-type="float">
            <text:p>0.5821610037</text:p>
          </table:table-cell>
          <table:table-cell office:value-type="float" office:value="0.309017843696758" calcext:value-type="float">
            <text:p>0.3090178437</text:p>
          </table:table-cell>
          <table:table-cell office:value-type="float" office:value="0.310390759218538" calcext:value-type="float">
            <text:p>0.3103907592</text:p>
          </table:table-cell>
          <table:table-cell office:value-type="float" office:value="0.36927669815095" calcext:value-type="float">
            <text:p>0.3692766982</text:p>
          </table:table-cell>
          <table:table-cell office:value-type="float" office:value="0.521626183576266" calcext:value-type="float">
            <text:p>0.5216261836</text:p>
          </table:table-cell>
          <table:table-cell office:value-type="float" office:value="0.300314017123849" calcext:value-type="float">
            <text:p>0.3003140171</text:p>
          </table:table-cell>
          <table:table-cell office:value-type="float" office:value="0.262922434270611" calcext:value-type="float">
            <text:p>0.2629224343</text:p>
          </table:table-cell>
          <table:table-cell office:value-type="float" office:value="0.139340667683933" calcext:value-type="float">
            <text:p>0.1393406677</text:p>
          </table:table-cell>
          <table:table-cell office:value-type="float" office:value="0.435231673999608" calcext:value-type="float">
            <text:p>0.435231674</text:p>
          </table:table-cell>
          <table:table-cell office:value-type="float" office:value="0.660023929535603" calcext:value-type="float">
            <text:p>0.6600239295</text:p>
          </table:table-cell>
          <table:table-cell office:value-type="float" office:value="0.573134809566158" calcext:value-type="float">
            <text:p>0.5731348096</text:p>
          </table:table-cell>
          <table:table-cell office:value-type="float" office:value="0.454140210326554" calcext:value-type="float">
            <text:p>0.4541402103</text:p>
          </table:table-cell>
          <table:table-cell office:value-type="float" office:value="0.449594052852224" calcext:value-type="float">
            <text:p>0.4495940529</text:p>
          </table:table-cell>
          <table:table-cell office:value-type="float" office:value="0.228262978297733" calcext:value-type="float">
            <text:p>0.2282629783</text:p>
          </table:table-cell>
          <table:table-cell office:value-type="float" office:value="0.349618722611859" calcext:value-type="float">
            <text:p>0.3496187226</text:p>
          </table:table-cell>
          <table:table-cell office:value-type="float" office:value="0.25497472510867" calcext:value-type="float">
            <text:p>0.2549747251</text:p>
          </table:table-cell>
          <table:table-cell office:value-type="float" office:value="0.440808165787205" calcext:value-type="float">
            <text:p>0.4408081658</text:p>
          </table:table-cell>
          <table:table-cell office:value-type="float" office:value="0.189445948857753" calcext:value-type="float">
            <text:p>0.1894459489</text:p>
          </table:table-cell>
          <table:table-cell office:value-type="float" office:value="0.336622563635254" calcext:value-type="float">
            <text:p>0.3366225636</text:p>
          </table:table-cell>
          <table:table-cell office:value-type="float" office:value="0.553198121098475" calcext:value-type="float">
            <text:p>0.5531981211</text:p>
          </table:table-cell>
          <table:table-cell office:value-type="float" office:value="0.634227591553016" calcext:value-type="float">
            <text:p>0.6342275916</text:p>
          </table:table-cell>
          <table:table-cell office:value-type="float" office:value="0.414290236157048" calcext:value-type="float">
            <text:p>0.4142902362</text:p>
          </table:table-cell>
          <table:table-cell office:value-type="float" office:value="0.229562519963368" calcext:value-type="float">
            <text:p>0.22956252</text:p>
          </table:table-cell>
          <table:table-cell office:value-type="float" office:value="0.692206740699514" calcext:value-type="float">
            <text:p>0.6922067407</text:p>
          </table:table-cell>
          <table:table-cell office:value-type="float" office:value="0.284814916570114" calcext:value-type="float">
            <text:p>0.2848149166</text:p>
          </table:table-cell>
          <table:table-cell office:value-type="float" office:value="0.259710718006539" calcext:value-type="float">
            <text:p>0.259710718</text:p>
          </table:table-cell>
          <table:table-cell office:value-type="float" office:value="0.480071007212219" calcext:value-type="float">
            <text:p>0.4800710072</text:p>
          </table:table-cell>
          <table:table-cell office:value-type="float" office:value="0.474994707264018" calcext:value-type="float">
            <text:p>0.4749947073</text:p>
          </table:table-cell>
          <table:table-cell office:value-type="float" office:value="0.376279250283449" calcext:value-type="float">
            <text:p>0.3762792503</text:p>
          </table:table-cell>
          <table:table-cell office:value-type="float" office:value="0.394968205894537" calcext:value-type="float">
            <text:p>0.3949682059</text:p>
          </table:table-cell>
          <table:table-cell office:value-type="float" office:value="0.254680522930368" calcext:value-type="float">
            <text:p>0.2546805229</text:p>
          </table:table-cell>
          <table:table-cell office:value-type="float" office:value="0.343219834906328" calcext:value-type="float">
            <text:p>0.3432198349</text:p>
          </table:table-cell>
          <table:table-cell office:value-type="float" office:value="0.272153178761163" calcext:value-type="float">
            <text:p>0.2721531788</text:p>
          </table:table-cell>
          <table:table-cell office:value-type="float" office:value="0.210726530028395" calcext:value-type="float">
            <text:p>0.21072653</text:p>
          </table:table-cell>
          <table:table-cell office:value-type="float" office:value="0.345297005448956" calcext:value-type="float">
            <text:p>0.3452970054</text:p>
          </table:table-cell>
          <table:table-cell office:value-type="float" office:value="0.382606795621703" calcext:value-type="float">
            <text:p>0.3826067956</text:p>
          </table:table-cell>
          <table:table-cell office:value-type="float" office:value="0.419782845588144" calcext:value-type="float">
            <text:p>0.4197828456</text:p>
          </table:table-cell>
          <table:table-cell office:value-type="float" office:value="0.452687579071272" calcext:value-type="float">
            <text:p>0.4526875791</text:p>
          </table:table-cell>
          <table:table-cell office:value-type="float" office:value="0.455999447167855" calcext:value-type="float">
            <text:p>0.4559994472</text:p>
          </table:table-cell>
          <table:table-cell office:value-type="float" office:value="0.455255745527251" calcext:value-type="float">
            <text:p>0.4552557455</text:p>
          </table:table-cell>
          <table:table-cell office:value-type="float" office:value="0.312029787779206" calcext:value-type="float">
            <text:p>0.3120297878</text:p>
          </table:table-cell>
          <table:table-cell office:value-type="float" office:value="0.289627397962327" calcext:value-type="float">
            <text:p>0.289627398</text:p>
          </table:table-cell>
          <table:table-cell office:value-type="float" office:value="0.393457085737224" calcext:value-type="float">
            <text:p>0.3934570857</text:p>
          </table:table-cell>
          <table:table-cell office:value-type="float" office:value="0.382511956622988" calcext:value-type="float">
            <text:p>0.3825119566</text:p>
          </table:table-cell>
          <table:table-cell office:value-type="float" office:value="0.648242825857201" calcext:value-type="float">
            <text:p>0.6482428259</text:p>
          </table:table-cell>
          <table:table-cell office:value-type="float" office:value="0.294594880544608" calcext:value-type="float">
            <text:p>0.2945948805</text:p>
          </table:table-cell>
          <table:table-cell office:value-type="float" office:value="0.274620063329642" calcext:value-type="float">
            <text:p>0.2746200633</text:p>
          </table:table-cell>
          <table:table-cell office:value-type="float" office:value="0.3909047050542" calcext:value-type="float">
            <text:p>0.3909047051</text:p>
          </table:table-cell>
          <table:table-cell office:value-type="float" office:value="0.294219330311495" calcext:value-type="float">
            <text:p>0.2942193303</text:p>
          </table:table-cell>
          <table:table-cell office:value-type="float" office:value="0.470060379161339" calcext:value-type="float">
            <text:p>0.4700603792</text:p>
          </table:table-cell>
          <table:table-cell office:value-type="float" office:value="0.301383847830426" calcext:value-type="float">
            <text:p>0.3013838478</text:p>
          </table:table-cell>
          <table:table-cell office:value-type="float" office:value="0.702008831842838" calcext:value-type="float">
            <text:p>0.7020088318</text:p>
          </table:table-cell>
          <table:table-cell office:value-type="float" office:value="0.353056308284167" calcext:value-type="float">
            <text:p>0.3530563083</text:p>
          </table:table-cell>
          <table:table-cell office:value-type="float" office:value="0.928014928686602" calcext:value-type="float">
            <text:p>0.9280149287</text:p>
          </table:table-cell>
          <table:table-cell office:value-type="float" office:value="0.464165678782638" calcext:value-type="float">
            <text:p>0.4641656788</text:p>
          </table:table-cell>
          <table:table-cell office:value-type="float" office:value="0.407540784344239" calcext:value-type="float">
            <text:p>0.4075407843</text:p>
          </table:table-cell>
          <table:table-cell office:value-type="float" office:value="0.343705169283511" calcext:value-type="float">
            <text:p>0.3437051693</text:p>
          </table:table-cell>
          <table:table-cell office:value-type="float" office:value="0.288878927833122" calcext:value-type="float">
            <text:p>0.2888789278</text:p>
          </table:table-cell>
          <table:table-cell office:value-type="float" office:value="0.310646318793918" calcext:value-type="float">
            <text:p>0.3106463188</text:p>
          </table:table-cell>
          <table:table-cell office:value-type="float" office:value="0.28513326358275" calcext:value-type="float">
            <text:p>0.2851332636</text:p>
          </table:table-cell>
          <table:table-cell office:value-type="float" office:value="1.06241862964687" calcext:value-type="float">
            <text:p>1.0624186296</text:p>
          </table:table-cell>
          <table:table-cell office:value-type="float" office:value="0.571757713652836" calcext:value-type="float">
            <text:p>0.5717577137</text:p>
          </table:table-cell>
          <table:table-cell office:value-type="float" office:value="0.558482349465863" calcext:value-type="float">
            <text:p>0.5584823495</text:p>
          </table:table-cell>
          <table:table-cell office:value-type="float" office:value="0.275262438385575" calcext:value-type="float">
            <text:p>0.2752624384</text:p>
          </table:table-cell>
          <table:table-cell office:value-type="float" office:value="0.368843461985979" calcext:value-type="float">
            <text:p>0.368843462</text:p>
          </table:table-cell>
          <table:table-cell office:value-type="float" office:value="0.572107712445854" calcext:value-type="float">
            <text:p>0.5721077124</text:p>
          </table:table-cell>
          <table:table-cell office:value-type="float" office:value="0.418165614561335" calcext:value-type="float">
            <text:p>0.4181656146</text:p>
          </table:table-cell>
          <table:table-cell office:value-type="float" office:value="0.171129139628263" calcext:value-type="float">
            <text:p>0.1711291396</text:p>
          </table:table-cell>
          <table:table-cell office:value-type="float" office:value="0.342681719346186" calcext:value-type="float">
            <text:p>0.3426817193</text:p>
          </table:table-cell>
          <table:table-cell office:value-type="float" office:value="0.611454969168418" calcext:value-type="float">
            <text:p>0.6114549692</text:p>
          </table:table-cell>
          <table:table-cell office:value-type="float" office:value="0.91547655370291" calcext:value-type="float">
            <text:p>0.9154765537</text:p>
          </table:table-cell>
          <table:table-cell office:value-type="float" office:value="0.309126696277324" calcext:value-type="float">
            <text:p>0.3091266963</text:p>
          </table:table-cell>
          <table:table-cell office:value-type="float" office:value="0.354274379460514" calcext:value-type="float">
            <text:p>0.3542743795</text:p>
          </table:table-cell>
          <table:table-cell office:value-type="float" office:value="0.583586360802734" calcext:value-type="float">
            <text:p>0.5835863608</text:p>
          </table:table-cell>
          <table:table-cell office:value-type="float" office:value="0.536799551701172" calcext:value-type="float">
            <text:p>0.5367995517</text:p>
          </table:table-cell>
          <table:table-cell office:value-type="float" office:value="0.441884400571402" calcext:value-type="float">
            <text:p>0.4418844006</text:p>
          </table:table-cell>
          <table:table-cell office:value-type="float" office:value="0.504787143180966" calcext:value-type="float">
            <text:p>0.5047871432</text:p>
          </table:table-cell>
          <table:table-cell office:value-type="float" office:value="0.281167378365435" calcext:value-type="float">
            <text:p>0.2811673784</text:p>
          </table:table-cell>
          <table:table-cell office:value-type="float" office:value="0.831598224777637" calcext:value-type="float">
            <text:p>0.8315982248</text:p>
          </table:table-cell>
          <table:table-cell office:value-type="float" office:value="0.505186879666004" calcext:value-type="float">
            <text:p>0.5051868797</text:p>
          </table:table-cell>
          <table:table-cell office:value-type="float" office:value="0.15634960337606" calcext:value-type="float">
            <text:p>0.1563496034</text:p>
          </table:table-cell>
          <table:table-cell office:value-type="float" office:value="0.199853187301912" calcext:value-type="float">
            <text:p>0.1998531873</text:p>
          </table:table-cell>
          <table:table-cell office:value-type="float" office:value="0.535567370070293" calcext:value-type="float">
            <text:p>0.5355673701</text:p>
          </table:table-cell>
          <table:table-cell office:value-type="float" office:value="0.176196682582561" calcext:value-type="float">
            <text:p>0.1761966826</text:p>
          </table:table-cell>
          <table:table-cell office:value-type="float" office:value="1.05244570169153" calcext:value-type="float">
            <text:p>1.0524457017</text:p>
          </table:table-cell>
          <table:table-cell office:value-type="float" office:value="0.273353269712168" calcext:value-type="float">
            <text:p>0.2733532697</text:p>
          </table:table-cell>
          <table:table-cell office:value-type="float" office:value="0.345538535272605" calcext:value-type="float">
            <text:p>0.3455385353</text:p>
          </table:table-cell>
          <table:table-cell office:value-type="float" office:value="0.43551463325882" calcext:value-type="float">
            <text:p>0.4355146333</text:p>
          </table:table-cell>
          <table:table-cell office:value-type="float" office:value="0.323308201340108" calcext:value-type="float">
            <text:p>0.3233082013</text:p>
          </table:table-cell>
          <table:table-cell office:value-type="float" office:value="0.631895216052027" calcext:value-type="float">
            <text:p>0.6318952161</text:p>
          </table:table-cell>
          <table:table-cell office:value-type="float" office:value="0.600407760183924" calcext:value-type="float">
            <text:p>0.6004077602</text:p>
          </table:table-cell>
          <table:table-cell office:value-type="float" office:value="0.391577522466999" calcext:value-type="float">
            <text:p>0.3915775225</text:p>
          </table:table-cell>
          <table:table-cell office:value-type="float" office:value="0.204836102355865" calcext:value-type="float">
            <text:p>0.2048361024</text:p>
          </table:table-cell>
          <table:table-cell office:value-type="float" office:value="0.449350627045047" calcext:value-type="float">
            <text:p>0.449350627</text:p>
          </table:table-cell>
          <table:table-cell office:value-type="float" office:value="0.462131605299377" calcext:value-type="float">
            <text:p>0.4621316053</text:p>
          </table:table-cell>
          <table:table-cell office:value-type="float" office:value="0.412138767382745" calcext:value-type="float">
            <text:p>0.4121387674</text:p>
          </table:table-cell>
          <table:table-cell office:value-type="float" office:value="0.436147946806858" calcext:value-type="float">
            <text:p>0.4361479468</text:p>
          </table:table-cell>
          <table:table-cell office:value-type="float" office:value="0.482580847495135" calcext:value-type="float">
            <text:p>0.4825808475</text:p>
          </table:table-cell>
          <table:table-cell office:value-type="float" office:value="0.336830121804657" calcext:value-type="float">
            <text:p>0.3368301218</text:p>
          </table:table-cell>
          <table:table-cell office:value-type="float" office:value="0.544117318798638" calcext:value-type="float">
            <text:p>0.5441173188</text:p>
          </table:table-cell>
          <table:table-cell office:value-type="float" office:value="0.768625932056924" calcext:value-type="float">
            <text:p>0.7686259321</text:p>
          </table:table-cell>
          <table:table-cell office:value-type="float" office:value="0.406259900375633" calcext:value-type="float">
            <text:p>0.4062599004</text:p>
          </table:table-cell>
          <table:table-cell office:value-type="float" office:value="0.460991554226965" calcext:value-type="float">
            <text:p>0.4609915542</text:p>
          </table:table-cell>
          <table:table-cell office:value-type="float" office:value="0.512203290327906" calcext:value-type="float">
            <text:p>0.5122032903</text:p>
          </table:table-cell>
          <table:table-cell office:value-type="float" office:value="0.327981763910786" calcext:value-type="float">
            <text:p>0.32798176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9216" calcext:value-type="float">
            <text:p>639216</text:p>
          </table:table-cell>
          <table:table-cell table:formula="of:=AVERAGE([.E3:.GL3])" office:value-type="float" office:value="0.417946572543482" calcext:value-type="float">
            <text:p>0.4179465725</text:p>
          </table:table-cell>
          <table:table-cell/>
          <table:table-cell office:value-type="float" office:value="0.755313898146927" calcext:value-type="float">
            <text:p>0.7553138981</text:p>
          </table:table-cell>
          <table:table-cell office:value-type="float" office:value="0.479435807994318" calcext:value-type="float">
            <text:p>0.479435808</text:p>
          </table:table-cell>
          <table:table-cell office:value-type="float" office:value="0.266414461487337" calcext:value-type="float">
            <text:p>0.2664144615</text:p>
          </table:table-cell>
          <table:table-cell office:value-type="float" office:value="0.720395833363633" calcext:value-type="float">
            <text:p>0.7203958334</text:p>
          </table:table-cell>
          <table:table-cell office:value-type="float" office:value="0.421644175839845" calcext:value-type="float">
            <text:p>0.4216441758</text:p>
          </table:table-cell>
          <table:table-cell office:value-type="float" office:value="0.333444449877628" calcext:value-type="float">
            <text:p>0.3334444499</text:p>
          </table:table-cell>
          <table:table-cell office:value-type="float" office:value="0.520196825348063" calcext:value-type="float">
            <text:p>0.5201968253</text:p>
          </table:table-cell>
          <table:table-cell office:value-type="float" office:value="0.28367851448172" calcext:value-type="float">
            <text:p>0.2836785145</text:p>
          </table:table-cell>
          <table:table-cell office:value-type="float" office:value="0.494009577930038" calcext:value-type="float">
            <text:p>0.4940095779</text:p>
          </table:table-cell>
          <table:table-cell office:value-type="float" office:value="0.316839165998172" calcext:value-type="float">
            <text:p>0.316839166</text:p>
          </table:table-cell>
          <table:table-cell office:value-type="float" office:value="0.424242511265166" calcext:value-type="float">
            <text:p>0.4242425113</text:p>
          </table:table-cell>
          <table:table-cell office:value-type="float" office:value="0.427128948412636" calcext:value-type="float">
            <text:p>0.4271289484</text:p>
          </table:table-cell>
          <table:table-cell office:value-type="float" office:value="0.512983862400116" calcext:value-type="float">
            <text:p>0.5129838624</text:p>
          </table:table-cell>
          <table:table-cell office:value-type="float" office:value="0.370604339823919" calcext:value-type="float">
            <text:p>0.3706043398</text:p>
          </table:table-cell>
          <table:table-cell office:value-type="float" office:value="0.196998051123849" calcext:value-type="float">
            <text:p>0.1969980511</text:p>
          </table:table-cell>
          <table:table-cell office:value-type="float" office:value="0.401868738289971" calcext:value-type="float">
            <text:p>0.4018687383</text:p>
          </table:table-cell>
          <table:table-cell office:value-type="float" office:value="0.135245327428372" calcext:value-type="float">
            <text:p>0.1352453274</text:p>
          </table:table-cell>
          <table:table-cell office:value-type="float" office:value="0.234782729336056" calcext:value-type="float">
            <text:p>0.2347827293</text:p>
          </table:table-cell>
          <table:table-cell office:value-type="float" office:value="0.186704488965543" calcext:value-type="float">
            <text:p>0.186704489</text:p>
          </table:table-cell>
          <table:table-cell office:value-type="float" office:value="0.351654268404169" calcext:value-type="float">
            <text:p>0.3516542684</text:p>
          </table:table-cell>
          <table:table-cell office:value-type="float" office:value="0.374061975968204" calcext:value-type="float">
            <text:p>0.374061976</text:p>
          </table:table-cell>
          <table:table-cell office:value-type="float" office:value="0.578783370095895" calcext:value-type="float">
            <text:p>0.5787833701</text:p>
          </table:table-cell>
          <table:table-cell office:value-type="float" office:value="0.304730066735617" calcext:value-type="float">
            <text:p>0.3047300667</text:p>
          </table:table-cell>
          <table:table-cell office:value-type="float" office:value="0.470934714447662" calcext:value-type="float">
            <text:p>0.4709347144</text:p>
          </table:table-cell>
          <table:table-cell office:value-type="float" office:value="0.523272837760028" calcext:value-type="float">
            <text:p>0.5232728378</text:p>
          </table:table-cell>
          <table:table-cell office:value-type="float" office:value="0.54777128886484" calcext:value-type="float">
            <text:p>0.5477712889</text:p>
          </table:table-cell>
          <table:table-cell office:value-type="float" office:value="0.418189876940129" calcext:value-type="float">
            <text:p>0.4181898769</text:p>
          </table:table-cell>
          <table:table-cell office:value-type="float" office:value="0.253060754084588" calcext:value-type="float">
            <text:p>0.2530607541</text:p>
          </table:table-cell>
          <table:table-cell office:value-type="float" office:value="0.379282873231016" calcext:value-type="float">
            <text:p>0.3792828732</text:p>
          </table:table-cell>
          <table:table-cell office:value-type="float" office:value="0.17251149959135" calcext:value-type="float">
            <text:p>0.1725114996</text:p>
          </table:table-cell>
          <table:table-cell office:value-type="float" office:value="0.284516602237893" calcext:value-type="float">
            <text:p>0.2845166022</text:p>
          </table:table-cell>
          <table:table-cell office:value-type="float" office:value="0.296527880575325" calcext:value-type="float">
            <text:p>0.2965278806</text:p>
          </table:table-cell>
          <table:table-cell office:value-type="float" office:value="0.878156863672029" calcext:value-type="float">
            <text:p>0.8781568637</text:p>
          </table:table-cell>
          <table:table-cell office:value-type="float" office:value="0.187453298057987" calcext:value-type="float">
            <text:p>0.1874532981</text:p>
          </table:table-cell>
          <table:table-cell office:value-type="float" office:value="0.428964852215066" calcext:value-type="float">
            <text:p>0.4289648522</text:p>
          </table:table-cell>
          <table:table-cell office:value-type="float" office:value="0.435647536637962" calcext:value-type="float">
            <text:p>0.4356475366</text:p>
          </table:table-cell>
          <table:table-cell office:value-type="float" office:value="0.588500606714707" calcext:value-type="float">
            <text:p>0.5885006067</text:p>
          </table:table-cell>
          <table:table-cell office:value-type="float" office:value="0.340330438628159" calcext:value-type="float">
            <text:p>0.3403304386</text:p>
          </table:table-cell>
          <table:table-cell office:value-type="float" office:value="0.625223795172058" calcext:value-type="float">
            <text:p>0.6252237952</text:p>
          </table:table-cell>
          <table:table-cell office:value-type="float" office:value="0.444761645596415" calcext:value-type="float">
            <text:p>0.4447616456</text:p>
          </table:table-cell>
          <table:table-cell office:value-type="float" office:value="0.342236758187355" calcext:value-type="float">
            <text:p>0.3422367582</text:p>
          </table:table-cell>
          <table:table-cell office:value-type="float" office:value="0.438998296153913" calcext:value-type="float">
            <text:p>0.4389982962</text:p>
          </table:table-cell>
          <table:table-cell office:value-type="float" office:value="0.646709334566038" calcext:value-type="float">
            <text:p>0.6467093346</text:p>
          </table:table-cell>
          <table:table-cell office:value-type="float" office:value="0.335275018691574" calcext:value-type="float">
            <text:p>0.3352750187</text:p>
          </table:table-cell>
          <table:table-cell office:value-type="float" office:value="0.222252540900651" calcext:value-type="float">
            <text:p>0.2222525409</text:p>
          </table:table-cell>
          <table:table-cell office:value-type="float" office:value="0.253252342544135" calcext:value-type="float">
            <text:p>0.2532523425</text:p>
          </table:table-cell>
          <table:table-cell office:value-type="float" office:value="0.449692626099928" calcext:value-type="float">
            <text:p>0.4496926261</text:p>
          </table:table-cell>
          <table:table-cell office:value-type="float" office:value="0.445041408588345" calcext:value-type="float">
            <text:p>0.4450414086</text:p>
          </table:table-cell>
          <table:table-cell office:value-type="float" office:value="0.267787790574729" calcext:value-type="float">
            <text:p>0.2677877906</text:p>
          </table:table-cell>
          <table:table-cell office:value-type="float" office:value="0.649782183082648" calcext:value-type="float">
            <text:p>0.6497821831</text:p>
          </table:table-cell>
          <table:table-cell office:value-type="float" office:value="0.594939034167473" calcext:value-type="float">
            <text:p>0.5949390342</text:p>
          </table:table-cell>
          <table:table-cell office:value-type="float" office:value="0.900042036400736" calcext:value-type="float">
            <text:p>0.9000420364</text:p>
          </table:table-cell>
          <table:table-cell office:value-type="float" office:value="0.764794853442888" calcext:value-type="float">
            <text:p>0.7647948534</text:p>
          </table:table-cell>
          <table:table-cell office:value-type="float" office:value="0.509144983703317" calcext:value-type="float">
            <text:p>0.5091449837</text:p>
          </table:table-cell>
          <table:table-cell office:value-type="float" office:value="0.636644939899675" calcext:value-type="float">
            <text:p>0.6366449399</text:p>
          </table:table-cell>
          <table:table-cell office:value-type="float" office:value="0.473573248366632" calcext:value-type="float">
            <text:p>0.4735732484</text:p>
          </table:table-cell>
          <table:table-cell office:value-type="float" office:value="0.234889980114116" calcext:value-type="float">
            <text:p>0.2348899801</text:p>
          </table:table-cell>
          <table:table-cell office:value-type="float" office:value="0.192762807676229" calcext:value-type="float">
            <text:p>0.1927628077</text:p>
          </table:table-cell>
          <table:table-cell office:value-type="float" office:value="0.45117908382557" calcext:value-type="float">
            <text:p>0.4511790838</text:p>
          </table:table-cell>
          <table:table-cell office:value-type="float" office:value="0.277131890857949" calcext:value-type="float">
            <text:p>0.2771318909</text:p>
          </table:table-cell>
          <table:table-cell office:value-type="float" office:value="0.28918714417422" calcext:value-type="float">
            <text:p>0.2891871442</text:p>
          </table:table-cell>
          <table:table-cell office:value-type="float" office:value="0.476753719347768" calcext:value-type="float">
            <text:p>0.4767537193</text:p>
          </table:table-cell>
          <table:table-cell office:value-type="float" office:value="1.10956408852342" calcext:value-type="float">
            <text:p>1.1095640885</text:p>
          </table:table-cell>
          <table:table-cell office:value-type="float" office:value="0.725528214292054" calcext:value-type="float">
            <text:p>0.7255282143</text:p>
          </table:table-cell>
          <table:table-cell office:value-type="float" office:value="0.900961653624465" calcext:value-type="float">
            <text:p>0.9009616536</text:p>
          </table:table-cell>
          <table:table-cell office:value-type="float" office:value="0.782247467997694" calcext:value-type="float">
            <text:p>0.782247468</text:p>
          </table:table-cell>
          <table:table-cell office:value-type="float" office:value="0.28049640096182" calcext:value-type="float">
            <text:p>0.280496401</text:p>
          </table:table-cell>
          <table:table-cell office:value-type="float" office:value="0.902449161358341" calcext:value-type="float">
            <text:p>0.9024491614</text:p>
          </table:table-cell>
          <table:table-cell office:value-type="float" office:value="0.504042280972037" calcext:value-type="float">
            <text:p>0.504042281</text:p>
          </table:table-cell>
          <table:table-cell office:value-type="float" office:value="0.439950699783345" calcext:value-type="float">
            <text:p>0.4399506998</text:p>
          </table:table-cell>
          <table:table-cell office:value-type="float" office:value="0.343038476446848" calcext:value-type="float">
            <text:p>0.3430384764</text:p>
          </table:table-cell>
          <table:table-cell office:value-type="float" office:value="0.709188521947523" calcext:value-type="float">
            <text:p>0.7091885219</text:p>
          </table:table-cell>
          <table:table-cell office:value-type="float" office:value="0.339275043318651" calcext:value-type="float">
            <text:p>0.3392750433</text:p>
          </table:table-cell>
          <table:table-cell office:value-type="float" office:value="0.38536422426027" calcext:value-type="float">
            <text:p>0.3853642243</text:p>
          </table:table-cell>
          <table:table-cell office:value-type="float" office:value="0.500138888580002" calcext:value-type="float">
            <text:p>0.5001388886</text:p>
          </table:table-cell>
          <table:table-cell office:value-type="float" office:value="0.323764651182956" calcext:value-type="float">
            <text:p>0.3237646512</text:p>
          </table:table-cell>
          <table:table-cell office:value-type="float" office:value="0.366014194057477" calcext:value-type="float">
            <text:p>0.3660141941</text:p>
          </table:table-cell>
          <table:table-cell office:value-type="float" office:value="0.482367087639557" calcext:value-type="float">
            <text:p>0.4823670876</text:p>
          </table:table-cell>
          <table:table-cell office:value-type="float" office:value="0.183552742603326" calcext:value-type="float">
            <text:p>0.1835527426</text:p>
          </table:table-cell>
          <table:table-cell office:value-type="float" office:value="0.621559051559618" calcext:value-type="float">
            <text:p>0.6215590516</text:p>
          </table:table-cell>
          <table:table-cell office:value-type="float" office:value="0.522398702618437" calcext:value-type="float">
            <text:p>0.5223987026</text:p>
          </table:table-cell>
          <table:table-cell office:value-type="float" office:value="0.658242989932732" calcext:value-type="float">
            <text:p>0.6582429899</text:p>
          </table:table-cell>
          <table:table-cell office:value-type="float" office:value="0.389793777225875" calcext:value-type="float">
            <text:p>0.3897937772</text:p>
          </table:table-cell>
          <table:table-cell office:value-type="float" office:value="0.558391053515243" calcext:value-type="float">
            <text:p>0.5583910535</text:p>
          </table:table-cell>
          <table:table-cell office:value-type="float" office:value="0.545967804681335" calcext:value-type="float">
            <text:p>0.5459678047</text:p>
          </table:table-cell>
          <table:table-cell office:value-type="float" office:value="0.912298127706626" calcext:value-type="float">
            <text:p>0.9122981277</text:p>
          </table:table-cell>
          <table:table-cell office:value-type="float" office:value="0.249145544639136" calcext:value-type="float">
            <text:p>0.2491455446</text:p>
          </table:table-cell>
          <table:table-cell office:value-type="float" office:value="0.469345066666392" calcext:value-type="float">
            <text:p>0.4693450667</text:p>
          </table:table-cell>
          <table:table-cell office:value-type="float" office:value="0.278696925107045" calcext:value-type="float">
            <text:p>0.2786969251</text:p>
          </table:table-cell>
          <table:table-cell office:value-type="float" office:value="0.447968680658808" calcext:value-type="float">
            <text:p>0.4479686807</text:p>
          </table:table-cell>
          <table:table-cell office:value-type="float" office:value="0.289676337706115" calcext:value-type="float">
            <text:p>0.2896763377</text:p>
          </table:table-cell>
          <table:table-cell office:value-type="float" office:value="0.465321521491649" calcext:value-type="float">
            <text:p>0.4653215215</text:p>
          </table:table-cell>
          <table:table-cell office:value-type="float" office:value="0.466272128228159" calcext:value-type="float">
            <text:p>0.4662721282</text:p>
          </table:table-cell>
          <table:table-cell office:value-type="float" office:value="0.363613769272576" calcext:value-type="float">
            <text:p>0.3636137693</text:p>
          </table:table-cell>
          <table:table-cell office:value-type="float" office:value="0.297555678286362" calcext:value-type="float">
            <text:p>0.2975556783</text:p>
          </table:table-cell>
          <table:table-cell office:value-type="float" office:value="0.410217270674347" calcext:value-type="float">
            <text:p>0.4102172707</text:p>
          </table:table-cell>
          <table:table-cell office:value-type="float" office:value="0.507510128718609" calcext:value-type="float">
            <text:p>0.5075101287</text:p>
          </table:table-cell>
          <table:table-cell office:value-type="float" office:value="0.634331176243616" calcext:value-type="float">
            <text:p>0.6343311762</text:p>
          </table:table-cell>
          <table:table-cell office:value-type="float" office:value="0.438220230610628" calcext:value-type="float">
            <text:p>0.4382202306</text:p>
          </table:table-cell>
          <table:table-cell office:value-type="float" office:value="0.287839026327593" calcext:value-type="float">
            <text:p>0.2878390263</text:p>
          </table:table-cell>
          <table:table-cell office:value-type="float" office:value="0.232383856310615" calcext:value-type="float">
            <text:p>0.2323838563</text:p>
          </table:table-cell>
          <table:table-cell office:value-type="float" office:value="0.627898112551347" calcext:value-type="float">
            <text:p>0.6278981126</text:p>
          </table:table-cell>
          <table:table-cell office:value-type="float" office:value="0.420301030658259" calcext:value-type="float">
            <text:p>0.4203010307</text:p>
          </table:table-cell>
          <table:table-cell office:value-type="float" office:value="0.262054279567688" calcext:value-type="float">
            <text:p>0.2620542796</text:p>
          </table:table-cell>
          <table:table-cell office:value-type="float" office:value="0.368279884259829" calcext:value-type="float">
            <text:p>0.3682798843</text:p>
          </table:table-cell>
          <table:table-cell office:value-type="float" office:value="0.459306113947961" calcext:value-type="float">
            <text:p>0.4593061139</text:p>
          </table:table-cell>
          <table:table-cell office:value-type="float" office:value="0.347422252105525" calcext:value-type="float">
            <text:p>0.3474222521</text:p>
          </table:table-cell>
          <table:table-cell office:value-type="float" office:value="0.304044590707909" calcext:value-type="float">
            <text:p>0.3040445907</text:p>
          </table:table-cell>
          <table:table-cell office:value-type="float" office:value="0.200328815306774" calcext:value-type="float">
            <text:p>0.2003288153</text:p>
          </table:table-cell>
          <table:table-cell office:value-type="float" office:value="0.846525639934919" calcext:value-type="float">
            <text:p>0.8465256399</text:p>
          </table:table-cell>
          <table:table-cell office:value-type="float" office:value="0.117735868877157" calcext:value-type="float">
            <text:p>0.1177358689</text:p>
          </table:table-cell>
          <table:table-cell office:value-type="float" office:value="0.41940607761804" calcext:value-type="float">
            <text:p>0.4194060776</text:p>
          </table:table-cell>
          <table:table-cell office:value-type="float" office:value="0.340717553652375" calcext:value-type="float">
            <text:p>0.3407175537</text:p>
          </table:table-cell>
          <table:table-cell office:value-type="float" office:value="0.183565806021822" calcext:value-type="float">
            <text:p>0.183565806</text:p>
          </table:table-cell>
          <table:table-cell office:value-type="float" office:value="0.26528385688676" calcext:value-type="float">
            <text:p>0.2652838569</text:p>
          </table:table-cell>
          <table:table-cell office:value-type="float" office:value="0.257388063340518" calcext:value-type="float">
            <text:p>0.2573880633</text:p>
          </table:table-cell>
          <table:table-cell office:value-type="float" office:value="0.33126461968189" calcext:value-type="float">
            <text:p>0.3312646197</text:p>
          </table:table-cell>
          <table:table-cell office:value-type="float" office:value="0.208009449773561" calcext:value-type="float">
            <text:p>0.2080094498</text:p>
          </table:table-cell>
          <table:table-cell office:value-type="float" office:value="0.234787977936792" calcext:value-type="float">
            <text:p>0.2347879779</text:p>
          </table:table-cell>
          <table:table-cell office:value-type="float" office:value="0.401889295276273" calcext:value-type="float">
            <text:p>0.4018892953</text:p>
          </table:table-cell>
          <table:table-cell office:value-type="float" office:value="0.451673504627591" calcext:value-type="float">
            <text:p>0.4516735046</text:p>
          </table:table-cell>
          <table:table-cell office:value-type="float" office:value="0.481858789848236" calcext:value-type="float">
            <text:p>0.4818587898</text:p>
          </table:table-cell>
          <table:table-cell office:value-type="float" office:value="0.582242273233405" calcext:value-type="float">
            <text:p>0.5822422732</text:p>
          </table:table-cell>
          <table:table-cell office:value-type="float" office:value="0.645452171569091" calcext:value-type="float">
            <text:p>0.6454521716</text:p>
          </table:table-cell>
          <table:table-cell office:value-type="float" office:value="0.200191023105555" calcext:value-type="float">
            <text:p>0.2001910231</text:p>
          </table:table-cell>
          <table:table-cell office:value-type="float" office:value="0.517987097362339" calcext:value-type="float">
            <text:p>0.5179870974</text:p>
          </table:table-cell>
          <table:table-cell office:value-type="float" office:value="0.274131572453542" calcext:value-type="float">
            <text:p>0.2741315725</text:p>
          </table:table-cell>
          <table:table-cell office:value-type="float" office:value="0.425636005839753" calcext:value-type="float">
            <text:p>0.4256360058</text:p>
          </table:table-cell>
          <table:table-cell office:value-type="float" office:value="0.291935621376619" calcext:value-type="float">
            <text:p>0.2919356214</text:p>
          </table:table-cell>
          <table:table-cell office:value-type="float" office:value="0.323837925012779" calcext:value-type="float">
            <text:p>0.323837925</text:p>
          </table:table-cell>
          <table:table-cell office:value-type="float" office:value="0.373663892945743" calcext:value-type="float">
            <text:p>0.3736638929</text:p>
          </table:table-cell>
          <table:table-cell office:value-type="float" office:value="0.187170320615149" calcext:value-type="float">
            <text:p>0.1871703206</text:p>
          </table:table-cell>
          <table:table-cell office:value-type="float" office:value="0.265889128493678" calcext:value-type="float">
            <text:p>0.2658891285</text:p>
          </table:table-cell>
          <table:table-cell office:value-type="float" office:value="0.201316611107825" calcext:value-type="float">
            <text:p>0.2013166111</text:p>
          </table:table-cell>
          <table:table-cell office:value-type="float" office:value="0.349578176737718" calcext:value-type="float">
            <text:p>0.3495781767</text:p>
          </table:table-cell>
          <table:table-cell office:value-type="float" office:value="0.449584920136447" calcext:value-type="float">
            <text:p>0.4495849201</text:p>
          </table:table-cell>
          <table:table-cell office:value-type="float" office:value="0.548852000971095" calcext:value-type="float">
            <text:p>0.548852001</text:p>
          </table:table-cell>
          <table:table-cell office:value-type="float" office:value="0.360292991610342" calcext:value-type="float">
            <text:p>0.3602929916</text:p>
          </table:table-cell>
          <table:table-cell office:value-type="float" office:value="0.487418231980833" calcext:value-type="float">
            <text:p>0.487418232</text:p>
          </table:table-cell>
          <table:table-cell office:value-type="float" office:value="0.377438371751211" calcext:value-type="float">
            <text:p>0.3774383718</text:p>
          </table:table-cell>
          <table:table-cell office:value-type="float" office:value="0.395021662250216" calcext:value-type="float">
            <text:p>0.3950216623</text:p>
          </table:table-cell>
          <table:table-cell office:value-type="float" office:value="0.168652347965093" calcext:value-type="float">
            <text:p>0.168652348</text:p>
          </table:table-cell>
          <table:table-cell office:value-type="float" office:value="0.186229140179177" calcext:value-type="float">
            <text:p>0.1862291402</text:p>
          </table:table-cell>
          <table:table-cell office:value-type="float" office:value="0.277454183031681" calcext:value-type="float">
            <text:p>0.277454183</text:p>
          </table:table-cell>
          <table:table-cell office:value-type="float" office:value="0.229473080784258" calcext:value-type="float">
            <text:p>0.2294730808</text:p>
          </table:table-cell>
          <table:table-cell office:value-type="float" office:value="0.420681179895952" calcext:value-type="float">
            <text:p>0.4206811799</text:p>
          </table:table-cell>
          <table:table-cell office:value-type="float" office:value="0.245692909550559" calcext:value-type="float">
            <text:p>0.2456929096</text:p>
          </table:table-cell>
          <table:table-cell office:value-type="float" office:value="0.322078788954233" calcext:value-type="float">
            <text:p>0.322078789</text:p>
          </table:table-cell>
          <table:table-cell office:value-type="float" office:value="0.497505474825675" calcext:value-type="float">
            <text:p>0.4975054748</text:p>
          </table:table-cell>
          <table:table-cell office:value-type="float" office:value="0.374678042495756" calcext:value-type="float">
            <text:p>0.3746780425</text:p>
          </table:table-cell>
          <table:table-cell office:value-type="float" office:value="0.329034866701603" calcext:value-type="float">
            <text:p>0.3290348667</text:p>
          </table:table-cell>
          <table:table-cell office:value-type="float" office:value="0.249409520129838" calcext:value-type="float">
            <text:p>0.2494095201</text:p>
          </table:table-cell>
          <table:table-cell office:value-type="float" office:value="0.226164503406278" calcext:value-type="float">
            <text:p>0.2261645034</text:p>
          </table:table-cell>
          <table:table-cell office:value-type="float" office:value="0.505860950580292" calcext:value-type="float">
            <text:p>0.5058609506</text:p>
          </table:table-cell>
          <table:table-cell office:value-type="float" office:value="0.475874645191688" calcext:value-type="float">
            <text:p>0.4758746452</text:p>
          </table:table-cell>
          <table:table-cell office:value-type="float" office:value="0.621619712107573" calcext:value-type="float">
            <text:p>0.6216197121</text:p>
          </table:table-cell>
          <table:table-cell office:value-type="float" office:value="0.373868666478587" calcext:value-type="float">
            <text:p>0.3738686665</text:p>
          </table:table-cell>
          <table:table-cell office:value-type="float" office:value="0.68508463988564" calcext:value-type="float">
            <text:p>0.6850846399</text:p>
          </table:table-cell>
          <table:table-cell office:value-type="float" office:value="0.64111340397093" calcext:value-type="float">
            <text:p>0.641113404</text:p>
          </table:table-cell>
          <table:table-cell office:value-type="float" office:value="0.424136065738524" calcext:value-type="float">
            <text:p>0.4241360657</text:p>
          </table:table-cell>
          <table:table-cell office:value-type="float" office:value="0.502517242307899" calcext:value-type="float">
            <text:p>0.5025172423</text:p>
          </table:table-cell>
          <table:table-cell office:value-type="float" office:value="0.304084931225826" calcext:value-type="float">
            <text:p>0.3040849312</text:p>
          </table:table-cell>
          <table:table-cell office:value-type="float" office:value="0.331165341652222" calcext:value-type="float">
            <text:p>0.3311653417</text:p>
          </table:table-cell>
          <table:table-cell office:value-type="float" office:value="0.290212051666501" calcext:value-type="float">
            <text:p>0.2902120517</text:p>
          </table:table-cell>
          <table:table-cell office:value-type="float" office:value="0.340679751041884" calcext:value-type="float">
            <text:p>0.340679751</text:p>
          </table:table-cell>
          <table:table-cell office:value-type="float" office:value="0.315283597201892" calcext:value-type="float">
            <text:p>0.3152835972</text:p>
          </table:table-cell>
          <table:table-cell office:value-type="float" office:value="0.47247943233615" calcext:value-type="float">
            <text:p>0.4724794323</text:p>
          </table:table-cell>
          <table:table-cell office:value-type="float" office:value="0.240956508869213" calcext:value-type="float">
            <text:p>0.2409565089</text:p>
          </table:table-cell>
          <table:table-cell office:value-type="float" office:value="0.383958752795606" calcext:value-type="float">
            <text:p>0.3839587528</text:p>
          </table:table-cell>
          <table:table-cell office:value-type="float" office:value="0.163535361156972" calcext:value-type="float">
            <text:p>0.1635353612</text:p>
          </table:table-cell>
          <table:table-cell office:value-type="float" office:value="0.313680903818417" calcext:value-type="float">
            <text:p>0.3136809038</text:p>
          </table:table-cell>
          <table:table-cell office:value-type="float" office:value="0.596585248966399" calcext:value-type="float">
            <text:p>0.596585249</text:p>
          </table:table-cell>
          <table:table-cell office:value-type="float" office:value="0.288413592716018" calcext:value-type="float">
            <text:p>0.2884135927</text:p>
          </table:table-cell>
          <table:table-cell office:value-type="float" office:value="0.377295477989594" calcext:value-type="float">
            <text:p>0.377295478</text:p>
          </table:table-cell>
          <table:table-cell office:value-type="float" office:value="0.468518193444053" calcext:value-type="float">
            <text:p>0.4685181934</text:p>
          </table:table-cell>
          <table:table-cell office:value-type="float" office:value="0.276533452558534" calcext:value-type="float">
            <text:p>0.2765334526</text:p>
          </table:table-cell>
          <table:table-cell office:value-type="float" office:value="0.278930053869037" calcext:value-type="float">
            <text:p>0.2789300539</text:p>
          </table:table-cell>
          <table:table-cell office:value-type="float" office:value="0.302017059433198" calcext:value-type="float">
            <text:p>0.3020170594</text:p>
          </table:table-cell>
          <table:table-cell office:value-type="float" office:value="0.491628754723377" calcext:value-type="float">
            <text:p>0.4916287547</text:p>
          </table:table-cell>
          <table:table-cell office:value-type="float" office:value="0.427549558622674" calcext:value-type="float">
            <text:p>0.4275495586</text:p>
          </table:table-cell>
          <table:table-cell office:value-type="float" office:value="0.481681571789796" calcext:value-type="float">
            <text:p>0.4816815718</text:p>
          </table:table-cell>
          <table:table-cell office:value-type="float" office:value="0.45518375352984" calcext:value-type="float">
            <text:p>0.4551837535</text:p>
          </table:table-cell>
          <table:table-cell office:value-type="float" office:value="0.496825986242992" calcext:value-type="float">
            <text:p>0.4968259862</text:p>
          </table:table-cell>
          <table:table-cell office:value-type="float" office:value="0.364983480815823" calcext:value-type="float">
            <text:p>0.3649834808</text:p>
          </table:table-cell>
          <table:table-cell office:value-type="float" office:value="0.507998560724963" calcext:value-type="float">
            <text:p>0.5079985607</text:p>
          </table:table-cell>
          <table:table-cell office:value-type="float" office:value="0.617651670577608" calcext:value-type="float">
            <text:p>0.6176516706</text:p>
          </table:table-cell>
          <table:table-cell office:value-type="float" office:value="0.393603767143313" calcext:value-type="float">
            <text:p>0.3936037671</text:p>
          </table:table-cell>
          <table:table-cell office:value-type="float" office:value="0.522076428702647" calcext:value-type="float">
            <text:p>0.5220764287</text:p>
          </table:table-cell>
          <table:table-cell office:value-type="float" office:value="0.502911341874087" calcext:value-type="float">
            <text:p>0.5029113419</text:p>
          </table:table-cell>
          <table:table-cell office:value-type="float" office:value="0.315879832215489" calcext:value-type="float">
            <text:p>0.31587983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4372" calcext:value-type="float">
            <text:p>594372</text:p>
          </table:table-cell>
          <table:table-cell table:formula="of:=AVERAGE([.E4:.GL4])" office:value-type="float" office:value="0.320866152863717" calcext:value-type="float">
            <text:p>0.3208661529</text:p>
          </table:table-cell>
          <table:table-cell/>
          <table:table-cell office:value-type="float" office:value="0.287783584854302" calcext:value-type="float">
            <text:p>0.2877835849</text:p>
          </table:table-cell>
          <table:table-cell office:value-type="float" office:value="0.415640085372641" calcext:value-type="float">
            <text:p>0.4156400854</text:p>
          </table:table-cell>
          <table:table-cell office:value-type="float" office:value="0.247374378552906" calcext:value-type="float">
            <text:p>0.2473743786</text:p>
          </table:table-cell>
          <table:table-cell office:value-type="float" office:value="0.199238951657674" calcext:value-type="float">
            <text:p>0.1992389517</text:p>
          </table:table-cell>
          <table:table-cell office:value-type="float" office:value="0.217268996628249" calcext:value-type="float">
            <text:p>0.2172689966</text:p>
          </table:table-cell>
          <table:table-cell office:value-type="float" office:value="0.335141803518412" calcext:value-type="float">
            <text:p>0.3351418035</text:p>
          </table:table-cell>
          <table:table-cell office:value-type="float" office:value="0.266768833072334" calcext:value-type="float">
            <text:p>0.2667688331</text:p>
          </table:table-cell>
          <table:table-cell office:value-type="float" office:value="0.288480952707127" calcext:value-type="float">
            <text:p>0.2884809527</text:p>
          </table:table-cell>
          <table:table-cell office:value-type="float" office:value="0.318938638690777" calcext:value-type="float">
            <text:p>0.3189386387</text:p>
          </table:table-cell>
          <table:table-cell office:value-type="float" office:value="0.361007380573191" calcext:value-type="float">
            <text:p>0.3610073806</text:p>
          </table:table-cell>
          <table:table-cell office:value-type="float" office:value="0.225219632358394" calcext:value-type="float">
            <text:p>0.2252196324</text:p>
          </table:table-cell>
          <table:table-cell office:value-type="float" office:value="0.326105610693907" calcext:value-type="float">
            <text:p>0.3261056107</text:p>
          </table:table-cell>
          <table:table-cell office:value-type="float" office:value="0.323407101868523" calcext:value-type="float">
            <text:p>0.3234071019</text:p>
          </table:table-cell>
          <table:table-cell office:value-type="float" office:value="0.260993375941855" calcext:value-type="float">
            <text:p>0.2609933759</text:p>
          </table:table-cell>
          <table:table-cell office:value-type="float" office:value="0.215868094104847" calcext:value-type="float">
            <text:p>0.2158680941</text:p>
          </table:table-cell>
          <table:table-cell office:value-type="float" office:value="0.136242868955461" calcext:value-type="float">
            <text:p>0.136242869</text:p>
          </table:table-cell>
          <table:table-cell office:value-type="float" office:value="0.208265707760389" calcext:value-type="float">
            <text:p>0.2082657078</text:p>
          </table:table-cell>
          <table:table-cell office:value-type="float" office:value="0.148784519461424" calcext:value-type="float">
            <text:p>0.1487845195</text:p>
          </table:table-cell>
          <table:table-cell office:value-type="float" office:value="0.179353426008542" calcext:value-type="float">
            <text:p>0.179353426</text:p>
          </table:table-cell>
          <table:table-cell office:value-type="float" office:value="0.324658601505681" calcext:value-type="float">
            <text:p>0.3246586015</text:p>
          </table:table-cell>
          <table:table-cell office:value-type="float" office:value="0.479617892237543" calcext:value-type="float">
            <text:p>0.4796178922</text:p>
          </table:table-cell>
          <table:table-cell office:value-type="float" office:value="0.413671772921031" calcext:value-type="float">
            <text:p>0.4136717729</text:p>
          </table:table-cell>
          <table:table-cell office:value-type="float" office:value="0.441138210769658" calcext:value-type="float">
            <text:p>0.4411382108</text:p>
          </table:table-cell>
          <table:table-cell office:value-type="float" office:value="0.497954807008712" calcext:value-type="float">
            <text:p>0.497954807</text:p>
          </table:table-cell>
          <table:table-cell office:value-type="float" office:value="0.584198501997365" calcext:value-type="float">
            <text:p>0.584198502</text:p>
          </table:table-cell>
          <table:table-cell office:value-type="float" office:value="0.337355956380315" calcext:value-type="float">
            <text:p>0.3373559564</text:p>
          </table:table-cell>
          <table:table-cell office:value-type="float" office:value="0.312867869134248" calcext:value-type="float">
            <text:p>0.3128678691</text:p>
          </table:table-cell>
          <table:table-cell office:value-type="float" office:value="0.347385485357597" calcext:value-type="float">
            <text:p>0.3473854854</text:p>
          </table:table-cell>
          <table:table-cell office:value-type="float" office:value="0.257994757009403" calcext:value-type="float">
            <text:p>0.257994757</text:p>
          </table:table-cell>
          <table:table-cell office:value-type="float" office:value="0.43463373235646" calcext:value-type="float">
            <text:p>0.4346337324</text:p>
          </table:table-cell>
          <table:table-cell office:value-type="float" office:value="0.268199375836253" calcext:value-type="float">
            <text:p>0.2681993758</text:p>
          </table:table-cell>
          <table:table-cell office:value-type="float" office:value="0.526884389652584" calcext:value-type="float">
            <text:p>0.5268843897</text:p>
          </table:table-cell>
          <table:table-cell office:value-type="float" office:value="0.176174441997274" calcext:value-type="float">
            <text:p>0.176174442</text:p>
          </table:table-cell>
          <table:table-cell office:value-type="float" office:value="0.0919553422530046" calcext:value-type="float">
            <text:p>0.0919553423</text:p>
          </table:table-cell>
          <table:table-cell office:value-type="float" office:value="0.376987112508062" calcext:value-type="float">
            <text:p>0.3769871125</text:p>
          </table:table-cell>
          <table:table-cell office:value-type="float" office:value="0.389077740205802" calcext:value-type="float">
            <text:p>0.3890777402</text:p>
          </table:table-cell>
          <table:table-cell office:value-type="float" office:value="0.568896280268261" calcext:value-type="float">
            <text:p>0.5688962803</text:p>
          </table:table-cell>
          <table:table-cell office:value-type="float" office:value="0.338390932677852" calcext:value-type="float">
            <text:p>0.3383909327</text:p>
          </table:table-cell>
          <table:table-cell office:value-type="float" office:value="0.458028707488016" calcext:value-type="float">
            <text:p>0.4580287075</text:p>
          </table:table-cell>
          <table:table-cell office:value-type="float" office:value="0.454589799099733" calcext:value-type="float">
            <text:p>0.4545897991</text:p>
          </table:table-cell>
          <table:table-cell office:value-type="float" office:value="0.330690806741644" calcext:value-type="float">
            <text:p>0.3306908067</text:p>
          </table:table-cell>
          <table:table-cell office:value-type="float" office:value="0.329930772756716" calcext:value-type="float">
            <text:p>0.3299307728</text:p>
          </table:table-cell>
          <table:table-cell office:value-type="float" office:value="0.43574586754675" calcext:value-type="float">
            <text:p>0.4357458675</text:p>
          </table:table-cell>
          <table:table-cell office:value-type="float" office:value="0.244487987592286" calcext:value-type="float">
            <text:p>0.2444879876</text:p>
          </table:table-cell>
          <table:table-cell office:value-type="float" office:value="0.207255443937232" calcext:value-type="float">
            <text:p>0.2072554439</text:p>
          </table:table-cell>
          <table:table-cell office:value-type="float" office:value="0.160162560176472" calcext:value-type="float">
            <text:p>0.1601625602</text:p>
          </table:table-cell>
          <table:table-cell office:value-type="float" office:value="0.490476087920066" calcext:value-type="float">
            <text:p>0.4904760879</text:p>
          </table:table-cell>
          <table:table-cell office:value-type="float" office:value="0.301206021304564" calcext:value-type="float">
            <text:p>0.3012060213</text:p>
          </table:table-cell>
          <table:table-cell office:value-type="float" office:value="0.424269433019323" calcext:value-type="float">
            <text:p>0.424269433</text:p>
          </table:table-cell>
          <table:table-cell office:value-type="float" office:value="0.397817556779915" calcext:value-type="float">
            <text:p>0.3978175568</text:p>
          </table:table-cell>
          <table:table-cell office:value-type="float" office:value="0.386570799094453" calcext:value-type="float">
            <text:p>0.3865707991</text:p>
          </table:table-cell>
          <table:table-cell office:value-type="float" office:value="0.533447987151138" calcext:value-type="float">
            <text:p>0.5334479872</text:p>
          </table:table-cell>
          <table:table-cell office:value-type="float" office:value="0.485868649166545" calcext:value-type="float">
            <text:p>0.4858686492</text:p>
          </table:table-cell>
          <table:table-cell office:value-type="float" office:value="0.572898781282569" calcext:value-type="float">
            <text:p>0.5728987813</text:p>
          </table:table-cell>
          <table:table-cell office:value-type="float" office:value="0.437409055923626" calcext:value-type="float">
            <text:p>0.4374090559</text:p>
          </table:table-cell>
          <table:table-cell office:value-type="float" office:value="0.4956693198484" calcext:value-type="float">
            <text:p>0.4956693198</text:p>
          </table:table-cell>
          <table:table-cell office:value-type="float" office:value="0.254936728100507" calcext:value-type="float">
            <text:p>0.2549367281</text:p>
          </table:table-cell>
          <table:table-cell office:value-type="float" office:value="0.19737469070366" calcext:value-type="float">
            <text:p>0.1973746907</text:p>
          </table:table-cell>
          <table:table-cell office:value-type="float" office:value="0.203709769891297" calcext:value-type="float">
            <text:p>0.2037097699</text:p>
          </table:table-cell>
          <table:table-cell office:value-type="float" office:value="0.189419671014086" calcext:value-type="float">
            <text:p>0.189419671</text:p>
          </table:table-cell>
          <table:table-cell office:value-type="float" office:value="0.220393424050829" calcext:value-type="float">
            <text:p>0.2203934241</text:p>
          </table:table-cell>
          <table:table-cell office:value-type="float" office:value="0.392448585170293" calcext:value-type="float">
            <text:p>0.3924485852</text:p>
          </table:table-cell>
          <table:table-cell office:value-type="float" office:value="0.439472471517616" calcext:value-type="float">
            <text:p>0.4394724715</text:p>
          </table:table-cell>
          <table:table-cell office:value-type="float" office:value="0.732445834252425" calcext:value-type="float">
            <text:p>0.7324458343</text:p>
          </table:table-cell>
          <table:table-cell office:value-type="float" office:value="0.503595393049953" calcext:value-type="float">
            <text:p>0.503595393</text:p>
          </table:table-cell>
          <table:table-cell office:value-type="float" office:value="0.525067805166829" calcext:value-type="float">
            <text:p>0.5250678052</text:p>
          </table:table-cell>
          <table:table-cell office:value-type="float" office:value="0.468843215351912" calcext:value-type="float">
            <text:p>0.4688432154</text:p>
          </table:table-cell>
          <table:table-cell office:value-type="float" office:value="0.48470974290995" calcext:value-type="float">
            <text:p>0.4847097429</text:p>
          </table:table-cell>
          <table:table-cell office:value-type="float" office:value="0.448443314342266" calcext:value-type="float">
            <text:p>0.4484433143</text:p>
          </table:table-cell>
          <table:table-cell office:value-type="float" office:value="0.444292631155321" calcext:value-type="float">
            <text:p>0.4442926312</text:p>
          </table:table-cell>
          <table:table-cell office:value-type="float" office:value="0.333032625288434" calcext:value-type="float">
            <text:p>0.3330326253</text:p>
          </table:table-cell>
          <table:table-cell office:value-type="float" office:value="0.373224575175587" calcext:value-type="float">
            <text:p>0.3732245752</text:p>
          </table:table-cell>
          <table:table-cell office:value-type="float" office:value="0.245649533711502" calcext:value-type="float">
            <text:p>0.2456495337</text:p>
          </table:table-cell>
          <table:table-cell office:value-type="float" office:value="0.223511524095591" calcext:value-type="float">
            <text:p>0.2235115241</text:p>
          </table:table-cell>
          <table:table-cell office:value-type="float" office:value="0.219078409677237" calcext:value-type="float">
            <text:p>0.2190784097</text:p>
          </table:table-cell>
          <table:table-cell office:value-type="float" office:value="0.102263082861817" calcext:value-type="float">
            <text:p>0.1022630829</text:p>
          </table:table-cell>
          <table:table-cell office:value-type="float" office:value="0.403784275061714" calcext:value-type="float">
            <text:p>0.4037842751</text:p>
          </table:table-cell>
          <table:table-cell office:value-type="float" office:value="0.283455065150181" calcext:value-type="float">
            <text:p>0.2834550652</text:p>
          </table:table-cell>
          <table:table-cell office:value-type="float" office:value="0.265230544241424" calcext:value-type="float">
            <text:p>0.2652305442</text:p>
          </table:table-cell>
          <table:table-cell office:value-type="float" office:value="0.358132565614139" calcext:value-type="float">
            <text:p>0.3581325656</text:p>
          </table:table-cell>
          <table:table-cell office:value-type="float" office:value="0.492559511239444" calcext:value-type="float">
            <text:p>0.4925595112</text:p>
          </table:table-cell>
          <table:table-cell office:value-type="float" office:value="0.497225784494449" calcext:value-type="float">
            <text:p>0.4972257845</text:p>
          </table:table-cell>
          <table:table-cell office:value-type="float" office:value="0.403300687290185" calcext:value-type="float">
            <text:p>0.4033006873</text:p>
          </table:table-cell>
          <table:table-cell office:value-type="float" office:value="0.501074660753679" calcext:value-type="float">
            <text:p>0.5010746608</text:p>
          </table:table-cell>
          <table:table-cell office:value-type="float" office:value="0.374555546547658" calcext:value-type="float">
            <text:p>0.3745555465</text:p>
          </table:table-cell>
          <table:table-cell office:value-type="float" office:value="0.296014192228727" calcext:value-type="float">
            <text:p>0.2960141922</text:p>
          </table:table-cell>
          <table:table-cell office:value-type="float" office:value="0.187036307078781" calcext:value-type="float">
            <text:p>0.1870363071</text:p>
          </table:table-cell>
          <table:table-cell office:value-type="float" office:value="0.191011924338755" calcext:value-type="float">
            <text:p>0.1910119243</text:p>
          </table:table-cell>
          <table:table-cell office:value-type="float" office:value="0.135225064782966" calcext:value-type="float">
            <text:p>0.1352250648</text:p>
          </table:table-cell>
          <table:table-cell office:value-type="float" office:value="0.272749730729825" calcext:value-type="float">
            <text:p>0.2727497307</text:p>
          </table:table-cell>
          <table:table-cell office:value-type="float" office:value="0.302286074411463" calcext:value-type="float">
            <text:p>0.3022860744</text:p>
          </table:table-cell>
          <table:table-cell office:value-type="float" office:value="0.205216710199906" calcext:value-type="float">
            <text:p>0.2052167102</text:p>
          </table:table-cell>
          <table:table-cell office:value-type="float" office:value="0.303483020727716" calcext:value-type="float">
            <text:p>0.3034830207</text:p>
          </table:table-cell>
          <table:table-cell office:value-type="float" office:value="0.272374893911397" calcext:value-type="float">
            <text:p>0.2723748939</text:p>
          </table:table-cell>
          <table:table-cell office:value-type="float" office:value="0.227514590529062" calcext:value-type="float">
            <text:p>0.2275145905</text:p>
          </table:table-cell>
          <table:table-cell office:value-type="float" office:value="0.1490677580819" calcext:value-type="float">
            <text:p>0.1490677581</text:p>
          </table:table-cell>
          <table:table-cell office:value-type="float" office:value="0.250070629912158" calcext:value-type="float">
            <text:p>0.2500706299</text:p>
          </table:table-cell>
          <table:table-cell office:value-type="float" office:value="0.166424789845137" calcext:value-type="float">
            <text:p>0.1664247898</text:p>
          </table:table-cell>
          <table:table-cell office:value-type="float" office:value="0.223625334598786" calcext:value-type="float">
            <text:p>0.2236253346</text:p>
          </table:table-cell>
          <table:table-cell office:value-type="float" office:value="0.101607953674184" calcext:value-type="float">
            <text:p>0.1016079537</text:p>
          </table:table-cell>
          <table:table-cell office:value-type="float" office:value="0.283999228720411" calcext:value-type="float">
            <text:p>0.2839992287</text:p>
          </table:table-cell>
          <table:table-cell office:value-type="float" office:value="0.269978517997001" calcext:value-type="float">
            <text:p>0.269978518</text:p>
          </table:table-cell>
          <table:table-cell office:value-type="float" office:value="0.222804973298024" calcext:value-type="float">
            <text:p>0.2228049733</text:p>
          </table:table-cell>
          <table:table-cell office:value-type="float" office:value="0.351990061687329" calcext:value-type="float">
            <text:p>0.3519900617</text:p>
          </table:table-cell>
          <table:table-cell office:value-type="float" office:value="0.267826708341945" calcext:value-type="float">
            <text:p>0.2678267083</text:p>
          </table:table-cell>
          <table:table-cell office:value-type="float" office:value="0.191776281090519" calcext:value-type="float">
            <text:p>0.1917762811</text:p>
          </table:table-cell>
          <table:table-cell office:value-type="float" office:value="0.246660507085358" calcext:value-type="float">
            <text:p>0.2466605071</text:p>
          </table:table-cell>
          <table:table-cell office:value-type="float" office:value="0.26219437179018" calcext:value-type="float">
            <text:p>0.2621943718</text:p>
          </table:table-cell>
          <table:table-cell office:value-type="float" office:value="0.377102593874245" calcext:value-type="float">
            <text:p>0.3771025939</text:p>
          </table:table-cell>
          <table:table-cell office:value-type="float" office:value="0.158175267436315" calcext:value-type="float">
            <text:p>0.1581752674</text:p>
          </table:table-cell>
          <table:table-cell office:value-type="float" office:value="0.151601661446921" calcext:value-type="float">
            <text:p>0.1516016614</text:p>
          </table:table-cell>
          <table:table-cell office:value-type="float" office:value="0.173507415471608" calcext:value-type="float">
            <text:p>0.1735074155</text:p>
          </table:table-cell>
          <table:table-cell office:value-type="float" office:value="0.285387559467563" calcext:value-type="float">
            <text:p>0.2853875595</text:p>
          </table:table-cell>
          <table:table-cell office:value-type="float" office:value="0.238248577504748" calcext:value-type="float">
            <text:p>0.2382485775</text:p>
          </table:table-cell>
          <table:table-cell office:value-type="float" office:value="0.401508354913286" calcext:value-type="float">
            <text:p>0.4015083549</text:p>
          </table:table-cell>
          <table:table-cell office:value-type="float" office:value="0.170857254081273" calcext:value-type="float">
            <text:p>0.1708572541</text:p>
          </table:table-cell>
          <table:table-cell office:value-type="float" office:value="0.239438929880444" calcext:value-type="float">
            <text:p>0.2394389299</text:p>
          </table:table-cell>
          <table:table-cell office:value-type="float" office:value="0.195469268366973" calcext:value-type="float">
            <text:p>0.1954692684</text:p>
          </table:table-cell>
          <table:table-cell office:value-type="float" office:value="0.319859979459145" calcext:value-type="float">
            <text:p>0.3198599795</text:p>
          </table:table-cell>
          <table:table-cell office:value-type="float" office:value="0.376088341320985" calcext:value-type="float">
            <text:p>0.3760883413</text:p>
          </table:table-cell>
          <table:table-cell office:value-type="float" office:value="0.349488600235944" calcext:value-type="float">
            <text:p>0.3494886002</text:p>
          </table:table-cell>
          <table:table-cell office:value-type="float" office:value="0.389195685992191" calcext:value-type="float">
            <text:p>0.389195686</text:p>
          </table:table-cell>
          <table:table-cell office:value-type="float" office:value="0.31232944887186" calcext:value-type="float">
            <text:p>0.3123294489</text:p>
          </table:table-cell>
          <table:table-cell office:value-type="float" office:value="0.421829505417404" calcext:value-type="float">
            <text:p>0.4218295054</text:p>
          </table:table-cell>
          <table:table-cell office:value-type="float" office:value="0.237804928363839" calcext:value-type="float">
            <text:p>0.2378049284</text:p>
          </table:table-cell>
          <table:table-cell office:value-type="float" office:value="0.247297795993985" calcext:value-type="float">
            <text:p>0.247297796</text:p>
          </table:table-cell>
          <table:table-cell office:value-type="float" office:value="0.292441509497262" calcext:value-type="float">
            <text:p>0.2924415095</text:p>
          </table:table-cell>
          <table:table-cell office:value-type="float" office:value="0.232321040542435" calcext:value-type="float">
            <text:p>0.2323210405</text:p>
          </table:table-cell>
          <table:table-cell office:value-type="float" office:value="0.268259374738982" calcext:value-type="float">
            <text:p>0.2682593747</text:p>
          </table:table-cell>
          <table:table-cell office:value-type="float" office:value="0.547260901112561" calcext:value-type="float">
            <text:p>0.5472609011</text:p>
          </table:table-cell>
          <table:table-cell office:value-type="float" office:value="0.230402924001153" calcext:value-type="float">
            <text:p>0.230402924</text:p>
          </table:table-cell>
          <table:table-cell office:value-type="float" office:value="0.150660425910678" calcext:value-type="float">
            <text:p>0.1506604259</text:p>
          </table:table-cell>
          <table:table-cell office:value-type="float" office:value="0.259609559289082" calcext:value-type="float">
            <text:p>0.2596095593</text:p>
          </table:table-cell>
          <table:table-cell office:value-type="float" office:value="0.320769012624507" calcext:value-type="float">
            <text:p>0.3207690126</text:p>
          </table:table-cell>
          <table:table-cell office:value-type="float" office:value="0.264678297902211" calcext:value-type="float">
            <text:p>0.2646782979</text:p>
          </table:table-cell>
          <table:table-cell office:value-type="float" office:value="0.41869277166143" calcext:value-type="float">
            <text:p>0.4186927717</text:p>
          </table:table-cell>
          <table:table-cell office:value-type="float" office:value="0.493965239358146" calcext:value-type="float">
            <text:p>0.4939652394</text:p>
          </table:table-cell>
          <table:table-cell office:value-type="float" office:value="0.300468523594536" calcext:value-type="float">
            <text:p>0.3004685236</text:p>
          </table:table-cell>
          <table:table-cell office:value-type="float" office:value="0.426819051840098" calcext:value-type="float">
            <text:p>0.4268190518</text:p>
          </table:table-cell>
          <table:table-cell office:value-type="float" office:value="0.28394433049755" calcext:value-type="float">
            <text:p>0.2839443305</text:p>
          </table:table-cell>
          <table:table-cell office:value-type="float" office:value="0.25242073375406" calcext:value-type="float">
            <text:p>0.2524207338</text:p>
          </table:table-cell>
          <table:table-cell office:value-type="float" office:value="0.333468111175579" calcext:value-type="float">
            <text:p>0.3334681112</text:p>
          </table:table-cell>
          <table:table-cell office:value-type="float" office:value="0.302091896678256" calcext:value-type="float">
            <text:p>0.3020918967</text:p>
          </table:table-cell>
          <table:table-cell office:value-type="float" office:value="0.274413536612183" calcext:value-type="float">
            <text:p>0.2744135366</text:p>
          </table:table-cell>
          <table:table-cell office:value-type="float" office:value="0.251026730954161" calcext:value-type="float">
            <text:p>0.251026731</text:p>
          </table:table-cell>
          <table:table-cell office:value-type="float" office:value="0.212941067436643" calcext:value-type="float">
            <text:p>0.2129410674</text:p>
          </table:table-cell>
          <table:table-cell office:value-type="float" office:value="0.20372836072432" calcext:value-type="float">
            <text:p>0.2037283607</text:p>
          </table:table-cell>
          <table:table-cell office:value-type="float" office:value="0.293451528793399" calcext:value-type="float">
            <text:p>0.2934515288</text:p>
          </table:table-cell>
          <table:table-cell office:value-type="float" office:value="0.433645131675091" calcext:value-type="float">
            <text:p>0.4336451317</text:p>
          </table:table-cell>
          <table:table-cell office:value-type="float" office:value="0.339614374807631" calcext:value-type="float">
            <text:p>0.3396143748</text:p>
          </table:table-cell>
          <table:table-cell office:value-type="float" office:value="0.3447053854234" calcext:value-type="float">
            <text:p>0.3447053854</text:p>
          </table:table-cell>
          <table:table-cell office:value-type="float" office:value="0.199613439748687" calcext:value-type="float">
            <text:p>0.1996134397</text:p>
          </table:table-cell>
          <table:table-cell office:value-type="float" office:value="0.257693391053991" calcext:value-type="float">
            <text:p>0.2576933911</text:p>
          </table:table-cell>
          <table:table-cell office:value-type="float" office:value="0.373446672951791" calcext:value-type="float">
            <text:p>0.373446673</text:p>
          </table:table-cell>
          <table:table-cell office:value-type="float" office:value="0.500590177770834" calcext:value-type="float">
            <text:p>0.5005901778</text:p>
          </table:table-cell>
          <table:table-cell office:value-type="float" office:value="0.299339789296388" calcext:value-type="float">
            <text:p>0.2993397893</text:p>
          </table:table-cell>
          <table:table-cell office:value-type="float" office:value="0.460014992343211" calcext:value-type="float">
            <text:p>0.4600149923</text:p>
          </table:table-cell>
          <table:table-cell office:value-type="float" office:value="0.455021388189739" calcext:value-type="float">
            <text:p>0.4550213882</text:p>
          </table:table-cell>
          <table:table-cell office:value-type="float" office:value="0.478765099658748" calcext:value-type="float">
            <text:p>0.4787650997</text:p>
          </table:table-cell>
          <table:table-cell office:value-type="float" office:value="0.462376955760399" calcext:value-type="float">
            <text:p>0.4623769558</text:p>
          </table:table-cell>
          <table:table-cell office:value-type="float" office:value="0.47234120839834" calcext:value-type="float">
            <text:p>0.4723412084</text:p>
          </table:table-cell>
          <table:table-cell office:value-type="float" office:value="0.400568914589308" calcext:value-type="float">
            <text:p>0.4005689146</text:p>
          </table:table-cell>
          <table:table-cell office:value-type="float" office:value="0.271223882815965" calcext:value-type="float">
            <text:p>0.2712238828</text:p>
          </table:table-cell>
          <table:table-cell office:value-type="float" office:value="0.257299279530616" calcext:value-type="float">
            <text:p>0.2572992795</text:p>
          </table:table-cell>
          <table:table-cell office:value-type="float" office:value="0.313026020247678" calcext:value-type="float">
            <text:p>0.3130260202</text:p>
          </table:table-cell>
          <table:table-cell office:value-type="float" office:value="0.15298610893033" calcext:value-type="float">
            <text:p>0.1529861089</text:p>
          </table:table-cell>
          <table:table-cell office:value-type="float" office:value="0.304035146784291" calcext:value-type="float">
            <text:p>0.3040351468</text:p>
          </table:table-cell>
          <table:table-cell office:value-type="float" office:value="0.22894556978035" calcext:value-type="float">
            <text:p>0.2289455698</text:p>
          </table:table-cell>
          <table:table-cell office:value-type="float" office:value="0.170030634218155" calcext:value-type="float">
            <text:p>0.1700306342</text:p>
          </table:table-cell>
          <table:table-cell office:value-type="float" office:value="0.220199939646455" calcext:value-type="float">
            <text:p>0.2201999396</text:p>
          </table:table-cell>
          <table:table-cell office:value-type="float" office:value="0.156229194583657" calcext:value-type="float">
            <text:p>0.1562291946</text:p>
          </table:table-cell>
          <table:table-cell office:value-type="float" office:value="0.260959520765309" calcext:value-type="float">
            <text:p>0.2609595208</text:p>
          </table:table-cell>
          <table:table-cell office:value-type="float" office:value="0.267043380853229" calcext:value-type="float">
            <text:p>0.2670433809</text:p>
          </table:table-cell>
          <table:table-cell office:value-type="float" office:value="0.258199479343166" calcext:value-type="float">
            <text:p>0.2581994793</text:p>
          </table:table-cell>
          <table:table-cell office:value-type="float" office:value="0.15739200610378" calcext:value-type="float">
            <text:p>0.1573920061</text:p>
          </table:table-cell>
          <table:table-cell office:value-type="float" office:value="0.343952660549019" calcext:value-type="float">
            <text:p>0.3439526605</text:p>
          </table:table-cell>
          <table:table-cell office:value-type="float" office:value="0.35845356270573" calcext:value-type="float">
            <text:p>0.3584535627</text:p>
          </table:table-cell>
          <table:table-cell office:value-type="float" office:value="0.175138858213741" calcext:value-type="float">
            <text:p>0.1751388582</text:p>
          </table:table-cell>
          <table:table-cell office:value-type="float" office:value="0.152316249644603" calcext:value-type="float">
            <text:p>0.1523162496</text:p>
          </table:table-cell>
          <table:table-cell office:value-type="float" office:value="0.335212422558664" calcext:value-type="float">
            <text:p>0.3352124226</text:p>
          </table:table-cell>
          <table:table-cell office:value-type="float" office:value="0.265948893263836" calcext:value-type="float">
            <text:p>0.2659488933</text:p>
          </table:table-cell>
          <table:table-cell office:value-type="float" office:value="0.355310467034957" calcext:value-type="float">
            <text:p>0.355310467</text:p>
          </table:table-cell>
          <table:table-cell office:value-type="float" office:value="0.497688906907597" calcext:value-type="float">
            <text:p>0.4976889069</text:p>
          </table:table-cell>
          <table:table-cell office:value-type="float" office:value="0.423522146956171" calcext:value-type="float">
            <text:p>0.423522147</text:p>
          </table:table-cell>
          <table:table-cell office:value-type="float" office:value="0.415454927788703" calcext:value-type="float">
            <text:p>0.4154549278</text:p>
          </table:table-cell>
          <table:table-cell office:value-type="float" office:value="0.570699979313743" calcext:value-type="float">
            <text:p>0.5706999793</text:p>
          </table:table-cell>
          <table:table-cell office:value-type="float" office:value="0.489761996319099" calcext:value-type="float">
            <text:p>0.4897619963</text:p>
          </table:table-cell>
          <table:table-cell office:value-type="float" office:value="0.4593049004118" calcext:value-type="float">
            <text:p>0.4593049004</text:p>
          </table:table-cell>
          <table:table-cell office:value-type="float" office:value="0.401136121881035" calcext:value-type="float">
            <text:p>0.4011361219</text:p>
          </table:table-cell>
          <table:table-cell office:value-type="float" office:value="0.327709693860044" calcext:value-type="float">
            <text:p>0.32770969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8163" calcext:value-type="float">
            <text:p>708163</text:p>
          </table:table-cell>
          <table:table-cell table:formula="of:=AVERAGE([.E5:.GL5])" office:value-type="float" office:value="0.472639923425339" calcext:value-type="float">
            <text:p>0.4726399234</text:p>
          </table:table-cell>
          <table:table-cell/>
          <table:table-cell office:value-type="float" office:value="0.490505490418413" calcext:value-type="float">
            <text:p>0.4905054904</text:p>
          </table:table-cell>
          <table:table-cell office:value-type="float" office:value="0.322061766303768" calcext:value-type="float">
            <text:p>0.3220617663</text:p>
          </table:table-cell>
          <table:table-cell office:value-type="float" office:value="0.649987475550383" calcext:value-type="float">
            <text:p>0.6499874756</text:p>
          </table:table-cell>
          <table:table-cell office:value-type="float" office:value="0.812841999945419" calcext:value-type="float">
            <text:p>0.8128419999</text:p>
          </table:table-cell>
          <table:table-cell office:value-type="float" office:value="0.578510099855793" calcext:value-type="float">
            <text:p>0.5785100999</text:p>
          </table:table-cell>
          <table:table-cell office:value-type="float" office:value="0.3212975232933" calcext:value-type="float">
            <text:p>0.3212975233</text:p>
          </table:table-cell>
          <table:table-cell office:value-type="float" office:value="0.505344037745989" calcext:value-type="float">
            <text:p>0.5053440377</text:p>
          </table:table-cell>
          <table:table-cell office:value-type="float" office:value="0.458261822844051" calcext:value-type="float">
            <text:p>0.4582618228</text:p>
          </table:table-cell>
          <table:table-cell office:value-type="float" office:value="0.182179819117172" calcext:value-type="float">
            <text:p>0.1821798191</text:p>
          </table:table-cell>
          <table:table-cell office:value-type="float" office:value="0.243830550714447" calcext:value-type="float">
            <text:p>0.2438305507</text:p>
          </table:table-cell>
          <table:table-cell office:value-type="float" office:value="0.360741408245795" calcext:value-type="float">
            <text:p>0.3607414082</text:p>
          </table:table-cell>
          <table:table-cell office:value-type="float" office:value="0.356716636982592" calcext:value-type="float">
            <text:p>0.356716637</text:p>
          </table:table-cell>
          <table:table-cell office:value-type="float" office:value="0.260186123704588" calcext:value-type="float">
            <text:p>0.2601861237</text:p>
          </table:table-cell>
          <table:table-cell office:value-type="float" office:value="0.471758486240218" calcext:value-type="float">
            <text:p>0.4717584862</text:p>
          </table:table-cell>
          <table:table-cell office:value-type="float" office:value="0.249326046136722" calcext:value-type="float">
            <text:p>0.2493260461</text:p>
          </table:table-cell>
          <table:table-cell office:value-type="float" office:value="0.220800135925363" calcext:value-type="float">
            <text:p>0.2208001359</text:p>
          </table:table-cell>
          <table:table-cell office:value-type="float" office:value="0.433937927006054" calcext:value-type="float">
            <text:p>0.433937927</text:p>
          </table:table-cell>
          <table:table-cell office:value-type="float" office:value="0.199765682128511" calcext:value-type="float">
            <text:p>0.1997656821</text:p>
          </table:table-cell>
          <table:table-cell office:value-type="float" office:value="0.479888820558112" calcext:value-type="float">
            <text:p>0.4798888206</text:p>
          </table:table-cell>
          <table:table-cell office:value-type="float" office:value="0.239915191859108" calcext:value-type="float">
            <text:p>0.2399151919</text:p>
          </table:table-cell>
          <table:table-cell office:value-type="float" office:value="0.36722631830862" calcext:value-type="float">
            <text:p>0.3672263183</text:p>
          </table:table-cell>
          <table:table-cell office:value-type="float" office:value="0.552802313351408" calcext:value-type="float">
            <text:p>0.5528023134</text:p>
          </table:table-cell>
          <table:table-cell office:value-type="float" office:value="0.487099744980626" calcext:value-type="float">
            <text:p>0.487099745</text:p>
          </table:table-cell>
          <table:table-cell office:value-type="float" office:value="0.703643161763252" calcext:value-type="float">
            <text:p>0.7036431618</text:p>
          </table:table-cell>
          <table:table-cell office:value-type="float" office:value="0.508690863006149" calcext:value-type="float">
            <text:p>0.508690863</text:p>
          </table:table-cell>
          <table:table-cell office:value-type="float" office:value="0.345929713037935" calcext:value-type="float">
            <text:p>0.345929713</text:p>
          </table:table-cell>
          <table:table-cell office:value-type="float" office:value="0.336737757785419" calcext:value-type="float">
            <text:p>0.3367377578</text:p>
          </table:table-cell>
          <table:table-cell office:value-type="float" office:value="0.398645660067323" calcext:value-type="float">
            <text:p>0.3986456601</text:p>
          </table:table-cell>
          <table:table-cell office:value-type="float" office:value="0.599371911874827" calcext:value-type="float">
            <text:p>0.5993719119</text:p>
          </table:table-cell>
          <table:table-cell office:value-type="float" office:value="0.54083408944505" calcext:value-type="float">
            <text:p>0.5408340894</text:p>
          </table:table-cell>
          <table:table-cell office:value-type="float" office:value="0.280805846099741" calcext:value-type="float">
            <text:p>0.2808058461</text:p>
          </table:table-cell>
          <table:table-cell office:value-type="float" office:value="0.637633069267062" calcext:value-type="float">
            <text:p>0.6376330693</text:p>
          </table:table-cell>
          <table:table-cell office:value-type="float" office:value="0.465646050422965" calcext:value-type="float">
            <text:p>0.4656460504</text:p>
          </table:table-cell>
          <table:table-cell office:value-type="float" office:value="0.448843480328208" calcext:value-type="float">
            <text:p>0.4488434803</text:p>
          </table:table-cell>
          <table:table-cell office:value-type="float" office:value="0.587836068439351" calcext:value-type="float">
            <text:p>0.5878360684</text:p>
          </table:table-cell>
          <table:table-cell office:value-type="float" office:value="0.421002805695837" calcext:value-type="float">
            <text:p>0.4210028057</text:p>
          </table:table-cell>
          <table:table-cell office:value-type="float" office:value="1.04758372054179" calcext:value-type="float">
            <text:p>1.0475837205</text:p>
          </table:table-cell>
          <table:table-cell office:value-type="float" office:value="0.573550804957059" calcext:value-type="float">
            <text:p>0.573550805</text:p>
          </table:table-cell>
          <table:table-cell office:value-type="float" office:value="0.423009139660844" calcext:value-type="float">
            <text:p>0.4230091397</text:p>
          </table:table-cell>
          <table:table-cell office:value-type="float" office:value="0.303537135079914" calcext:value-type="float">
            <text:p>0.3035371351</text:p>
          </table:table-cell>
          <table:table-cell office:value-type="float" office:value="0.329700293394319" calcext:value-type="float">
            <text:p>0.3297002934</text:p>
          </table:table-cell>
          <table:table-cell office:value-type="float" office:value="0.336070661722765" calcext:value-type="float">
            <text:p>0.3360706617</text:p>
          </table:table-cell>
          <table:table-cell office:value-type="float" office:value="0.373878218124048" calcext:value-type="float">
            <text:p>0.3738782181</text:p>
          </table:table-cell>
          <table:table-cell office:value-type="float" office:value="0.501168518487973" calcext:value-type="float">
            <text:p>0.5011685185</text:p>
          </table:table-cell>
          <table:table-cell office:value-type="float" office:value="0.444049346431724" calcext:value-type="float">
            <text:p>0.4440493464</text:p>
          </table:table-cell>
          <table:table-cell office:value-type="float" office:value="0.298864034938997" calcext:value-type="float">
            <text:p>0.2988640349</text:p>
          </table:table-cell>
          <table:table-cell office:value-type="float" office:value="0.530253282367413" calcext:value-type="float">
            <text:p>0.5302532824</text:p>
          </table:table-cell>
          <table:table-cell office:value-type="float" office:value="0.36837859307834" calcext:value-type="float">
            <text:p>0.3683785931</text:p>
          </table:table-cell>
          <table:table-cell office:value-type="float" office:value="0.702721687134844" calcext:value-type="float">
            <text:p>0.7027216871</text:p>
          </table:table-cell>
          <table:table-cell office:value-type="float" office:value="0.690459509855532" calcext:value-type="float">
            <text:p>0.6904595099</text:p>
          </table:table-cell>
          <table:table-cell office:value-type="float" office:value="0.656747705483308" calcext:value-type="float">
            <text:p>0.6567477055</text:p>
          </table:table-cell>
          <table:table-cell office:value-type="float" office:value="0.794277428735892" calcext:value-type="float">
            <text:p>0.7942774287</text:p>
          </table:table-cell>
          <table:table-cell office:value-type="float" office:value="0.66058891377341" calcext:value-type="float">
            <text:p>0.6605889138</text:p>
          </table:table-cell>
          <table:table-cell office:value-type="float" office:value="0.622456692668394" calcext:value-type="float">
            <text:p>0.6224566927</text:p>
          </table:table-cell>
          <table:table-cell office:value-type="float" office:value="0.580365176551998" calcext:value-type="float">
            <text:p>0.5803651766</text:p>
          </table:table-cell>
          <table:table-cell office:value-type="float" office:value="0.586662651746547" calcext:value-type="float">
            <text:p>0.5866626517</text:p>
          </table:table-cell>
          <table:table-cell office:value-type="float" office:value="0.567356907470952" calcext:value-type="float">
            <text:p>0.5673569075</text:p>
          </table:table-cell>
          <table:table-cell office:value-type="float" office:value="0.490017449399817" calcext:value-type="float">
            <text:p>0.4900174494</text:p>
          </table:table-cell>
          <table:table-cell office:value-type="float" office:value="0.329917932116463" calcext:value-type="float">
            <text:p>0.3299179321</text:p>
          </table:table-cell>
          <table:table-cell office:value-type="float" office:value="0.190847390386158" calcext:value-type="float">
            <text:p>0.1908473904</text:p>
          </table:table-cell>
          <table:table-cell office:value-type="float" office:value="0.227573003354819" calcext:value-type="float">
            <text:p>0.2275730034</text:p>
          </table:table-cell>
          <table:table-cell office:value-type="float" office:value="0.118469950212018" calcext:value-type="float">
            <text:p>0.1184699502</text:p>
          </table:table-cell>
          <table:table-cell office:value-type="float" office:value="1.03934752638608" calcext:value-type="float">
            <text:p>1.0393475264</text:p>
          </table:table-cell>
          <table:table-cell office:value-type="float" office:value="0.38750827608811" calcext:value-type="float">
            <text:p>0.3875082761</text:p>
          </table:table-cell>
          <table:table-cell office:value-type="float" office:value="0.765961419033053" calcext:value-type="float">
            <text:p>0.765961419</text:p>
          </table:table-cell>
          <table:table-cell office:value-type="float" office:value="0.449647246212024" calcext:value-type="float">
            <text:p>0.4496472462</text:p>
          </table:table-cell>
          <table:table-cell office:value-type="float" office:value="0.782447791777065" calcext:value-type="float">
            <text:p>0.7824477918</text:p>
          </table:table-cell>
          <table:table-cell office:value-type="float" office:value="0.584802790794431" calcext:value-type="float">
            <text:p>0.5848027908</text:p>
          </table:table-cell>
          <table:table-cell office:value-type="float" office:value="0.292889282563135" calcext:value-type="float">
            <text:p>0.2928892826</text:p>
          </table:table-cell>
          <table:table-cell office:value-type="float" office:value="0.739850977623672" calcext:value-type="float">
            <text:p>0.7398509776</text:p>
          </table:table-cell>
          <table:table-cell office:value-type="float" office:value="0.271717198127913" calcext:value-type="float">
            <text:p>0.2717171981</text:p>
          </table:table-cell>
          <table:table-cell office:value-type="float" office:value="1.0761202354094" calcext:value-type="float">
            <text:p>1.0761202354</text:p>
          </table:table-cell>
          <table:table-cell office:value-type="float" office:value="0.513960820700517" calcext:value-type="float">
            <text:p>0.5139608207</text:p>
          </table:table-cell>
          <table:table-cell office:value-type="float" office:value="0.188648167466416" calcext:value-type="float">
            <text:p>0.1886481675</text:p>
          </table:table-cell>
          <table:table-cell office:value-type="float" office:value="0.0670245799840418" calcext:value-type="float">
            <text:p>0.06702458</text:p>
          </table:table-cell>
          <table:table-cell office:value-type="float" office:value="0.283452076124573" calcext:value-type="float">
            <text:p>0.2834520761</text:p>
          </table:table-cell>
          <table:table-cell office:value-type="float" office:value="0.198352554669311" calcext:value-type="float">
            <text:p>0.1983525547</text:p>
          </table:table-cell>
          <table:table-cell office:value-type="float" office:value="0.360108126400112" calcext:value-type="float">
            <text:p>0.3601081264</text:p>
          </table:table-cell>
          <table:table-cell office:value-type="float" office:value="0.180542527978861" calcext:value-type="float">
            <text:p>0.180542528</text:p>
          </table:table-cell>
          <table:table-cell office:value-type="float" office:value="0.628379198301187" calcext:value-type="float">
            <text:p>0.6283791983</text:p>
          </table:table-cell>
          <table:table-cell office:value-type="float" office:value="0.760877698142147" calcext:value-type="float">
            <text:p>0.7608776981</text:p>
          </table:table-cell>
          <table:table-cell office:value-type="float" office:value="0.52884457413958" calcext:value-type="float">
            <text:p>0.5288445741</text:p>
          </table:table-cell>
          <table:table-cell office:value-type="float" office:value="0.403077391859315" calcext:value-type="float">
            <text:p>0.4030773919</text:p>
          </table:table-cell>
          <table:table-cell office:value-type="float" office:value="0.616126842265897" calcext:value-type="float">
            <text:p>0.6161268423</text:p>
          </table:table-cell>
          <table:table-cell office:value-type="float" office:value="0.437813023895555" calcext:value-type="float">
            <text:p>0.4378130239</text:p>
          </table:table-cell>
          <table:table-cell office:value-type="float" office:value="0.6522500321719" calcext:value-type="float">
            <text:p>0.6522500322</text:p>
          </table:table-cell>
          <table:table-cell office:value-type="float" office:value="0.950655529042214" calcext:value-type="float">
            <text:p>0.950655529</text:p>
          </table:table-cell>
          <table:table-cell office:value-type="float" office:value="0.249277561840418" calcext:value-type="float">
            <text:p>0.2492775618</text:p>
          </table:table-cell>
          <table:table-cell office:value-type="float" office:value="0.394550914129859" calcext:value-type="float">
            <text:p>0.3945509141</text:p>
          </table:table-cell>
          <table:table-cell office:value-type="float" office:value="0.724143416021355" calcext:value-type="float">
            <text:p>0.724143416</text:p>
          </table:table-cell>
          <table:table-cell office:value-type="float" office:value="0.623122958039185" calcext:value-type="float">
            <text:p>0.623122958</text:p>
          </table:table-cell>
          <table:table-cell office:value-type="float" office:value="0.408180669006368" calcext:value-type="float">
            <text:p>0.408180669</text:p>
          </table:table-cell>
          <table:table-cell office:value-type="float" office:value="0.40762983121409" calcext:value-type="float">
            <text:p>0.4076298312</text:p>
          </table:table-cell>
          <table:table-cell office:value-type="float" office:value="0.919660380665819" calcext:value-type="float">
            <text:p>0.9196603807</text:p>
          </table:table-cell>
          <table:table-cell office:value-type="float" office:value="0.445104533545087" calcext:value-type="float">
            <text:p>0.4451045335</text:p>
          </table:table-cell>
          <table:table-cell office:value-type="float" office:value="0.275367242098522" calcext:value-type="float">
            <text:p>0.2753672421</text:p>
          </table:table-cell>
          <table:table-cell office:value-type="float" office:value="0.932214498012129" calcext:value-type="float">
            <text:p>0.932214498</text:p>
          </table:table-cell>
          <table:table-cell office:value-type="float" office:value="0.398232978171315" calcext:value-type="float">
            <text:p>0.3982329782</text:p>
          </table:table-cell>
          <table:table-cell office:value-type="float" office:value="0.666359058019512" calcext:value-type="float">
            <text:p>0.666359058</text:p>
          </table:table-cell>
          <table:table-cell office:value-type="float" office:value="0.393992515169971" calcext:value-type="float">
            <text:p>0.3939925152</text:p>
          </table:table-cell>
          <table:table-cell office:value-type="float" office:value="0.206212627259263" calcext:value-type="float">
            <text:p>0.2062126273</text:p>
          </table:table-cell>
          <table:table-cell office:value-type="float" office:value="0.451657661734629" calcext:value-type="float">
            <text:p>0.4516576617</text:p>
          </table:table-cell>
          <table:table-cell office:value-type="float" office:value="0.49525390745325" calcext:value-type="float">
            <text:p>0.4952539075</text:p>
          </table:table-cell>
          <table:table-cell office:value-type="float" office:value="0.517205481565" calcext:value-type="float">
            <text:p>0.5172054816</text:p>
          </table:table-cell>
          <table:table-cell office:value-type="float" office:value="0.35079998496993" calcext:value-type="float">
            <text:p>0.350799985</text:p>
          </table:table-cell>
          <table:table-cell office:value-type="float" office:value="0.446981979772544" calcext:value-type="float">
            <text:p>0.4469819798</text:p>
          </table:table-cell>
          <table:table-cell office:value-type="float" office:value="0.407285615823861" calcext:value-type="float">
            <text:p>0.4072856158</text:p>
          </table:table-cell>
          <table:table-cell office:value-type="float" office:value="0.272180653914061" calcext:value-type="float">
            <text:p>0.2721806539</text:p>
          </table:table-cell>
          <table:table-cell office:value-type="float" office:value="0.243721263310291" calcext:value-type="float">
            <text:p>0.2437212633</text:p>
          </table:table-cell>
          <table:table-cell office:value-type="float" office:value="0.440303542859397" calcext:value-type="float">
            <text:p>0.4403035429</text:p>
          </table:table-cell>
          <table:table-cell office:value-type="float" office:value="0.363961701089125" calcext:value-type="float">
            <text:p>0.3639617011</text:p>
          </table:table-cell>
          <table:table-cell office:value-type="float" office:value="0.49819809812907" calcext:value-type="float">
            <text:p>0.4981980981</text:p>
          </table:table-cell>
          <table:table-cell office:value-type="float" office:value="0.404741571997619" calcext:value-type="float">
            <text:p>0.404741572</text:p>
          </table:table-cell>
          <table:table-cell office:value-type="float" office:value="0.489024137323171" calcext:value-type="float">
            <text:p>0.4890241373</text:p>
          </table:table-cell>
          <table:table-cell office:value-type="float" office:value="0.372638366395037" calcext:value-type="float">
            <text:p>0.3726383664</text:p>
          </table:table-cell>
          <table:table-cell office:value-type="float" office:value="0.463332448477036" calcext:value-type="float">
            <text:p>0.4633324485</text:p>
          </table:table-cell>
          <table:table-cell office:value-type="float" office:value="0.161210685854976" calcext:value-type="float">
            <text:p>0.1612106859</text:p>
          </table:table-cell>
          <table:table-cell office:value-type="float" office:value="0.285632836123958" calcext:value-type="float">
            <text:p>0.2856328361</text:p>
          </table:table-cell>
          <table:table-cell office:value-type="float" office:value="0.536671399036623" calcext:value-type="float">
            <text:p>0.536671399</text:p>
          </table:table-cell>
          <table:table-cell office:value-type="float" office:value="0.506061147769119" calcext:value-type="float">
            <text:p>0.5060611478</text:p>
          </table:table-cell>
          <table:table-cell office:value-type="float" office:value="0.586567047668285" calcext:value-type="float">
            <text:p>0.5865670477</text:p>
          </table:table-cell>
          <table:table-cell office:value-type="float" office:value="0.469958862605628" calcext:value-type="float">
            <text:p>0.4699588626</text:p>
          </table:table-cell>
          <table:table-cell office:value-type="float" office:value="0.547376837952886" calcext:value-type="float">
            <text:p>0.547376838</text:p>
          </table:table-cell>
          <table:table-cell office:value-type="float" office:value="0.446270456007652" calcext:value-type="float">
            <text:p>0.446270456</text:p>
          </table:table-cell>
          <table:table-cell office:value-type="float" office:value="0.400705859216768" calcext:value-type="float">
            <text:p>0.4007058592</text:p>
          </table:table-cell>
          <table:table-cell office:value-type="float" office:value="0.738617332512693" calcext:value-type="float">
            <text:p>0.7386173325</text:p>
          </table:table-cell>
          <table:table-cell office:value-type="float" office:value="0.169288772242285" calcext:value-type="float">
            <text:p>0.1692887722</text:p>
          </table:table-cell>
          <table:table-cell office:value-type="float" office:value="0.455133722231442" calcext:value-type="float">
            <text:p>0.4551337222</text:p>
          </table:table-cell>
          <table:table-cell office:value-type="float" office:value="0.228877701603436" calcext:value-type="float">
            <text:p>0.2288777016</text:p>
          </table:table-cell>
          <table:table-cell office:value-type="float" office:value="0.709783533103553" calcext:value-type="float">
            <text:p>0.7097835331</text:p>
          </table:table-cell>
          <table:table-cell office:value-type="float" office:value="0.234847279095528" calcext:value-type="float">
            <text:p>0.2348472791</text:p>
          </table:table-cell>
          <table:table-cell office:value-type="float" office:value="0.180130131224895" calcext:value-type="float">
            <text:p>0.1801301312</text:p>
          </table:table-cell>
          <table:table-cell office:value-type="float" office:value="0.351743651815537" calcext:value-type="float">
            <text:p>0.3517436518</text:p>
          </table:table-cell>
          <table:table-cell office:value-type="float" office:value="0.36961366435917" calcext:value-type="float">
            <text:p>0.3696136644</text:p>
          </table:table-cell>
          <table:table-cell office:value-type="float" office:value="0.497393561084084" calcext:value-type="float">
            <text:p>0.4973935611</text:p>
          </table:table-cell>
          <table:table-cell office:value-type="float" office:value="0.47249622622073" calcext:value-type="float">
            <text:p>0.4724962262</text:p>
          </table:table-cell>
          <table:table-cell office:value-type="float" office:value="0.359001882416461" calcext:value-type="float">
            <text:p>0.3590018824</text:p>
          </table:table-cell>
          <table:table-cell office:value-type="float" office:value="0.231969716050141" calcext:value-type="float">
            <text:p>0.2319697161</text:p>
          </table:table-cell>
          <table:table-cell office:value-type="float" office:value="0.479962996267975" calcext:value-type="float">
            <text:p>0.4799629963</text:p>
          </table:table-cell>
          <table:table-cell office:value-type="float" office:value="0.421722203387414" calcext:value-type="float">
            <text:p>0.4217222034</text:p>
          </table:table-cell>
          <table:table-cell office:value-type="float" office:value="0.291498314058134" calcext:value-type="float">
            <text:p>0.2914983141</text:p>
          </table:table-cell>
          <table:table-cell office:value-type="float" office:value="0.474196717890899" calcext:value-type="float">
            <text:p>0.4741967179</text:p>
          </table:table-cell>
          <table:table-cell office:value-type="float" office:value="0.838366810337999" calcext:value-type="float">
            <text:p>0.8383668103</text:p>
          </table:table-cell>
          <table:table-cell office:value-type="float" office:value="0.789131168967829" calcext:value-type="float">
            <text:p>0.789131169</text:p>
          </table:table-cell>
          <table:table-cell office:value-type="float" office:value="0.583904531700376" calcext:value-type="float">
            <text:p>0.5839045317</text:p>
          </table:table-cell>
          <table:table-cell office:value-type="float" office:value="0.333918098652005" calcext:value-type="float">
            <text:p>0.3339180987</text:p>
          </table:table-cell>
          <table:table-cell office:value-type="float" office:value="0.370621780724725" calcext:value-type="float">
            <text:p>0.3706217807</text:p>
          </table:table-cell>
          <table:table-cell office:value-type="float" office:value="0.490366575199043" calcext:value-type="float">
            <text:p>0.4903665752</text:p>
          </table:table-cell>
          <table:table-cell office:value-type="float" office:value="0.503157379687539" calcext:value-type="float">
            <text:p>0.5031573797</text:p>
          </table:table-cell>
          <table:table-cell office:value-type="float" office:value="0.669822608282653" calcext:value-type="float">
            <text:p>0.6698226083</text:p>
          </table:table-cell>
          <table:table-cell office:value-type="float" office:value="0.491499787669574" calcext:value-type="float">
            <text:p>0.4914997877</text:p>
          </table:table-cell>
          <table:table-cell office:value-type="float" office:value="0.308346518863791" calcext:value-type="float">
            <text:p>0.3083465189</text:p>
          </table:table-cell>
          <table:table-cell office:value-type="float" office:value="0.720597285773765" calcext:value-type="float">
            <text:p>0.7205972858</text:p>
          </table:table-cell>
          <table:table-cell office:value-type="float" office:value="0.483344111209157" calcext:value-type="float">
            <text:p>0.4833441112</text:p>
          </table:table-cell>
          <table:table-cell office:value-type="float" office:value="0.624508019765221" calcext:value-type="float">
            <text:p>0.6245080198</text:p>
          </table:table-cell>
          <table:table-cell office:value-type="float" office:value="0.261484749299008" calcext:value-type="float">
            <text:p>0.2614847493</text:p>
          </table:table-cell>
          <table:table-cell office:value-type="float" office:value="0.883199509884946" calcext:value-type="float">
            <text:p>0.8831995099</text:p>
          </table:table-cell>
          <table:table-cell office:value-type="float" office:value="0.358581961445287" calcext:value-type="float">
            <text:p>0.3585819614</text:p>
          </table:table-cell>
          <table:table-cell office:value-type="float" office:value="0.858573281479923" calcext:value-type="float">
            <text:p>0.8585732815</text:p>
          </table:table-cell>
          <table:table-cell office:value-type="float" office:value="0.60370735964404" calcext:value-type="float">
            <text:p>0.6037073596</text:p>
          </table:table-cell>
          <table:table-cell office:value-type="float" office:value="0.619576854763431" calcext:value-type="float">
            <text:p>0.6195768548</text:p>
          </table:table-cell>
          <table:table-cell office:value-type="float" office:value="0.641314891738518" calcext:value-type="float">
            <text:p>0.6413148917</text:p>
          </table:table-cell>
          <table:table-cell office:value-type="float" office:value="0.411329299887083" calcext:value-type="float">
            <text:p>0.4113292999</text:p>
          </table:table-cell>
          <table:table-cell office:value-type="float" office:value="0.867459341651578" calcext:value-type="float">
            <text:p>0.8674593417</text:p>
          </table:table-cell>
          <table:table-cell office:value-type="float" office:value="0.403211644964064" calcext:value-type="float">
            <text:p>0.403211645</text:p>
          </table:table-cell>
          <table:table-cell office:value-type="float" office:value="0.335255076844403" calcext:value-type="float">
            <text:p>0.3352550768</text:p>
          </table:table-cell>
          <table:table-cell office:value-type="float" office:value="0.819168493107874" calcext:value-type="float">
            <text:p>0.8191684931</text:p>
          </table:table-cell>
          <table:table-cell office:value-type="float" office:value="0.598102038494547" calcext:value-type="float">
            <text:p>0.5981020385</text:p>
          </table:table-cell>
          <table:table-cell office:value-type="float" office:value="0.494930106546683" calcext:value-type="float">
            <text:p>0.4949301065</text:p>
          </table:table-cell>
          <table:table-cell office:value-type="float" office:value="0.27608097965279" calcext:value-type="float">
            <text:p>0.2760809797</text:p>
          </table:table-cell>
          <table:table-cell office:value-type="float" office:value="0.204295425186256" calcext:value-type="float">
            <text:p>0.2042954252</text:p>
          </table:table-cell>
          <table:table-cell office:value-type="float" office:value="0.257469525925967" calcext:value-type="float">
            <text:p>0.2574695259</text:p>
          </table:table-cell>
          <table:table-cell office:value-type="float" office:value="0.725579278545501" calcext:value-type="float">
            <text:p>0.7255792785</text:p>
          </table:table-cell>
          <table:table-cell office:value-type="float" office:value="0.343728014084839" calcext:value-type="float">
            <text:p>0.3437280141</text:p>
          </table:table-cell>
          <table:table-cell office:value-type="float" office:value="0.176206870499078" calcext:value-type="float">
            <text:p>0.1762068705</text:p>
          </table:table-cell>
          <table:table-cell office:value-type="float" office:value="0.334248619867366" calcext:value-type="float">
            <text:p>0.3342486199</text:p>
          </table:table-cell>
          <table:table-cell office:value-type="float" office:value="0.420946230461946" calcext:value-type="float">
            <text:p>0.4209462305</text:p>
          </table:table-cell>
          <table:table-cell office:value-type="float" office:value="0.244778224576019" calcext:value-type="float">
            <text:p>0.2447782246</text:p>
          </table:table-cell>
          <table:table-cell office:value-type="float" office:value="0.832622626970691" calcext:value-type="float">
            <text:p>0.832622627</text:p>
          </table:table-cell>
          <table:table-cell office:value-type="float" office:value="0.130841967697079" calcext:value-type="float">
            <text:p>0.1308419677</text:p>
          </table:table-cell>
          <table:table-cell office:value-type="float" office:value="0.604851175121031" calcext:value-type="float">
            <text:p>0.6048511751</text:p>
          </table:table-cell>
          <table:table-cell office:value-type="float" office:value="0.570560818219686" calcext:value-type="float">
            <text:p>0.5705608182</text:p>
          </table:table-cell>
          <table:table-cell office:value-type="float" office:value="0.474023687049634" calcext:value-type="float">
            <text:p>0.474023687</text:p>
          </table:table-cell>
          <table:table-cell office:value-type="float" office:value="0.550378800676077" calcext:value-type="float">
            <text:p>0.5503788007</text:p>
          </table:table-cell>
          <table:table-cell office:value-type="float" office:value="0.310495511425448" calcext:value-type="float">
            <text:p>0.3104955114</text:p>
          </table:table-cell>
          <table:table-cell office:value-type="float" office:value="0.659134405563337" calcext:value-type="float">
            <text:p>0.6591344056</text:p>
          </table:table-cell>
          <table:table-cell office:value-type="float" office:value="0.399045268080998" calcext:value-type="float">
            <text:p>0.3990452681</text:p>
          </table:table-cell>
          <table:table-cell office:value-type="float" office:value="0.438781351857885" calcext:value-type="float">
            <text:p>0.4387813519</text:p>
          </table:table-cell>
          <table:table-cell office:value-type="float" office:value="0.780917074923652" calcext:value-type="float">
            <text:p>0.7809170749</text:p>
          </table:table-cell>
          <table:table-cell office:value-type="float" office:value="0.405534238755451" calcext:value-type="float">
            <text:p>0.40553423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2377" calcext:value-type="float">
            <text:p>622377</text:p>
          </table:table-cell>
          <table:table-cell table:formula="of:=AVERAGE([.E6:.GL6])" office:value-type="float" office:value="0.295659572225926" calcext:value-type="float">
            <text:p>0.2956595722</text:p>
          </table:table-cell>
          <table:table-cell/>
          <table:table-cell office:value-type="float" office:value="0.2298918285261" calcext:value-type="float">
            <text:p>0.2298918285</text:p>
          </table:table-cell>
          <table:table-cell office:value-type="float" office:value="0.128944862580658" calcext:value-type="float">
            <text:p>0.1289448626</text:p>
          </table:table-cell>
          <table:table-cell office:value-type="float" office:value="0.228897008470539" calcext:value-type="float">
            <text:p>0.2288970085</text:p>
          </table:table-cell>
          <table:table-cell office:value-type="float" office:value="0.181809910586907" calcext:value-type="float">
            <text:p>0.1818099106</text:p>
          </table:table-cell>
          <table:table-cell office:value-type="float" office:value="0.249545283024053" calcext:value-type="float">
            <text:p>0.249545283</text:p>
          </table:table-cell>
          <table:table-cell office:value-type="float" office:value="0.318052496154606" calcext:value-type="float">
            <text:p>0.3180524962</text:p>
          </table:table-cell>
          <table:table-cell office:value-type="float" office:value="0.329951563780329" calcext:value-type="float">
            <text:p>0.3299515638</text:p>
          </table:table-cell>
          <table:table-cell office:value-type="float" office:value="0.305426965040428" calcext:value-type="float">
            <text:p>0.305426965</text:p>
          </table:table-cell>
          <table:table-cell office:value-type="float" office:value="0.234540624177744" calcext:value-type="float">
            <text:p>0.2345406242</text:p>
          </table:table-cell>
          <table:table-cell office:value-type="float" office:value="0.285228053117243" calcext:value-type="float">
            <text:p>0.2852280531</text:p>
          </table:table-cell>
          <table:table-cell office:value-type="float" office:value="0.246243387404049" calcext:value-type="float">
            <text:p>0.2462433874</text:p>
          </table:table-cell>
          <table:table-cell office:value-type="float" office:value="0.355291216553573" calcext:value-type="float">
            <text:p>0.3552912166</text:p>
          </table:table-cell>
          <table:table-cell office:value-type="float" office:value="0.241425530092617" calcext:value-type="float">
            <text:p>0.2414255301</text:p>
          </table:table-cell>
          <table:table-cell office:value-type="float" office:value="0.266636634768239" calcext:value-type="float">
            <text:p>0.2666366348</text:p>
          </table:table-cell>
          <table:table-cell office:value-type="float" office:value="0.217619473688735" calcext:value-type="float">
            <text:p>0.2176194737</text:p>
          </table:table-cell>
          <table:table-cell office:value-type="float" office:value="0.170794632097154" calcext:value-type="float">
            <text:p>0.1707946321</text:p>
          </table:table-cell>
          <table:table-cell office:value-type="float" office:value="0.111457194135824" calcext:value-type="float">
            <text:p>0.1114571941</text:p>
          </table:table-cell>
          <table:table-cell office:value-type="float" office:value="0.189703278122815" calcext:value-type="float">
            <text:p>0.1897032781</text:p>
          </table:table-cell>
          <table:table-cell office:value-type="float" office:value="0.114670202286768" calcext:value-type="float">
            <text:p>0.1146702023</text:p>
          </table:table-cell>
          <table:table-cell office:value-type="float" office:value="0.290652582000053" calcext:value-type="float">
            <text:p>0.290652582</text:p>
          </table:table-cell>
          <table:table-cell office:value-type="float" office:value="0.414901055125772" calcext:value-type="float">
            <text:p>0.4149010551</text:p>
          </table:table-cell>
          <table:table-cell office:value-type="float" office:value="0.486515041889414" calcext:value-type="float">
            <text:p>0.4865150419</text:p>
          </table:table-cell>
          <table:table-cell office:value-type="float" office:value="0.514898301158611" calcext:value-type="float">
            <text:p>0.5148983012</text:p>
          </table:table-cell>
          <table:table-cell office:value-type="float" office:value="0.468969780592351" calcext:value-type="float">
            <text:p>0.4689697806</text:p>
          </table:table-cell>
          <table:table-cell office:value-type="float" office:value="0.483737188977178" calcext:value-type="float">
            <text:p>0.483737189</text:p>
          </table:table-cell>
          <table:table-cell office:value-type="float" office:value="0.378872887498373" calcext:value-type="float">
            <text:p>0.3788728875</text:p>
          </table:table-cell>
          <table:table-cell office:value-type="float" office:value="0.365004050512108" calcext:value-type="float">
            <text:p>0.3650040505</text:p>
          </table:table-cell>
          <table:table-cell office:value-type="float" office:value="0.393897019579476" calcext:value-type="float">
            <text:p>0.3938970196</text:p>
          </table:table-cell>
          <table:table-cell office:value-type="float" office:value="0.289480498090216" calcext:value-type="float">
            <text:p>0.2894804981</text:p>
          </table:table-cell>
          <table:table-cell office:value-type="float" office:value="0.262082739142997" calcext:value-type="float">
            <text:p>0.2620827391</text:p>
          </table:table-cell>
          <table:table-cell office:value-type="float" office:value="0.103970800732691" calcext:value-type="float">
            <text:p>0.1039708007</text:p>
          </table:table-cell>
          <table:table-cell office:value-type="float" office:value="0.195473357936263" calcext:value-type="float">
            <text:p>0.1954733579</text:p>
          </table:table-cell>
          <table:table-cell office:value-type="float" office:value="0.167656378437146" calcext:value-type="float">
            <text:p>0.1676563784</text:p>
          </table:table-cell>
          <table:table-cell office:value-type="float" office:value="0.246686857512386" calcext:value-type="float">
            <text:p>0.2466868575</text:p>
          </table:table-cell>
          <table:table-cell office:value-type="float" office:value="0.354489993882307" calcext:value-type="float">
            <text:p>0.3544899939</text:p>
          </table:table-cell>
          <table:table-cell office:value-type="float" office:value="0.252680690050098" calcext:value-type="float">
            <text:p>0.2526806901</text:p>
          </table:table-cell>
          <table:table-cell office:value-type="float" office:value="0.301231741681769" calcext:value-type="float">
            <text:p>0.3012317417</text:p>
          </table:table-cell>
          <table:table-cell office:value-type="float" office:value="0.246393432319983" calcext:value-type="float">
            <text:p>0.2463934323</text:p>
          </table:table-cell>
          <table:table-cell office:value-type="float" office:value="0.388906826693504" calcext:value-type="float">
            <text:p>0.3889068267</text:p>
          </table:table-cell>
          <table:table-cell office:value-type="float" office:value="0.172387290284773" calcext:value-type="float">
            <text:p>0.1723872903</text:p>
          </table:table-cell>
          <table:table-cell office:value-type="float" office:value="0.27528345401998" calcext:value-type="float">
            <text:p>0.275283454</text:p>
          </table:table-cell>
          <table:table-cell office:value-type="float" office:value="0.286625540719168" calcext:value-type="float">
            <text:p>0.2866255407</text:p>
          </table:table-cell>
          <table:table-cell office:value-type="float" office:value="0.332171901301251" calcext:value-type="float">
            <text:p>0.3321719013</text:p>
          </table:table-cell>
          <table:table-cell office:value-type="float" office:value="0.197930039799377" calcext:value-type="float">
            <text:p>0.1979300398</text:p>
          </table:table-cell>
          <table:table-cell office:value-type="float" office:value="0.238871246753664" calcext:value-type="float">
            <text:p>0.2388712468</text:p>
          </table:table-cell>
          <table:table-cell office:value-type="float" office:value="0.283178433241588" calcext:value-type="float">
            <text:p>0.2831784332</text:p>
          </table:table-cell>
          <table:table-cell office:value-type="float" office:value="0.386783554113151" calcext:value-type="float">
            <text:p>0.3867835541</text:p>
          </table:table-cell>
          <table:table-cell office:value-type="float" office:value="0.326057511060971" calcext:value-type="float">
            <text:p>0.3260575111</text:p>
          </table:table-cell>
          <table:table-cell office:value-type="float" office:value="0.359203519739377" calcext:value-type="float">
            <text:p>0.3592035197</text:p>
          </table:table-cell>
          <table:table-cell office:value-type="float" office:value="0.510553057673742" calcext:value-type="float">
            <text:p>0.5105530577</text:p>
          </table:table-cell>
          <table:table-cell office:value-type="float" office:value="0.421404172432789" calcext:value-type="float">
            <text:p>0.4214041724</text:p>
          </table:table-cell>
          <table:table-cell office:value-type="float" office:value="0.501870273681091" calcext:value-type="float">
            <text:p>0.5018702737</text:p>
          </table:table-cell>
          <table:table-cell office:value-type="float" office:value="0.5201339353156" calcext:value-type="float">
            <text:p>0.5201339353</text:p>
          </table:table-cell>
          <table:table-cell office:value-type="float" office:value="0.508404934673455" calcext:value-type="float">
            <text:p>0.5084049347</text:p>
          </table:table-cell>
          <table:table-cell office:value-type="float" office:value="0.45332811090346" calcext:value-type="float">
            <text:p>0.4533281109</text:p>
          </table:table-cell>
          <table:table-cell office:value-type="float" office:value="0.506852397033258" calcext:value-type="float">
            <text:p>0.506852397</text:p>
          </table:table-cell>
          <table:table-cell office:value-type="float" office:value="0.265475598909553" calcext:value-type="float">
            <text:p>0.2654755989</text:p>
          </table:table-cell>
          <table:table-cell office:value-type="float" office:value="0.207218339948596" calcext:value-type="float">
            <text:p>0.2072183399</text:p>
          </table:table-cell>
          <table:table-cell office:value-type="float" office:value="0.171954602189268" calcext:value-type="float">
            <text:p>0.1719546022</text:p>
          </table:table-cell>
          <table:table-cell office:value-type="float" office:value="0.173451377262748" calcext:value-type="float">
            <text:p>0.1734513773</text:p>
          </table:table-cell>
          <table:table-cell office:value-type="float" office:value="0.249923475788578" calcext:value-type="float">
            <text:p>0.2499234758</text:p>
          </table:table-cell>
          <table:table-cell office:value-type="float" office:value="0.29245330393401" calcext:value-type="float">
            <text:p>0.2924533039</text:p>
          </table:table-cell>
          <table:table-cell office:value-type="float" office:value="0.47065153570201" calcext:value-type="float">
            <text:p>0.4706515357</text:p>
          </table:table-cell>
          <table:table-cell office:value-type="float" office:value="0.468730823952498" calcext:value-type="float">
            <text:p>0.468730824</text:p>
          </table:table-cell>
          <table:table-cell office:value-type="float" office:value="0.490605930563981" calcext:value-type="float">
            <text:p>0.4906059306</text:p>
          </table:table-cell>
          <table:table-cell office:value-type="float" office:value="0.575359978289787" calcext:value-type="float">
            <text:p>0.5753599783</text:p>
          </table:table-cell>
          <table:table-cell office:value-type="float" office:value="0.422537973565667" calcext:value-type="float">
            <text:p>0.4225379736</text:p>
          </table:table-cell>
          <table:table-cell office:value-type="float" office:value="0.494593393638506" calcext:value-type="float">
            <text:p>0.4945933936</text:p>
          </table:table-cell>
          <table:table-cell office:value-type="float" office:value="0.397402178496087" calcext:value-type="float">
            <text:p>0.3974021785</text:p>
          </table:table-cell>
          <table:table-cell office:value-type="float" office:value="0.434805184676689" calcext:value-type="float">
            <text:p>0.4348051847</text:p>
          </table:table-cell>
          <table:table-cell office:value-type="float" office:value="0.476500232507013" calcext:value-type="float">
            <text:p>0.4765002325</text:p>
          </table:table-cell>
          <table:table-cell office:value-type="float" office:value="0.380878720350489" calcext:value-type="float">
            <text:p>0.3808787204</text:p>
          </table:table-cell>
          <table:table-cell office:value-type="float" office:value="0.197958510107729" calcext:value-type="float">
            <text:p>0.1979585101</text:p>
          </table:table-cell>
          <table:table-cell office:value-type="float" office:value="0.297960417463007" calcext:value-type="float">
            <text:p>0.2979604175</text:p>
          </table:table-cell>
          <table:table-cell office:value-type="float" office:value="0.164905763212367" calcext:value-type="float">
            <text:p>0.1649057632</text:p>
          </table:table-cell>
          <table:table-cell office:value-type="float" office:value="0.297593804369365" calcext:value-type="float">
            <text:p>0.2975938044</text:p>
          </table:table-cell>
          <table:table-cell office:value-type="float" office:value="0.159303788540295" calcext:value-type="float">
            <text:p>0.1593037885</text:p>
          </table:table-cell>
          <table:table-cell office:value-type="float" office:value="0.170740640393588" calcext:value-type="float">
            <text:p>0.1707406404</text:p>
          </table:table-cell>
          <table:table-cell office:value-type="float" office:value="0.269970904536391" calcext:value-type="float">
            <text:p>0.2699709045</text:p>
          </table:table-cell>
          <table:table-cell office:value-type="float" office:value="0.359127832061094" calcext:value-type="float">
            <text:p>0.3591278321</text:p>
          </table:table-cell>
          <table:table-cell office:value-type="float" office:value="0.372654575626009" calcext:value-type="float">
            <text:p>0.3726545756</text:p>
          </table:table-cell>
          <table:table-cell office:value-type="float" office:value="0.38802672322161" calcext:value-type="float">
            <text:p>0.3880267232</text:p>
          </table:table-cell>
          <table:table-cell office:value-type="float" office:value="0.359721015490554" calcext:value-type="float">
            <text:p>0.3597210155</text:p>
          </table:table-cell>
          <table:table-cell office:value-type="float" office:value="0.489401421316498" calcext:value-type="float">
            <text:p>0.4894014213</text:p>
          </table:table-cell>
          <table:table-cell office:value-type="float" office:value="0.305548088203172" calcext:value-type="float">
            <text:p>0.3055480882</text:p>
          </table:table-cell>
          <table:table-cell office:value-type="float" office:value="0.36619605999083" calcext:value-type="float">
            <text:p>0.36619606</text:p>
          </table:table-cell>
          <table:table-cell office:value-type="float" office:value="0.180880167154139" calcext:value-type="float">
            <text:p>0.1808801672</text:p>
          </table:table-cell>
          <table:table-cell office:value-type="float" office:value="0.115230139813752" calcext:value-type="float">
            <text:p>0.1152301398</text:p>
          </table:table-cell>
          <table:table-cell office:value-type="float" office:value="0.172150236698147" calcext:value-type="float">
            <text:p>0.1721502367</text:p>
          </table:table-cell>
          <table:table-cell office:value-type="float" office:value="0.239078563563139" calcext:value-type="float">
            <text:p>0.2390785636</text:p>
          </table:table-cell>
          <table:table-cell office:value-type="float" office:value="0.255489234792843" calcext:value-type="float">
            <text:p>0.2554892348</text:p>
          </table:table-cell>
          <table:table-cell office:value-type="float" office:value="0.0572141738579882" calcext:value-type="float">
            <text:p>0.0572141739</text:p>
          </table:table-cell>
          <table:table-cell office:value-type="float" office:value="0.268149997985244" calcext:value-type="float">
            <text:p>0.268149998</text:p>
          </table:table-cell>
          <table:table-cell office:value-type="float" office:value="0.256533552810689" calcext:value-type="float">
            <text:p>0.2565335528</text:p>
          </table:table-cell>
          <table:table-cell office:value-type="float" office:value="0.296210474042327" calcext:value-type="float">
            <text:p>0.296210474</text:p>
          </table:table-cell>
          <table:table-cell office:value-type="float" office:value="0.293123517837387" calcext:value-type="float">
            <text:p>0.2931235178</text:p>
          </table:table-cell>
          <table:table-cell office:value-type="float" office:value="0.228501221008146" calcext:value-type="float">
            <text:p>0.228501221</text:p>
          </table:table-cell>
          <table:table-cell office:value-type="float" office:value="0.141355388851631" calcext:value-type="float">
            <text:p>0.1413553889</text:p>
          </table:table-cell>
          <table:table-cell office:value-type="float" office:value="0.139060896727182" calcext:value-type="float">
            <text:p>0.1390608967</text:p>
          </table:table-cell>
          <table:table-cell office:value-type="float" office:value="0.168870983597068" calcext:value-type="float">
            <text:p>0.1688709836</text:p>
          </table:table-cell>
          <table:table-cell office:value-type="float" office:value="0.193257107370045" calcext:value-type="float">
            <text:p>0.1932571074</text:p>
          </table:table-cell>
          <table:table-cell office:value-type="float" office:value="0.234714513758515" calcext:value-type="float">
            <text:p>0.2347145138</text:p>
          </table:table-cell>
          <table:table-cell office:value-type="float" office:value="0.203041201093828" calcext:value-type="float">
            <text:p>0.2030412011</text:p>
          </table:table-cell>
          <table:table-cell office:value-type="float" office:value="0.32267410762232" calcext:value-type="float">
            <text:p>0.3226741076</text:p>
          </table:table-cell>
          <table:table-cell office:value-type="float" office:value="0.33395476824983" calcext:value-type="float">
            <text:p>0.3339547682</text:p>
          </table:table-cell>
          <table:table-cell office:value-type="float" office:value="0.288962839511411" calcext:value-type="float">
            <text:p>0.2889628395</text:p>
          </table:table-cell>
          <table:table-cell office:value-type="float" office:value="0.248742151546016" calcext:value-type="float">
            <text:p>0.2487421515</text:p>
          </table:table-cell>
          <table:table-cell office:value-type="float" office:value="0.18582743152333" calcext:value-type="float">
            <text:p>0.1858274315</text:p>
          </table:table-cell>
          <table:table-cell office:value-type="float" office:value="0.226629633582892" calcext:value-type="float">
            <text:p>0.2266296336</text:p>
          </table:table-cell>
          <table:table-cell office:value-type="float" office:value="0.14832929453198" calcext:value-type="float">
            <text:p>0.1483292945</text:p>
          </table:table-cell>
          <table:table-cell office:value-type="float" office:value="0.155215028988208" calcext:value-type="float">
            <text:p>0.155215029</text:p>
          </table:table-cell>
          <table:table-cell office:value-type="float" office:value="0.278918797277329" calcext:value-type="float">
            <text:p>0.2789187973</text:p>
          </table:table-cell>
          <table:table-cell office:value-type="float" office:value="0.272372722327198" calcext:value-type="float">
            <text:p>0.2723727223</text:p>
          </table:table-cell>
          <table:table-cell office:value-type="float" office:value="0.233893825884953" calcext:value-type="float">
            <text:p>0.2338938259</text:p>
          </table:table-cell>
          <table:table-cell office:value-type="float" office:value="0.19332031771132" calcext:value-type="float">
            <text:p>0.1933203177</text:p>
          </table:table-cell>
          <table:table-cell office:value-type="float" office:value="0.241751340582461" calcext:value-type="float">
            <text:p>0.2417513406</text:p>
          </table:table-cell>
          <table:table-cell office:value-type="float" office:value="0.20848576504121" calcext:value-type="float">
            <text:p>0.208485765</text:p>
          </table:table-cell>
          <table:table-cell office:value-type="float" office:value="0.103258441647243" calcext:value-type="float">
            <text:p>0.1032584416</text:p>
          </table:table-cell>
          <table:table-cell office:value-type="float" office:value="0.247608432403548" calcext:value-type="float">
            <text:p>0.2476084324</text:p>
          </table:table-cell>
          <table:table-cell office:value-type="float" office:value="0.336035902678058" calcext:value-type="float">
            <text:p>0.3360359027</text:p>
          </table:table-cell>
          <table:table-cell office:value-type="float" office:value="0.388090455274143" calcext:value-type="float">
            <text:p>0.3880904553</text:p>
          </table:table-cell>
          <table:table-cell office:value-type="float" office:value="0.298420484684036" calcext:value-type="float">
            <text:p>0.2984204847</text:p>
          </table:table-cell>
          <table:table-cell office:value-type="float" office:value="0.328495204343641" calcext:value-type="float">
            <text:p>0.3284952043</text:p>
          </table:table-cell>
          <table:table-cell office:value-type="float" office:value="0.353388468586471" calcext:value-type="float">
            <text:p>0.3533884686</text:p>
          </table:table-cell>
          <table:table-cell office:value-type="float" office:value="0.244179298100865" calcext:value-type="float">
            <text:p>0.2441792981</text:p>
          </table:table-cell>
          <table:table-cell office:value-type="float" office:value="0.29885241952579" calcext:value-type="float">
            <text:p>0.2988524195</text:p>
          </table:table-cell>
          <table:table-cell office:value-type="float" office:value="0.141099010936053" calcext:value-type="float">
            <text:p>0.1410990109</text:p>
          </table:table-cell>
          <table:table-cell office:value-type="float" office:value="0.215132087348052" calcext:value-type="float">
            <text:p>0.2151320873</text:p>
          </table:table-cell>
          <table:table-cell office:value-type="float" office:value="0.237699638603831" calcext:value-type="float">
            <text:p>0.2376996386</text:p>
          </table:table-cell>
          <table:table-cell office:value-type="float" office:value="0.336981932138089" calcext:value-type="float">
            <text:p>0.3369819321</text:p>
          </table:table-cell>
          <table:table-cell office:value-type="float" office:value="0.205738311595897" calcext:value-type="float">
            <text:p>0.2057383116</text:p>
          </table:table-cell>
          <table:table-cell office:value-type="float" office:value="0.189636485168956" calcext:value-type="float">
            <text:p>0.1896364852</text:p>
          </table:table-cell>
          <table:table-cell office:value-type="float" office:value="0.314948314242457" calcext:value-type="float">
            <text:p>0.3149483142</text:p>
          </table:table-cell>
          <table:table-cell office:value-type="float" office:value="0.230879494207677" calcext:value-type="float">
            <text:p>0.2308794942</text:p>
          </table:table-cell>
          <table:table-cell office:value-type="float" office:value="0.267671951571642" calcext:value-type="float">
            <text:p>0.2676719516</text:p>
          </table:table-cell>
          <table:table-cell office:value-type="float" office:value="0.339942120377779" calcext:value-type="float">
            <text:p>0.3399421204</text:p>
          </table:table-cell>
          <table:table-cell office:value-type="float" office:value="0.423846657573163" calcext:value-type="float">
            <text:p>0.4238466576</text:p>
          </table:table-cell>
          <table:table-cell office:value-type="float" office:value="0.278417798200621" calcext:value-type="float">
            <text:p>0.2784177982</text:p>
          </table:table-cell>
          <table:table-cell office:value-type="float" office:value="0.369456478214967" calcext:value-type="float">
            <text:p>0.3694564782</text:p>
          </table:table-cell>
          <table:table-cell office:value-type="float" office:value="0.32651209946529" calcext:value-type="float">
            <text:p>0.3265120995</text:p>
          </table:table-cell>
          <table:table-cell office:value-type="float" office:value="0.319259457006311" calcext:value-type="float">
            <text:p>0.319259457</text:p>
          </table:table-cell>
          <table:table-cell office:value-type="float" office:value="0.243889166085087" calcext:value-type="float">
            <text:p>0.2438891661</text:p>
          </table:table-cell>
          <table:table-cell office:value-type="float" office:value="0.210209531254258" calcext:value-type="float">
            <text:p>0.2102095313</text:p>
          </table:table-cell>
          <table:table-cell office:value-type="float" office:value="0.282253363895202" calcext:value-type="float">
            <text:p>0.2822533639</text:p>
          </table:table-cell>
          <table:table-cell office:value-type="float" office:value="0.320808369746248" calcext:value-type="float">
            <text:p>0.3208083697</text:p>
          </table:table-cell>
          <table:table-cell office:value-type="float" office:value="0.341595596575288" calcext:value-type="float">
            <text:p>0.3415955966</text:p>
          </table:table-cell>
          <table:table-cell office:value-type="float" office:value="0.298341358450472" calcext:value-type="float">
            <text:p>0.2983413585</text:p>
          </table:table-cell>
          <table:table-cell office:value-type="float" office:value="0.313923842347069" calcext:value-type="float">
            <text:p>0.3139238423</text:p>
          </table:table-cell>
          <table:table-cell office:value-type="float" office:value="0.265117861003657" calcext:value-type="float">
            <text:p>0.265117861</text:p>
          </table:table-cell>
          <table:table-cell office:value-type="float" office:value="0.243107147271923" calcext:value-type="float">
            <text:p>0.2431071473</text:p>
          </table:table-cell>
          <table:table-cell office:value-type="float" office:value="0.337112850665012" calcext:value-type="float">
            <text:p>0.3371128507</text:p>
          </table:table-cell>
          <table:table-cell office:value-type="float" office:value="0.215995353466662" calcext:value-type="float">
            <text:p>0.2159953535</text:p>
          </table:table-cell>
          <table:table-cell office:value-type="float" office:value="0.24750243610749" calcext:value-type="float">
            <text:p>0.2475024361</text:p>
          </table:table-cell>
          <table:table-cell office:value-type="float" office:value="0.423142733787268" calcext:value-type="float">
            <text:p>0.4231427338</text:p>
          </table:table-cell>
          <table:table-cell office:value-type="float" office:value="0.265669281525444" calcext:value-type="float">
            <text:p>0.2656692815</text:p>
          </table:table-cell>
          <table:table-cell office:value-type="float" office:value="0.296901530349971" calcext:value-type="float">
            <text:p>0.2969015303</text:p>
          </table:table-cell>
          <table:table-cell office:value-type="float" office:value="0.437232810905414" calcext:value-type="float">
            <text:p>0.4372328109</text:p>
          </table:table-cell>
          <table:table-cell office:value-type="float" office:value="0.423621878045456" calcext:value-type="float">
            <text:p>0.423621878</text:p>
          </table:table-cell>
          <table:table-cell office:value-type="float" office:value="0.394623290842764" calcext:value-type="float">
            <text:p>0.3946232908</text:p>
          </table:table-cell>
          <table:table-cell office:value-type="float" office:value="0.436153736299815" calcext:value-type="float">
            <text:p>0.4361537363</text:p>
          </table:table-cell>
          <table:table-cell office:value-type="float" office:value="0.473885930232082" calcext:value-type="float">
            <text:p>0.4738859302</text:p>
          </table:table-cell>
          <table:table-cell office:value-type="float" office:value="0.343811561262003" calcext:value-type="float">
            <text:p>0.3438115613</text:p>
          </table:table-cell>
          <table:table-cell office:value-type="float" office:value="0.364277862185922" calcext:value-type="float">
            <text:p>0.3642778622</text:p>
          </table:table-cell>
          <table:table-cell office:value-type="float" office:value="0.32126681829369" calcext:value-type="float">
            <text:p>0.3212668183</text:p>
          </table:table-cell>
          <table:table-cell office:value-type="float" office:value="0.302082043464172" calcext:value-type="float">
            <text:p>0.3020820435</text:p>
          </table:table-cell>
          <table:table-cell office:value-type="float" office:value="0.271701053496033" calcext:value-type="float">
            <text:p>0.2717010535</text:p>
          </table:table-cell>
          <table:table-cell office:value-type="float" office:value="0.217896218463972" calcext:value-type="float">
            <text:p>0.2178962185</text:p>
          </table:table-cell>
          <table:table-cell office:value-type="float" office:value="0.265825395972996" calcext:value-type="float">
            <text:p>0.265825396</text:p>
          </table:table-cell>
          <table:table-cell office:value-type="float" office:value="0.195824996585088" calcext:value-type="float">
            <text:p>0.1958249966</text:p>
          </table:table-cell>
          <table:table-cell office:value-type="float" office:value="0.148395890545307" calcext:value-type="float">
            <text:p>0.1483958905</text:p>
          </table:table-cell>
          <table:table-cell office:value-type="float" office:value="0.203978711258298" calcext:value-type="float">
            <text:p>0.2039787113</text:p>
          </table:table-cell>
          <table:table-cell office:value-type="float" office:value="0.298781208165345" calcext:value-type="float">
            <text:p>0.2987812082</text:p>
          </table:table-cell>
          <table:table-cell office:value-type="float" office:value="0.223690820787242" calcext:value-type="float">
            <text:p>0.2236908208</text:p>
          </table:table-cell>
          <table:table-cell office:value-type="float" office:value="0.184272944071655" calcext:value-type="float">
            <text:p>0.1842729441</text:p>
          </table:table-cell>
          <table:table-cell office:value-type="float" office:value="0.109206385677619" calcext:value-type="float">
            <text:p>0.1092063857</text:p>
          </table:table-cell>
          <table:table-cell office:value-type="float" office:value="0.285295974994981" calcext:value-type="float">
            <text:p>0.285295975</text:p>
          </table:table-cell>
          <table:table-cell office:value-type="float" office:value="0.252089596904422" calcext:value-type="float">
            <text:p>0.2520895969</text:p>
          </table:table-cell>
          <table:table-cell office:value-type="float" office:value="0.254639733430562" calcext:value-type="float">
            <text:p>0.2546397334</text:p>
          </table:table-cell>
          <table:table-cell office:value-type="float" office:value="0.276897604094773" calcext:value-type="float">
            <text:p>0.2768976041</text:p>
          </table:table-cell>
          <table:table-cell office:value-type="float" office:value="0.28831753456467" calcext:value-type="float">
            <text:p>0.2883175346</text:p>
          </table:table-cell>
          <table:table-cell office:value-type="float" office:value="0.305969534436981" calcext:value-type="float">
            <text:p>0.3059695344</text:p>
          </table:table-cell>
          <table:table-cell office:value-type="float" office:value="0.396510748374046" calcext:value-type="float">
            <text:p>0.3965107484</text:p>
          </table:table-cell>
          <table:table-cell office:value-type="float" office:value="0.373780415328285" calcext:value-type="float">
            <text:p>0.3737804153</text:p>
          </table:table-cell>
          <table:table-cell office:value-type="float" office:value="0.417155805982959" calcext:value-type="float">
            <text:p>0.417155806</text:p>
          </table:table-cell>
          <table:table-cell office:value-type="float" office:value="0.366454781726906" calcext:value-type="float">
            <text:p>0.3664547817</text:p>
          </table:table-cell>
          <table:table-cell office:value-type="float" office:value="0.414283618955804" calcext:value-type="float">
            <text:p>0.414283619</text:p>
          </table:table-cell>
          <table:table-cell office:value-type="float" office:value="0.38327074345243" calcext:value-type="float">
            <text:p>0.3832707435</text:p>
          </table:table-cell>
          <table:table-cell office:value-type="float" office:value="0.408541028529243" calcext:value-type="float">
            <text:p>0.4085410285</text:p>
          </table:table-cell>
          <table:table-cell office:value-type="float" office:value="0.47412282478481" calcext:value-type="float">
            <text:p>0.4741228248</text:p>
          </table:table-cell>
          <table:table-cell office:value-type="float" office:value="0.313075523566322" calcext:value-type="float">
            <text:p>0.31307552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4949" calcext:value-type="float">
            <text:p>624949</text:p>
          </table:table-cell>
          <table:table-cell table:formula="of:=AVERAGE([.E7:.GL7])" office:value-type="float" office:value="0.29599331159776" calcext:value-type="float">
            <text:p>0.2959933116</text:p>
          </table:table-cell>
          <table:table-cell/>
          <table:table-cell office:value-type="float" office:value="0.250620488597219" calcext:value-type="float">
            <text:p>0.2506204886</text:p>
          </table:table-cell>
          <table:table-cell office:value-type="float" office:value="0.185245517860986" calcext:value-type="float">
            <text:p>0.1852455179</text:p>
          </table:table-cell>
          <table:table-cell office:value-type="float" office:value="0.160827840105897" calcext:value-type="float">
            <text:p>0.1608278401</text:p>
          </table:table-cell>
          <table:table-cell office:value-type="float" office:value="0.196042854996848" calcext:value-type="float">
            <text:p>0.196042855</text:p>
          </table:table-cell>
          <table:table-cell office:value-type="float" office:value="0.219403137994318" calcext:value-type="float">
            <text:p>0.219403138</text:p>
          </table:table-cell>
          <table:table-cell office:value-type="float" office:value="0.245378996127218" calcext:value-type="float">
            <text:p>0.2453789961</text:p>
          </table:table-cell>
          <table:table-cell office:value-type="float" office:value="0.295545853390347" calcext:value-type="float">
            <text:p>0.2955458534</text:p>
          </table:table-cell>
          <table:table-cell office:value-type="float" office:value="0.289466947741899" calcext:value-type="float">
            <text:p>0.2894669477</text:p>
          </table:table-cell>
          <table:table-cell office:value-type="float" office:value="0.203102931717721" calcext:value-type="float">
            <text:p>0.2031029317</text:p>
          </table:table-cell>
          <table:table-cell office:value-type="float" office:value="0.284474020514401" calcext:value-type="float">
            <text:p>0.2844740205</text:p>
          </table:table-cell>
          <table:table-cell office:value-type="float" office:value="0.283351293057569" calcext:value-type="float">
            <text:p>0.2833512931</text:p>
          </table:table-cell>
          <table:table-cell office:value-type="float" office:value="0.375512264865225" calcext:value-type="float">
            <text:p>0.3755122649</text:p>
          </table:table-cell>
          <table:table-cell office:value-type="float" office:value="0.280294108516501" calcext:value-type="float">
            <text:p>0.2802941085</text:p>
          </table:table-cell>
          <table:table-cell office:value-type="float" office:value="0.25409316830823" calcext:value-type="float">
            <text:p>0.2540931683</text:p>
          </table:table-cell>
          <table:table-cell office:value-type="float" office:value="0.265287381830398" calcext:value-type="float">
            <text:p>0.2652873818</text:p>
          </table:table-cell>
          <table:table-cell office:value-type="float" office:value="0.222585513530207" calcext:value-type="float">
            <text:p>0.2225855135</text:p>
          </table:table-cell>
          <table:table-cell office:value-type="float" office:value="0.132146458641943" calcext:value-type="float">
            <text:p>0.1321464586</text:p>
          </table:table-cell>
          <table:table-cell office:value-type="float" office:value="0.140433021377324" calcext:value-type="float">
            <text:p>0.1404330214</text:p>
          </table:table-cell>
          <table:table-cell office:value-type="float" office:value="0.237216507699209" calcext:value-type="float">
            <text:p>0.2372165077</text:p>
          </table:table-cell>
          <table:table-cell office:value-type="float" office:value="0.271245817003288" calcext:value-type="float">
            <text:p>0.271245817</text:p>
          </table:table-cell>
          <table:table-cell office:value-type="float" office:value="0.387611880014975" calcext:value-type="float">
            <text:p>0.38761188</text:p>
          </table:table-cell>
          <table:table-cell office:value-type="float" office:value="0.480905340933187" calcext:value-type="float">
            <text:p>0.4809053409</text:p>
          </table:table-cell>
          <table:table-cell office:value-type="float" office:value="0.431835338973722" calcext:value-type="float">
            <text:p>0.431835339</text:p>
          </table:table-cell>
          <table:table-cell office:value-type="float" office:value="0.453340950342456" calcext:value-type="float">
            <text:p>0.4533409503</text:p>
          </table:table-cell>
          <table:table-cell office:value-type="float" office:value="0.45385107325574" calcext:value-type="float">
            <text:p>0.4538510733</text:p>
          </table:table-cell>
          <table:table-cell office:value-type="float" office:value="0.366358846672269" calcext:value-type="float">
            <text:p>0.3663588467</text:p>
          </table:table-cell>
          <table:table-cell office:value-type="float" office:value="0.376256665071903" calcext:value-type="float">
            <text:p>0.3762566651</text:p>
          </table:table-cell>
          <table:table-cell office:value-type="float" office:value="0.379350751143662" calcext:value-type="float">
            <text:p>0.3793507511</text:p>
          </table:table-cell>
          <table:table-cell office:value-type="float" office:value="0.326428483108705" calcext:value-type="float">
            <text:p>0.3264284831</text:p>
          </table:table-cell>
          <table:table-cell office:value-type="float" office:value="0.183025450901239" calcext:value-type="float">
            <text:p>0.1830254509</text:p>
          </table:table-cell>
          <table:table-cell office:value-type="float" office:value="0.1325019901661" calcext:value-type="float">
            <text:p>0.1325019902</text:p>
          </table:table-cell>
          <table:table-cell office:value-type="float" office:value="0.183552783781073" calcext:value-type="float">
            <text:p>0.1835527838</text:p>
          </table:table-cell>
          <table:table-cell office:value-type="float" office:value="0.0913242227176678" calcext:value-type="float">
            <text:p>0.0913242227</text:p>
          </table:table-cell>
          <table:table-cell office:value-type="float" office:value="0.229156462090512" calcext:value-type="float">
            <text:p>0.2291564621</text:p>
          </table:table-cell>
          <table:table-cell office:value-type="float" office:value="0.282557592164453" calcext:value-type="float">
            <text:p>0.2825575922</text:p>
          </table:table-cell>
          <table:table-cell office:value-type="float" office:value="0.345901953484982" calcext:value-type="float">
            <text:p>0.3459019535</text:p>
          </table:table-cell>
          <table:table-cell office:value-type="float" office:value="0.359945785807188" calcext:value-type="float">
            <text:p>0.3599457858</text:p>
          </table:table-cell>
          <table:table-cell office:value-type="float" office:value="0.328422536249655" calcext:value-type="float">
            <text:p>0.3284225362</text:p>
          </table:table-cell>
          <table:table-cell office:value-type="float" office:value="0.333775071630342" calcext:value-type="float">
            <text:p>0.3337750716</text:p>
          </table:table-cell>
          <table:table-cell office:value-type="float" office:value="0.334880591941578" calcext:value-type="float">
            <text:p>0.3348805919</text:p>
          </table:table-cell>
          <table:table-cell office:value-type="float" office:value="0.324143036864866" calcext:value-type="float">
            <text:p>0.3241430369</text:p>
          </table:table-cell>
          <table:table-cell office:value-type="float" office:value="0.327971666382995" calcext:value-type="float">
            <text:p>0.3279716664</text:p>
          </table:table-cell>
          <table:table-cell office:value-type="float" office:value="0.249472229379731" calcext:value-type="float">
            <text:p>0.2494722294</text:p>
          </table:table-cell>
          <table:table-cell office:value-type="float" office:value="0.254011889066434" calcext:value-type="float">
            <text:p>0.2540118891</text:p>
          </table:table-cell>
          <table:table-cell office:value-type="float" office:value="0.190171420503514" calcext:value-type="float">
            <text:p>0.1901714205</text:p>
          </table:table-cell>
          <table:table-cell office:value-type="float" office:value="0.207667531072865" calcext:value-type="float">
            <text:p>0.2076675311</text:p>
          </table:table-cell>
          <table:table-cell office:value-type="float" office:value="0.33195720927494" calcext:value-type="float">
            <text:p>0.3319572093</text:p>
          </table:table-cell>
          <table:table-cell office:value-type="float" office:value="0.316093412802235" calcext:value-type="float">
            <text:p>0.3160934128</text:p>
          </table:table-cell>
          <table:table-cell office:value-type="float" office:value="0.441813764453943" calcext:value-type="float">
            <text:p>0.4418137645</text:p>
          </table:table-cell>
          <table:table-cell office:value-type="float" office:value="0.327446993773338" calcext:value-type="float">
            <text:p>0.3274469938</text:p>
          </table:table-cell>
          <table:table-cell office:value-type="float" office:value="0.472252958663358" calcext:value-type="float">
            <text:p>0.4722529587</text:p>
          </table:table-cell>
          <table:table-cell office:value-type="float" office:value="0.508625480268543" calcext:value-type="float">
            <text:p>0.5086254803</text:p>
          </table:table-cell>
          <table:table-cell office:value-type="float" office:value="0.464607583908475" calcext:value-type="float">
            <text:p>0.4646075839</text:p>
          </table:table-cell>
          <table:table-cell office:value-type="float" office:value="0.502623146329089" calcext:value-type="float">
            <text:p>0.5026231463</text:p>
          </table:table-cell>
          <table:table-cell office:value-type="float" office:value="0.406062034065595" calcext:value-type="float">
            <text:p>0.4060620341</text:p>
          </table:table-cell>
          <table:table-cell office:value-type="float" office:value="0.438963116434098" calcext:value-type="float">
            <text:p>0.4389631164</text:p>
          </table:table-cell>
          <table:table-cell office:value-type="float" office:value="0.0899201070955159" calcext:value-type="float">
            <text:p>0.0899201071</text:p>
          </table:table-cell>
          <table:table-cell office:value-type="float" office:value="0.118674136370906" calcext:value-type="float">
            <text:p>0.1186741364</text:p>
          </table:table-cell>
          <table:table-cell office:value-type="float" office:value="0.199587520129838" calcext:value-type="float">
            <text:p>0.1995875201</text:p>
          </table:table-cell>
          <table:table-cell office:value-type="float" office:value="0.187704436018323" calcext:value-type="float">
            <text:p>0.187704436</text:p>
          </table:table-cell>
          <table:table-cell office:value-type="float" office:value="0.2262240761916" calcext:value-type="float">
            <text:p>0.2262240762</text:p>
          </table:table-cell>
          <table:table-cell office:value-type="float" office:value="0.527848711827579" calcext:value-type="float">
            <text:p>0.5278487118</text:p>
          </table:table-cell>
          <table:table-cell office:value-type="float" office:value="0.478165882884609" calcext:value-type="float">
            <text:p>0.4781658829</text:p>
          </table:table-cell>
          <table:table-cell office:value-type="float" office:value="0.525330335237244" calcext:value-type="float">
            <text:p>0.5253303352</text:p>
          </table:table-cell>
          <table:table-cell office:value-type="float" office:value="0.395942759955103" calcext:value-type="float">
            <text:p>0.39594276</text:p>
          </table:table-cell>
          <table:table-cell office:value-type="float" office:value="0.523840003310106" calcext:value-type="float">
            <text:p>0.5238400033</text:p>
          </table:table-cell>
          <table:table-cell office:value-type="float" office:value="0.494249068943797" calcext:value-type="float">
            <text:p>0.4942490689</text:p>
          </table:table-cell>
          <table:table-cell office:value-type="float" office:value="0.348331163875426" calcext:value-type="float">
            <text:p>0.3483311639</text:p>
          </table:table-cell>
          <table:table-cell office:value-type="float" office:value="0.547318227217049" calcext:value-type="float">
            <text:p>0.5473182272</text:p>
          </table:table-cell>
          <table:table-cell office:value-type="float" office:value="0.458739776280315" calcext:value-type="float">
            <text:p>0.4587397763</text:p>
          </table:table-cell>
          <table:table-cell office:value-type="float" office:value="0.429463761842551" calcext:value-type="float">
            <text:p>0.4294637618</text:p>
          </table:table-cell>
          <table:table-cell office:value-type="float" office:value="0.353567222010897" calcext:value-type="float">
            <text:p>0.353567222</text:p>
          </table:table-cell>
          <table:table-cell office:value-type="float" office:value="0.285168526303334" calcext:value-type="float">
            <text:p>0.2851685263</text:p>
          </table:table-cell>
          <table:table-cell office:value-type="float" office:value="0.314559407672065" calcext:value-type="float">
            <text:p>0.3145594077</text:p>
          </table:table-cell>
          <table:table-cell office:value-type="float" office:value="0.159604106721616" calcext:value-type="float">
            <text:p>0.1596041067</text:p>
          </table:table-cell>
          <table:table-cell office:value-type="float" office:value="0.272964532606328" calcext:value-type="float">
            <text:p>0.2729645326</text:p>
          </table:table-cell>
          <table:table-cell office:value-type="float" office:value="0.214982131307018" calcext:value-type="float">
            <text:p>0.2149821313</text:p>
          </table:table-cell>
          <table:table-cell office:value-type="float" office:value="0.117116330885276" calcext:value-type="float">
            <text:p>0.1171163309</text:p>
          </table:table-cell>
          <table:table-cell office:value-type="float" office:value="0.186630936383109" calcext:value-type="float">
            <text:p>0.1866309364</text:p>
          </table:table-cell>
          <table:table-cell office:value-type="float" office:value="0.288564747817673" calcext:value-type="float">
            <text:p>0.2885647478</text:p>
          </table:table-cell>
          <table:table-cell office:value-type="float" office:value="0.369905081141434" calcext:value-type="float">
            <text:p>0.3699050811</text:p>
          </table:table-cell>
          <table:table-cell office:value-type="float" office:value="0.485648897428845" calcext:value-type="float">
            <text:p>0.4856488974</text:p>
          </table:table-cell>
          <table:table-cell office:value-type="float" office:value="0.427763466890444" calcext:value-type="float">
            <text:p>0.4277634669</text:p>
          </table:table-cell>
          <table:table-cell office:value-type="float" office:value="0.436844799606115" calcext:value-type="float">
            <text:p>0.4368447996</text:p>
          </table:table-cell>
          <table:table-cell office:value-type="float" office:value="0.338704856437114" calcext:value-type="float">
            <text:p>0.3387048564</text:p>
          </table:table-cell>
          <table:table-cell office:value-type="float" office:value="0.310753404229699" calcext:value-type="float">
            <text:p>0.3107534042</text:p>
          </table:table-cell>
          <table:table-cell office:value-type="float" office:value="0.123009931975735" calcext:value-type="float">
            <text:p>0.123009932</text:p>
          </table:table-cell>
          <table:table-cell office:value-type="float" office:value="0.143092483192967" calcext:value-type="float">
            <text:p>0.1430924832</text:p>
          </table:table-cell>
          <table:table-cell office:value-type="float" office:value="0.173682788954102" calcext:value-type="float">
            <text:p>0.173682789</text:p>
          </table:table-cell>
          <table:table-cell office:value-type="float" office:value="0.217927858148614" calcext:value-type="float">
            <text:p>0.2179278581</text:p>
          </table:table-cell>
          <table:table-cell office:value-type="float" office:value="0.321178259412403" calcext:value-type="float">
            <text:p>0.3211782594</text:p>
          </table:table-cell>
          <table:table-cell office:value-type="float" office:value="0.258687625329265" calcext:value-type="float">
            <text:p>0.2586876253</text:p>
          </table:table-cell>
          <table:table-cell office:value-type="float" office:value="0.287258725870841" calcext:value-type="float">
            <text:p>0.2872587259</text:p>
          </table:table-cell>
          <table:table-cell office:value-type="float" office:value="0.286610948266966" calcext:value-type="float">
            <text:p>0.2866109483</text:p>
          </table:table-cell>
          <table:table-cell office:value-type="float" office:value="0.274152694643078" calcext:value-type="float">
            <text:p>0.2741526946</text:p>
          </table:table-cell>
          <table:table-cell office:value-type="float" office:value="0.348696257707202" calcext:value-type="float">
            <text:p>0.3486962577</text:p>
          </table:table-cell>
          <table:table-cell office:value-type="float" office:value="0.241941784119586" calcext:value-type="float">
            <text:p>0.2419417841</text:p>
          </table:table-cell>
          <table:table-cell office:value-type="float" office:value="0.146558199198364" calcext:value-type="float">
            <text:p>0.1465581992</text:p>
          </table:table-cell>
          <table:table-cell office:value-type="float" office:value="0.188011162174758" calcext:value-type="float">
            <text:p>0.1880111622</text:p>
          </table:table-cell>
          <table:table-cell office:value-type="float" office:value="0.128064729350581" calcext:value-type="float">
            <text:p>0.1280647294</text:p>
          </table:table-cell>
          <table:table-cell office:value-type="float" office:value="0.176869951335088" calcext:value-type="float">
            <text:p>0.1768699513</text:p>
          </table:table-cell>
          <table:table-cell office:value-type="float" office:value="0.208192738414641" calcext:value-type="float">
            <text:p>0.2081927384</text:p>
          </table:table-cell>
          <table:table-cell office:value-type="float" office:value="0.296527867513889" calcext:value-type="float">
            <text:p>0.2965278675</text:p>
          </table:table-cell>
          <table:table-cell office:value-type="float" office:value="0.346287512359464" calcext:value-type="float">
            <text:p>0.3462875124</text:p>
          </table:table-cell>
          <table:table-cell office:value-type="float" office:value="0.335484126379033" calcext:value-type="float">
            <text:p>0.3354841264</text:p>
          </table:table-cell>
          <table:table-cell office:value-type="float" office:value="0.252438122378808" calcext:value-type="float">
            <text:p>0.2524381224</text:p>
          </table:table-cell>
          <table:table-cell office:value-type="float" office:value="0.259195488064048" calcext:value-type="float">
            <text:p>0.2591954881</text:p>
          </table:table-cell>
          <table:table-cell office:value-type="float" office:value="0.200871017686728" calcext:value-type="float">
            <text:p>0.2008710177</text:p>
          </table:table-cell>
          <table:table-cell office:value-type="float" office:value="0.124596064253745" calcext:value-type="float">
            <text:p>0.1245960643</text:p>
          </table:table-cell>
          <table:table-cell office:value-type="float" office:value="0.113456169059865" calcext:value-type="float">
            <text:p>0.1134561691</text:p>
          </table:table-cell>
          <table:table-cell office:value-type="float" office:value="0.218974748616757" calcext:value-type="float">
            <text:p>0.2189747486</text:p>
          </table:table-cell>
          <table:table-cell office:value-type="float" office:value="0.21975695317758" calcext:value-type="float">
            <text:p>0.2197569532</text:p>
          </table:table-cell>
          <table:table-cell office:value-type="float" office:value="0.183479384712506" calcext:value-type="float">
            <text:p>0.1834793847</text:p>
          </table:table-cell>
          <table:table-cell office:value-type="float" office:value="0.30202624694971" calcext:value-type="float">
            <text:p>0.3020262469</text:p>
          </table:table-cell>
          <table:table-cell office:value-type="float" office:value="0.218539426113988" calcext:value-type="float">
            <text:p>0.2185394261</text:p>
          </table:table-cell>
          <table:table-cell office:value-type="float" office:value="0.208168741982624" calcext:value-type="float">
            <text:p>0.208168742</text:p>
          </table:table-cell>
          <table:table-cell office:value-type="float" office:value="0.185942361088438" calcext:value-type="float">
            <text:p>0.1859423611</text:p>
          </table:table-cell>
          <table:table-cell office:value-type="float" office:value="0.104972381663487" calcext:value-type="float">
            <text:p>0.1049723817</text:p>
          </table:table-cell>
          <table:table-cell office:value-type="float" office:value="0.375550930021898" calcext:value-type="float">
            <text:p>0.37555093</text:p>
          </table:table-cell>
          <table:table-cell office:value-type="float" office:value="0.360024756510716" calcext:value-type="float">
            <text:p>0.3600247565</text:p>
          </table:table-cell>
          <table:table-cell office:value-type="float" office:value="0.326230645634291" calcext:value-type="float">
            <text:p>0.3262306456</text:p>
          </table:table-cell>
          <table:table-cell office:value-type="float" office:value="0.321829296913311" calcext:value-type="float">
            <text:p>0.3218292969</text:p>
          </table:table-cell>
          <table:table-cell office:value-type="float" office:value="0.41994984841468" calcext:value-type="float">
            <text:p>0.4199498484</text:p>
          </table:table-cell>
          <table:table-cell office:value-type="float" office:value="0.336491881595747" calcext:value-type="float">
            <text:p>0.3364918816</text:p>
          </table:table-cell>
          <table:table-cell office:value-type="float" office:value="0.291988536633702" calcext:value-type="float">
            <text:p>0.2919885366</text:p>
          </table:table-cell>
          <table:table-cell office:value-type="float" office:value="0.27485634613035" calcext:value-type="float">
            <text:p>0.2748563461</text:p>
          </table:table-cell>
          <table:table-cell office:value-type="float" office:value="0.135614613002905" calcext:value-type="float">
            <text:p>0.135614613</text:p>
          </table:table-cell>
          <table:table-cell office:value-type="float" office:value="0.259009121591253" calcext:value-type="float">
            <text:p>0.2590091216</text:p>
          </table:table-cell>
          <table:table-cell office:value-type="float" office:value="0.183155779438164" calcext:value-type="float">
            <text:p>0.1831557794</text:p>
          </table:table-cell>
          <table:table-cell office:value-type="float" office:value="0.306386279000517" calcext:value-type="float">
            <text:p>0.306386279</text:p>
          </table:table-cell>
          <table:table-cell office:value-type="float" office:value="0.117128778443491" calcext:value-type="float">
            <text:p>0.1171287784</text:p>
          </table:table-cell>
          <table:table-cell office:value-type="float" office:value="0.317306511594196" calcext:value-type="float">
            <text:p>0.3173065116</text:p>
          </table:table-cell>
          <table:table-cell office:value-type="float" office:value="0.231626534373909" calcext:value-type="float">
            <text:p>0.2316265344</text:p>
          </table:table-cell>
          <table:table-cell office:value-type="float" office:value="0.322949834688046" calcext:value-type="float">
            <text:p>0.3229498347</text:p>
          </table:table-cell>
          <table:table-cell office:value-type="float" office:value="0.341418777562985" calcext:value-type="float">
            <text:p>0.3414187776</text:p>
          </table:table-cell>
          <table:table-cell office:value-type="float" office:value="0.363793640941489" calcext:value-type="float">
            <text:p>0.3637936409</text:p>
          </table:table-cell>
          <table:table-cell office:value-type="float" office:value="0.364211818839597" calcext:value-type="float">
            <text:p>0.3642118188</text:p>
          </table:table-cell>
          <table:table-cell office:value-type="float" office:value="0.415176706184291" calcext:value-type="float">
            <text:p>0.4151767062</text:p>
          </table:table-cell>
          <table:table-cell office:value-type="float" office:value="0.362753463426778" calcext:value-type="float">
            <text:p>0.3627534634</text:p>
          </table:table-cell>
          <table:table-cell office:value-type="float" office:value="0.326716203766071" calcext:value-type="float">
            <text:p>0.3267162038</text:p>
          </table:table-cell>
          <table:table-cell office:value-type="float" office:value="0.25465212732135" calcext:value-type="float">
            <text:p>0.2546521273</text:p>
          </table:table-cell>
          <table:table-cell office:value-type="float" office:value="0.237929696805916" calcext:value-type="float">
            <text:p>0.2379296968</text:p>
          </table:table-cell>
          <table:table-cell office:value-type="float" office:value="0.203322902174425" calcext:value-type="float">
            <text:p>0.2033229022</text:p>
          </table:table-cell>
          <table:table-cell office:value-type="float" office:value="0.329687768706856" calcext:value-type="float">
            <text:p>0.3296877687</text:p>
          </table:table-cell>
          <table:table-cell office:value-type="float" office:value="0.187711179835154" calcext:value-type="float">
            <text:p>0.1877111798</text:p>
          </table:table-cell>
          <table:table-cell office:value-type="float" office:value="0.294871725845904" calcext:value-type="float">
            <text:p>0.2948717258</text:p>
          </table:table-cell>
          <table:table-cell office:value-type="float" office:value="0.18882660100992" calcext:value-type="float">
            <text:p>0.188826601</text:p>
          </table:table-cell>
          <table:table-cell office:value-type="float" office:value="0.260863308500908" calcext:value-type="float">
            <text:p>0.2608633085</text:p>
          </table:table-cell>
          <table:table-cell office:value-type="float" office:value="0.305075306134918" calcext:value-type="float">
            <text:p>0.3050753061</text:p>
          </table:table-cell>
          <table:table-cell office:value-type="float" office:value="0.251607383972596" calcext:value-type="float">
            <text:p>0.251607384</text:p>
          </table:table-cell>
          <table:table-cell office:value-type="float" office:value="0.333539239638725" calcext:value-type="float">
            <text:p>0.3335392396</text:p>
          </table:table-cell>
          <table:table-cell office:value-type="float" office:value="0.333446993415021" calcext:value-type="float">
            <text:p>0.3334469934</text:p>
          </table:table-cell>
          <table:table-cell office:value-type="float" office:value="0.315025964660831" calcext:value-type="float">
            <text:p>0.3150259647</text:p>
          </table:table-cell>
          <table:table-cell office:value-type="float" office:value="0.372240913169754" calcext:value-type="float">
            <text:p>0.3722409132</text:p>
          </table:table-cell>
          <table:table-cell office:value-type="float" office:value="0.643751751021753" calcext:value-type="float">
            <text:p>0.643751751</text:p>
          </table:table-cell>
          <table:table-cell office:value-type="float" office:value="0.321176280550967" calcext:value-type="float">
            <text:p>0.3211762806</text:p>
          </table:table-cell>
          <table:table-cell office:value-type="float" office:value="0.434275974778339" calcext:value-type="float">
            <text:p>0.4342759748</text:p>
          </table:table-cell>
          <table:table-cell office:value-type="float" office:value="0.354375471600909" calcext:value-type="float">
            <text:p>0.3543754716</text:p>
          </table:table-cell>
          <table:table-cell office:value-type="float" office:value="0.363400772462196" calcext:value-type="float">
            <text:p>0.3634007725</text:p>
          </table:table-cell>
          <table:table-cell office:value-type="float" office:value="0.363456143064356" calcext:value-type="float">
            <text:p>0.3634561431</text:p>
          </table:table-cell>
          <table:table-cell office:value-type="float" office:value="0.42683265353447" calcext:value-type="float">
            <text:p>0.4268326535</text:p>
          </table:table-cell>
          <table:table-cell office:value-type="float" office:value="0.388384043323524" calcext:value-type="float">
            <text:p>0.3883840433</text:p>
          </table:table-cell>
          <table:table-cell office:value-type="float" office:value="0.333585255027071" calcext:value-type="float">
            <text:p>0.333585255</text:p>
          </table:table-cell>
          <table:table-cell office:value-type="float" office:value="0.269145172658768" calcext:value-type="float">
            <text:p>0.2691451727</text:p>
          </table:table-cell>
          <table:table-cell office:value-type="float" office:value="0.325640255509512" calcext:value-type="float">
            <text:p>0.3256402555</text:p>
          </table:table-cell>
          <table:table-cell office:value-type="float" office:value="0.308477447145123" calcext:value-type="float">
            <text:p>0.3084774471</text:p>
          </table:table-cell>
          <table:table-cell office:value-type="float" office:value="0.238694448291036" calcext:value-type="float">
            <text:p>0.2386944483</text:p>
          </table:table-cell>
          <table:table-cell office:value-type="float" office:value="0.280285354857553" calcext:value-type="float">
            <text:p>0.2802853549</text:p>
          </table:table-cell>
          <table:table-cell office:value-type="float" office:value="0.141928206927704" calcext:value-type="float">
            <text:p>0.1419282069</text:p>
          </table:table-cell>
          <table:table-cell office:value-type="float" office:value="0.109078531941531" calcext:value-type="float">
            <text:p>0.1090785319</text:p>
          </table:table-cell>
          <table:table-cell office:value-type="float" office:value="0.239785040553816" calcext:value-type="float">
            <text:p>0.2397850406</text:p>
          </table:table-cell>
          <table:table-cell office:value-type="float" office:value="0.236003522649492" calcext:value-type="float">
            <text:p>0.2360035226</text:p>
          </table:table-cell>
          <table:table-cell office:value-type="float" office:value="0.241215035165807" calcext:value-type="float">
            <text:p>0.2412150352</text:p>
          </table:table-cell>
          <table:table-cell office:value-type="float" office:value="0.291843548786983" calcext:value-type="float">
            <text:p>0.2918435488</text:p>
          </table:table-cell>
          <table:table-cell office:value-type="float" office:value="0.156611551701096" calcext:value-type="float">
            <text:p>0.1566115517</text:p>
          </table:table-cell>
          <table:table-cell office:value-type="float" office:value="0.256453141789573" calcext:value-type="float">
            <text:p>0.2564531418</text:p>
          </table:table-cell>
          <table:table-cell office:value-type="float" office:value="0.289683243010908" calcext:value-type="float">
            <text:p>0.289683243</text:p>
          </table:table-cell>
          <table:table-cell office:value-type="float" office:value="0.219817671992796" calcext:value-type="float">
            <text:p>0.219817672</text:p>
          </table:table-cell>
          <table:table-cell office:value-type="float" office:value="0.153470284312683" calcext:value-type="float">
            <text:p>0.1534702843</text:p>
          </table:table-cell>
          <table:table-cell office:value-type="float" office:value="0.32999372655985" calcext:value-type="float">
            <text:p>0.3299937266</text:p>
          </table:table-cell>
          <table:table-cell office:value-type="float" office:value="0.276431449409946" calcext:value-type="float">
            <text:p>0.2764314494</text:p>
          </table:table-cell>
          <table:table-cell office:value-type="float" office:value="0.355777005439141" calcext:value-type="float">
            <text:p>0.3557770054</text:p>
          </table:table-cell>
          <table:table-cell office:value-type="float" office:value="0.396414490735818" calcext:value-type="float">
            <text:p>0.3964144907</text:p>
          </table:table-cell>
          <table:table-cell office:value-type="float" office:value="0.362639771837723" calcext:value-type="float">
            <text:p>0.3626397718</text:p>
          </table:table-cell>
          <table:table-cell office:value-type="float" office:value="0.414408647691955" calcext:value-type="float">
            <text:p>0.4144086477</text:p>
          </table:table-cell>
          <table:table-cell office:value-type="float" office:value="0.500025977236994" calcext:value-type="float">
            <text:p>0.5000259772</text:p>
          </table:table-cell>
          <table:table-cell office:value-type="float" office:value="0.421264453240593" calcext:value-type="float">
            <text:p>0.4212644532</text:p>
          </table:table-cell>
          <table:table-cell office:value-type="float" office:value="0.379385117706425" calcext:value-type="float">
            <text:p>0.3793851177</text:p>
          </table:table-cell>
          <table:table-cell office:value-type="float" office:value="0.40663244534323" calcext:value-type="float">
            <text:p>0.4066324453</text:p>
          </table:table-cell>
          <table:table-cell office:value-type="float" office:value="0.159501367526106" calcext:value-type="float">
            <text:p>0.15950136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9969" calcext:value-type="float">
            <text:p>639969</text:p>
          </table:table-cell>
          <table:table-cell table:formula="of:=AVERAGE([.E8:.GL8])" office:value-type="float" office:value="0.300831260590792" calcext:value-type="float">
            <text:p>0.3008312606</text:p>
          </table:table-cell>
          <table:table-cell/>
          <table:table-cell office:value-type="float" office:value="0.247479608450525" calcext:value-type="float">
            <text:p>0.2474796085</text:p>
          </table:table-cell>
          <table:table-cell office:value-type="float" office:value="0.223458890395158" calcext:value-type="float">
            <text:p>0.2234588904</text:p>
          </table:table-cell>
          <table:table-cell office:value-type="float" office:value="0.126040204936445" calcext:value-type="float">
            <text:p>0.1260402049</text:p>
          </table:table-cell>
          <table:table-cell office:value-type="float" office:value="0.228483945838325" calcext:value-type="float">
            <text:p>0.2284839458</text:p>
          </table:table-cell>
          <table:table-cell office:value-type="float" office:value="0.207804105497272" calcext:value-type="float">
            <text:p>0.2078041055</text:p>
          </table:table-cell>
          <table:table-cell office:value-type="float" office:value="0.306806892058305" calcext:value-type="float">
            <text:p>0.3068068921</text:p>
          </table:table-cell>
          <table:table-cell office:value-type="float" office:value="0.296937327075817" calcext:value-type="float">
            <text:p>0.2969373271</text:p>
          </table:table-cell>
          <table:table-cell office:value-type="float" office:value="0.290717112362614" calcext:value-type="float">
            <text:p>0.2907171124</text:p>
          </table:table-cell>
          <table:table-cell office:value-type="float" office:value="0.237795479385023" calcext:value-type="float">
            <text:p>0.2377954794</text:p>
          </table:table-cell>
          <table:table-cell office:value-type="float" office:value="0.304516670920284" calcext:value-type="float">
            <text:p>0.3045166709</text:p>
          </table:table-cell>
          <table:table-cell office:value-type="float" office:value="0.29012388950159" calcext:value-type="float">
            <text:p>0.2901238895</text:p>
          </table:table-cell>
          <table:table-cell office:value-type="float" office:value="0.384781932174872" calcext:value-type="float">
            <text:p>0.3847819322</text:p>
          </table:table-cell>
          <table:table-cell office:value-type="float" office:value="0.246175749820781" calcext:value-type="float">
            <text:p>0.2461757498</text:p>
          </table:table-cell>
          <table:table-cell office:value-type="float" office:value="0.240396044745897" calcext:value-type="float">
            <text:p>0.2403960447</text:p>
          </table:table-cell>
          <table:table-cell office:value-type="float" office:value="0.250513166146514" calcext:value-type="float">
            <text:p>0.2505131661</text:p>
          </table:table-cell>
          <table:table-cell office:value-type="float" office:value="0.135612423237427" calcext:value-type="float">
            <text:p>0.1356124232</text:p>
          </table:table-cell>
          <table:table-cell office:value-type="float" office:value="0.150472544514496" calcext:value-type="float">
            <text:p>0.1504725445</text:p>
          </table:table-cell>
          <table:table-cell office:value-type="float" office:value="0.143787442737611" calcext:value-type="float">
            <text:p>0.1437874427</text:p>
          </table:table-cell>
          <table:table-cell office:value-type="float" office:value="0.184786951142062" calcext:value-type="float">
            <text:p>0.1847869511</text:p>
          </table:table-cell>
          <table:table-cell office:value-type="float" office:value="0.285466310878692" calcext:value-type="float">
            <text:p>0.2854663109</text:p>
          </table:table-cell>
          <table:table-cell office:value-type="float" office:value="0.449788761425603" calcext:value-type="float">
            <text:p>0.4497887614</text:p>
          </table:table-cell>
          <table:table-cell office:value-type="float" office:value="0.453072382953097" calcext:value-type="float">
            <text:p>0.453072383</text:p>
          </table:table-cell>
          <table:table-cell office:value-type="float" office:value="0.439498707346683" calcext:value-type="float">
            <text:p>0.4394987073</text:p>
          </table:table-cell>
          <table:table-cell office:value-type="float" office:value="0.488160629068287" calcext:value-type="float">
            <text:p>0.4881606291</text:p>
          </table:table-cell>
          <table:table-cell office:value-type="float" office:value="0.499085455605134" calcext:value-type="float">
            <text:p>0.4990854556</text:p>
          </table:table-cell>
          <table:table-cell office:value-type="float" office:value="0.395473962544877" calcext:value-type="float">
            <text:p>0.3954739625</text:p>
          </table:table-cell>
          <table:table-cell office:value-type="float" office:value="0.37337144132968" calcext:value-type="float">
            <text:p>0.3733714413</text:p>
          </table:table-cell>
          <table:table-cell office:value-type="float" office:value="0.33932567292463" calcext:value-type="float">
            <text:p>0.3393256729</text:p>
          </table:table-cell>
          <table:table-cell office:value-type="float" office:value="0.409808487179835" calcext:value-type="float">
            <text:p>0.4098084872</text:p>
          </table:table-cell>
          <table:table-cell office:value-type="float" office:value="0.203511108718583" calcext:value-type="float">
            <text:p>0.2035111087</text:p>
          </table:table-cell>
          <table:table-cell office:value-type="float" office:value="0.183392019215769" calcext:value-type="float">
            <text:p>0.1833920192</text:p>
          </table:table-cell>
          <table:table-cell office:value-type="float" office:value="0.129246703570964" calcext:value-type="float">
            <text:p>0.1292467036</text:p>
          </table:table-cell>
          <table:table-cell office:value-type="float" office:value="0.195038263398732" calcext:value-type="float">
            <text:p>0.1950382634</text:p>
          </table:table-cell>
          <table:table-cell office:value-type="float" office:value="0.381348669861979" calcext:value-type="float">
            <text:p>0.3813486699</text:p>
          </table:table-cell>
          <table:table-cell office:value-type="float" office:value="0.260038850534297" calcext:value-type="float">
            <text:p>0.2600388505</text:p>
          </table:table-cell>
          <table:table-cell office:value-type="float" office:value="0.184869622282379" calcext:value-type="float">
            <text:p>0.1848696223</text:p>
          </table:table-cell>
          <table:table-cell office:value-type="float" office:value="0.321420842070826" calcext:value-type="float">
            <text:p>0.3214208421</text:p>
          </table:table-cell>
          <table:table-cell office:value-type="float" office:value="0.366233378640355" calcext:value-type="float">
            <text:p>0.3662333786</text:p>
          </table:table-cell>
          <table:table-cell office:value-type="float" office:value="0.382094945116053" calcext:value-type="float">
            <text:p>0.3820949451</text:p>
          </table:table-cell>
          <table:table-cell office:value-type="float" office:value="0.273848431280667" calcext:value-type="float">
            <text:p>0.2738484313</text:p>
          </table:table-cell>
          <table:table-cell office:value-type="float" office:value="0.354166448014886" calcext:value-type="float">
            <text:p>0.354166448</text:p>
          </table:table-cell>
          <table:table-cell office:value-type="float" office:value="0.261152687351761" calcext:value-type="float">
            <text:p>0.2611526874</text:p>
          </table:table-cell>
          <table:table-cell office:value-type="float" office:value="0.486357574723458" calcext:value-type="float">
            <text:p>0.4863575747</text:p>
          </table:table-cell>
          <table:table-cell office:value-type="float" office:value="0.236309773882068" calcext:value-type="float">
            <text:p>0.2363097739</text:p>
          </table:table-cell>
          <table:table-cell office:value-type="float" office:value="0.213090800222231" calcext:value-type="float">
            <text:p>0.2130908002</text:p>
          </table:table-cell>
          <table:table-cell office:value-type="float" office:value="0.186653447106572" calcext:value-type="float">
            <text:p>0.1866534471</text:p>
          </table:table-cell>
          <table:table-cell office:value-type="float" office:value="0.367014129478305" calcext:value-type="float">
            <text:p>0.3670141295</text:p>
          </table:table-cell>
          <table:table-cell office:value-type="float" office:value="0.372589574185702" calcext:value-type="float">
            <text:p>0.3725895742</text:p>
          </table:table-cell>
          <table:table-cell office:value-type="float" office:value="0.368873624519998" calcext:value-type="float">
            <text:p>0.3688736245</text:p>
          </table:table-cell>
          <table:table-cell office:value-type="float" office:value="0.390625863061805" calcext:value-type="float">
            <text:p>0.3906258631</text:p>
          </table:table-cell>
          <table:table-cell office:value-type="float" office:value="0.478917168053323" calcext:value-type="float">
            <text:p>0.4789171681</text:p>
          </table:table-cell>
          <table:table-cell office:value-type="float" office:value="0.496872720038782" calcext:value-type="float">
            <text:p>0.49687272</text:p>
          </table:table-cell>
          <table:table-cell office:value-type="float" office:value="0.460349212216035" calcext:value-type="float">
            <text:p>0.4603492122</text:p>
          </table:table-cell>
          <table:table-cell office:value-type="float" office:value="0.512822497647576" calcext:value-type="float">
            <text:p>0.5128224976</text:p>
          </table:table-cell>
          <table:table-cell office:value-type="float" office:value="0.440689576373648" calcext:value-type="float">
            <text:p>0.4406895764</text:p>
          </table:table-cell>
          <table:table-cell office:value-type="float" office:value="0.458108859708282" calcext:value-type="float">
            <text:p>0.4581088597</text:p>
          </table:table-cell>
          <table:table-cell office:value-type="float" office:value="0.215625575803368" calcext:value-type="float">
            <text:p>0.2156255758</text:p>
          </table:table-cell>
          <table:table-cell office:value-type="float" office:value="0.184543571193814" calcext:value-type="float">
            <text:p>0.1845435712</text:p>
          </table:table-cell>
          <table:table-cell office:value-type="float" office:value="0.224753454058768" calcext:value-type="float">
            <text:p>0.2247534541</text:p>
          </table:table-cell>
          <table:table-cell office:value-type="float" office:value="0.180459993052608" calcext:value-type="float">
            <text:p>0.1804599931</text:p>
          </table:table-cell>
          <table:table-cell office:value-type="float" office:value="0.202817352337301" calcext:value-type="float">
            <text:p>0.2028173523</text:p>
          </table:table-cell>
          <table:table-cell office:value-type="float" office:value="0.318134515161977" calcext:value-type="float">
            <text:p>0.3181345152</text:p>
          </table:table-cell>
          <table:table-cell office:value-type="float" office:value="0.471429370873071" calcext:value-type="float">
            <text:p>0.4714293709</text:p>
          </table:table-cell>
          <table:table-cell office:value-type="float" office:value="0.491771829210732" calcext:value-type="float">
            <text:p>0.4917718292</text:p>
          </table:table-cell>
          <table:table-cell office:value-type="float" office:value="0.379090642378346" calcext:value-type="float">
            <text:p>0.3790906424</text:p>
          </table:table-cell>
          <table:table-cell office:value-type="float" office:value="0.485402013027924" calcext:value-type="float">
            <text:p>0.485402013</text:p>
          </table:table-cell>
          <table:table-cell office:value-type="float" office:value="0.430000383973836" calcext:value-type="float">
            <text:p>0.430000384</text:p>
          </table:table-cell>
          <table:table-cell office:value-type="float" office:value="0.434251964049128" calcext:value-type="float">
            <text:p>0.434251964</text:p>
          </table:table-cell>
          <table:table-cell office:value-type="float" office:value="0.283777442965718" calcext:value-type="float">
            <text:p>0.283777443</text:p>
          </table:table-cell>
          <table:table-cell office:value-type="float" office:value="0.423576706859391" calcext:value-type="float">
            <text:p>0.4235767069</text:p>
          </table:table-cell>
          <table:table-cell office:value-type="float" office:value="0.405484602569858" calcext:value-type="float">
            <text:p>0.4054846026</text:p>
          </table:table-cell>
          <table:table-cell office:value-type="float" office:value="0.416003363206219" calcext:value-type="float">
            <text:p>0.4160033632</text:p>
          </table:table-cell>
          <table:table-cell office:value-type="float" office:value="0.265722456370967" calcext:value-type="float">
            <text:p>0.2657224564</text:p>
          </table:table-cell>
          <table:table-cell office:value-type="float" office:value="0.294296906505849" calcext:value-type="float">
            <text:p>0.2942969065</text:p>
          </table:table-cell>
          <table:table-cell office:value-type="float" office:value="0.321657511300024" calcext:value-type="float">
            <text:p>0.3216575113</text:p>
          </table:table-cell>
          <table:table-cell office:value-type="float" office:value="0.131102376294456" calcext:value-type="float">
            <text:p>0.1311023763</text:p>
          </table:table-cell>
          <table:table-cell office:value-type="float" office:value="0.192044885944875" calcext:value-type="float">
            <text:p>0.1920448859</text:p>
          </table:table-cell>
          <table:table-cell office:value-type="float" office:value="0.266776707901675" calcext:value-type="float">
            <text:p>0.2667767079</text:p>
          </table:table-cell>
          <table:table-cell office:value-type="float" office:value="0.276168585161024" calcext:value-type="float">
            <text:p>0.2761685852</text:p>
          </table:table-cell>
          <table:table-cell office:value-type="float" office:value="0.311276971237828" calcext:value-type="float">
            <text:p>0.3112769712</text:p>
          </table:table-cell>
          <table:table-cell office:value-type="float" office:value="0.402481827543861" calcext:value-type="float">
            <text:p>0.4024818275</text:p>
          </table:table-cell>
          <table:table-cell office:value-type="float" office:value="0.487464767385007" calcext:value-type="float">
            <text:p>0.4874647674</text:p>
          </table:table-cell>
          <table:table-cell office:value-type="float" office:value="0.35654532834675" calcext:value-type="float">
            <text:p>0.3565453283</text:p>
          </table:table-cell>
          <table:table-cell office:value-type="float" office:value="0.364872972722356" calcext:value-type="float">
            <text:p>0.3648729727</text:p>
          </table:table-cell>
          <table:table-cell office:value-type="float" office:value="0.352430165606504" calcext:value-type="float">
            <text:p>0.3524301656</text:p>
          </table:table-cell>
          <table:table-cell office:value-type="float" office:value="0.335817503318272" calcext:value-type="float">
            <text:p>0.3358175033</text:p>
          </table:table-cell>
          <table:table-cell office:value-type="float" office:value="0.0910254179295447" calcext:value-type="float">
            <text:p>0.0910254179</text:p>
          </table:table-cell>
          <table:table-cell office:value-type="float" office:value="0.160957889046852" calcext:value-type="float">
            <text:p>0.160957889</text:p>
          </table:table-cell>
          <table:table-cell office:value-type="float" office:value="0.340050559914674" calcext:value-type="float">
            <text:p>0.3400505599</text:p>
          </table:table-cell>
          <table:table-cell office:value-type="float" office:value="0.203961970493473" calcext:value-type="float">
            <text:p>0.2039619705</text:p>
          </table:table-cell>
          <table:table-cell office:value-type="float" office:value="0.20965365771066" calcext:value-type="float">
            <text:p>0.2096536577</text:p>
          </table:table-cell>
          <table:table-cell office:value-type="float" office:value="0.353314259338892" calcext:value-type="float">
            <text:p>0.3533142593</text:p>
          </table:table-cell>
          <table:table-cell office:value-type="float" office:value="0.364241415753689" calcext:value-type="float">
            <text:p>0.3642414158</text:p>
          </table:table-cell>
          <table:table-cell office:value-type="float" office:value="0.244037412692938" calcext:value-type="float">
            <text:p>0.2440374127</text:p>
          </table:table-cell>
          <table:table-cell office:value-type="float" office:value="0.29810525707936" calcext:value-type="float">
            <text:p>0.2981052571</text:p>
          </table:table-cell>
          <table:table-cell office:value-type="float" office:value="0.340612293276813" calcext:value-type="float">
            <text:p>0.3406122933</text:p>
          </table:table-cell>
          <table:table-cell office:value-type="float" office:value="0.302321752547164" calcext:value-type="float">
            <text:p>0.3023217525</text:p>
          </table:table-cell>
          <table:table-cell office:value-type="float" office:value="0.150347957135775" calcext:value-type="float">
            <text:p>0.1503479571</text:p>
          </table:table-cell>
          <table:table-cell office:value-type="float" office:value="0.29567867805177" calcext:value-type="float">
            <text:p>0.2956786781</text:p>
          </table:table-cell>
          <table:table-cell office:value-type="float" office:value="0.113927742054943" calcext:value-type="float">
            <text:p>0.1139277421</text:p>
          </table:table-cell>
          <table:table-cell office:value-type="float" office:value="0.20011463986295" calcext:value-type="float">
            <text:p>0.2001146399</text:p>
          </table:table-cell>
          <table:table-cell office:value-type="float" office:value="0.262500711899436" calcext:value-type="float">
            <text:p>0.2625007119</text:p>
          </table:table-cell>
          <table:table-cell office:value-type="float" office:value="0.381893227817169" calcext:value-type="float">
            <text:p>0.3818932278</text:p>
          </table:table-cell>
          <table:table-cell office:value-type="float" office:value="0.325393356304948" calcext:value-type="float">
            <text:p>0.3253933563</text:p>
          </table:table-cell>
          <table:table-cell office:value-type="float" office:value="0.302635451355545" calcext:value-type="float">
            <text:p>0.3026354514</text:p>
          </table:table-cell>
          <table:table-cell office:value-type="float" office:value="0.200560304600864" calcext:value-type="float">
            <text:p>0.2005603046</text:p>
          </table:table-cell>
          <table:table-cell office:value-type="float" office:value="0.215967215903152" calcext:value-type="float">
            <text:p>0.2159672159</text:p>
          </table:table-cell>
          <table:table-cell office:value-type="float" office:value="0.228331177974748" calcext:value-type="float">
            <text:p>0.228331178</text:p>
          </table:table-cell>
          <table:table-cell office:value-type="float" office:value="0.0891583651845621" calcext:value-type="float">
            <text:p>0.0891583652</text:p>
          </table:table-cell>
          <table:table-cell office:value-type="float" office:value="0.193553466430524" calcext:value-type="float">
            <text:p>0.1935534664</text:p>
          </table:table-cell>
          <table:table-cell office:value-type="float" office:value="0.219890499871643" calcext:value-type="float">
            <text:p>0.2198904999</text:p>
          </table:table-cell>
          <table:table-cell office:value-type="float" office:value="0.21454987845926" calcext:value-type="float">
            <text:p>0.2145498785</text:p>
          </table:table-cell>
          <table:table-cell office:value-type="float" office:value="0.186521514947167" calcext:value-type="float">
            <text:p>0.1865215149</text:p>
          </table:table-cell>
          <table:table-cell office:value-type="float" office:value="0.278945099350002" calcext:value-type="float">
            <text:p>0.2789450994</text:p>
          </table:table-cell>
          <table:table-cell office:value-type="float" office:value="0.229510305842669" calcext:value-type="float">
            <text:p>0.2295103058</text:p>
          </table:table-cell>
          <table:table-cell office:value-type="float" office:value="0.225725762970803" calcext:value-type="float">
            <text:p>0.225725763</text:p>
          </table:table-cell>
          <table:table-cell office:value-type="float" office:value="0.202885182402617" calcext:value-type="float">
            <text:p>0.2028851824</text:p>
          </table:table-cell>
          <table:table-cell office:value-type="float" office:value="0.169727613019816" calcext:value-type="float">
            <text:p>0.169727613</text:p>
          </table:table-cell>
          <table:table-cell office:value-type="float" office:value="0.295859480463367" calcext:value-type="float">
            <text:p>0.2958594805</text:p>
          </table:table-cell>
          <table:table-cell office:value-type="float" office:value="0.316535613487807" calcext:value-type="float">
            <text:p>0.3165356135</text:p>
          </table:table-cell>
          <table:table-cell office:value-type="float" office:value="0.343632705081095" calcext:value-type="float">
            <text:p>0.3436327051</text:p>
          </table:table-cell>
          <table:table-cell office:value-type="float" office:value="0.368492440009419" calcext:value-type="float">
            <text:p>0.36849244</text:p>
          </table:table-cell>
          <table:table-cell office:value-type="float" office:value="0.377478693895522" calcext:value-type="float">
            <text:p>0.3774786939</text:p>
          </table:table-cell>
          <table:table-cell office:value-type="float" office:value="0.254578370965329" calcext:value-type="float">
            <text:p>0.254578371</text:p>
          </table:table-cell>
          <table:table-cell office:value-type="float" office:value="0.344219611703658" calcext:value-type="float">
            <text:p>0.3442196117</text:p>
          </table:table-cell>
          <table:table-cell office:value-type="float" office:value="0.195906918583073" calcext:value-type="float">
            <text:p>0.1959069186</text:p>
          </table:table-cell>
          <table:table-cell office:value-type="float" office:value="0.273673533365933" calcext:value-type="float">
            <text:p>0.2736735334</text:p>
          </table:table-cell>
          <table:table-cell office:value-type="float" office:value="0.174623213523014" calcext:value-type="float">
            <text:p>0.1746232135</text:p>
          </table:table-cell>
          <table:table-cell office:value-type="float" office:value="0.239855566273108" calcext:value-type="float">
            <text:p>0.2398555663</text:p>
          </table:table-cell>
          <table:table-cell office:value-type="float" office:value="0.220299828711342" calcext:value-type="float">
            <text:p>0.2202998287</text:p>
          </table:table-cell>
          <table:table-cell office:value-type="float" office:value="0.558946450101473" calcext:value-type="float">
            <text:p>0.5589464501</text:p>
          </table:table-cell>
          <table:table-cell office:value-type="float" office:value="0.188314922107173" calcext:value-type="float">
            <text:p>0.1883149221</text:p>
          </table:table-cell>
          <table:table-cell office:value-type="float" office:value="0.299867907506782" calcext:value-type="float">
            <text:p>0.2998679075</text:p>
          </table:table-cell>
          <table:table-cell office:value-type="float" office:value="0.356974357585656" calcext:value-type="float">
            <text:p>0.3569743576</text:p>
          </table:table-cell>
          <table:table-cell office:value-type="float" office:value="0.367674795168868" calcext:value-type="float">
            <text:p>0.3676747952</text:p>
          </table:table-cell>
          <table:table-cell office:value-type="float" office:value="0.364399060042674" calcext:value-type="float">
            <text:p>0.36439906</text:p>
          </table:table-cell>
          <table:table-cell office:value-type="float" office:value="0.378170470795885" calcext:value-type="float">
            <text:p>0.3781704708</text:p>
          </table:table-cell>
          <table:table-cell office:value-type="float" office:value="0.500121128230884" calcext:value-type="float">
            <text:p>0.5001211282</text:p>
          </table:table-cell>
          <table:table-cell office:value-type="float" office:value="0.370557205590128" calcext:value-type="float">
            <text:p>0.3705572056</text:p>
          </table:table-cell>
          <table:table-cell office:value-type="float" office:value="0.263779096911682" calcext:value-type="float">
            <text:p>0.2637790969</text:p>
          </table:table-cell>
          <table:table-cell office:value-type="float" office:value="0.270271678751106" calcext:value-type="float">
            <text:p>0.2702716788</text:p>
          </table:table-cell>
          <table:table-cell office:value-type="float" office:value="0.241777183978621" calcext:value-type="float">
            <text:p>0.241777184</text:p>
          </table:table-cell>
          <table:table-cell office:value-type="float" office:value="0.228323974835277" calcext:value-type="float">
            <text:p>0.2283239748</text:p>
          </table:table-cell>
          <table:table-cell office:value-type="float" office:value="0.269655538078194" calcext:value-type="float">
            <text:p>0.2696555381</text:p>
          </table:table-cell>
          <table:table-cell office:value-type="float" office:value="0.288362999835099" calcext:value-type="float">
            <text:p>0.2883629998</text:p>
          </table:table-cell>
          <table:table-cell office:value-type="float" office:value="0.178437231770211" calcext:value-type="float">
            <text:p>0.1784372318</text:p>
          </table:table-cell>
          <table:table-cell office:value-type="float" office:value="0.290981106551219" calcext:value-type="float">
            <text:p>0.2909811066</text:p>
          </table:table-cell>
          <table:table-cell office:value-type="float" office:value="0.259570466702967" calcext:value-type="float">
            <text:p>0.2595704667</text:p>
          </table:table-cell>
          <table:table-cell office:value-type="float" office:value="0.343014212760426" calcext:value-type="float">
            <text:p>0.3430142128</text:p>
          </table:table-cell>
          <table:table-cell office:value-type="float" office:value="0.281287320273754" calcext:value-type="float">
            <text:p>0.2812873203</text:p>
          </table:table-cell>
          <table:table-cell office:value-type="float" office:value="0.276975350849293" calcext:value-type="float">
            <text:p>0.2769753508</text:p>
          </table:table-cell>
          <table:table-cell office:value-type="float" office:value="0.359274831625625" calcext:value-type="float">
            <text:p>0.3592748316</text:p>
          </table:table-cell>
          <table:table-cell office:value-type="float" office:value="0.325557411933272" calcext:value-type="float">
            <text:p>0.3255574119</text:p>
          </table:table-cell>
          <table:table-cell office:value-type="float" office:value="0.357125691297332" calcext:value-type="float">
            <text:p>0.3571256913</text:p>
          </table:table-cell>
          <table:table-cell office:value-type="float" office:value="0.249112664055978" calcext:value-type="float">
            <text:p>0.2491126641</text:p>
          </table:table-cell>
          <table:table-cell office:value-type="float" office:value="0.250117117163617" calcext:value-type="float">
            <text:p>0.2501171172</text:p>
          </table:table-cell>
          <table:table-cell office:value-type="float" office:value="0.409181750621586" calcext:value-type="float">
            <text:p>0.4091817506</text:p>
          </table:table-cell>
          <table:table-cell office:value-type="float" office:value="0.431704334402469" calcext:value-type="float">
            <text:p>0.4317043344</text:p>
          </table:table-cell>
          <table:table-cell office:value-type="float" office:value="0.326679717404473" calcext:value-type="float">
            <text:p>0.3266797174</text:p>
          </table:table-cell>
          <table:table-cell office:value-type="float" office:value="0.242110214845566" calcext:value-type="float">
            <text:p>0.2421102148</text:p>
          </table:table-cell>
          <table:table-cell office:value-type="float" office:value="0.456993306355957" calcext:value-type="float">
            <text:p>0.4569933064</text:p>
          </table:table-cell>
          <table:table-cell office:value-type="float" office:value="0.429641640298938" calcext:value-type="float">
            <text:p>0.4296416403</text:p>
          </table:table-cell>
          <table:table-cell office:value-type="float" office:value="0.289442642453975" calcext:value-type="float">
            <text:p>0.2894426425</text:p>
          </table:table-cell>
          <table:table-cell office:value-type="float" office:value="0.276178024479843" calcext:value-type="float">
            <text:p>0.2761780245</text:p>
          </table:table-cell>
          <table:table-cell office:value-type="float" office:value="0.289307018394235" calcext:value-type="float">
            <text:p>0.2893070184</text:p>
          </table:table-cell>
          <table:table-cell office:value-type="float" office:value="0.260057863186262" calcext:value-type="float">
            <text:p>0.2600578632</text:p>
          </table:table-cell>
          <table:table-cell office:value-type="float" office:value="0.327360593583258" calcext:value-type="float">
            <text:p>0.3273605936</text:p>
          </table:table-cell>
          <table:table-cell office:value-type="float" office:value="0.237112044417437" calcext:value-type="float">
            <text:p>0.2371120444</text:p>
          </table:table-cell>
          <table:table-cell office:value-type="float" office:value="0.29262404831303" calcext:value-type="float">
            <text:p>0.2926240483</text:p>
          </table:table-cell>
          <table:table-cell office:value-type="float" office:value="0.11050970495111" calcext:value-type="float">
            <text:p>0.110509705</text:p>
          </table:table-cell>
          <table:table-cell office:value-type="float" office:value="0.214177321284083" calcext:value-type="float">
            <text:p>0.2141773213</text:p>
          </table:table-cell>
          <table:table-cell office:value-type="float" office:value="0.215793969672678" calcext:value-type="float">
            <text:p>0.2157939697</text:p>
          </table:table-cell>
          <table:table-cell office:value-type="float" office:value="0.154671203144522" calcext:value-type="float">
            <text:p>0.1546712031</text:p>
          </table:table-cell>
          <table:table-cell office:value-type="float" office:value="0.213006047414286" calcext:value-type="float">
            <text:p>0.2130060474</text:p>
          </table:table-cell>
          <table:table-cell office:value-type="float" office:value="0.240250760250485" calcext:value-type="float">
            <text:p>0.2402507603</text:p>
          </table:table-cell>
          <table:table-cell office:value-type="float" office:value="0.234878484881041" calcext:value-type="float">
            <text:p>0.2348784849</text:p>
          </table:table-cell>
          <table:table-cell office:value-type="float" office:value="0.235774299891244" calcext:value-type="float">
            <text:p>0.2357742999</text:p>
          </table:table-cell>
          <table:table-cell office:value-type="float" office:value="0.21561790233149" calcext:value-type="float">
            <text:p>0.2156179023</text:p>
          </table:table-cell>
          <table:table-cell office:value-type="float" office:value="0.244994003788081" calcext:value-type="float">
            <text:p>0.2449940038</text:p>
          </table:table-cell>
          <table:table-cell office:value-type="float" office:value="0.27366364273584" calcext:value-type="float">
            <text:p>0.2736636427</text:p>
          </table:table-cell>
          <table:table-cell office:value-type="float" office:value="0.294677859072952" calcext:value-type="float">
            <text:p>0.2946778591</text:p>
          </table:table-cell>
          <table:table-cell office:value-type="float" office:value="0.449465902201658" calcext:value-type="float">
            <text:p>0.4494659022</text:p>
          </table:table-cell>
          <table:table-cell office:value-type="float" office:value="0.362417545902803" calcext:value-type="float">
            <text:p>0.3624175459</text:p>
          </table:table-cell>
          <table:table-cell office:value-type="float" office:value="0.374016244526963" calcext:value-type="float">
            <text:p>0.3740162445</text:p>
          </table:table-cell>
          <table:table-cell office:value-type="float" office:value="0.466394485376545" calcext:value-type="float">
            <text:p>0.4663944854</text:p>
          </table:table-cell>
          <table:table-cell office:value-type="float" office:value="0.479876479300463" calcext:value-type="float">
            <text:p>0.4798764793</text:p>
          </table:table-cell>
          <table:table-cell office:value-type="float" office:value="0.374397130652648" calcext:value-type="float">
            <text:p>0.3743971307</text:p>
          </table:table-cell>
          <table:table-cell office:value-type="float" office:value="0.393326822035076" calcext:value-type="float">
            <text:p>0.393326822</text:p>
          </table:table-cell>
          <table:table-cell office:value-type="float" office:value="0.398866053378445" calcext:value-type="float">
            <text:p>0.3988660534</text:p>
          </table:table-cell>
          <table:table-cell office:value-type="float" office:value="0.321703533076714" calcext:value-type="float">
            <text:p>0.32170353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4583" calcext:value-type="float">
            <text:p>654583</text:p>
          </table:table-cell>
          <table:table-cell table:formula="of:=AVERAGE([.E9:.GL9])" office:value-type="float" office:value="0.303485753326283" calcext:value-type="float">
            <text:p>0.3034857533</text:p>
          </table:table-cell>
          <table:table-cell/>
          <table:table-cell office:value-type="float" office:value="0.18061535170619" calcext:value-type="float">
            <text:p>0.1806153517</text:p>
          </table:table-cell>
          <table:table-cell office:value-type="float" office:value="0.250175258630944" calcext:value-type="float">
            <text:p>0.2501752586</text:p>
          </table:table-cell>
          <table:table-cell office:value-type="float" office:value="0.186087672290696" calcext:value-type="float">
            <text:p>0.1860876723</text:p>
          </table:table-cell>
          <table:table-cell office:value-type="float" office:value="0.168700849451379" calcext:value-type="float">
            <text:p>0.1687008495</text:p>
          </table:table-cell>
          <table:table-cell office:value-type="float" office:value="0.269766495335467" calcext:value-type="float">
            <text:p>0.2697664953</text:p>
          </table:table-cell>
          <table:table-cell office:value-type="float" office:value="0.283312219441058" calcext:value-type="float">
            <text:p>0.2833122194</text:p>
          </table:table-cell>
          <table:table-cell office:value-type="float" office:value="0.282403762484715" calcext:value-type="float">
            <text:p>0.2824037625</text:p>
          </table:table-cell>
          <table:table-cell office:value-type="float" office:value="0.296353791207406" calcext:value-type="float">
            <text:p>0.2963537912</text:p>
          </table:table-cell>
          <table:table-cell office:value-type="float" office:value="0.386993232760466" calcext:value-type="float">
            <text:p>0.3869932328</text:p>
          </table:table-cell>
          <table:table-cell office:value-type="float" office:value="0.291392009469049" calcext:value-type="float">
            <text:p>0.2913920095</text:p>
          </table:table-cell>
          <table:table-cell office:value-type="float" office:value="0.330657458878694" calcext:value-type="float">
            <text:p>0.3306574589</text:p>
          </table:table-cell>
          <table:table-cell office:value-type="float" office:value="0.309017086994438" calcext:value-type="float">
            <text:p>0.309017087</text:p>
          </table:table-cell>
          <table:table-cell office:value-type="float" office:value="0.200063474841175" calcext:value-type="float">
            <text:p>0.2000634748</text:p>
          </table:table-cell>
          <table:table-cell office:value-type="float" office:value="0.244694300301568" calcext:value-type="float">
            <text:p>0.2446943003</text:p>
          </table:table-cell>
          <table:table-cell office:value-type="float" office:value="0.28051927709029" calcext:value-type="float">
            <text:p>0.2805192771</text:p>
          </table:table-cell>
          <table:table-cell office:value-type="float" office:value="0.294704254355737" calcext:value-type="float">
            <text:p>0.2947042544</text:p>
          </table:table-cell>
          <table:table-cell office:value-type="float" office:value="0.0805054630660226" calcext:value-type="float">
            <text:p>0.0805054631</text:p>
          </table:table-cell>
          <table:table-cell office:value-type="float" office:value="0.112390182008087" calcext:value-type="float">
            <text:p>0.112390182</text:p>
          </table:table-cell>
          <table:table-cell office:value-type="float" office:value="0.12608381550114" calcext:value-type="float">
            <text:p>0.1260838155</text:p>
          </table:table-cell>
          <table:table-cell office:value-type="float" office:value="0.302638933174289" calcext:value-type="float">
            <text:p>0.3026389332</text:p>
          </table:table-cell>
          <table:table-cell office:value-type="float" office:value="0.471734103781625" calcext:value-type="float">
            <text:p>0.4717341038</text:p>
          </table:table-cell>
          <table:table-cell office:value-type="float" office:value="0.470197078956474" calcext:value-type="float">
            <text:p>0.470197079</text:p>
          </table:table-cell>
          <table:table-cell office:value-type="float" office:value="0.418287398827451" calcext:value-type="float">
            <text:p>0.4182873988</text:p>
          </table:table-cell>
          <table:table-cell office:value-type="float" office:value="0.526499243851629" calcext:value-type="float">
            <text:p>0.5264992439</text:p>
          </table:table-cell>
          <table:table-cell office:value-type="float" office:value="0.377176602032034" calcext:value-type="float">
            <text:p>0.377176602</text:p>
          </table:table-cell>
          <table:table-cell office:value-type="float" office:value="0.331043206476152" calcext:value-type="float">
            <text:p>0.3310432065</text:p>
          </table:table-cell>
          <table:table-cell office:value-type="float" office:value="0.35073580313255" calcext:value-type="float">
            <text:p>0.3507358031</text:p>
          </table:table-cell>
          <table:table-cell office:value-type="float" office:value="0.401782159786846" calcext:value-type="float">
            <text:p>0.4017821598</text:p>
          </table:table-cell>
          <table:table-cell office:value-type="float" office:value="0.266982575595812" calcext:value-type="float">
            <text:p>0.2669825756</text:p>
          </table:table-cell>
          <table:table-cell office:value-type="float" office:value="0.324160099940562" calcext:value-type="float">
            <text:p>0.3241600999</text:p>
          </table:table-cell>
          <table:table-cell office:value-type="float" office:value="0.127600614978206" calcext:value-type="float">
            <text:p>0.127600615</text:p>
          </table:table-cell>
          <table:table-cell office:value-type="float" office:value="0.137478992201161" calcext:value-type="float">
            <text:p>0.1374789922</text:p>
          </table:table-cell>
          <table:table-cell office:value-type="float" office:value="0.144626106474544" calcext:value-type="float">
            <text:p>0.1446261065</text:p>
          </table:table-cell>
          <table:table-cell office:value-type="float" office:value="0.163157532326627" calcext:value-type="float">
            <text:p>0.1631575323</text:p>
          </table:table-cell>
          <table:table-cell office:value-type="float" office:value="0.352335459813467" calcext:value-type="float">
            <text:p>0.3523354598</text:p>
          </table:table-cell>
          <table:table-cell office:value-type="float" office:value="0.315714341766006" calcext:value-type="float">
            <text:p>0.3157143418</text:p>
          </table:table-cell>
          <table:table-cell office:value-type="float" office:value="0.34843385764656" calcext:value-type="float">
            <text:p>0.3484338576</text:p>
          </table:table-cell>
          <table:table-cell office:value-type="float" office:value="0.3037920505647" calcext:value-type="float">
            <text:p>0.3037920506</text:p>
          </table:table-cell>
          <table:table-cell office:value-type="float" office:value="0.296623673242733" calcext:value-type="float">
            <text:p>0.2966236732</text:p>
          </table:table-cell>
          <table:table-cell office:value-type="float" office:value="0.292588683686207" calcext:value-type="float">
            <text:p>0.2925886837</text:p>
          </table:table-cell>
          <table:table-cell office:value-type="float" office:value="0.257059499207877" calcext:value-type="float">
            <text:p>0.2570594992</text:p>
          </table:table-cell>
          <table:table-cell office:value-type="float" office:value="0.285835838801816" calcext:value-type="float">
            <text:p>0.2858358388</text:p>
          </table:table-cell>
          <table:table-cell office:value-type="float" office:value="0.348502868977643" calcext:value-type="float">
            <text:p>0.348502869</text:p>
          </table:table-cell>
          <table:table-cell office:value-type="float" office:value="0.19485125316835" calcext:value-type="float">
            <text:p>0.1948512532</text:p>
          </table:table-cell>
          <table:table-cell office:value-type="float" office:value="0.146621200308928" calcext:value-type="float">
            <text:p>0.1466212003</text:p>
          </table:table-cell>
          <table:table-cell office:value-type="float" office:value="0.201309161370486" calcext:value-type="float">
            <text:p>0.2013091614</text:p>
          </table:table-cell>
          <table:table-cell office:value-type="float" office:value="0.340220003894313" calcext:value-type="float">
            <text:p>0.3402200039</text:p>
          </table:table-cell>
          <table:table-cell office:value-type="float" office:value="0.348873644552584" calcext:value-type="float">
            <text:p>0.3488736446</text:p>
          </table:table-cell>
          <table:table-cell office:value-type="float" office:value="0.440692838883963" calcext:value-type="float">
            <text:p>0.4406928389</text:p>
          </table:table-cell>
          <table:table-cell office:value-type="float" office:value="0.42362638683587" calcext:value-type="float">
            <text:p>0.4236263868</text:p>
          </table:table-cell>
          <table:table-cell office:value-type="float" office:value="0.436589993659006" calcext:value-type="float">
            <text:p>0.4365899937</text:p>
          </table:table-cell>
          <table:table-cell office:value-type="float" office:value="0.497621102441667" calcext:value-type="float">
            <text:p>0.4976211024</text:p>
          </table:table-cell>
          <table:table-cell office:value-type="float" office:value="0.394346894834651" calcext:value-type="float">
            <text:p>0.3943468948</text:p>
          </table:table-cell>
          <table:table-cell office:value-type="float" office:value="0.449267479685788" calcext:value-type="float">
            <text:p>0.4492674797</text:p>
          </table:table-cell>
          <table:table-cell office:value-type="float" office:value="0.492855989350278" calcext:value-type="float">
            <text:p>0.4928559894</text:p>
          </table:table-cell>
          <table:table-cell office:value-type="float" office:value="0.475369619093414" calcext:value-type="float">
            <text:p>0.4753696191</text:p>
          </table:table-cell>
          <table:table-cell office:value-type="float" office:value="0.200329050275506" calcext:value-type="float">
            <text:p>0.2003290503</text:p>
          </table:table-cell>
          <table:table-cell office:value-type="float" office:value="0.470352791484906" calcext:value-type="float">
            <text:p>0.4703527915</text:p>
          </table:table-cell>
          <table:table-cell office:value-type="float" office:value="0.205899472842681" calcext:value-type="float">
            <text:p>0.2058994728</text:p>
          </table:table-cell>
          <table:table-cell office:value-type="float" office:value="0.0876908041415949" calcext:value-type="float">
            <text:p>0.0876908041</text:p>
          </table:table-cell>
          <table:table-cell office:value-type="float" office:value="0.24872322029067" calcext:value-type="float">
            <text:p>0.2487232203</text:p>
          </table:table-cell>
          <table:table-cell office:value-type="float" office:value="0.323060780393891" calcext:value-type="float">
            <text:p>0.3230607804</text:p>
          </table:table-cell>
          <table:table-cell office:value-type="float" office:value="0.345936631684481" calcext:value-type="float">
            <text:p>0.3459366317</text:p>
          </table:table-cell>
          <table:table-cell office:value-type="float" office:value="0.461898863033335" calcext:value-type="float">
            <text:p>0.461898863</text:p>
          </table:table-cell>
          <table:table-cell office:value-type="float" office:value="0.55864277209299" calcext:value-type="float">
            <text:p>0.5586427721</text:p>
          </table:table-cell>
          <table:table-cell office:value-type="float" office:value="0.478952761803672" calcext:value-type="float">
            <text:p>0.4789527618</text:p>
          </table:table-cell>
          <table:table-cell office:value-type="float" office:value="0.446185498102305" calcext:value-type="float">
            <text:p>0.4461854981</text:p>
          </table:table-cell>
          <table:table-cell office:value-type="float" office:value="0.528519757352062" calcext:value-type="float">
            <text:p>0.5285197574</text:p>
          </table:table-cell>
          <table:table-cell office:value-type="float" office:value="0.466203843875673" calcext:value-type="float">
            <text:p>0.4662038439</text:p>
          </table:table-cell>
          <table:table-cell office:value-type="float" office:value="0.475160823768743" calcext:value-type="float">
            <text:p>0.4751608238</text:p>
          </table:table-cell>
          <table:table-cell office:value-type="float" office:value="0.399467429853338" calcext:value-type="float">
            <text:p>0.3994674299</text:p>
          </table:table-cell>
          <table:table-cell office:value-type="float" office:value="0.454514916942844" calcext:value-type="float">
            <text:p>0.4545149169</text:p>
          </table:table-cell>
          <table:table-cell office:value-type="float" office:value="0.201157540503373" calcext:value-type="float">
            <text:p>0.2011575405</text:p>
          </table:table-cell>
          <table:table-cell office:value-type="float" office:value="0.290135091813303" calcext:value-type="float">
            <text:p>0.2901350918</text:p>
          </table:table-cell>
          <table:table-cell office:value-type="float" office:value="0.179175226532738" calcext:value-type="float">
            <text:p>0.1791752265</text:p>
          </table:table-cell>
          <table:table-cell office:value-type="float" office:value="0.182065432969423" calcext:value-type="float">
            <text:p>0.182065433</text:p>
          </table:table-cell>
          <table:table-cell office:value-type="float" office:value="0.203864782915722" calcext:value-type="float">
            <text:p>0.2038647829</text:p>
          </table:table-cell>
          <table:table-cell office:value-type="float" office:value="0.192189888235083" calcext:value-type="float">
            <text:p>0.1921898882</text:p>
          </table:table-cell>
          <table:table-cell office:value-type="float" office:value="0.319071314905809" calcext:value-type="float">
            <text:p>0.3190713149</text:p>
          </table:table-cell>
          <table:table-cell office:value-type="float" office:value="0.408604088337664" calcext:value-type="float">
            <text:p>0.4086040883</text:p>
          </table:table-cell>
          <table:table-cell office:value-type="float" office:value="0.337524019844214" calcext:value-type="float">
            <text:p>0.3375240198</text:p>
          </table:table-cell>
          <table:table-cell office:value-type="float" office:value="0.409104987189009" calcext:value-type="float">
            <text:p>0.4091049872</text:p>
          </table:table-cell>
          <table:table-cell office:value-type="float" office:value="0.44564898254034" calcext:value-type="float">
            <text:p>0.4456489825</text:p>
          </table:table-cell>
          <table:table-cell office:value-type="float" office:value="0.475088160781262" calcext:value-type="float">
            <text:p>0.4750881608</text:p>
          </table:table-cell>
          <table:table-cell office:value-type="float" office:value="0.358653343920686" calcext:value-type="float">
            <text:p>0.3586533439</text:p>
          </table:table-cell>
          <table:table-cell office:value-type="float" office:value="0.271640970494411" calcext:value-type="float">
            <text:p>0.2716409705</text:p>
          </table:table-cell>
          <table:table-cell office:value-type="float" office:value="0.1185581049055" calcext:value-type="float">
            <text:p>0.1185581049</text:p>
          </table:table-cell>
          <table:table-cell office:value-type="float" office:value="0.122037142230367" calcext:value-type="float">
            <text:p>0.1220371422</text:p>
          </table:table-cell>
          <table:table-cell office:value-type="float" office:value="0.0827351838880312" calcext:value-type="float">
            <text:p>0.0827351839</text:p>
          </table:table-cell>
          <table:table-cell office:value-type="float" office:value="0.326040021702711" calcext:value-type="float">
            <text:p>0.3260400217</text:p>
          </table:table-cell>
          <table:table-cell office:value-type="float" office:value="0.298147704940883" calcext:value-type="float">
            <text:p>0.2981477049</text:p>
          </table:table-cell>
          <table:table-cell office:value-type="float" office:value="0.225930296100772" calcext:value-type="float">
            <text:p>0.2259302961</text:p>
          </table:table-cell>
          <table:table-cell office:value-type="float" office:value="0.307022311171775" calcext:value-type="float">
            <text:p>0.3070223112</text:p>
          </table:table-cell>
          <table:table-cell office:value-type="float" office:value="0.307136457184137" calcext:value-type="float">
            <text:p>0.3071364572</text:p>
          </table:table-cell>
          <table:table-cell office:value-type="float" office:value="0.195785801255794" calcext:value-type="float">
            <text:p>0.1957858013</text:p>
          </table:table-cell>
          <table:table-cell office:value-type="float" office:value="0.235685152551694" calcext:value-type="float">
            <text:p>0.2356851526</text:p>
          </table:table-cell>
          <table:table-cell office:value-type="float" office:value="0.294527673527256" calcext:value-type="float">
            <text:p>0.2945276735</text:p>
          </table:table-cell>
          <table:table-cell office:value-type="float" office:value="0.176271239098165" calcext:value-type="float">
            <text:p>0.1762712391</text:p>
          </table:table-cell>
          <table:table-cell office:value-type="float" office:value="0.120272822588097" calcext:value-type="float">
            <text:p>0.1202728226</text:p>
          </table:table-cell>
          <table:table-cell office:value-type="float" office:value="0.257797493312752" calcext:value-type="float">
            <text:p>0.2577974933</text:p>
          </table:table-cell>
          <table:table-cell office:value-type="float" office:value="0.193074204242075" calcext:value-type="float">
            <text:p>0.1930742042</text:p>
          </table:table-cell>
          <table:table-cell office:value-type="float" office:value="0.16898902898163" calcext:value-type="float">
            <text:p>0.168989029</text:p>
          </table:table-cell>
          <table:table-cell office:value-type="float" office:value="0.217592474578754" calcext:value-type="float">
            <text:p>0.2175924746</text:p>
          </table:table-cell>
          <table:table-cell office:value-type="float" office:value="0.312503972263379" calcext:value-type="float">
            <text:p>0.3125039723</text:p>
          </table:table-cell>
          <table:table-cell office:value-type="float" office:value="0.346169275737473" calcext:value-type="float">
            <text:p>0.3461692757</text:p>
          </table:table-cell>
          <table:table-cell office:value-type="float" office:value="0.189385434216923" calcext:value-type="float">
            <text:p>0.1893854342</text:p>
          </table:table-cell>
          <table:table-cell office:value-type="float" office:value="0.26816037240419" calcext:value-type="float">
            <text:p>0.2681603724</text:p>
          </table:table-cell>
          <table:table-cell office:value-type="float" office:value="0.186219799582983" calcext:value-type="float">
            <text:p>0.1862197996</text:p>
          </table:table-cell>
          <table:table-cell office:value-type="float" office:value="0.152333513245409" calcext:value-type="float">
            <text:p>0.1523335132</text:p>
          </table:table-cell>
          <table:table-cell office:value-type="float" office:value="0.135259096981274" calcext:value-type="float">
            <text:p>0.135259097</text:p>
          </table:table-cell>
          <table:table-cell office:value-type="float" office:value="0.177136881954252" calcext:value-type="float">
            <text:p>0.177136882</text:p>
          </table:table-cell>
          <table:table-cell office:value-type="float" office:value="0.268992568658893" calcext:value-type="float">
            <text:p>0.2689925687</text:p>
          </table:table-cell>
          <table:table-cell office:value-type="float" office:value="0.248824049912034" calcext:value-type="float">
            <text:p>0.2488240499</text:p>
          </table:table-cell>
          <table:table-cell office:value-type="float" office:value="0.236092755292156" calcext:value-type="float">
            <text:p>0.2360927553</text:p>
          </table:table-cell>
          <table:table-cell office:value-type="float" office:value="0.218989781610281" calcext:value-type="float">
            <text:p>0.2189897816</text:p>
          </table:table-cell>
          <table:table-cell office:value-type="float" office:value="0.206970570233441" calcext:value-type="float">
            <text:p>0.2069705702</text:p>
          </table:table-cell>
          <table:table-cell office:value-type="float" office:value="0.126339189445288" calcext:value-type="float">
            <text:p>0.1263391894</text:p>
          </table:table-cell>
          <table:table-cell office:value-type="float" office:value="0.187517663438329" calcext:value-type="float">
            <text:p>0.1875176634</text:p>
          </table:table-cell>
          <table:table-cell office:value-type="float" office:value="0.312939551131261" calcext:value-type="float">
            <text:p>0.3129395511</text:p>
          </table:table-cell>
          <table:table-cell office:value-type="float" office:value="0.335819764320046" calcext:value-type="float">
            <text:p>0.3358197643</text:p>
          </table:table-cell>
          <table:table-cell office:value-type="float" office:value="0.422091815462141" calcext:value-type="float">
            <text:p>0.4220918155</text:p>
          </table:table-cell>
          <table:table-cell office:value-type="float" office:value="0.402620233473966" calcext:value-type="float">
            <text:p>0.4026202335</text:p>
          </table:table-cell>
          <table:table-cell office:value-type="float" office:value="0.432740833831622" calcext:value-type="float">
            <text:p>0.4327408338</text:p>
          </table:table-cell>
          <table:table-cell office:value-type="float" office:value="0.231716472285317" calcext:value-type="float">
            <text:p>0.2317164723</text:p>
          </table:table-cell>
          <table:table-cell office:value-type="float" office:value="0.316322296904043" calcext:value-type="float">
            <text:p>0.3163222969</text:p>
          </table:table-cell>
          <table:table-cell office:value-type="float" office:value="0.290531335156337" calcext:value-type="float">
            <text:p>0.2905313352</text:p>
          </table:table-cell>
          <table:table-cell office:value-type="float" office:value="0.208323072718133" calcext:value-type="float">
            <text:p>0.2083230727</text:p>
          </table:table-cell>
          <table:table-cell office:value-type="float" office:value="0.390819696634591" calcext:value-type="float">
            <text:p>0.3908196966</text:p>
          </table:table-cell>
          <table:table-cell office:value-type="float" office:value="0.192681568631762" calcext:value-type="float">
            <text:p>0.1926815686</text:p>
          </table:table-cell>
          <table:table-cell office:value-type="float" office:value="0.292731159174951" calcext:value-type="float">
            <text:p>0.2927311592</text:p>
          </table:table-cell>
          <table:table-cell office:value-type="float" office:value="0.254479135936303" calcext:value-type="float">
            <text:p>0.2544791359</text:p>
          </table:table-cell>
          <table:table-cell office:value-type="float" office:value="0.324772444546474" calcext:value-type="float">
            <text:p>0.3247724445</text:p>
          </table:table-cell>
          <table:table-cell office:value-type="float" office:value="0.306391426672326" calcext:value-type="float">
            <text:p>0.3063914267</text:p>
          </table:table-cell>
          <table:table-cell office:value-type="float" office:value="0.271887341417898" calcext:value-type="float">
            <text:p>0.2718873414</text:p>
          </table:table-cell>
          <table:table-cell office:value-type="float" office:value="0.315866821392135" calcext:value-type="float">
            <text:p>0.3158668214</text:p>
          </table:table-cell>
          <table:table-cell office:value-type="float" office:value="0.425575071287036" calcext:value-type="float">
            <text:p>0.4255750713</text:p>
          </table:table-cell>
          <table:table-cell office:value-type="float" office:value="0.38390814020195" calcext:value-type="float">
            <text:p>0.3839081402</text:p>
          </table:table-cell>
          <table:table-cell office:value-type="float" office:value="0.31638514064464" calcext:value-type="float">
            <text:p>0.3163851406</text:p>
          </table:table-cell>
          <table:table-cell office:value-type="float" office:value="0.389238469362743" calcext:value-type="float">
            <text:p>0.3892384694</text:p>
          </table:table-cell>
          <table:table-cell office:value-type="float" office:value="0.349060443483669" calcext:value-type="float">
            <text:p>0.3490604435</text:p>
          </table:table-cell>
          <table:table-cell office:value-type="float" office:value="0.242364811313359" calcext:value-type="float">
            <text:p>0.2423648113</text:p>
          </table:table-cell>
          <table:table-cell office:value-type="float" office:value="0.253301979329158" calcext:value-type="float">
            <text:p>0.2533019793</text:p>
          </table:table-cell>
          <table:table-cell office:value-type="float" office:value="0.297888497507634" calcext:value-type="float">
            <text:p>0.2978884975</text:p>
          </table:table-cell>
          <table:table-cell office:value-type="float" office:value="0.344175409475418" calcext:value-type="float">
            <text:p>0.3441754095</text:p>
          </table:table-cell>
          <table:table-cell office:value-type="float" office:value="0.31226402239969" calcext:value-type="float">
            <text:p>0.3122640224</text:p>
          </table:table-cell>
          <table:table-cell office:value-type="float" office:value="0.195013337805843" calcext:value-type="float">
            <text:p>0.1950133378</text:p>
          </table:table-cell>
          <table:table-cell office:value-type="float" office:value="0.276121129081201" calcext:value-type="float">
            <text:p>0.2761211291</text:p>
          </table:table-cell>
          <table:table-cell office:value-type="float" office:value="0.33585409450725" calcext:value-type="float">
            <text:p>0.3358540945</text:p>
          </table:table-cell>
          <table:table-cell office:value-type="float" office:value="0.358629938728578" calcext:value-type="float">
            <text:p>0.3586299387</text:p>
          </table:table-cell>
          <table:table-cell office:value-type="float" office:value="0.354572687745403" calcext:value-type="float">
            <text:p>0.3545726877</text:p>
          </table:table-cell>
          <table:table-cell office:value-type="float" office:value="0.232217542913828" calcext:value-type="float">
            <text:p>0.2322175429</text:p>
          </table:table-cell>
          <table:table-cell office:value-type="float" office:value="0.28751163048052" calcext:value-type="float">
            <text:p>0.2875116305</text:p>
          </table:table-cell>
          <table:table-cell office:value-type="float" office:value="0.357462480186287" calcext:value-type="float">
            <text:p>0.3574624802</text:p>
          </table:table-cell>
          <table:table-cell office:value-type="float" office:value="0.402728464929784" calcext:value-type="float">
            <text:p>0.4027284649</text:p>
          </table:table-cell>
          <table:table-cell office:value-type="float" office:value="0.403548267554987" calcext:value-type="float">
            <text:p>0.4035482676</text:p>
          </table:table-cell>
          <table:table-cell office:value-type="float" office:value="0.381043885350543" calcext:value-type="float">
            <text:p>0.3810438854</text:p>
          </table:table-cell>
          <table:table-cell office:value-type="float" office:value="0.410914933659812" calcext:value-type="float">
            <text:p>0.4109149337</text:p>
          </table:table-cell>
          <table:table-cell office:value-type="float" office:value="0.488099280107229" calcext:value-type="float">
            <text:p>0.4880992801</text:p>
          </table:table-cell>
          <table:table-cell office:value-type="float" office:value="0.526262677599743" calcext:value-type="float">
            <text:p>0.5262626776</text:p>
          </table:table-cell>
          <table:table-cell office:value-type="float" office:value="0.411955921204987" calcext:value-type="float">
            <text:p>0.4119559212</text:p>
          </table:table-cell>
          <table:table-cell office:value-type="float" office:value="0.402147099147208" calcext:value-type="float">
            <text:p>0.4021470991</text:p>
          </table:table-cell>
          <table:table-cell office:value-type="float" office:value="0.308056017350569" calcext:value-type="float">
            <text:p>0.3080560174</text:p>
          </table:table-cell>
          <table:table-cell office:value-type="float" office:value="0.397714411841944" calcext:value-type="float">
            <text:p>0.3977144118</text:p>
          </table:table-cell>
          <table:table-cell office:value-type="float" office:value="0.319673647684827" calcext:value-type="float">
            <text:p>0.3196736477</text:p>
          </table:table-cell>
          <table:table-cell office:value-type="float" office:value="0.284508910216702" calcext:value-type="float">
            <text:p>0.2845089102</text:p>
          </table:table-cell>
          <table:table-cell office:value-type="float" office:value="0.25743641771685" calcext:value-type="float">
            <text:p>0.2574364177</text:p>
          </table:table-cell>
          <table:table-cell office:value-type="float" office:value="0.205629282028606" calcext:value-type="float">
            <text:p>0.205629282</text:p>
          </table:table-cell>
          <table:table-cell office:value-type="float" office:value="0.187700105425178" calcext:value-type="float">
            <text:p>0.1877001054</text:p>
          </table:table-cell>
          <table:table-cell office:value-type="float" office:value="0.207745182287128" calcext:value-type="float">
            <text:p>0.2077451823</text:p>
          </table:table-cell>
          <table:table-cell office:value-type="float" office:value="0.348816566337535" calcext:value-type="float">
            <text:p>0.3488165663</text:p>
          </table:table-cell>
          <table:table-cell office:value-type="float" office:value="0.278097872903496" calcext:value-type="float">
            <text:p>0.2780978729</text:p>
          </table:table-cell>
          <table:table-cell office:value-type="float" office:value="0.238379399410948" calcext:value-type="float">
            <text:p>0.2383793994</text:p>
          </table:table-cell>
          <table:table-cell office:value-type="float" office:value="0.236057514799642" calcext:value-type="float">
            <text:p>0.2360575148</text:p>
          </table:table-cell>
          <table:table-cell office:value-type="float" office:value="0.194283104460915" calcext:value-type="float">
            <text:p>0.1942831045</text:p>
          </table:table-cell>
          <table:table-cell office:value-type="float" office:value="0.199320678371432" calcext:value-type="float">
            <text:p>0.1993206784</text:p>
          </table:table-cell>
          <table:table-cell office:value-type="float" office:value="0.215601995051676" calcext:value-type="float">
            <text:p>0.2156019951</text:p>
          </table:table-cell>
          <table:table-cell office:value-type="float" office:value="0.246282295168299" calcext:value-type="float">
            <text:p>0.2462822952</text:p>
          </table:table-cell>
          <table:table-cell office:value-type="float" office:value="0.27911829165412" calcext:value-type="float">
            <text:p>0.2791182917</text:p>
          </table:table-cell>
          <table:table-cell office:value-type="float" office:value="0.246969722948821" calcext:value-type="float">
            <text:p>0.2469697229</text:p>
          </table:table-cell>
          <table:table-cell office:value-type="float" office:value="0.359717495284737" calcext:value-type="float">
            <text:p>0.3597174953</text:p>
          </table:table-cell>
          <table:table-cell office:value-type="float" office:value="0.273123614192007" calcext:value-type="float">
            <text:p>0.2731236142</text:p>
          </table:table-cell>
          <table:table-cell office:value-type="float" office:value="0.397226478103516" calcext:value-type="float">
            <text:p>0.3972264781</text:p>
          </table:table-cell>
          <table:table-cell office:value-type="float" office:value="0.388502934547267" calcext:value-type="float">
            <text:p>0.3885029345</text:p>
          </table:table-cell>
          <table:table-cell office:value-type="float" office:value="0.393109724667" calcext:value-type="float">
            <text:p>0.3931097247</text:p>
          </table:table-cell>
          <table:table-cell office:value-type="float" office:value="0.417367492053264" calcext:value-type="float">
            <text:p>0.4173674921</text:p>
          </table:table-cell>
          <table:table-cell office:value-type="float" office:value="0.4406622550611" calcext:value-type="float">
            <text:p>0.4406622551</text:p>
          </table:table-cell>
          <table:table-cell office:value-type="float" office:value="0.367784711505816" calcext:value-type="float">
            <text:p>0.3677847115</text:p>
          </table:table-cell>
          <table:table-cell office:value-type="float" office:value="0.419473474802455" calcext:value-type="float">
            <text:p>0.4194734748</text:p>
          </table:table-cell>
          <table:table-cell office:value-type="float" office:value="0.431837454977334" calcext:value-type="float">
            <text:p>0.431837455</text:p>
          </table:table-cell>
          <table:table-cell office:value-type="float" office:value="0.315486220147468" calcext:value-type="float">
            <text:p>0.31548622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8186" calcext:value-type="float">
            <text:p>678186</text:p>
          </table:table-cell>
          <table:table-cell table:formula="of:=AVERAGE([.E10:.GL10])" office:value-type="float" office:value="0.304780707158687" calcext:value-type="float">
            <text:p>0.3047807072</text:p>
          </table:table-cell>
          <table:table-cell/>
          <table:table-cell office:value-type="float" office:value="0.248163855422882" calcext:value-type="float">
            <text:p>0.2481638554</text:p>
          </table:table-cell>
          <table:table-cell office:value-type="float" office:value="0.181136505136633" calcext:value-type="float">
            <text:p>0.1811365051</text:p>
          </table:table-cell>
          <table:table-cell office:value-type="float" office:value="0.162233078263361" calcext:value-type="float">
            <text:p>0.1622330783</text:p>
          </table:table-cell>
          <table:table-cell office:value-type="float" office:value="0.2208265990186" calcext:value-type="float">
            <text:p>0.220826599</text:p>
          </table:table-cell>
          <table:table-cell office:value-type="float" office:value="0.219758774052705" calcext:value-type="float">
            <text:p>0.2197587741</text:p>
          </table:table-cell>
          <table:table-cell office:value-type="float" office:value="0.358555279747776" calcext:value-type="float">
            <text:p>0.3585552797</text:p>
          </table:table-cell>
          <table:table-cell office:value-type="float" office:value="0.284247552598598" calcext:value-type="float">
            <text:p>0.2842475526</text:p>
          </table:table-cell>
          <table:table-cell office:value-type="float" office:value="0.34498274650136" calcext:value-type="float">
            <text:p>0.3449827465</text:p>
          </table:table-cell>
          <table:table-cell office:value-type="float" office:value="0.260137519521137" calcext:value-type="float">
            <text:p>0.2601375195</text:p>
          </table:table-cell>
          <table:table-cell office:value-type="float" office:value="0.302314479824592" calcext:value-type="float">
            <text:p>0.3023144798</text:p>
          </table:table-cell>
          <table:table-cell office:value-type="float" office:value="0.287819378397698" calcext:value-type="float">
            <text:p>0.2878193784</text:p>
          </table:table-cell>
          <table:table-cell office:value-type="float" office:value="0.29732116689768" calcext:value-type="float">
            <text:p>0.2973211669</text:p>
          </table:table-cell>
          <table:table-cell office:value-type="float" office:value="0.219893609465777" calcext:value-type="float">
            <text:p>0.2198936095</text:p>
          </table:table-cell>
          <table:table-cell office:value-type="float" office:value="0.284764290960613" calcext:value-type="float">
            <text:p>0.284764291</text:p>
          </table:table-cell>
          <table:table-cell office:value-type="float" office:value="0.207930651388393" calcext:value-type="float">
            <text:p>0.2079306514</text:p>
          </table:table-cell>
          <table:table-cell office:value-type="float" office:value="0.142850783038365" calcext:value-type="float">
            <text:p>0.142850783</text:p>
          </table:table-cell>
          <table:table-cell office:value-type="float" office:value="0.150774351324261" calcext:value-type="float">
            <text:p>0.1507743513</text:p>
          </table:table-cell>
          <table:table-cell office:value-type="float" office:value="0.158264185632221" calcext:value-type="float">
            <text:p>0.1582641856</text:p>
          </table:table-cell>
          <table:table-cell office:value-type="float" office:value="0.0776088614402196" calcext:value-type="float">
            <text:p>0.0776088614</text:p>
          </table:table-cell>
          <table:table-cell office:value-type="float" office:value="0.263045567123976" calcext:value-type="float">
            <text:p>0.2630455671</text:p>
          </table:table-cell>
          <table:table-cell office:value-type="float" office:value="0.384644827047954" calcext:value-type="float">
            <text:p>0.384644827</text:p>
          </table:table-cell>
          <table:table-cell office:value-type="float" office:value="0.482255714419788" calcext:value-type="float">
            <text:p>0.4822557144</text:p>
          </table:table-cell>
          <table:table-cell office:value-type="float" office:value="0.464369298809091" calcext:value-type="float">
            <text:p>0.4643692988</text:p>
          </table:table-cell>
          <table:table-cell office:value-type="float" office:value="0.540528198792943" calcext:value-type="float">
            <text:p>0.5405281988</text:p>
          </table:table-cell>
          <table:table-cell office:value-type="float" office:value="0.501781024694473" calcext:value-type="float">
            <text:p>0.5017810247</text:p>
          </table:table-cell>
          <table:table-cell office:value-type="float" office:value="0.346404057881093" calcext:value-type="float">
            <text:p>0.3464040579</text:p>
          </table:table-cell>
          <table:table-cell office:value-type="float" office:value="0.294553200604483" calcext:value-type="float">
            <text:p>0.2945532006</text:p>
          </table:table-cell>
          <table:table-cell office:value-type="float" office:value="0.337873304183362" calcext:value-type="float">
            <text:p>0.3378733042</text:p>
          </table:table-cell>
          <table:table-cell office:value-type="float" office:value="0.26243061730793" calcext:value-type="float">
            <text:p>0.2624306173</text:p>
          </table:table-cell>
          <table:table-cell office:value-type="float" office:value="0.254831902301347" calcext:value-type="float">
            <text:p>0.2548319023</text:p>
          </table:table-cell>
          <table:table-cell office:value-type="float" office:value="0.176405701389787" calcext:value-type="float">
            <text:p>0.1764057014</text:p>
          </table:table-cell>
          <table:table-cell office:value-type="float" office:value="0.196068138098633" calcext:value-type="float">
            <text:p>0.1960681381</text:p>
          </table:table-cell>
          <table:table-cell office:value-type="float" office:value="0.140672046584368" calcext:value-type="float">
            <text:p>0.1406720466</text:p>
          </table:table-cell>
          <table:table-cell office:value-type="float" office:value="0.229995028230072" calcext:value-type="float">
            <text:p>0.2299950282</text:p>
          </table:table-cell>
          <table:table-cell office:value-type="float" office:value="0.22238521535094" calcext:value-type="float">
            <text:p>0.2223852154</text:p>
          </table:table-cell>
          <table:table-cell office:value-type="float" office:value="0.263145573538206" calcext:value-type="float">
            <text:p>0.2631455735</text:p>
          </table:table-cell>
          <table:table-cell office:value-type="float" office:value="0.29996278616882" calcext:value-type="float">
            <text:p>0.2999627862</text:p>
          </table:table-cell>
          <table:table-cell office:value-type="float" office:value="0.321528413143947" calcext:value-type="float">
            <text:p>0.3215284131</text:p>
          </table:table-cell>
          <table:table-cell office:value-type="float" office:value="0.369551371349231" calcext:value-type="float">
            <text:p>0.3695513713</text:p>
          </table:table-cell>
          <table:table-cell office:value-type="float" office:value="0.284178675198676" calcext:value-type="float">
            <text:p>0.2841786752</text:p>
          </table:table-cell>
          <table:table-cell office:value-type="float" office:value="0.31019876149827" calcext:value-type="float">
            <text:p>0.3101987615</text:p>
          </table:table-cell>
          <table:table-cell office:value-type="float" office:value="0.216316541523748" calcext:value-type="float">
            <text:p>0.2163165415</text:p>
          </table:table-cell>
          <table:table-cell office:value-type="float" office:value="0.380362217711533" calcext:value-type="float">
            <text:p>0.3803622177</text:p>
          </table:table-cell>
          <table:table-cell office:value-type="float" office:value="0.804579787687448" calcext:value-type="float">
            <text:p>0.8045797877</text:p>
          </table:table-cell>
          <table:table-cell office:value-type="float" office:value="0.191839041142415" calcext:value-type="float">
            <text:p>0.1918390411</text:p>
          </table:table-cell>
          <table:table-cell office:value-type="float" office:value="0.21659844761478" calcext:value-type="float">
            <text:p>0.2165984476</text:p>
          </table:table-cell>
          <table:table-cell office:value-type="float" office:value="0.345141276452769" calcext:value-type="float">
            <text:p>0.3451412765</text:p>
          </table:table-cell>
          <table:table-cell office:value-type="float" office:value="0.358158874902065" calcext:value-type="float">
            <text:p>0.3581588749</text:p>
          </table:table-cell>
          <table:table-cell office:value-type="float" office:value="0.337347791905053" calcext:value-type="float">
            <text:p>0.3373477919</text:p>
          </table:table-cell>
          <table:table-cell office:value-type="float" office:value="0.419932907878579" calcext:value-type="float">
            <text:p>0.4199329079</text:p>
          </table:table-cell>
          <table:table-cell office:value-type="float" office:value="0.507822463899057" calcext:value-type="float">
            <text:p>0.5078224639</text:p>
          </table:table-cell>
          <table:table-cell office:value-type="float" office:value="0.533564005685748" calcext:value-type="float">
            <text:p>0.5335640057</text:p>
          </table:table-cell>
          <table:table-cell office:value-type="float" office:value="0.516199368988226" calcext:value-type="float">
            <text:p>0.516199369</text:p>
          </table:table-cell>
          <table:table-cell office:value-type="float" office:value="0.487171084405422" calcext:value-type="float">
            <text:p>0.4871710844</text:p>
          </table:table-cell>
          <table:table-cell office:value-type="float" office:value="0.491146414210813" calcext:value-type="float">
            <text:p>0.4911464142</text:p>
          </table:table-cell>
          <table:table-cell office:value-type="float" office:value="0.448658176245261" calcext:value-type="float">
            <text:p>0.4486581762</text:p>
          </table:table-cell>
          <table:table-cell office:value-type="float" office:value="0.26826100944782" calcext:value-type="float">
            <text:p>0.2682610094</text:p>
          </table:table-cell>
          <table:table-cell office:value-type="float" office:value="0.18429421786507" calcext:value-type="float">
            <text:p>0.1842942179</text:p>
          </table:table-cell>
          <table:table-cell office:value-type="float" office:value="0.212430467630584" calcext:value-type="float">
            <text:p>0.2124304676</text:p>
          </table:table-cell>
          <table:table-cell office:value-type="float" office:value="0.20879693178076" calcext:value-type="float">
            <text:p>0.2087969318</text:p>
          </table:table-cell>
          <table:table-cell office:value-type="float" office:value="0.180393983394177" calcext:value-type="float">
            <text:p>0.1803939834</text:p>
          </table:table-cell>
          <table:table-cell office:value-type="float" office:value="0.420764202772762" calcext:value-type="float">
            <text:p>0.4207642028</text:p>
          </table:table-cell>
          <table:table-cell office:value-type="float" office:value="0.475139168727835" calcext:value-type="float">
            <text:p>0.4751391687</text:p>
          </table:table-cell>
          <table:table-cell office:value-type="float" office:value="0.502973992323885" calcext:value-type="float">
            <text:p>0.5029739923</text:p>
          </table:table-cell>
          <table:table-cell office:value-type="float" office:value="0.41938399309926" calcext:value-type="float">
            <text:p>0.4193839931</text:p>
          </table:table-cell>
          <table:table-cell office:value-type="float" office:value="0.456183508092681" calcext:value-type="float">
            <text:p>0.4561835081</text:p>
          </table:table-cell>
          <table:table-cell office:value-type="float" office:value="0.45826440268328" calcext:value-type="float">
            <text:p>0.4582644027</text:p>
          </table:table-cell>
          <table:table-cell office:value-type="float" office:value="0.414437188437994" calcext:value-type="float">
            <text:p>0.4144371884</text:p>
          </table:table-cell>
          <table:table-cell office:value-type="float" office:value="0.428112397087337" calcext:value-type="float">
            <text:p>0.4281123971</text:p>
          </table:table-cell>
          <table:table-cell office:value-type="float" office:value="0.510152657020144" calcext:value-type="float">
            <text:p>0.510152657</text:p>
          </table:table-cell>
          <table:table-cell office:value-type="float" office:value="0.28133053811113" calcext:value-type="float">
            <text:p>0.2813305381</text:p>
          </table:table-cell>
          <table:table-cell office:value-type="float" office:value="0.347149537230737" calcext:value-type="float">
            <text:p>0.3471495372</text:p>
          </table:table-cell>
          <table:table-cell office:value-type="float" office:value="0.243867626311106" calcext:value-type="float">
            <text:p>0.2438676263</text:p>
          </table:table-cell>
          <table:table-cell office:value-type="float" office:value="0.254304619314621" calcext:value-type="float">
            <text:p>0.2543046193</text:p>
          </table:table-cell>
          <table:table-cell office:value-type="float" office:value="0.224672021738044" calcext:value-type="float">
            <text:p>0.2246720217</text:p>
          </table:table-cell>
          <table:table-cell office:value-type="float" office:value="0.263519189002533" calcext:value-type="float">
            <text:p>0.263519189</text:p>
          </table:table-cell>
          <table:table-cell office:value-type="float" office:value="0.207412759837495" calcext:value-type="float">
            <text:p>0.2074127598</text:p>
          </table:table-cell>
          <table:table-cell office:value-type="float" office:value="0.23995100997017" calcext:value-type="float">
            <text:p>0.23995101</text:p>
          </table:table-cell>
          <table:table-cell office:value-type="float" office:value="0.279502182642799" calcext:value-type="float">
            <text:p>0.2795021826</text:p>
          </table:table-cell>
          <table:table-cell office:value-type="float" office:value="0.317714124544666" calcext:value-type="float">
            <text:p>0.3177141245</text:p>
          </table:table-cell>
          <table:table-cell office:value-type="float" office:value="0.412629039024477" calcext:value-type="float">
            <text:p>0.412629039</text:p>
          </table:table-cell>
          <table:table-cell office:value-type="float" office:value="0.517179236228752" calcext:value-type="float">
            <text:p>0.5171792362</text:p>
          </table:table-cell>
          <table:table-cell office:value-type="float" office:value="0.469474650243229" calcext:value-type="float">
            <text:p>0.4694746502</text:p>
          </table:table-cell>
          <table:table-cell office:value-type="float" office:value="0.397391797900705" calcext:value-type="float">
            <text:p>0.3973917979</text:p>
          </table:table-cell>
          <table:table-cell office:value-type="float" office:value="0.355053502972196" calcext:value-type="float">
            <text:p>0.355053503</text:p>
          </table:table-cell>
          <table:table-cell office:value-type="float" office:value="0.352808492612539" calcext:value-type="float">
            <text:p>0.3528084926</text:p>
          </table:table-cell>
          <table:table-cell office:value-type="float" office:value="0.186887333824308" calcext:value-type="float">
            <text:p>0.1868873338</text:p>
          </table:table-cell>
          <table:table-cell office:value-type="float" office:value="0.184796595572539" calcext:value-type="float">
            <text:p>0.1847965956</text:p>
          </table:table-cell>
          <table:table-cell office:value-type="float" office:value="0.152124819479167" calcext:value-type="float">
            <text:p>0.1521248195</text:p>
          </table:table-cell>
          <table:table-cell office:value-type="float" office:value="0.160421248650831" calcext:value-type="float">
            <text:p>0.1604212487</text:p>
          </table:table-cell>
          <table:table-cell office:value-type="float" office:value="0.256306355786759" calcext:value-type="float">
            <text:p>0.2563063558</text:p>
          </table:table-cell>
          <table:table-cell office:value-type="float" office:value="0.318236984689824" calcext:value-type="float">
            <text:p>0.3182369847</text:p>
          </table:table-cell>
          <table:table-cell office:value-type="float" office:value="0.255618381536044" calcext:value-type="float">
            <text:p>0.2556183815</text:p>
          </table:table-cell>
          <table:table-cell office:value-type="float" office:value="0.277274581609744" calcext:value-type="float">
            <text:p>0.2772745816</text:p>
          </table:table-cell>
          <table:table-cell office:value-type="float" office:value="0.291034821279079" calcext:value-type="float">
            <text:p>0.2910348213</text:p>
          </table:table-cell>
          <table:table-cell office:value-type="float" office:value="0.314412340559701" calcext:value-type="float">
            <text:p>0.3144123406</text:p>
          </table:table-cell>
          <table:table-cell office:value-type="float" office:value="0.332723030342879" calcext:value-type="float">
            <text:p>0.3327230303</text:p>
          </table:table-cell>
          <table:table-cell office:value-type="float" office:value="0.165781267063891" calcext:value-type="float">
            <text:p>0.1657812671</text:p>
          </table:table-cell>
          <table:table-cell office:value-type="float" office:value="0.178871630759953" calcext:value-type="float">
            <text:p>0.1788716308</text:p>
          </table:table-cell>
          <table:table-cell office:value-type="float" office:value="0.259355181347472" calcext:value-type="float">
            <text:p>0.2593551813</text:p>
          </table:table-cell>
          <table:table-cell office:value-type="float" office:value="0.21916267486509" calcext:value-type="float">
            <text:p>0.2191626749</text:p>
          </table:table-cell>
          <table:table-cell office:value-type="float" office:value="0.241799991678392" calcext:value-type="float">
            <text:p>0.2417999917</text:p>
          </table:table-cell>
          <table:table-cell office:value-type="float" office:value="0.244041423261672" calcext:value-type="float">
            <text:p>0.2440414233</text:p>
          </table:table-cell>
          <table:table-cell office:value-type="float" office:value="0.320897337502894" calcext:value-type="float">
            <text:p>0.3208973375</text:p>
          </table:table-cell>
          <table:table-cell office:value-type="float" office:value="0.241595425405992" calcext:value-type="float">
            <text:p>0.2415954254</text:p>
          </table:table-cell>
          <table:table-cell office:value-type="float" office:value="0.223529189855524" calcext:value-type="float">
            <text:p>0.2235291899</text:p>
          </table:table-cell>
          <table:table-cell office:value-type="float" office:value="0.199372976039528" calcext:value-type="float">
            <text:p>0.199372976</text:p>
          </table:table-cell>
          <table:table-cell office:value-type="float" office:value="0.232241982513426" calcext:value-type="float">
            <text:p>0.2322419825</text:p>
          </table:table-cell>
          <table:table-cell office:value-type="float" office:value="0.12320531210891" calcext:value-type="float">
            <text:p>0.1232053121</text:p>
          </table:table-cell>
          <table:table-cell office:value-type="float" office:value="0.0824336909294152" calcext:value-type="float">
            <text:p>0.0824336909</text:p>
          </table:table-cell>
          <table:table-cell office:value-type="float" office:value="0.111861181706429" calcext:value-type="float">
            <text:p>0.1118611817</text:p>
          </table:table-cell>
          <table:table-cell office:value-type="float" office:value="0.139645071582832" calcext:value-type="float">
            <text:p>0.1396450716</text:p>
          </table:table-cell>
          <table:table-cell office:value-type="float" office:value="0.296421985482216" calcext:value-type="float">
            <text:p>0.2964219855</text:p>
          </table:table-cell>
          <table:table-cell office:value-type="float" office:value="0.258697035319956" calcext:value-type="float">
            <text:p>0.2586970353</text:p>
          </table:table-cell>
          <table:table-cell office:value-type="float" office:value="0.216931579968163" calcext:value-type="float">
            <text:p>0.21693158</text:p>
          </table:table-cell>
          <table:table-cell office:value-type="float" office:value="0.210109694353645" calcext:value-type="float">
            <text:p>0.2101096944</text:p>
          </table:table-cell>
          <table:table-cell office:value-type="float" office:value="0.154618327355321" calcext:value-type="float">
            <text:p>0.1546183274</text:p>
          </table:table-cell>
          <table:table-cell office:value-type="float" office:value="0.261320323392658" calcext:value-type="float">
            <text:p>0.2613203234</text:p>
          </table:table-cell>
          <table:table-cell office:value-type="float" office:value="0.265381009273719" calcext:value-type="float">
            <text:p>0.2653810093</text:p>
          </table:table-cell>
          <table:table-cell office:value-type="float" office:value="0.352192675140341" calcext:value-type="float">
            <text:p>0.3521926751</text:p>
          </table:table-cell>
          <table:table-cell office:value-type="float" office:value="0.522547641608497" calcext:value-type="float">
            <text:p>0.5225476416</text:p>
          </table:table-cell>
          <table:table-cell office:value-type="float" office:value="0.404828209876851" calcext:value-type="float">
            <text:p>0.4048282099</text:p>
          </table:table-cell>
          <table:table-cell office:value-type="float" office:value="0.393013066461084" calcext:value-type="float">
            <text:p>0.3930130665</text:p>
          </table:table-cell>
          <table:table-cell office:value-type="float" office:value="0.333676067523855" calcext:value-type="float">
            <text:p>0.3336760675</text:p>
          </table:table-cell>
          <table:table-cell office:value-type="float" office:value="0.325020747696841" calcext:value-type="float">
            <text:p>0.3250207477</text:p>
          </table:table-cell>
          <table:table-cell office:value-type="float" office:value="0.25185601668152" calcext:value-type="float">
            <text:p>0.2518560167</text:p>
          </table:table-cell>
          <table:table-cell office:value-type="float" office:value="0.190950777454347" calcext:value-type="float">
            <text:p>0.1909507775</text:p>
          </table:table-cell>
          <table:table-cell office:value-type="float" office:value="0.179650549624743" calcext:value-type="float">
            <text:p>0.1796505496</text:p>
          </table:table-cell>
          <table:table-cell office:value-type="float" office:value="0.269644230908017" calcext:value-type="float">
            <text:p>0.2696442309</text:p>
          </table:table-cell>
          <table:table-cell office:value-type="float" office:value="0.273777578482217" calcext:value-type="float">
            <text:p>0.2737775785</text:p>
          </table:table-cell>
          <table:table-cell office:value-type="float" office:value="0.227363176372263" calcext:value-type="float">
            <text:p>0.2273631764</text:p>
          </table:table-cell>
          <table:table-cell office:value-type="float" office:value="0.248825671385813" calcext:value-type="float">
            <text:p>0.2488256714</text:p>
          </table:table-cell>
          <table:table-cell office:value-type="float" office:value="0.323610489931942" calcext:value-type="float">
            <text:p>0.3236104899</text:p>
          </table:table-cell>
          <table:table-cell office:value-type="float" office:value="0.270748023033166" calcext:value-type="float">
            <text:p>0.270748023</text:p>
          </table:table-cell>
          <table:table-cell office:value-type="float" office:value="0.298214521096191" calcext:value-type="float">
            <text:p>0.2982145211</text:p>
          </table:table-cell>
          <table:table-cell office:value-type="float" office:value="0.398150703202064" calcext:value-type="float">
            <text:p>0.3981507032</text:p>
          </table:table-cell>
          <table:table-cell office:value-type="float" office:value="0.37654121770678" calcext:value-type="float">
            <text:p>0.3765412177</text:p>
          </table:table-cell>
          <table:table-cell office:value-type="float" office:value="0.343319919194441" calcext:value-type="float">
            <text:p>0.3433199192</text:p>
          </table:table-cell>
          <table:table-cell office:value-type="float" office:value="0.312489310672494" calcext:value-type="float">
            <text:p>0.3124893107</text:p>
          </table:table-cell>
          <table:table-cell office:value-type="float" office:value="0.258013630406734" calcext:value-type="float">
            <text:p>0.2580136304</text:p>
          </table:table-cell>
          <table:table-cell office:value-type="float" office:value="0.314721070609054" calcext:value-type="float">
            <text:p>0.3147210706</text:p>
          </table:table-cell>
          <table:table-cell office:value-type="float" office:value="0.305620988853494" calcext:value-type="float">
            <text:p>0.3056209889</text:p>
          </table:table-cell>
          <table:table-cell office:value-type="float" office:value="0.2550256918097" calcext:value-type="float">
            <text:p>0.2550256918</text:p>
          </table:table-cell>
          <table:table-cell office:value-type="float" office:value="0.345982072987459" calcext:value-type="float">
            <text:p>0.345982073</text:p>
          </table:table-cell>
          <table:table-cell office:value-type="float" office:value="0.277185926329608" calcext:value-type="float">
            <text:p>0.2771859263</text:p>
          </table:table-cell>
          <table:table-cell office:value-type="float" office:value="0.243337236968322" calcext:value-type="float">
            <text:p>0.243337237</text:p>
          </table:table-cell>
          <table:table-cell office:value-type="float" office:value="0.261471297715295" calcext:value-type="float">
            <text:p>0.2614712977</text:p>
          </table:table-cell>
          <table:table-cell office:value-type="float" office:value="0.305038442071645" calcext:value-type="float">
            <text:p>0.3050384421</text:p>
          </table:table-cell>
          <table:table-cell office:value-type="float" office:value="0.359035260935018" calcext:value-type="float">
            <text:p>0.3590352609</text:p>
          </table:table-cell>
          <table:table-cell office:value-type="float" office:value="0.322911282485434" calcext:value-type="float">
            <text:p>0.3229112825</text:p>
          </table:table-cell>
          <table:table-cell office:value-type="float" office:value="0.329044177638875" calcext:value-type="float">
            <text:p>0.3290441776</text:p>
          </table:table-cell>
          <table:table-cell office:value-type="float" office:value="0.300427221551818" calcext:value-type="float">
            <text:p>0.3004272216</text:p>
          </table:table-cell>
          <table:table-cell office:value-type="float" office:value="0.260744354223372" calcext:value-type="float">
            <text:p>0.2607443542</text:p>
          </table:table-cell>
          <table:table-cell office:value-type="float" office:value="0.379862143023246" calcext:value-type="float">
            <text:p>0.379862143</text:p>
          </table:table-cell>
          <table:table-cell office:value-type="float" office:value="0.24532126796295" calcext:value-type="float">
            <text:p>0.245321268</text:p>
          </table:table-cell>
          <table:table-cell office:value-type="float" office:value="0.307675493092245" calcext:value-type="float">
            <text:p>0.3076754931</text:p>
          </table:table-cell>
          <table:table-cell office:value-type="float" office:value="0.419108674800337" calcext:value-type="float">
            <text:p>0.4191086748</text:p>
          </table:table-cell>
          <table:table-cell office:value-type="float" office:value="0.431753533904886" calcext:value-type="float">
            <text:p>0.4317535339</text:p>
          </table:table-cell>
          <table:table-cell office:value-type="float" office:value="0.390001198577839" calcext:value-type="float">
            <text:p>0.3900011986</text:p>
          </table:table-cell>
          <table:table-cell office:value-type="float" office:value="0.505943069331173" calcext:value-type="float">
            <text:p>0.5059430693</text:p>
          </table:table-cell>
          <table:table-cell office:value-type="float" office:value="0.474271866380513" calcext:value-type="float">
            <text:p>0.4742718664</text:p>
          </table:table-cell>
          <table:table-cell office:value-type="float" office:value="0.303918495477731" calcext:value-type="float">
            <text:p>0.3039184955</text:p>
          </table:table-cell>
          <table:table-cell office:value-type="float" office:value="0.382247125063533" calcext:value-type="float">
            <text:p>0.3822471251</text:p>
          </table:table-cell>
          <table:table-cell office:value-type="float" office:value="0.286401000842046" calcext:value-type="float">
            <text:p>0.2864010008</text:p>
          </table:table-cell>
          <table:table-cell office:value-type="float" office:value="0.287471528639115" calcext:value-type="float">
            <text:p>0.2874715286</text:p>
          </table:table-cell>
          <table:table-cell office:value-type="float" office:value="0.210946031992609" calcext:value-type="float">
            <text:p>0.210946032</text:p>
          </table:table-cell>
          <table:table-cell office:value-type="float" office:value="0.308068287270298" calcext:value-type="float">
            <text:p>0.3080682873</text:p>
          </table:table-cell>
          <table:table-cell office:value-type="float" office:value="0.246593992769658" calcext:value-type="float">
            <text:p>0.2465939928</text:p>
          </table:table-cell>
          <table:table-cell office:value-type="float" office:value="0.21765283369112" calcext:value-type="float">
            <text:p>0.2176528337</text:p>
          </table:table-cell>
          <table:table-cell office:value-type="float" office:value="0.434653683678046" calcext:value-type="float">
            <text:p>0.4346536837</text:p>
          </table:table-cell>
          <table:table-cell office:value-type="float" office:value="0.21977364392767" calcext:value-type="float">
            <text:p>0.2197736439</text:p>
          </table:table-cell>
          <table:table-cell office:value-type="float" office:value="0.23382692498061" calcext:value-type="float">
            <text:p>0.233826925</text:p>
          </table:table-cell>
          <table:table-cell office:value-type="float" office:value="0.209882616330705" calcext:value-type="float">
            <text:p>0.2098826163</text:p>
          </table:table-cell>
          <table:table-cell office:value-type="float" office:value="0.359661380343871" calcext:value-type="float">
            <text:p>0.3596613803</text:p>
          </table:table-cell>
          <table:table-cell office:value-type="float" office:value="0.21906997248186" calcext:value-type="float">
            <text:p>0.2190699725</text:p>
          </table:table-cell>
          <table:table-cell office:value-type="float" office:value="0.243838179757752" calcext:value-type="float">
            <text:p>0.2438381798</text:p>
          </table:table-cell>
          <table:table-cell office:value-type="float" office:value="0.206355909650625" calcext:value-type="float">
            <text:p>0.2063559097</text:p>
          </table:table-cell>
          <table:table-cell office:value-type="float" office:value="0.248200524394701" calcext:value-type="float">
            <text:p>0.2482005244</text:p>
          </table:table-cell>
          <table:table-cell office:value-type="float" office:value="0.210740267650583" calcext:value-type="float">
            <text:p>0.2107402677</text:p>
          </table:table-cell>
          <table:table-cell office:value-type="float" office:value="0.290241271587766" calcext:value-type="float">
            <text:p>0.2902412716</text:p>
          </table:table-cell>
          <table:table-cell office:value-type="float" office:value="0.313554225042129" calcext:value-type="float">
            <text:p>0.313554225</text:p>
          </table:table-cell>
          <table:table-cell office:value-type="float" office:value="0.360368203910689" calcext:value-type="float">
            <text:p>0.3603682039</text:p>
          </table:table-cell>
          <table:table-cell office:value-type="float" office:value="0.400940230533442" calcext:value-type="float">
            <text:p>0.4009402305</text:p>
          </table:table-cell>
          <table:table-cell office:value-type="float" office:value="0.367070395499507" calcext:value-type="float">
            <text:p>0.3670703955</text:p>
          </table:table-cell>
          <table:table-cell office:value-type="float" office:value="0.417946461478987" calcext:value-type="float">
            <text:p>0.4179464615</text:p>
          </table:table-cell>
          <table:table-cell office:value-type="float" office:value="0.432436966311814" calcext:value-type="float">
            <text:p>0.4324369663</text:p>
          </table:table-cell>
          <table:table-cell office:value-type="float" office:value="0.373092710054292" calcext:value-type="float">
            <text:p>0.3730927101</text:p>
          </table:table-cell>
          <table:table-cell office:value-type="float" office:value="0.401938301188424" calcext:value-type="float">
            <text:p>0.4019383012</text:p>
          </table:table-cell>
          <table:table-cell office:value-type="float" office:value="0.465539996958598" calcext:value-type="float">
            <text:p>0.465539997</text:p>
          </table:table-cell>
          <table:table-cell office:value-type="float" office:value="0.375095977179942" calcext:value-type="float">
            <text:p>0.37509597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5087" calcext:value-type="float">
            <text:p>695087</text:p>
          </table:table-cell>
          <table:table-cell table:formula="of:=AVERAGE([.E11:.GL11])" office:value-type="float" office:value="0.30866337193115" calcext:value-type="float">
            <text:p>0.3086633719</text:p>
          </table:table-cell>
          <table:table-cell/>
          <table:table-cell office:value-type="float" office:value="0.178351135791293" calcext:value-type="float">
            <text:p>0.1783511358</text:p>
          </table:table-cell>
          <table:table-cell office:value-type="float" office:value="0.125573836296816" calcext:value-type="float">
            <text:p>0.1255738363</text:p>
          </table:table-cell>
          <table:table-cell office:value-type="float" office:value="0.16312686596762" calcext:value-type="float">
            <text:p>0.163126866</text:p>
          </table:table-cell>
          <table:table-cell office:value-type="float" office:value="0.225614579322194" calcext:value-type="float">
            <text:p>0.2256145793</text:p>
          </table:table-cell>
          <table:table-cell office:value-type="float" office:value="0.248891779203469" calcext:value-type="float">
            <text:p>0.2488917792</text:p>
          </table:table-cell>
          <table:table-cell office:value-type="float" office:value="0.272700923748784" calcext:value-type="float">
            <text:p>0.2727009237</text:p>
          </table:table-cell>
          <table:table-cell office:value-type="float" office:value="0.25742506527784" calcext:value-type="float">
            <text:p>0.2574250653</text:p>
          </table:table-cell>
          <table:table-cell office:value-type="float" office:value="0.294676966331041" calcext:value-type="float">
            <text:p>0.2946769663</text:p>
          </table:table-cell>
          <table:table-cell office:value-type="float" office:value="0.402694422668812" calcext:value-type="float">
            <text:p>0.4026944227</text:p>
          </table:table-cell>
          <table:table-cell office:value-type="float" office:value="0.266365706704296" calcext:value-type="float">
            <text:p>0.2663657067</text:p>
          </table:table-cell>
          <table:table-cell office:value-type="float" office:value="0.294411191962797" calcext:value-type="float">
            <text:p>0.294411192</text:p>
          </table:table-cell>
          <table:table-cell office:value-type="float" office:value="0.352188694047746" calcext:value-type="float">
            <text:p>0.352188694</text:p>
          </table:table-cell>
          <table:table-cell office:value-type="float" office:value="0.209573654869994" calcext:value-type="float">
            <text:p>0.2095736549</text:p>
          </table:table-cell>
          <table:table-cell office:value-type="float" office:value="0.245555598526233" calcext:value-type="float">
            <text:p>0.2455555985</text:p>
          </table:table-cell>
          <table:table-cell office:value-type="float" office:value="0.206337218057078" calcext:value-type="float">
            <text:p>0.2063372181</text:p>
          </table:table-cell>
          <table:table-cell office:value-type="float" office:value="0.19194375108558" calcext:value-type="float">
            <text:p>0.1919437511</text:p>
          </table:table-cell>
          <table:table-cell office:value-type="float" office:value="0.056734742513307" calcext:value-type="float">
            <text:p>0.0567347425</text:p>
          </table:table-cell>
          <table:table-cell office:value-type="float" office:value="0.206942794493706" calcext:value-type="float">
            <text:p>0.2069427945</text:p>
          </table:table-cell>
          <table:table-cell office:value-type="float" office:value="0.158575282436059" calcext:value-type="float">
            <text:p>0.1585752824</text:p>
          </table:table-cell>
          <table:table-cell office:value-type="float" office:value="0.271029186343264" calcext:value-type="float">
            <text:p>0.2710291863</text:p>
          </table:table-cell>
          <table:table-cell office:value-type="float" office:value="0.448142673212946" calcext:value-type="float">
            <text:p>0.4481426732</text:p>
          </table:table-cell>
          <table:table-cell office:value-type="float" office:value="0.444785543431909" calcext:value-type="float">
            <text:p>0.4447855434</text:p>
          </table:table-cell>
          <table:table-cell office:value-type="float" office:value="0.466025189202119" calcext:value-type="float">
            <text:p>0.4660251892</text:p>
          </table:table-cell>
          <table:table-cell office:value-type="float" office:value="0.497044234625108" calcext:value-type="float">
            <text:p>0.4970442346</text:p>
          </table:table-cell>
          <table:table-cell office:value-type="float" office:value="0.499887870359218" calcext:value-type="float">
            <text:p>0.4998878704</text:p>
          </table:table-cell>
          <table:table-cell office:value-type="float" office:value="0.411855507452943" calcext:value-type="float">
            <text:p>0.4118555075</text:p>
          </table:table-cell>
          <table:table-cell office:value-type="float" office:value="0.389877921711316" calcext:value-type="float">
            <text:p>0.3898779217</text:p>
          </table:table-cell>
          <table:table-cell office:value-type="float" office:value="0.368724356942381" calcext:value-type="float">
            <text:p>0.3687243569</text:p>
          </table:table-cell>
          <table:table-cell office:value-type="float" office:value="0.280968696949206" calcext:value-type="float">
            <text:p>0.2809686969</text:p>
          </table:table-cell>
          <table:table-cell office:value-type="float" office:value="0.49943827505366" calcext:value-type="float">
            <text:p>0.4994382751</text:p>
          </table:table-cell>
          <table:table-cell office:value-type="float" office:value="0.154267791083724" calcext:value-type="float">
            <text:p>0.1542677911</text:p>
          </table:table-cell>
          <table:table-cell office:value-type="float" office:value="0.251138650957077" calcext:value-type="float">
            <text:p>0.251138651</text:p>
          </table:table-cell>
          <table:table-cell office:value-type="float" office:value="0.165327643489243" calcext:value-type="float">
            <text:p>0.1653276435</text:p>
          </table:table-cell>
          <table:table-cell office:value-type="float" office:value="0.200866492051015" calcext:value-type="float">
            <text:p>0.2008664921</text:p>
          </table:table-cell>
          <table:table-cell office:value-type="float" office:value="0.330304322563534" calcext:value-type="float">
            <text:p>0.3303043226</text:p>
          </table:table-cell>
          <table:table-cell office:value-type="float" office:value="0.346858638248394" calcext:value-type="float">
            <text:p>0.3468586382</text:p>
          </table:table-cell>
          <table:table-cell office:value-type="float" office:value="0.281925060062004" calcext:value-type="float">
            <text:p>0.2819250601</text:p>
          </table:table-cell>
          <table:table-cell office:value-type="float" office:value="0.322232503886631" calcext:value-type="float">
            <text:p>0.3222325039</text:p>
          </table:table-cell>
          <table:table-cell office:value-type="float" office:value="0.410542369078208" calcext:value-type="float">
            <text:p>0.4105423691</text:p>
          </table:table-cell>
          <table:table-cell office:value-type="float" office:value="0.264285529828287" calcext:value-type="float">
            <text:p>0.2642855298</text:p>
          </table:table-cell>
          <table:table-cell office:value-type="float" office:value="0.359614420134898" calcext:value-type="float">
            <text:p>0.3596144201</text:p>
          </table:table-cell>
          <table:table-cell office:value-type="float" office:value="0.330513705730929" calcext:value-type="float">
            <text:p>0.3305137057</text:p>
          </table:table-cell>
          <table:table-cell office:value-type="float" office:value="0.298375564590395" calcext:value-type="float">
            <text:p>0.2983755646</text:p>
          </table:table-cell>
          <table:table-cell office:value-type="float" office:value="0.220655090182817" calcext:value-type="float">
            <text:p>0.2206550902</text:p>
          </table:table-cell>
          <table:table-cell office:value-type="float" office:value="0.232431212802177" calcext:value-type="float">
            <text:p>0.2324312128</text:p>
          </table:table-cell>
          <table:table-cell office:value-type="float" office:value="0.232835170163526" calcext:value-type="float">
            <text:p>0.2328351702</text:p>
          </table:table-cell>
          <table:table-cell office:value-type="float" office:value="0.328739491499615" calcext:value-type="float">
            <text:p>0.3287394915</text:p>
          </table:table-cell>
          <table:table-cell office:value-type="float" office:value="0.344995596955517" calcext:value-type="float">
            <text:p>0.344995597</text:p>
          </table:table-cell>
          <table:table-cell office:value-type="float" office:value="0.448541625019676" calcext:value-type="float">
            <text:p>0.448541625</text:p>
          </table:table-cell>
          <table:table-cell office:value-type="float" office:value="0.453428401017386" calcext:value-type="float">
            <text:p>0.453428401</text:p>
          </table:table-cell>
          <table:table-cell office:value-type="float" office:value="0.41084416856451" calcext:value-type="float">
            <text:p>0.4108441686</text:p>
          </table:table-cell>
          <table:table-cell office:value-type="float" office:value="0.591921679656652" calcext:value-type="float">
            <text:p>0.5919216797</text:p>
          </table:table-cell>
          <table:table-cell office:value-type="float" office:value="0.508097048471869" calcext:value-type="float">
            <text:p>0.5080970485</text:p>
          </table:table-cell>
          <table:table-cell office:value-type="float" office:value="0.465472050761397" calcext:value-type="float">
            <text:p>0.4654720508</text:p>
          </table:table-cell>
          <table:table-cell office:value-type="float" office:value="0.467568415799783" calcext:value-type="float">
            <text:p>0.4675684158</text:p>
          </table:table-cell>
          <table:table-cell office:value-type="float" office:value="0.54203699751612" calcext:value-type="float">
            <text:p>0.5420369975</text:p>
          </table:table-cell>
          <table:table-cell office:value-type="float" office:value="0.227556452506099" calcext:value-type="float">
            <text:p>0.2275564525</text:p>
          </table:table-cell>
          <table:table-cell office:value-type="float" office:value="0.28614265664965" calcext:value-type="float">
            <text:p>0.2861426566</text:p>
          </table:table-cell>
          <table:table-cell office:value-type="float" office:value="0.179491532955508" calcext:value-type="float">
            <text:p>0.179491533</text:p>
          </table:table-cell>
          <table:table-cell office:value-type="float" office:value="0.244896213547916" calcext:value-type="float">
            <text:p>0.2448962135</text:p>
          </table:table-cell>
          <table:table-cell office:value-type="float" office:value="0.267903868096733" calcext:value-type="float">
            <text:p>0.2679038681</text:p>
          </table:table-cell>
          <table:table-cell office:value-type="float" office:value="0.286192573607602" calcext:value-type="float">
            <text:p>0.2861925736</text:p>
          </table:table-cell>
          <table:table-cell office:value-type="float" office:value="0.336919665854345" calcext:value-type="float">
            <text:p>0.3369196659</text:p>
          </table:table-cell>
          <table:table-cell office:value-type="float" office:value="0.453467481740647" calcext:value-type="float">
            <text:p>0.4534674817</text:p>
          </table:table-cell>
          <table:table-cell office:value-type="float" office:value="0.556605044979091" calcext:value-type="float">
            <text:p>0.556605045</text:p>
          </table:table-cell>
          <table:table-cell office:value-type="float" office:value="0.459891928026113" calcext:value-type="float">
            <text:p>0.459891928</text:p>
          </table:table-cell>
          <table:table-cell office:value-type="float" office:value="0.486011596486392" calcext:value-type="float">
            <text:p>0.4860115965</text:p>
          </table:table-cell>
          <table:table-cell office:value-type="float" office:value="0.462808799071019" calcext:value-type="float">
            <text:p>0.4628087991</text:p>
          </table:table-cell>
          <table:table-cell office:value-type="float" office:value="0.414324752859803" calcext:value-type="float">
            <text:p>0.4143247529</text:p>
          </table:table-cell>
          <table:table-cell office:value-type="float" office:value="0.451808449454399" calcext:value-type="float">
            <text:p>0.4518084495</text:p>
          </table:table-cell>
          <table:table-cell office:value-type="float" office:value="0.406420686501027" calcext:value-type="float">
            <text:p>0.4064206865</text:p>
          </table:table-cell>
          <table:table-cell office:value-type="float" office:value="0.455259512709087" calcext:value-type="float">
            <text:p>0.4552595127</text:p>
          </table:table-cell>
          <table:table-cell office:value-type="float" office:value="0.265358989484626" calcext:value-type="float">
            <text:p>0.2653589895</text:p>
          </table:table-cell>
          <table:table-cell office:value-type="float" office:value="0.255548195661984" calcext:value-type="float">
            <text:p>0.2555481957</text:p>
          </table:table-cell>
          <table:table-cell office:value-type="float" office:value="0.197394559714546" calcext:value-type="float">
            <text:p>0.1973945597</text:p>
          </table:table-cell>
          <table:table-cell office:value-type="float" office:value="0.161647224910927" calcext:value-type="float">
            <text:p>0.1616472249</text:p>
          </table:table-cell>
          <table:table-cell office:value-type="float" office:value="0.176362937551419" calcext:value-type="float">
            <text:p>0.1763629376</text:p>
          </table:table-cell>
          <table:table-cell office:value-type="float" office:value="0.24797401507194" calcext:value-type="float">
            <text:p>0.2479740151</text:p>
          </table:table-cell>
          <table:table-cell office:value-type="float" office:value="0.40673182399845" calcext:value-type="float">
            <text:p>0.406731824</text:p>
          </table:table-cell>
          <table:table-cell office:value-type="float" office:value="0.265250292627168" calcext:value-type="float">
            <text:p>0.2652502926</text:p>
          </table:table-cell>
          <table:table-cell office:value-type="float" office:value="0.394773098814994" calcext:value-type="float">
            <text:p>0.3947730988</text:p>
          </table:table-cell>
          <table:table-cell office:value-type="float" office:value="0.489435425675899" calcext:value-type="float">
            <text:p>0.4894354257</text:p>
          </table:table-cell>
          <table:table-cell office:value-type="float" office:value="0.515722083096352" calcext:value-type="float">
            <text:p>0.5157220831</text:p>
          </table:table-cell>
          <table:table-cell office:value-type="float" office:value="0.438685010985162" calcext:value-type="float">
            <text:p>0.438685011</text:p>
          </table:table-cell>
          <table:table-cell office:value-type="float" office:value="0.313287578403889" calcext:value-type="float">
            <text:p>0.3132875784</text:p>
          </table:table-cell>
          <table:table-cell office:value-type="float" office:value="0.31157448941791" calcext:value-type="float">
            <text:p>0.3115744894</text:p>
          </table:table-cell>
          <table:table-cell office:value-type="float" office:value="0.179573801626176" calcext:value-type="float">
            <text:p>0.1795738016</text:p>
          </table:table-cell>
          <table:table-cell office:value-type="float" office:value="0.183147837302702" calcext:value-type="float">
            <text:p>0.1831478373</text:p>
          </table:table-cell>
          <table:table-cell office:value-type="float" office:value="0.189324211397364" calcext:value-type="float">
            <text:p>0.1893242114</text:p>
          </table:table-cell>
          <table:table-cell office:value-type="float" office:value="0.256636856138706" calcext:value-type="float">
            <text:p>0.2566368561</text:p>
          </table:table-cell>
          <table:table-cell office:value-type="float" office:value="0.273569787766835" calcext:value-type="float">
            <text:p>0.2735697878</text:p>
          </table:table-cell>
          <table:table-cell office:value-type="float" office:value="0.238330251489015" calcext:value-type="float">
            <text:p>0.2383302515</text:p>
          </table:table-cell>
          <table:table-cell office:value-type="float" office:value="0.26476507058173" calcext:value-type="float">
            <text:p>0.2647650706</text:p>
          </table:table-cell>
          <table:table-cell office:value-type="float" office:value="0.244032193533071" calcext:value-type="float">
            <text:p>0.2440321935</text:p>
          </table:table-cell>
          <table:table-cell office:value-type="float" office:value="0.316886892543499" calcext:value-type="float">
            <text:p>0.3168868925</text:p>
          </table:table-cell>
          <table:table-cell office:value-type="float" office:value="0.246558038053848" calcext:value-type="float">
            <text:p>0.2465580381</text:p>
          </table:table-cell>
          <table:table-cell office:value-type="float" office:value="0.27292779261663" calcext:value-type="float">
            <text:p>0.2729277926</text:p>
          </table:table-cell>
          <table:table-cell office:value-type="float" office:value="0.137626759589952" calcext:value-type="float">
            <text:p>0.1376267596</text:p>
          </table:table-cell>
          <table:table-cell office:value-type="float" office:value="0.158897668403057" calcext:value-type="float">
            <text:p>0.1588976684</text:p>
          </table:table-cell>
          <table:table-cell office:value-type="float" office:value="0.186051401742728" calcext:value-type="float">
            <text:p>0.1860514017</text:p>
          </table:table-cell>
          <table:table-cell office:value-type="float" office:value="0.178604041827885" calcext:value-type="float">
            <text:p>0.1786040418</text:p>
          </table:table-cell>
          <table:table-cell office:value-type="float" office:value="0.244099518442433" calcext:value-type="float">
            <text:p>0.2440995184</text:p>
          </table:table-cell>
          <table:table-cell office:value-type="float" office:value="0.285580295840151" calcext:value-type="float">
            <text:p>0.2855802958</text:p>
          </table:table-cell>
          <table:table-cell office:value-type="float" office:value="0.427384762232088" calcext:value-type="float">
            <text:p>0.4273847622</text:p>
          </table:table-cell>
          <table:table-cell office:value-type="float" office:value="0.313359744038427" calcext:value-type="float">
            <text:p>0.313359744</text:p>
          </table:table-cell>
          <table:table-cell office:value-type="float" office:value="0.235869807626514" calcext:value-type="float">
            <text:p>0.2358698076</text:p>
          </table:table-cell>
          <table:table-cell office:value-type="float" office:value="0.210559941293564" calcext:value-type="float">
            <text:p>0.2105599413</text:p>
          </table:table-cell>
          <table:table-cell office:value-type="float" office:value="0.204417913716118" calcext:value-type="float">
            <text:p>0.2044179137</text:p>
          </table:table-cell>
          <table:table-cell office:value-type="float" office:value="0.176202827194633" calcext:value-type="float">
            <text:p>0.1762028272</text:p>
          </table:table-cell>
          <table:table-cell office:value-type="float" office:value="0.188354727059355" calcext:value-type="float">
            <text:p>0.1883547271</text:p>
          </table:table-cell>
          <table:table-cell office:value-type="float" office:value="0.241479008888958" calcext:value-type="float">
            <text:p>0.2414790089</text:p>
          </table:table-cell>
          <table:table-cell office:value-type="float" office:value="0.222700112261652" calcext:value-type="float">
            <text:p>0.2227001123</text:p>
          </table:table-cell>
          <table:table-cell office:value-type="float" office:value="0.283590769845014" calcext:value-type="float">
            <text:p>0.2835907698</text:p>
          </table:table-cell>
          <table:table-cell office:value-type="float" office:value="0.254852687375214" calcext:value-type="float">
            <text:p>0.2548526874</text:p>
          </table:table-cell>
          <table:table-cell office:value-type="float" office:value="0.247115525766158" calcext:value-type="float">
            <text:p>0.2471155258</text:p>
          </table:table-cell>
          <table:table-cell office:value-type="float" office:value="0.207479308060123" calcext:value-type="float">
            <text:p>0.2074793081</text:p>
          </table:table-cell>
          <table:table-cell office:value-type="float" office:value="0.206104454583763" calcext:value-type="float">
            <text:p>0.2061044546</text:p>
          </table:table-cell>
          <table:table-cell office:value-type="float" office:value="0.213403022985939" calcext:value-type="float">
            <text:p>0.213403023</text:p>
          </table:table-cell>
          <table:table-cell office:value-type="float" office:value="0.321579638970483" calcext:value-type="float">
            <text:p>0.321579639</text:p>
          </table:table-cell>
          <table:table-cell office:value-type="float" office:value="0.339842166472171" calcext:value-type="float">
            <text:p>0.3398421665</text:p>
          </table:table-cell>
          <table:table-cell office:value-type="float" office:value="0.402271874067425" calcext:value-type="float">
            <text:p>0.4022718741</text:p>
          </table:table-cell>
          <table:table-cell office:value-type="float" office:value="0.354305191148963" calcext:value-type="float">
            <text:p>0.3543051911</text:p>
          </table:table-cell>
          <table:table-cell office:value-type="float" office:value="0.395128426892464" calcext:value-type="float">
            <text:p>0.3951284269</text:p>
          </table:table-cell>
          <table:table-cell office:value-type="float" office:value="0.326172506047802" calcext:value-type="float">
            <text:p>0.326172506</text:p>
          </table:table-cell>
          <table:table-cell office:value-type="float" office:value="0.268398754409506" calcext:value-type="float">
            <text:p>0.2683987544</text:p>
          </table:table-cell>
          <table:table-cell office:value-type="float" office:value="0.234123281672482" calcext:value-type="float">
            <text:p>0.2341232817</text:p>
          </table:table-cell>
          <table:table-cell office:value-type="float" office:value="0.222431248860665" calcext:value-type="float">
            <text:p>0.2224312489</text:p>
          </table:table-cell>
          <table:table-cell office:value-type="float" office:value="0.239410233726877" calcext:value-type="float">
            <text:p>0.2394102337</text:p>
          </table:table-cell>
          <table:table-cell office:value-type="float" office:value="0.22878895722086" calcext:value-type="float">
            <text:p>0.2287889572</text:p>
          </table:table-cell>
          <table:table-cell office:value-type="float" office:value="0.312346167017031" calcext:value-type="float">
            <text:p>0.312346167</text:p>
          </table:table-cell>
          <table:table-cell office:value-type="float" office:value="0.31302663168863" calcext:value-type="float">
            <text:p>0.3130266317</text:p>
          </table:table-cell>
          <table:table-cell office:value-type="float" office:value="0.216678563023231" calcext:value-type="float">
            <text:p>0.216678563</text:p>
          </table:table-cell>
          <table:table-cell office:value-type="float" office:value="0.277654991084433" calcext:value-type="float">
            <text:p>0.2776549911</text:p>
          </table:table-cell>
          <table:table-cell office:value-type="float" office:value="0.318150255859395" calcext:value-type="float">
            <text:p>0.3181502559</text:p>
          </table:table-cell>
          <table:table-cell office:value-type="float" office:value="0.329852111963542" calcext:value-type="float">
            <text:p>0.329852112</text:p>
          </table:table-cell>
          <table:table-cell office:value-type="float" office:value="0.37058719891656" calcext:value-type="float">
            <text:p>0.3705871989</text:p>
          </table:table-cell>
          <table:table-cell office:value-type="float" office:value="0.364085342717894" calcext:value-type="float">
            <text:p>0.3640853427</text:p>
          </table:table-cell>
          <table:table-cell office:value-type="float" office:value="0.357628441317365" calcext:value-type="float">
            <text:p>0.3576284413</text:p>
          </table:table-cell>
          <table:table-cell office:value-type="float" office:value="0.32616982050328" calcext:value-type="float">
            <text:p>0.3261698205</text:p>
          </table:table-cell>
          <table:table-cell office:value-type="float" office:value="0.334235766120913" calcext:value-type="float">
            <text:p>0.3342357661</text:p>
          </table:table-cell>
          <table:table-cell office:value-type="float" office:value="0.269743272657939" calcext:value-type="float">
            <text:p>0.2697432727</text:p>
          </table:table-cell>
          <table:table-cell office:value-type="float" office:value="0.37979398208742" calcext:value-type="float">
            <text:p>0.3797939821</text:p>
          </table:table-cell>
          <table:table-cell office:value-type="float" office:value="0.214685357148502" calcext:value-type="float">
            <text:p>0.2146853571</text:p>
          </table:table-cell>
          <table:table-cell office:value-type="float" office:value="0.381452480490556" calcext:value-type="float">
            <text:p>0.3814524805</text:p>
          </table:table-cell>
          <table:table-cell office:value-type="float" office:value="0.376856123466659" calcext:value-type="float">
            <text:p>0.3768561235</text:p>
          </table:table-cell>
          <table:table-cell office:value-type="float" office:value="0.207015122433561" calcext:value-type="float">
            <text:p>0.2070151224</text:p>
          </table:table-cell>
          <table:table-cell office:value-type="float" office:value="0.263760920440671" calcext:value-type="float">
            <text:p>0.2637609204</text:p>
          </table:table-cell>
          <table:table-cell office:value-type="float" office:value="0.351648974200691" calcext:value-type="float">
            <text:p>0.3516489742</text:p>
          </table:table-cell>
          <table:table-cell office:value-type="float" office:value="0.253773139677888" calcext:value-type="float">
            <text:p>0.2537731397</text:p>
          </table:table-cell>
          <table:table-cell office:value-type="float" office:value="0.301945199258586" calcext:value-type="float">
            <text:p>0.3019451993</text:p>
          </table:table-cell>
          <table:table-cell office:value-type="float" office:value="0.331796262504275" calcext:value-type="float">
            <text:p>0.3317962625</text:p>
          </table:table-cell>
          <table:table-cell office:value-type="float" office:value="0.271897801683125" calcext:value-type="float">
            <text:p>0.2718978017</text:p>
          </table:table-cell>
          <table:table-cell office:value-type="float" office:value="0.342555429889679" calcext:value-type="float">
            <text:p>0.3425554299</text:p>
          </table:table-cell>
          <table:table-cell office:value-type="float" office:value="0.354202434953665" calcext:value-type="float">
            <text:p>0.354202435</text:p>
          </table:table-cell>
          <table:table-cell office:value-type="float" office:value="0.337801461501239" calcext:value-type="float">
            <text:p>0.3378014615</text:p>
          </table:table-cell>
          <table:table-cell office:value-type="float" office:value="0.306851380273465" calcext:value-type="float">
            <text:p>0.3068513803</text:p>
          </table:table-cell>
          <table:table-cell office:value-type="float" office:value="0.449348577852747" calcext:value-type="float">
            <text:p>0.4493485779</text:p>
          </table:table-cell>
          <table:table-cell office:value-type="float" office:value="0.471926075527223" calcext:value-type="float">
            <text:p>0.4719260755</text:p>
          </table:table-cell>
          <table:table-cell office:value-type="float" office:value="0.492839885113289" calcext:value-type="float">
            <text:p>0.4928398851</text:p>
          </table:table-cell>
          <table:table-cell office:value-type="float" office:value="0.388897992205472" calcext:value-type="float">
            <text:p>0.3888979922</text:p>
          </table:table-cell>
          <table:table-cell office:value-type="float" office:value="0.4032779561464" calcext:value-type="float">
            <text:p>0.4032779561</text:p>
          </table:table-cell>
          <table:table-cell office:value-type="float" office:value="0.394897423088706" calcext:value-type="float">
            <text:p>0.3948974231</text:p>
          </table:table-cell>
          <table:table-cell office:value-type="float" office:value="0.376811159305568" calcext:value-type="float">
            <text:p>0.3768111593</text:p>
          </table:table-cell>
          <table:table-cell office:value-type="float" office:value="0.294086822089514" calcext:value-type="float">
            <text:p>0.2940868221</text:p>
          </table:table-cell>
          <table:table-cell office:value-type="float" office:value="0.311079040522263" calcext:value-type="float">
            <text:p>0.3110790405</text:p>
          </table:table-cell>
          <table:table-cell office:value-type="float" office:value="0.181659615120729" calcext:value-type="float">
            <text:p>0.1816596151</text:p>
          </table:table-cell>
          <table:table-cell office:value-type="float" office:value="0.289446398309308" calcext:value-type="float">
            <text:p>0.2894463983</text:p>
          </table:table-cell>
          <table:table-cell office:value-type="float" office:value="0.228263553885639" calcext:value-type="float">
            <text:p>0.2282635539</text:p>
          </table:table-cell>
          <table:table-cell office:value-type="float" office:value="0.103554116295607" calcext:value-type="float">
            <text:p>0.1035541163</text:p>
          </table:table-cell>
          <table:table-cell office:value-type="float" office:value="0.298093510295997" calcext:value-type="float">
            <text:p>0.2980935103</text:p>
          </table:table-cell>
          <table:table-cell office:value-type="float" office:value="0.229003494190265" calcext:value-type="float">
            <text:p>0.2290034942</text:p>
          </table:table-cell>
          <table:table-cell office:value-type="float" office:value="0.267741652901422" calcext:value-type="float">
            <text:p>0.2677416529</text:p>
          </table:table-cell>
          <table:table-cell office:value-type="float" office:value="0.186898957605428" calcext:value-type="float">
            <text:p>0.1868989576</text:p>
          </table:table-cell>
          <table:table-cell office:value-type="float" office:value="0.172537662936246" calcext:value-type="float">
            <text:p>0.1725376629</text:p>
          </table:table-cell>
          <table:table-cell office:value-type="float" office:value="0.280409348285881" calcext:value-type="float">
            <text:p>0.2804093483</text:p>
          </table:table-cell>
          <table:table-cell office:value-type="float" office:value="0.241073233631907" calcext:value-type="float">
            <text:p>0.2410732336</text:p>
          </table:table-cell>
          <table:table-cell office:value-type="float" office:value="0.266657887966592" calcext:value-type="float">
            <text:p>0.266657888</text:p>
          </table:table-cell>
          <table:table-cell office:value-type="float" office:value="0.317555841548578" calcext:value-type="float">
            <text:p>0.3175558415</text:p>
          </table:table-cell>
          <table:table-cell office:value-type="float" office:value="0.268900014410056" calcext:value-type="float">
            <text:p>0.2689000144</text:p>
          </table:table-cell>
          <table:table-cell office:value-type="float" office:value="0.259179157420922" calcext:value-type="float">
            <text:p>0.2591791574</text:p>
          </table:table-cell>
          <table:table-cell office:value-type="float" office:value="0.306612055458802" calcext:value-type="float">
            <text:p>0.3066120555</text:p>
          </table:table-cell>
          <table:table-cell office:value-type="float" office:value="0.42553257197852" calcext:value-type="float">
            <text:p>0.425532572</text:p>
          </table:table-cell>
          <table:table-cell office:value-type="float" office:value="0.384314155989079" calcext:value-type="float">
            <text:p>0.384314156</text:p>
          </table:table-cell>
          <table:table-cell office:value-type="float" office:value="0.411142209371516" calcext:value-type="float">
            <text:p>0.4111422094</text:p>
          </table:table-cell>
          <table:table-cell office:value-type="float" office:value="0.40727336599819" calcext:value-type="float">
            <text:p>0.407273366</text:p>
          </table:table-cell>
          <table:table-cell office:value-type="float" office:value="0.455539858398083" calcext:value-type="float">
            <text:p>0.4555398584</text:p>
          </table:table-cell>
          <table:table-cell office:value-type="float" office:value="0.350000128712996" calcext:value-type="float">
            <text:p>0.3500001287</text:p>
          </table:table-cell>
          <table:table-cell office:value-type="float" office:value="0.380409697143302" calcext:value-type="float">
            <text:p>0.3804096971</text:p>
          </table:table-cell>
          <table:table-cell office:value-type="float" office:value="0.398951234671572" calcext:value-type="float">
            <text:p>0.3989512347</text:p>
          </table:table-cell>
          <table:table-cell office:value-type="float" office:value="0.349261823182689" calcext:value-type="float">
            <text:p>0.34926182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9473" calcext:value-type="float">
            <text:p>669473</text:p>
          </table:table-cell>
          <table:table-cell table:formula="of:=AVERAGE([.E12:.GL12])" office:value-type="float" office:value="0.296983497151593" calcext:value-type="float">
            <text:p>0.2969834972</text:p>
          </table:table-cell>
          <table:table-cell/>
          <table:table-cell office:value-type="float" office:value="0.204867385750218" calcext:value-type="float">
            <text:p>0.2048673858</text:p>
          </table:table-cell>
          <table:table-cell office:value-type="float" office:value="0.282156431421075" calcext:value-type="float">
            <text:p>0.2821564314</text:p>
          </table:table-cell>
          <table:table-cell office:value-type="float" office:value="0.27448389392427" calcext:value-type="float">
            <text:p>0.2744838939</text:p>
          </table:table-cell>
          <table:table-cell office:value-type="float" office:value="0.208171015186427" calcext:value-type="float">
            <text:p>0.2081710152</text:p>
          </table:table-cell>
          <table:table-cell office:value-type="float" office:value="0.313899791094001" calcext:value-type="float">
            <text:p>0.3138997911</text:p>
          </table:table-cell>
          <table:table-cell office:value-type="float" office:value="0.245678803588735" calcext:value-type="float">
            <text:p>0.2456788036</text:p>
          </table:table-cell>
          <table:table-cell office:value-type="float" office:value="0.263533142652213" calcext:value-type="float">
            <text:p>0.2635331427</text:p>
          </table:table-cell>
          <table:table-cell office:value-type="float" office:value="0.347249035095676" calcext:value-type="float">
            <text:p>0.3472490351</text:p>
          </table:table-cell>
          <table:table-cell office:value-type="float" office:value="0.316820255510033" calcext:value-type="float">
            <text:p>0.3168202555</text:p>
          </table:table-cell>
          <table:table-cell office:value-type="float" office:value="0.316625487675219" calcext:value-type="float">
            <text:p>0.3166254877</text:p>
          </table:table-cell>
          <table:table-cell office:value-type="float" office:value="0.332199990835829" calcext:value-type="float">
            <text:p>0.3321999908</text:p>
          </table:table-cell>
          <table:table-cell office:value-type="float" office:value="0.248447127479893" calcext:value-type="float">
            <text:p>0.2484471275</text:p>
          </table:table-cell>
          <table:table-cell office:value-type="float" office:value="0.330646224460975" calcext:value-type="float">
            <text:p>0.3306462245</text:p>
          </table:table-cell>
          <table:table-cell office:value-type="float" office:value="0.234511313456622" calcext:value-type="float">
            <text:p>0.2345113135</text:p>
          </table:table-cell>
          <table:table-cell office:value-type="float" office:value="0.206046051190822" calcext:value-type="float">
            <text:p>0.2060460512</text:p>
          </table:table-cell>
          <table:table-cell office:value-type="float" office:value="0.229114502931648" calcext:value-type="float">
            <text:p>0.2291145029</text:p>
          </table:table-cell>
          <table:table-cell office:value-type="float" office:value="0.148717351014188" calcext:value-type="float">
            <text:p>0.148717351</text:p>
          </table:table-cell>
          <table:table-cell office:value-type="float" office:value="0.12351715676345" calcext:value-type="float">
            <text:p>0.1235171568</text:p>
          </table:table-cell>
          <table:table-cell office:value-type="float" office:value="0.261776342677087" calcext:value-type="float">
            <text:p>0.2617763427</text:p>
          </table:table-cell>
          <table:table-cell office:value-type="float" office:value="0.30588051343412" calcext:value-type="float">
            <text:p>0.3058805134</text:p>
          </table:table-cell>
          <table:table-cell office:value-type="float" office:value="0.396367973465422" calcext:value-type="float">
            <text:p>0.3963679735</text:p>
          </table:table-cell>
          <table:table-cell office:value-type="float" office:value="0.448485870930011" calcext:value-type="float">
            <text:p>0.4484858709</text:p>
          </table:table-cell>
          <table:table-cell office:value-type="float" office:value="0.436779905244021" calcext:value-type="float">
            <text:p>0.4367799052</text:p>
          </table:table-cell>
          <table:table-cell office:value-type="float" office:value="0.478758031696639" calcext:value-type="float">
            <text:p>0.4787580317</text:p>
          </table:table-cell>
          <table:table-cell office:value-type="float" office:value="0.466677149683058" calcext:value-type="float">
            <text:p>0.4666771497</text:p>
          </table:table-cell>
          <table:table-cell office:value-type="float" office:value="0.400625282403067" calcext:value-type="float">
            <text:p>0.4006252824</text:p>
          </table:table-cell>
          <table:table-cell office:value-type="float" office:value="0.358148599998585" calcext:value-type="float">
            <text:p>0.3581486</text:p>
          </table:table-cell>
          <table:table-cell office:value-type="float" office:value="0.362653924737113" calcext:value-type="float">
            <text:p>0.3626539247</text:p>
          </table:table-cell>
          <table:table-cell office:value-type="float" office:value="0.271040891655678" calcext:value-type="float">
            <text:p>0.2710408917</text:p>
          </table:table-cell>
          <table:table-cell office:value-type="float" office:value="0.211387967593303" calcext:value-type="float">
            <text:p>0.2113879676</text:p>
          </table:table-cell>
          <table:table-cell office:value-type="float" office:value="0.278972835693289" calcext:value-type="float">
            <text:p>0.2789728357</text:p>
          </table:table-cell>
          <table:table-cell office:value-type="float" office:value="0.171502945111" calcext:value-type="float">
            <text:p>0.1715029451</text:p>
          </table:table-cell>
          <table:table-cell office:value-type="float" office:value="0.121687320428467" calcext:value-type="float">
            <text:p>0.1216873204</text:p>
          </table:table-cell>
          <table:table-cell office:value-type="float" office:value="0.243624910413418" calcext:value-type="float">
            <text:p>0.2436249104</text:p>
          </table:table-cell>
          <table:table-cell office:value-type="float" office:value="0.30732166910534" calcext:value-type="float">
            <text:p>0.3073216691</text:p>
          </table:table-cell>
          <table:table-cell office:value-type="float" office:value="0.306005621257638" calcext:value-type="float">
            <text:p>0.3060056213</text:p>
          </table:table-cell>
          <table:table-cell office:value-type="float" office:value="0.299265456483001" calcext:value-type="float">
            <text:p>0.2992654565</text:p>
          </table:table-cell>
          <table:table-cell office:value-type="float" office:value="0.327781041119982" calcext:value-type="float">
            <text:p>0.3277810411</text:p>
          </table:table-cell>
          <table:table-cell office:value-type="float" office:value="0.355535479985381" calcext:value-type="float">
            <text:p>0.35553548</text:p>
          </table:table-cell>
          <table:table-cell office:value-type="float" office:value="0.241878003284988" calcext:value-type="float">
            <text:p>0.2418780033</text:p>
          </table:table-cell>
          <table:table-cell office:value-type="float" office:value="0.319536496036704" calcext:value-type="float">
            <text:p>0.319536496</text:p>
          </table:table-cell>
          <table:table-cell office:value-type="float" office:value="0.236537928765107" calcext:value-type="float">
            <text:p>0.2365379288</text:p>
          </table:table-cell>
          <table:table-cell office:value-type="float" office:value="0.337508275515625" calcext:value-type="float">
            <text:p>0.3375082755</text:p>
          </table:table-cell>
          <table:table-cell office:value-type="float" office:value="0.227595606452388" calcext:value-type="float">
            <text:p>0.2275956065</text:p>
          </table:table-cell>
          <table:table-cell office:value-type="float" office:value="0.261486995980138" calcext:value-type="float">
            <text:p>0.261486996</text:p>
          </table:table-cell>
          <table:table-cell office:value-type="float" office:value="0.244822535248244" calcext:value-type="float">
            <text:p>0.2448225352</text:p>
          </table:table-cell>
          <table:table-cell office:value-type="float" office:value="0.365818327298467" calcext:value-type="float">
            <text:p>0.3658183273</text:p>
          </table:table-cell>
          <table:table-cell office:value-type="float" office:value="0.355294785027188" calcext:value-type="float">
            <text:p>0.355294785</text:p>
          </table:table-cell>
          <table:table-cell office:value-type="float" office:value="0.392459082134572" calcext:value-type="float">
            <text:p>0.3924590821</text:p>
          </table:table-cell>
          <table:table-cell office:value-type="float" office:value="0.466046751907494" calcext:value-type="float">
            <text:p>0.4660467519</text:p>
          </table:table-cell>
          <table:table-cell office:value-type="float" office:value="0.451211925214096" calcext:value-type="float">
            <text:p>0.4512119252</text:p>
          </table:table-cell>
          <table:table-cell office:value-type="float" office:value="0.579566355280968" calcext:value-type="float">
            <text:p>0.5795663553</text:p>
          </table:table-cell>
          <table:table-cell office:value-type="float" office:value="0.452080168737006" calcext:value-type="float">
            <text:p>0.4520801687</text:p>
          </table:table-cell>
          <table:table-cell office:value-type="float" office:value="0.456190695728825" calcext:value-type="float">
            <text:p>0.4561906957</text:p>
          </table:table-cell>
          <table:table-cell office:value-type="float" office:value="0.399805472303677" calcext:value-type="float">
            <text:p>0.3998054723</text:p>
          </table:table-cell>
          <table:table-cell office:value-type="float" office:value="0.39928723852149" calcext:value-type="float">
            <text:p>0.3992872385</text:p>
          </table:table-cell>
          <table:table-cell office:value-type="float" office:value="0.221045934937145" calcext:value-type="float">
            <text:p>0.2210459349</text:p>
          </table:table-cell>
          <table:table-cell office:value-type="float" office:value="0.126406834646555" calcext:value-type="float">
            <text:p>0.1264068346</text:p>
          </table:table-cell>
          <table:table-cell office:value-type="float" office:value="0.187979021693469" calcext:value-type="float">
            <text:p>0.1879790217</text:p>
          </table:table-cell>
          <table:table-cell office:value-type="float" office:value="0.268491944893228" calcext:value-type="float">
            <text:p>0.2684919449</text:p>
          </table:table-cell>
          <table:table-cell office:value-type="float" office:value="0.253693136938765" calcext:value-type="float">
            <text:p>0.2536931369</text:p>
          </table:table-cell>
          <table:table-cell office:value-type="float" office:value="0.301740672900564" calcext:value-type="float">
            <text:p>0.3017406729</text:p>
          </table:table-cell>
          <table:table-cell office:value-type="float" office:value="0.39731815033869" calcext:value-type="float">
            <text:p>0.3973181503</text:p>
          </table:table-cell>
          <table:table-cell office:value-type="float" office:value="0.450696358343264" calcext:value-type="float">
            <text:p>0.4506963583</text:p>
          </table:table-cell>
          <table:table-cell office:value-type="float" office:value="0.393475222958216" calcext:value-type="float">
            <text:p>0.393475223</text:p>
          </table:table-cell>
          <table:table-cell office:value-type="float" office:value="0.445260638621196" calcext:value-type="float">
            <text:p>0.4452606386</text:p>
          </table:table-cell>
          <table:table-cell office:value-type="float" office:value="0.402948513462618" calcext:value-type="float">
            <text:p>0.4029485135</text:p>
          </table:table-cell>
          <table:table-cell office:value-type="float" office:value="0.357185139457584" calcext:value-type="float">
            <text:p>0.3571851395</text:p>
          </table:table-cell>
          <table:table-cell office:value-type="float" office:value="0.32689428373138" calcext:value-type="float">
            <text:p>0.3268942837</text:p>
          </table:table-cell>
          <table:table-cell office:value-type="float" office:value="0.457773239907162" calcext:value-type="float">
            <text:p>0.4577732399</text:p>
          </table:table-cell>
          <table:table-cell office:value-type="float" office:value="0.430835154390904" calcext:value-type="float">
            <text:p>0.4308351544</text:p>
          </table:table-cell>
          <table:table-cell office:value-type="float" office:value="0.360636386371752" calcext:value-type="float">
            <text:p>0.3606363864</text:p>
          </table:table-cell>
          <table:table-cell office:value-type="float" office:value="0.180786772663645" calcext:value-type="float">
            <text:p>0.1807867727</text:p>
          </table:table-cell>
          <table:table-cell office:value-type="float" office:value="0.260694236137369" calcext:value-type="float">
            <text:p>0.2606942361</text:p>
          </table:table-cell>
          <table:table-cell office:value-type="float" office:value="0.14518502987144" calcext:value-type="float">
            <text:p>0.1451850299</text:p>
          </table:table-cell>
          <table:table-cell office:value-type="float" office:value="0.296374237260448" calcext:value-type="float">
            <text:p>0.2963742373</text:p>
          </table:table-cell>
          <table:table-cell office:value-type="float" office:value="0.165836165215611" calcext:value-type="float">
            <text:p>0.1658361652</text:p>
          </table:table-cell>
          <table:table-cell office:value-type="float" office:value="0.139354068865853" calcext:value-type="float">
            <text:p>0.1393540689</text:p>
          </table:table-cell>
          <table:table-cell office:value-type="float" office:value="0.19084592351486" calcext:value-type="float">
            <text:p>0.1908459235</text:p>
          </table:table-cell>
          <table:table-cell office:value-type="float" office:value="0.32929507183812" calcext:value-type="float">
            <text:p>0.3292950718</text:p>
          </table:table-cell>
          <table:table-cell office:value-type="float" office:value="0.366728579079695" calcext:value-type="float">
            <text:p>0.3667285791</text:p>
          </table:table-cell>
          <table:table-cell office:value-type="float" office:value="0.486597082742192" calcext:value-type="float">
            <text:p>0.4865970827</text:p>
          </table:table-cell>
          <table:table-cell office:value-type="float" office:value="0.435609111922476" calcext:value-type="float">
            <text:p>0.4356091119</text:p>
          </table:table-cell>
          <table:table-cell office:value-type="float" office:value="0.430700599520259" calcext:value-type="float">
            <text:p>0.4307005995</text:p>
          </table:table-cell>
          <table:table-cell office:value-type="float" office:value="0.328112230099893" calcext:value-type="float">
            <text:p>0.3281122301</text:p>
          </table:table-cell>
          <table:table-cell office:value-type="float" office:value="0.259994626757267" calcext:value-type="float">
            <text:p>0.2599946268</text:p>
          </table:table-cell>
          <table:table-cell office:value-type="float" office:value="0.134131803506132" calcext:value-type="float">
            <text:p>0.1341318035</text:p>
          </table:table-cell>
          <table:table-cell office:value-type="float" office:value="0.159226923409915" calcext:value-type="float">
            <text:p>0.1592269234</text:p>
          </table:table-cell>
          <table:table-cell office:value-type="float" office:value="0.200525596343337" calcext:value-type="float">
            <text:p>0.2005255963</text:p>
          </table:table-cell>
          <table:table-cell office:value-type="float" office:value="0.200316989649436" calcext:value-type="float">
            <text:p>0.2003169896</text:p>
          </table:table-cell>
          <table:table-cell office:value-type="float" office:value="0.231130358883966" calcext:value-type="float">
            <text:p>0.2311303589</text:p>
          </table:table-cell>
          <table:table-cell office:value-type="float" office:value="0.25514751428071" calcext:value-type="float">
            <text:p>0.2551475143</text:p>
          </table:table-cell>
          <table:table-cell office:value-type="float" office:value="0.25581153351044" calcext:value-type="float">
            <text:p>0.2558115335</text:p>
          </table:table-cell>
          <table:table-cell office:value-type="float" office:value="0.289218045604139" calcext:value-type="float">
            <text:p>0.2892180456</text:p>
          </table:table-cell>
          <table:table-cell office:value-type="float" office:value="0.246847621254412" calcext:value-type="float">
            <text:p>0.2468476213</text:p>
          </table:table-cell>
          <table:table-cell office:value-type="float" office:value="0.354062880685858" calcext:value-type="float">
            <text:p>0.3540628807</text:p>
          </table:table-cell>
          <table:table-cell office:value-type="float" office:value="0.260138820494294" calcext:value-type="float">
            <text:p>0.2601388205</text:p>
          </table:table-cell>
          <table:table-cell office:value-type="float" office:value="0.126099728180413" calcext:value-type="float">
            <text:p>0.1260997282</text:p>
          </table:table-cell>
          <table:table-cell office:value-type="float" office:value="0.141967615599283" calcext:value-type="float">
            <text:p>0.1419676156</text:p>
          </table:table-cell>
          <table:table-cell office:value-type="float" office:value="0.0962875468602012" calcext:value-type="float">
            <text:p>0.0962875469</text:p>
          </table:table-cell>
          <table:table-cell office:value-type="float" office:value="0.216216661431493" calcext:value-type="float">
            <text:p>0.2162166614</text:p>
          </table:table-cell>
          <table:table-cell office:value-type="float" office:value="0.19488040069775" calcext:value-type="float">
            <text:p>0.1948804007</text:p>
          </table:table-cell>
          <table:table-cell office:value-type="float" office:value="0.212024561733702" calcext:value-type="float">
            <text:p>0.2120245617</text:p>
          </table:table-cell>
          <table:table-cell office:value-type="float" office:value="0.378048389261757" calcext:value-type="float">
            <text:p>0.3780483893</text:p>
          </table:table-cell>
          <table:table-cell office:value-type="float" office:value="0.309115379757585" calcext:value-type="float">
            <text:p>0.3091153798</text:p>
          </table:table-cell>
          <table:table-cell office:value-type="float" office:value="0.246564411714732" calcext:value-type="float">
            <text:p>0.2465644117</text:p>
          </table:table-cell>
          <table:table-cell office:value-type="float" office:value="0.269402642790006" calcext:value-type="float">
            <text:p>0.2694026428</text:p>
          </table:table-cell>
          <table:table-cell office:value-type="float" office:value="0.254800825942537" calcext:value-type="float">
            <text:p>0.2548008259</text:p>
          </table:table-cell>
          <table:table-cell office:value-type="float" office:value="0.0836944438895883" calcext:value-type="float">
            <text:p>0.0836944439</text:p>
          </table:table-cell>
          <table:table-cell office:value-type="float" office:value="0.126327963017154" calcext:value-type="float">
            <text:p>0.126327963</text:p>
          </table:table-cell>
          <table:table-cell office:value-type="float" office:value="0.257792593355476" calcext:value-type="float">
            <text:p>0.2577925934</text:p>
          </table:table-cell>
          <table:table-cell office:value-type="float" office:value="0.220654178854638" calcext:value-type="float">
            <text:p>0.2206541789</text:p>
          </table:table-cell>
          <table:table-cell office:value-type="float" office:value="0.304962972078009" calcext:value-type="float">
            <text:p>0.3049629721</text:p>
          </table:table-cell>
          <table:table-cell office:value-type="float" office:value="0.297667714224056" calcext:value-type="float">
            <text:p>0.2976677142</text:p>
          </table:table-cell>
          <table:table-cell office:value-type="float" office:value="0.267454772684062" calcext:value-type="float">
            <text:p>0.2674547727</text:p>
          </table:table-cell>
          <table:table-cell office:value-type="float" office:value="0.211770988141838" calcext:value-type="float">
            <text:p>0.2117709881</text:p>
          </table:table-cell>
          <table:table-cell office:value-type="float" office:value="0.226514951430493" calcext:value-type="float">
            <text:p>0.2265149514</text:p>
          </table:table-cell>
          <table:table-cell office:value-type="float" office:value="0.11934339047175" calcext:value-type="float">
            <text:p>0.1193433905</text:p>
          </table:table-cell>
          <table:table-cell office:value-type="float" office:value="0.283786603711818" calcext:value-type="float">
            <text:p>0.2837866037</text:p>
          </table:table-cell>
          <table:table-cell office:value-type="float" office:value="0.321542076462257" calcext:value-type="float">
            <text:p>0.3215420765</text:p>
          </table:table-cell>
          <table:table-cell office:value-type="float" office:value="0.31305486876411" calcext:value-type="float">
            <text:p>0.3130548688</text:p>
          </table:table-cell>
          <table:table-cell office:value-type="float" office:value="0.493816011423466" calcext:value-type="float">
            <text:p>0.4938160114</text:p>
          </table:table-cell>
          <table:table-cell office:value-type="float" office:value="0.349682992802068" calcext:value-type="float">
            <text:p>0.3496829928</text:p>
          </table:table-cell>
          <table:table-cell office:value-type="float" office:value="0.170126664486675" calcext:value-type="float">
            <text:p>0.1701266645</text:p>
          </table:table-cell>
          <table:table-cell office:value-type="float" office:value="0.317791996647917" calcext:value-type="float">
            <text:p>0.3177919966</text:p>
          </table:table-cell>
          <table:table-cell office:value-type="float" office:value="0.240017944747514" calcext:value-type="float">
            <text:p>0.2400179447</text:p>
          </table:table-cell>
          <table:table-cell office:value-type="float" office:value="0.18108984345466" calcext:value-type="float">
            <text:p>0.1810898435</text:p>
          </table:table-cell>
          <table:table-cell office:value-type="float" office:value="0.252843006347195" calcext:value-type="float">
            <text:p>0.2528430063</text:p>
          </table:table-cell>
          <table:table-cell office:value-type="float" office:value="0.214575621317336" calcext:value-type="float">
            <text:p>0.2145756213</text:p>
          </table:table-cell>
          <table:table-cell office:value-type="float" office:value="0.258138993952564" calcext:value-type="float">
            <text:p>0.258138994</text:p>
          </table:table-cell>
          <table:table-cell office:value-type="float" office:value="0.152334870951516" calcext:value-type="float">
            <text:p>0.152334871</text:p>
          </table:table-cell>
          <table:table-cell office:value-type="float" office:value="0.340964411341246" calcext:value-type="float">
            <text:p>0.3409644113</text:p>
          </table:table-cell>
          <table:table-cell office:value-type="float" office:value="0.316760945970428" calcext:value-type="float">
            <text:p>0.316760946</text:p>
          </table:table-cell>
          <table:table-cell office:value-type="float" office:value="0.304714225723549" calcext:value-type="float">
            <text:p>0.3047142257</text:p>
          </table:table-cell>
          <table:table-cell office:value-type="float" office:value="0.324618775912746" calcext:value-type="float">
            <text:p>0.3246187759</text:p>
          </table:table-cell>
          <table:table-cell office:value-type="float" office:value="0.394531079618298" calcext:value-type="float">
            <text:p>0.3945310796</text:p>
          </table:table-cell>
          <table:table-cell office:value-type="float" office:value="0.334830426413953" calcext:value-type="float">
            <text:p>0.3348304264</text:p>
          </table:table-cell>
          <table:table-cell office:value-type="float" office:value="0.26401974914839" calcext:value-type="float">
            <text:p>0.2640197491</text:p>
          </table:table-cell>
          <table:table-cell office:value-type="float" office:value="0.374569651181976" calcext:value-type="float">
            <text:p>0.3745696512</text:p>
          </table:table-cell>
          <table:table-cell office:value-type="float" office:value="0.321359086754677" calcext:value-type="float">
            <text:p>0.3213590868</text:p>
          </table:table-cell>
          <table:table-cell office:value-type="float" office:value="0.234574221658187" calcext:value-type="float">
            <text:p>0.2345742217</text:p>
          </table:table-cell>
          <table:table-cell office:value-type="float" office:value="0.243567265996822" calcext:value-type="float">
            <text:p>0.243567266</text:p>
          </table:table-cell>
          <table:table-cell office:value-type="float" office:value="0.254002655039382" calcext:value-type="float">
            <text:p>0.254002655</text:p>
          </table:table-cell>
          <table:table-cell office:value-type="float" office:value="0.318853985606192" calcext:value-type="float">
            <text:p>0.3188539856</text:p>
          </table:table-cell>
          <table:table-cell office:value-type="float" office:value="0.279083531232916" calcext:value-type="float">
            <text:p>0.2790835312</text:p>
          </table:table-cell>
          <table:table-cell office:value-type="float" office:value="0.345385972609339" calcext:value-type="float">
            <text:p>0.3453859726</text:p>
          </table:table-cell>
          <table:table-cell office:value-type="float" office:value="0.28685375587251" calcext:value-type="float">
            <text:p>0.2868537559</text:p>
          </table:table-cell>
          <table:table-cell office:value-type="float" office:value="0.321058070697913" calcext:value-type="float">
            <text:p>0.3210580707</text:p>
          </table:table-cell>
          <table:table-cell office:value-type="float" office:value="0.369864881673029" calcext:value-type="float">
            <text:p>0.3698648817</text:p>
          </table:table-cell>
          <table:table-cell office:value-type="float" office:value="0.31029869590102" calcext:value-type="float">
            <text:p>0.3102986959</text:p>
          </table:table-cell>
          <table:table-cell office:value-type="float" office:value="0.285277292064865" calcext:value-type="float">
            <text:p>0.2852772921</text:p>
          </table:table-cell>
          <table:table-cell office:value-type="float" office:value="0.385316776268879" calcext:value-type="float">
            <text:p>0.3853167763</text:p>
          </table:table-cell>
          <table:table-cell office:value-type="float" office:value="0.3213995507966" calcext:value-type="float">
            <text:p>0.3213995508</text:p>
          </table:table-cell>
          <table:table-cell office:value-type="float" office:value="0.375761272924331" calcext:value-type="float">
            <text:p>0.3757612729</text:p>
          </table:table-cell>
          <table:table-cell office:value-type="float" office:value="0.288659621010272" calcext:value-type="float">
            <text:p>0.288659621</text:p>
          </table:table-cell>
          <table:table-cell office:value-type="float" office:value="0.217419258352862" calcext:value-type="float">
            <text:p>0.2174192584</text:p>
          </table:table-cell>
          <table:table-cell office:value-type="float" office:value="0.405957920905117" calcext:value-type="float">
            <text:p>0.4059579209</text:p>
          </table:table-cell>
          <table:table-cell office:value-type="float" office:value="0.445179570230977" calcext:value-type="float">
            <text:p>0.4451795702</text:p>
          </table:table-cell>
          <table:table-cell office:value-type="float" office:value="0.474553701346347" calcext:value-type="float">
            <text:p>0.4745537013</text:p>
          </table:table-cell>
          <table:table-cell office:value-type="float" office:value="0.597133246517193" calcext:value-type="float">
            <text:p>0.5971332465</text:p>
          </table:table-cell>
          <table:table-cell office:value-type="float" office:value="0.461791727861116" calcext:value-type="float">
            <text:p>0.4617917279</text:p>
          </table:table-cell>
          <table:table-cell office:value-type="float" office:value="0.37002648908611" calcext:value-type="float">
            <text:p>0.3700264891</text:p>
          </table:table-cell>
          <table:table-cell office:value-type="float" office:value="0.463892752899942" calcext:value-type="float">
            <text:p>0.4638927529</text:p>
          </table:table-cell>
          <table:table-cell office:value-type="float" office:value="0.328251653049658" calcext:value-type="float">
            <text:p>0.328251653</text:p>
          </table:table-cell>
          <table:table-cell office:value-type="float" office:value="0.372144283802218" calcext:value-type="float">
            <text:p>0.3721442838</text:p>
          </table:table-cell>
          <table:table-cell office:value-type="float" office:value="0.254148747912583" calcext:value-type="float">
            <text:p>0.2541487479</text:p>
          </table:table-cell>
          <table:table-cell office:value-type="float" office:value="0.256697084836115" calcext:value-type="float">
            <text:p>0.2566970848</text:p>
          </table:table-cell>
          <table:table-cell office:value-type="float" office:value="0.197662622755361" calcext:value-type="float">
            <text:p>0.1976626228</text:p>
          </table:table-cell>
          <table:table-cell office:value-type="float" office:value="0.0646180883407271" calcext:value-type="float">
            <text:p>0.0646180883</text:p>
          </table:table-cell>
          <table:table-cell office:value-type="float" office:value="0.30451174347697" calcext:value-type="float">
            <text:p>0.3045117435</text:p>
          </table:table-cell>
          <table:table-cell office:value-type="float" office:value="0.123912080016384" calcext:value-type="float">
            <text:p>0.12391208</text:p>
          </table:table-cell>
          <table:table-cell office:value-type="float" office:value="0.113637163099991" calcext:value-type="float">
            <text:p>0.1136371631</text:p>
          </table:table-cell>
          <table:table-cell office:value-type="float" office:value="0.150874850715072" calcext:value-type="float">
            <text:p>0.1508748507</text:p>
          </table:table-cell>
          <table:table-cell office:value-type="float" office:value="0.193114432207114" calcext:value-type="float">
            <text:p>0.1931144322</text:p>
          </table:table-cell>
          <table:table-cell office:value-type="float" office:value="0.20678085944095" calcext:value-type="float">
            <text:p>0.2067808594</text:p>
          </table:table-cell>
          <table:table-cell office:value-type="float" office:value="0.248133116656757" calcext:value-type="float">
            <text:p>0.2481331167</text:p>
          </table:table-cell>
          <table:table-cell office:value-type="float" office:value="0.221928469044695" calcext:value-type="float">
            <text:p>0.221928469</text:p>
          </table:table-cell>
          <table:table-cell office:value-type="float" office:value="0.233811381770632" calcext:value-type="float">
            <text:p>0.2338113818</text:p>
          </table:table-cell>
          <table:table-cell office:value-type="float" office:value="0.138979974444906" calcext:value-type="float">
            <text:p>0.1389799744</text:p>
          </table:table-cell>
          <table:table-cell office:value-type="float" office:value="0.318691326055816" calcext:value-type="float">
            <text:p>0.3186913261</text:p>
          </table:table-cell>
          <table:table-cell office:value-type="float" office:value="0.273079020675608" calcext:value-type="float">
            <text:p>0.2730790207</text:p>
          </table:table-cell>
          <table:table-cell office:value-type="float" office:value="0.372723663643265" calcext:value-type="float">
            <text:p>0.3727236636</text:p>
          </table:table-cell>
          <table:table-cell office:value-type="float" office:value="0.380087179052128" calcext:value-type="float">
            <text:p>0.3800871791</text:p>
          </table:table-cell>
          <table:table-cell office:value-type="float" office:value="0.376878544125072" calcext:value-type="float">
            <text:p>0.3768785441</text:p>
          </table:table-cell>
          <table:table-cell office:value-type="float" office:value="0.491657042261023" calcext:value-type="float">
            <text:p>0.4916570423</text:p>
          </table:table-cell>
          <table:table-cell office:value-type="float" office:value="0.479639798792682" calcext:value-type="float">
            <text:p>0.4796397988</text:p>
          </table:table-cell>
          <table:table-cell office:value-type="float" office:value="0.437929489026179" calcext:value-type="float">
            <text:p>0.437929489</text:p>
          </table:table-cell>
          <table:table-cell office:value-type="float" office:value="0.381836441964839" calcext:value-type="float">
            <text:p>0.381836442</text:p>
          </table:table-cell>
          <table:table-cell office:value-type="float" office:value="0.398366048917479" calcext:value-type="float">
            <text:p>0.3983660489</text:p>
          </table:table-cell>
          <table:table-cell office:value-type="float" office:value="0.354951363627598" calcext:value-type="float">
            <text:p>0.35495136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8205" calcext:value-type="float">
            <text:p>698205</text:p>
          </table:table-cell>
          <table:table-cell table:formula="of:=AVERAGE([.E13:.GL13])" office:value-type="float" office:value="0.296581422293482" calcext:value-type="float">
            <text:p>0.2965814223</text:p>
          </table:table-cell>
          <table:table-cell/>
          <table:table-cell office:value-type="float" office:value="0.219048079861961" calcext:value-type="float">
            <text:p>0.2190480799</text:p>
          </table:table-cell>
          <table:table-cell office:value-type="float" office:value="0.2544796033989" calcext:value-type="float">
            <text:p>0.2544796034</text:p>
          </table:table-cell>
          <table:table-cell office:value-type="float" office:value="0.270596779168752" calcext:value-type="float">
            <text:p>0.2705967792</text:p>
          </table:table-cell>
          <table:table-cell office:value-type="float" office:value="0.224003758884097" calcext:value-type="float">
            <text:p>0.2240037589</text:p>
          </table:table-cell>
          <table:table-cell office:value-type="float" office:value="0.192852196107038" calcext:value-type="float">
            <text:p>0.1928521961</text:p>
          </table:table-cell>
          <table:table-cell office:value-type="float" office:value="0.216324693551868" calcext:value-type="float">
            <text:p>0.2163246936</text:p>
          </table:table-cell>
          <table:table-cell office:value-type="float" office:value="0.239387705398266" calcext:value-type="float">
            <text:p>0.2393877054</text:p>
          </table:table-cell>
          <table:table-cell office:value-type="float" office:value="0.323853387888308" calcext:value-type="float">
            <text:p>0.3238533879</text:p>
          </table:table-cell>
          <table:table-cell office:value-type="float" office:value="0.289005956170766" calcext:value-type="float">
            <text:p>0.2890059562</text:p>
          </table:table-cell>
          <table:table-cell office:value-type="float" office:value="0.328834587713105" calcext:value-type="float">
            <text:p>0.3288345877</text:p>
          </table:table-cell>
          <table:table-cell office:value-type="float" office:value="0.336979324897732" calcext:value-type="float">
            <text:p>0.3369793249</text:p>
          </table:table-cell>
          <table:table-cell office:value-type="float" office:value="0.325997105930645" calcext:value-type="float">
            <text:p>0.3259971059</text:p>
          </table:table-cell>
          <table:table-cell office:value-type="float" office:value="0.209519230008591" calcext:value-type="float">
            <text:p>0.20951923</text:p>
          </table:table-cell>
          <table:table-cell office:value-type="float" office:value="0.223316754111435" calcext:value-type="float">
            <text:p>0.2233167541</text:p>
          </table:table-cell>
          <table:table-cell office:value-type="float" office:value="0.238798077134562" calcext:value-type="float">
            <text:p>0.2387980771</text:p>
          </table:table-cell>
          <table:table-cell office:value-type="float" office:value="0.21145916244269" calcext:value-type="float">
            <text:p>0.2114591624</text:p>
          </table:table-cell>
          <table:table-cell office:value-type="float" office:value="0.143963057621097" calcext:value-type="float">
            <text:p>0.1439630576</text:p>
          </table:table-cell>
          <table:table-cell office:value-type="float" office:value="0.129276466306521" calcext:value-type="float">
            <text:p>0.1292764663</text:p>
          </table:table-cell>
          <table:table-cell office:value-type="float" office:value="0.115763824526854" calcext:value-type="float">
            <text:p>0.1157638245</text:p>
          </table:table-cell>
          <table:table-cell office:value-type="float" office:value="0.339365640050071" calcext:value-type="float">
            <text:p>0.3393656401</text:p>
          </table:table-cell>
          <table:table-cell office:value-type="float" office:value="0.421746629391628" calcext:value-type="float">
            <text:p>0.4217466294</text:p>
          </table:table-cell>
          <table:table-cell office:value-type="float" office:value="0.449982306040667" calcext:value-type="float">
            <text:p>0.449982306</text:p>
          </table:table-cell>
          <table:table-cell office:value-type="float" office:value="0.423188587213538" calcext:value-type="float">
            <text:p>0.4231885872</text:p>
          </table:table-cell>
          <table:table-cell office:value-type="float" office:value="0.496387357540356" calcext:value-type="float">
            <text:p>0.4963873575</text:p>
          </table:table-cell>
          <table:table-cell office:value-type="float" office:value="0.505021674689353" calcext:value-type="float">
            <text:p>0.5050216747</text:p>
          </table:table-cell>
          <table:table-cell office:value-type="float" office:value="0.386257551232604" calcext:value-type="float">
            <text:p>0.3862575512</text:p>
          </table:table-cell>
          <table:table-cell office:value-type="float" office:value="0.376785909282278" calcext:value-type="float">
            <text:p>0.3767859093</text:p>
          </table:table-cell>
          <table:table-cell office:value-type="float" office:value="0.353383541779519" calcext:value-type="float">
            <text:p>0.3533835418</text:p>
          </table:table-cell>
          <table:table-cell office:value-type="float" office:value="0.333541534081997" calcext:value-type="float">
            <text:p>0.3335415341</text:p>
          </table:table-cell>
          <table:table-cell office:value-type="float" office:value="0.185003683269245" calcext:value-type="float">
            <text:p>0.1850036833</text:p>
          </table:table-cell>
          <table:table-cell office:value-type="float" office:value="0.147129648007791" calcext:value-type="float">
            <text:p>0.147129648</text:p>
          </table:table-cell>
          <table:table-cell office:value-type="float" office:value="0.210241332838627" calcext:value-type="float">
            <text:p>0.2102413328</text:p>
          </table:table-cell>
          <table:table-cell office:value-type="float" office:value="0.156147390575575" calcext:value-type="float">
            <text:p>0.1561473906</text:p>
          </table:table-cell>
          <table:table-cell office:value-type="float" office:value="0.186037187883749" calcext:value-type="float">
            <text:p>0.1860371879</text:p>
          </table:table-cell>
          <table:table-cell office:value-type="float" office:value="0.330510993116964" calcext:value-type="float">
            <text:p>0.3305109931</text:p>
          </table:table-cell>
          <table:table-cell office:value-type="float" office:value="0.321879752444583" calcext:value-type="float">
            <text:p>0.3218797524</text:p>
          </table:table-cell>
          <table:table-cell office:value-type="float" office:value="0.346279109288699" calcext:value-type="float">
            <text:p>0.3462791093</text:p>
          </table:table-cell>
          <table:table-cell office:value-type="float" office:value="0.321107878354409" calcext:value-type="float">
            <text:p>0.3211078784</text:p>
          </table:table-cell>
          <table:table-cell office:value-type="float" office:value="0.367048789872807" calcext:value-type="float">
            <text:p>0.3670487899</text:p>
          </table:table-cell>
          <table:table-cell office:value-type="float" office:value="0.201178414411372" calcext:value-type="float">
            <text:p>0.2011784144</text:p>
          </table:table-cell>
          <table:table-cell office:value-type="float" office:value="0.354763217649777" calcext:value-type="float">
            <text:p>0.3547632176</text:p>
          </table:table-cell>
          <table:table-cell office:value-type="float" office:value="0.262670146653487" calcext:value-type="float">
            <text:p>0.2626701467</text:p>
          </table:table-cell>
          <table:table-cell office:value-type="float" office:value="0.445361708341622" calcext:value-type="float">
            <text:p>0.4453617083</text:p>
          </table:table-cell>
          <table:table-cell office:value-type="float" office:value="0.251747888449386" calcext:value-type="float">
            <text:p>0.2517478884</text:p>
          </table:table-cell>
          <table:table-cell office:value-type="float" office:value="0.245426275727534" calcext:value-type="float">
            <text:p>0.2454262757</text:p>
          </table:table-cell>
          <table:table-cell office:value-type="float" office:value="0.25423826137424" calcext:value-type="float">
            <text:p>0.2542382614</text:p>
          </table:table-cell>
          <table:table-cell office:value-type="float" office:value="0.340283631314192" calcext:value-type="float">
            <text:p>0.3402836313</text:p>
          </table:table-cell>
          <table:table-cell office:value-type="float" office:value="0.338445145076581" calcext:value-type="float">
            <text:p>0.3384451451</text:p>
          </table:table-cell>
          <table:table-cell office:value-type="float" office:value="0.408420380907091" calcext:value-type="float">
            <text:p>0.4084203809</text:p>
          </table:table-cell>
          <table:table-cell office:value-type="float" office:value="0.460258331346694" calcext:value-type="float">
            <text:p>0.4602583313</text:p>
          </table:table-cell>
          <table:table-cell office:value-type="float" office:value="0.521781726230054" calcext:value-type="float">
            <text:p>0.5217817262</text:p>
          </table:table-cell>
          <table:table-cell office:value-type="float" office:value="0.4801342164455" calcext:value-type="float">
            <text:p>0.4801342164</text:p>
          </table:table-cell>
          <table:table-cell office:value-type="float" office:value="0.647564019952146" calcext:value-type="float">
            <text:p>0.64756402</text:p>
          </table:table-cell>
          <table:table-cell office:value-type="float" office:value="0.476918674915703" calcext:value-type="float">
            <text:p>0.4769186749</text:p>
          </table:table-cell>
          <table:table-cell office:value-type="float" office:value="0.531040985626182" calcext:value-type="float">
            <text:p>0.5310409856</text:p>
          </table:table-cell>
          <table:table-cell office:value-type="float" office:value="0.373558258523437" calcext:value-type="float">
            <text:p>0.3735582585</text:p>
          </table:table-cell>
          <table:table-cell office:value-type="float" office:value="0.214267092487788" calcext:value-type="float">
            <text:p>0.2142670925</text:p>
          </table:table-cell>
          <table:table-cell office:value-type="float" office:value="0.199881296689799" calcext:value-type="float">
            <text:p>0.1998812967</text:p>
          </table:table-cell>
          <table:table-cell office:value-type="float" office:value="0.203592867068372" calcext:value-type="float">
            <text:p>0.2035928671</text:p>
          </table:table-cell>
          <table:table-cell office:value-type="float" office:value="0.220038228324772" calcext:value-type="float">
            <text:p>0.2200382283</text:p>
          </table:table-cell>
          <table:table-cell office:value-type="float" office:value="0.183505538355648" calcext:value-type="float">
            <text:p>0.1835055384</text:p>
          </table:table-cell>
          <table:table-cell office:value-type="float" office:value="0.241928932015234" calcext:value-type="float">
            <text:p>0.241928932</text:p>
          </table:table-cell>
          <table:table-cell office:value-type="float" office:value="0.368044874788388" calcext:value-type="float">
            <text:p>0.3680448748</text:p>
          </table:table-cell>
          <table:table-cell office:value-type="float" office:value="0.434079745612193" calcext:value-type="float">
            <text:p>0.4340797456</text:p>
          </table:table-cell>
          <table:table-cell office:value-type="float" office:value="0.366651105235606" calcext:value-type="float">
            <text:p>0.3666511052</text:p>
          </table:table-cell>
          <table:table-cell office:value-type="float" office:value="0.488873058517821" calcext:value-type="float">
            <text:p>0.4888730585</text:p>
          </table:table-cell>
          <table:table-cell office:value-type="float" office:value="0.435062953807138" calcext:value-type="float">
            <text:p>0.4350629538</text:p>
          </table:table-cell>
          <table:table-cell office:value-type="float" office:value="0.466180569440003" calcext:value-type="float">
            <text:p>0.4661805694</text:p>
          </table:table-cell>
          <table:table-cell office:value-type="float" office:value="0.457759160916363" calcext:value-type="float">
            <text:p>0.4577591609</text:p>
          </table:table-cell>
          <table:table-cell office:value-type="float" office:value="0.471651701300704" calcext:value-type="float">
            <text:p>0.4716517013</text:p>
          </table:table-cell>
          <table:table-cell office:value-type="float" office:value="0.427997069525303" calcext:value-type="float">
            <text:p>0.4279970695</text:p>
          </table:table-cell>
          <table:table-cell office:value-type="float" office:value="0.470301731424596" calcext:value-type="float">
            <text:p>0.4703017314</text:p>
          </table:table-cell>
          <table:table-cell office:value-type="float" office:value="0.240384256551407" calcext:value-type="float">
            <text:p>0.2403842566</text:p>
          </table:table-cell>
          <table:table-cell office:value-type="float" office:value="0.214221541677054" calcext:value-type="float">
            <text:p>0.2142215417</text:p>
          </table:table-cell>
          <table:table-cell office:value-type="float" office:value="0.238864578474755" calcext:value-type="float">
            <text:p>0.2388645785</text:p>
          </table:table-cell>
          <table:table-cell office:value-type="float" office:value="0.153615618710843" calcext:value-type="float">
            <text:p>0.1536156187</text:p>
          </table:table-cell>
          <table:table-cell office:value-type="float" office:value="0.23590549531036" calcext:value-type="float">
            <text:p>0.2359054953</text:p>
          </table:table-cell>
          <table:table-cell office:value-type="float" office:value="0.26317661511796" calcext:value-type="float">
            <text:p>0.2631766151</text:p>
          </table:table-cell>
          <table:table-cell office:value-type="float" office:value="0.299537321478604" calcext:value-type="float">
            <text:p>0.2995373215</text:p>
          </table:table-cell>
          <table:table-cell office:value-type="float" office:value="0.220186579927257" calcext:value-type="float">
            <text:p>0.2201865799</text:p>
          </table:table-cell>
          <table:table-cell office:value-type="float" office:value="0.385783010695228" calcext:value-type="float">
            <text:p>0.3857830107</text:p>
          </table:table-cell>
          <table:table-cell office:value-type="float" office:value="0.437621428108415" calcext:value-type="float">
            <text:p>0.4376214281</text:p>
          </table:table-cell>
          <table:table-cell office:value-type="float" office:value="0.38396826542279" calcext:value-type="float">
            <text:p>0.3839682654</text:p>
          </table:table-cell>
          <table:table-cell office:value-type="float" office:value="0.413028374966072" calcext:value-type="float">
            <text:p>0.413028375</text:p>
          </table:table-cell>
          <table:table-cell office:value-type="float" office:value="0.341296174387134" calcext:value-type="float">
            <text:p>0.3412961744</text:p>
          </table:table-cell>
          <table:table-cell office:value-type="float" office:value="0.260763487085792" calcext:value-type="float">
            <text:p>0.2607634871</text:p>
          </table:table-cell>
          <table:table-cell office:value-type="float" office:value="0.147353696215915" calcext:value-type="float">
            <text:p>0.1473536962</text:p>
          </table:table-cell>
          <table:table-cell office:value-type="float" office:value="0.197263650589169" calcext:value-type="float">
            <text:p>0.1972636506</text:p>
          </table:table-cell>
          <table:table-cell office:value-type="float" office:value="0.168152166441511" calcext:value-type="float">
            <text:p>0.1681521664</text:p>
          </table:table-cell>
          <table:table-cell office:value-type="float" office:value="0.213074239401696" calcext:value-type="float">
            <text:p>0.2130742394</text:p>
          </table:table-cell>
          <table:table-cell office:value-type="float" office:value="0.242803444145508" calcext:value-type="float">
            <text:p>0.2428034441</text:p>
          </table:table-cell>
          <table:table-cell office:value-type="float" office:value="0.261787061390311" calcext:value-type="float">
            <text:p>0.2617870614</text:p>
          </table:table-cell>
          <table:table-cell office:value-type="float" office:value="0.348908901329805" calcext:value-type="float">
            <text:p>0.3489089013</text:p>
          </table:table-cell>
          <table:table-cell office:value-type="float" office:value="0.209920868435871" calcext:value-type="float">
            <text:p>0.2099208684</text:p>
          </table:table-cell>
          <table:table-cell office:value-type="float" office:value="0.3353679162024" calcext:value-type="float">
            <text:p>0.3353679162</text:p>
          </table:table-cell>
          <table:table-cell office:value-type="float" office:value="0.248399683579981" calcext:value-type="float">
            <text:p>0.2483996836</text:p>
          </table:table-cell>
          <table:table-cell office:value-type="float" office:value="0.291461423510785" calcext:value-type="float">
            <text:p>0.2914614235</text:p>
          </table:table-cell>
          <table:table-cell office:value-type="float" office:value="0.129246583883222" calcext:value-type="float">
            <text:p>0.1292465839</text:p>
          </table:table-cell>
          <table:table-cell office:value-type="float" office:value="0.154460546783238" calcext:value-type="float">
            <text:p>0.1544605468</text:p>
          </table:table-cell>
          <table:table-cell office:value-type="float" office:value="0.115774727439182" calcext:value-type="float">
            <text:p>0.1157747274</text:p>
          </table:table-cell>
          <table:table-cell office:value-type="float" office:value="0.193259155110377" calcext:value-type="float">
            <text:p>0.1932591551</text:p>
          </table:table-cell>
          <table:table-cell office:value-type="float" office:value="0.214362019856549" calcext:value-type="float">
            <text:p>0.2143620199</text:p>
          </table:table-cell>
          <table:table-cell office:value-type="float" office:value="0.269708042484568" calcext:value-type="float">
            <text:p>0.2697080425</text:p>
          </table:table-cell>
          <table:table-cell office:value-type="float" office:value="0.411756461213884" calcext:value-type="float">
            <text:p>0.4117564612</text:p>
          </table:table-cell>
          <table:table-cell office:value-type="float" office:value="0.301962211885047" calcext:value-type="float">
            <text:p>0.3019622119</text:p>
          </table:table-cell>
          <table:table-cell office:value-type="float" office:value="0.248518348770686" calcext:value-type="float">
            <text:p>0.2485183488</text:p>
          </table:table-cell>
          <table:table-cell office:value-type="float" office:value="0.238249636930818" calcext:value-type="float">
            <text:p>0.2382496369</text:p>
          </table:table-cell>
          <table:table-cell office:value-type="float" office:value="0.244906936926471" calcext:value-type="float">
            <text:p>0.2449069369</text:p>
          </table:table-cell>
          <table:table-cell office:value-type="float" office:value="0.0751922215752019" calcext:value-type="float">
            <text:p>0.0751922216</text:p>
          </table:table-cell>
          <table:table-cell office:value-type="float" office:value="0.155533329429868" calcext:value-type="float">
            <text:p>0.1555333294</text:p>
          </table:table-cell>
          <table:table-cell office:value-type="float" office:value="0.284426695506291" calcext:value-type="float">
            <text:p>0.2844266955</text:p>
          </table:table-cell>
          <table:table-cell office:value-type="float" office:value="0.243181954158277" calcext:value-type="float">
            <text:p>0.2431819542</text:p>
          </table:table-cell>
          <table:table-cell office:value-type="float" office:value="0.298508411359735" calcext:value-type="float">
            <text:p>0.2985084114</text:p>
          </table:table-cell>
          <table:table-cell office:value-type="float" office:value="0.307790362957969" calcext:value-type="float">
            <text:p>0.307790363</text:p>
          </table:table-cell>
          <table:table-cell office:value-type="float" office:value="0.215113089142292" calcext:value-type="float">
            <text:p>0.2151130891</text:p>
          </table:table-cell>
          <table:table-cell office:value-type="float" office:value="0.216445406541944" calcext:value-type="float">
            <text:p>0.2164454065</text:p>
          </table:table-cell>
          <table:table-cell office:value-type="float" office:value="0.185819053200757" calcext:value-type="float">
            <text:p>0.1858190532</text:p>
          </table:table-cell>
          <table:table-cell office:value-type="float" office:value="0.132164369144898" calcext:value-type="float">
            <text:p>0.1321643691</text:p>
          </table:table-cell>
          <table:table-cell office:value-type="float" office:value="0.293452809702199" calcext:value-type="float">
            <text:p>0.2934528097</text:p>
          </table:table-cell>
          <table:table-cell office:value-type="float" office:value="0.340279549878633" calcext:value-type="float">
            <text:p>0.3402795499</text:p>
          </table:table-cell>
          <table:table-cell office:value-type="float" office:value="0.322331850697188" calcext:value-type="float">
            <text:p>0.3223318507</text:p>
          </table:table-cell>
          <table:table-cell office:value-type="float" office:value="0.316856382149938" calcext:value-type="float">
            <text:p>0.3168563821</text:p>
          </table:table-cell>
          <table:table-cell office:value-type="float" office:value="0.358685087727761" calcext:value-type="float">
            <text:p>0.3586850877</text:p>
          </table:table-cell>
          <table:table-cell office:value-type="float" office:value="0.267281053061808" calcext:value-type="float">
            <text:p>0.2672810531</text:p>
          </table:table-cell>
          <table:table-cell office:value-type="float" office:value="0.348069544267305" calcext:value-type="float">
            <text:p>0.3480695443</text:p>
          </table:table-cell>
          <table:table-cell office:value-type="float" office:value="0.221906758703512" calcext:value-type="float">
            <text:p>0.2219067587</text:p>
          </table:table-cell>
          <table:table-cell office:value-type="float" office:value="0.285341574117633" calcext:value-type="float">
            <text:p>0.2853415741</text:p>
          </table:table-cell>
          <table:table-cell office:value-type="float" office:value="0.274630651543176" calcext:value-type="float">
            <text:p>0.2746306515</text:p>
          </table:table-cell>
          <table:table-cell office:value-type="float" office:value="0.14498890635047" calcext:value-type="float">
            <text:p>0.1449889064</text:p>
          </table:table-cell>
          <table:table-cell office:value-type="float" office:value="0.247071513471114" calcext:value-type="float">
            <text:p>0.2470715135</text:p>
          </table:table-cell>
          <table:table-cell office:value-type="float" office:value="0.301178388155958" calcext:value-type="float">
            <text:p>0.3011783882</text:p>
          </table:table-cell>
          <table:table-cell office:value-type="float" office:value="0.270308014846871" calcext:value-type="float">
            <text:p>0.2703080148</text:p>
          </table:table-cell>
          <table:table-cell office:value-type="float" office:value="0.317513252565756" calcext:value-type="float">
            <text:p>0.3175132526</text:p>
          </table:table-cell>
          <table:table-cell office:value-type="float" office:value="0.310830848417967" calcext:value-type="float">
            <text:p>0.3108308484</text:p>
          </table:table-cell>
          <table:table-cell office:value-type="float" office:value="0.30069519697584" calcext:value-type="float">
            <text:p>0.300695197</text:p>
          </table:table-cell>
          <table:table-cell office:value-type="float" office:value="0.373264790133005" calcext:value-type="float">
            <text:p>0.3732647901</text:p>
          </table:table-cell>
          <table:table-cell office:value-type="float" office:value="0.376328127592794" calcext:value-type="float">
            <text:p>0.3763281276</text:p>
          </table:table-cell>
          <table:table-cell office:value-type="float" office:value="0.309125889970166" calcext:value-type="float">
            <text:p>0.30912589</text:p>
          </table:table-cell>
          <table:table-cell office:value-type="float" office:value="0.272024590342665" calcext:value-type="float">
            <text:p>0.2720245903</text:p>
          </table:table-cell>
          <table:table-cell office:value-type="float" office:value="0.307069454614134" calcext:value-type="float">
            <text:p>0.3070694546</text:p>
          </table:table-cell>
          <table:table-cell office:value-type="float" office:value="0.241511114954024" calcext:value-type="float">
            <text:p>0.241511115</text:p>
          </table:table-cell>
          <table:table-cell office:value-type="float" office:value="0.269203262993177" calcext:value-type="float">
            <text:p>0.269203263</text:p>
          </table:table-cell>
          <table:table-cell office:value-type="float" office:value="0.227570681080622" calcext:value-type="float">
            <text:p>0.2275706811</text:p>
          </table:table-cell>
          <table:table-cell office:value-type="float" office:value="0.327931781529437" calcext:value-type="float">
            <text:p>0.3279317815</text:p>
          </table:table-cell>
          <table:table-cell office:value-type="float" office:value="0.355173672347566" calcext:value-type="float">
            <text:p>0.3551736723</text:p>
          </table:table-cell>
          <table:table-cell office:value-type="float" office:value="0.263546425739522" calcext:value-type="float">
            <text:p>0.2635464257</text:p>
          </table:table-cell>
          <table:table-cell office:value-type="float" office:value="0.298896156849882" calcext:value-type="float">
            <text:p>0.2988961568</text:p>
          </table:table-cell>
          <table:table-cell office:value-type="float" office:value="0.325487204057382" calcext:value-type="float">
            <text:p>0.3254872041</text:p>
          </table:table-cell>
          <table:table-cell office:value-type="float" office:value="0.353007602061041" calcext:value-type="float">
            <text:p>0.3530076021</text:p>
          </table:table-cell>
          <table:table-cell office:value-type="float" office:value="0.248464411773238" calcext:value-type="float">
            <text:p>0.2484644118</text:p>
          </table:table-cell>
          <table:table-cell office:value-type="float" office:value="0.345243120144485" calcext:value-type="float">
            <text:p>0.3452431201</text:p>
          </table:table-cell>
          <table:table-cell office:value-type="float" office:value="0.408041998043641" calcext:value-type="float">
            <text:p>0.408041998</text:p>
          </table:table-cell>
          <table:table-cell office:value-type="float" office:value="0.350969919252198" calcext:value-type="float">
            <text:p>0.3509699193</text:p>
          </table:table-cell>
          <table:table-cell office:value-type="float" office:value="0.352256711744174" calcext:value-type="float">
            <text:p>0.3522567117</text:p>
          </table:table-cell>
          <table:table-cell office:value-type="float" office:value="0.264240030978317" calcext:value-type="float">
            <text:p>0.264240031</text:p>
          </table:table-cell>
          <table:table-cell office:value-type="float" office:value="0.173603261722843" calcext:value-type="float">
            <text:p>0.1736032617</text:p>
          </table:table-cell>
          <table:table-cell office:value-type="float" office:value="0.41396743545124" calcext:value-type="float">
            <text:p>0.4139674355</text:p>
          </table:table-cell>
          <table:table-cell office:value-type="float" office:value="0.425913976123729" calcext:value-type="float">
            <text:p>0.4259139761</text:p>
          </table:table-cell>
          <table:table-cell office:value-type="float" office:value="0.223866067595686" calcext:value-type="float">
            <text:p>0.2238660676</text:p>
          </table:table-cell>
          <table:table-cell office:value-type="float" office:value="0.481578011940987" calcext:value-type="float">
            <text:p>0.4815780119</text:p>
          </table:table-cell>
          <table:table-cell office:value-type="float" office:value="0.484162048187157" calcext:value-type="float">
            <text:p>0.4841620482</text:p>
          </table:table-cell>
          <table:table-cell office:value-type="float" office:value="0.389437289794993" calcext:value-type="float">
            <text:p>0.3894372898</text:p>
          </table:table-cell>
          <table:table-cell office:value-type="float" office:value="0.360338522190096" calcext:value-type="float">
            <text:p>0.3603385222</text:p>
          </table:table-cell>
          <table:table-cell office:value-type="float" office:value="0.263059244699826" calcext:value-type="float">
            <text:p>0.2630592447</text:p>
          </table:table-cell>
          <table:table-cell office:value-type="float" office:value="0.280039778759011" calcext:value-type="float">
            <text:p>0.2800397788</text:p>
          </table:table-cell>
          <table:table-cell office:value-type="float" office:value="0.175768828552598" calcext:value-type="float">
            <text:p>0.1757688286</text:p>
          </table:table-cell>
          <table:table-cell office:value-type="float" office:value="0.279875010277367" calcext:value-type="float">
            <text:p>0.2798750103</text:p>
          </table:table-cell>
          <table:table-cell office:value-type="float" office:value="0.220312640100972" calcext:value-type="float">
            <text:p>0.2203126401</text:p>
          </table:table-cell>
          <table:table-cell office:value-type="float" office:value="0.066278540682709" calcext:value-type="float">
            <text:p>0.0662785407</text:p>
          </table:table-cell>
          <table:table-cell office:value-type="float" office:value="0.0788297930172272" calcext:value-type="float">
            <text:p>0.078829793</text:p>
          </table:table-cell>
          <table:table-cell office:value-type="float" office:value="0.187236211356851" calcext:value-type="float">
            <text:p>0.1872362114</text:p>
          </table:table-cell>
          <table:table-cell office:value-type="float" office:value="0.182575213532388" calcext:value-type="float">
            <text:p>0.1825752135</text:p>
          </table:table-cell>
          <table:table-cell office:value-type="float" office:value="0.18189765058496" calcext:value-type="float">
            <text:p>0.1818976506</text:p>
          </table:table-cell>
          <table:table-cell office:value-type="float" office:value="0.131374097548353" calcext:value-type="float">
            <text:p>0.1313740975</text:p>
          </table:table-cell>
          <table:table-cell office:value-type="float" office:value="0.234902256239582" calcext:value-type="float">
            <text:p>0.2349022562</text:p>
          </table:table-cell>
          <table:table-cell office:value-type="float" office:value="0.230814704743329" calcext:value-type="float">
            <text:p>0.2308147047</text:p>
          </table:table-cell>
          <table:table-cell office:value-type="float" office:value="0.319426166773771" calcext:value-type="float">
            <text:p>0.3194261668</text:p>
          </table:table-cell>
          <table:table-cell office:value-type="float" office:value="0.16439707557836" calcext:value-type="float">
            <text:p>0.1643970756</text:p>
          </table:table-cell>
          <table:table-cell office:value-type="float" office:value="0.339973440927696" calcext:value-type="float">
            <text:p>0.3399734409</text:p>
          </table:table-cell>
          <table:table-cell office:value-type="float" office:value="0.217426414775616" calcext:value-type="float">
            <text:p>0.2174264148</text:p>
          </table:table-cell>
          <table:table-cell office:value-type="float" office:value="0.298421774727096" calcext:value-type="float">
            <text:p>0.2984217747</text:p>
          </table:table-cell>
          <table:table-cell office:value-type="float" office:value="0.380031388924943" calcext:value-type="float">
            <text:p>0.3800313889</text:p>
          </table:table-cell>
          <table:table-cell office:value-type="float" office:value="0.385881694599875" calcext:value-type="float">
            <text:p>0.3858816946</text:p>
          </table:table-cell>
          <table:table-cell office:value-type="float" office:value="0.364881979673177" calcext:value-type="float">
            <text:p>0.3648819797</text:p>
          </table:table-cell>
          <table:table-cell office:value-type="float" office:value="0.407294138361674" calcext:value-type="float">
            <text:p>0.4072941384</text:p>
          </table:table-cell>
          <table:table-cell office:value-type="float" office:value="0.515961948039318" calcext:value-type="float">
            <text:p>0.515961948</text:p>
          </table:table-cell>
          <table:table-cell office:value-type="float" office:value="0.306785456467877" calcext:value-type="float">
            <text:p>0.3067854565</text:p>
          </table:table-cell>
          <table:table-cell office:value-type="float" office:value="0.475293396822062" calcext:value-type="float">
            <text:p>0.4752933968</text:p>
          </table:table-cell>
          <table:table-cell office:value-type="float" office:value="0.382191407253292" calcext:value-type="float">
            <text:p>0.3821914073</text:p>
          </table:table-cell>
          <table:table-cell office:value-type="float" office:value="0.352556220910004" calcext:value-type="float">
            <text:p>0.35255622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9969" calcext:value-type="float">
            <text:p>709969</text:p>
          </table:table-cell>
          <table:table-cell table:formula="of:=AVERAGE([.E14:.GL14])" office:value-type="float" office:value="0.302695389312184" calcext:value-type="float">
            <text:p>0.3026953893</text:p>
          </table:table-cell>
          <table:table-cell/>
          <table:table-cell office:value-type="float" office:value="0.198022771109568" calcext:value-type="float">
            <text:p>0.1980227711</text:p>
          </table:table-cell>
          <table:table-cell office:value-type="float" office:value="0.265815237777488" calcext:value-type="float">
            <text:p>0.2658152378</text:p>
          </table:table-cell>
          <table:table-cell office:value-type="float" office:value="0.270767457937927" calcext:value-type="float">
            <text:p>0.2707674579</text:p>
          </table:table-cell>
          <table:table-cell office:value-type="float" office:value="0.233939229132187" calcext:value-type="float">
            <text:p>0.2339392291</text:p>
          </table:table-cell>
          <table:table-cell office:value-type="float" office:value="0.223589024234863" calcext:value-type="float">
            <text:p>0.2235890242</text:p>
          </table:table-cell>
          <table:table-cell office:value-type="float" office:value="0.359205758366806" calcext:value-type="float">
            <text:p>0.3592057584</text:p>
          </table:table-cell>
          <table:table-cell office:value-type="float" office:value="0.245401084524556" calcext:value-type="float">
            <text:p>0.2454010845</text:p>
          </table:table-cell>
          <table:table-cell office:value-type="float" office:value="0.322407283048118" calcext:value-type="float">
            <text:p>0.322407283</text:p>
          </table:table-cell>
          <table:table-cell office:value-type="float" office:value="0.271075120037824" calcext:value-type="float">
            <text:p>0.27107512</text:p>
          </table:table-cell>
          <table:table-cell office:value-type="float" office:value="0.294539046591604" calcext:value-type="float">
            <text:p>0.2945390466</text:p>
          </table:table-cell>
          <table:table-cell office:value-type="float" office:value="0.329312631029341" calcext:value-type="float">
            <text:p>0.329312631</text:p>
          </table:table-cell>
          <table:table-cell office:value-type="float" office:value="0.346263299381364" calcext:value-type="float">
            <text:p>0.3462632994</text:p>
          </table:table-cell>
          <table:table-cell office:value-type="float" office:value="0.183273716506712" calcext:value-type="float">
            <text:p>0.1832737165</text:p>
          </table:table-cell>
          <table:table-cell office:value-type="float" office:value="0.23108340155977" calcext:value-type="float">
            <text:p>0.2310834016</text:p>
          </table:table-cell>
          <table:table-cell office:value-type="float" office:value="0.240585891579117" calcext:value-type="float">
            <text:p>0.2405858916</text:p>
          </table:table-cell>
          <table:table-cell office:value-type="float" office:value="0.242008272487839" calcext:value-type="float">
            <text:p>0.2420082725</text:p>
          </table:table-cell>
          <table:table-cell office:value-type="float" office:value="0.113659998902333" calcext:value-type="float">
            <text:p>0.1136599989</text:p>
          </table:table-cell>
          <table:table-cell office:value-type="float" office:value="0.211261804120346" calcext:value-type="float">
            <text:p>0.2112618041</text:p>
          </table:table-cell>
          <table:table-cell office:value-type="float" office:value="0.12707624539347" calcext:value-type="float">
            <text:p>0.1270762454</text:p>
          </table:table-cell>
          <table:table-cell office:value-type="float" office:value="0.280893858280746" calcext:value-type="float">
            <text:p>0.2808938583</text:p>
          </table:table-cell>
          <table:table-cell office:value-type="float" office:value="0.422849907931001" calcext:value-type="float">
            <text:p>0.4228499079</text:p>
          </table:table-cell>
          <table:table-cell office:value-type="float" office:value="0.451063456179926" calcext:value-type="float">
            <text:p>0.4510634562</text:p>
          </table:table-cell>
          <table:table-cell office:value-type="float" office:value="0.478861975172205" calcext:value-type="float">
            <text:p>0.4788619752</text:p>
          </table:table-cell>
          <table:table-cell office:value-type="float" office:value="0.464201101131921" calcext:value-type="float">
            <text:p>0.4642011011</text:p>
          </table:table-cell>
          <table:table-cell office:value-type="float" office:value="0.505201174418674" calcext:value-type="float">
            <text:p>0.5052011744</text:p>
          </table:table-cell>
          <table:table-cell office:value-type="float" office:value="0.402106358179068" calcext:value-type="float">
            <text:p>0.4021063582</text:p>
          </table:table-cell>
          <table:table-cell office:value-type="float" office:value="0.374460740488774" calcext:value-type="float">
            <text:p>0.3744607405</text:p>
          </table:table-cell>
          <table:table-cell office:value-type="float" office:value="0.35763143279297" calcext:value-type="float">
            <text:p>0.3576314328</text:p>
          </table:table-cell>
          <table:table-cell office:value-type="float" office:value="0.285858477484688" calcext:value-type="float">
            <text:p>0.2858584775</text:p>
          </table:table-cell>
          <table:table-cell office:value-type="float" office:value="0.250574543683685" calcext:value-type="float">
            <text:p>0.2505745437</text:p>
          </table:table-cell>
          <table:table-cell office:value-type="float" office:value="0.148162127592868" calcext:value-type="float">
            <text:p>0.1481621276</text:p>
          </table:table-cell>
          <table:table-cell office:value-type="float" office:value="0.253005190710249" calcext:value-type="float">
            <text:p>0.2530051907</text:p>
          </table:table-cell>
          <table:table-cell office:value-type="float" office:value="0.157957801727493" calcext:value-type="float">
            <text:p>0.1579578017</text:p>
          </table:table-cell>
          <table:table-cell office:value-type="float" office:value="0.220502267013547" calcext:value-type="float">
            <text:p>0.220502267</text:p>
          </table:table-cell>
          <table:table-cell office:value-type="float" office:value="0.330826297805114" calcext:value-type="float">
            <text:p>0.3308262978</text:p>
          </table:table-cell>
          <table:table-cell office:value-type="float" office:value="0.320577541740553" calcext:value-type="float">
            <text:p>0.3205775417</text:p>
          </table:table-cell>
          <table:table-cell office:value-type="float" office:value="0.33390619910231" calcext:value-type="float">
            <text:p>0.3339061991</text:p>
          </table:table-cell>
          <table:table-cell office:value-type="float" office:value="0.329511686211433" calcext:value-type="float">
            <text:p>0.3295116862</text:p>
          </table:table-cell>
          <table:table-cell office:value-type="float" office:value="0.449388479274185" calcext:value-type="float">
            <text:p>0.4493884793</text:p>
          </table:table-cell>
          <table:table-cell office:value-type="float" office:value="0.2052161462681" calcext:value-type="float">
            <text:p>0.2052161463</text:p>
          </table:table-cell>
          <table:table-cell office:value-type="float" office:value="0.305256422983258" calcext:value-type="float">
            <text:p>0.305256423</text:p>
          </table:table-cell>
          <table:table-cell office:value-type="float" office:value="0.264072757844642" calcext:value-type="float">
            <text:p>0.2640727578</text:p>
          </table:table-cell>
          <table:table-cell office:value-type="float" office:value="0.317834621697668" calcext:value-type="float">
            <text:p>0.3178346217</text:p>
          </table:table-cell>
          <table:table-cell office:value-type="float" office:value="0.272671705312448" calcext:value-type="float">
            <text:p>0.2726717053</text:p>
          </table:table-cell>
          <table:table-cell office:value-type="float" office:value="0.183807648900427" calcext:value-type="float">
            <text:p>0.1838076489</text:p>
          </table:table-cell>
          <table:table-cell office:value-type="float" office:value="0.294656538112262" calcext:value-type="float">
            <text:p>0.2946565381</text:p>
          </table:table-cell>
          <table:table-cell office:value-type="float" office:value="0.336499626520672" calcext:value-type="float">
            <text:p>0.3364996265</text:p>
          </table:table-cell>
          <table:table-cell office:value-type="float" office:value="0.323483312490713" calcext:value-type="float">
            <text:p>0.3234833125</text:p>
          </table:table-cell>
          <table:table-cell office:value-type="float" office:value="0.412816112684991" calcext:value-type="float">
            <text:p>0.4128161127</text:p>
          </table:table-cell>
          <table:table-cell office:value-type="float" office:value="0.462210706723312" calcext:value-type="float">
            <text:p>0.4622107067</text:p>
          </table:table-cell>
          <table:table-cell office:value-type="float" office:value="0.52726022324073" calcext:value-type="float">
            <text:p>0.5272602232</text:p>
          </table:table-cell>
          <table:table-cell office:value-type="float" office:value="0.443455052951963" calcext:value-type="float">
            <text:p>0.443455053</text:p>
          </table:table-cell>
          <table:table-cell office:value-type="float" office:value="0.609164313841907" calcext:value-type="float">
            <text:p>0.6091643138</text:p>
          </table:table-cell>
          <table:table-cell office:value-type="float" office:value="0.445700172225246" calcext:value-type="float">
            <text:p>0.4457001722</text:p>
          </table:table-cell>
          <table:table-cell office:value-type="float" office:value="0.520774934378826" calcext:value-type="float">
            <text:p>0.5207749344</text:p>
          </table:table-cell>
          <table:table-cell office:value-type="float" office:value="0.380737178075124" calcext:value-type="float">
            <text:p>0.3807371781</text:p>
          </table:table-cell>
          <table:table-cell office:value-type="float" office:value="0.211560743507787" calcext:value-type="float">
            <text:p>0.2115607435</text:p>
          </table:table-cell>
          <table:table-cell office:value-type="float" office:value="0.184246714869818" calcext:value-type="float">
            <text:p>0.1842467149</text:p>
          </table:table-cell>
          <table:table-cell office:value-type="float" office:value="0.189944943452013" calcext:value-type="float">
            <text:p>0.1899449435</text:p>
          </table:table-cell>
          <table:table-cell office:value-type="float" office:value="0.293967807476962" calcext:value-type="float">
            <text:p>0.2939678075</text:p>
          </table:table-cell>
          <table:table-cell office:value-type="float" office:value="0.204352560427162" calcext:value-type="float">
            <text:p>0.2043525604</text:p>
          </table:table-cell>
          <table:table-cell office:value-type="float" office:value="0.238513058167375" calcext:value-type="float">
            <text:p>0.2385130582</text:p>
          </table:table-cell>
          <table:table-cell office:value-type="float" office:value="0.366439241482092" calcext:value-type="float">
            <text:p>0.3664392415</text:p>
          </table:table-cell>
          <table:table-cell office:value-type="float" office:value="0.429387504243991" calcext:value-type="float">
            <text:p>0.4293875042</text:p>
          </table:table-cell>
          <table:table-cell office:value-type="float" office:value="0.451210706613914" calcext:value-type="float">
            <text:p>0.4512107066</text:p>
          </table:table-cell>
          <table:table-cell office:value-type="float" office:value="0.511757203627024" calcext:value-type="float">
            <text:p>0.5117572036</text:p>
          </table:table-cell>
          <table:table-cell office:value-type="float" office:value="0.387068798126527" calcext:value-type="float">
            <text:p>0.3870687981</text:p>
          </table:table-cell>
          <table:table-cell office:value-type="float" office:value="0.45310313074202" calcext:value-type="float">
            <text:p>0.4531031307</text:p>
          </table:table-cell>
          <table:table-cell office:value-type="float" office:value="0.37888407070364" calcext:value-type="float">
            <text:p>0.3788840707</text:p>
          </table:table-cell>
          <table:table-cell office:value-type="float" office:value="0.46284344320985" calcext:value-type="float">
            <text:p>0.4628434432</text:p>
          </table:table-cell>
          <table:table-cell office:value-type="float" office:value="0.42235915209962" calcext:value-type="float">
            <text:p>0.4223591521</text:p>
          </table:table-cell>
          <table:table-cell office:value-type="float" office:value="0.400122325213516" calcext:value-type="float">
            <text:p>0.4001223252</text:p>
          </table:table-cell>
          <table:table-cell office:value-type="float" office:value="0.177050388811296" calcext:value-type="float">
            <text:p>0.1770503888</text:p>
          </table:table-cell>
          <table:table-cell office:value-type="float" office:value="0.268241294032526" calcext:value-type="float">
            <text:p>0.268241294</text:p>
          </table:table-cell>
          <table:table-cell office:value-type="float" office:value="0.266689308185022" calcext:value-type="float">
            <text:p>0.2666893082</text:p>
          </table:table-cell>
          <table:table-cell office:value-type="float" office:value="0.234241343799944" calcext:value-type="float">
            <text:p>0.2342413438</text:p>
          </table:table-cell>
          <table:table-cell office:value-type="float" office:value="0.160631840995802" calcext:value-type="float">
            <text:p>0.160631841</text:p>
          </table:table-cell>
          <table:table-cell office:value-type="float" office:value="0.206042850896133" calcext:value-type="float">
            <text:p>0.2060428509</text:p>
          </table:table-cell>
          <table:table-cell office:value-type="float" office:value="0.282457159676774" calcext:value-type="float">
            <text:p>0.2824571597</text:p>
          </table:table-cell>
          <table:table-cell office:value-type="float" office:value="0.287996193335992" calcext:value-type="float">
            <text:p>0.2879961933</text:p>
          </table:table-cell>
          <table:table-cell office:value-type="float" office:value="0.378191757379382" calcext:value-type="float">
            <text:p>0.3781917574</text:p>
          </table:table-cell>
          <table:table-cell office:value-type="float" office:value="0.469460424157818" calcext:value-type="float">
            <text:p>0.4694604242</text:p>
          </table:table-cell>
          <table:table-cell office:value-type="float" office:value="0.444537026631481" calcext:value-type="float">
            <text:p>0.4445370266</text:p>
          </table:table-cell>
          <table:table-cell office:value-type="float" office:value="0.417788283236487" calcext:value-type="float">
            <text:p>0.4177882832</text:p>
          </table:table-cell>
          <table:table-cell office:value-type="float" office:value="0.366050767665891" calcext:value-type="float">
            <text:p>0.3660507677</text:p>
          </table:table-cell>
          <table:table-cell office:value-type="float" office:value="0.274345698608837" calcext:value-type="float">
            <text:p>0.2743456986</text:p>
          </table:table-cell>
          <table:table-cell office:value-type="float" office:value="0.135688089974285" calcext:value-type="float">
            <text:p>0.13568809</text:p>
          </table:table-cell>
          <table:table-cell office:value-type="float" office:value="0.188836198267588" calcext:value-type="float">
            <text:p>0.1888361983</text:p>
          </table:table-cell>
          <table:table-cell office:value-type="float" office:value="0.177813454961038" calcext:value-type="float">
            <text:p>0.177813455</text:p>
          </table:table-cell>
          <table:table-cell office:value-type="float" office:value="0.196684714774047" calcext:value-type="float">
            <text:p>0.1966847148</text:p>
          </table:table-cell>
          <table:table-cell office:value-type="float" office:value="0.247044403176463" calcext:value-type="float">
            <text:p>0.2470444032</text:p>
          </table:table-cell>
          <table:table-cell office:value-type="float" office:value="0.248662861996065" calcext:value-type="float">
            <text:p>0.248662862</text:p>
          </table:table-cell>
          <table:table-cell office:value-type="float" office:value="0.201995390820693" calcext:value-type="float">
            <text:p>0.2019953908</text:p>
          </table:table-cell>
          <table:table-cell office:value-type="float" office:value="0.248471113471664" calcext:value-type="float">
            <text:p>0.2484711135</text:p>
          </table:table-cell>
          <table:table-cell office:value-type="float" office:value="0.320687880830878" calcext:value-type="float">
            <text:p>0.3206878808</text:p>
          </table:table-cell>
          <table:table-cell office:value-type="float" office:value="0.367395305033003" calcext:value-type="float">
            <text:p>0.367395305</text:p>
          </table:table-cell>
          <table:table-cell office:value-type="float" office:value="0.284232967648305" calcext:value-type="float">
            <text:p>0.2842329676</text:p>
          </table:table-cell>
          <table:table-cell office:value-type="float" office:value="0.128390511143822" calcext:value-type="float">
            <text:p>0.1283905111</text:p>
          </table:table-cell>
          <table:table-cell office:value-type="float" office:value="0.136575502655327" calcext:value-type="float">
            <text:p>0.1365755027</text:p>
          </table:table-cell>
          <table:table-cell office:value-type="float" office:value="0.150871185142517" calcext:value-type="float">
            <text:p>0.1508711851</text:p>
          </table:table-cell>
          <table:table-cell office:value-type="float" office:value="0.194027520330771" calcext:value-type="float">
            <text:p>0.1940275203</text:p>
          </table:table-cell>
          <table:table-cell office:value-type="float" office:value="0.261300885109338" calcext:value-type="float">
            <text:p>0.2613008851</text:p>
          </table:table-cell>
          <table:table-cell office:value-type="float" office:value="0.296896592378969" calcext:value-type="float">
            <text:p>0.2968965924</text:p>
          </table:table-cell>
          <table:table-cell office:value-type="float" office:value="0.41013820835961" calcext:value-type="float">
            <text:p>0.4101382084</text:p>
          </table:table-cell>
          <table:table-cell office:value-type="float" office:value="0.307883529377059" calcext:value-type="float">
            <text:p>0.3078835294</text:p>
          </table:table-cell>
          <table:table-cell office:value-type="float" office:value="0.252937033116958" calcext:value-type="float">
            <text:p>0.2529370331</text:p>
          </table:table-cell>
          <table:table-cell office:value-type="float" office:value="0.261556568063475" calcext:value-type="float">
            <text:p>0.2615565681</text:p>
          </table:table-cell>
          <table:table-cell office:value-type="float" office:value="0.206061319766982" calcext:value-type="float">
            <text:p>0.2060613198</text:p>
          </table:table-cell>
          <table:table-cell office:value-type="float" office:value="0.160577377848462" calcext:value-type="float">
            <text:p>0.1605773778</text:p>
          </table:table-cell>
          <table:table-cell office:value-type="float" office:value="0.164660879713802" calcext:value-type="float">
            <text:p>0.1646608797</text:p>
          </table:table-cell>
          <table:table-cell office:value-type="float" office:value="0.219195088837953" calcext:value-type="float">
            <text:p>0.2191950888</text:p>
          </table:table-cell>
          <table:table-cell office:value-type="float" office:value="0.241406191430436" calcext:value-type="float">
            <text:p>0.2414061914</text:p>
          </table:table-cell>
          <table:table-cell office:value-type="float" office:value="0.29805313387936" calcext:value-type="float">
            <text:p>0.2980531339</text:p>
          </table:table-cell>
          <table:table-cell office:value-type="float" office:value="0.3086985373753" calcext:value-type="float">
            <text:p>0.3086985374</text:p>
          </table:table-cell>
          <table:table-cell office:value-type="float" office:value="0.22693108440524" calcext:value-type="float">
            <text:p>0.2269310844</text:p>
          </table:table-cell>
          <table:table-cell office:value-type="float" office:value="0.210765662399934" calcext:value-type="float">
            <text:p>0.2107656624</text:p>
          </table:table-cell>
          <table:table-cell office:value-type="float" office:value="0.194052412702773" calcext:value-type="float">
            <text:p>0.1940524127</text:p>
          </table:table-cell>
          <table:table-cell office:value-type="float" office:value="0.232089940319505" calcext:value-type="float">
            <text:p>0.2320899403</text:p>
          </table:table-cell>
          <table:table-cell office:value-type="float" office:value="0.297042048709702" calcext:value-type="float">
            <text:p>0.2970420487</text:p>
          </table:table-cell>
          <table:table-cell office:value-type="float" office:value="0.30342752536554" calcext:value-type="float">
            <text:p>0.3034275254</text:p>
          </table:table-cell>
          <table:table-cell office:value-type="float" office:value="0.344038000891625" calcext:value-type="float">
            <text:p>0.3440380009</text:p>
          </table:table-cell>
          <table:table-cell office:value-type="float" office:value="0.337706477497864" calcext:value-type="float">
            <text:p>0.3377064775</text:p>
          </table:table-cell>
          <table:table-cell office:value-type="float" office:value="0.411598421767123" calcext:value-type="float">
            <text:p>0.4115984218</text:p>
          </table:table-cell>
          <table:table-cell office:value-type="float" office:value="0.297647434409302" calcext:value-type="float">
            <text:p>0.2976474344</text:p>
          </table:table-cell>
          <table:table-cell office:value-type="float" office:value="0.390855834866466" calcext:value-type="float">
            <text:p>0.3908558349</text:p>
          </table:table-cell>
          <table:table-cell office:value-type="float" office:value="0.225189405604721" calcext:value-type="float">
            <text:p>0.2251894056</text:p>
          </table:table-cell>
          <table:table-cell office:value-type="float" office:value="0.19879392644504" calcext:value-type="float">
            <text:p>0.1987939264</text:p>
          </table:table-cell>
          <table:table-cell office:value-type="float" office:value="0.207254272159547" calcext:value-type="float">
            <text:p>0.2072542722</text:p>
          </table:table-cell>
          <table:table-cell office:value-type="float" office:value="0.23049332829518" calcext:value-type="float">
            <text:p>0.2304933283</text:p>
          </table:table-cell>
          <table:table-cell office:value-type="float" office:value="0.299062946602278" calcext:value-type="float">
            <text:p>0.2990629466</text:p>
          </table:table-cell>
          <table:table-cell office:value-type="float" office:value="0.302895636972188" calcext:value-type="float">
            <text:p>0.302895637</text:p>
          </table:table-cell>
          <table:table-cell office:value-type="float" office:value="0.194420706109216" calcext:value-type="float">
            <text:p>0.1944207061</text:p>
          </table:table-cell>
          <table:table-cell office:value-type="float" office:value="0.313333583138268" calcext:value-type="float">
            <text:p>0.3133335831</text:p>
          </table:table-cell>
          <table:table-cell office:value-type="float" office:value="0.308641898218577" calcext:value-type="float">
            <text:p>0.3086418982</text:p>
          </table:table-cell>
          <table:table-cell office:value-type="float" office:value="0.38514862416348" calcext:value-type="float">
            <text:p>0.3851486242</text:p>
          </table:table-cell>
          <table:table-cell office:value-type="float" office:value="0.367502657124361" calcext:value-type="float">
            <text:p>0.3675026571</text:p>
          </table:table-cell>
          <table:table-cell office:value-type="float" office:value="0.358827383697225" calcext:value-type="float">
            <text:p>0.3588273837</text:p>
          </table:table-cell>
          <table:table-cell office:value-type="float" office:value="0.344873604478015" calcext:value-type="float">
            <text:p>0.3448736045</text:p>
          </table:table-cell>
          <table:table-cell office:value-type="float" office:value="0.478324010965709" calcext:value-type="float">
            <text:p>0.478324011</text:p>
          </table:table-cell>
          <table:table-cell office:value-type="float" office:value="0.314317866284172" calcext:value-type="float">
            <text:p>0.3143178663</text:p>
          </table:table-cell>
          <table:table-cell office:value-type="float" office:value="0.317398248209957" calcext:value-type="float">
            <text:p>0.3173982482</text:p>
          </table:table-cell>
          <table:table-cell office:value-type="float" office:value="0.232051157881684" calcext:value-type="float">
            <text:p>0.2320511579</text:p>
          </table:table-cell>
          <table:table-cell office:value-type="float" office:value="0.239101285151063" calcext:value-type="float">
            <text:p>0.2391012852</text:p>
          </table:table-cell>
          <table:table-cell office:value-type="float" office:value="0.377892939486666" calcext:value-type="float">
            <text:p>0.3778929395</text:p>
          </table:table-cell>
          <table:table-cell office:value-type="float" office:value="0.360313182054267" calcext:value-type="float">
            <text:p>0.3603131821</text:p>
          </table:table-cell>
          <table:table-cell office:value-type="float" office:value="0.263635371074098" calcext:value-type="float">
            <text:p>0.2636353711</text:p>
          </table:table-cell>
          <table:table-cell office:value-type="float" office:value="0.296595931138865" calcext:value-type="float">
            <text:p>0.2965959311</text:p>
          </table:table-cell>
          <table:table-cell office:value-type="float" office:value="0.309503386599893" calcext:value-type="float">
            <text:p>0.3095033866</text:p>
          </table:table-cell>
          <table:table-cell office:value-type="float" office:value="0.390568313855028" calcext:value-type="float">
            <text:p>0.3905683139</text:p>
          </table:table-cell>
          <table:table-cell office:value-type="float" office:value="0.278693728682483" calcext:value-type="float">
            <text:p>0.2786937287</text:p>
          </table:table-cell>
          <table:table-cell office:value-type="float" office:value="0.337503761826934" calcext:value-type="float">
            <text:p>0.3375037618</text:p>
          </table:table-cell>
          <table:table-cell office:value-type="float" office:value="0.338453867804767" calcext:value-type="float">
            <text:p>0.3384538678</text:p>
          </table:table-cell>
          <table:table-cell office:value-type="float" office:value="0.347965819995399" calcext:value-type="float">
            <text:p>0.34796582</text:p>
          </table:table-cell>
          <table:table-cell office:value-type="float" office:value="0.353833987421882" calcext:value-type="float">
            <text:p>0.3538339874</text:p>
          </table:table-cell>
          <table:table-cell office:value-type="float" office:value="0.31711228321065" calcext:value-type="float">
            <text:p>0.3171122832</text:p>
          </table:table-cell>
          <table:table-cell office:value-type="float" office:value="0.223706722062315" calcext:value-type="float">
            <text:p>0.2237067221</text:p>
          </table:table-cell>
          <table:table-cell office:value-type="float" office:value="0.435742777042089" calcext:value-type="float">
            <text:p>0.435742777</text:p>
          </table:table-cell>
          <table:table-cell office:value-type="float" office:value="0.466875660427995" calcext:value-type="float">
            <text:p>0.4668756604</text:p>
          </table:table-cell>
          <table:table-cell office:value-type="float" office:value="0.485383954014193" calcext:value-type="float">
            <text:p>0.485383954</text:p>
          </table:table-cell>
          <table:table-cell office:value-type="float" office:value="0.416657361417622" calcext:value-type="float">
            <text:p>0.4166573614</text:p>
          </table:table-cell>
          <table:table-cell office:value-type="float" office:value="0.476906073166015" calcext:value-type="float">
            <text:p>0.4769060732</text:p>
          </table:table-cell>
          <table:table-cell office:value-type="float" office:value="0.382578025057669" calcext:value-type="float">
            <text:p>0.3825780251</text:p>
          </table:table-cell>
          <table:table-cell office:value-type="float" office:value="0.354863465378681" calcext:value-type="float">
            <text:p>0.3548634654</text:p>
          </table:table-cell>
          <table:table-cell office:value-type="float" office:value="0.252520310550479" calcext:value-type="float">
            <text:p>0.2525203106</text:p>
          </table:table-cell>
          <table:table-cell office:value-type="float" office:value="0.324941975894097" calcext:value-type="float">
            <text:p>0.3249419759</text:p>
          </table:table-cell>
          <table:table-cell office:value-type="float" office:value="0.210692930411861" calcext:value-type="float">
            <text:p>0.2106929304</text:p>
          </table:table-cell>
          <table:table-cell office:value-type="float" office:value="0.182582730934703" calcext:value-type="float">
            <text:p>0.1825827309</text:p>
          </table:table-cell>
          <table:table-cell office:value-type="float" office:value="0.214350586926593" calcext:value-type="float">
            <text:p>0.2143505869</text:p>
          </table:table-cell>
          <table:table-cell office:value-type="float" office:value="0.0843039302859772" calcext:value-type="float">
            <text:p>0.0843039303</text:p>
          </table:table-cell>
          <table:table-cell office:value-type="float" office:value="0.128308049685312" calcext:value-type="float">
            <text:p>0.1283080497</text:p>
          </table:table-cell>
          <table:table-cell office:value-type="float" office:value="0.132629990538957" calcext:value-type="float">
            <text:p>0.1326299905</text:p>
          </table:table-cell>
          <table:table-cell office:value-type="float" office:value="0.110944873969298" calcext:value-type="float">
            <text:p>0.110944874</text:p>
          </table:table-cell>
          <table:table-cell office:value-type="float" office:value="0.216436894744673" calcext:value-type="float">
            <text:p>0.2164368947</text:p>
          </table:table-cell>
          <table:table-cell office:value-type="float" office:value="0.259026435554992" calcext:value-type="float">
            <text:p>0.2590264356</text:p>
          </table:table-cell>
          <table:table-cell office:value-type="float" office:value="0.234490185498433" calcext:value-type="float">
            <text:p>0.2344901855</text:p>
          </table:table-cell>
          <table:table-cell office:value-type="float" office:value="0.232641947485874" calcext:value-type="float">
            <text:p>0.2326419475</text:p>
          </table:table-cell>
          <table:table-cell office:value-type="float" office:value="0.322290552969732" calcext:value-type="float">
            <text:p>0.322290553</text:p>
          </table:table-cell>
          <table:table-cell office:value-type="float" office:value="0.11430634023842" calcext:value-type="float">
            <text:p>0.1143063402</text:p>
          </table:table-cell>
          <table:table-cell office:value-type="float" office:value="0.310038779714352" calcext:value-type="float">
            <text:p>0.3100387797</text:p>
          </table:table-cell>
          <table:table-cell office:value-type="float" office:value="0.228644643376544" calcext:value-type="float">
            <text:p>0.2286446434</text:p>
          </table:table-cell>
          <table:table-cell office:value-type="float" office:value="0.304927104972537" calcext:value-type="float">
            <text:p>0.304927105</text:p>
          </table:table-cell>
          <table:table-cell office:value-type="float" office:value="0.384203529198049" calcext:value-type="float">
            <text:p>0.3842035292</text:p>
          </table:table-cell>
          <table:table-cell office:value-type="float" office:value="0.384860377249374" calcext:value-type="float">
            <text:p>0.3848603772</text:p>
          </table:table-cell>
          <table:table-cell office:value-type="float" office:value="0.45286159911598" calcext:value-type="float">
            <text:p>0.4528615991</text:p>
          </table:table-cell>
          <table:table-cell office:value-type="float" office:value="0.403573048115782" calcext:value-type="float">
            <text:p>0.4035730481</text:p>
          </table:table-cell>
          <table:table-cell office:value-type="float" office:value="0.511028912465279" calcext:value-type="float">
            <text:p>0.5110289125</text:p>
          </table:table-cell>
          <table:table-cell office:value-type="float" office:value="0.333333709502143" calcext:value-type="float">
            <text:p>0.3333337095</text:p>
          </table:table-cell>
          <table:table-cell office:value-type="float" office:value="0.392087292578422" calcext:value-type="float">
            <text:p>0.3920872926</text:p>
          </table:table-cell>
          <table:table-cell office:value-type="float" office:value="0.388718220684004" calcext:value-type="float">
            <text:p>0.3887182207</text:p>
          </table:table-cell>
          <table:table-cell office:value-type="float" office:value="0.350133468344082" calcext:value-type="float">
            <text:p>0.35013346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5361" calcext:value-type="float">
            <text:p>265361</text:p>
          </table:table-cell>
          <table:table-cell table:formula="of:=AVERAGE([.E15:.GL15])" office:value-type="float" office:value="0.296477477389449" calcext:value-type="float">
            <text:p>0.2964774774</text:p>
          </table:table-cell>
          <table:table-cell/>
          <table:table-cell office:value-type="float" office:value="0.288924317557336" calcext:value-type="float">
            <text:p>0.2889243176</text:p>
          </table:table-cell>
          <table:table-cell office:value-type="float" office:value="0.227394379850881" calcext:value-type="float">
            <text:p>0.2273943799</text:p>
          </table:table-cell>
          <table:table-cell office:value-type="float" office:value="0.218711830565941" calcext:value-type="float">
            <text:p>0.2187118306</text:p>
          </table:table-cell>
          <table:table-cell office:value-type="float" office:value="0.200578883908369" calcext:value-type="float">
            <text:p>0.2005788839</text:p>
          </table:table-cell>
          <table:table-cell office:value-type="float" office:value="0.268550957196659" calcext:value-type="float">
            <text:p>0.2685509572</text:p>
          </table:table-cell>
          <table:table-cell office:value-type="float" office:value="0.21006677849927" calcext:value-type="float">
            <text:p>0.2100667785</text:p>
          </table:table-cell>
          <table:table-cell office:value-type="float" office:value="0.278578176624949" calcext:value-type="float">
            <text:p>0.2785781766</text:p>
          </table:table-cell>
          <table:table-cell office:value-type="float" office:value="0.28516935252766" calcext:value-type="float">
            <text:p>0.2851693525</text:p>
          </table:table-cell>
          <table:table-cell office:value-type="float" office:value="0.313861421274932" calcext:value-type="float">
            <text:p>0.3138614213</text:p>
          </table:table-cell>
          <table:table-cell office:value-type="float" office:value="0.266051815409752" calcext:value-type="float">
            <text:p>0.2660518154</text:p>
          </table:table-cell>
          <table:table-cell office:value-type="float" office:value="0.293549910785575" calcext:value-type="float">
            <text:p>0.2935499108</text:p>
          </table:table-cell>
          <table:table-cell office:value-type="float" office:value="0.338849925877562" calcext:value-type="float">
            <text:p>0.3388499259</text:p>
          </table:table-cell>
          <table:table-cell office:value-type="float" office:value="0.235273882606739" calcext:value-type="float">
            <text:p>0.2352738826</text:p>
          </table:table-cell>
          <table:table-cell office:value-type="float" office:value="0.274317415816238" calcext:value-type="float">
            <text:p>0.2743174158</text:p>
          </table:table-cell>
          <table:table-cell office:value-type="float" office:value="0.296857217367302" calcext:value-type="float">
            <text:p>0.2968572174</text:p>
          </table:table-cell>
          <table:table-cell office:value-type="float" office:value="0.244883678869298" calcext:value-type="float">
            <text:p>0.2448836789</text:p>
          </table:table-cell>
          <table:table-cell office:value-type="float" office:value="0.131671559657219" calcext:value-type="float">
            <text:p>0.1316715597</text:p>
          </table:table-cell>
          <table:table-cell office:value-type="float" office:value="0.175649752746475" calcext:value-type="float">
            <text:p>0.1756497527</text:p>
          </table:table-cell>
          <table:table-cell office:value-type="float" office:value="0.139938043254763" calcext:value-type="float">
            <text:p>0.1399380433</text:p>
          </table:table-cell>
          <table:table-cell office:value-type="float" office:value="0.261033803154046" calcext:value-type="float">
            <text:p>0.2610338032</text:p>
          </table:table-cell>
          <table:table-cell office:value-type="float" office:value="0.430778136833631" calcext:value-type="float">
            <text:p>0.4307781368</text:p>
          </table:table-cell>
          <table:table-cell office:value-type="float" office:value="0.434386578580108" calcext:value-type="float">
            <text:p>0.4343865786</text:p>
          </table:table-cell>
          <table:table-cell office:value-type="float" office:value="0.424290779519392" calcext:value-type="float">
            <text:p>0.4242907795</text:p>
          </table:table-cell>
          <table:table-cell office:value-type="float" office:value="0.432029943204028" calcext:value-type="float">
            <text:p>0.4320299432</text:p>
          </table:table-cell>
          <table:table-cell office:value-type="float" office:value="0.439871768958755" calcext:value-type="float">
            <text:p>0.439871769</text:p>
          </table:table-cell>
          <table:table-cell office:value-type="float" office:value="0.349145382087879" calcext:value-type="float">
            <text:p>0.3491453821</text:p>
          </table:table-cell>
          <table:table-cell office:value-type="float" office:value="0.312129927156605" calcext:value-type="float">
            <text:p>0.3121299272</text:p>
          </table:table-cell>
          <table:table-cell office:value-type="float" office:value="0.370077637946387" calcext:value-type="float">
            <text:p>0.3700776379</text:p>
          </table:table-cell>
          <table:table-cell office:value-type="float" office:value="0.361015417857021" calcext:value-type="float">
            <text:p>0.3610154179</text:p>
          </table:table-cell>
          <table:table-cell office:value-type="float" office:value="0.187042765741908" calcext:value-type="float">
            <text:p>0.1870427657</text:p>
          </table:table-cell>
          <table:table-cell office:value-type="float" office:value="0.108942039378146" calcext:value-type="float">
            <text:p>0.1089420394</text:p>
          </table:table-cell>
          <table:table-cell office:value-type="float" office:value="0.188434746022573" calcext:value-type="float">
            <text:p>0.188434746</text:p>
          </table:table-cell>
          <table:table-cell office:value-type="float" office:value="0.213570964512135" calcext:value-type="float">
            <text:p>0.2135709645</text:p>
          </table:table-cell>
          <table:table-cell office:value-type="float" office:value="0.20413914894104" calcext:value-type="float">
            <text:p>0.2041391489</text:p>
          </table:table-cell>
          <table:table-cell office:value-type="float" office:value="0.308947271258218" calcext:value-type="float">
            <text:p>0.3089472713</text:p>
          </table:table-cell>
          <table:table-cell office:value-type="float" office:value="0.37333659456967" calcext:value-type="float">
            <text:p>0.3733365946</text:p>
          </table:table-cell>
          <table:table-cell office:value-type="float" office:value="0.302507513917141" calcext:value-type="float">
            <text:p>0.3025075139</text:p>
          </table:table-cell>
          <table:table-cell office:value-type="float" office:value="0.330051587154683" calcext:value-type="float">
            <text:p>0.3300515872</text:p>
          </table:table-cell>
          <table:table-cell office:value-type="float" office:value="0.380087210417128" calcext:value-type="float">
            <text:p>0.3800872104</text:p>
          </table:table-cell>
          <table:table-cell office:value-type="float" office:value="0.226619803878448" calcext:value-type="float">
            <text:p>0.2266198039</text:p>
          </table:table-cell>
          <table:table-cell office:value-type="float" office:value="0.393647497778737" calcext:value-type="float">
            <text:p>0.3936474978</text:p>
          </table:table-cell>
          <table:table-cell office:value-type="float" office:value="0.287273949269552" calcext:value-type="float">
            <text:p>0.2872739493</text:p>
          </table:table-cell>
          <table:table-cell office:value-type="float" office:value="0.300685971743157" calcext:value-type="float">
            <text:p>0.3006859717</text:p>
          </table:table-cell>
          <table:table-cell office:value-type="float" office:value="0.221551209094407" calcext:value-type="float">
            <text:p>0.2215512091</text:p>
          </table:table-cell>
          <table:table-cell office:value-type="float" office:value="0.250197420057991" calcext:value-type="float">
            <text:p>0.2501974201</text:p>
          </table:table-cell>
          <table:table-cell office:value-type="float" office:value="0.17863450752624" calcext:value-type="float">
            <text:p>0.1786345075</text:p>
          </table:table-cell>
          <table:table-cell office:value-type="float" office:value="0.26066708785521" calcext:value-type="float">
            <text:p>0.2606670879</text:p>
          </table:table-cell>
          <table:table-cell office:value-type="float" office:value="0.297757915779634" calcext:value-type="float">
            <text:p>0.2977579158</text:p>
          </table:table-cell>
          <table:table-cell office:value-type="float" office:value="0.446045317948694" calcext:value-type="float">
            <text:p>0.4460453179</text:p>
          </table:table-cell>
          <table:table-cell office:value-type="float" office:value="0.439946766059255" calcext:value-type="float">
            <text:p>0.4399467661</text:p>
          </table:table-cell>
          <table:table-cell office:value-type="float" office:value="0.445271775735112" calcext:value-type="float">
            <text:p>0.4452717757</text:p>
          </table:table-cell>
          <table:table-cell office:value-type="float" office:value="0.524160538095333" calcext:value-type="float">
            <text:p>0.5241605381</text:p>
          </table:table-cell>
          <table:table-cell office:value-type="float" office:value="0.488423114357113" calcext:value-type="float">
            <text:p>0.4884231144</text:p>
          </table:table-cell>
          <table:table-cell office:value-type="float" office:value="0.440647664842265" calcext:value-type="float">
            <text:p>0.4406476648</text:p>
          </table:table-cell>
          <table:table-cell office:value-type="float" office:value="0.333962237552307" calcext:value-type="float">
            <text:p>0.3339622376</text:p>
          </table:table-cell>
          <table:table-cell office:value-type="float" office:value="0.431901901204599" calcext:value-type="float">
            <text:p>0.4319019012</text:p>
          </table:table-cell>
          <table:table-cell office:value-type="float" office:value="0.164764520468782" calcext:value-type="float">
            <text:p>0.1647645205</text:p>
          </table:table-cell>
          <table:table-cell office:value-type="float" office:value="0.178052938307534" calcext:value-type="float">
            <text:p>0.1780529383</text:p>
          </table:table-cell>
          <table:table-cell office:value-type="float" office:value="0.169044331262672" calcext:value-type="float">
            <text:p>0.1690443313</text:p>
          </table:table-cell>
          <table:table-cell office:value-type="float" office:value="0.173244094411251" calcext:value-type="float">
            <text:p>0.1732440944</text:p>
          </table:table-cell>
          <table:table-cell office:value-type="float" office:value="0.177667623275911" calcext:value-type="float">
            <text:p>0.1776676233</text:p>
          </table:table-cell>
          <table:table-cell office:value-type="float" office:value="0.283040481044205" calcext:value-type="float">
            <text:p>0.283040481</text:p>
          </table:table-cell>
          <table:table-cell office:value-type="float" office:value="0.36213803635804" calcext:value-type="float">
            <text:p>0.3621380364</text:p>
          </table:table-cell>
          <table:table-cell office:value-type="float" office:value="0.421133867154402" calcext:value-type="float">
            <text:p>0.4211338672</text:p>
          </table:table-cell>
          <table:table-cell office:value-type="float" office:value="0.481042424222197" calcext:value-type="float">
            <text:p>0.4810424242</text:p>
          </table:table-cell>
          <table:table-cell office:value-type="float" office:value="0.521311050138108" calcext:value-type="float">
            <text:p>0.5213110501</text:p>
          </table:table-cell>
          <table:table-cell office:value-type="float" office:value="0.462186485639695" calcext:value-type="float">
            <text:p>0.4621864856</text:p>
          </table:table-cell>
          <table:table-cell office:value-type="float" office:value="0.524143700143017" calcext:value-type="float">
            <text:p>0.5241437001</text:p>
          </table:table-cell>
          <table:table-cell office:value-type="float" office:value="0.500192971425705" calcext:value-type="float">
            <text:p>0.5001929714</text:p>
          </table:table-cell>
          <table:table-cell office:value-type="float" office:value="0.42494012922643" calcext:value-type="float">
            <text:p>0.4249401292</text:p>
          </table:table-cell>
          <table:table-cell office:value-type="float" office:value="0.42264895522259" calcext:value-type="float">
            <text:p>0.4226489552</text:p>
          </table:table-cell>
          <table:table-cell office:value-type="float" office:value="0.444041641109386" calcext:value-type="float">
            <text:p>0.4440416411</text:p>
          </table:table-cell>
          <table:table-cell office:value-type="float" office:value="0.430019296866313" calcext:value-type="float">
            <text:p>0.4300192969</text:p>
          </table:table-cell>
          <table:table-cell office:value-type="float" office:value="0.36193303451543" calcext:value-type="float">
            <text:p>0.3619330345</text:p>
          </table:table-cell>
          <table:table-cell office:value-type="float" office:value="0.275462170720787" calcext:value-type="float">
            <text:p>0.2754621707</text:p>
          </table:table-cell>
          <table:table-cell office:value-type="float" office:value="0.137239377032547" calcext:value-type="float">
            <text:p>0.137239377</text:p>
          </table:table-cell>
          <table:table-cell office:value-type="float" office:value="0.269891866030682" calcext:value-type="float">
            <text:p>0.269891866</text:p>
          </table:table-cell>
          <table:table-cell office:value-type="float" office:value="0.236304269289355" calcext:value-type="float">
            <text:p>0.2363042693</text:p>
          </table:table-cell>
          <table:table-cell office:value-type="float" office:value="0.14838764900721" calcext:value-type="float">
            <text:p>0.148387649</text:p>
          </table:table-cell>
          <table:table-cell office:value-type="float" office:value="0.246352099821352" calcext:value-type="float">
            <text:p>0.2463520998</text:p>
          </table:table-cell>
          <table:table-cell office:value-type="float" office:value="0.392204240896325" calcext:value-type="float">
            <text:p>0.3922042409</text:p>
          </table:table-cell>
          <table:table-cell office:value-type="float" office:value="0.475931316960829" calcext:value-type="float">
            <text:p>0.475931317</text:p>
          </table:table-cell>
          <table:table-cell office:value-type="float" office:value="0.387315459620135" calcext:value-type="float">
            <text:p>0.3873154596</text:p>
          </table:table-cell>
          <table:table-cell office:value-type="float" office:value="0.419663771589869" calcext:value-type="float">
            <text:p>0.4196637716</text:p>
          </table:table-cell>
          <table:table-cell office:value-type="float" office:value="0.341824617148175" calcext:value-type="float">
            <text:p>0.3418246171</text:p>
          </table:table-cell>
          <table:table-cell office:value-type="float" office:value="0.235686055710692" calcext:value-type="float">
            <text:p>0.2356860557</text:p>
          </table:table-cell>
          <table:table-cell office:value-type="float" office:value="0.177781882949923" calcext:value-type="float">
            <text:p>0.1777818829</text:p>
          </table:table-cell>
          <table:table-cell office:value-type="float" office:value="0.201708340993781" calcext:value-type="float">
            <text:p>0.201708341</text:p>
          </table:table-cell>
          <table:table-cell office:value-type="float" office:value="0.13015678456933" calcext:value-type="float">
            <text:p>0.1301567846</text:p>
          </table:table-cell>
          <table:table-cell office:value-type="float" office:value="0.161795195043633" calcext:value-type="float">
            <text:p>0.161795195</text:p>
          </table:table-cell>
          <table:table-cell office:value-type="float" office:value="0.33916369246785" calcext:value-type="float">
            <text:p>0.3391636925</text:p>
          </table:table-cell>
          <table:table-cell office:value-type="float" office:value="0.322106151886999" calcext:value-type="float">
            <text:p>0.3221061519</text:p>
          </table:table-cell>
          <table:table-cell office:value-type="float" office:value="0.293598232844807" calcext:value-type="float">
            <text:p>0.2935982328</text:p>
          </table:table-cell>
          <table:table-cell office:value-type="float" office:value="0.218593469438904" calcext:value-type="float">
            <text:p>0.2185934694</text:p>
          </table:table-cell>
          <table:table-cell office:value-type="float" office:value="0.337987526347406" calcext:value-type="float">
            <text:p>0.3379875263</text:p>
          </table:table-cell>
          <table:table-cell office:value-type="float" office:value="0.269798559621697" calcext:value-type="float">
            <text:p>0.2697985596</text:p>
          </table:table-cell>
          <table:table-cell office:value-type="float" office:value="0.19311975527249" calcext:value-type="float">
            <text:p>0.1931197553</text:p>
          </table:table-cell>
          <table:table-cell office:value-type="float" office:value="0.142307122860652" calcext:value-type="float">
            <text:p>0.1423071229</text:p>
          </table:table-cell>
          <table:table-cell office:value-type="float" office:value="0.23720886697345" calcext:value-type="float">
            <text:p>0.237208867</text:p>
          </table:table-cell>
          <table:table-cell office:value-type="float" office:value="0.129523101088562" calcext:value-type="float">
            <text:p>0.1295231011</text:p>
          </table:table-cell>
          <table:table-cell office:value-type="float" office:value="0.185210522655504" calcext:value-type="float">
            <text:p>0.1852105227</text:p>
          </table:table-cell>
          <table:table-cell office:value-type="float" office:value="0.242775024066205" calcext:value-type="float">
            <text:p>0.2427750241</text:p>
          </table:table-cell>
          <table:table-cell office:value-type="float" office:value="0.245705671925205" calcext:value-type="float">
            <text:p>0.2457056719</text:p>
          </table:table-cell>
          <table:table-cell office:value-type="float" office:value="0.294339629078395" calcext:value-type="float">
            <text:p>0.2943396291</text:p>
          </table:table-cell>
          <table:table-cell office:value-type="float" office:value="0.34140218668245" calcext:value-type="float">
            <text:p>0.3414021867</text:p>
          </table:table-cell>
          <table:table-cell office:value-type="float" office:value="0.323140744386351" calcext:value-type="float">
            <text:p>0.3231407444</text:p>
          </table:table-cell>
          <table:table-cell office:value-type="float" office:value="0.240023765605229" calcext:value-type="float">
            <text:p>0.2400237656</text:p>
          </table:table-cell>
          <table:table-cell office:value-type="float" office:value="0.190647846959875" calcext:value-type="float">
            <text:p>0.190647847</text:p>
          </table:table-cell>
          <table:table-cell office:value-type="float" office:value="0.148072927953419" calcext:value-type="float">
            <text:p>0.148072928</text:p>
          </table:table-cell>
          <table:table-cell office:value-type="float" office:value="0.173588683996435" calcext:value-type="float">
            <text:p>0.173588684</text:p>
          </table:table-cell>
          <table:table-cell office:value-type="float" office:value="0.180325222104523" calcext:value-type="float">
            <text:p>0.1803252221</text:p>
          </table:table-cell>
          <table:table-cell office:value-type="float" office:value="0.215089978897397" calcext:value-type="float">
            <text:p>0.2150899789</text:p>
          </table:table-cell>
          <table:table-cell office:value-type="float" office:value="0.292148881664848" calcext:value-type="float">
            <text:p>0.2921488817</text:p>
          </table:table-cell>
          <table:table-cell office:value-type="float" office:value="0.239953899994541" calcext:value-type="float">
            <text:p>0.2399539</text:p>
          </table:table-cell>
          <table:table-cell office:value-type="float" office:value="0.283558292967739" calcext:value-type="float">
            <text:p>0.283558293</text:p>
          </table:table-cell>
          <table:table-cell office:value-type="float" office:value="0.191423269967226" calcext:value-type="float">
            <text:p>0.19142327</text:p>
          </table:table-cell>
          <table:table-cell office:value-type="float" office:value="0.14920495590689" calcext:value-type="float">
            <text:p>0.1492049559</text:p>
          </table:table-cell>
          <table:table-cell office:value-type="float" office:value="0.122786299648822" calcext:value-type="float">
            <text:p>0.1227862996</text:p>
          </table:table-cell>
          <table:table-cell office:value-type="float" office:value="0.331547636435127" calcext:value-type="float">
            <text:p>0.3315476364</text:p>
          </table:table-cell>
          <table:table-cell office:value-type="float" office:value="0.328345055491362" calcext:value-type="float">
            <text:p>0.3283450555</text:p>
          </table:table-cell>
          <table:table-cell office:value-type="float" office:value="0.377287417956664" calcext:value-type="float">
            <text:p>0.377287418</text:p>
          </table:table-cell>
          <table:table-cell office:value-type="float" office:value="0.39386550359622" calcext:value-type="float">
            <text:p>0.3938655036</text:p>
          </table:table-cell>
          <table:table-cell office:value-type="float" office:value="0.415103048775084" calcext:value-type="float">
            <text:p>0.4151030488</text:p>
          </table:table-cell>
          <table:table-cell office:value-type="float" office:value="0.234137532147854" calcext:value-type="float">
            <text:p>0.2341375321</text:p>
          </table:table-cell>
          <table:table-cell office:value-type="float" office:value="0.217939911512735" calcext:value-type="float">
            <text:p>0.2179399115</text:p>
          </table:table-cell>
          <table:table-cell office:value-type="float" office:value="0.295886510162981" calcext:value-type="float">
            <text:p>0.2958865102</text:p>
          </table:table-cell>
          <table:table-cell office:value-type="float" office:value="0.24111475318562" calcext:value-type="float">
            <text:p>0.2411147532</text:p>
          </table:table-cell>
          <table:table-cell office:value-type="float" office:value="0.303075739889338" calcext:value-type="float">
            <text:p>0.3030757399</text:p>
          </table:table-cell>
          <table:table-cell office:value-type="float" office:value="0.216563463906543" calcext:value-type="float">
            <text:p>0.2165634639</text:p>
          </table:table-cell>
          <table:table-cell office:value-type="float" office:value="0.281503704006526" calcext:value-type="float">
            <text:p>0.281503704</text:p>
          </table:table-cell>
          <table:table-cell office:value-type="float" office:value="0.302337880254538" calcext:value-type="float">
            <text:p>0.3023378803</text:p>
          </table:table-cell>
          <table:table-cell office:value-type="float" office:value="0.221082335819138" calcext:value-type="float">
            <text:p>0.2210823358</text:p>
          </table:table-cell>
          <table:table-cell office:value-type="float" office:value="0.305377349916391" calcext:value-type="float">
            <text:p>0.3053773499</text:p>
          </table:table-cell>
          <table:table-cell office:value-type="float" office:value="0.336772104294042" calcext:value-type="float">
            <text:p>0.3367721043</text:p>
          </table:table-cell>
          <table:table-cell office:value-type="float" office:value="0.361924186054532" calcext:value-type="float">
            <text:p>0.3619241861</text:p>
          </table:table-cell>
          <table:table-cell office:value-type="float" office:value="0.460792224381749" calcext:value-type="float">
            <text:p>0.4607922244</text:p>
          </table:table-cell>
          <table:table-cell office:value-type="float" office:value="0.387442088030189" calcext:value-type="float">
            <text:p>0.387442088</text:p>
          </table:table-cell>
          <table:table-cell office:value-type="float" office:value="0.30884581307802" calcext:value-type="float">
            <text:p>0.3088458131</text:p>
          </table:table-cell>
          <table:table-cell office:value-type="float" office:value="0.285869262023721" calcext:value-type="float">
            <text:p>0.285869262</text:p>
          </table:table-cell>
          <table:table-cell office:value-type="float" office:value="0.325692249385906" calcext:value-type="float">
            <text:p>0.3256922494</text:p>
          </table:table-cell>
          <table:table-cell office:value-type="float" office:value="0.255011254730032" calcext:value-type="float">
            <text:p>0.2550112547</text:p>
          </table:table-cell>
          <table:table-cell office:value-type="float" office:value="0.107971713906554" calcext:value-type="float">
            <text:p>0.1079717139</text:p>
          </table:table-cell>
          <table:table-cell office:value-type="float" office:value="0.184049591022557" calcext:value-type="float">
            <text:p>0.184049591</text:p>
          </table:table-cell>
          <table:table-cell office:value-type="float" office:value="0.322786952064299" calcext:value-type="float">
            <text:p>0.3227869521</text:p>
          </table:table-cell>
          <table:table-cell office:value-type="float" office:value="0.338114214446892" calcext:value-type="float">
            <text:p>0.3381142144</text:p>
          </table:table-cell>
          <table:table-cell office:value-type="float" office:value="0.311530603828346" calcext:value-type="float">
            <text:p>0.3115306038</text:p>
          </table:table-cell>
          <table:table-cell office:value-type="float" office:value="0.296881404490039" calcext:value-type="float">
            <text:p>0.2968814045</text:p>
          </table:table-cell>
          <table:table-cell office:value-type="float" office:value="0.332083387355152" calcext:value-type="float">
            <text:p>0.3320833874</text:p>
          </table:table-cell>
          <table:table-cell office:value-type="float" office:value="0.278154428838985" calcext:value-type="float">
            <text:p>0.2781544288</text:p>
          </table:table-cell>
          <table:table-cell office:value-type="float" office:value="0.240711468878187" calcext:value-type="float">
            <text:p>0.2407114689</text:p>
          </table:table-cell>
          <table:table-cell office:value-type="float" office:value="0.301687477388707" calcext:value-type="float">
            <text:p>0.3016874774</text:p>
          </table:table-cell>
          <table:table-cell office:value-type="float" office:value="0.279373761955144" calcext:value-type="float">
            <text:p>0.279373762</text:p>
          </table:table-cell>
          <table:table-cell office:value-type="float" office:value="0.240312308042065" calcext:value-type="float">
            <text:p>0.240312308</text:p>
          </table:table-cell>
          <table:table-cell office:value-type="float" office:value="0.332293239614543" calcext:value-type="float">
            <text:p>0.3322932396</text:p>
          </table:table-cell>
          <table:table-cell office:value-type="float" office:value="0.369242111163855" calcext:value-type="float">
            <text:p>0.3692421112</text:p>
          </table:table-cell>
          <table:table-cell office:value-type="float" office:value="0.338907465990702" calcext:value-type="float">
            <text:p>0.338907466</text:p>
          </table:table-cell>
          <table:table-cell office:value-type="float" office:value="0.458210547539716" calcext:value-type="float">
            <text:p>0.4582105475</text:p>
          </table:table-cell>
          <table:table-cell office:value-type="float" office:value="0.485533277954593" calcext:value-type="float">
            <text:p>0.485533278</text:p>
          </table:table-cell>
          <table:table-cell office:value-type="float" office:value="0.481158837218053" calcext:value-type="float">
            <text:p>0.4811588372</text:p>
          </table:table-cell>
          <table:table-cell office:value-type="float" office:value="0.526924669753781" calcext:value-type="float">
            <text:p>0.5269246698</text:p>
          </table:table-cell>
          <table:table-cell office:value-type="float" office:value="0.468211206328706" calcext:value-type="float">
            <text:p>0.4682112063</text:p>
          </table:table-cell>
          <table:table-cell office:value-type="float" office:value="0.328271400216358" calcext:value-type="float">
            <text:p>0.3282714002</text:p>
          </table:table-cell>
          <table:table-cell office:value-type="float" office:value="0.309859332910173" calcext:value-type="float">
            <text:p>0.3098593329</text:p>
          </table:table-cell>
          <table:table-cell office:value-type="float" office:value="0.193030894381849" calcext:value-type="float">
            <text:p>0.1930308944</text:p>
          </table:table-cell>
          <table:table-cell office:value-type="float" office:value="0.28876993211931" calcext:value-type="float">
            <text:p>0.2887699321</text:p>
          </table:table-cell>
          <table:table-cell office:value-type="float" office:value="0.185817662059649" calcext:value-type="float">
            <text:p>0.1858176621</text:p>
          </table:table-cell>
          <table:table-cell office:value-type="float" office:value="0.25185087283258" calcext:value-type="float">
            <text:p>0.2518508728</text:p>
          </table:table-cell>
          <table:table-cell office:value-type="float" office:value="0.270920650379602" calcext:value-type="float">
            <text:p>0.2709206504</text:p>
          </table:table-cell>
          <table:table-cell office:value-type="float" office:value="0.0942078723330131" calcext:value-type="float">
            <text:p>0.0942078723</text:p>
          </table:table-cell>
          <table:table-cell office:value-type="float" office:value="0.16514043676756" calcext:value-type="float">
            <text:p>0.1651404368</text:p>
          </table:table-cell>
          <table:table-cell office:value-type="float" office:value="0.248748411273962" calcext:value-type="float">
            <text:p>0.2487484113</text:p>
          </table:table-cell>
          <table:table-cell office:value-type="float" office:value="0.283832554827135" calcext:value-type="float">
            <text:p>0.2838325548</text:p>
          </table:table-cell>
          <table:table-cell office:value-type="float" office:value="0.213107339142984" calcext:value-type="float">
            <text:p>0.2131073391</text:p>
          </table:table-cell>
          <table:table-cell office:value-type="float" office:value="0.261680552119166" calcext:value-type="float">
            <text:p>0.2616805521</text:p>
          </table:table-cell>
          <table:table-cell office:value-type="float" office:value="0.196975978933547" calcext:value-type="float">
            <text:p>0.1969759789</text:p>
          </table:table-cell>
          <table:table-cell office:value-type="float" office:value="0.210438380216758" calcext:value-type="float">
            <text:p>0.2104383802</text:p>
          </table:table-cell>
          <table:table-cell office:value-type="float" office:value="0.233952080956888" calcext:value-type="float">
            <text:p>0.233952081</text:p>
          </table:table-cell>
          <table:table-cell office:value-type="float" office:value="0.217521433377003" calcext:value-type="float">
            <text:p>0.2175214334</text:p>
          </table:table-cell>
          <table:table-cell office:value-type="float" office:value="0.228875201070344" calcext:value-type="float">
            <text:p>0.2288752011</text:p>
          </table:table-cell>
          <table:table-cell office:value-type="float" office:value="0.202056175218585" calcext:value-type="float">
            <text:p>0.2020561752</text:p>
          </table:table-cell>
          <table:table-cell office:value-type="float" office:value="0.28390039489704" calcext:value-type="float">
            <text:p>0.2839003949</text:p>
          </table:table-cell>
          <table:table-cell office:value-type="float" office:value="0.36990020043332" calcext:value-type="float">
            <text:p>0.3699002004</text:p>
          </table:table-cell>
          <table:table-cell office:value-type="float" office:value="0.347191039164911" calcext:value-type="float">
            <text:p>0.3471910392</text:p>
          </table:table-cell>
          <table:table-cell office:value-type="float" office:value="0.373467117011001" calcext:value-type="float">
            <text:p>0.373467117</text:p>
          </table:table-cell>
          <table:table-cell office:value-type="float" office:value="0.455364765364936" calcext:value-type="float">
            <text:p>0.4553647654</text:p>
          </table:table-cell>
          <table:table-cell office:value-type="float" office:value="0.377647743939594" calcext:value-type="float">
            <text:p>0.3776477439</text:p>
          </table:table-cell>
          <table:table-cell office:value-type="float" office:value="0.373589109742361" calcext:value-type="float">
            <text:p>0.3735891097</text:p>
          </table:table-cell>
          <table:table-cell office:value-type="float" office:value="0.374030063480424" calcext:value-type="float">
            <text:p>0.3740300635</text:p>
          </table:table-cell>
          <table:table-cell office:value-type="float" office:value="0.452581322124867" calcext:value-type="float">
            <text:p>0.4525813221</text:p>
          </table:table-cell>
          <table:table-cell office:value-type="float" office:value="0.306187936059564" calcext:value-type="float">
            <text:p>0.30618793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0544" calcext:value-type="float">
            <text:p>730544</text:p>
          </table:table-cell>
          <table:table-cell table:formula="of:=AVERAGE([.E16:.GL16])" office:value-type="float" office:value="0.304315818611174" calcext:value-type="float">
            <text:p>0.3043158186</text:p>
          </table:table-cell>
          <table:table-cell/>
          <table:table-cell office:value-type="float" office:value="0.20125259193915" calcext:value-type="float">
            <text:p>0.2012525919</text:p>
          </table:table-cell>
          <table:table-cell office:value-type="float" office:value="0.307564721716368" calcext:value-type="float">
            <text:p>0.3075647217</text:p>
          </table:table-cell>
          <table:table-cell office:value-type="float" office:value="0.271549601798572" calcext:value-type="float">
            <text:p>0.2715496018</text:p>
          </table:table-cell>
          <table:table-cell office:value-type="float" office:value="0.231589916916829" calcext:value-type="float">
            <text:p>0.2315899169</text:p>
          </table:table-cell>
          <table:table-cell office:value-type="float" office:value="0.256778865334115" calcext:value-type="float">
            <text:p>0.2567788653</text:p>
          </table:table-cell>
          <table:table-cell office:value-type="float" office:value="0.265972154619495" calcext:value-type="float">
            <text:p>0.2659721546</text:p>
          </table:table-cell>
          <table:table-cell office:value-type="float" office:value="0.272546461771968" calcext:value-type="float">
            <text:p>0.2725464618</text:p>
          </table:table-cell>
          <table:table-cell office:value-type="float" office:value="0.27188000338371" calcext:value-type="float">
            <text:p>0.2718800034</text:p>
          </table:table-cell>
          <table:table-cell office:value-type="float" office:value="0.310176059265" calcext:value-type="float">
            <text:p>0.3101760593</text:p>
          </table:table-cell>
          <table:table-cell office:value-type="float" office:value="0.29685768054416" calcext:value-type="float">
            <text:p>0.2968576805</text:p>
          </table:table-cell>
          <table:table-cell office:value-type="float" office:value="0.404355071675009" calcext:value-type="float">
            <text:p>0.4043550717</text:p>
          </table:table-cell>
          <table:table-cell office:value-type="float" office:value="0.351129872765956" calcext:value-type="float">
            <text:p>0.3511298728</text:p>
          </table:table-cell>
          <table:table-cell office:value-type="float" office:value="0.335794803268323" calcext:value-type="float">
            <text:p>0.3357948033</text:p>
          </table:table-cell>
          <table:table-cell office:value-type="float" office:value="0.247414668384281" calcext:value-type="float">
            <text:p>0.2474146684</text:p>
          </table:table-cell>
          <table:table-cell office:value-type="float" office:value="0.198618960208699" calcext:value-type="float">
            <text:p>0.1986189602</text:p>
          </table:table-cell>
          <table:table-cell office:value-type="float" office:value="0.218356408096185" calcext:value-type="float">
            <text:p>0.2183564081</text:p>
          </table:table-cell>
          <table:table-cell office:value-type="float" office:value="0.134929446140114" calcext:value-type="float">
            <text:p>0.1349294461</text:p>
          </table:table-cell>
          <table:table-cell office:value-type="float" office:value="0.285390948139906" calcext:value-type="float">
            <text:p>0.2853909481</text:p>
          </table:table-cell>
          <table:table-cell office:value-type="float" office:value="0.23992371198438" calcext:value-type="float">
            <text:p>0.239923712</text:p>
          </table:table-cell>
          <table:table-cell office:value-type="float" office:value="0.294702116911008" calcext:value-type="float">
            <text:p>0.2947021169</text:p>
          </table:table-cell>
          <table:table-cell office:value-type="float" office:value="0.390207049138204" calcext:value-type="float">
            <text:p>0.3902070491</text:p>
          </table:table-cell>
          <table:table-cell office:value-type="float" office:value="0.428763825662699" calcext:value-type="float">
            <text:p>0.4287638257</text:p>
          </table:table-cell>
          <table:table-cell office:value-type="float" office:value="0.468703171278184" calcext:value-type="float">
            <text:p>0.4687031713</text:p>
          </table:table-cell>
          <table:table-cell office:value-type="float" office:value="0.498455153823309" calcext:value-type="float">
            <text:p>0.4984551538</text:p>
          </table:table-cell>
          <table:table-cell office:value-type="float" office:value="0.539630548866102" calcext:value-type="float">
            <text:p>0.5396305489</text:p>
          </table:table-cell>
          <table:table-cell office:value-type="float" office:value="0.397112947434348" calcext:value-type="float">
            <text:p>0.3971129474</text:p>
          </table:table-cell>
          <table:table-cell office:value-type="float" office:value="0.360514810314876" calcext:value-type="float">
            <text:p>0.3605148103</text:p>
          </table:table-cell>
          <table:table-cell office:value-type="float" office:value="0.355530041162566" calcext:value-type="float">
            <text:p>0.3555300412</text:p>
          </table:table-cell>
          <table:table-cell office:value-type="float" office:value="0.271372260560964" calcext:value-type="float">
            <text:p>0.2713722606</text:p>
          </table:table-cell>
          <table:table-cell office:value-type="float" office:value="0.213473855362908" calcext:value-type="float">
            <text:p>0.2134738554</text:p>
          </table:table-cell>
          <table:table-cell office:value-type="float" office:value="0.186520789357727" calcext:value-type="float">
            <text:p>0.1865207894</text:p>
          </table:table-cell>
          <table:table-cell office:value-type="float" office:value="0.239300813888736" calcext:value-type="float">
            <text:p>0.2393008139</text:p>
          </table:table-cell>
          <table:table-cell office:value-type="float" office:value="0.152149803670787" calcext:value-type="float">
            <text:p>0.1521498037</text:p>
          </table:table-cell>
          <table:table-cell office:value-type="float" office:value="0.22867165672892" calcext:value-type="float">
            <text:p>0.2286716567</text:p>
          </table:table-cell>
          <table:table-cell office:value-type="float" office:value="0.293530711786311" calcext:value-type="float">
            <text:p>0.2935307118</text:p>
          </table:table-cell>
          <table:table-cell office:value-type="float" office:value="0.314778899035777" calcext:value-type="float">
            <text:p>0.314778899</text:p>
          </table:table-cell>
          <table:table-cell office:value-type="float" office:value="0.283531358960537" calcext:value-type="float">
            <text:p>0.283531359</text:p>
          </table:table-cell>
          <table:table-cell office:value-type="float" office:value="0.3594425756292" calcext:value-type="float">
            <text:p>0.3594425756</text:p>
          </table:table-cell>
          <table:table-cell office:value-type="float" office:value="0.358869372452047" calcext:value-type="float">
            <text:p>0.3588693725</text:p>
          </table:table-cell>
          <table:table-cell office:value-type="float" office:value="0.187340947976691" calcext:value-type="float">
            <text:p>0.187340948</text:p>
          </table:table-cell>
          <table:table-cell office:value-type="float" office:value="0.313333233202656" calcext:value-type="float">
            <text:p>0.3133332332</text:p>
          </table:table-cell>
          <table:table-cell office:value-type="float" office:value="0.24981704446131" calcext:value-type="float">
            <text:p>0.2498170445</text:p>
          </table:table-cell>
          <table:table-cell office:value-type="float" office:value="0.35512099006419" calcext:value-type="float">
            <text:p>0.3551209901</text:p>
          </table:table-cell>
          <table:table-cell office:value-type="float" office:value="0.261101434028272" calcext:value-type="float">
            <text:p>0.261101434</text:p>
          </table:table-cell>
          <table:table-cell office:value-type="float" office:value="0.228708975172666" calcext:value-type="float">
            <text:p>0.2287089752</text:p>
          </table:table-cell>
          <table:table-cell office:value-type="float" office:value="0.284300896952523" calcext:value-type="float">
            <text:p>0.284300897</text:p>
          </table:table-cell>
          <table:table-cell office:value-type="float" office:value="0.348806720971986" calcext:value-type="float">
            <text:p>0.348806721</text:p>
          </table:table-cell>
          <table:table-cell office:value-type="float" office:value="0.307609944874296" calcext:value-type="float">
            <text:p>0.3076099449</text:p>
          </table:table-cell>
          <table:table-cell office:value-type="float" office:value="0.399515054517834" calcext:value-type="float">
            <text:p>0.3995150545</text:p>
          </table:table-cell>
          <table:table-cell office:value-type="float" office:value="0.486745039633173" calcext:value-type="float">
            <text:p>0.4867450396</text:p>
          </table:table-cell>
          <table:table-cell office:value-type="float" office:value="0.431178940206942" calcext:value-type="float">
            <text:p>0.4311789402</text:p>
          </table:table-cell>
          <table:table-cell office:value-type="float" office:value="0.547994260360793" calcext:value-type="float">
            <text:p>0.5479942604</text:p>
          </table:table-cell>
          <table:table-cell office:value-type="float" office:value="0.598631359657397" calcext:value-type="float">
            <text:p>0.5986313597</text:p>
          </table:table-cell>
          <table:table-cell office:value-type="float" office:value="0.453464612442574" calcext:value-type="float">
            <text:p>0.4534646124</text:p>
          </table:table-cell>
          <table:table-cell office:value-type="float" office:value="0.416909773283143" calcext:value-type="float">
            <text:p>0.4169097733</text:p>
          </table:table-cell>
          <table:table-cell office:value-type="float" office:value="0.401226656338696" calcext:value-type="float">
            <text:p>0.4012266563</text:p>
          </table:table-cell>
          <table:table-cell office:value-type="float" office:value="0.214245465555699" calcext:value-type="float">
            <text:p>0.2142454656</text:p>
          </table:table-cell>
          <table:table-cell office:value-type="float" office:value="0.117503014338535" calcext:value-type="float">
            <text:p>0.1175030143</text:p>
          </table:table-cell>
          <table:table-cell office:value-type="float" office:value="0.195151404521475" calcext:value-type="float">
            <text:p>0.1951514045</text:p>
          </table:table-cell>
          <table:table-cell office:value-type="float" office:value="0.279798307744904" calcext:value-type="float">
            <text:p>0.2797983077</text:p>
          </table:table-cell>
          <table:table-cell office:value-type="float" office:value="0.218790187776596" calcext:value-type="float">
            <text:p>0.2187901878</text:p>
          </table:table-cell>
          <table:table-cell office:value-type="float" office:value="0.246895540079618" calcext:value-type="float">
            <text:p>0.2468955401</text:p>
          </table:table-cell>
          <table:table-cell office:value-type="float" office:value="0.398831132866976" calcext:value-type="float">
            <text:p>0.3988311329</text:p>
          </table:table-cell>
          <table:table-cell office:value-type="float" office:value="0.387366966373202" calcext:value-type="float">
            <text:p>0.3873669664</text:p>
          </table:table-cell>
          <table:table-cell office:value-type="float" office:value="0.35116118887948" calcext:value-type="float">
            <text:p>0.3511611889</text:p>
          </table:table-cell>
          <table:table-cell office:value-type="float" office:value="0.486218887397666" calcext:value-type="float">
            <text:p>0.4862188874</text:p>
          </table:table-cell>
          <table:table-cell office:value-type="float" office:value="0.445499049102917" calcext:value-type="float">
            <text:p>0.4454990491</text:p>
          </table:table-cell>
          <table:table-cell office:value-type="float" office:value="0.425979876594804" calcext:value-type="float">
            <text:p>0.4259798766</text:p>
          </table:table-cell>
          <table:table-cell office:value-type="float" office:value="0.475137435831018" calcext:value-type="float">
            <text:p>0.4751374358</text:p>
          </table:table-cell>
          <table:table-cell office:value-type="float" office:value="0.443716126620038" calcext:value-type="float">
            <text:p>0.4437161266</text:p>
          </table:table-cell>
          <table:table-cell office:value-type="float" office:value="0.381913880318205" calcext:value-type="float">
            <text:p>0.3819138803</text:p>
          </table:table-cell>
          <table:table-cell office:value-type="float" office:value="0.344647256690504" calcext:value-type="float">
            <text:p>0.3446472567</text:p>
          </table:table-cell>
          <table:table-cell office:value-type="float" office:value="0.180468130373253" calcext:value-type="float">
            <text:p>0.1804681304</text:p>
          </table:table-cell>
          <table:table-cell office:value-type="float" office:value="0.239542685308146" calcext:value-type="float">
            <text:p>0.2395426853</text:p>
          </table:table-cell>
          <table:table-cell office:value-type="float" office:value="0.276546405141841" calcext:value-type="float">
            <text:p>0.2765464051</text:p>
          </table:table-cell>
          <table:table-cell office:value-type="float" office:value="0.193176342664376" calcext:value-type="float">
            <text:p>0.1931763427</text:p>
          </table:table-cell>
          <table:table-cell office:value-type="float" office:value="0.176486280052793" calcext:value-type="float">
            <text:p>0.1764862801</text:p>
          </table:table-cell>
          <table:table-cell office:value-type="float" office:value="0.0861516538220733" calcext:value-type="float">
            <text:p>0.0861516538</text:p>
          </table:table-cell>
          <table:table-cell office:value-type="float" office:value="0.228206394942346" calcext:value-type="float">
            <text:p>0.2282063949</text:p>
          </table:table-cell>
          <table:table-cell office:value-type="float" office:value="0.314198531875764" calcext:value-type="float">
            <text:p>0.3141985319</text:p>
          </table:table-cell>
          <table:table-cell office:value-type="float" office:value="0.365130137067301" calcext:value-type="float">
            <text:p>0.3651301371</text:p>
          </table:table-cell>
          <table:table-cell office:value-type="float" office:value="0.485745933041276" calcext:value-type="float">
            <text:p>0.485745933</text:p>
          </table:table-cell>
          <table:table-cell office:value-type="float" office:value="0.453273863554945" calcext:value-type="float">
            <text:p>0.4532738636</text:p>
          </table:table-cell>
          <table:table-cell office:value-type="float" office:value="0.436251849641756" calcext:value-type="float">
            <text:p>0.4362518496</text:p>
          </table:table-cell>
          <table:table-cell office:value-type="float" office:value="0.342089924754621" calcext:value-type="float">
            <text:p>0.3420899248</text:p>
          </table:table-cell>
          <table:table-cell office:value-type="float" office:value="0.248640954968826" calcext:value-type="float">
            <text:p>0.248640955</text:p>
          </table:table-cell>
          <table:table-cell office:value-type="float" office:value="0.149940799229759" calcext:value-type="float">
            <text:p>0.1499407992</text:p>
          </table:table-cell>
          <table:table-cell office:value-type="float" office:value="0.239994093957602" calcext:value-type="float">
            <text:p>0.239994094</text:p>
          </table:table-cell>
          <table:table-cell office:value-type="float" office:value="0.187122334039724" calcext:value-type="float">
            <text:p>0.187122334</text:p>
          </table:table-cell>
          <table:table-cell office:value-type="float" office:value="0.197787011115241" calcext:value-type="float">
            <text:p>0.1977870111</text:p>
          </table:table-cell>
          <table:table-cell office:value-type="float" office:value="0.233056964493434" calcext:value-type="float">
            <text:p>0.2330569645</text:p>
          </table:table-cell>
          <table:table-cell office:value-type="float" office:value="0.214906503199765" calcext:value-type="float">
            <text:p>0.2149065032</text:p>
          </table:table-cell>
          <table:table-cell office:value-type="float" office:value="0.445531588866858" calcext:value-type="float">
            <text:p>0.4455315889</text:p>
          </table:table-cell>
          <table:table-cell office:value-type="float" office:value="0.285921397576976" calcext:value-type="float">
            <text:p>0.2859213976</text:p>
          </table:table-cell>
          <table:table-cell office:value-type="float" office:value="0.397542331355428" calcext:value-type="float">
            <text:p>0.3975423314</text:p>
          </table:table-cell>
          <table:table-cell office:value-type="float" office:value="0.336403070839505" calcext:value-type="float">
            <text:p>0.3364030708</text:p>
          </table:table-cell>
          <table:table-cell office:value-type="float" office:value="0.2511322132921" calcext:value-type="float">
            <text:p>0.2511322133</text:p>
          </table:table-cell>
          <table:table-cell office:value-type="float" office:value="0.113014396822101" calcext:value-type="float">
            <text:p>0.1130143968</text:p>
          </table:table-cell>
          <table:table-cell office:value-type="float" office:value="0.166133254920471" calcext:value-type="float">
            <text:p>0.1661332549</text:p>
          </table:table-cell>
          <table:table-cell office:value-type="float" office:value="0.12130005736486" calcext:value-type="float">
            <text:p>0.1213000574</text:p>
          </table:table-cell>
          <table:table-cell office:value-type="float" office:value="0.220120301954825" calcext:value-type="float">
            <text:p>0.220120302</text:p>
          </table:table-cell>
          <table:table-cell office:value-type="float" office:value="0.24997554285872" calcext:value-type="float">
            <text:p>0.2499755429</text:p>
          </table:table-cell>
          <table:table-cell office:value-type="float" office:value="0.30947621114911" calcext:value-type="float">
            <text:p>0.3094762111</text:p>
          </table:table-cell>
          <table:table-cell office:value-type="float" office:value="0.381586876571226" calcext:value-type="float">
            <text:p>0.3815868766</text:p>
          </table:table-cell>
          <table:table-cell office:value-type="float" office:value="0.319980877248954" calcext:value-type="float">
            <text:p>0.3199808772</text:p>
          </table:table-cell>
          <table:table-cell office:value-type="float" office:value="0.226497733846669" calcext:value-type="float">
            <text:p>0.2264977338</text:p>
          </table:table-cell>
          <table:table-cell office:value-type="float" office:value="0.258167812578132" calcext:value-type="float">
            <text:p>0.2581678126</text:p>
          </table:table-cell>
          <table:table-cell office:value-type="float" office:value="0.238789608493826" calcext:value-type="float">
            <text:p>0.2387896085</text:p>
          </table:table-cell>
          <table:table-cell office:value-type="float" office:value="0.25242655157732" calcext:value-type="float">
            <text:p>0.2524265516</text:p>
          </table:table-cell>
          <table:table-cell office:value-type="float" office:value="0.165804267648608" calcext:value-type="float">
            <text:p>0.1658042676</text:p>
          </table:table-cell>
          <table:table-cell office:value-type="float" office:value="0.246929776409528" calcext:value-type="float">
            <text:p>0.2469297764</text:p>
          </table:table-cell>
          <table:table-cell office:value-type="float" office:value="0.210426725206489" calcext:value-type="float">
            <text:p>0.2104267252</text:p>
          </table:table-cell>
          <table:table-cell office:value-type="float" office:value="0.313468125191136" calcext:value-type="float">
            <text:p>0.3134681252</text:p>
          </table:table-cell>
          <table:table-cell office:value-type="float" office:value="0.276028225151955" calcext:value-type="float">
            <text:p>0.2760282252</text:p>
          </table:table-cell>
          <table:table-cell office:value-type="float" office:value="0.252132846680222" calcext:value-type="float">
            <text:p>0.2521328467</text:p>
          </table:table-cell>
          <table:table-cell office:value-type="float" office:value="0.19740683888597" calcext:value-type="float">
            <text:p>0.1974068389</text:p>
          </table:table-cell>
          <table:table-cell office:value-type="float" office:value="0.215318350806595" calcext:value-type="float">
            <text:p>0.2153183508</text:p>
          </table:table-cell>
          <table:table-cell office:value-type="float" office:value="0.133808433449881" calcext:value-type="float">
            <text:p>0.1338084334</text:p>
          </table:table-cell>
          <table:table-cell office:value-type="float" office:value="0.285819115748328" calcext:value-type="float">
            <text:p>0.2858191157</text:p>
          </table:table-cell>
          <table:table-cell office:value-type="float" office:value="0.296553877124645" calcext:value-type="float">
            <text:p>0.2965538771</text:p>
          </table:table-cell>
          <table:table-cell office:value-type="float" office:value="0.361493159152975" calcext:value-type="float">
            <text:p>0.3614931592</text:p>
          </table:table-cell>
          <table:table-cell office:value-type="float" office:value="0.411323501192162" calcext:value-type="float">
            <text:p>0.4113235012</text:p>
          </table:table-cell>
          <table:table-cell office:value-type="float" office:value="0.41516697084844" calcext:value-type="float">
            <text:p>0.4151669708</text:p>
          </table:table-cell>
          <table:table-cell office:value-type="float" office:value="0.307757019165461" calcext:value-type="float">
            <text:p>0.3077570192</text:p>
          </table:table-cell>
          <table:table-cell office:value-type="float" office:value="0.322449326453915" calcext:value-type="float">
            <text:p>0.3224493265</text:p>
          </table:table-cell>
          <table:table-cell office:value-type="float" office:value="0.248684736162874" calcext:value-type="float">
            <text:p>0.2486847362</text:p>
          </table:table-cell>
          <table:table-cell office:value-type="float" office:value="0.181506444054386" calcext:value-type="float">
            <text:p>0.1815064441</text:p>
          </table:table-cell>
          <table:table-cell office:value-type="float" office:value="0.329326880247829" calcext:value-type="float">
            <text:p>0.3293268802</text:p>
          </table:table-cell>
          <table:table-cell office:value-type="float" office:value="0.251891915156033" calcext:value-type="float">
            <text:p>0.2518919152</text:p>
          </table:table-cell>
          <table:table-cell office:value-type="float" office:value="0.394041245244366" calcext:value-type="float">
            <text:p>0.3940412452</text:p>
          </table:table-cell>
          <table:table-cell office:value-type="float" office:value="0.292023290105677" calcext:value-type="float">
            <text:p>0.2920232901</text:p>
          </table:table-cell>
          <table:table-cell office:value-type="float" office:value="0.32536317992829" calcext:value-type="float">
            <text:p>0.3253631799</text:p>
          </table:table-cell>
          <table:table-cell office:value-type="float" office:value="0.309179623306372" calcext:value-type="float">
            <text:p>0.3091796233</text:p>
          </table:table-cell>
          <table:table-cell office:value-type="float" office:value="0.311706748918974" calcext:value-type="float">
            <text:p>0.3117067489</text:p>
          </table:table-cell>
          <table:table-cell office:value-type="float" office:value="0.325022189044703" calcext:value-type="float">
            <text:p>0.325022189</text:p>
          </table:table-cell>
          <table:table-cell office:value-type="float" office:value="0.387025784704028" calcext:value-type="float">
            <text:p>0.3870257847</text:p>
          </table:table-cell>
          <table:table-cell office:value-type="float" office:value="0.41374113715403" calcext:value-type="float">
            <text:p>0.4137411372</text:p>
          </table:table-cell>
          <table:table-cell office:value-type="float" office:value="0.361209245214985" calcext:value-type="float">
            <text:p>0.3612092452</text:p>
          </table:table-cell>
          <table:table-cell office:value-type="float" office:value="0.386647573115139" calcext:value-type="float">
            <text:p>0.3866475731</text:p>
          </table:table-cell>
          <table:table-cell office:value-type="float" office:value="0.328404870146251" calcext:value-type="float">
            <text:p>0.3284048701</text:p>
          </table:table-cell>
          <table:table-cell office:value-type="float" office:value="0.182958833975474" calcext:value-type="float">
            <text:p>0.182958834</text:p>
          </table:table-cell>
          <table:table-cell office:value-type="float" office:value="0.24490573624717" calcext:value-type="float">
            <text:p>0.2449057362</text:p>
          </table:table-cell>
          <table:table-cell office:value-type="float" office:value="0.270977722602364" calcext:value-type="float">
            <text:p>0.2709777226</text:p>
          </table:table-cell>
          <table:table-cell office:value-type="float" office:value="0.351687785711257" calcext:value-type="float">
            <text:p>0.3516877857</text:p>
          </table:table-cell>
          <table:table-cell office:value-type="float" office:value="0.352735999838149" calcext:value-type="float">
            <text:p>0.3527359998</text:p>
          </table:table-cell>
          <table:table-cell office:value-type="float" office:value="0.332856531078241" calcext:value-type="float">
            <text:p>0.3328565311</text:p>
          </table:table-cell>
          <table:table-cell office:value-type="float" office:value="0.263396538541706" calcext:value-type="float">
            <text:p>0.2633965385</text:p>
          </table:table-cell>
          <table:table-cell office:value-type="float" office:value="0.331145938235735" calcext:value-type="float">
            <text:p>0.3311459382</text:p>
          </table:table-cell>
          <table:table-cell office:value-type="float" office:value="0.386662019490754" calcext:value-type="float">
            <text:p>0.3866620195</text:p>
          </table:table-cell>
          <table:table-cell office:value-type="float" office:value="0.310238201503999" calcext:value-type="float">
            <text:p>0.3102382015</text:p>
          </table:table-cell>
          <table:table-cell office:value-type="float" office:value="0.316051438181272" calcext:value-type="float">
            <text:p>0.3160514382</text:p>
          </table:table-cell>
          <table:table-cell office:value-type="float" office:value="0.375142170086598" calcext:value-type="float">
            <text:p>0.3751421701</text:p>
          </table:table-cell>
          <table:table-cell office:value-type="float" office:value="0.324651561535631" calcext:value-type="float">
            <text:p>0.3246515615</text:p>
          </table:table-cell>
          <table:table-cell office:value-type="float" office:value="0.383058153881171" calcext:value-type="float">
            <text:p>0.3830581539</text:p>
          </table:table-cell>
          <table:table-cell office:value-type="float" office:value="0.297494996100323" calcext:value-type="float">
            <text:p>0.2974949961</text:p>
          </table:table-cell>
          <table:table-cell office:value-type="float" office:value="0.291259735517742" calcext:value-type="float">
            <text:p>0.2912597355</text:p>
          </table:table-cell>
          <table:table-cell office:value-type="float" office:value="0.432747835226962" calcext:value-type="float">
            <text:p>0.4327478352</text:p>
          </table:table-cell>
          <table:table-cell office:value-type="float" office:value="0.352584497596514" calcext:value-type="float">
            <text:p>0.3525844976</text:p>
          </table:table-cell>
          <table:table-cell office:value-type="float" office:value="0.309237724876623" calcext:value-type="float">
            <text:p>0.3092377249</text:p>
          </table:table-cell>
          <table:table-cell office:value-type="float" office:value="0.498488670169166" calcext:value-type="float">
            <text:p>0.4984886702</text:p>
          </table:table-cell>
          <table:table-cell office:value-type="float" office:value="0.43943188952188" calcext:value-type="float">
            <text:p>0.4394318895</text:p>
          </table:table-cell>
          <table:table-cell office:value-type="float" office:value="0.352563136616728" calcext:value-type="float">
            <text:p>0.3525631366</text:p>
          </table:table-cell>
          <table:table-cell office:value-type="float" office:value="0.351349347672185" calcext:value-type="float">
            <text:p>0.3513493477</text:p>
          </table:table-cell>
          <table:table-cell office:value-type="float" office:value="0.251230594257405" calcext:value-type="float">
            <text:p>0.2512305943</text:p>
          </table:table-cell>
          <table:table-cell office:value-type="float" office:value="0.314917345264842" calcext:value-type="float">
            <text:p>0.3149173453</text:p>
          </table:table-cell>
          <table:table-cell office:value-type="float" office:value="0.127895069005901" calcext:value-type="float">
            <text:p>0.127895069</text:p>
          </table:table-cell>
          <table:table-cell office:value-type="float" office:value="0.241625427258388" calcext:value-type="float">
            <text:p>0.2416254273</text:p>
          </table:table-cell>
          <table:table-cell office:value-type="float" office:value="0.205292705930869" calcext:value-type="float">
            <text:p>0.2052927059</text:p>
          </table:table-cell>
          <table:table-cell office:value-type="float" office:value="0.102598752044922" calcext:value-type="float">
            <text:p>0.102598752</text:p>
          </table:table-cell>
          <table:table-cell office:value-type="float" office:value="0.192597906864132" calcext:value-type="float">
            <text:p>0.1925979069</text:p>
          </table:table-cell>
          <table:table-cell office:value-type="float" office:value="0.149298742233552" calcext:value-type="float">
            <text:p>0.1492987422</text:p>
          </table:table-cell>
          <table:table-cell office:value-type="float" office:value="0.108845506389884" calcext:value-type="float">
            <text:p>0.1088455064</text:p>
          </table:table-cell>
          <table:table-cell office:value-type="float" office:value="0.188249597430158" calcext:value-type="float">
            <text:p>0.1882495974</text:p>
          </table:table-cell>
          <table:table-cell office:value-type="float" office:value="0.305455812257312" calcext:value-type="float">
            <text:p>0.3054558123</text:p>
          </table:table-cell>
          <table:table-cell office:value-type="float" office:value="0.216397692574769" calcext:value-type="float">
            <text:p>0.2163976926</text:p>
          </table:table-cell>
          <table:table-cell office:value-type="float" office:value="0.267962836635596" calcext:value-type="float">
            <text:p>0.2679628366</text:p>
          </table:table-cell>
          <table:table-cell office:value-type="float" office:value="0.222503075403779" calcext:value-type="float">
            <text:p>0.2225030754</text:p>
          </table:table-cell>
          <table:table-cell office:value-type="float" office:value="0.206880999351625" calcext:value-type="float">
            <text:p>0.2068809994</text:p>
          </table:table-cell>
          <table:table-cell office:value-type="float" office:value="0.275543324397981" calcext:value-type="float">
            <text:p>0.2755433244</text:p>
          </table:table-cell>
          <table:table-cell office:value-type="float" office:value="0.299363872396035" calcext:value-type="float">
            <text:p>0.2993638724</text:p>
          </table:table-cell>
          <table:table-cell office:value-type="float" office:value="0.275047328257152" calcext:value-type="float">
            <text:p>0.2750473283</text:p>
          </table:table-cell>
          <table:table-cell office:value-type="float" office:value="0.371458847194058" calcext:value-type="float">
            <text:p>0.3714588472</text:p>
          </table:table-cell>
          <table:table-cell office:value-type="float" office:value="0.38787715264626" calcext:value-type="float">
            <text:p>0.3878771526</text:p>
          </table:table-cell>
          <table:table-cell office:value-type="float" office:value="0.350175947806073" calcext:value-type="float">
            <text:p>0.3501759478</text:p>
          </table:table-cell>
          <table:table-cell office:value-type="float" office:value="0.486501838014267" calcext:value-type="float">
            <text:p>0.486501838</text:p>
          </table:table-cell>
          <table:table-cell office:value-type="float" office:value="0.51090874089985" calcext:value-type="float">
            <text:p>0.5109087409</text:p>
          </table:table-cell>
          <table:table-cell office:value-type="float" office:value="0.359172322689426" calcext:value-type="float">
            <text:p>0.3591723227</text:p>
          </table:table-cell>
          <table:table-cell office:value-type="float" office:value="0.394898878664664" calcext:value-type="float">
            <text:p>0.3948988787</text:p>
          </table:table-cell>
          <table:table-cell office:value-type="float" office:value="0.400584253934355" calcext:value-type="float">
            <text:p>0.4005842539</text:p>
          </table:table-cell>
          <table:table-cell office:value-type="float" office:value="0.35271114511578" calcext:value-type="float">
            <text:p>0.3527111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9616" calcext:value-type="float">
            <text:p>799616</text:p>
          </table:table-cell>
          <table:table-cell table:formula="of:=AVERAGE([.E17:.GL17])" office:value-type="float" office:value="0.296696112698467" calcext:value-type="float">
            <text:p>0.2966961127</text:p>
          </table:table-cell>
          <table:table-cell/>
          <table:table-cell office:value-type="float" office:value="0.209225149805251" calcext:value-type="float">
            <text:p>0.2092251498</text:p>
          </table:table-cell>
          <table:table-cell office:value-type="float" office:value="0.173072197876565" calcext:value-type="float">
            <text:p>0.1730721979</text:p>
          </table:table-cell>
          <table:table-cell office:value-type="float" office:value="0.27250635449016" calcext:value-type="float">
            <text:p>0.2725063545</text:p>
          </table:table-cell>
          <table:table-cell office:value-type="float" office:value="0.227477915693416" calcext:value-type="float">
            <text:p>0.2274779157</text:p>
          </table:table-cell>
          <table:table-cell office:value-type="float" office:value="0.149426940621608" calcext:value-type="float">
            <text:p>0.1494269406</text:p>
          </table:table-cell>
          <table:table-cell office:value-type="float" office:value="0.320929602449376" calcext:value-type="float">
            <text:p>0.3209296024</text:p>
          </table:table-cell>
          <table:table-cell office:value-type="float" office:value="0.25421138718584" calcext:value-type="float">
            <text:p>0.2542113872</text:p>
          </table:table-cell>
          <table:table-cell office:value-type="float" office:value="0.344374643166373" calcext:value-type="float">
            <text:p>0.3443746432</text:p>
          </table:table-cell>
          <table:table-cell office:value-type="float" office:value="0.311836333121844" calcext:value-type="float">
            <text:p>0.3118363331</text:p>
          </table:table-cell>
          <table:table-cell office:value-type="float" office:value="0.3308191247315" calcext:value-type="float">
            <text:p>0.3308191247</text:p>
          </table:table-cell>
          <table:table-cell office:value-type="float" office:value="0.273083896527679" calcext:value-type="float">
            <text:p>0.2730838965</text:p>
          </table:table-cell>
          <table:table-cell office:value-type="float" office:value="0.284086727558447" calcext:value-type="float">
            <text:p>0.2840867276</text:p>
          </table:table-cell>
          <table:table-cell office:value-type="float" office:value="0.326420965142589" calcext:value-type="float">
            <text:p>0.3264209651</text:p>
          </table:table-cell>
          <table:table-cell office:value-type="float" office:value="0.225986567069358" calcext:value-type="float">
            <text:p>0.2259865671</text:p>
          </table:table-cell>
          <table:table-cell office:value-type="float" office:value="0.192060813648671" calcext:value-type="float">
            <text:p>0.1920608136</text:p>
          </table:table-cell>
          <table:table-cell office:value-type="float" office:value="0.18870654649919" calcext:value-type="float">
            <text:p>0.1887065465</text:p>
          </table:table-cell>
          <table:table-cell office:value-type="float" office:value="0.299224404119104" calcext:value-type="float">
            <text:p>0.2992244041</text:p>
          </table:table-cell>
          <table:table-cell office:value-type="float" office:value="0.126043685536256" calcext:value-type="float">
            <text:p>0.1260436855</text:p>
          </table:table-cell>
          <table:table-cell office:value-type="float" office:value="0.269106123914304" calcext:value-type="float">
            <text:p>0.2691061239</text:p>
          </table:table-cell>
          <table:table-cell office:value-type="float" office:value="0.312929757977204" calcext:value-type="float">
            <text:p>0.312929758</text:p>
          </table:table-cell>
          <table:table-cell office:value-type="float" office:value="0.399601344702079" calcext:value-type="float">
            <text:p>0.3996013447</text:p>
          </table:table-cell>
          <table:table-cell office:value-type="float" office:value="0.448876613978836" calcext:value-type="float">
            <text:p>0.448876614</text:p>
          </table:table-cell>
          <table:table-cell office:value-type="float" office:value="0.45553014270129" calcext:value-type="float">
            <text:p>0.4555301427</text:p>
          </table:table-cell>
          <table:table-cell office:value-type="float" office:value="0.539933846353965" calcext:value-type="float">
            <text:p>0.5399338464</text:p>
          </table:table-cell>
          <table:table-cell office:value-type="float" office:value="0.492919381934927" calcext:value-type="float">
            <text:p>0.4929193819</text:p>
          </table:table-cell>
          <table:table-cell office:value-type="float" office:value="0.403348916996526" calcext:value-type="float">
            <text:p>0.403348917</text:p>
          </table:table-cell>
          <table:table-cell office:value-type="float" office:value="0.36388711937277" calcext:value-type="float">
            <text:p>0.3638871194</text:p>
          </table:table-cell>
          <table:table-cell office:value-type="float" office:value="0.356351710033276" calcext:value-type="float">
            <text:p>0.35635171</text:p>
          </table:table-cell>
          <table:table-cell office:value-type="float" office:value="0.30462515236183" calcext:value-type="float">
            <text:p>0.3046251524</text:p>
          </table:table-cell>
          <table:table-cell office:value-type="float" office:value="0.199061560742673" calcext:value-type="float">
            <text:p>0.1990615607</text:p>
          </table:table-cell>
          <table:table-cell office:value-type="float" office:value="0.247912665673289" calcext:value-type="float">
            <text:p>0.2479126657</text:p>
          </table:table-cell>
          <table:table-cell office:value-type="float" office:value="0.177997139059324" calcext:value-type="float">
            <text:p>0.1779971391</text:p>
          </table:table-cell>
          <table:table-cell office:value-type="float" office:value="0.147401035526434" calcext:value-type="float">
            <text:p>0.1474010355</text:p>
          </table:table-cell>
          <table:table-cell office:value-type="float" office:value="0.252448763193391" calcext:value-type="float">
            <text:p>0.2524487632</text:p>
          </table:table-cell>
          <table:table-cell office:value-type="float" office:value="0.309767602415418" calcext:value-type="float">
            <text:p>0.3097676024</text:p>
          </table:table-cell>
          <table:table-cell office:value-type="float" office:value="0.310647284687629" calcext:value-type="float">
            <text:p>0.3106472847</text:p>
          </table:table-cell>
          <table:table-cell office:value-type="float" office:value="0.229584867803092" calcext:value-type="float">
            <text:p>0.2295848678</text:p>
          </table:table-cell>
          <table:table-cell office:value-type="float" office:value="0.271491936931032" calcext:value-type="float">
            <text:p>0.2714919369</text:p>
          </table:table-cell>
          <table:table-cell office:value-type="float" office:value="0.340399119034376" calcext:value-type="float">
            <text:p>0.340399119</text:p>
          </table:table-cell>
          <table:table-cell office:value-type="float" office:value="0.244578855513385" calcext:value-type="float">
            <text:p>0.2445788555</text:p>
          </table:table-cell>
          <table:table-cell office:value-type="float" office:value="0.328322877316406" calcext:value-type="float">
            <text:p>0.3283228773</text:p>
          </table:table-cell>
          <table:table-cell office:value-type="float" office:value="0.240648387255288" calcext:value-type="float">
            <text:p>0.2406483873</text:p>
          </table:table-cell>
          <table:table-cell office:value-type="float" office:value="0.332044752188877" calcext:value-type="float">
            <text:p>0.3320447522</text:p>
          </table:table-cell>
          <table:table-cell office:value-type="float" office:value="0.219481112110697" calcext:value-type="float">
            <text:p>0.2194811121</text:p>
          </table:table-cell>
          <table:table-cell office:value-type="float" office:value="0.215210749469135" calcext:value-type="float">
            <text:p>0.2152107495</text:p>
          </table:table-cell>
          <table:table-cell office:value-type="float" office:value="0.214608352746204" calcext:value-type="float">
            <text:p>0.2146083527</text:p>
          </table:table-cell>
          <table:table-cell office:value-type="float" office:value="0.343469776330811" calcext:value-type="float">
            <text:p>0.3434697763</text:p>
          </table:table-cell>
          <table:table-cell office:value-type="float" office:value="0.31561926929247" calcext:value-type="float">
            <text:p>0.3156192693</text:p>
          </table:table-cell>
          <table:table-cell office:value-type="float" office:value="0.391334663627549" calcext:value-type="float">
            <text:p>0.3913346636</text:p>
          </table:table-cell>
          <table:table-cell office:value-type="float" office:value="0.465498940439699" calcext:value-type="float">
            <text:p>0.4654989404</text:p>
          </table:table-cell>
          <table:table-cell office:value-type="float" office:value="0.50364140587557" calcext:value-type="float">
            <text:p>0.5036414059</text:p>
          </table:table-cell>
          <table:table-cell office:value-type="float" office:value="0.541884319410664" calcext:value-type="float">
            <text:p>0.5418843194</text:p>
          </table:table-cell>
          <table:table-cell office:value-type="float" office:value="0.483051325805968" calcext:value-type="float">
            <text:p>0.4830513258</text:p>
          </table:table-cell>
          <table:table-cell office:value-type="float" office:value="0.563808576177675" calcext:value-type="float">
            <text:p>0.5638085762</text:p>
          </table:table-cell>
          <table:table-cell office:value-type="float" office:value="0.404692880207537" calcext:value-type="float">
            <text:p>0.4046928802</text:p>
          </table:table-cell>
          <table:table-cell office:value-type="float" office:value="0.388464922788625" calcext:value-type="float">
            <text:p>0.3884649228</text:p>
          </table:table-cell>
          <table:table-cell office:value-type="float" office:value="0.222265500816232" calcext:value-type="float">
            <text:p>0.2222655008</text:p>
          </table:table-cell>
          <table:table-cell office:value-type="float" office:value="0.218477158406282" calcext:value-type="float">
            <text:p>0.2184771584</text:p>
          </table:table-cell>
          <table:table-cell office:value-type="float" office:value="0.155966745604961" calcext:value-type="float">
            <text:p>0.1559667456</text:p>
          </table:table-cell>
          <table:table-cell office:value-type="float" office:value="0.203992151750217" calcext:value-type="float">
            <text:p>0.2039921518</text:p>
          </table:table-cell>
          <table:table-cell office:value-type="float" office:value="0.142580953365559" calcext:value-type="float">
            <text:p>0.1425809534</text:p>
          </table:table-cell>
          <table:table-cell office:value-type="float" office:value="0.332831651757694" calcext:value-type="float">
            <text:p>0.3328316518</text:p>
          </table:table-cell>
          <table:table-cell office:value-type="float" office:value="0.392560518595473" calcext:value-type="float">
            <text:p>0.3925605186</text:p>
          </table:table-cell>
          <table:table-cell office:value-type="float" office:value="0.450067136487806" calcext:value-type="float">
            <text:p>0.4500671365</text:p>
          </table:table-cell>
          <table:table-cell office:value-type="float" office:value="0.442959458038219" calcext:value-type="float">
            <text:p>0.442959458</text:p>
          </table:table-cell>
          <table:table-cell office:value-type="float" office:value="0.43652158008717" calcext:value-type="float">
            <text:p>0.4365215801</text:p>
          </table:table-cell>
          <table:table-cell office:value-type="float" office:value="0.4541382977134" calcext:value-type="float">
            <text:p>0.4541382977</text:p>
          </table:table-cell>
          <table:table-cell office:value-type="float" office:value="0.35594011835823" calcext:value-type="float">
            <text:p>0.3559401184</text:p>
          </table:table-cell>
          <table:table-cell office:value-type="float" office:value="0.381224070799676" calcext:value-type="float">
            <text:p>0.3812240708</text:p>
          </table:table-cell>
          <table:table-cell office:value-type="float" office:value="0.46622211494927" calcext:value-type="float">
            <text:p>0.4662221149</text:p>
          </table:table-cell>
          <table:table-cell office:value-type="float" office:value="0.433014357666184" calcext:value-type="float">
            <text:p>0.4330143577</text:p>
          </table:table-cell>
          <table:table-cell office:value-type="float" office:value="0.366779956788687" calcext:value-type="float">
            <text:p>0.3667799568</text:p>
          </table:table-cell>
          <table:table-cell office:value-type="float" office:value="0.152696200847259" calcext:value-type="float">
            <text:p>0.1526962008</text:p>
          </table:table-cell>
          <table:table-cell office:value-type="float" office:value="0.285463756369901" calcext:value-type="float">
            <text:p>0.2854637564</text:p>
          </table:table-cell>
          <table:table-cell office:value-type="float" office:value="0.182525871373611" calcext:value-type="float">
            <text:p>0.1825258714</text:p>
          </table:table-cell>
          <table:table-cell office:value-type="float" office:value="0.270877885768919" calcext:value-type="float">
            <text:p>0.2708778858</text:p>
          </table:table-cell>
          <table:table-cell office:value-type="float" office:value="0.159775131741551" calcext:value-type="float">
            <text:p>0.1597751317</text:p>
          </table:table-cell>
          <table:table-cell office:value-type="float" office:value="0.177072191792456" calcext:value-type="float">
            <text:p>0.1770721918</text:p>
          </table:table-cell>
          <table:table-cell office:value-type="float" office:value="0.130607403561619" calcext:value-type="float">
            <text:p>0.1306074036</text:p>
          </table:table-cell>
          <table:table-cell office:value-type="float" office:value="0.282561537713277" calcext:value-type="float">
            <text:p>0.2825615377</text:p>
          </table:table-cell>
          <table:table-cell office:value-type="float" office:value="0.391240914791032" calcext:value-type="float">
            <text:p>0.3912409148</text:p>
          </table:table-cell>
          <table:table-cell office:value-type="float" office:value="0.39784636773823" calcext:value-type="float">
            <text:p>0.3978463677</text:p>
          </table:table-cell>
          <table:table-cell office:value-type="float" office:value="0.436856284203109" calcext:value-type="float">
            <text:p>0.4368562842</text:p>
          </table:table-cell>
          <table:table-cell office:value-type="float" office:value="0.424309795952091" calcext:value-type="float">
            <text:p>0.424309796</text:p>
          </table:table-cell>
          <table:table-cell office:value-type="float" office:value="0.304422063250252" calcext:value-type="float">
            <text:p>0.3044220633</text:p>
          </table:table-cell>
          <table:table-cell office:value-type="float" office:value="0.236900191075584" calcext:value-type="float">
            <text:p>0.2369001911</text:p>
          </table:table-cell>
          <table:table-cell office:value-type="float" office:value="0.226976291272329" calcext:value-type="float">
            <text:p>0.2269762913</text:p>
          </table:table-cell>
          <table:table-cell office:value-type="float" office:value="0.180732874163127" calcext:value-type="float">
            <text:p>0.1807328742</text:p>
          </table:table-cell>
          <table:table-cell office:value-type="float" office:value="0.109288021065831" calcext:value-type="float">
            <text:p>0.1092880211</text:p>
          </table:table-cell>
          <table:table-cell office:value-type="float" office:value="0.206597155164869" calcext:value-type="float">
            <text:p>0.2065971552</text:p>
          </table:table-cell>
          <table:table-cell office:value-type="float" office:value="0.229181804216784" calcext:value-type="float">
            <text:p>0.2291818042</text:p>
          </table:table-cell>
          <table:table-cell office:value-type="float" office:value="0.299136883531793" calcext:value-type="float">
            <text:p>0.2991368835</text:p>
          </table:table-cell>
          <table:table-cell office:value-type="float" office:value="0.317379834148758" calcext:value-type="float">
            <text:p>0.3173798341</text:p>
          </table:table-cell>
          <table:table-cell office:value-type="float" office:value="0.272948275503142" calcext:value-type="float">
            <text:p>0.2729482755</text:p>
          </table:table-cell>
          <table:table-cell office:value-type="float" office:value="0.266676725755933" calcext:value-type="float">
            <text:p>0.2666767258</text:p>
          </table:table-cell>
          <table:table-cell office:value-type="float" office:value="0.360151635044016" calcext:value-type="float">
            <text:p>0.360151635</text:p>
          </table:table-cell>
          <table:table-cell office:value-type="float" office:value="0.27119994060312" calcext:value-type="float">
            <text:p>0.2711999406</text:p>
          </table:table-cell>
          <table:table-cell office:value-type="float" office:value="0.124298978712425" calcext:value-type="float">
            <text:p>0.1242989787</text:p>
          </table:table-cell>
          <table:table-cell office:value-type="float" office:value="0.188332903890933" calcext:value-type="float">
            <text:p>0.1883329039</text:p>
          </table:table-cell>
          <table:table-cell office:value-type="float" office:value="0.13202552292999" calcext:value-type="float">
            <text:p>0.1320255229</text:p>
          </table:table-cell>
          <table:table-cell office:value-type="float" office:value="0.185007243398714" calcext:value-type="float">
            <text:p>0.1850072434</text:p>
          </table:table-cell>
          <table:table-cell office:value-type="float" office:value="0.223280342390624" calcext:value-type="float">
            <text:p>0.2232803424</text:p>
          </table:table-cell>
          <table:table-cell office:value-type="float" office:value="0.255057240552581" calcext:value-type="float">
            <text:p>0.2550572406</text:p>
          </table:table-cell>
          <table:table-cell office:value-type="float" office:value="0.385899062461334" calcext:value-type="float">
            <text:p>0.3858990625</text:p>
          </table:table-cell>
          <table:table-cell office:value-type="float" office:value="0.303685218148504" calcext:value-type="float">
            <text:p>0.3036852181</text:p>
          </table:table-cell>
          <table:table-cell office:value-type="float" office:value="0.259651243780768" calcext:value-type="float">
            <text:p>0.2596512438</text:p>
          </table:table-cell>
          <table:table-cell office:value-type="float" office:value="0.278330945438582" calcext:value-type="float">
            <text:p>0.2783309454</text:p>
          </table:table-cell>
          <table:table-cell office:value-type="float" office:value="0.266954136568328" calcext:value-type="float">
            <text:p>0.2669541366</text:p>
          </table:table-cell>
          <table:table-cell office:value-type="float" office:value="0.0934736194878919" calcext:value-type="float">
            <text:p>0.0934736195</text:p>
          </table:table-cell>
          <table:table-cell office:value-type="float" office:value="0.128837416751763" calcext:value-type="float">
            <text:p>0.1288374168</text:p>
          </table:table-cell>
          <table:table-cell office:value-type="float" office:value="0.263517216215944" calcext:value-type="float">
            <text:p>0.2635172162</text:p>
          </table:table-cell>
          <table:table-cell office:value-type="float" office:value="0.225663925413003" calcext:value-type="float">
            <text:p>0.2256639254</text:p>
          </table:table-cell>
          <table:table-cell office:value-type="float" office:value="0.304100848487825" calcext:value-type="float">
            <text:p>0.3041008485</text:p>
          </table:table-cell>
          <table:table-cell office:value-type="float" office:value="0.23334468597057" calcext:value-type="float">
            <text:p>0.233344686</text:p>
          </table:table-cell>
          <table:table-cell office:value-type="float" office:value="0.295130185872201" calcext:value-type="float">
            <text:p>0.2951301859</text:p>
          </table:table-cell>
          <table:table-cell office:value-type="float" office:value="0.221017755309961" calcext:value-type="float">
            <text:p>0.2210177553</text:p>
          </table:table-cell>
          <table:table-cell office:value-type="float" office:value="0.237913884530707" calcext:value-type="float">
            <text:p>0.2379138845</text:p>
          </table:table-cell>
          <table:table-cell office:value-type="float" office:value="0.122433053532355" calcext:value-type="float">
            <text:p>0.1224330535</text:p>
          </table:table-cell>
          <table:table-cell office:value-type="float" office:value="0.281701373055797" calcext:value-type="float">
            <text:p>0.2817013731</text:p>
          </table:table-cell>
          <table:table-cell office:value-type="float" office:value="0.288540275652426" calcext:value-type="float">
            <text:p>0.2885402757</text:p>
          </table:table-cell>
          <table:table-cell office:value-type="float" office:value="0.292269995100189" calcext:value-type="float">
            <text:p>0.2922699951</text:p>
          </table:table-cell>
          <table:table-cell office:value-type="float" office:value="0.428354944257187" calcext:value-type="float">
            <text:p>0.4283549443</text:p>
          </table:table-cell>
          <table:table-cell office:value-type="float" office:value="0.36982875158379" calcext:value-type="float">
            <text:p>0.3698287516</text:p>
          </table:table-cell>
          <table:table-cell office:value-type="float" office:value="0.214898174582844" calcext:value-type="float">
            <text:p>0.2148981746</text:p>
          </table:table-cell>
          <table:table-cell office:value-type="float" office:value="0.325149993732062" calcext:value-type="float">
            <text:p>0.3251499937</text:p>
          </table:table-cell>
          <table:table-cell office:value-type="float" office:value="0.235032520434628" calcext:value-type="float">
            <text:p>0.2350325204</text:p>
          </table:table-cell>
          <table:table-cell office:value-type="float" office:value="0.231400546698173" calcext:value-type="float">
            <text:p>0.2314005467</text:p>
          </table:table-cell>
          <table:table-cell office:value-type="float" office:value="0.266912472014211" calcext:value-type="float">
            <text:p>0.266912472</text:p>
          </table:table-cell>
          <table:table-cell office:value-type="float" office:value="0.278606120534253" calcext:value-type="float">
            <text:p>0.2786061205</text:p>
          </table:table-cell>
          <table:table-cell office:value-type="float" office:value="0.278639512532082" calcext:value-type="float">
            <text:p>0.2786395125</text:p>
          </table:table-cell>
          <table:table-cell office:value-type="float" office:value="0.261984745647652" calcext:value-type="float">
            <text:p>0.2619847456</text:p>
          </table:table-cell>
          <table:table-cell office:value-type="float" office:value="0.349383258037167" calcext:value-type="float">
            <text:p>0.349383258</text:p>
          </table:table-cell>
          <table:table-cell office:value-type="float" office:value="0.319362822475522" calcext:value-type="float">
            <text:p>0.3193628225</text:p>
          </table:table-cell>
          <table:table-cell office:value-type="float" office:value="0.306425087649339" calcext:value-type="float">
            <text:p>0.3064250876</text:p>
          </table:table-cell>
          <table:table-cell office:value-type="float" office:value="0.330357591126425" calcext:value-type="float">
            <text:p>0.3303575911</text:p>
          </table:table-cell>
          <table:table-cell office:value-type="float" office:value="0.340361161809202" calcext:value-type="float">
            <text:p>0.3403611618</text:p>
          </table:table-cell>
          <table:table-cell office:value-type="float" office:value="0.352691752164995" calcext:value-type="float">
            <text:p>0.3526917522</text:p>
          </table:table-cell>
          <table:table-cell office:value-type="float" office:value="0.307378848263763" calcext:value-type="float">
            <text:p>0.3073788483</text:p>
          </table:table-cell>
          <table:table-cell office:value-type="float" office:value="0.380954142975118" calcext:value-type="float">
            <text:p>0.380954143</text:p>
          </table:table-cell>
          <table:table-cell office:value-type="float" office:value="0.313394885921375" calcext:value-type="float">
            <text:p>0.3133948859</text:p>
          </table:table-cell>
          <table:table-cell office:value-type="float" office:value="0.199964959706036" calcext:value-type="float">
            <text:p>0.1999649597</text:p>
          </table:table-cell>
          <table:table-cell office:value-type="float" office:value="0.17185419685965" calcext:value-type="float">
            <text:p>0.1718541969</text:p>
          </table:table-cell>
          <table:table-cell office:value-type="float" office:value="0.242936133805095" calcext:value-type="float">
            <text:p>0.2429361338</text:p>
          </table:table-cell>
          <table:table-cell office:value-type="float" office:value="0.34086017050018" calcext:value-type="float">
            <text:p>0.3408601705</text:p>
          </table:table-cell>
          <table:table-cell office:value-type="float" office:value="0.30940193914481" calcext:value-type="float">
            <text:p>0.3094019391</text:p>
          </table:table-cell>
          <table:table-cell office:value-type="float" office:value="0.353126084367151" calcext:value-type="float">
            <text:p>0.3531260844</text:p>
          </table:table-cell>
          <table:table-cell office:value-type="float" office:value="0.288544055236765" calcext:value-type="float">
            <text:p>0.2885440552</text:p>
          </table:table-cell>
          <table:table-cell office:value-type="float" office:value="0.29215777058514" calcext:value-type="float">
            <text:p>0.2921577706</text:p>
          </table:table-cell>
          <table:table-cell office:value-type="float" office:value="0.351022192934165" calcext:value-type="float">
            <text:p>0.3510221929</text:p>
          </table:table-cell>
          <table:table-cell office:value-type="float" office:value="0.380795057544523" calcext:value-type="float">
            <text:p>0.3807950575</text:p>
          </table:table-cell>
          <table:table-cell office:value-type="float" office:value="0.319620474333656" calcext:value-type="float">
            <text:p>0.3196204743</text:p>
          </table:table-cell>
          <table:table-cell office:value-type="float" office:value="0.251761523862419" calcext:value-type="float">
            <text:p>0.2517615239</text:p>
          </table:table-cell>
          <table:table-cell office:value-type="float" office:value="0.329570276408274" calcext:value-type="float">
            <text:p>0.3295702764</text:p>
          </table:table-cell>
          <table:table-cell office:value-type="float" office:value="0.370746178788352" calcext:value-type="float">
            <text:p>0.3707461788</text:p>
          </table:table-cell>
          <table:table-cell office:value-type="float" office:value="0.314146866420121" calcext:value-type="float">
            <text:p>0.3141468664</text:p>
          </table:table-cell>
          <table:table-cell office:value-type="float" office:value="0.292996921193267" calcext:value-type="float">
            <text:p>0.2929969212</text:p>
          </table:table-cell>
          <table:table-cell office:value-type="float" office:value="0.413909060640319" calcext:value-type="float">
            <text:p>0.4139090606</text:p>
          </table:table-cell>
          <table:table-cell office:value-type="float" office:value="0.43485594424838" calcext:value-type="float">
            <text:p>0.4348559442</text:p>
          </table:table-cell>
          <table:table-cell office:value-type="float" office:value="0.459148646254475" calcext:value-type="float">
            <text:p>0.4591486463</text:p>
          </table:table-cell>
          <table:table-cell office:value-type="float" office:value="0.520417554705665" calcext:value-type="float">
            <text:p>0.5204175547</text:p>
          </table:table-cell>
          <table:table-cell office:value-type="float" office:value="0.469838063857638" calcext:value-type="float">
            <text:p>0.4698380639</text:p>
          </table:table-cell>
          <table:table-cell office:value-type="float" office:value="0.377418203377413" calcext:value-type="float">
            <text:p>0.3774182034</text:p>
          </table:table-cell>
          <table:table-cell office:value-type="float" office:value="0.437026385017233" calcext:value-type="float">
            <text:p>0.437026385</text:p>
          </table:table-cell>
          <table:table-cell office:value-type="float" office:value="0.289745264149947" calcext:value-type="float">
            <text:p>0.2897452641</text:p>
          </table:table-cell>
          <table:table-cell office:value-type="float" office:value="0.354418530469352" calcext:value-type="float">
            <text:p>0.3544185305</text:p>
          </table:table-cell>
          <table:table-cell office:value-type="float" office:value="0.231349869702791" calcext:value-type="float">
            <text:p>0.2313498697</text:p>
          </table:table-cell>
          <table:table-cell office:value-type="float" office:value="0.263158580394936" calcext:value-type="float">
            <text:p>0.2631585804</text:p>
          </table:table-cell>
          <table:table-cell office:value-type="float" office:value="0.206818581474479" calcext:value-type="float">
            <text:p>0.2068185815</text:p>
          </table:table-cell>
          <table:table-cell office:value-type="float" office:value="0.0882734809544038" calcext:value-type="float">
            <text:p>0.088273481</text:p>
          </table:table-cell>
          <table:table-cell office:value-type="float" office:value="0.127427637109735" calcext:value-type="float">
            <text:p>0.1274276371</text:p>
          </table:table-cell>
          <table:table-cell office:value-type="float" office:value="0.188808578232702" calcext:value-type="float">
            <text:p>0.1888085782</text:p>
          </table:table-cell>
          <table:table-cell office:value-type="float" office:value="0.181209966438986" calcext:value-type="float">
            <text:p>0.1812099664</text:p>
          </table:table-cell>
          <table:table-cell office:value-type="float" office:value="0.161377584630846" calcext:value-type="float">
            <text:p>0.1613775846</text:p>
          </table:table-cell>
          <table:table-cell office:value-type="float" office:value="0.177659917382473" calcext:value-type="float">
            <text:p>0.1776599174</text:p>
          </table:table-cell>
          <table:table-cell office:value-type="float" office:value="0.211808408460597" calcext:value-type="float">
            <text:p>0.2118084085</text:p>
          </table:table-cell>
          <table:table-cell office:value-type="float" office:value="0.245187353626437" calcext:value-type="float">
            <text:p>0.2451873536</text:p>
          </table:table-cell>
          <table:table-cell office:value-type="float" office:value="0.239289585846652" calcext:value-type="float">
            <text:p>0.2392895858</text:p>
          </table:table-cell>
          <table:table-cell office:value-type="float" office:value="0.287628240986268" calcext:value-type="float">
            <text:p>0.287628241</text:p>
          </table:table-cell>
          <table:table-cell office:value-type="float" office:value="0.161875372034764" calcext:value-type="float">
            <text:p>0.161875372</text:p>
          </table:table-cell>
          <table:table-cell office:value-type="float" office:value="0.321117798487967" calcext:value-type="float">
            <text:p>0.3211177985</text:p>
          </table:table-cell>
          <table:table-cell office:value-type="float" office:value="0.283183057952225" calcext:value-type="float">
            <text:p>0.283183058</text:p>
          </table:table-cell>
          <table:table-cell office:value-type="float" office:value="0.369142034043691" calcext:value-type="float">
            <text:p>0.369142034</text:p>
          </table:table-cell>
          <table:table-cell office:value-type="float" office:value="0.383305274280956" calcext:value-type="float">
            <text:p>0.3833052743</text:p>
          </table:table-cell>
          <table:table-cell office:value-type="float" office:value="0.39908735185139" calcext:value-type="float">
            <text:p>0.3990873519</text:p>
          </table:table-cell>
          <table:table-cell office:value-type="float" office:value="0.371340736723964" calcext:value-type="float">
            <text:p>0.3713407367</text:p>
          </table:table-cell>
          <table:table-cell office:value-type="float" office:value="0.423946706207254" calcext:value-type="float">
            <text:p>0.4239467062</text:p>
          </table:table-cell>
          <table:table-cell office:value-type="float" office:value="0.370967812986732" calcext:value-type="float">
            <text:p>0.370967813</text:p>
          </table:table-cell>
          <table:table-cell office:value-type="float" office:value="0.388774103335516" calcext:value-type="float">
            <text:p>0.3887741033</text:p>
          </table:table-cell>
          <table:table-cell office:value-type="float" office:value="0.389128704876185" calcext:value-type="float">
            <text:p>0.3891287049</text:p>
          </table:table-cell>
          <table:table-cell office:value-type="float" office:value="0.283884499156406" calcext:value-type="float">
            <text:p>0.2838844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5112" calcext:value-type="float">
            <text:p>915112</text:p>
          </table:table-cell>
          <table:table-cell table:formula="of:=AVERAGE([.E18:.GL18])" office:value-type="float" office:value="0.301353727582946" calcext:value-type="float">
            <text:p>0.3013537276</text:p>
          </table:table-cell>
          <table:table-cell/>
          <table:table-cell office:value-type="float" office:value="0.188169346959596" calcext:value-type="float">
            <text:p>0.188169347</text:p>
          </table:table-cell>
          <table:table-cell office:value-type="float" office:value="0.231441408261559" calcext:value-type="float">
            <text:p>0.2314414083</text:p>
          </table:table-cell>
          <table:table-cell office:value-type="float" office:value="0.280492631827937" calcext:value-type="float">
            <text:p>0.2804926318</text:p>
          </table:table-cell>
          <table:table-cell office:value-type="float" office:value="0.225048441950191" calcext:value-type="float">
            <text:p>0.225048442</text:p>
          </table:table-cell>
          <table:table-cell office:value-type="float" office:value="0.252607797706111" calcext:value-type="float">
            <text:p>0.2526077977</text:p>
          </table:table-cell>
          <table:table-cell office:value-type="float" office:value="0.328450491562157" calcext:value-type="float">
            <text:p>0.3284504916</text:p>
          </table:table-cell>
          <table:table-cell office:value-type="float" office:value="0.245256032165157" calcext:value-type="float">
            <text:p>0.2452560322</text:p>
          </table:table-cell>
          <table:table-cell office:value-type="float" office:value="0.317396608311652" calcext:value-type="float">
            <text:p>0.3173966083</text:p>
          </table:table-cell>
          <table:table-cell office:value-type="float" office:value="0.327975938919404" calcext:value-type="float">
            <text:p>0.3279759389</text:p>
          </table:table-cell>
          <table:table-cell office:value-type="float" office:value="0.323328473695121" calcext:value-type="float">
            <text:p>0.3233284737</text:p>
          </table:table-cell>
          <table:table-cell office:value-type="float" office:value="0.31564941033349" calcext:value-type="float">
            <text:p>0.3156494103</text:p>
          </table:table-cell>
          <table:table-cell office:value-type="float" office:value="0.391939382686864" calcext:value-type="float">
            <text:p>0.3919393827</text:p>
          </table:table-cell>
          <table:table-cell office:value-type="float" office:value="0.197536464574707" calcext:value-type="float">
            <text:p>0.1975364646</text:p>
          </table:table-cell>
          <table:table-cell office:value-type="float" office:value="0.226696792322738" calcext:value-type="float">
            <text:p>0.2266967923</text:p>
          </table:table-cell>
          <table:table-cell office:value-type="float" office:value="0.21399633794742" calcext:value-type="float">
            <text:p>0.2139963379</text:p>
          </table:table-cell>
          <table:table-cell office:value-type="float" office:value="0.254537871719044" calcext:value-type="float">
            <text:p>0.2545378717</text:p>
          </table:table-cell>
          <table:table-cell office:value-type="float" office:value="0.121300688632579" calcext:value-type="float">
            <text:p>0.1213006886</text:p>
          </table:table-cell>
          <table:table-cell office:value-type="float" office:value="0.199962438661731" calcext:value-type="float">
            <text:p>0.1999624387</text:p>
          </table:table-cell>
          <table:table-cell office:value-type="float" office:value="0.181527570092141" calcext:value-type="float">
            <text:p>0.1815275701</text:p>
          </table:table-cell>
          <table:table-cell office:value-type="float" office:value="0.349726050532213" calcext:value-type="float">
            <text:p>0.3497260505</text:p>
          </table:table-cell>
          <table:table-cell office:value-type="float" office:value="0.436392682631802" calcext:value-type="float">
            <text:p>0.4363926826</text:p>
          </table:table-cell>
          <table:table-cell office:value-type="float" office:value="0.443210590790137" calcext:value-type="float">
            <text:p>0.4432105908</text:p>
          </table:table-cell>
          <table:table-cell office:value-type="float" office:value="0.47435259569475" calcext:value-type="float">
            <text:p>0.4743525957</text:p>
          </table:table-cell>
          <table:table-cell office:value-type="float" office:value="0.534154327704763" calcext:value-type="float">
            <text:p>0.5341543277</text:p>
          </table:table-cell>
          <table:table-cell office:value-type="float" office:value="0.50068932184295" calcext:value-type="float">
            <text:p>0.5006893218</text:p>
          </table:table-cell>
          <table:table-cell office:value-type="float" office:value="0.423518862907393" calcext:value-type="float">
            <text:p>0.4235188629</text:p>
          </table:table-cell>
          <table:table-cell office:value-type="float" office:value="0.385954735991385" calcext:value-type="float">
            <text:p>0.385954736</text:p>
          </table:table-cell>
          <table:table-cell office:value-type="float" office:value="0.36003514836809" calcext:value-type="float">
            <text:p>0.3600351484</text:p>
          </table:table-cell>
          <table:table-cell office:value-type="float" office:value="0.230751930690452" calcext:value-type="float">
            <text:p>0.2307519307</text:p>
          </table:table-cell>
          <table:table-cell office:value-type="float" office:value="0.197630494443958" calcext:value-type="float">
            <text:p>0.1976304944</text:p>
          </table:table-cell>
          <table:table-cell office:value-type="float" office:value="0.238244566089421" calcext:value-type="float">
            <text:p>0.2382445661</text:p>
          </table:table-cell>
          <table:table-cell office:value-type="float" office:value="0.232184788653421" calcext:value-type="float">
            <text:p>0.2321847887</text:p>
          </table:table-cell>
          <table:table-cell office:value-type="float" office:value="0.190796175419371" calcext:value-type="float">
            <text:p>0.1907961754</text:p>
          </table:table-cell>
          <table:table-cell office:value-type="float" office:value="0.107548234975514" calcext:value-type="float">
            <text:p>0.107548235</text:p>
          </table:table-cell>
          <table:table-cell office:value-type="float" office:value="0.34476645321853" calcext:value-type="float">
            <text:p>0.3447664532</text:p>
          </table:table-cell>
          <table:table-cell office:value-type="float" office:value="0.318152332371566" calcext:value-type="float">
            <text:p>0.3181523324</text:p>
          </table:table-cell>
          <table:table-cell office:value-type="float" office:value="0.374826530440301" calcext:value-type="float">
            <text:p>0.3748265304</text:p>
          </table:table-cell>
          <table:table-cell office:value-type="float" office:value="0.309331175567447" calcext:value-type="float">
            <text:p>0.3093311756</text:p>
          </table:table-cell>
          <table:table-cell office:value-type="float" office:value="0.401886744919883" calcext:value-type="float">
            <text:p>0.4018867449</text:p>
          </table:table-cell>
          <table:table-cell office:value-type="float" office:value="0.250611560741332" calcext:value-type="float">
            <text:p>0.2506115607</text:p>
          </table:table-cell>
          <table:table-cell office:value-type="float" office:value="0.333543658430691" calcext:value-type="float">
            <text:p>0.3335436584</text:p>
          </table:table-cell>
          <table:table-cell office:value-type="float" office:value="0.328734018192217" calcext:value-type="float">
            <text:p>0.3287340182</text:p>
          </table:table-cell>
          <table:table-cell office:value-type="float" office:value="0.305811914973333" calcext:value-type="float">
            <text:p>0.305811915</text:p>
          </table:table-cell>
          <table:table-cell office:value-type="float" office:value="0.300244724834001" calcext:value-type="float">
            <text:p>0.3002447248</text:p>
          </table:table-cell>
          <table:table-cell office:value-type="float" office:value="0.224442992995053" calcext:value-type="float">
            <text:p>0.224442993</text:p>
          </table:table-cell>
          <table:table-cell office:value-type="float" office:value="0.227313611028797" calcext:value-type="float">
            <text:p>0.227313611</text:p>
          </table:table-cell>
          <table:table-cell office:value-type="float" office:value="0.348767851524507" calcext:value-type="float">
            <text:p>0.3487678515</text:p>
          </table:table-cell>
          <table:table-cell office:value-type="float" office:value="0.322771099091408" calcext:value-type="float">
            <text:p>0.3227710991</text:p>
          </table:table-cell>
          <table:table-cell office:value-type="float" office:value="0.415770553345026" calcext:value-type="float">
            <text:p>0.4157705533</text:p>
          </table:table-cell>
          <table:table-cell office:value-type="float" office:value="0.455318021581902" calcext:value-type="float">
            <text:p>0.4553180216</text:p>
          </table:table-cell>
          <table:table-cell office:value-type="float" office:value="0.512292895116695" calcext:value-type="float">
            <text:p>0.5122928951</text:p>
          </table:table-cell>
          <table:table-cell office:value-type="float" office:value="0.527752227471388" calcext:value-type="float">
            <text:p>0.5277522275</text:p>
          </table:table-cell>
          <table:table-cell office:value-type="float" office:value="0.491187182099731" calcext:value-type="float">
            <text:p>0.4911871821</text:p>
          </table:table-cell>
          <table:table-cell office:value-type="float" office:value="0.480596673234467" calcext:value-type="float">
            <text:p>0.4805966732</text:p>
          </table:table-cell>
          <table:table-cell office:value-type="float" office:value="0.484516809380505" calcext:value-type="float">
            <text:p>0.4845168094</text:p>
          </table:table-cell>
          <table:table-cell office:value-type="float" office:value="0.380793827133223" calcext:value-type="float">
            <text:p>0.3807938271</text:p>
          </table:table-cell>
          <table:table-cell office:value-type="float" office:value="0.211666649648944" calcext:value-type="float">
            <text:p>0.2116666496</text:p>
          </table:table-cell>
          <table:table-cell office:value-type="float" office:value="0.121978318967556" calcext:value-type="float">
            <text:p>0.121978319</text:p>
          </table:table-cell>
          <table:table-cell office:value-type="float" office:value="0.206854570714764" calcext:value-type="float">
            <text:p>0.2068545707</text:p>
          </table:table-cell>
          <table:table-cell office:value-type="float" office:value="0.234320393099615" calcext:value-type="float">
            <text:p>0.2343203931</text:p>
          </table:table-cell>
          <table:table-cell office:value-type="float" office:value="0.236325817634304" calcext:value-type="float">
            <text:p>0.2363258176</text:p>
          </table:table-cell>
          <table:table-cell office:value-type="float" office:value="0.233323413419637" calcext:value-type="float">
            <text:p>0.2333234134</text:p>
          </table:table-cell>
          <table:table-cell office:value-type="float" office:value="0.356387584708515" calcext:value-type="float">
            <text:p>0.3563875847</text:p>
          </table:table-cell>
          <table:table-cell office:value-type="float" office:value="0.426734340870901" calcext:value-type="float">
            <text:p>0.4267343409</text:p>
          </table:table-cell>
          <table:table-cell office:value-type="float" office:value="0.515412927669877" calcext:value-type="float">
            <text:p>0.5154129277</text:p>
          </table:table-cell>
          <table:table-cell office:value-type="float" office:value="0.45042109650216" calcext:value-type="float">
            <text:p>0.4504210965</text:p>
          </table:table-cell>
          <table:table-cell office:value-type="float" office:value="0.495344817204918" calcext:value-type="float">
            <text:p>0.4953448172</text:p>
          </table:table-cell>
          <table:table-cell office:value-type="float" office:value="0.45176638606826" calcext:value-type="float">
            <text:p>0.4517663861</text:p>
          </table:table-cell>
          <table:table-cell office:value-type="float" office:value="0.32197449492052" calcext:value-type="float">
            <text:p>0.3219744949</text:p>
          </table:table-cell>
          <table:table-cell office:value-type="float" office:value="0.467403690173932" calcext:value-type="float">
            <text:p>0.4674036902</text:p>
          </table:table-cell>
          <table:table-cell office:value-type="float" office:value="0.416188210544563" calcext:value-type="float">
            <text:p>0.4161882105</text:p>
          </table:table-cell>
          <table:table-cell office:value-type="float" office:value="0.311370019298863" calcext:value-type="float">
            <text:p>0.3113700193</text:p>
          </table:table-cell>
          <table:table-cell office:value-type="float" office:value="0.20675550461042" calcext:value-type="float">
            <text:p>0.2067555046</text:p>
          </table:table-cell>
          <table:table-cell office:value-type="float" office:value="0.301398645103393" calcext:value-type="float">
            <text:p>0.3013986451</text:p>
          </table:table-cell>
          <table:table-cell office:value-type="float" office:value="0.150321101793902" calcext:value-type="float">
            <text:p>0.1503211018</text:p>
          </table:table-cell>
          <table:table-cell office:value-type="float" office:value="0.201527172601266" calcext:value-type="float">
            <text:p>0.2015271726</text:p>
          </table:table-cell>
          <table:table-cell office:value-type="float" office:value="0.16365622981789" calcext:value-type="float">
            <text:p>0.1636562298</text:p>
          </table:table-cell>
          <table:table-cell office:value-type="float" office:value="0.0575073435978388" calcext:value-type="float">
            <text:p>0.0575073436</text:p>
          </table:table-cell>
          <table:table-cell office:value-type="float" office:value="0.154262069783093" calcext:value-type="float">
            <text:p>0.1542620698</text:p>
          </table:table-cell>
          <table:table-cell office:value-type="float" office:value="0.296342163646819" calcext:value-type="float">
            <text:p>0.2963421636</text:p>
          </table:table-cell>
          <table:table-cell office:value-type="float" office:value="0.391927590135801" calcext:value-type="float">
            <text:p>0.3919275901</text:p>
          </table:table-cell>
          <table:table-cell office:value-type="float" office:value="0.503524134740985" calcext:value-type="float">
            <text:p>0.5035241347</text:p>
          </table:table-cell>
          <table:table-cell office:value-type="float" office:value="0.440205998503261" calcext:value-type="float">
            <text:p>0.4402059985</text:p>
          </table:table-cell>
          <table:table-cell office:value-type="float" office:value="0.423099621365383" calcext:value-type="float">
            <text:p>0.4230996214</text:p>
          </table:table-cell>
          <table:table-cell office:value-type="float" office:value="0.301956591781001" calcext:value-type="float">
            <text:p>0.3019565918</text:p>
          </table:table-cell>
          <table:table-cell office:value-type="float" office:value="0.264798081542225" calcext:value-type="float">
            <text:p>0.2647980815</text:p>
          </table:table-cell>
          <table:table-cell office:value-type="float" office:value="0.204046961445084" calcext:value-type="float">
            <text:p>0.2040469614</text:p>
          </table:table-cell>
          <table:table-cell office:value-type="float" office:value="0.18038346231368" calcext:value-type="float">
            <text:p>0.1803834623</text:p>
          </table:table-cell>
          <table:table-cell office:value-type="float" office:value="0.236004678407648" calcext:value-type="float">
            <text:p>0.2360046784</text:p>
          </table:table-cell>
          <table:table-cell office:value-type="float" office:value="0.225785114816419" calcext:value-type="float">
            <text:p>0.2257851148</text:p>
          </table:table-cell>
          <table:table-cell office:value-type="float" office:value="0.253744553460809" calcext:value-type="float">
            <text:p>0.2537445535</text:p>
          </table:table-cell>
          <table:table-cell office:value-type="float" office:value="0.177024563326985" calcext:value-type="float">
            <text:p>0.1770245633</text:p>
          </table:table-cell>
          <table:table-cell office:value-type="float" office:value="0.326969245200997" calcext:value-type="float">
            <text:p>0.3269692452</text:p>
          </table:table-cell>
          <table:table-cell office:value-type="float" office:value="0.270899040238947" calcext:value-type="float">
            <text:p>0.2708990402</text:p>
          </table:table-cell>
          <table:table-cell office:value-type="float" office:value="0.320152822760977" calcext:value-type="float">
            <text:p>0.3201528228</text:p>
          </table:table-cell>
          <table:table-cell office:value-type="float" office:value="0.372500598526017" calcext:value-type="float">
            <text:p>0.3725005985</text:p>
          </table:table-cell>
          <table:table-cell office:value-type="float" office:value="0.295402994453842" calcext:value-type="float">
            <text:p>0.2954029945</text:p>
          </table:table-cell>
          <table:table-cell office:value-type="float" office:value="0.132335519780299" calcext:value-type="float">
            <text:p>0.1323355198</text:p>
          </table:table-cell>
          <table:table-cell office:value-type="float" office:value="0.147872899332093" calcext:value-type="float">
            <text:p>0.1478728993</text:p>
          </table:table-cell>
          <table:table-cell office:value-type="float" office:value="0.163420813068394" calcext:value-type="float">
            <text:p>0.1634208131</text:p>
          </table:table-cell>
          <table:table-cell office:value-type="float" office:value="0.22446610422036" calcext:value-type="float">
            <text:p>0.2244661042</text:p>
          </table:table-cell>
          <table:table-cell office:value-type="float" office:value="0.253466584810655" calcext:value-type="float">
            <text:p>0.2534665848</text:p>
          </table:table-cell>
          <table:table-cell office:value-type="float" office:value="0.214750673339654" calcext:value-type="float">
            <text:p>0.2147506733</text:p>
          </table:table-cell>
          <table:table-cell office:value-type="float" office:value="0.279933485433829" calcext:value-type="float">
            <text:p>0.2799334854</text:p>
          </table:table-cell>
          <table:table-cell office:value-type="float" office:value="0.305240836838892" calcext:value-type="float">
            <text:p>0.3052408368</text:p>
          </table:table-cell>
          <table:table-cell office:value-type="float" office:value="0.19939141856429" calcext:value-type="float">
            <text:p>0.1993914186</text:p>
          </table:table-cell>
          <table:table-cell office:value-type="float" office:value="0.249648243875963" calcext:value-type="float">
            <text:p>0.2496482439</text:p>
          </table:table-cell>
          <table:table-cell office:value-type="float" office:value="0.223225088288752" calcext:value-type="float">
            <text:p>0.2232250883</text:p>
          </table:table-cell>
          <table:table-cell office:value-type="float" office:value="0.159208468419525" calcext:value-type="float">
            <text:p>0.1592084684</text:p>
          </table:table-cell>
          <table:table-cell office:value-type="float" office:value="0.20254465785447" calcext:value-type="float">
            <text:p>0.2025446579</text:p>
          </table:table-cell>
          <table:table-cell office:value-type="float" office:value="0.253697505201873" calcext:value-type="float">
            <text:p>0.2536975052</text:p>
          </table:table-cell>
          <table:table-cell office:value-type="float" office:value="0.256056754163877" calcext:value-type="float">
            <text:p>0.2560567542</text:p>
          </table:table-cell>
          <table:table-cell office:value-type="float" office:value="0.286251696947923" calcext:value-type="float">
            <text:p>0.2862516969</text:p>
          </table:table-cell>
          <table:table-cell office:value-type="float" office:value="0.264164943853948" calcext:value-type="float">
            <text:p>0.2641649439</text:p>
          </table:table-cell>
          <table:table-cell office:value-type="float" office:value="0.257893011770954" calcext:value-type="float">
            <text:p>0.2578930118</text:p>
          </table:table-cell>
          <table:table-cell office:value-type="float" office:value="0.21769721254883" calcext:value-type="float">
            <text:p>0.2176972125</text:p>
          </table:table-cell>
          <table:table-cell office:value-type="float" office:value="0.213462100289824" calcext:value-type="float">
            <text:p>0.2134621003</text:p>
          </table:table-cell>
          <table:table-cell office:value-type="float" office:value="0.216990795093807" calcext:value-type="float">
            <text:p>0.2169907951</text:p>
          </table:table-cell>
          <table:table-cell office:value-type="float" office:value="0.307419983874748" calcext:value-type="float">
            <text:p>0.3074199839</text:p>
          </table:table-cell>
          <table:table-cell office:value-type="float" office:value="0.257895755309604" calcext:value-type="float">
            <text:p>0.2578957553</text:p>
          </table:table-cell>
          <table:table-cell office:value-type="float" office:value="0.362753712828727" calcext:value-type="float">
            <text:p>0.3627537128</text:p>
          </table:table-cell>
          <table:table-cell office:value-type="float" office:value="0.358702474102452" calcext:value-type="float">
            <text:p>0.3587024741</text:p>
          </table:table-cell>
          <table:table-cell office:value-type="float" office:value="0.406579811811069" calcext:value-type="float">
            <text:p>0.4065798118</text:p>
          </table:table-cell>
          <table:table-cell office:value-type="float" office:value="0.347025637665845" calcext:value-type="float">
            <text:p>0.3470256377</text:p>
          </table:table-cell>
          <table:table-cell office:value-type="float" office:value="0.373196775329867" calcext:value-type="float">
            <text:p>0.3731967753</text:p>
          </table:table-cell>
          <table:table-cell office:value-type="float" office:value="0.222796165915077" calcext:value-type="float">
            <text:p>0.2227961659</text:p>
          </table:table-cell>
          <table:table-cell office:value-type="float" office:value="0.208596174717659" calcext:value-type="float">
            <text:p>0.2085961747</text:p>
          </table:table-cell>
          <table:table-cell office:value-type="float" office:value="0.302331348894302" calcext:value-type="float">
            <text:p>0.3023313489</text:p>
          </table:table-cell>
          <table:table-cell office:value-type="float" office:value="0.261512773865355" calcext:value-type="float">
            <text:p>0.2615127739</text:p>
          </table:table-cell>
          <table:table-cell office:value-type="float" office:value="0.317578308007802" calcext:value-type="float">
            <text:p>0.317578308</text:p>
          </table:table-cell>
          <table:table-cell office:value-type="float" office:value="0.212286467675139" calcext:value-type="float">
            <text:p>0.2122864677</text:p>
          </table:table-cell>
          <table:table-cell office:value-type="float" office:value="0.170934286619535" calcext:value-type="float">
            <text:p>0.1709342866</text:p>
          </table:table-cell>
          <table:table-cell office:value-type="float" office:value="0.310903187870777" calcext:value-type="float">
            <text:p>0.3109031879</text:p>
          </table:table-cell>
          <table:table-cell office:value-type="float" office:value="0.302806927939463" calcext:value-type="float">
            <text:p>0.3028069279</text:p>
          </table:table-cell>
          <table:table-cell office:value-type="float" office:value="0.358128216902452" calcext:value-type="float">
            <text:p>0.3581282169</text:p>
          </table:table-cell>
          <table:table-cell office:value-type="float" office:value="0.34740548461234" calcext:value-type="float">
            <text:p>0.3474054846</text:p>
          </table:table-cell>
          <table:table-cell office:value-type="float" office:value="0.358810125873258" calcext:value-type="float">
            <text:p>0.3588101259</text:p>
          </table:table-cell>
          <table:table-cell office:value-type="float" office:value="0.29442752317779" calcext:value-type="float">
            <text:p>0.2944275232</text:p>
          </table:table-cell>
          <table:table-cell office:value-type="float" office:value="0.330849476545016" calcext:value-type="float">
            <text:p>0.3308494765</text:p>
          </table:table-cell>
          <table:table-cell office:value-type="float" office:value="0.317849006626769" calcext:value-type="float">
            <text:p>0.3178490066</text:p>
          </table:table-cell>
          <table:table-cell office:value-type="float" office:value="0.173014284091224" calcext:value-type="float">
            <text:p>0.1730142841</text:p>
          </table:table-cell>
          <table:table-cell office:value-type="float" office:value="0.169349318758855" calcext:value-type="float">
            <text:p>0.1693493188</text:p>
          </table:table-cell>
          <table:table-cell office:value-type="float" office:value="0.268851822743401" calcext:value-type="float">
            <text:p>0.2688518227</text:p>
          </table:table-cell>
          <table:table-cell office:value-type="float" office:value="0.383602635257846" calcext:value-type="float">
            <text:p>0.3836026353</text:p>
          </table:table-cell>
          <table:table-cell office:value-type="float" office:value="0.271589322943014" calcext:value-type="float">
            <text:p>0.2715893229</text:p>
          </table:table-cell>
          <table:table-cell office:value-type="float" office:value="0.269235521338468" calcext:value-type="float">
            <text:p>0.2692355213</text:p>
          </table:table-cell>
          <table:table-cell office:value-type="float" office:value="0.308502978940271" calcext:value-type="float">
            <text:p>0.3085029789</text:p>
          </table:table-cell>
          <table:table-cell office:value-type="float" office:value="0.32490561693757" calcext:value-type="float">
            <text:p>0.3249056169</text:p>
          </table:table-cell>
          <table:table-cell office:value-type="float" office:value="0.330544029904359" calcext:value-type="float">
            <text:p>0.3305440299</text:p>
          </table:table-cell>
          <table:table-cell office:value-type="float" office:value="0.317572819026728" calcext:value-type="float">
            <text:p>0.317572819</text:p>
          </table:table-cell>
          <table:table-cell office:value-type="float" office:value="0.344988232371598" calcext:value-type="float">
            <text:p>0.3449882324</text:p>
          </table:table-cell>
          <table:table-cell office:value-type="float" office:value="0.211644163176296" calcext:value-type="float">
            <text:p>0.2116441632</text:p>
          </table:table-cell>
          <table:table-cell office:value-type="float" office:value="0.361720060155979" calcext:value-type="float">
            <text:p>0.3617200602</text:p>
          </table:table-cell>
          <table:table-cell office:value-type="float" office:value="0.342779906415058" calcext:value-type="float">
            <text:p>0.3427799064</text:p>
          </table:table-cell>
          <table:table-cell office:value-type="float" office:value="0.27026659061049" calcext:value-type="float">
            <text:p>0.2702665906</text:p>
          </table:table-cell>
          <table:table-cell office:value-type="float" office:value="0.319301777919857" calcext:value-type="float">
            <text:p>0.3193017779</text:p>
          </table:table-cell>
          <table:table-cell office:value-type="float" office:value="0.427897981591182" calcext:value-type="float">
            <text:p>0.4278979816</text:p>
          </table:table-cell>
          <table:table-cell office:value-type="float" office:value="0.488404821581018" calcext:value-type="float">
            <text:p>0.4884048216</text:p>
          </table:table-cell>
          <table:table-cell office:value-type="float" office:value="0.476103217760084" calcext:value-type="float">
            <text:p>0.4761032178</text:p>
          </table:table-cell>
          <table:table-cell office:value-type="float" office:value="0.432971397733515" calcext:value-type="float">
            <text:p>0.4329713977</text:p>
          </table:table-cell>
          <table:table-cell office:value-type="float" office:value="0.490222768076629" calcext:value-type="float">
            <text:p>0.4902227681</text:p>
          </table:table-cell>
          <table:table-cell office:value-type="float" office:value="0.386659517349499" calcext:value-type="float">
            <text:p>0.3866595173</text:p>
          </table:table-cell>
          <table:table-cell office:value-type="float" office:value="0.303805732931233" calcext:value-type="float">
            <text:p>0.3038057329</text:p>
          </table:table-cell>
          <table:table-cell office:value-type="float" office:value="0.311631461265697" calcext:value-type="float">
            <text:p>0.3116314613</text:p>
          </table:table-cell>
          <table:table-cell office:value-type="float" office:value="0.294993960320276" calcext:value-type="float">
            <text:p>0.2949939603</text:p>
          </table:table-cell>
          <table:table-cell office:value-type="float" office:value="0.171292741806719" calcext:value-type="float">
            <text:p>0.1712927418</text:p>
          </table:table-cell>
          <table:table-cell office:value-type="float" office:value="0.227603487633264" calcext:value-type="float">
            <text:p>0.2276034876</text:p>
          </table:table-cell>
          <table:table-cell office:value-type="float" office:value="0.216175684130973" calcext:value-type="float">
            <text:p>0.2161756841</text:p>
          </table:table-cell>
          <table:table-cell office:value-type="float" office:value="0.26568722422169" calcext:value-type="float">
            <text:p>0.2656872242</text:p>
          </table:table-cell>
          <table:table-cell office:value-type="float" office:value="0.153287697539489" calcext:value-type="float">
            <text:p>0.1532876975</text:p>
          </table:table-cell>
          <table:table-cell office:value-type="float" office:value="0.16682300467545" calcext:value-type="float">
            <text:p>0.1668230047</text:p>
          </table:table-cell>
          <table:table-cell office:value-type="float" office:value="0.143139876591452" calcext:value-type="float">
            <text:p>0.1431398766</text:p>
          </table:table-cell>
          <table:table-cell office:value-type="float" office:value="0.205963869458586" calcext:value-type="float">
            <text:p>0.2059638695</text:p>
          </table:table-cell>
          <table:table-cell office:value-type="float" office:value="0.295848478579461" calcext:value-type="float">
            <text:p>0.2958484786</text:p>
          </table:table-cell>
          <table:table-cell office:value-type="float" office:value="0.237286929231399" calcext:value-type="float">
            <text:p>0.2372869292</text:p>
          </table:table-cell>
          <table:table-cell office:value-type="float" office:value="0.223954026037115" calcext:value-type="float">
            <text:p>0.223954026</text:p>
          </table:table-cell>
          <table:table-cell office:value-type="float" office:value="0.307490290772022" calcext:value-type="float">
            <text:p>0.3074902908</text:p>
          </table:table-cell>
          <table:table-cell office:value-type="float" office:value="0.150632515305067" calcext:value-type="float">
            <text:p>0.1506325153</text:p>
          </table:table-cell>
          <table:table-cell office:value-type="float" office:value="0.217119826324454" calcext:value-type="float">
            <text:p>0.2171198263</text:p>
          </table:table-cell>
          <table:table-cell office:value-type="float" office:value="0.268019893815743" calcext:value-type="float">
            <text:p>0.2680198938</text:p>
          </table:table-cell>
          <table:table-cell office:value-type="float" office:value="0.299163190355237" calcext:value-type="float">
            <text:p>0.2991631904</text:p>
          </table:table-cell>
          <table:table-cell office:value-type="float" office:value="0.471014308641299" calcext:value-type="float">
            <text:p>0.4710143086</text:p>
          </table:table-cell>
          <table:table-cell office:value-type="float" office:value="0.387603264954748" calcext:value-type="float">
            <text:p>0.387603265</text:p>
          </table:table-cell>
          <table:table-cell office:value-type="float" office:value="0.437239754965974" calcext:value-type="float">
            <text:p>0.437239755</text:p>
          </table:table-cell>
          <table:table-cell office:value-type="float" office:value="0.415025432731987" calcext:value-type="float">
            <text:p>0.4150254327</text:p>
          </table:table-cell>
          <table:table-cell office:value-type="float" office:value="0.518460081352976" calcext:value-type="float">
            <text:p>0.5184600814</text:p>
          </table:table-cell>
          <table:table-cell office:value-type="float" office:value="0.367796838494859" calcext:value-type="float">
            <text:p>0.3677968385</text:p>
          </table:table-cell>
          <table:table-cell office:value-type="float" office:value="0.3909939487101" calcext:value-type="float">
            <text:p>0.3909939487</text:p>
          </table:table-cell>
          <table:table-cell office:value-type="float" office:value="0.388845209187896" calcext:value-type="float">
            <text:p>0.3888452092</text:p>
          </table:table-cell>
          <table:table-cell office:value-type="float" office:value="0.352065777999185" calcext:value-type="float">
            <text:p>0.352065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9963" calcext:value-type="float">
            <text:p>849963</text:p>
          </table:table-cell>
          <table:table-cell table:formula="of:=AVERAGE([.E19:.GL19])" office:value-type="float" office:value="0.301421494070969" calcext:value-type="float">
            <text:p>0.3014214941</text:p>
          </table:table-cell>
          <table:table-cell/>
          <table:table-cell office:value-type="float" office:value="0.210531242187646" calcext:value-type="float">
            <text:p>0.2105312422</text:p>
          </table:table-cell>
          <table:table-cell office:value-type="float" office:value="0.297902839013541" calcext:value-type="float">
            <text:p>0.297902839</text:p>
          </table:table-cell>
          <table:table-cell office:value-type="float" office:value="0.168449121964047" calcext:value-type="float">
            <text:p>0.168449122</text:p>
          </table:table-cell>
          <table:table-cell office:value-type="float" office:value="0.224276337788894" calcext:value-type="float">
            <text:p>0.2242763378</text:p>
          </table:table-cell>
          <table:table-cell office:value-type="float" office:value="0.153959754710807" calcext:value-type="float">
            <text:p>0.1539597547</text:p>
          </table:table-cell>
          <table:table-cell office:value-type="float" office:value="0.308878306057728" calcext:value-type="float">
            <text:p>0.3088783061</text:p>
          </table:table-cell>
          <table:table-cell office:value-type="float" office:value="0.285651970141215" calcext:value-type="float">
            <text:p>0.2856519701</text:p>
          </table:table-cell>
          <table:table-cell office:value-type="float" office:value="0.238490526885283" calcext:value-type="float">
            <text:p>0.2384905269</text:p>
          </table:table-cell>
          <table:table-cell office:value-type="float" office:value="0.340618611951132" calcext:value-type="float">
            <text:p>0.340618612</text:p>
          </table:table-cell>
          <table:table-cell office:value-type="float" office:value="0.328215132092789" calcext:value-type="float">
            <text:p>0.3282151321</text:p>
          </table:table-cell>
          <table:table-cell office:value-type="float" office:value="0.248261656229195" calcext:value-type="float">
            <text:p>0.2482616562</text:p>
          </table:table-cell>
          <table:table-cell office:value-type="float" office:value="0.295758035165243" calcext:value-type="float">
            <text:p>0.2957580352</text:p>
          </table:table-cell>
          <table:table-cell office:value-type="float" office:value="0.302074179267103" calcext:value-type="float">
            <text:p>0.3020741793</text:p>
          </table:table-cell>
          <table:table-cell office:value-type="float" office:value="0.256172367934546" calcext:value-type="float">
            <text:p>0.2561723679</text:p>
          </table:table-cell>
          <table:table-cell office:value-type="float" office:value="0.221257433858009" calcext:value-type="float">
            <text:p>0.2212574339</text:p>
          </table:table-cell>
          <table:table-cell office:value-type="float" office:value="0.210461117329272" calcext:value-type="float">
            <text:p>0.2104611173</text:p>
          </table:table-cell>
          <table:table-cell office:value-type="float" office:value="0.107209039174588" calcext:value-type="float">
            <text:p>0.1072090392</text:p>
          </table:table-cell>
          <table:table-cell office:value-type="float" office:value="0.104158434948069" calcext:value-type="float">
            <text:p>0.1041584349</text:p>
          </table:table-cell>
          <table:table-cell office:value-type="float" office:value="0.173899624300113" calcext:value-type="float">
            <text:p>0.1738996243</text:p>
          </table:table-cell>
          <table:table-cell office:value-type="float" office:value="0.25573485690021" calcext:value-type="float">
            <text:p>0.2557348569</text:p>
          </table:table-cell>
          <table:table-cell office:value-type="float" office:value="0.44415588667037" calcext:value-type="float">
            <text:p>0.4441558867</text:p>
          </table:table-cell>
          <table:table-cell office:value-type="float" office:value="0.424983664750317" calcext:value-type="float">
            <text:p>0.4249836648</text:p>
          </table:table-cell>
          <table:table-cell office:value-type="float" office:value="0.574316810051147" calcext:value-type="float">
            <text:p>0.5743168101</text:p>
          </table:table-cell>
          <table:table-cell office:value-type="float" office:value="0.489506207931273" calcext:value-type="float">
            <text:p>0.4895062079</text:p>
          </table:table-cell>
          <table:table-cell office:value-type="float" office:value="0.474928598595831" calcext:value-type="float">
            <text:p>0.4749285986</text:p>
          </table:table-cell>
          <table:table-cell office:value-type="float" office:value="0.41637704402707" calcext:value-type="float">
            <text:p>0.416377044</text:p>
          </table:table-cell>
          <table:table-cell office:value-type="float" office:value="0.368538025702294" calcext:value-type="float">
            <text:p>0.3685380257</text:p>
          </table:table-cell>
          <table:table-cell office:value-type="float" office:value="0.396378804371332" calcext:value-type="float">
            <text:p>0.3963788044</text:p>
          </table:table-cell>
          <table:table-cell office:value-type="float" office:value="0.305540832670467" calcext:value-type="float">
            <text:p>0.3055408327</text:p>
          </table:table-cell>
          <table:table-cell office:value-type="float" office:value="0.164729633402516" calcext:value-type="float">
            <text:p>0.1647296334</text:p>
          </table:table-cell>
          <table:table-cell office:value-type="float" office:value="0.143402780770497" calcext:value-type="float">
            <text:p>0.1434027808</text:p>
          </table:table-cell>
          <table:table-cell office:value-type="float" office:value="0.155978179665627" calcext:value-type="float">
            <text:p>0.1559781797</text:p>
          </table:table-cell>
          <table:table-cell office:value-type="float" office:value="0.207338811189691" calcext:value-type="float">
            <text:p>0.2073388112</text:p>
          </table:table-cell>
          <table:table-cell office:value-type="float" office:value="0.182053630837351" calcext:value-type="float">
            <text:p>0.1820536308</text:p>
          </table:table-cell>
          <table:table-cell office:value-type="float" office:value="0.302958856296694" calcext:value-type="float">
            <text:p>0.3029588563</text:p>
          </table:table-cell>
          <table:table-cell office:value-type="float" office:value="0.318919087555743" calcext:value-type="float">
            <text:p>0.3189190876</text:p>
          </table:table-cell>
          <table:table-cell office:value-type="float" office:value="0.281102961705974" calcext:value-type="float">
            <text:p>0.2811029617</text:p>
          </table:table-cell>
          <table:table-cell office:value-type="float" office:value="0.278168332754768" calcext:value-type="float">
            <text:p>0.2781683328</text:p>
          </table:table-cell>
          <table:table-cell office:value-type="float" office:value="0.321486915907186" calcext:value-type="float">
            <text:p>0.3214869159</text:p>
          </table:table-cell>
          <table:table-cell office:value-type="float" office:value="0.314439752952359" calcext:value-type="float">
            <text:p>0.314439753</text:p>
          </table:table-cell>
          <table:table-cell office:value-type="float" office:value="0.231351909400116" calcext:value-type="float">
            <text:p>0.2313519094</text:p>
          </table:table-cell>
          <table:table-cell office:value-type="float" office:value="0.24641162900681" calcext:value-type="float">
            <text:p>0.246411629</text:p>
          </table:table-cell>
          <table:table-cell office:value-type="float" office:value="0.335137219733019" calcext:value-type="float">
            <text:p>0.3351372197</text:p>
          </table:table-cell>
          <table:table-cell office:value-type="float" office:value="0.16609164403537" calcext:value-type="float">
            <text:p>0.166091644</text:p>
          </table:table-cell>
          <table:table-cell office:value-type="float" office:value="0.166444863284807" calcext:value-type="float">
            <text:p>0.1664448633</text:p>
          </table:table-cell>
          <table:table-cell office:value-type="float" office:value="0.20524768346908" calcext:value-type="float">
            <text:p>0.2052476835</text:p>
          </table:table-cell>
          <table:table-cell office:value-type="float" office:value="0.292594759227839" calcext:value-type="float">
            <text:p>0.2925947592</text:p>
          </table:table-cell>
          <table:table-cell office:value-type="float" office:value="0.254382639071244" calcext:value-type="float">
            <text:p>0.2543826391</text:p>
          </table:table-cell>
          <table:table-cell office:value-type="float" office:value="0.382689933098057" calcext:value-type="float">
            <text:p>0.3826899331</text:p>
          </table:table-cell>
          <table:table-cell office:value-type="float" office:value="0.462780879525053" calcext:value-type="float">
            <text:p>0.4627808795</text:p>
          </table:table-cell>
          <table:table-cell office:value-type="float" office:value="0.389279781219725" calcext:value-type="float">
            <text:p>0.3892797812</text:p>
          </table:table-cell>
          <table:table-cell office:value-type="float" office:value="0.555829669807888" calcext:value-type="float">
            <text:p>0.5558296698</text:p>
          </table:table-cell>
          <table:table-cell office:value-type="float" office:value="0.498268481840424" calcext:value-type="float">
            <text:p>0.4982684818</text:p>
          </table:table-cell>
          <table:table-cell office:value-type="float" office:value="0.531429962637341" calcext:value-type="float">
            <text:p>0.5314299626</text:p>
          </table:table-cell>
          <table:table-cell office:value-type="float" office:value="0.462833764724899" calcext:value-type="float">
            <text:p>0.4628337647</text:p>
          </table:table-cell>
          <table:table-cell office:value-type="float" office:value="0.481270787975092" calcext:value-type="float">
            <text:p>0.481270788</text:p>
          </table:table-cell>
          <table:table-cell office:value-type="float" office:value="0.184370097865542" calcext:value-type="float">
            <text:p>0.1843700979</text:p>
          </table:table-cell>
          <table:table-cell office:value-type="float" office:value="0.302670591561647" calcext:value-type="float">
            <text:p>0.3026705916</text:p>
          </table:table-cell>
          <table:table-cell office:value-type="float" office:value="0.251017407046042" calcext:value-type="float">
            <text:p>0.251017407</text:p>
          </table:table-cell>
          <table:table-cell office:value-type="float" office:value="0.18101548716062" calcext:value-type="float">
            <text:p>0.1810154872</text:p>
          </table:table-cell>
          <table:table-cell office:value-type="float" office:value="0.240763178327761" calcext:value-type="float">
            <text:p>0.2407631783</text:p>
          </table:table-cell>
          <table:table-cell office:value-type="float" office:value="0.376963658237762" calcext:value-type="float">
            <text:p>0.3769636582</text:p>
          </table:table-cell>
          <table:table-cell office:value-type="float" office:value="0.383742056675381" calcext:value-type="float">
            <text:p>0.3837420567</text:p>
          </table:table-cell>
          <table:table-cell office:value-type="float" office:value="0.378488992353156" calcext:value-type="float">
            <text:p>0.3784889924</text:p>
          </table:table-cell>
          <table:table-cell office:value-type="float" office:value="0.50025094433434" calcext:value-type="float">
            <text:p>0.5002509443</text:p>
          </table:table-cell>
          <table:table-cell office:value-type="float" office:value="0.513948473598491" calcext:value-type="float">
            <text:p>0.5139484736</text:p>
          </table:table-cell>
          <table:table-cell office:value-type="float" office:value="0.451467153751604" calcext:value-type="float">
            <text:p>0.4514671538</text:p>
          </table:table-cell>
          <table:table-cell office:value-type="float" office:value="0.555376400982886" calcext:value-type="float">
            <text:p>0.555376401</text:p>
          </table:table-cell>
          <table:table-cell office:value-type="float" office:value="0.431026866612688" calcext:value-type="float">
            <text:p>0.4310268666</text:p>
          </table:table-cell>
          <table:table-cell office:value-type="float" office:value="0.440836179480231" calcext:value-type="float">
            <text:p>0.4408361795</text:p>
          </table:table-cell>
          <table:table-cell office:value-type="float" office:value="0.373870731712156" calcext:value-type="float">
            <text:p>0.3738707317</text:p>
          </table:table-cell>
          <table:table-cell office:value-type="float" office:value="0.407518886732591" calcext:value-type="float">
            <text:p>0.4075188867</text:p>
          </table:table-cell>
          <table:table-cell office:value-type="float" office:value="0.255933643508202" calcext:value-type="float">
            <text:p>0.2559336435</text:p>
          </table:table-cell>
          <table:table-cell office:value-type="float" office:value="0.242279864367442" calcext:value-type="float">
            <text:p>0.2422798644</text:p>
          </table:table-cell>
          <table:table-cell office:value-type="float" office:value="0.235900898404132" calcext:value-type="float">
            <text:p>0.2359008984</text:p>
          </table:table-cell>
          <table:table-cell office:value-type="float" office:value="0.160866167718097" calcext:value-type="float">
            <text:p>0.1608661677</text:p>
          </table:table-cell>
          <table:table-cell office:value-type="float" office:value="0.20304499979342" calcext:value-type="float">
            <text:p>0.2030449998</text:p>
          </table:table-cell>
          <table:table-cell office:value-type="float" office:value="0.177727577557204" calcext:value-type="float">
            <text:p>0.1777275776</text:p>
          </table:table-cell>
          <table:table-cell office:value-type="float" office:value="0.608853237848235" calcext:value-type="float">
            <text:p>0.6088532378</text:p>
          </table:table-cell>
          <table:table-cell office:value-type="float" office:value="0.290618063978912" calcext:value-type="float">
            <text:p>0.290618064</text:p>
          </table:table-cell>
          <table:table-cell office:value-type="float" office:value="0.444010848978518" calcext:value-type="float">
            <text:p>0.444010849</text:p>
          </table:table-cell>
          <table:table-cell office:value-type="float" office:value="0.447501534970764" calcext:value-type="float">
            <text:p>0.447501535</text:p>
          </table:table-cell>
          <table:table-cell office:value-type="float" office:value="0.443093202234392" calcext:value-type="float">
            <text:p>0.4430932022</text:p>
          </table:table-cell>
          <table:table-cell office:value-type="float" office:value="0.469245292010736" calcext:value-type="float">
            <text:p>0.469245292</text:p>
          </table:table-cell>
          <table:table-cell office:value-type="float" office:value="0.30369878961489" calcext:value-type="float">
            <text:p>0.3036987896</text:p>
          </table:table-cell>
          <table:table-cell office:value-type="float" office:value="0.303324918601233" calcext:value-type="float">
            <text:p>0.3033249186</text:p>
          </table:table-cell>
          <table:table-cell office:value-type="float" office:value="0.150298751554219" calcext:value-type="float">
            <text:p>0.1502987516</text:p>
          </table:table-cell>
          <table:table-cell office:value-type="float" office:value="0.275583498039008" calcext:value-type="float">
            <text:p>0.275583498</text:p>
          </table:table-cell>
          <table:table-cell office:value-type="float" office:value="0.11874848173441" calcext:value-type="float">
            <text:p>0.1187484817</text:p>
          </table:table-cell>
          <table:table-cell office:value-type="float" office:value="0.21301850409183" calcext:value-type="float">
            <text:p>0.2130185041</text:p>
          </table:table-cell>
          <table:table-cell office:value-type="float" office:value="0.30238325115743" calcext:value-type="float">
            <text:p>0.3023832512</text:p>
          </table:table-cell>
          <table:table-cell office:value-type="float" office:value="0.271861386483275" calcext:value-type="float">
            <text:p>0.2718613865</text:p>
          </table:table-cell>
          <table:table-cell office:value-type="float" office:value="0.272909282057803" calcext:value-type="float">
            <text:p>0.2729092821</text:p>
          </table:table-cell>
          <table:table-cell office:value-type="float" office:value="0.239169921867643" calcext:value-type="float">
            <text:p>0.2391699219</text:p>
          </table:table-cell>
          <table:table-cell office:value-type="float" office:value="0.241502614268627" calcext:value-type="float">
            <text:p>0.2415026143</text:p>
          </table:table-cell>
          <table:table-cell office:value-type="float" office:value="0.28127161878553" calcext:value-type="float">
            <text:p>0.2812716188</text:p>
          </table:table-cell>
          <table:table-cell office:value-type="float" office:value="0.257597358712288" calcext:value-type="float">
            <text:p>0.2575973587</text:p>
          </table:table-cell>
          <table:table-cell office:value-type="float" office:value="0.158810126679462" calcext:value-type="float">
            <text:p>0.1588101267</text:p>
          </table:table-cell>
          <table:table-cell office:value-type="float" office:value="0.151199723380004" calcext:value-type="float">
            <text:p>0.1511997234</text:p>
          </table:table-cell>
          <table:table-cell office:value-type="float" office:value="0.399474236902732" calcext:value-type="float">
            <text:p>0.3994742369</text:p>
          </table:table-cell>
          <table:table-cell office:value-type="float" office:value="0.217021395929706" calcext:value-type="float">
            <text:p>0.2170213959</text:p>
          </table:table-cell>
          <table:table-cell office:value-type="float" office:value="0.214205457134365" calcext:value-type="float">
            <text:p>0.2142054571</text:p>
          </table:table-cell>
          <table:table-cell office:value-type="float" office:value="0.259730212224324" calcext:value-type="float">
            <text:p>0.2597302122</text:p>
          </table:table-cell>
          <table:table-cell office:value-type="float" office:value="0.368986334281621" calcext:value-type="float">
            <text:p>0.3689863343</text:p>
          </table:table-cell>
          <table:table-cell office:value-type="float" office:value="0.343300393074465" calcext:value-type="float">
            <text:p>0.3433003931</text:p>
          </table:table-cell>
          <table:table-cell office:value-type="float" office:value="0.267343414565592" calcext:value-type="float">
            <text:p>0.2673434146</text:p>
          </table:table-cell>
          <table:table-cell office:value-type="float" office:value="0.232526348420567" calcext:value-type="float">
            <text:p>0.2325263484</text:p>
          </table:table-cell>
          <table:table-cell office:value-type="float" office:value="0.166465901556412" calcext:value-type="float">
            <text:p>0.1664659016</text:p>
          </table:table-cell>
          <table:table-cell office:value-type="float" office:value="0.0875932021412233" calcext:value-type="float">
            <text:p>0.0875932021</text:p>
          </table:table-cell>
          <table:table-cell office:value-type="float" office:value="0.202470884833638" calcext:value-type="float">
            <text:p>0.2024708848</text:p>
          </table:table-cell>
          <table:table-cell office:value-type="float" office:value="0.195798543569385" calcext:value-type="float">
            <text:p>0.1957985436</text:p>
          </table:table-cell>
          <table:table-cell office:value-type="float" office:value="0.225311809383495" calcext:value-type="float">
            <text:p>0.2253118094</text:p>
          </table:table-cell>
          <table:table-cell office:value-type="float" office:value="0.242114330236202" calcext:value-type="float">
            <text:p>0.2421143302</text:p>
          </table:table-cell>
          <table:table-cell office:value-type="float" office:value="0.208798346053044" calcext:value-type="float">
            <text:p>0.2087983461</text:p>
          </table:table-cell>
          <table:table-cell office:value-type="float" office:value="0.180757046411039" calcext:value-type="float">
            <text:p>0.1807570464</text:p>
          </table:table-cell>
          <table:table-cell office:value-type="float" office:value="0.204848601571023" calcext:value-type="float">
            <text:p>0.2048486016</text:p>
          </table:table-cell>
          <table:table-cell office:value-type="float" office:value="0.131401905481981" calcext:value-type="float">
            <text:p>0.1314019055</text:p>
          </table:table-cell>
          <table:table-cell office:value-type="float" office:value="0.161626279371818" calcext:value-type="float">
            <text:p>0.1616262794</text:p>
          </table:table-cell>
          <table:table-cell office:value-type="float" office:value="0.295708366875401" calcext:value-type="float">
            <text:p>0.2957083669</text:p>
          </table:table-cell>
          <table:table-cell office:value-type="float" office:value="0.311265867180147" calcext:value-type="float">
            <text:p>0.3112658672</text:p>
          </table:table-cell>
          <table:table-cell office:value-type="float" office:value="0.361276001104498" calcext:value-type="float">
            <text:p>0.3612760011</text:p>
          </table:table-cell>
          <table:table-cell office:value-type="float" office:value="0.343322951182307" calcext:value-type="float">
            <text:p>0.3433229512</text:p>
          </table:table-cell>
          <table:table-cell office:value-type="float" office:value="0.355878444341392" calcext:value-type="float">
            <text:p>0.3558784443</text:p>
          </table:table-cell>
          <table:table-cell office:value-type="float" office:value="0.276157008343011" calcext:value-type="float">
            <text:p>0.2761570083</text:p>
          </table:table-cell>
          <table:table-cell office:value-type="float" office:value="0.28858702431247" calcext:value-type="float">
            <text:p>0.2885870243</text:p>
          </table:table-cell>
          <table:table-cell office:value-type="float" office:value="0.303715845094872" calcext:value-type="float">
            <text:p>0.3037158451</text:p>
          </table:table-cell>
          <table:table-cell office:value-type="float" office:value="0.210273699536381" calcext:value-type="float">
            <text:p>0.2102736995</text:p>
          </table:table-cell>
          <table:table-cell office:value-type="float" office:value="0.253552975204606" calcext:value-type="float">
            <text:p>0.2535529752</text:p>
          </table:table-cell>
          <table:table-cell office:value-type="float" office:value="0.2146315308539" calcext:value-type="float">
            <text:p>0.2146315309</text:p>
          </table:table-cell>
          <table:table-cell office:value-type="float" office:value="0.256927592742689" calcext:value-type="float">
            <text:p>0.2569275927</text:p>
          </table:table-cell>
          <table:table-cell office:value-type="float" office:value="0.325786510287134" calcext:value-type="float">
            <text:p>0.3257865103</text:p>
          </table:table-cell>
          <table:table-cell office:value-type="float" office:value="0.276541935782108" calcext:value-type="float">
            <text:p>0.2765419358</text:p>
          </table:table-cell>
          <table:table-cell office:value-type="float" office:value="0.314971330177889" calcext:value-type="float">
            <text:p>0.3149713302</text:p>
          </table:table-cell>
          <table:table-cell office:value-type="float" office:value="0.333972135102163" calcext:value-type="float">
            <text:p>0.3339721351</text:p>
          </table:table-cell>
          <table:table-cell office:value-type="float" office:value="0.331245926378162" calcext:value-type="float">
            <text:p>0.3312459264</text:p>
          </table:table-cell>
          <table:table-cell office:value-type="float" office:value="0.387823097811651" calcext:value-type="float">
            <text:p>0.3878230978</text:p>
          </table:table-cell>
          <table:table-cell office:value-type="float" office:value="0.378389705980478" calcext:value-type="float">
            <text:p>0.378389706</text:p>
          </table:table-cell>
          <table:table-cell office:value-type="float" office:value="0.327564067003707" calcext:value-type="float">
            <text:p>0.327564067</text:p>
          </table:table-cell>
          <table:table-cell office:value-type="float" office:value="0.366655254636866" calcext:value-type="float">
            <text:p>0.3666552546</text:p>
          </table:table-cell>
          <table:table-cell office:value-type="float" office:value="0.362783731768712" calcext:value-type="float">
            <text:p>0.3627837318</text:p>
          </table:table-cell>
          <table:table-cell office:value-type="float" office:value="0.238009663415171" calcext:value-type="float">
            <text:p>0.2380096634</text:p>
          </table:table-cell>
          <table:table-cell office:value-type="float" office:value="0.273868814436004" calcext:value-type="float">
            <text:p>0.2738688144</text:p>
          </table:table-cell>
          <table:table-cell office:value-type="float" office:value="0.21725940267662" calcext:value-type="float">
            <text:p>0.2172594027</text:p>
          </table:table-cell>
          <table:table-cell office:value-type="float" office:value="0.314496453766368" calcext:value-type="float">
            <text:p>0.3144964538</text:p>
          </table:table-cell>
          <table:table-cell office:value-type="float" office:value="0.375898113508294" calcext:value-type="float">
            <text:p>0.3758981135</text:p>
          </table:table-cell>
          <table:table-cell office:value-type="float" office:value="0.309354380738208" calcext:value-type="float">
            <text:p>0.3093543807</text:p>
          </table:table-cell>
          <table:table-cell office:value-type="float" office:value="0.283446780078928" calcext:value-type="float">
            <text:p>0.2834467801</text:p>
          </table:table-cell>
          <table:table-cell office:value-type="float" office:value="0.328399686509914" calcext:value-type="float">
            <text:p>0.3283996865</text:p>
          </table:table-cell>
          <table:table-cell office:value-type="float" office:value="0.290665560092936" calcext:value-type="float">
            <text:p>0.2906655601</text:p>
          </table:table-cell>
          <table:table-cell office:value-type="float" office:value="0.291806035286102" calcext:value-type="float">
            <text:p>0.2918060353</text:p>
          </table:table-cell>
          <table:table-cell office:value-type="float" office:value="0.355610029492463" calcext:value-type="float">
            <text:p>0.3556100295</text:p>
          </table:table-cell>
          <table:table-cell office:value-type="float" office:value="0.307386986760666" calcext:value-type="float">
            <text:p>0.3073869868</text:p>
          </table:table-cell>
          <table:table-cell office:value-type="float" office:value="0.311030537791818" calcext:value-type="float">
            <text:p>0.3110305378</text:p>
          </table:table-cell>
          <table:table-cell office:value-type="float" office:value="0.319754297704846" calcext:value-type="float">
            <text:p>0.3197542977</text:p>
          </table:table-cell>
          <table:table-cell office:value-type="float" office:value="0.318167615405438" calcext:value-type="float">
            <text:p>0.3181676154</text:p>
          </table:table-cell>
          <table:table-cell office:value-type="float" office:value="0.354215981905204" calcext:value-type="float">
            <text:p>0.3542159819</text:p>
          </table:table-cell>
          <table:table-cell office:value-type="float" office:value="0.424170696066154" calcext:value-type="float">
            <text:p>0.4241706961</text:p>
          </table:table-cell>
          <table:table-cell office:value-type="float" office:value="0.426120217644693" calcext:value-type="float">
            <text:p>0.4261202176</text:p>
          </table:table-cell>
          <table:table-cell office:value-type="float" office:value="0.564652646356613" calcext:value-type="float">
            <text:p>0.5646526464</text:p>
          </table:table-cell>
          <table:table-cell office:value-type="float" office:value="0.472434587217001" calcext:value-type="float">
            <text:p>0.4724345872</text:p>
          </table:table-cell>
          <table:table-cell office:value-type="float" office:value="0.435119879191881" calcext:value-type="float">
            <text:p>0.4351198792</text:p>
          </table:table-cell>
          <table:table-cell office:value-type="float" office:value="0.365730499600649" calcext:value-type="float">
            <text:p>0.3657304996</text:p>
          </table:table-cell>
          <table:table-cell office:value-type="float" office:value="0.354053653737498" calcext:value-type="float">
            <text:p>0.3540536537</text:p>
          </table:table-cell>
          <table:table-cell office:value-type="float" office:value="0.285838117809481" calcext:value-type="float">
            <text:p>0.2858381178</text:p>
          </table:table-cell>
          <table:table-cell office:value-type="float" office:value="0.269004100684128" calcext:value-type="float">
            <text:p>0.2690041007</text:p>
          </table:table-cell>
          <table:table-cell office:value-type="float" office:value="0.212174003181455" calcext:value-type="float">
            <text:p>0.2121740032</text:p>
          </table:table-cell>
          <table:table-cell office:value-type="float" office:value="0.197047225933294" calcext:value-type="float">
            <text:p>0.1970472259</text:p>
          </table:table-cell>
          <table:table-cell office:value-type="float" office:value="0.226694082309742" calcext:value-type="float">
            <text:p>0.2266940823</text:p>
          </table:table-cell>
          <table:table-cell office:value-type="float" office:value="0.130203302895956" calcext:value-type="float">
            <text:p>0.1302033029</text:p>
          </table:table-cell>
          <table:table-cell office:value-type="float" office:value="0.371029045634359" calcext:value-type="float">
            <text:p>0.3710290456</text:p>
          </table:table-cell>
          <table:table-cell office:value-type="float" office:value="0.203880928004193" calcext:value-type="float">
            <text:p>0.203880928</text:p>
          </table:table-cell>
          <table:table-cell office:value-type="float" office:value="0.193747051021929" calcext:value-type="float">
            <text:p>0.193747051</text:p>
          </table:table-cell>
          <table:table-cell office:value-type="float" office:value="0.189911871354806" calcext:value-type="float">
            <text:p>0.1899118714</text:p>
          </table:table-cell>
          <table:table-cell office:value-type="float" office:value="0.204199123604476" calcext:value-type="float">
            <text:p>0.2041991236</text:p>
          </table:table-cell>
          <table:table-cell office:value-type="float" office:value="0.187056161977129" calcext:value-type="float">
            <text:p>0.187056162</text:p>
          </table:table-cell>
          <table:table-cell office:value-type="float" office:value="0.250983433712621" calcext:value-type="float">
            <text:p>0.2509834337</text:p>
          </table:table-cell>
          <table:table-cell office:value-type="float" office:value="0.219986551045183" calcext:value-type="float">
            <text:p>0.219986551</text:p>
          </table:table-cell>
          <table:table-cell office:value-type="float" office:value="0.274889954047586" calcext:value-type="float">
            <text:p>0.274889954</text:p>
          </table:table-cell>
          <table:table-cell office:value-type="float" office:value="0.168400308758767" calcext:value-type="float">
            <text:p>0.1684003088</text:p>
          </table:table-cell>
          <table:table-cell office:value-type="float" office:value="0.28805724473694" calcext:value-type="float">
            <text:p>0.2880572447</text:p>
          </table:table-cell>
          <table:table-cell office:value-type="float" office:value="0.254943166535812" calcext:value-type="float">
            <text:p>0.2549431665</text:p>
          </table:table-cell>
          <table:table-cell office:value-type="float" office:value="0.367544603402607" calcext:value-type="float">
            <text:p>0.3675446034</text:p>
          </table:table-cell>
          <table:table-cell office:value-type="float" office:value="0.377270190705246" calcext:value-type="float">
            <text:p>0.3772701907</text:p>
          </table:table-cell>
          <table:table-cell office:value-type="float" office:value="0.380832700885662" calcext:value-type="float">
            <text:p>0.3808327009</text:p>
          </table:table-cell>
          <table:table-cell office:value-type="float" office:value="0.458353227397924" calcext:value-type="float">
            <text:p>0.4583532274</text:p>
          </table:table-cell>
          <table:table-cell office:value-type="float" office:value="0.475045709428995" calcext:value-type="float">
            <text:p>0.4750457094</text:p>
          </table:table-cell>
          <table:table-cell office:value-type="float" office:value="0.347595599565852" calcext:value-type="float">
            <text:p>0.3475955996</text:p>
          </table:table-cell>
          <table:table-cell office:value-type="float" office:value="0.407111778970083" calcext:value-type="float">
            <text:p>0.407111779</text:p>
          </table:table-cell>
          <table:table-cell office:value-type="float" office:value="0.418809201128146" calcext:value-type="float">
            <text:p>0.4188092011</text:p>
          </table:table-cell>
          <table:table-cell office:value-type="float" office:value="0.337925345929724" calcext:value-type="float">
            <text:p>0.3379253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3329" calcext:value-type="float">
            <text:p>903329</text:p>
          </table:table-cell>
          <table:table-cell table:formula="of:=AVERAGE([.E20:.GL20])" office:value-type="float" office:value="0.308998042771305" calcext:value-type="float">
            <text:p>0.3089980428</text:p>
          </table:table-cell>
          <table:table-cell/>
          <table:table-cell office:value-type="float" office:value="0.269603103708678" calcext:value-type="float">
            <text:p>0.2696031037</text:p>
          </table:table-cell>
          <table:table-cell office:value-type="float" office:value="0.279781357899504" calcext:value-type="float">
            <text:p>0.2797813579</text:p>
          </table:table-cell>
          <table:table-cell office:value-type="float" office:value="0.182167670001777" calcext:value-type="float">
            <text:p>0.18216767</text:p>
          </table:table-cell>
          <table:table-cell office:value-type="float" office:value="0.249778632530105" calcext:value-type="float">
            <text:p>0.2497786325</text:p>
          </table:table-cell>
          <table:table-cell office:value-type="float" office:value="0.231072517113386" calcext:value-type="float">
            <text:p>0.2310725171</text:p>
          </table:table-cell>
          <table:table-cell office:value-type="float" office:value="0.29913968805237" calcext:value-type="float">
            <text:p>0.2991396881</text:p>
          </table:table-cell>
          <table:table-cell office:value-type="float" office:value="0.286206414082616" calcext:value-type="float">
            <text:p>0.2862064141</text:p>
          </table:table-cell>
          <table:table-cell office:value-type="float" office:value="0.289565947021068" calcext:value-type="float">
            <text:p>0.289565947</text:p>
          </table:table-cell>
          <table:table-cell office:value-type="float" office:value="0.393708849057609" calcext:value-type="float">
            <text:p>0.3937088491</text:p>
          </table:table-cell>
          <table:table-cell office:value-type="float" office:value="0.261792604685527" calcext:value-type="float">
            <text:p>0.2617926047</text:p>
          </table:table-cell>
          <table:table-cell office:value-type="float" office:value="0.328073474721921" calcext:value-type="float">
            <text:p>0.3280734747</text:p>
          </table:table-cell>
          <table:table-cell office:value-type="float" office:value="0.298499929028113" calcext:value-type="float">
            <text:p>0.298499929</text:p>
          </table:table-cell>
          <table:table-cell office:value-type="float" office:value="0.292144766210958" calcext:value-type="float">
            <text:p>0.2921447662</text:p>
          </table:table-cell>
          <table:table-cell office:value-type="float" office:value="0.250213646142031" calcext:value-type="float">
            <text:p>0.2502136461</text:p>
          </table:table-cell>
          <table:table-cell office:value-type="float" office:value="0.187059705449289" calcext:value-type="float">
            <text:p>0.1870597054</text:p>
          </table:table-cell>
          <table:table-cell office:value-type="float" office:value="0.255536226751877" calcext:value-type="float">
            <text:p>0.2555362268</text:p>
          </table:table-cell>
          <table:table-cell office:value-type="float" office:value="0.100077826709508" calcext:value-type="float">
            <text:p>0.1000778267</text:p>
          </table:table-cell>
          <table:table-cell office:value-type="float" office:value="0.189823616672354" calcext:value-type="float">
            <text:p>0.1898236167</text:p>
          </table:table-cell>
          <table:table-cell office:value-type="float" office:value="0.117852702671469" calcext:value-type="float">
            <text:p>0.1178527027</text:p>
          </table:table-cell>
          <table:table-cell office:value-type="float" office:value="0.270839773694759" calcext:value-type="float">
            <text:p>0.2708397737</text:p>
          </table:table-cell>
          <table:table-cell office:value-type="float" office:value="0.446705547578879" calcext:value-type="float">
            <text:p>0.4467055476</text:p>
          </table:table-cell>
          <table:table-cell office:value-type="float" office:value="0.440226370784291" calcext:value-type="float">
            <text:p>0.4402263708</text:p>
          </table:table-cell>
          <table:table-cell office:value-type="float" office:value="0.52643595598996" calcext:value-type="float">
            <text:p>0.526435956</text:p>
          </table:table-cell>
          <table:table-cell office:value-type="float" office:value="0.534188760267415" calcext:value-type="float">
            <text:p>0.5341887603</text:p>
          </table:table-cell>
          <table:table-cell office:value-type="float" office:value="0.497892960796703" calcext:value-type="float">
            <text:p>0.4978929608</text:p>
          </table:table-cell>
          <table:table-cell office:value-type="float" office:value="0.357790709349725" calcext:value-type="float">
            <text:p>0.3577907093</text:p>
          </table:table-cell>
          <table:table-cell office:value-type="float" office:value="0.378496406802565" calcext:value-type="float">
            <text:p>0.3784964068</text:p>
          </table:table-cell>
          <table:table-cell office:value-type="float" office:value="0.380130245811321" calcext:value-type="float">
            <text:p>0.3801302458</text:p>
          </table:table-cell>
          <table:table-cell office:value-type="float" office:value="0.290413933142807" calcext:value-type="float">
            <text:p>0.2904139331</text:p>
          </table:table-cell>
          <table:table-cell office:value-type="float" office:value="0.183407704477405" calcext:value-type="float">
            <text:p>0.1834077045</text:p>
          </table:table-cell>
          <table:table-cell office:value-type="float" office:value="0.180237974132916" calcext:value-type="float">
            <text:p>0.1802379741</text:p>
          </table:table-cell>
          <table:table-cell office:value-type="float" office:value="0.203647819241509" calcext:value-type="float">
            <text:p>0.2036478192</text:p>
          </table:table-cell>
          <table:table-cell office:value-type="float" office:value="0.199547363320549" calcext:value-type="float">
            <text:p>0.1995473633</text:p>
          </table:table-cell>
          <table:table-cell office:value-type="float" office:value="0.124822361643108" calcext:value-type="float">
            <text:p>0.1248223616</text:p>
          </table:table-cell>
          <table:table-cell office:value-type="float" office:value="0.329519522699463" calcext:value-type="float">
            <text:p>0.3295195227</text:p>
          </table:table-cell>
          <table:table-cell office:value-type="float" office:value="0.31646814634147" calcext:value-type="float">
            <text:p>0.3164681463</text:p>
          </table:table-cell>
          <table:table-cell office:value-type="float" office:value="0.319554235464014" calcext:value-type="float">
            <text:p>0.3195542355</text:p>
          </table:table-cell>
          <table:table-cell office:value-type="float" office:value="0.331719514647884" calcext:value-type="float">
            <text:p>0.3317195146</text:p>
          </table:table-cell>
          <table:table-cell office:value-type="float" office:value="0.365494671540649" calcext:value-type="float">
            <text:p>0.3654946715</text:p>
          </table:table-cell>
          <table:table-cell office:value-type="float" office:value="0.245360094777431" calcext:value-type="float">
            <text:p>0.2453600948</text:p>
          </table:table-cell>
          <table:table-cell office:value-type="float" office:value="0.31782602429179" calcext:value-type="float">
            <text:p>0.3178260243</text:p>
          </table:table-cell>
          <table:table-cell office:value-type="float" office:value="0.340391593231959" calcext:value-type="float">
            <text:p>0.3403915932</text:p>
          </table:table-cell>
          <table:table-cell office:value-type="float" office:value="0.376560770051219" calcext:value-type="float">
            <text:p>0.3765607701</text:p>
          </table:table-cell>
          <table:table-cell office:value-type="float" office:value="0.205825214622243" calcext:value-type="float">
            <text:p>0.2058252146</text:p>
          </table:table-cell>
          <table:table-cell office:value-type="float" office:value="0.212540598441542" calcext:value-type="float">
            <text:p>0.2125405984</text:p>
          </table:table-cell>
          <table:table-cell office:value-type="float" office:value="0.233149965589596" calcext:value-type="float">
            <text:p>0.2331499656</text:p>
          </table:table-cell>
          <table:table-cell office:value-type="float" office:value="0.310789695493359" calcext:value-type="float">
            <text:p>0.3107896955</text:p>
          </table:table-cell>
          <table:table-cell office:value-type="float" office:value="0.408914363800516" calcext:value-type="float">
            <text:p>0.4089143638</text:p>
          </table:table-cell>
          <table:table-cell office:value-type="float" office:value="0.397793286374684" calcext:value-type="float">
            <text:p>0.3977932864</text:p>
          </table:table-cell>
          <table:table-cell office:value-type="float" office:value="0.462794204801157" calcext:value-type="float">
            <text:p>0.4627942048</text:p>
          </table:table-cell>
          <table:table-cell office:value-type="float" office:value="0.423239749437958" calcext:value-type="float">
            <text:p>0.4232397494</text:p>
          </table:table-cell>
          <table:table-cell office:value-type="float" office:value="0.535842627103693" calcext:value-type="float">
            <text:p>0.5358426271</text:p>
          </table:table-cell>
          <table:table-cell office:value-type="float" office:value="0.514534124714347" calcext:value-type="float">
            <text:p>0.5145341247</text:p>
          </table:table-cell>
          <table:table-cell office:value-type="float" office:value="0.457531017740418" calcext:value-type="float">
            <text:p>0.4575310177</text:p>
          </table:table-cell>
          <table:table-cell office:value-type="float" office:value="0.453616992211072" calcext:value-type="float">
            <text:p>0.4536169922</text:p>
          </table:table-cell>
          <table:table-cell office:value-type="float" office:value="0.498007639978025" calcext:value-type="float">
            <text:p>0.49800764</text:p>
          </table:table-cell>
          <table:table-cell office:value-type="float" office:value="0.209925023893838" calcext:value-type="float">
            <text:p>0.2099250239</text:p>
          </table:table-cell>
          <table:table-cell office:value-type="float" office:value="0.274235009030205" calcext:value-type="float">
            <text:p>0.274235009</text:p>
          </table:table-cell>
          <table:table-cell office:value-type="float" office:value="0.185565712059204" calcext:value-type="float">
            <text:p>0.1855657121</text:p>
          </table:table-cell>
          <table:table-cell office:value-type="float" office:value="0.218837328972555" calcext:value-type="float">
            <text:p>0.218837329</text:p>
          </table:table-cell>
          <table:table-cell office:value-type="float" office:value="0.257295552007635" calcext:value-type="float">
            <text:p>0.257295552</text:p>
          </table:table-cell>
          <table:table-cell office:value-type="float" office:value="0.363132022197877" calcext:value-type="float">
            <text:p>0.3631320222</text:p>
          </table:table-cell>
          <table:table-cell office:value-type="float" office:value="0.369619902827877" calcext:value-type="float">
            <text:p>0.3696199028</text:p>
          </table:table-cell>
          <table:table-cell office:value-type="float" office:value="0.417488753154061" calcext:value-type="float">
            <text:p>0.4174887532</text:p>
          </table:table-cell>
          <table:table-cell office:value-type="float" office:value="0.539514667968962" calcext:value-type="float">
            <text:p>0.539514668</text:p>
          </table:table-cell>
          <table:table-cell office:value-type="float" office:value="0.519693243422534" calcext:value-type="float">
            <text:p>0.5196932434</text:p>
          </table:table-cell>
          <table:table-cell office:value-type="float" office:value="0.463732313073519" calcext:value-type="float">
            <text:p>0.4637323131</text:p>
          </table:table-cell>
          <table:table-cell office:value-type="float" office:value="0.50231437795097" calcext:value-type="float">
            <text:p>0.502314378</text:p>
          </table:table-cell>
          <table:table-cell office:value-type="float" office:value="0.424078335245492" calcext:value-type="float">
            <text:p>0.4240783352</text:p>
          </table:table-cell>
          <table:table-cell office:value-type="float" office:value="0.440050190356332" calcext:value-type="float">
            <text:p>0.4400501904</text:p>
          </table:table-cell>
          <table:table-cell office:value-type="float" office:value="0.402167787213321" calcext:value-type="float">
            <text:p>0.4021677872</text:p>
          </table:table-cell>
          <table:table-cell office:value-type="float" office:value="0.437789950382305" calcext:value-type="float">
            <text:p>0.4377899504</text:p>
          </table:table-cell>
          <table:table-cell office:value-type="float" office:value="0.333431169821702" calcext:value-type="float">
            <text:p>0.3334311698</text:p>
          </table:table-cell>
          <table:table-cell office:value-type="float" office:value="0.285361699806287" calcext:value-type="float">
            <text:p>0.2853616998</text:p>
          </table:table-cell>
          <table:table-cell office:value-type="float" office:value="0.207333638417839" calcext:value-type="float">
            <text:p>0.2073336384</text:p>
          </table:table-cell>
          <table:table-cell office:value-type="float" office:value="0.237717445141024" calcext:value-type="float">
            <text:p>0.2377174451</text:p>
          </table:table-cell>
          <table:table-cell office:value-type="float" office:value="0.218263226929748" calcext:value-type="float">
            <text:p>0.2182632269</text:p>
          </table:table-cell>
          <table:table-cell office:value-type="float" office:value="0.212070438422085" calcext:value-type="float">
            <text:p>0.2120704384</text:p>
          </table:table-cell>
          <table:table-cell office:value-type="float" office:value="0.211251823485178" calcext:value-type="float">
            <text:p>0.2112518235</text:p>
          </table:table-cell>
          <table:table-cell office:value-type="float" office:value="0.313823576212881" calcext:value-type="float">
            <text:p>0.3138235762</text:p>
          </table:table-cell>
          <table:table-cell office:value-type="float" office:value="0.422914630305847" calcext:value-type="float">
            <text:p>0.4229146303</text:p>
          </table:table-cell>
          <table:table-cell office:value-type="float" office:value="0.423789833695419" calcext:value-type="float">
            <text:p>0.4237898337</text:p>
          </table:table-cell>
          <table:table-cell office:value-type="float" office:value="0.45389231384233" calcext:value-type="float">
            <text:p>0.4538923138</text:p>
          </table:table-cell>
          <table:table-cell office:value-type="float" office:value="0.470748150011578" calcext:value-type="float">
            <text:p>0.47074815</text:p>
          </table:table-cell>
          <table:table-cell office:value-type="float" office:value="0.357392850491925" calcext:value-type="float">
            <text:p>0.3573928505</text:p>
          </table:table-cell>
          <table:table-cell office:value-type="float" office:value="0.296088553418314" calcext:value-type="float">
            <text:p>0.2960885534</text:p>
          </table:table-cell>
          <table:table-cell office:value-type="float" office:value="0.210724457112641" calcext:value-type="float">
            <text:p>0.2107244571</text:p>
          </table:table-cell>
          <table:table-cell office:value-type="float" office:value="0.200617219506954" calcext:value-type="float">
            <text:p>0.2006172195</text:p>
          </table:table-cell>
          <table:table-cell office:value-type="float" office:value="0.120802621817996" calcext:value-type="float">
            <text:p>0.1208026218</text:p>
          </table:table-cell>
          <table:table-cell office:value-type="float" office:value="0.21255203770188" calcext:value-type="float">
            <text:p>0.2125520377</text:p>
          </table:table-cell>
          <table:table-cell office:value-type="float" office:value="0.293238381327869" calcext:value-type="float">
            <text:p>0.2932383813</text:p>
          </table:table-cell>
          <table:table-cell office:value-type="float" office:value="0.273711821679163" calcext:value-type="float">
            <text:p>0.2737118217</text:p>
          </table:table-cell>
          <table:table-cell office:value-type="float" office:value="0.293447985807771" calcext:value-type="float">
            <text:p>0.2934479858</text:p>
          </table:table-cell>
          <table:table-cell office:value-type="float" office:value="0.258854326128965" calcext:value-type="float">
            <text:p>0.2588543261</text:p>
          </table:table-cell>
          <table:table-cell office:value-type="float" office:value="0.313842438986023" calcext:value-type="float">
            <text:p>0.313842439</text:p>
          </table:table-cell>
          <table:table-cell office:value-type="float" office:value="0.276992429097747" calcext:value-type="float">
            <text:p>0.2769924291</text:p>
          </table:table-cell>
          <table:table-cell office:value-type="float" office:value="0.207292777075029" calcext:value-type="float">
            <text:p>0.2072927771</text:p>
          </table:table-cell>
          <table:table-cell office:value-type="float" office:value="0.164042054589834" calcext:value-type="float">
            <text:p>0.1640420546</text:p>
          </table:table-cell>
          <table:table-cell office:value-type="float" office:value="0.135091268856285" calcext:value-type="float">
            <text:p>0.1350912689</text:p>
          </table:table-cell>
          <table:table-cell office:value-type="float" office:value="0.137819495545834" calcext:value-type="float">
            <text:p>0.1378194955</text:p>
          </table:table-cell>
          <table:table-cell office:value-type="float" office:value="0.214022058885092" calcext:value-type="float">
            <text:p>0.2140220589</text:p>
          </table:table-cell>
          <table:table-cell office:value-type="float" office:value="0.273702584822322" calcext:value-type="float">
            <text:p>0.2737025848</text:p>
          </table:table-cell>
          <table:table-cell office:value-type="float" office:value="0.248997426889275" calcext:value-type="float">
            <text:p>0.2489974269</text:p>
          </table:table-cell>
          <table:table-cell office:value-type="float" office:value="0.385422087256779" calcext:value-type="float">
            <text:p>0.3854220873</text:p>
          </table:table-cell>
          <table:table-cell office:value-type="float" office:value="0.311880696523817" calcext:value-type="float">
            <text:p>0.3118806965</text:p>
          </table:table-cell>
          <table:table-cell office:value-type="float" office:value="0.240281174188105" calcext:value-type="float">
            <text:p>0.2402811742</text:p>
          </table:table-cell>
          <table:table-cell office:value-type="float" office:value="0.23038879452046" calcext:value-type="float">
            <text:p>0.2303887945</text:p>
          </table:table-cell>
          <table:table-cell office:value-type="float" office:value="0.232469571610311" calcext:value-type="float">
            <text:p>0.2324695716</text:p>
          </table:table-cell>
          <table:table-cell office:value-type="float" office:value="0.17043442102102" calcext:value-type="float">
            <text:p>0.170434421</text:p>
          </table:table-cell>
          <table:table-cell office:value-type="float" office:value="0.1695792340667" calcext:value-type="float">
            <text:p>0.1695792341</text:p>
          </table:table-cell>
          <table:table-cell office:value-type="float" office:value="0.110518263233236" calcext:value-type="float">
            <text:p>0.1105182632</text:p>
          </table:table-cell>
          <table:table-cell office:value-type="float" office:value="0.233758439029251" calcext:value-type="float">
            <text:p>0.233758439</text:p>
          </table:table-cell>
          <table:table-cell office:value-type="float" office:value="0.279080687113904" calcext:value-type="float">
            <text:p>0.2790806871</text:p>
          </table:table-cell>
          <table:table-cell office:value-type="float" office:value="0.278211485328998" calcext:value-type="float">
            <text:p>0.2782114853</text:p>
          </table:table-cell>
          <table:table-cell office:value-type="float" office:value="0.210174698780747" calcext:value-type="float">
            <text:p>0.2101746988</text:p>
          </table:table-cell>
          <table:table-cell office:value-type="float" office:value="0.225563574845789" calcext:value-type="float">
            <text:p>0.2255635748</text:p>
          </table:table-cell>
          <table:table-cell office:value-type="float" office:value="0.12291925195873" calcext:value-type="float">
            <text:p>0.122919252</text:p>
          </table:table-cell>
          <table:table-cell office:value-type="float" office:value="0.282816014782969" calcext:value-type="float">
            <text:p>0.2828160148</text:p>
          </table:table-cell>
          <table:table-cell office:value-type="float" office:value="0.318979735787752" calcext:value-type="float">
            <text:p>0.3189797358</text:p>
          </table:table-cell>
          <table:table-cell office:value-type="float" office:value="0.343082015117531" calcext:value-type="float">
            <text:p>0.3430820151</text:p>
          </table:table-cell>
          <table:table-cell office:value-type="float" office:value="0.391326946779253" calcext:value-type="float">
            <text:p>0.3913269468</text:p>
          </table:table-cell>
          <table:table-cell office:value-type="float" office:value="0.448599040064219" calcext:value-type="float">
            <text:p>0.4485990401</text:p>
          </table:table-cell>
          <table:table-cell office:value-type="float" office:value="0.420681376132212" calcext:value-type="float">
            <text:p>0.4206813761</text:p>
          </table:table-cell>
          <table:table-cell office:value-type="float" office:value="0.300513960533512" calcext:value-type="float">
            <text:p>0.3005139605</text:p>
          </table:table-cell>
          <table:table-cell office:value-type="float" office:value="0.29764102405139" calcext:value-type="float">
            <text:p>0.2976410241</text:p>
          </table:table-cell>
          <table:table-cell office:value-type="float" office:value="0.282339832024672" calcext:value-type="float">
            <text:p>0.282339832</text:p>
          </table:table-cell>
          <table:table-cell office:value-type="float" office:value="0.236917649662641" calcext:value-type="float">
            <text:p>0.2369176497</text:p>
          </table:table-cell>
          <table:table-cell office:value-type="float" office:value="0.206889577965365" calcext:value-type="float">
            <text:p>0.206889578</text:p>
          </table:table-cell>
          <table:table-cell office:value-type="float" office:value="0.236738719839375" calcext:value-type="float">
            <text:p>0.2367387198</text:p>
          </table:table-cell>
          <table:table-cell office:value-type="float" office:value="0.323340538365374" calcext:value-type="float">
            <text:p>0.3233405384</text:p>
          </table:table-cell>
          <table:table-cell office:value-type="float" office:value="0.307621117556634" calcext:value-type="float">
            <text:p>0.3076211176</text:p>
          </table:table-cell>
          <table:table-cell office:value-type="float" office:value="0.177359088801981" calcext:value-type="float">
            <text:p>0.1773590888</text:p>
          </table:table-cell>
          <table:table-cell office:value-type="float" office:value="0.291229973407359" calcext:value-type="float">
            <text:p>0.2912299734</text:p>
          </table:table-cell>
          <table:table-cell office:value-type="float" office:value="0.287333694050484" calcext:value-type="float">
            <text:p>0.2873336941</text:p>
          </table:table-cell>
          <table:table-cell office:value-type="float" office:value="0.303562428688977" calcext:value-type="float">
            <text:p>0.3035624287</text:p>
          </table:table-cell>
          <table:table-cell office:value-type="float" office:value="0.431968487098886" calcext:value-type="float">
            <text:p>0.4319684871</text:p>
          </table:table-cell>
          <table:table-cell office:value-type="float" office:value="0.405596571375222" calcext:value-type="float">
            <text:p>0.4055965714</text:p>
          </table:table-cell>
          <table:table-cell office:value-type="float" office:value="0.312988505776431" calcext:value-type="float">
            <text:p>0.3129885058</text:p>
          </table:table-cell>
          <table:table-cell office:value-type="float" office:value="0.366749574900555" calcext:value-type="float">
            <text:p>0.3667495749</text:p>
          </table:table-cell>
          <table:table-cell office:value-type="float" office:value="0.349287517570256" calcext:value-type="float">
            <text:p>0.3492875176</text:p>
          </table:table-cell>
          <table:table-cell office:value-type="float" office:value="0.275895292748158" calcext:value-type="float">
            <text:p>0.2758952927</text:p>
          </table:table-cell>
          <table:table-cell office:value-type="float" office:value="0.304779485647522" calcext:value-type="float">
            <text:p>0.3047794856</text:p>
          </table:table-cell>
          <table:table-cell office:value-type="float" office:value="0.234383409320963" calcext:value-type="float">
            <text:p>0.2343834093</text:p>
          </table:table-cell>
          <table:table-cell office:value-type="float" office:value="0.370960979781201" calcext:value-type="float">
            <text:p>0.3709609798</text:p>
          </table:table-cell>
          <table:table-cell office:value-type="float" office:value="0.357234657515975" calcext:value-type="float">
            <text:p>0.3572346575</text:p>
          </table:table-cell>
          <table:table-cell office:value-type="float" office:value="0.18637681312876" calcext:value-type="float">
            <text:p>0.1863768131</text:p>
          </table:table-cell>
          <table:table-cell office:value-type="float" office:value="0.296410245131237" calcext:value-type="float">
            <text:p>0.2964102451</text:p>
          </table:table-cell>
          <table:table-cell office:value-type="float" office:value="0.342677230463433" calcext:value-type="float">
            <text:p>0.3426772305</text:p>
          </table:table-cell>
          <table:table-cell office:value-type="float" office:value="0.397225747539298" calcext:value-type="float">
            <text:p>0.3972257475</text:p>
          </table:table-cell>
          <table:table-cell office:value-type="float" office:value="0.38429596650817" calcext:value-type="float">
            <text:p>0.3842959665</text:p>
          </table:table-cell>
          <table:table-cell office:value-type="float" office:value="0.360695275468896" calcext:value-type="float">
            <text:p>0.3606952755</text:p>
          </table:table-cell>
          <table:table-cell office:value-type="float" office:value="0.297856714921641" calcext:value-type="float">
            <text:p>0.2978567149</text:p>
          </table:table-cell>
          <table:table-cell office:value-type="float" office:value="0.290488255120435" calcext:value-type="float">
            <text:p>0.2904882551</text:p>
          </table:table-cell>
          <table:table-cell office:value-type="float" office:value="0.358341748763085" calcext:value-type="float">
            <text:p>0.3583417488</text:p>
          </table:table-cell>
          <table:table-cell office:value-type="float" office:value="0.310942134086431" calcext:value-type="float">
            <text:p>0.3109421341</text:p>
          </table:table-cell>
          <table:table-cell office:value-type="float" office:value="0.306924813356994" calcext:value-type="float">
            <text:p>0.3069248134</text:p>
          </table:table-cell>
          <table:table-cell office:value-type="float" office:value="0.41526583418274" calcext:value-type="float">
            <text:p>0.4152658342</text:p>
          </table:table-cell>
          <table:table-cell office:value-type="float" office:value="0.458089043616667" calcext:value-type="float">
            <text:p>0.4580890436</text:p>
          </table:table-cell>
          <table:table-cell office:value-type="float" office:value="0.520015182247756" calcext:value-type="float">
            <text:p>0.5200151822</text:p>
          </table:table-cell>
          <table:table-cell office:value-type="float" office:value="0.350700713482414" calcext:value-type="float">
            <text:p>0.3507007135</text:p>
          </table:table-cell>
          <table:table-cell office:value-type="float" office:value="0.450793451890245" calcext:value-type="float">
            <text:p>0.4507934519</text:p>
          </table:table-cell>
          <table:table-cell office:value-type="float" office:value="0.312475486428841" calcext:value-type="float">
            <text:p>0.3124754864</text:p>
          </table:table-cell>
          <table:table-cell office:value-type="float" office:value="0.383749598625936" calcext:value-type="float">
            <text:p>0.3837495986</text:p>
          </table:table-cell>
          <table:table-cell office:value-type="float" office:value="0.279166413007023" calcext:value-type="float">
            <text:p>0.279166413</text:p>
          </table:table-cell>
          <table:table-cell office:value-type="float" office:value="0.310607476844623" calcext:value-type="float">
            <text:p>0.3106074768</text:p>
          </table:table-cell>
          <table:table-cell office:value-type="float" office:value="0.258320239167102" calcext:value-type="float">
            <text:p>0.2583202392</text:p>
          </table:table-cell>
          <table:table-cell office:value-type="float" office:value="0.254711852018526" calcext:value-type="float">
            <text:p>0.254711852</text:p>
          </table:table-cell>
          <table:table-cell office:value-type="float" office:value="0.193850807000189" calcext:value-type="float">
            <text:p>0.193850807</text:p>
          </table:table-cell>
          <table:table-cell office:value-type="float" office:value="0.160020927378415" calcext:value-type="float">
            <text:p>0.1600209274</text:p>
          </table:table-cell>
          <table:table-cell office:value-type="float" office:value="0.343139510821306" calcext:value-type="float">
            <text:p>0.3431395108</text:p>
          </table:table-cell>
          <table:table-cell office:value-type="float" office:value="0.255808078468032" calcext:value-type="float">
            <text:p>0.2558080785</text:p>
          </table:table-cell>
          <table:table-cell office:value-type="float" office:value="0.250499633237092" calcext:value-type="float">
            <text:p>0.2504996332</text:p>
          </table:table-cell>
          <table:table-cell office:value-type="float" office:value="0.196517028641687" calcext:value-type="float">
            <text:p>0.1965170286</text:p>
          </table:table-cell>
          <table:table-cell office:value-type="float" office:value="0.19042824915597" calcext:value-type="float">
            <text:p>0.1904282492</text:p>
          </table:table-cell>
          <table:table-cell office:value-type="float" office:value="0.191481361385171" calcext:value-type="float">
            <text:p>0.1914813614</text:p>
          </table:table-cell>
          <table:table-cell office:value-type="float" office:value="0.25212287981823" calcext:value-type="float">
            <text:p>0.2521228798</text:p>
          </table:table-cell>
          <table:table-cell office:value-type="float" office:value="0.251689011773248" calcext:value-type="float">
            <text:p>0.2516890118</text:p>
          </table:table-cell>
          <table:table-cell office:value-type="float" office:value="0.300773847632099" calcext:value-type="float">
            <text:p>0.3007738476</text:p>
          </table:table-cell>
          <table:table-cell office:value-type="float" office:value="0.220946162024064" calcext:value-type="float">
            <text:p>0.220946162</text:p>
          </table:table-cell>
          <table:table-cell office:value-type="float" office:value="0.276853795031099" calcext:value-type="float">
            <text:p>0.276853795</text:p>
          </table:table-cell>
          <table:table-cell office:value-type="float" office:value="0.237920537641096" calcext:value-type="float">
            <text:p>0.2379205376</text:p>
          </table:table-cell>
          <table:table-cell office:value-type="float" office:value="0.39039428995416" calcext:value-type="float">
            <text:p>0.39039429</text:p>
          </table:table-cell>
          <table:table-cell office:value-type="float" office:value="0.383493510587818" calcext:value-type="float">
            <text:p>0.3834935106</text:p>
          </table:table-cell>
          <table:table-cell office:value-type="float" office:value="0.414436781271353" calcext:value-type="float">
            <text:p>0.4144367813</text:p>
          </table:table-cell>
          <table:table-cell office:value-type="float" office:value="0.500494668631158" calcext:value-type="float">
            <text:p>0.5004946686</text:p>
          </table:table-cell>
          <table:table-cell office:value-type="float" office:value="0.424864827337729" calcext:value-type="float">
            <text:p>0.4248648273</text:p>
          </table:table-cell>
          <table:table-cell office:value-type="float" office:value="0.361231680008718" calcext:value-type="float">
            <text:p>0.36123168</text:p>
          </table:table-cell>
          <table:table-cell office:value-type="float" office:value="0.395083100859429" calcext:value-type="float">
            <text:p>0.3950831009</text:p>
          </table:table-cell>
          <table:table-cell office:value-type="float" office:value="0.438695219136887" calcext:value-type="float">
            <text:p>0.4386952191</text:p>
          </table:table-cell>
          <table:table-cell office:value-type="float" office:value="0.345624863439934" calcext:value-type="float">
            <text:p>0.34562486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4862" calcext:value-type="float">
            <text:p>894862</text:p>
          </table:table-cell>
          <table:table-cell table:formula="of:=AVERAGE([.E21:.GL21])" office:value-type="float" office:value="0.310320836936707" calcext:value-type="float">
            <text:p>0.3103208369</text:p>
          </table:table-cell>
          <table:table-cell/>
          <table:table-cell office:value-type="float" office:value="0.203794460788261" calcext:value-type="float">
            <text:p>0.2037944608</text:p>
          </table:table-cell>
          <table:table-cell office:value-type="float" office:value="0.304665512116604" calcext:value-type="float">
            <text:p>0.3046655121</text:p>
          </table:table-cell>
          <table:table-cell office:value-type="float" office:value="0.196664982360467" calcext:value-type="float">
            <text:p>0.1966649824</text:p>
          </table:table-cell>
          <table:table-cell office:value-type="float" office:value="0.267384906693745" calcext:value-type="float">
            <text:p>0.2673849067</text:p>
          </table:table-cell>
          <table:table-cell office:value-type="float" office:value="0.165729525363823" calcext:value-type="float">
            <text:p>0.1657295254</text:p>
          </table:table-cell>
          <table:table-cell office:value-type="float" office:value="0.294047152523113" calcext:value-type="float">
            <text:p>0.2940471525</text:p>
          </table:table-cell>
          <table:table-cell office:value-type="float" office:value="0.353699534941374" calcext:value-type="float">
            <text:p>0.3536995349</text:p>
          </table:table-cell>
          <table:table-cell office:value-type="float" office:value="0.299044882005495" calcext:value-type="float">
            <text:p>0.299044882</text:p>
          </table:table-cell>
          <table:table-cell office:value-type="float" office:value="0.388991367651658" calcext:value-type="float">
            <text:p>0.3889913677</text:p>
          </table:table-cell>
          <table:table-cell office:value-type="float" office:value="0.336558794636573" calcext:value-type="float">
            <text:p>0.3365587946</text:p>
          </table:table-cell>
          <table:table-cell office:value-type="float" office:value="0.309478670772703" calcext:value-type="float">
            <text:p>0.3094786708</text:p>
          </table:table-cell>
          <table:table-cell office:value-type="float" office:value="0.333968723764509" calcext:value-type="float">
            <text:p>0.3339687238</text:p>
          </table:table-cell>
          <table:table-cell office:value-type="float" office:value="0.323097366997225" calcext:value-type="float">
            <text:p>0.323097367</text:p>
          </table:table-cell>
          <table:table-cell office:value-type="float" office:value="0.228808665282386" calcext:value-type="float">
            <text:p>0.2288086653</text:p>
          </table:table-cell>
          <table:table-cell office:value-type="float" office:value="0.214749931448399" calcext:value-type="float">
            <text:p>0.2147499314</text:p>
          </table:table-cell>
          <table:table-cell office:value-type="float" office:value="0.183823218027041" calcext:value-type="float">
            <text:p>0.183823218</text:p>
          </table:table-cell>
          <table:table-cell office:value-type="float" office:value="0.156920523387302" calcext:value-type="float">
            <text:p>0.1569205234</text:p>
          </table:table-cell>
          <table:table-cell office:value-type="float" office:value="0.171603123422029" calcext:value-type="float">
            <text:p>0.1716031234</text:p>
          </table:table-cell>
          <table:table-cell office:value-type="float" office:value="0.155713163524779" calcext:value-type="float">
            <text:p>0.1557131635</text:p>
          </table:table-cell>
          <table:table-cell office:value-type="float" office:value="0.264725280858468" calcext:value-type="float">
            <text:p>0.2647252809</text:p>
          </table:table-cell>
          <table:table-cell office:value-type="float" office:value="0.458886725718012" calcext:value-type="float">
            <text:p>0.4588867257</text:p>
          </table:table-cell>
          <table:table-cell office:value-type="float" office:value="0.447946188618813" calcext:value-type="float">
            <text:p>0.4479461886</text:p>
          </table:table-cell>
          <table:table-cell office:value-type="float" office:value="0.57176479283579" calcext:value-type="float">
            <text:p>0.5717647928</text:p>
          </table:table-cell>
          <table:table-cell office:value-type="float" office:value="0.488669032280979" calcext:value-type="float">
            <text:p>0.4886690323</text:p>
          </table:table-cell>
          <table:table-cell office:value-type="float" office:value="0.563091252721107" calcext:value-type="float">
            <text:p>0.5630912527</text:p>
          </table:table-cell>
          <table:table-cell office:value-type="float" office:value="0.354825716111829" calcext:value-type="float">
            <text:p>0.3548257161</text:p>
          </table:table-cell>
          <table:table-cell office:value-type="float" office:value="0.396351006267683" calcext:value-type="float">
            <text:p>0.3963510063</text:p>
          </table:table-cell>
          <table:table-cell office:value-type="float" office:value="0.365872483209618" calcext:value-type="float">
            <text:p>0.3658724832</text:p>
          </table:table-cell>
          <table:table-cell office:value-type="float" office:value="0.270272840280379" calcext:value-type="float">
            <text:p>0.2702728403</text:p>
          </table:table-cell>
          <table:table-cell office:value-type="float" office:value="0.273350616799296" calcext:value-type="float">
            <text:p>0.2733506168</text:p>
          </table:table-cell>
          <table:table-cell office:value-type="float" office:value="0.185798805687008" calcext:value-type="float">
            <text:p>0.1857988057</text:p>
          </table:table-cell>
          <table:table-cell office:value-type="float" office:value="0.25365275856874" calcext:value-type="float">
            <text:p>0.2536527586</text:p>
          </table:table-cell>
          <table:table-cell office:value-type="float" office:value="0.176339764668178" calcext:value-type="float">
            <text:p>0.1763397647</text:p>
          </table:table-cell>
          <table:table-cell office:value-type="float" office:value="0.205772440638779" calcext:value-type="float">
            <text:p>0.2057724406</text:p>
          </table:table-cell>
          <table:table-cell office:value-type="float" office:value="0.282034991114911" calcext:value-type="float">
            <text:p>0.2820349911</text:p>
          </table:table-cell>
          <table:table-cell office:value-type="float" office:value="0.333920834492334" calcext:value-type="float">
            <text:p>0.3339208345</text:p>
          </table:table-cell>
          <table:table-cell office:value-type="float" office:value="0.359697128654424" calcext:value-type="float">
            <text:p>0.3596971287</text:p>
          </table:table-cell>
          <table:table-cell office:value-type="float" office:value="0.366985628038771" calcext:value-type="float">
            <text:p>0.366985628</text:p>
          </table:table-cell>
          <table:table-cell office:value-type="float" office:value="0.315871839207559" calcext:value-type="float">
            <text:p>0.3158718392</text:p>
          </table:table-cell>
          <table:table-cell office:value-type="float" office:value="0.265130793433281" calcext:value-type="float">
            <text:p>0.2651307934</text:p>
          </table:table-cell>
          <table:table-cell office:value-type="float" office:value="0.24586384914576" calcext:value-type="float">
            <text:p>0.2458638491</text:p>
          </table:table-cell>
          <table:table-cell office:value-type="float" office:value="0.28062445894119" calcext:value-type="float">
            <text:p>0.2806244589</text:p>
          </table:table-cell>
          <table:table-cell office:value-type="float" office:value="0.411262421657912" calcext:value-type="float">
            <text:p>0.4112624217</text:p>
          </table:table-cell>
          <table:table-cell office:value-type="float" office:value="0.423040643309497" calcext:value-type="float">
            <text:p>0.4230406433</text:p>
          </table:table-cell>
          <table:table-cell office:value-type="float" office:value="0.185243708169054" calcext:value-type="float">
            <text:p>0.1852437082</text:p>
          </table:table-cell>
          <table:table-cell office:value-type="float" office:value="0.245435178750107" calcext:value-type="float">
            <text:p>0.2454351788</text:p>
          </table:table-cell>
          <table:table-cell office:value-type="float" office:value="0.323608157468463" calcext:value-type="float">
            <text:p>0.3236081575</text:p>
          </table:table-cell>
          <table:table-cell office:value-type="float" office:value="0.293290438057697" calcext:value-type="float">
            <text:p>0.2932904381</text:p>
          </table:table-cell>
          <table:table-cell office:value-type="float" office:value="0.41024135939632" calcext:value-type="float">
            <text:p>0.4102413594</text:p>
          </table:table-cell>
          <table:table-cell office:value-type="float" office:value="0.44541106729137" calcext:value-type="float">
            <text:p>0.4454110673</text:p>
          </table:table-cell>
          <table:table-cell office:value-type="float" office:value="0.487219455284538" calcext:value-type="float">
            <text:p>0.4872194553</text:p>
          </table:table-cell>
          <table:table-cell office:value-type="float" office:value="0.567142635161089" calcext:value-type="float">
            <text:p>0.5671426352</text:p>
          </table:table-cell>
          <table:table-cell office:value-type="float" office:value="0.538423974971035" calcext:value-type="float">
            <text:p>0.538423975</text:p>
          </table:table-cell>
          <table:table-cell office:value-type="float" office:value="0.516281418180251" calcext:value-type="float">
            <text:p>0.5162814182</text:p>
          </table:table-cell>
          <table:table-cell office:value-type="float" office:value="0.453962910868563" calcext:value-type="float">
            <text:p>0.4539629109</text:p>
          </table:table-cell>
          <table:table-cell office:value-type="float" office:value="0.466469007399697" calcext:value-type="float">
            <text:p>0.4664690074</text:p>
          </table:table-cell>
          <table:table-cell office:value-type="float" office:value="0.20776547407864" calcext:value-type="float">
            <text:p>0.2077654741</text:p>
          </table:table-cell>
          <table:table-cell office:value-type="float" office:value="0.169891274314198" calcext:value-type="float">
            <text:p>0.1698912743</text:p>
          </table:table-cell>
          <table:table-cell office:value-type="float" office:value="0.238949837141324" calcext:value-type="float">
            <text:p>0.2389498371</text:p>
          </table:table-cell>
          <table:table-cell office:value-type="float" office:value="0.239786938783124" calcext:value-type="float">
            <text:p>0.2397869388</text:p>
          </table:table-cell>
          <table:table-cell office:value-type="float" office:value="0.175674960713412" calcext:value-type="float">
            <text:p>0.1756749607</text:p>
          </table:table-cell>
          <table:table-cell office:value-type="float" office:value="0.322020372404296" calcext:value-type="float">
            <text:p>0.3220203724</text:p>
          </table:table-cell>
          <table:table-cell office:value-type="float" office:value="0.335137786614979" calcext:value-type="float">
            <text:p>0.3351377866</text:p>
          </table:table-cell>
          <table:table-cell office:value-type="float" office:value="0.415085560002684" calcext:value-type="float">
            <text:p>0.41508556</text:p>
          </table:table-cell>
          <table:table-cell office:value-type="float" office:value="0.472826625251069" calcext:value-type="float">
            <text:p>0.4728266253</text:p>
          </table:table-cell>
          <table:table-cell office:value-type="float" office:value="0.501533015345155" calcext:value-type="float">
            <text:p>0.5015330153</text:p>
          </table:table-cell>
          <table:table-cell office:value-type="float" office:value="0.41795642581047" calcext:value-type="float">
            <text:p>0.4179564258</text:p>
          </table:table-cell>
          <table:table-cell office:value-type="float" office:value="0.495931318316325" calcext:value-type="float">
            <text:p>0.4959313183</text:p>
          </table:table-cell>
          <table:table-cell office:value-type="float" office:value="0.38411998045827" calcext:value-type="float">
            <text:p>0.3841199805</text:p>
          </table:table-cell>
          <table:table-cell office:value-type="float" office:value="0.395157702554697" calcext:value-type="float">
            <text:p>0.3951577026</text:p>
          </table:table-cell>
          <table:table-cell office:value-type="float" office:value="0.421900860980972" calcext:value-type="float">
            <text:p>0.421900861</text:p>
          </table:table-cell>
          <table:table-cell office:value-type="float" office:value="0.413059533599551" calcext:value-type="float">
            <text:p>0.4130595336</text:p>
          </table:table-cell>
          <table:table-cell office:value-type="float" office:value="0.268537818365334" calcext:value-type="float">
            <text:p>0.2685378184</text:p>
          </table:table-cell>
          <table:table-cell office:value-type="float" office:value="0.251011008031943" calcext:value-type="float">
            <text:p>0.251011008</text:p>
          </table:table-cell>
          <table:table-cell office:value-type="float" office:value="0.244794012147427" calcext:value-type="float">
            <text:p>0.2447940121</text:p>
          </table:table-cell>
          <table:table-cell office:value-type="float" office:value="0.274613464200583" calcext:value-type="float">
            <text:p>0.2746134642</text:p>
          </table:table-cell>
          <table:table-cell office:value-type="float" office:value="0.161653076281598" calcext:value-type="float">
            <text:p>0.1616530763</text:p>
          </table:table-cell>
          <table:table-cell office:value-type="float" office:value="0.263506437271856" calcext:value-type="float">
            <text:p>0.2635064373</text:p>
          </table:table-cell>
          <table:table-cell office:value-type="float" office:value="0.284818339856545" calcext:value-type="float">
            <text:p>0.2848183399</text:p>
          </table:table-cell>
          <table:table-cell office:value-type="float" office:value="0.314895052824619" calcext:value-type="float">
            <text:p>0.3148950528</text:p>
          </table:table-cell>
          <table:table-cell office:value-type="float" office:value="0.438447737114224" calcext:value-type="float">
            <text:p>0.4384477371</text:p>
          </table:table-cell>
          <table:table-cell office:value-type="float" office:value="0.426625495938601" calcext:value-type="float">
            <text:p>0.4266254959</text:p>
          </table:table-cell>
          <table:table-cell office:value-type="float" office:value="0.480995413614548" calcext:value-type="float">
            <text:p>0.4809954136</text:p>
          </table:table-cell>
          <table:table-cell office:value-type="float" office:value="0.406825768621481" calcext:value-type="float">
            <text:p>0.4068257686</text:p>
          </table:table-cell>
          <table:table-cell office:value-type="float" office:value="0.352652606781992" calcext:value-type="float">
            <text:p>0.3526526068</text:p>
          </table:table-cell>
          <table:table-cell office:value-type="float" office:value="0.271445192528797" calcext:value-type="float">
            <text:p>0.2714451925</text:p>
          </table:table-cell>
          <table:table-cell office:value-type="float" office:value="0.154708260492133" calcext:value-type="float">
            <text:p>0.1547082605</text:p>
          </table:table-cell>
          <table:table-cell office:value-type="float" office:value="0.250333808140231" calcext:value-type="float">
            <text:p>0.2503338081</text:p>
          </table:table-cell>
          <table:table-cell office:value-type="float" office:value="0.127228691875382" calcext:value-type="float">
            <text:p>0.1272286919</text:p>
          </table:table-cell>
          <table:table-cell office:value-type="float" office:value="0.269839392300531" calcext:value-type="float">
            <text:p>0.2698393923</text:p>
          </table:table-cell>
          <table:table-cell office:value-type="float" office:value="0.271106977152123" calcext:value-type="float">
            <text:p>0.2711069772</text:p>
          </table:table-cell>
          <table:table-cell office:value-type="float" office:value="0.290135575791696" calcext:value-type="float">
            <text:p>0.2901355758</text:p>
          </table:table-cell>
          <table:table-cell office:value-type="float" office:value="0.310845534978322" calcext:value-type="float">
            <text:p>0.310845535</text:p>
          </table:table-cell>
          <table:table-cell office:value-type="float" office:value="0.27875571968627" calcext:value-type="float">
            <text:p>0.2787557197</text:p>
          </table:table-cell>
          <table:table-cell office:value-type="float" office:value="0.398244797497779" calcext:value-type="float">
            <text:p>0.3982447975</text:p>
          </table:table-cell>
          <table:table-cell office:value-type="float" office:value="0.261991332375465" calcext:value-type="float">
            <text:p>0.2619913324</text:p>
          </table:table-cell>
          <table:table-cell office:value-type="float" office:value="0.169555176712986" calcext:value-type="float">
            <text:p>0.1695551767</text:p>
          </table:table-cell>
          <table:table-cell office:value-type="float" office:value="0.154596803639365" calcext:value-type="float">
            <text:p>0.1545968036</text:p>
          </table:table-cell>
          <table:table-cell office:value-type="float" office:value="0.14701745501445" calcext:value-type="float">
            <text:p>0.147017455</text:p>
          </table:table-cell>
          <table:table-cell office:value-type="float" office:value="0.106014728123719" calcext:value-type="float">
            <text:p>0.1060147281</text:p>
          </table:table-cell>
          <table:table-cell office:value-type="float" office:value="0.250037913022354" calcext:value-type="float">
            <text:p>0.250037913</text:p>
          </table:table-cell>
          <table:table-cell office:value-type="float" office:value="0.272503982656881" calcext:value-type="float">
            <text:p>0.2725039827</text:p>
          </table:table-cell>
          <table:table-cell office:value-type="float" office:value="0.280200645299118" calcext:value-type="float">
            <text:p>0.2802006453</text:p>
          </table:table-cell>
          <table:table-cell office:value-type="float" office:value="0.382598026265697" calcext:value-type="float">
            <text:p>0.3825980263</text:p>
          </table:table-cell>
          <table:table-cell office:value-type="float" office:value="0.306583822511259" calcext:value-type="float">
            <text:p>0.3065838225</text:p>
          </table:table-cell>
          <table:table-cell office:value-type="float" office:value="0.263125168944105" calcext:value-type="float">
            <text:p>0.2631251689</text:p>
          </table:table-cell>
          <table:table-cell office:value-type="float" office:value="0.23142256884442" calcext:value-type="float">
            <text:p>0.2314225688</text:p>
          </table:table-cell>
          <table:table-cell office:value-type="float" office:value="0.206016779195521" calcext:value-type="float">
            <text:p>0.2060167792</text:p>
          </table:table-cell>
          <table:table-cell office:value-type="float" office:value="0.166929465025363" calcext:value-type="float">
            <text:p>0.166929465</text:p>
          </table:table-cell>
          <table:table-cell office:value-type="float" office:value="0.171670638461504" calcext:value-type="float">
            <text:p>0.1716706385</text:p>
          </table:table-cell>
          <table:table-cell office:value-type="float" office:value="0.227324051262378" calcext:value-type="float">
            <text:p>0.2273240513</text:p>
          </table:table-cell>
          <table:table-cell office:value-type="float" office:value="0.222971003386914" calcext:value-type="float">
            <text:p>0.2229710034</text:p>
          </table:table-cell>
          <table:table-cell office:value-type="float" office:value="0.289651480564873" calcext:value-type="float">
            <text:p>0.2896514806</text:p>
          </table:table-cell>
          <table:table-cell office:value-type="float" office:value="0.291076120876787" calcext:value-type="float">
            <text:p>0.2910761209</text:p>
          </table:table-cell>
          <table:table-cell office:value-type="float" office:value="0.209692379292297" calcext:value-type="float">
            <text:p>0.2096923793</text:p>
          </table:table-cell>
          <table:table-cell office:value-type="float" office:value="0.232608065464721" calcext:value-type="float">
            <text:p>0.2326080655</text:p>
          </table:table-cell>
          <table:table-cell office:value-type="float" office:value="0.147434890357636" calcext:value-type="float">
            <text:p>0.1474348904</text:p>
          </table:table-cell>
          <table:table-cell office:value-type="float" office:value="0.148003109261499" calcext:value-type="float">
            <text:p>0.1480031093</text:p>
          </table:table-cell>
          <table:table-cell office:value-type="float" office:value="0.317802599817562" calcext:value-type="float">
            <text:p>0.3178025998</text:p>
          </table:table-cell>
          <table:table-cell office:value-type="float" office:value="0.348975431471364" calcext:value-type="float">
            <text:p>0.3489754315</text:p>
          </table:table-cell>
          <table:table-cell office:value-type="float" office:value="0.191006552056498" calcext:value-type="float">
            <text:p>0.1910065521</text:p>
          </table:table-cell>
          <table:table-cell office:value-type="float" office:value="0.386243742381557" calcext:value-type="float">
            <text:p>0.3862437424</text:p>
          </table:table-cell>
          <table:table-cell office:value-type="float" office:value="0.424629951200981" calcext:value-type="float">
            <text:p>0.4246299512</text:p>
          </table:table-cell>
          <table:table-cell office:value-type="float" office:value="0.272297259353857" calcext:value-type="float">
            <text:p>0.2722972594</text:p>
          </table:table-cell>
          <table:table-cell office:value-type="float" office:value="0.324709071569602" calcext:value-type="float">
            <text:p>0.3247090716</text:p>
          </table:table-cell>
          <table:table-cell office:value-type="float" office:value="0.309194630299836" calcext:value-type="float">
            <text:p>0.3091946303</text:p>
          </table:table-cell>
          <table:table-cell office:value-type="float" office:value="0.254276661741587" calcext:value-type="float">
            <text:p>0.2542766617</text:p>
          </table:table-cell>
          <table:table-cell office:value-type="float" office:value="0.260508787066932" calcext:value-type="float">
            <text:p>0.2605087871</text:p>
          </table:table-cell>
          <table:table-cell office:value-type="float" office:value="0.230059049137617" calcext:value-type="float">
            <text:p>0.2300590491</text:p>
          </table:table-cell>
          <table:table-cell office:value-type="float" office:value="0.337451078367621" calcext:value-type="float">
            <text:p>0.3374510784</text:p>
          </table:table-cell>
          <table:table-cell office:value-type="float" office:value="0.309904995817071" calcext:value-type="float">
            <text:p>0.3099049958</text:p>
          </table:table-cell>
          <table:table-cell office:value-type="float" office:value="0.237695370340575" calcext:value-type="float">
            <text:p>0.2376953703</text:p>
          </table:table-cell>
          <table:table-cell office:value-type="float" office:value="0.27894326282572" calcext:value-type="float">
            <text:p>0.2789432628</text:p>
          </table:table-cell>
          <table:table-cell office:value-type="float" office:value="0.313042934349883" calcext:value-type="float">
            <text:p>0.3130429343</text:p>
          </table:table-cell>
          <table:table-cell office:value-type="float" office:value="0.359374675159403" calcext:value-type="float">
            <text:p>0.3593746752</text:p>
          </table:table-cell>
          <table:table-cell office:value-type="float" office:value="0.392022355384816" calcext:value-type="float">
            <text:p>0.3920223554</text:p>
          </table:table-cell>
          <table:table-cell office:value-type="float" office:value="0.355229820242397" calcext:value-type="float">
            <text:p>0.3552298202</text:p>
          </table:table-cell>
          <table:table-cell office:value-type="float" office:value="0.322205823938227" calcext:value-type="float">
            <text:p>0.3222058239</text:p>
          </table:table-cell>
          <table:table-cell office:value-type="float" office:value="0.396246598219693" calcext:value-type="float">
            <text:p>0.3962465982</text:p>
          </table:table-cell>
          <table:table-cell office:value-type="float" office:value="0.400564263059076" calcext:value-type="float">
            <text:p>0.4005642631</text:p>
          </table:table-cell>
          <table:table-cell office:value-type="float" office:value="0.291295161757066" calcext:value-type="float">
            <text:p>0.2912951618</text:p>
          </table:table-cell>
          <table:table-cell office:value-type="float" office:value="0.238880264680833" calcext:value-type="float">
            <text:p>0.2388802647</text:p>
          </table:table-cell>
          <table:table-cell office:value-type="float" office:value="0.267222358077742" calcext:value-type="float">
            <text:p>0.2672223581</text:p>
          </table:table-cell>
          <table:table-cell office:value-type="float" office:value="0.39372938848163" calcext:value-type="float">
            <text:p>0.3937293885</text:p>
          </table:table-cell>
          <table:table-cell office:value-type="float" office:value="0.357272246838283" calcext:value-type="float">
            <text:p>0.3572722468</text:p>
          </table:table-cell>
          <table:table-cell office:value-type="float" office:value="0.223585330857996" calcext:value-type="float">
            <text:p>0.2235853309</text:p>
          </table:table-cell>
          <table:table-cell office:value-type="float" office:value="0.3293732215117" calcext:value-type="float">
            <text:p>0.3293732215</text:p>
          </table:table-cell>
          <table:table-cell office:value-type="float" office:value="0.362822165258879" calcext:value-type="float">
            <text:p>0.3628221653</text:p>
          </table:table-cell>
          <table:table-cell office:value-type="float" office:value="0.282357539040987" calcext:value-type="float">
            <text:p>0.282357539</text:p>
          </table:table-cell>
          <table:table-cell office:value-type="float" office:value="0.315502316364368" calcext:value-type="float">
            <text:p>0.3155023164</text:p>
          </table:table-cell>
          <table:table-cell office:value-type="float" office:value="0.412151168577813" calcext:value-type="float">
            <text:p>0.4121511686</text:p>
          </table:table-cell>
          <table:table-cell office:value-type="float" office:value="0.302517263639118" calcext:value-type="float">
            <text:p>0.3025172636</text:p>
          </table:table-cell>
          <table:table-cell office:value-type="float" office:value="0.337915018799837" calcext:value-type="float">
            <text:p>0.3379150188</text:p>
          </table:table-cell>
          <table:table-cell office:value-type="float" office:value="0.413389591799809" calcext:value-type="float">
            <text:p>0.4133895918</text:p>
          </table:table-cell>
          <table:table-cell office:value-type="float" office:value="0.322533318131328" calcext:value-type="float">
            <text:p>0.3225333181</text:p>
          </table:table-cell>
          <table:table-cell office:value-type="float" office:value="0.350200543485606" calcext:value-type="float">
            <text:p>0.3502005435</text:p>
          </table:table-cell>
          <table:table-cell office:value-type="float" office:value="0.416684577805212" calcext:value-type="float">
            <text:p>0.4166845778</text:p>
          </table:table-cell>
          <table:table-cell office:value-type="float" office:value="0.405347775368948" calcext:value-type="float">
            <text:p>0.4053477754</text:p>
          </table:table-cell>
          <table:table-cell office:value-type="float" office:value="0.507862548621888" calcext:value-type="float">
            <text:p>0.5078625486</text:p>
          </table:table-cell>
          <table:table-cell office:value-type="float" office:value="0.407394545263019" calcext:value-type="float">
            <text:p>0.4073945453</text:p>
          </table:table-cell>
          <table:table-cell office:value-type="float" office:value="0.390681965527002" calcext:value-type="float">
            <text:p>0.3906819655</text:p>
          </table:table-cell>
          <table:table-cell office:value-type="float" office:value="0.410654568993322" calcext:value-type="float">
            <text:p>0.410654569</text:p>
          </table:table-cell>
          <table:table-cell office:value-type="float" office:value="0.289247313513569" calcext:value-type="float">
            <text:p>0.2892473135</text:p>
          </table:table-cell>
          <table:table-cell office:value-type="float" office:value="0.2702528389841" calcext:value-type="float">
            <text:p>0.270252839</text:p>
          </table:table-cell>
          <table:table-cell office:value-type="float" office:value="0.260928369745837" calcext:value-type="float">
            <text:p>0.2609283697</text:p>
          </table:table-cell>
          <table:table-cell office:value-type="float" office:value="0.230834920774674" calcext:value-type="float">
            <text:p>0.2308349208</text:p>
          </table:table-cell>
          <table:table-cell office:value-type="float" office:value="0.156830894005963" calcext:value-type="float">
            <text:p>0.156830894</text:p>
          </table:table-cell>
          <table:table-cell office:value-type="float" office:value="0.232197326996236" calcext:value-type="float">
            <text:p>0.232197327</text:p>
          </table:table-cell>
          <table:table-cell office:value-type="float" office:value="0.346413749587037" calcext:value-type="float">
            <text:p>0.3464137496</text:p>
          </table:table-cell>
          <table:table-cell office:value-type="float" office:value="0.243096564069703" calcext:value-type="float">
            <text:p>0.2430965641</text:p>
          </table:table-cell>
          <table:table-cell office:value-type="float" office:value="0.23139630892846" calcext:value-type="float">
            <text:p>0.2313963089</text:p>
          </table:table-cell>
          <table:table-cell office:value-type="float" office:value="0.210658201873534" calcext:value-type="float">
            <text:p>0.2106582019</text:p>
          </table:table-cell>
          <table:table-cell office:value-type="float" office:value="0.202596235837361" calcext:value-type="float">
            <text:p>0.2025962358</text:p>
          </table:table-cell>
          <table:table-cell office:value-type="float" office:value="0.225086158027517" calcext:value-type="float">
            <text:p>0.225086158</text:p>
          </table:table-cell>
          <table:table-cell office:value-type="float" office:value="0.216617434134538" calcext:value-type="float">
            <text:p>0.2166174341</text:p>
          </table:table-cell>
          <table:table-cell office:value-type="float" office:value="0.205989963340623" calcext:value-type="float">
            <text:p>0.2059899633</text:p>
          </table:table-cell>
          <table:table-cell office:value-type="float" office:value="0.280904415086404" calcext:value-type="float">
            <text:p>0.2809044151</text:p>
          </table:table-cell>
          <table:table-cell office:value-type="float" office:value="0.295562999361896" calcext:value-type="float">
            <text:p>0.2955629994</text:p>
          </table:table-cell>
          <table:table-cell office:value-type="float" office:value="0.220659432926208" calcext:value-type="float">
            <text:p>0.2206594329</text:p>
          </table:table-cell>
          <table:table-cell office:value-type="float" office:value="0.248457154657516" calcext:value-type="float">
            <text:p>0.2484571547</text:p>
          </table:table-cell>
          <table:table-cell office:value-type="float" office:value="0.254754904857079" calcext:value-type="float">
            <text:p>0.2547549049</text:p>
          </table:table-cell>
          <table:table-cell office:value-type="float" office:value="0.392112318190236" calcext:value-type="float">
            <text:p>0.3921123182</text:p>
          </table:table-cell>
          <table:table-cell office:value-type="float" office:value="0.388496590372452" calcext:value-type="float">
            <text:p>0.3884965904</text:p>
          </table:table-cell>
          <table:table-cell office:value-type="float" office:value="0.425617736859386" calcext:value-type="float">
            <text:p>0.4256177369</text:p>
          </table:table-cell>
          <table:table-cell office:value-type="float" office:value="0.492917077381681" calcext:value-type="float">
            <text:p>0.4929170774</text:p>
          </table:table-cell>
          <table:table-cell office:value-type="float" office:value="0.445270688047405" calcext:value-type="float">
            <text:p>0.445270688</text:p>
          </table:table-cell>
          <table:table-cell office:value-type="float" office:value="0.304319400026306" calcext:value-type="float">
            <text:p>0.3043194</text:p>
          </table:table-cell>
          <table:table-cell office:value-type="float" office:value="0.410842831892067" calcext:value-type="float">
            <text:p>0.4108428319</text:p>
          </table:table-cell>
          <table:table-cell office:value-type="float" office:value="0.450005416310217" calcext:value-type="float">
            <text:p>0.4500054163</text:p>
          </table:table-cell>
          <table:table-cell office:value-type="float" office:value="0.346064415113586" calcext:value-type="float">
            <text:p>0.3460644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7727" calcext:value-type="float">
            <text:p>927727</text:p>
          </table:table-cell>
          <table:table-cell table:formula="of:=AVERAGE([.E22:.GL22])" office:value-type="float" office:value="0.295870953954003" calcext:value-type="float">
            <text:p>0.295870954</text:p>
          </table:table-cell>
          <table:table-cell/>
          <table:table-cell office:value-type="float" office:value="0.200960237259417" calcext:value-type="float">
            <text:p>0.2009602373</text:p>
          </table:table-cell>
          <table:table-cell office:value-type="float" office:value="0.178066772876681" calcext:value-type="float">
            <text:p>0.1780667729</text:p>
          </table:table-cell>
          <table:table-cell office:value-type="float" office:value="0.26351874777827" calcext:value-type="float">
            <text:p>0.2635187478</text:p>
          </table:table-cell>
          <table:table-cell office:value-type="float" office:value="0.241604017571334" calcext:value-type="float">
            <text:p>0.2416040176</text:p>
          </table:table-cell>
          <table:table-cell office:value-type="float" office:value="0.167161648062891" calcext:value-type="float">
            <text:p>0.1671616481</text:p>
          </table:table-cell>
          <table:table-cell office:value-type="float" office:value="0.342755851033465" calcext:value-type="float">
            <text:p>0.342755851</text:p>
          </table:table-cell>
          <table:table-cell office:value-type="float" office:value="0.250363314534143" calcext:value-type="float">
            <text:p>0.2503633145</text:p>
          </table:table-cell>
          <table:table-cell office:value-type="float" office:value="0.244551968129342" calcext:value-type="float">
            <text:p>0.2445519681</text:p>
          </table:table-cell>
          <table:table-cell office:value-type="float" office:value="0.275315424163731" calcext:value-type="float">
            <text:p>0.2753154242</text:p>
          </table:table-cell>
          <table:table-cell office:value-type="float" office:value="0.285241118721617" calcext:value-type="float">
            <text:p>0.2852411187</text:p>
          </table:table-cell>
          <table:table-cell office:value-type="float" office:value="0.296167852844521" calcext:value-type="float">
            <text:p>0.2961678528</text:p>
          </table:table-cell>
          <table:table-cell office:value-type="float" office:value="0.278746562079586" calcext:value-type="float">
            <text:p>0.2787465621</text:p>
          </table:table-cell>
          <table:table-cell office:value-type="float" office:value="0.339979036223567" calcext:value-type="float">
            <text:p>0.3399790362</text:p>
          </table:table-cell>
          <table:table-cell office:value-type="float" office:value="0.231025699204054" calcext:value-type="float">
            <text:p>0.2310256992</text:p>
          </table:table-cell>
          <table:table-cell office:value-type="float" office:value="0.20627995271926" calcext:value-type="float">
            <text:p>0.2062799527</text:p>
          </table:table-cell>
          <table:table-cell office:value-type="float" office:value="0.199266390716598" calcext:value-type="float">
            <text:p>0.1992663907</text:p>
          </table:table-cell>
          <table:table-cell office:value-type="float" office:value="0.159113593851187" calcext:value-type="float">
            <text:p>0.1591135939</text:p>
          </table:table-cell>
          <table:table-cell office:value-type="float" office:value="0.140547807815802" calcext:value-type="float">
            <text:p>0.1405478078</text:p>
          </table:table-cell>
          <table:table-cell office:value-type="float" office:value="0.266321510215774" calcext:value-type="float">
            <text:p>0.2663215102</text:p>
          </table:table-cell>
          <table:table-cell office:value-type="float" office:value="0.311244688767345" calcext:value-type="float">
            <text:p>0.3112446888</text:p>
          </table:table-cell>
          <table:table-cell office:value-type="float" office:value="0.395364645558853" calcext:value-type="float">
            <text:p>0.3953646456</text:p>
          </table:table-cell>
          <table:table-cell office:value-type="float" office:value="0.428934804335883" calcext:value-type="float">
            <text:p>0.4289348043</text:p>
          </table:table-cell>
          <table:table-cell office:value-type="float" office:value="0.448324837787061" calcext:value-type="float">
            <text:p>0.4483248378</text:p>
          </table:table-cell>
          <table:table-cell office:value-type="float" office:value="0.51792952707272" calcext:value-type="float">
            <text:p>0.5179295271</text:p>
          </table:table-cell>
          <table:table-cell office:value-type="float" office:value="0.536601667514866" calcext:value-type="float">
            <text:p>0.5366016675</text:p>
          </table:table-cell>
          <table:table-cell office:value-type="float" office:value="0.410134882484553" calcext:value-type="float">
            <text:p>0.4101348825</text:p>
          </table:table-cell>
          <table:table-cell office:value-type="float" office:value="0.360426145042759" calcext:value-type="float">
            <text:p>0.360426145</text:p>
          </table:table-cell>
          <table:table-cell office:value-type="float" office:value="0.350998194621315" calcext:value-type="float">
            <text:p>0.3509981946</text:p>
          </table:table-cell>
          <table:table-cell office:value-type="float" office:value="0.272941876415445" calcext:value-type="float">
            <text:p>0.2729418764</text:p>
          </table:table-cell>
          <table:table-cell office:value-type="float" office:value="0.195440940947212" calcext:value-type="float">
            <text:p>0.1954409409</text:p>
          </table:table-cell>
          <table:table-cell office:value-type="float" office:value="0.22518330591531" calcext:value-type="float">
            <text:p>0.2251833059</text:p>
          </table:table-cell>
          <table:table-cell office:value-type="float" office:value="0.177835719878636" calcext:value-type="float">
            <text:p>0.1778357199</text:p>
          </table:table-cell>
          <table:table-cell office:value-type="float" office:value="0.135780943162536" calcext:value-type="float">
            <text:p>0.1357809432</text:p>
          </table:table-cell>
          <table:table-cell office:value-type="float" office:value="0.247328971275888" calcext:value-type="float">
            <text:p>0.2473289713</text:p>
          </table:table-cell>
          <table:table-cell office:value-type="float" office:value="0.30326239896985" calcext:value-type="float">
            <text:p>0.303262399</text:p>
          </table:table-cell>
          <table:table-cell office:value-type="float" office:value="0.319638273668032" calcext:value-type="float">
            <text:p>0.3196382737</text:p>
          </table:table-cell>
          <table:table-cell office:value-type="float" office:value="0.376293616910179" calcext:value-type="float">
            <text:p>0.3762936169</text:p>
          </table:table-cell>
          <table:table-cell office:value-type="float" office:value="0.390275572510883" calcext:value-type="float">
            <text:p>0.3902755725</text:p>
          </table:table-cell>
          <table:table-cell office:value-type="float" office:value="0.337486968843557" calcext:value-type="float">
            <text:p>0.3374869688</text:p>
          </table:table-cell>
          <table:table-cell office:value-type="float" office:value="0.352354641052352" calcext:value-type="float">
            <text:p>0.3523546411</text:p>
          </table:table-cell>
          <table:table-cell office:value-type="float" office:value="0.33455506783846" calcext:value-type="float">
            <text:p>0.3345550678</text:p>
          </table:table-cell>
          <table:table-cell office:value-type="float" office:value="0.247629650721683" calcext:value-type="float">
            <text:p>0.2476296507</text:p>
          </table:table-cell>
          <table:table-cell office:value-type="float" office:value="0.337841211894884" calcext:value-type="float">
            <text:p>0.3378412119</text:p>
          </table:table-cell>
          <table:table-cell office:value-type="float" office:value="0.265816864776875" calcext:value-type="float">
            <text:p>0.2658168648</text:p>
          </table:table-cell>
          <table:table-cell office:value-type="float" office:value="0.348931781156297" calcext:value-type="float">
            <text:p>0.3489317812</text:p>
          </table:table-cell>
          <table:table-cell office:value-type="float" office:value="0.230382434140611" calcext:value-type="float">
            <text:p>0.2303824341</text:p>
          </table:table-cell>
          <table:table-cell office:value-type="float" office:value="0.348615374992954" calcext:value-type="float">
            <text:p>0.348615375</text:p>
          </table:table-cell>
          <table:table-cell office:value-type="float" office:value="0.324998595415619" calcext:value-type="float">
            <text:p>0.3249985954</text:p>
          </table:table-cell>
          <table:table-cell office:value-type="float" office:value="0.397214724180229" calcext:value-type="float">
            <text:p>0.3972147242</text:p>
          </table:table-cell>
          <table:table-cell office:value-type="float" office:value="0.473109316231946" calcext:value-type="float">
            <text:p>0.4731093162</text:p>
          </table:table-cell>
          <table:table-cell office:value-type="float" office:value="0.430837923715533" calcext:value-type="float">
            <text:p>0.4308379237</text:p>
          </table:table-cell>
          <table:table-cell office:value-type="float" office:value="0.546312722863346" calcext:value-type="float">
            <text:p>0.5463127229</text:p>
          </table:table-cell>
          <table:table-cell office:value-type="float" office:value="0.496913953090696" calcext:value-type="float">
            <text:p>0.4969139531</text:p>
          </table:table-cell>
          <table:table-cell office:value-type="float" office:value="0.469322690115031" calcext:value-type="float">
            <text:p>0.4693226901</text:p>
          </table:table-cell>
          <table:table-cell office:value-type="float" office:value="0.495609023827527" calcext:value-type="float">
            <text:p>0.4956090238</text:p>
          </table:table-cell>
          <table:table-cell office:value-type="float" office:value="0.381961442772763" calcext:value-type="float">
            <text:p>0.3819614428</text:p>
          </table:table-cell>
          <table:table-cell office:value-type="float" office:value="0.190171695001089" calcext:value-type="float">
            <text:p>0.190171695</text:p>
          </table:table-cell>
          <table:table-cell office:value-type="float" office:value="0.177686199603318" calcext:value-type="float">
            <text:p>0.1776861996</text:p>
          </table:table-cell>
          <table:table-cell office:value-type="float" office:value="0.172247762503199" calcext:value-type="float">
            <text:p>0.1722477625</text:p>
          </table:table-cell>
          <table:table-cell office:value-type="float" office:value="0.211277701591893" calcext:value-type="float">
            <text:p>0.2112777016</text:p>
          </table:table-cell>
          <table:table-cell office:value-type="float" office:value="0.149382908698306" calcext:value-type="float">
            <text:p>0.1493829087</text:p>
          </table:table-cell>
          <table:table-cell office:value-type="float" office:value="0.342701483003607" calcext:value-type="float">
            <text:p>0.342701483</text:p>
          </table:table-cell>
          <table:table-cell office:value-type="float" office:value="0.391833298034915" calcext:value-type="float">
            <text:p>0.391833298</text:p>
          </table:table-cell>
          <table:table-cell office:value-type="float" office:value="0.376464901689194" calcext:value-type="float">
            <text:p>0.3764649017</text:p>
          </table:table-cell>
          <table:table-cell office:value-type="float" office:value="0.390225371022051" calcext:value-type="float">
            <text:p>0.390225371</text:p>
          </table:table-cell>
          <table:table-cell office:value-type="float" office:value="0.520864741506937" calcext:value-type="float">
            <text:p>0.5208647415</text:p>
          </table:table-cell>
          <table:table-cell office:value-type="float" office:value="0.460631950779097" calcext:value-type="float">
            <text:p>0.4606319508</text:p>
          </table:table-cell>
          <table:table-cell office:value-type="float" office:value="0.453181687015456" calcext:value-type="float">
            <text:p>0.453181687</text:p>
          </table:table-cell>
          <table:table-cell office:value-type="float" office:value="0.361801716974026" calcext:value-type="float">
            <text:p>0.361801717</text:p>
          </table:table-cell>
          <table:table-cell office:value-type="float" office:value="0.463667511750135" calcext:value-type="float">
            <text:p>0.4636675118</text:p>
          </table:table-cell>
          <table:table-cell office:value-type="float" office:value="0.378277439284945" calcext:value-type="float">
            <text:p>0.3782774393</text:p>
          </table:table-cell>
          <table:table-cell office:value-type="float" office:value="0.335341232882942" calcext:value-type="float">
            <text:p>0.3353412329</text:p>
          </table:table-cell>
          <table:table-cell office:value-type="float" office:value="0.196248018246642" calcext:value-type="float">
            <text:p>0.1962480182</text:p>
          </table:table-cell>
          <table:table-cell office:value-type="float" office:value="0.173248691231538" calcext:value-type="float">
            <text:p>0.1732486912</text:p>
          </table:table-cell>
          <table:table-cell office:value-type="float" office:value="0.182119100346486" calcext:value-type="float">
            <text:p>0.1821191003</text:p>
          </table:table-cell>
          <table:table-cell office:value-type="float" office:value="0.284699726295283" calcext:value-type="float">
            <text:p>0.2846997263</text:p>
          </table:table-cell>
          <table:table-cell office:value-type="float" office:value="0.157124691460855" calcext:value-type="float">
            <text:p>0.1571246915</text:p>
          </table:table-cell>
          <table:table-cell office:value-type="float" office:value="0.149358219703418" calcext:value-type="float">
            <text:p>0.1493582197</text:p>
          </table:table-cell>
          <table:table-cell office:value-type="float" office:value="0.0950602808601639" calcext:value-type="float">
            <text:p>0.0950602809</text:p>
          </table:table-cell>
          <table:table-cell office:value-type="float" office:value="0.290083260364187" calcext:value-type="float">
            <text:p>0.2900832604</text:p>
          </table:table-cell>
          <table:table-cell office:value-type="float" office:value="0.434802340821024" calcext:value-type="float">
            <text:p>0.4348023408</text:p>
          </table:table-cell>
          <table:table-cell office:value-type="float" office:value="0.410684114935276" calcext:value-type="float">
            <text:p>0.4106841149</text:p>
          </table:table-cell>
          <table:table-cell office:value-type="float" office:value="0.448031162339498" calcext:value-type="float">
            <text:p>0.4480311623</text:p>
          </table:table-cell>
          <table:table-cell office:value-type="float" office:value="0.415641846451427" calcext:value-type="float">
            <text:p>0.4156418465</text:p>
          </table:table-cell>
          <table:table-cell office:value-type="float" office:value="0.320296322005593" calcext:value-type="float">
            <text:p>0.320296322</text:p>
          </table:table-cell>
          <table:table-cell office:value-type="float" office:value="0.221719253683292" calcext:value-type="float">
            <text:p>0.2217192537</text:p>
          </table:table-cell>
          <table:table-cell office:value-type="float" office:value="0.193314281001736" calcext:value-type="float">
            <text:p>0.193314281</text:p>
          </table:table-cell>
          <table:table-cell office:value-type="float" office:value="0.191990231103814" calcext:value-type="float">
            <text:p>0.1919902311</text:p>
          </table:table-cell>
          <table:table-cell office:value-type="float" office:value="0.116755895335125" calcext:value-type="float">
            <text:p>0.1167558953</text:p>
          </table:table-cell>
          <table:table-cell office:value-type="float" office:value="0.20452177443336" calcext:value-type="float">
            <text:p>0.2045217744</text:p>
          </table:table-cell>
          <table:table-cell office:value-type="float" office:value="0.228863865037364" calcext:value-type="float">
            <text:p>0.228863865</text:p>
          </table:table-cell>
          <table:table-cell office:value-type="float" office:value="0.260591144790316" calcext:value-type="float">
            <text:p>0.2605911448</text:p>
          </table:table-cell>
          <table:table-cell office:value-type="float" office:value="0.230906140852028" calcext:value-type="float">
            <text:p>0.2309061409</text:p>
          </table:table-cell>
          <table:table-cell office:value-type="float" office:value="0.315735186273569" calcext:value-type="float">
            <text:p>0.3157351863</text:p>
          </table:table-cell>
          <table:table-cell office:value-type="float" office:value="0.402164729822328" calcext:value-type="float">
            <text:p>0.4021647298</text:p>
          </table:table-cell>
          <table:table-cell office:value-type="float" office:value="0.359940432628928" calcext:value-type="float">
            <text:p>0.3599404326</text:p>
          </table:table-cell>
          <table:table-cell office:value-type="float" office:value="0.270137129817684" calcext:value-type="float">
            <text:p>0.2701371298</text:p>
          </table:table-cell>
          <table:table-cell office:value-type="float" office:value="0.12180615221363" calcext:value-type="float">
            <text:p>0.1218061522</text:p>
          </table:table-cell>
          <table:table-cell office:value-type="float" office:value="0.143500301947998" calcext:value-type="float">
            <text:p>0.1435003019</text:p>
          </table:table-cell>
          <table:table-cell office:value-type="float" office:value="0.164501904648675" calcext:value-type="float">
            <text:p>0.1645019046</text:p>
          </table:table-cell>
          <table:table-cell office:value-type="float" office:value="0.184338037716215" calcext:value-type="float">
            <text:p>0.1843380377</text:p>
          </table:table-cell>
          <table:table-cell office:value-type="float" office:value="0.238454941878782" calcext:value-type="float">
            <text:p>0.2384549419</text:p>
          </table:table-cell>
          <table:table-cell office:value-type="float" office:value="0.256709786077191" calcext:value-type="float">
            <text:p>0.2567097861</text:p>
          </table:table-cell>
          <table:table-cell office:value-type="float" office:value="0.388799371423456" calcext:value-type="float">
            <text:p>0.3887993714</text:p>
          </table:table-cell>
          <table:table-cell office:value-type="float" office:value="0.306650203695816" calcext:value-type="float">
            <text:p>0.3066502037</text:p>
          </table:table-cell>
          <table:table-cell office:value-type="float" office:value="0.253659368709189" calcext:value-type="float">
            <text:p>0.2536593687</text:p>
          </table:table-cell>
          <table:table-cell office:value-type="float" office:value="0.234542384225496" calcext:value-type="float">
            <text:p>0.2345423842</text:p>
          </table:table-cell>
          <table:table-cell office:value-type="float" office:value="0.239914030301807" calcext:value-type="float">
            <text:p>0.2399140303</text:p>
          </table:table-cell>
          <table:table-cell office:value-type="float" office:value="0.11733946682554" calcext:value-type="float">
            <text:p>0.1173394668</text:p>
          </table:table-cell>
          <table:table-cell office:value-type="float" office:value="0.121333087896287" calcext:value-type="float">
            <text:p>0.1213330879</text:p>
          </table:table-cell>
          <table:table-cell office:value-type="float" office:value="0.261817085734636" calcext:value-type="float">
            <text:p>0.2618170857</text:p>
          </table:table-cell>
          <table:table-cell office:value-type="float" office:value="0.217938601781427" calcext:value-type="float">
            <text:p>0.2179386018</text:p>
          </table:table-cell>
          <table:table-cell office:value-type="float" office:value="0.31362558882339" calcext:value-type="float">
            <text:p>0.3136255888</text:p>
          </table:table-cell>
          <table:table-cell office:value-type="float" office:value="0.323496373596247" calcext:value-type="float">
            <text:p>0.3234963736</text:p>
          </table:table-cell>
          <table:table-cell office:value-type="float" office:value="0.246885534941348" calcext:value-type="float">
            <text:p>0.2468855349</text:p>
          </table:table-cell>
          <table:table-cell office:value-type="float" office:value="0.238138691979878" calcext:value-type="float">
            <text:p>0.238138692</text:p>
          </table:table-cell>
          <table:table-cell office:value-type="float" office:value="0.240170407043552" calcext:value-type="float">
            <text:p>0.240170407</text:p>
          </table:table-cell>
          <table:table-cell office:value-type="float" office:value="0.136938569576738" calcext:value-type="float">
            <text:p>0.1369385696</text:p>
          </table:table-cell>
          <table:table-cell office:value-type="float" office:value="0.277920525989776" calcext:value-type="float">
            <text:p>0.277920526</text:p>
          </table:table-cell>
          <table:table-cell office:value-type="float" office:value="0.315661321648747" calcext:value-type="float">
            <text:p>0.3156613216</text:p>
          </table:table-cell>
          <table:table-cell office:value-type="float" office:value="0.27497066264363" calcext:value-type="float">
            <text:p>0.2749706626</text:p>
          </table:table-cell>
          <table:table-cell office:value-type="float" office:value="0.342669103620375" calcext:value-type="float">
            <text:p>0.3426691036</text:p>
          </table:table-cell>
          <table:table-cell office:value-type="float" office:value="0.382417687128605" calcext:value-type="float">
            <text:p>0.3824176871</text:p>
          </table:table-cell>
          <table:table-cell office:value-type="float" office:value="0.217522049209149" calcext:value-type="float">
            <text:p>0.2175220492</text:p>
          </table:table-cell>
          <table:table-cell office:value-type="float" office:value="0.33006709805764" calcext:value-type="float">
            <text:p>0.3300670981</text:p>
          </table:table-cell>
          <table:table-cell office:value-type="float" office:value="0.233097280517083" calcext:value-type="float">
            <text:p>0.2330972805</text:p>
          </table:table-cell>
          <table:table-cell office:value-type="float" office:value="0.196596618938288" calcext:value-type="float">
            <text:p>0.1965966189</text:p>
          </table:table-cell>
          <table:table-cell office:value-type="float" office:value="0.201797111650458" calcext:value-type="float">
            <text:p>0.2017971117</text:p>
          </table:table-cell>
          <table:table-cell office:value-type="float" office:value="0.283942951268745" calcext:value-type="float">
            <text:p>0.2839429513</text:p>
          </table:table-cell>
          <table:table-cell office:value-type="float" office:value="0.294455058082674" calcext:value-type="float">
            <text:p>0.2944550581</text:p>
          </table:table-cell>
          <table:table-cell office:value-type="float" office:value="0.250584103805204" calcext:value-type="float">
            <text:p>0.2505841038</text:p>
          </table:table-cell>
          <table:table-cell office:value-type="float" office:value="0.342669976625541" calcext:value-type="float">
            <text:p>0.3426699766</text:p>
          </table:table-cell>
          <table:table-cell office:value-type="float" office:value="0.319935272046659" calcext:value-type="float">
            <text:p>0.319935272</text:p>
          </table:table-cell>
          <table:table-cell office:value-type="float" office:value="0.316313488009167" calcext:value-type="float">
            <text:p>0.316313488</text:p>
          </table:table-cell>
          <table:table-cell office:value-type="float" office:value="0.30955193640895" calcext:value-type="float">
            <text:p>0.3095519364</text:p>
          </table:table-cell>
          <table:table-cell office:value-type="float" office:value="0.334045397935833" calcext:value-type="float">
            <text:p>0.3340453979</text:p>
          </table:table-cell>
          <table:table-cell office:value-type="float" office:value="0.365715386108283" calcext:value-type="float">
            <text:p>0.3657153861</text:p>
          </table:table-cell>
          <table:table-cell office:value-type="float" office:value="0.315953679295641" calcext:value-type="float">
            <text:p>0.3159536793</text:p>
          </table:table-cell>
          <table:table-cell office:value-type="float" office:value="0.388797147299343" calcext:value-type="float">
            <text:p>0.3887971473</text:p>
          </table:table-cell>
          <table:table-cell office:value-type="float" office:value="0.308185690367858" calcext:value-type="float">
            <text:p>0.3081856904</text:p>
          </table:table-cell>
          <table:table-cell office:value-type="float" office:value="0.238684347740494" calcext:value-type="float">
            <text:p>0.2386843477</text:p>
          </table:table-cell>
          <table:table-cell office:value-type="float" office:value="0.169619822168648" calcext:value-type="float">
            <text:p>0.1696198222</text:p>
          </table:table-cell>
          <table:table-cell office:value-type="float" office:value="0.228351841446152" calcext:value-type="float">
            <text:p>0.2283518414</text:p>
          </table:table-cell>
          <table:table-cell office:value-type="float" office:value="0.351728055125876" calcext:value-type="float">
            <text:p>0.3517280551</text:p>
          </table:table-cell>
          <table:table-cell office:value-type="float" office:value="0.30250648238014" calcext:value-type="float">
            <text:p>0.3025064824</text:p>
          </table:table-cell>
          <table:table-cell office:value-type="float" office:value="0.347258577980448" calcext:value-type="float">
            <text:p>0.347258578</text:p>
          </table:table-cell>
          <table:table-cell office:value-type="float" office:value="0.278266499914267" calcext:value-type="float">
            <text:p>0.2782664999</text:p>
          </table:table-cell>
          <table:table-cell office:value-type="float" office:value="0.327166948733749" calcext:value-type="float">
            <text:p>0.3271669487</text:p>
          </table:table-cell>
          <table:table-cell office:value-type="float" office:value="0.190255337646354" calcext:value-type="float">
            <text:p>0.1902553376</text:p>
          </table:table-cell>
          <table:table-cell office:value-type="float" office:value="0.273955563501858" calcext:value-type="float">
            <text:p>0.2739555635</text:p>
          </table:table-cell>
          <table:table-cell office:value-type="float" office:value="0.421249541008467" calcext:value-type="float">
            <text:p>0.421249541</text:p>
          </table:table-cell>
          <table:table-cell office:value-type="float" office:value="0.254677328986005" calcext:value-type="float">
            <text:p>0.254677329</text:p>
          </table:table-cell>
          <table:table-cell office:value-type="float" office:value="0.330884533888867" calcext:value-type="float">
            <text:p>0.3308845339</text:p>
          </table:table-cell>
          <table:table-cell office:value-type="float" office:value="0.373440077766517" calcext:value-type="float">
            <text:p>0.3734400778</text:p>
          </table:table-cell>
          <table:table-cell office:value-type="float" office:value="0.346412570722567" calcext:value-type="float">
            <text:p>0.3464125707</text:p>
          </table:table-cell>
          <table:table-cell office:value-type="float" office:value="0.303410876257004" calcext:value-type="float">
            <text:p>0.3034108763</text:p>
          </table:table-cell>
          <table:table-cell office:value-type="float" office:value="0.413027208364827" calcext:value-type="float">
            <text:p>0.4130272084</text:p>
          </table:table-cell>
          <table:table-cell office:value-type="float" office:value="0.438063413583484" calcext:value-type="float">
            <text:p>0.4380634136</text:p>
          </table:table-cell>
          <table:table-cell office:value-type="float" office:value="0.474286888674821" calcext:value-type="float">
            <text:p>0.4742868887</text:p>
          </table:table-cell>
          <table:table-cell office:value-type="float" office:value="0.515851146102623" calcext:value-type="float">
            <text:p>0.5158511461</text:p>
          </table:table-cell>
          <table:table-cell office:value-type="float" office:value="0.461459968494848" calcext:value-type="float">
            <text:p>0.4614599685</text:p>
          </table:table-cell>
          <table:table-cell office:value-type="float" office:value="0.37707465212754" calcext:value-type="float">
            <text:p>0.3770746521</text:p>
          </table:table-cell>
          <table:table-cell office:value-type="float" office:value="0.328104943629835" calcext:value-type="float">
            <text:p>0.3281049436</text:p>
          </table:table-cell>
          <table:table-cell office:value-type="float" office:value="0.344085736177568" calcext:value-type="float">
            <text:p>0.3440857362</text:p>
          </table:table-cell>
          <table:table-cell office:value-type="float" office:value="0.346400315963228" calcext:value-type="float">
            <text:p>0.346400316</text:p>
          </table:table-cell>
          <table:table-cell office:value-type="float" office:value="0.21358707730664" calcext:value-type="float">
            <text:p>0.2135870773</text:p>
          </table:table-cell>
          <table:table-cell office:value-type="float" office:value="0.265763450628394" calcext:value-type="float">
            <text:p>0.2657634506</text:p>
          </table:table-cell>
          <table:table-cell office:value-type="float" office:value="0.214622194464739" calcext:value-type="float">
            <text:p>0.2146221945</text:p>
          </table:table-cell>
          <table:table-cell office:value-type="float" office:value="0.064783907591267" calcext:value-type="float">
            <text:p>0.0647839076</text:p>
          </table:table-cell>
          <table:table-cell office:value-type="float" office:value="0.113759893711933" calcext:value-type="float">
            <text:p>0.1137598937</text:p>
          </table:table-cell>
          <table:table-cell office:value-type="float" office:value="0.0821408207095063" calcext:value-type="float">
            <text:p>0.0821408207</text:p>
          </table:table-cell>
          <table:table-cell office:value-type="float" office:value="0.187709170445392" calcext:value-type="float">
            <text:p>0.1877091704</text:p>
          </table:table-cell>
          <table:table-cell office:value-type="float" office:value="0.174815758617994" calcext:value-type="float">
            <text:p>0.1748157586</text:p>
          </table:table-cell>
          <table:table-cell office:value-type="float" office:value="0.181548105384994" calcext:value-type="float">
            <text:p>0.1815481054</text:p>
          </table:table-cell>
          <table:table-cell office:value-type="float" office:value="0.222436353323457" calcext:value-type="float">
            <text:p>0.2224363533</text:p>
          </table:table-cell>
          <table:table-cell office:value-type="float" office:value="0.250672984507866" calcext:value-type="float">
            <text:p>0.2506729845</text:p>
          </table:table-cell>
          <table:table-cell office:value-type="float" office:value="0.278104029412373" calcext:value-type="float">
            <text:p>0.2781040294</text:p>
          </table:table-cell>
          <table:table-cell office:value-type="float" office:value="0.186915356578532" calcext:value-type="float">
            <text:p>0.1869153566</text:p>
          </table:table-cell>
          <table:table-cell office:value-type="float" office:value="0.308057998716911" calcext:value-type="float">
            <text:p>0.3080579987</text:p>
          </table:table-cell>
          <table:table-cell office:value-type="float" office:value="0.321858884367189" calcext:value-type="float">
            <text:p>0.3218588844</text:p>
          </table:table-cell>
          <table:table-cell office:value-type="float" office:value="0.269967447701358" calcext:value-type="float">
            <text:p>0.2699674477</text:p>
          </table:table-cell>
          <table:table-cell office:value-type="float" office:value="0.368215372187753" calcext:value-type="float">
            <text:p>0.3682153722</text:p>
          </table:table-cell>
          <table:table-cell office:value-type="float" office:value="0.383638880564463" calcext:value-type="float">
            <text:p>0.3836388806</text:p>
          </table:table-cell>
          <table:table-cell office:value-type="float" office:value="0.316211197240682" calcext:value-type="float">
            <text:p>0.3162111972</text:p>
          </table:table-cell>
          <table:table-cell office:value-type="float" office:value="0.381569285891524" calcext:value-type="float">
            <text:p>0.3815692859</text:p>
          </table:table-cell>
          <table:table-cell office:value-type="float" office:value="0.427072231694442" calcext:value-type="float">
            <text:p>0.4270722317</text:p>
          </table:table-cell>
          <table:table-cell office:value-type="float" office:value="0.374553112250313" calcext:value-type="float">
            <text:p>0.3745531123</text:p>
          </table:table-cell>
          <table:table-cell office:value-type="float" office:value="0.396382019499499" calcext:value-type="float">
            <text:p>0.3963820195</text:p>
          </table:table-cell>
          <table:table-cell office:value-type="float" office:value="0.386334956001674" calcext:value-type="float">
            <text:p>0.386334956</text:p>
          </table:table-cell>
          <table:table-cell office:value-type="float" office:value="0.33449029892765" calcext:value-type="float">
            <text:p>0.33449029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1511" calcext:value-type="float">
            <text:p>1031511</text:p>
          </table:table-cell>
          <table:table-cell table:formula="of:=AVERAGE([.E23:.GL23])" office:value-type="float" office:value="0.314287454212084" calcext:value-type="float">
            <text:p>0.3142874542</text:p>
          </table:table-cell>
          <table:table-cell/>
          <table:table-cell office:value-type="float" office:value="0.227172738262305" calcext:value-type="float">
            <text:p>0.2271727383</text:p>
          </table:table-cell>
          <table:table-cell office:value-type="float" office:value="0.246137200113489" calcext:value-type="float">
            <text:p>0.2461372001</text:p>
          </table:table-cell>
          <table:table-cell office:value-type="float" office:value="0.273940518830038" calcext:value-type="float">
            <text:p>0.2739405188</text:p>
          </table:table-cell>
          <table:table-cell office:value-type="float" office:value="0.233595438916231" calcext:value-type="float">
            <text:p>0.2335954389</text:p>
          </table:table-cell>
          <table:table-cell office:value-type="float" office:value="0.256007540752995" calcext:value-type="float">
            <text:p>0.2560075408</text:p>
          </table:table-cell>
          <table:table-cell office:value-type="float" office:value="0.296005448240563" calcext:value-type="float">
            <text:p>0.2960054482</text:p>
          </table:table-cell>
          <table:table-cell office:value-type="float" office:value="0.254678815691663" calcext:value-type="float">
            <text:p>0.2546788157</text:p>
          </table:table-cell>
          <table:table-cell office:value-type="float" office:value="0.286775651619467" calcext:value-type="float">
            <text:p>0.2867756516</text:p>
          </table:table-cell>
          <table:table-cell office:value-type="float" office:value="0.401976484398318" calcext:value-type="float">
            <text:p>0.4019764844</text:p>
          </table:table-cell>
          <table:table-cell office:value-type="float" office:value="0.343156146260591" calcext:value-type="float">
            <text:p>0.3431561463</text:p>
          </table:table-cell>
          <table:table-cell office:value-type="float" office:value="0.297791511815132" calcext:value-type="float">
            <text:p>0.2977915118</text:p>
          </table:table-cell>
          <table:table-cell office:value-type="float" office:value="0.357485496781706" calcext:value-type="float">
            <text:p>0.3574854968</text:p>
          </table:table-cell>
          <table:table-cell office:value-type="float" office:value="0.210028843220269" calcext:value-type="float">
            <text:p>0.2100288432</text:p>
          </table:table-cell>
          <table:table-cell office:value-type="float" office:value="0.256602360244369" calcext:value-type="float">
            <text:p>0.2566023602</text:p>
          </table:table-cell>
          <table:table-cell office:value-type="float" office:value="0.189918595454321" calcext:value-type="float">
            <text:p>0.1899185955</text:p>
          </table:table-cell>
          <table:table-cell office:value-type="float" office:value="0.252217434494995" calcext:value-type="float">
            <text:p>0.2522174345</text:p>
          </table:table-cell>
          <table:table-cell office:value-type="float" office:value="0.143379871287938" calcext:value-type="float">
            <text:p>0.1433798713</text:p>
          </table:table-cell>
          <table:table-cell office:value-type="float" office:value="0.207243185479938" calcext:value-type="float">
            <text:p>0.2072431855</text:p>
          </table:table-cell>
          <table:table-cell office:value-type="float" office:value="0.161686728074251" calcext:value-type="float">
            <text:p>0.1616867281</text:p>
          </table:table-cell>
          <table:table-cell office:value-type="float" office:value="0.24619169832354" calcext:value-type="float">
            <text:p>0.2461916983</text:p>
          </table:table-cell>
          <table:table-cell office:value-type="float" office:value="0.448265013464517" calcext:value-type="float">
            <text:p>0.4482650135</text:p>
          </table:table-cell>
          <table:table-cell office:value-type="float" office:value="0.439901950273346" calcext:value-type="float">
            <text:p>0.4399019503</text:p>
          </table:table-cell>
          <table:table-cell office:value-type="float" office:value="0.451780890838282" calcext:value-type="float">
            <text:p>0.4517808908</text:p>
          </table:table-cell>
          <table:table-cell office:value-type="float" office:value="0.57554832886171" calcext:value-type="float">
            <text:p>0.5755483289</text:p>
          </table:table-cell>
          <table:table-cell office:value-type="float" office:value="0.510548280132191" calcext:value-type="float">
            <text:p>0.5105482801</text:p>
          </table:table-cell>
          <table:table-cell office:value-type="float" office:value="0.415493103049261" calcext:value-type="float">
            <text:p>0.415493103</text:p>
          </table:table-cell>
          <table:table-cell office:value-type="float" office:value="0.319763749341614" calcext:value-type="float">
            <text:p>0.3197637493</text:p>
          </table:table-cell>
          <table:table-cell office:value-type="float" office:value="0.350303730678671" calcext:value-type="float">
            <text:p>0.3503037307</text:p>
          </table:table-cell>
          <table:table-cell office:value-type="float" office:value="0.280119320761467" calcext:value-type="float">
            <text:p>0.2801193208</text:p>
          </table:table-cell>
          <table:table-cell office:value-type="float" office:value="0.205011034693999" calcext:value-type="float">
            <text:p>0.2050110347</text:p>
          </table:table-cell>
          <table:table-cell office:value-type="float" office:value="0.215400615239456" calcext:value-type="float">
            <text:p>0.2154006152</text:p>
          </table:table-cell>
          <table:table-cell office:value-type="float" office:value="0.24200571149849" calcext:value-type="float">
            <text:p>0.2420057115</text:p>
          </table:table-cell>
          <table:table-cell office:value-type="float" office:value="0.166668161663713" calcext:value-type="float">
            <text:p>0.1666681617</text:p>
          </table:table-cell>
          <table:table-cell office:value-type="float" office:value="0.165512996176798" calcext:value-type="float">
            <text:p>0.1655129962</text:p>
          </table:table-cell>
          <table:table-cell office:value-type="float" office:value="0.332508469181694" calcext:value-type="float">
            <text:p>0.3325084692</text:p>
          </table:table-cell>
          <table:table-cell office:value-type="float" office:value="0.285648426923641" calcext:value-type="float">
            <text:p>0.2856484269</text:p>
          </table:table-cell>
          <table:table-cell office:value-type="float" office:value="0.295230082193877" calcext:value-type="float">
            <text:p>0.2952300822</text:p>
          </table:table-cell>
          <table:table-cell office:value-type="float" office:value="0.334183625364749" calcext:value-type="float">
            <text:p>0.3341836254</text:p>
          </table:table-cell>
          <table:table-cell office:value-type="float" office:value="0.40469275286698" calcext:value-type="float">
            <text:p>0.4046927529</text:p>
          </table:table-cell>
          <table:table-cell office:value-type="float" office:value="0.277692111404097" calcext:value-type="float">
            <text:p>0.2776921114</text:p>
          </table:table-cell>
          <table:table-cell office:value-type="float" office:value="0.33821564053035" calcext:value-type="float">
            <text:p>0.3382156405</text:p>
          </table:table-cell>
          <table:table-cell office:value-type="float" office:value="0.331115107546013" calcext:value-type="float">
            <text:p>0.3311151075</text:p>
          </table:table-cell>
          <table:table-cell office:value-type="float" office:value="0.417210158726921" calcext:value-type="float">
            <text:p>0.4172101587</text:p>
          </table:table-cell>
          <table:table-cell office:value-type="float" office:value="0.378730036233399" calcext:value-type="float">
            <text:p>0.3787300362</text:p>
          </table:table-cell>
          <table:table-cell office:value-type="float" office:value="0.277980453858835" calcext:value-type="float">
            <text:p>0.2779804539</text:p>
          </table:table-cell>
          <table:table-cell office:value-type="float" office:value="0.22352624082922" calcext:value-type="float">
            <text:p>0.2235262408</text:p>
          </table:table-cell>
          <table:table-cell office:value-type="float" office:value="0.315283680661973" calcext:value-type="float">
            <text:p>0.3152836807</text:p>
          </table:table-cell>
          <table:table-cell office:value-type="float" office:value="0.338663568887555" calcext:value-type="float">
            <text:p>0.3386635689</text:p>
          </table:table-cell>
          <table:table-cell office:value-type="float" office:value="0.455092940132245" calcext:value-type="float">
            <text:p>0.4550929401</text:p>
          </table:table-cell>
          <table:table-cell office:value-type="float" office:value="0.412572864032638" calcext:value-type="float">
            <text:p>0.412572864</text:p>
          </table:table-cell>
          <table:table-cell office:value-type="float" office:value="0.395699773954299" calcext:value-type="float">
            <text:p>0.395699774</text:p>
          </table:table-cell>
          <table:table-cell office:value-type="float" office:value="0.593314636482028" calcext:value-type="float">
            <text:p>0.5933146365</text:p>
          </table:table-cell>
          <table:table-cell office:value-type="float" office:value="0.513605040049482" calcext:value-type="float">
            <text:p>0.51360504</text:p>
          </table:table-cell>
          <table:table-cell office:value-type="float" office:value="0.474008619990878" calcext:value-type="float">
            <text:p>0.47400862</text:p>
          </table:table-cell>
          <table:table-cell office:value-type="float" office:value="0.502980057947689" calcext:value-type="float">
            <text:p>0.5029800579</text:p>
          </table:table-cell>
          <table:table-cell office:value-type="float" office:value="0.568996795762986" calcext:value-type="float">
            <text:p>0.5689967958</text:p>
          </table:table-cell>
          <table:table-cell office:value-type="float" office:value="0.247740159017944" calcext:value-type="float">
            <text:p>0.247740159</text:p>
          </table:table-cell>
          <table:table-cell office:value-type="float" office:value="0.292542423090503" calcext:value-type="float">
            <text:p>0.2925424231</text:p>
          </table:table-cell>
          <table:table-cell office:value-type="float" office:value="0.252313083640703" calcext:value-type="float">
            <text:p>0.2523130836</text:p>
          </table:table-cell>
          <table:table-cell office:value-type="float" office:value="0.254483845479201" calcext:value-type="float">
            <text:p>0.2544838455</text:p>
          </table:table-cell>
          <table:table-cell office:value-type="float" office:value="0.276181025951275" calcext:value-type="float">
            <text:p>0.276181026</text:p>
          </table:table-cell>
          <table:table-cell office:value-type="float" office:value="0.302227154272913" calcext:value-type="float">
            <text:p>0.3022271543</text:p>
          </table:table-cell>
          <table:table-cell office:value-type="float" office:value="0.329661249910598" calcext:value-type="float">
            <text:p>0.3296612499</text:p>
          </table:table-cell>
          <table:table-cell office:value-type="float" office:value="0.477418851480364" calcext:value-type="float">
            <text:p>0.4774188515</text:p>
          </table:table-cell>
          <table:table-cell office:value-type="float" office:value="0.558391571568857" calcext:value-type="float">
            <text:p>0.5583915716</text:p>
          </table:table-cell>
          <table:table-cell office:value-type="float" office:value="0.423577996477957" calcext:value-type="float">
            <text:p>0.4235779965</text:p>
          </table:table-cell>
          <table:table-cell office:value-type="float" office:value="0.46979183923732" calcext:value-type="float">
            <text:p>0.4697918392</text:p>
          </table:table-cell>
          <table:table-cell office:value-type="float" office:value="0.496278458133666" calcext:value-type="float">
            <text:p>0.4962784581</text:p>
          </table:table-cell>
          <table:table-cell office:value-type="float" office:value="0.429661873923704" calcext:value-type="float">
            <text:p>0.4296618739</text:p>
          </table:table-cell>
          <table:table-cell office:value-type="float" office:value="0.457010744553425" calcext:value-type="float">
            <text:p>0.4570107446</text:p>
          </table:table-cell>
          <table:table-cell office:value-type="float" office:value="0.421122506706023" calcext:value-type="float">
            <text:p>0.4211225067</text:p>
          </table:table-cell>
          <table:table-cell office:value-type="float" office:value="0.346104839268459" calcext:value-type="float">
            <text:p>0.3461048393</text:p>
          </table:table-cell>
          <table:table-cell office:value-type="float" office:value="0.242757357955993" calcext:value-type="float">
            <text:p>0.242757358</text:p>
          </table:table-cell>
          <table:table-cell office:value-type="float" office:value="0.252606254046177" calcext:value-type="float">
            <text:p>0.252606254</text:p>
          </table:table-cell>
          <table:table-cell office:value-type="float" office:value="0.303536149665607" calcext:value-type="float">
            <text:p>0.3035361497</text:p>
          </table:table-cell>
          <table:table-cell office:value-type="float" office:value="0.148717640270567" calcext:value-type="float">
            <text:p>0.1487176403</text:p>
          </table:table-cell>
          <table:table-cell office:value-type="float" office:value="0.182859617915363" calcext:value-type="float">
            <text:p>0.1828596179</text:p>
          </table:table-cell>
          <table:table-cell office:value-type="float" office:value="0.221187720771396" calcext:value-type="float">
            <text:p>0.2211877208</text:p>
          </table:table-cell>
          <table:table-cell office:value-type="float" office:value="0.243648797103546" calcext:value-type="float">
            <text:p>0.2436487971</text:p>
          </table:table-cell>
          <table:table-cell office:value-type="float" office:value="0.410675095788604" calcext:value-type="float">
            <text:p>0.4106750958</text:p>
          </table:table-cell>
          <table:table-cell office:value-type="float" office:value="0.401669996523371" calcext:value-type="float">
            <text:p>0.4016699965</text:p>
          </table:table-cell>
          <table:table-cell office:value-type="float" office:value="0.504605811739539" calcext:value-type="float">
            <text:p>0.5046058117</text:p>
          </table:table-cell>
          <table:table-cell office:value-type="float" office:value="0.514455797000828" calcext:value-type="float">
            <text:p>0.514455797</text:p>
          </table:table-cell>
          <table:table-cell office:value-type="float" office:value="0.438707603447405" calcext:value-type="float">
            <text:p>0.4387076034</text:p>
          </table:table-cell>
          <table:table-cell office:value-type="float" office:value="0.335013087682025" calcext:value-type="float">
            <text:p>0.3350130877</text:p>
          </table:table-cell>
          <table:table-cell office:value-type="float" office:value="0.290320553173439" calcext:value-type="float">
            <text:p>0.2903205532</text:p>
          </table:table-cell>
          <table:table-cell office:value-type="float" office:value="0.236230892103014" calcext:value-type="float">
            <text:p>0.2362308921</text:p>
          </table:table-cell>
          <table:table-cell office:value-type="float" office:value="0.197166193801049" calcext:value-type="float">
            <text:p>0.1971661938</text:p>
          </table:table-cell>
          <table:table-cell office:value-type="float" office:value="0.205069749902475" calcext:value-type="float">
            <text:p>0.2050697499</text:p>
          </table:table-cell>
          <table:table-cell office:value-type="float" office:value="0.205416811864604" calcext:value-type="float">
            <text:p>0.2054168119</text:p>
          </table:table-cell>
          <table:table-cell office:value-type="float" office:value="0.270828341759092" calcext:value-type="float">
            <text:p>0.2708283418</text:p>
          </table:table-cell>
          <table:table-cell office:value-type="float" office:value="0.262494501185713" calcext:value-type="float">
            <text:p>0.2624945012</text:p>
          </table:table-cell>
          <table:table-cell office:value-type="float" office:value="0.266621461265524" calcext:value-type="float">
            <text:p>0.2666214613</text:p>
          </table:table-cell>
          <table:table-cell office:value-type="float" office:value="0.405737821956496" calcext:value-type="float">
            <text:p>0.405737822</text:p>
          </table:table-cell>
          <table:table-cell office:value-type="float" office:value="0.322041444803624" calcext:value-type="float">
            <text:p>0.3220414448</text:p>
          </table:table-cell>
          <table:table-cell office:value-type="float" office:value="0.30016616816433" calcext:value-type="float">
            <text:p>0.3001661682</text:p>
          </table:table-cell>
          <table:table-cell office:value-type="float" office:value="0.320228775885907" calcext:value-type="float">
            <text:p>0.3202287759</text:p>
          </table:table-cell>
          <table:table-cell office:value-type="float" office:value="0.128466650874578" calcext:value-type="float">
            <text:p>0.1284666509</text:p>
          </table:table-cell>
          <table:table-cell office:value-type="float" office:value="0.153935333744809" calcext:value-type="float">
            <text:p>0.1539353337</text:p>
          </table:table-cell>
          <table:table-cell office:value-type="float" office:value="0.195528721325966" calcext:value-type="float">
            <text:p>0.1955287213</text:p>
          </table:table-cell>
          <table:table-cell office:value-type="float" office:value="0.25234478513485" calcext:value-type="float">
            <text:p>0.2523447851</text:p>
          </table:table-cell>
          <table:table-cell office:value-type="float" office:value="0.25651693039186" calcext:value-type="float">
            <text:p>0.2565169304</text:p>
          </table:table-cell>
          <table:table-cell office:value-type="float" office:value="0.326868123713934" calcext:value-type="float">
            <text:p>0.3268681237</text:p>
          </table:table-cell>
          <table:table-cell office:value-type="float" office:value="0.290246323945754" calcext:value-type="float">
            <text:p>0.2902463239</text:p>
          </table:table-cell>
          <table:table-cell office:value-type="float" office:value="0.305960119198416" calcext:value-type="float">
            <text:p>0.3059601192</text:p>
          </table:table-cell>
          <table:table-cell office:value-type="float" office:value="0.242132328496641" calcext:value-type="float">
            <text:p>0.2421323285</text:p>
          </table:table-cell>
          <table:table-cell office:value-type="float" office:value="0.208262372484138" calcext:value-type="float">
            <text:p>0.2082623725</text:p>
          </table:table-cell>
          <table:table-cell office:value-type="float" office:value="0.252330580115503" calcext:value-type="float">
            <text:p>0.2523305801</text:p>
          </table:table-cell>
          <table:table-cell office:value-type="float" office:value="0.174720971466048" calcext:value-type="float">
            <text:p>0.1747209715</text:p>
          </table:table-cell>
          <table:table-cell office:value-type="float" office:value="0.194070162546864" calcext:value-type="float">
            <text:p>0.1940701625</text:p>
          </table:table-cell>
          <table:table-cell office:value-type="float" office:value="0.241310239503595" calcext:value-type="float">
            <text:p>0.2413102395</text:p>
          </table:table-cell>
          <table:table-cell office:value-type="float" office:value="0.231453715909492" calcext:value-type="float">
            <text:p>0.2314537159</text:p>
          </table:table-cell>
          <table:table-cell office:value-type="float" office:value="0.338059137502775" calcext:value-type="float">
            <text:p>0.3380591375</text:p>
          </table:table-cell>
          <table:table-cell office:value-type="float" office:value="0.28147014619918" calcext:value-type="float">
            <text:p>0.2814701462</text:p>
          </table:table-cell>
          <table:table-cell office:value-type="float" office:value="0.303158843434519" calcext:value-type="float">
            <text:p>0.3031588434</text:p>
          </table:table-cell>
          <table:table-cell office:value-type="float" office:value="0.207034631335092" calcext:value-type="float">
            <text:p>0.2070346313</text:p>
          </table:table-cell>
          <table:table-cell office:value-type="float" office:value="0.215186443360999" calcext:value-type="float">
            <text:p>0.2151864434</text:p>
          </table:table-cell>
          <table:table-cell office:value-type="float" office:value="0.198174234747532" calcext:value-type="float">
            <text:p>0.1981742347</text:p>
          </table:table-cell>
          <table:table-cell office:value-type="float" office:value="0.326427752186987" calcext:value-type="float">
            <text:p>0.3264277522</text:p>
          </table:table-cell>
          <table:table-cell office:value-type="float" office:value="0.329860180927261" calcext:value-type="float">
            <text:p>0.3298601809</text:p>
          </table:table-cell>
          <table:table-cell office:value-type="float" office:value="0.331393419091264" calcext:value-type="float">
            <text:p>0.3313934191</text:p>
          </table:table-cell>
          <table:table-cell office:value-type="float" office:value="0.39694535033863" calcext:value-type="float">
            <text:p>0.3969453503</text:p>
          </table:table-cell>
          <table:table-cell office:value-type="float" office:value="0.406649070361534" calcext:value-type="float">
            <text:p>0.4066490704</text:p>
          </table:table-cell>
          <table:table-cell office:value-type="float" office:value="0.335247322729659" calcext:value-type="float">
            <text:p>0.3352473227</text:p>
          </table:table-cell>
          <table:table-cell office:value-type="float" office:value="0.372083884897195" calcext:value-type="float">
            <text:p>0.3720838849</text:p>
          </table:table-cell>
          <table:table-cell office:value-type="float" office:value="0.245832551524414" calcext:value-type="float">
            <text:p>0.2458325515</text:p>
          </table:table-cell>
          <table:table-cell office:value-type="float" office:value="0.222205018675287" calcext:value-type="float">
            <text:p>0.2222050187</text:p>
          </table:table-cell>
          <table:table-cell office:value-type="float" office:value="0.1943267448619" calcext:value-type="float">
            <text:p>0.1943267449</text:p>
          </table:table-cell>
          <table:table-cell office:value-type="float" office:value="0.271506477390814" calcext:value-type="float">
            <text:p>0.2715064774</text:p>
          </table:table-cell>
          <table:table-cell office:value-type="float" office:value="0.316613261399862" calcext:value-type="float">
            <text:p>0.3166132614</text:p>
          </table:table-cell>
          <table:table-cell office:value-type="float" office:value="0.303536629250394" calcext:value-type="float">
            <text:p>0.3035366293</text:p>
          </table:table-cell>
          <table:table-cell office:value-type="float" office:value="0.221144392036189" calcext:value-type="float">
            <text:p>0.221144392</text:p>
          </table:table-cell>
          <table:table-cell office:value-type="float" office:value="0.286044150151009" calcext:value-type="float">
            <text:p>0.2860441502</text:p>
          </table:table-cell>
          <table:table-cell office:value-type="float" office:value="0.263491362590206" calcext:value-type="float">
            <text:p>0.2634913626</text:p>
          </table:table-cell>
          <table:table-cell office:value-type="float" office:value="0.315429206069321" calcext:value-type="float">
            <text:p>0.3154292061</text:p>
          </table:table-cell>
          <table:table-cell office:value-type="float" office:value="0.407164344366321" calcext:value-type="float">
            <text:p>0.4071643444</text:p>
          </table:table-cell>
          <table:table-cell office:value-type="float" office:value="0.364308224717901" calcext:value-type="float">
            <text:p>0.3643082247</text:p>
          </table:table-cell>
          <table:table-cell office:value-type="float" office:value="0.380146049019292" calcext:value-type="float">
            <text:p>0.380146049</text:p>
          </table:table-cell>
          <table:table-cell office:value-type="float" office:value="0.44478406975334" calcext:value-type="float">
            <text:p>0.4447840698</text:p>
          </table:table-cell>
          <table:table-cell office:value-type="float" office:value="0.322092031568036" calcext:value-type="float">
            <text:p>0.3220920316</text:p>
          </table:table-cell>
          <table:table-cell office:value-type="float" office:value="0.248736173211296" calcext:value-type="float">
            <text:p>0.2487361732</text:p>
          </table:table-cell>
          <table:table-cell office:value-type="float" office:value="0.201119408335538" calcext:value-type="float">
            <text:p>0.2011194083</text:p>
          </table:table-cell>
          <table:table-cell office:value-type="float" office:value="0.308126436053113" calcext:value-type="float">
            <text:p>0.3081264361</text:p>
          </table:table-cell>
          <table:table-cell office:value-type="float" office:value="0.393001329952156" calcext:value-type="float">
            <text:p>0.39300133</text:p>
          </table:table-cell>
          <table:table-cell office:value-type="float" office:value="0.370368555703317" calcext:value-type="float">
            <text:p>0.3703685557</text:p>
          </table:table-cell>
          <table:table-cell office:value-type="float" office:value="0.241683359052301" calcext:value-type="float">
            <text:p>0.2416833591</text:p>
          </table:table-cell>
          <table:table-cell office:value-type="float" office:value="0.265556256642332" calcext:value-type="float">
            <text:p>0.2655562566</text:p>
          </table:table-cell>
          <table:table-cell office:value-type="float" office:value="0.372953640381126" calcext:value-type="float">
            <text:p>0.3729536404</text:p>
          </table:table-cell>
          <table:table-cell office:value-type="float" office:value="0.262327513013008" calcext:value-type="float">
            <text:p>0.262327513</text:p>
          </table:table-cell>
          <table:table-cell office:value-type="float" office:value="0.432505676896026" calcext:value-type="float">
            <text:p>0.4325056769</text:p>
          </table:table-cell>
          <table:table-cell office:value-type="float" office:value="0.348912938747801" calcext:value-type="float">
            <text:p>0.3489129387</text:p>
          </table:table-cell>
          <table:table-cell office:value-type="float" office:value="0.317090932147641" calcext:value-type="float">
            <text:p>0.3170909321</text:p>
          </table:table-cell>
          <table:table-cell office:value-type="float" office:value="0.372076076795341" calcext:value-type="float">
            <text:p>0.3720760768</text:p>
          </table:table-cell>
          <table:table-cell office:value-type="float" office:value="0.352933054108681" calcext:value-type="float">
            <text:p>0.3529330541</text:p>
          </table:table-cell>
          <table:table-cell office:value-type="float" office:value="0.316037390927167" calcext:value-type="float">
            <text:p>0.3160373909</text:p>
          </table:table-cell>
          <table:table-cell office:value-type="float" office:value="0.316607589335272" calcext:value-type="float">
            <text:p>0.3166075893</text:p>
          </table:table-cell>
          <table:table-cell office:value-type="float" office:value="0.386770408031489" calcext:value-type="float">
            <text:p>0.386770408</text:p>
          </table:table-cell>
          <table:table-cell office:value-type="float" office:value="0.461686551905425" calcext:value-type="float">
            <text:p>0.4616865519</text:p>
          </table:table-cell>
          <table:table-cell office:value-type="float" office:value="0.476734996206385" calcext:value-type="float">
            <text:p>0.4767349962</text:p>
          </table:table-cell>
          <table:table-cell office:value-type="float" office:value="0.445164229925446" calcext:value-type="float">
            <text:p>0.4451642299</text:p>
          </table:table-cell>
          <table:table-cell office:value-type="float" office:value="0.45432717541641" calcext:value-type="float">
            <text:p>0.4543271754</text:p>
          </table:table-cell>
          <table:table-cell office:value-type="float" office:value="0.354051344266784" calcext:value-type="float">
            <text:p>0.3540513443</text:p>
          </table:table-cell>
          <table:table-cell office:value-type="float" office:value="0.227026466101115" calcext:value-type="float">
            <text:p>0.2270264661</text:p>
          </table:table-cell>
          <table:table-cell office:value-type="float" office:value="0.273664952264576" calcext:value-type="float">
            <text:p>0.2736649523</text:p>
          </table:table-cell>
          <table:table-cell office:value-type="float" office:value="0.295707494726946" calcext:value-type="float">
            <text:p>0.2957074947</text:p>
          </table:table-cell>
          <table:table-cell office:value-type="float" office:value="0.205940002988571" calcext:value-type="float">
            <text:p>0.205940003</text:p>
          </table:table-cell>
          <table:table-cell office:value-type="float" office:value="0.246649077964129" calcext:value-type="float">
            <text:p>0.246649078</text:p>
          </table:table-cell>
          <table:table-cell office:value-type="float" office:value="0.236588161031249" calcext:value-type="float">
            <text:p>0.236588161</text:p>
          </table:table-cell>
          <table:table-cell office:value-type="float" office:value="0.124961876519755" calcext:value-type="float">
            <text:p>0.1249618765</text:p>
          </table:table-cell>
          <table:table-cell office:value-type="float" office:value="0.178795477475821" calcext:value-type="float">
            <text:p>0.1787954775</text:p>
          </table:table-cell>
          <table:table-cell office:value-type="float" office:value="0.160807346004183" calcext:value-type="float">
            <text:p>0.160807346</text:p>
          </table:table-cell>
          <table:table-cell office:value-type="float" office:value="0.161807527279497" calcext:value-type="float">
            <text:p>0.1618075273</text:p>
          </table:table-cell>
          <table:table-cell office:value-type="float" office:value="0.167168663960204" calcext:value-type="float">
            <text:p>0.167168664</text:p>
          </table:table-cell>
          <table:table-cell office:value-type="float" office:value="0.290328870942358" calcext:value-type="float">
            <text:p>0.2903288709</text:p>
          </table:table-cell>
          <table:table-cell office:value-type="float" office:value="0.201391871393009" calcext:value-type="float">
            <text:p>0.2013918714</text:p>
          </table:table-cell>
          <table:table-cell office:value-type="float" office:value="0.227568378438982" calcext:value-type="float">
            <text:p>0.2275683784</text:p>
          </table:table-cell>
          <table:table-cell office:value-type="float" office:value="0.252314983932805" calcext:value-type="float">
            <text:p>0.2523149839</text:p>
          </table:table-cell>
          <table:table-cell office:value-type="float" office:value="0.308550001848693" calcext:value-type="float">
            <text:p>0.3085500018</text:p>
          </table:table-cell>
          <table:table-cell office:value-type="float" office:value="0.250799780742746" calcext:value-type="float">
            <text:p>0.2507997807</text:p>
          </table:table-cell>
          <table:table-cell office:value-type="float" office:value="0.254645297944967" calcext:value-type="float">
            <text:p>0.2546452979</text:p>
          </table:table-cell>
          <table:table-cell office:value-type="float" office:value="0.313326540140402" calcext:value-type="float">
            <text:p>0.3133265401</text:p>
          </table:table-cell>
          <table:table-cell office:value-type="float" office:value="0.434651805008568" calcext:value-type="float">
            <text:p>0.434651805</text:p>
          </table:table-cell>
          <table:table-cell office:value-type="float" office:value="0.38602051152672" calcext:value-type="float">
            <text:p>0.3860205115</text:p>
          </table:table-cell>
          <table:table-cell office:value-type="float" office:value="0.392371445864487" calcext:value-type="float">
            <text:p>0.3923714459</text:p>
          </table:table-cell>
          <table:table-cell office:value-type="float" office:value="0.454230285271544" calcext:value-type="float">
            <text:p>0.4542302853</text:p>
          </table:table-cell>
          <table:table-cell office:value-type="float" office:value="0.456089126516538" calcext:value-type="float">
            <text:p>0.4560891265</text:p>
          </table:table-cell>
          <table:table-cell office:value-type="float" office:value="0.352808942924096" calcext:value-type="float">
            <text:p>0.3528089429</text:p>
          </table:table-cell>
          <table:table-cell office:value-type="float" office:value="0.441567634058122" calcext:value-type="float">
            <text:p>0.4415676341</text:p>
          </table:table-cell>
          <table:table-cell office:value-type="float" office:value="0.399076778503916" calcext:value-type="float">
            <text:p>0.3990767785</text:p>
          </table:table-cell>
          <table:table-cell office:value-type="float" office:value="0.353986725542652" calcext:value-type="float">
            <text:p>0.35398672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7579" calcext:value-type="float">
            <text:p>1037579</text:p>
          </table:table-cell>
          <table:table-cell table:formula="of:=AVERAGE([.E24:.GL24])" office:value-type="float" office:value="0.323013121940354" calcext:value-type="float">
            <text:p>0.3230131219</text:p>
          </table:table-cell>
          <table:table-cell/>
          <table:table-cell office:value-type="float" office:value="0.233495690691806" calcext:value-type="float">
            <text:p>0.2334956907</text:p>
          </table:table-cell>
          <table:table-cell office:value-type="float" office:value="0.146385650291205" calcext:value-type="float">
            <text:p>0.1463856503</text:p>
          </table:table-cell>
          <table:table-cell office:value-type="float" office:value="0.172356294942457" calcext:value-type="float">
            <text:p>0.1723562949</text:p>
          </table:table-cell>
          <table:table-cell office:value-type="float" office:value="0.287087225224348" calcext:value-type="float">
            <text:p>0.2870872252</text:p>
          </table:table-cell>
          <table:table-cell office:value-type="float" office:value="0.175539336286097" calcext:value-type="float">
            <text:p>0.1755393363</text:p>
          </table:table-cell>
          <table:table-cell office:value-type="float" office:value="0.28026094331712" calcext:value-type="float">
            <text:p>0.2802609433</text:p>
          </table:table-cell>
          <table:table-cell office:value-type="float" office:value="0.357497100815159" calcext:value-type="float">
            <text:p>0.3574971008</text:p>
          </table:table-cell>
          <table:table-cell office:value-type="float" office:value="0.306051639150457" calcext:value-type="float">
            <text:p>0.3060516392</text:p>
          </table:table-cell>
          <table:table-cell office:value-type="float" office:value="0.37415738348266" calcext:value-type="float">
            <text:p>0.3741573835</text:p>
          </table:table-cell>
          <table:table-cell office:value-type="float" office:value="0.286494192415993" calcext:value-type="float">
            <text:p>0.2864941924</text:p>
          </table:table-cell>
          <table:table-cell office:value-type="float" office:value="0.349048453760918" calcext:value-type="float">
            <text:p>0.3490484538</text:p>
          </table:table-cell>
          <table:table-cell office:value-type="float" office:value="0.31673921210177" calcext:value-type="float">
            <text:p>0.3167392121</text:p>
          </table:table-cell>
          <table:table-cell office:value-type="float" office:value="0.279963730581837" calcext:value-type="float">
            <text:p>0.2799637306</text:p>
          </table:table-cell>
          <table:table-cell office:value-type="float" office:value="0.28738589326379" calcext:value-type="float">
            <text:p>0.2873858933</text:p>
          </table:table-cell>
          <table:table-cell office:value-type="float" office:value="0.229375380847314" calcext:value-type="float">
            <text:p>0.2293753808</text:p>
          </table:table-cell>
          <table:table-cell office:value-type="float" office:value="0.313073370428013" calcext:value-type="float">
            <text:p>0.3130733704</text:p>
          </table:table-cell>
          <table:table-cell office:value-type="float" office:value="0.374093428773229" calcext:value-type="float">
            <text:p>0.3740934288</text:p>
          </table:table-cell>
          <table:table-cell office:value-type="float" office:value="0.223387119766553" calcext:value-type="float">
            <text:p>0.2233871198</text:p>
          </table:table-cell>
          <table:table-cell office:value-type="float" office:value="0.260498423085641" calcext:value-type="float">
            <text:p>0.2604984231</text:p>
          </table:table-cell>
          <table:table-cell office:value-type="float" office:value="0.24171263841085" calcext:value-type="float">
            <text:p>0.2417126384</text:p>
          </table:table-cell>
          <table:table-cell office:value-type="float" office:value="0.428988975778807" calcext:value-type="float">
            <text:p>0.4289889758</text:p>
          </table:table-cell>
          <table:table-cell office:value-type="float" office:value="0.475956455297796" calcext:value-type="float">
            <text:p>0.4759564553</text:p>
          </table:table-cell>
          <table:table-cell office:value-type="float" office:value="0.55479998652475" calcext:value-type="float">
            <text:p>0.5547999865</text:p>
          </table:table-cell>
          <table:table-cell office:value-type="float" office:value="0.515817756401555" calcext:value-type="float">
            <text:p>0.5158177564</text:p>
          </table:table-cell>
          <table:table-cell office:value-type="float" office:value="0.489073864277179" calcext:value-type="float">
            <text:p>0.4890738643</text:p>
          </table:table-cell>
          <table:table-cell office:value-type="float" office:value="0.474874777576267" calcext:value-type="float">
            <text:p>0.4748747776</text:p>
          </table:table-cell>
          <table:table-cell office:value-type="float" office:value="0.363840443585737" calcext:value-type="float">
            <text:p>0.3638404436</text:p>
          </table:table-cell>
          <table:table-cell office:value-type="float" office:value="0.326663235822521" calcext:value-type="float">
            <text:p>0.3266632358</text:p>
          </table:table-cell>
          <table:table-cell office:value-type="float" office:value="0.301468762544008" calcext:value-type="float">
            <text:p>0.3014687625</text:p>
          </table:table-cell>
          <table:table-cell office:value-type="float" office:value="0.340506084393019" calcext:value-type="float">
            <text:p>0.3405060844</text:p>
          </table:table-cell>
          <table:table-cell office:value-type="float" office:value="0.150656394726615" calcext:value-type="float">
            <text:p>0.1506563947</text:p>
          </table:table-cell>
          <table:table-cell office:value-type="float" office:value="0.193147539694592" calcext:value-type="float">
            <text:p>0.1931475397</text:p>
          </table:table-cell>
          <table:table-cell office:value-type="float" office:value="0.179964624424933" calcext:value-type="float">
            <text:p>0.1799646244</text:p>
          </table:table-cell>
          <table:table-cell office:value-type="float" office:value="0.192088692909008" calcext:value-type="float">
            <text:p>0.1920886929</text:p>
          </table:table-cell>
          <table:table-cell office:value-type="float" office:value="0.344768985139266" calcext:value-type="float">
            <text:p>0.3447689851</text:p>
          </table:table-cell>
          <table:table-cell office:value-type="float" office:value="0.349047094213636" calcext:value-type="float">
            <text:p>0.3490470942</text:p>
          </table:table-cell>
          <table:table-cell office:value-type="float" office:value="0.417564687898489" calcext:value-type="float">
            <text:p>0.4175646879</text:p>
          </table:table-cell>
          <table:table-cell office:value-type="float" office:value="0.298967466719362" calcext:value-type="float">
            <text:p>0.2989674667</text:p>
          </table:table-cell>
          <table:table-cell office:value-type="float" office:value="0.416047406477361" calcext:value-type="float">
            <text:p>0.4160474065</text:p>
          </table:table-cell>
          <table:table-cell office:value-type="float" office:value="0.36617401933901" calcext:value-type="float">
            <text:p>0.3661740193</text:p>
          </table:table-cell>
          <table:table-cell office:value-type="float" office:value="0.197960338075541" calcext:value-type="float">
            <text:p>0.1979603381</text:p>
          </table:table-cell>
          <table:table-cell office:value-type="float" office:value="0.280414646662537" calcext:value-type="float">
            <text:p>0.2804146467</text:p>
          </table:table-cell>
          <table:table-cell office:value-type="float" office:value="0.449212270132294" calcext:value-type="float">
            <text:p>0.4492122701</text:p>
          </table:table-cell>
          <table:table-cell office:value-type="float" office:value="0.288696285521953" calcext:value-type="float">
            <text:p>0.2886962855</text:p>
          </table:table-cell>
          <table:table-cell office:value-type="float" office:value="0.248044435823511" calcext:value-type="float">
            <text:p>0.2480444358</text:p>
          </table:table-cell>
          <table:table-cell office:value-type="float" office:value="0.245521178876124" calcext:value-type="float">
            <text:p>0.2455211789</text:p>
          </table:table-cell>
          <table:table-cell office:value-type="float" office:value="0.443092279303406" calcext:value-type="float">
            <text:p>0.4430922793</text:p>
          </table:table-cell>
          <table:table-cell office:value-type="float" office:value="0.30702151097891" calcext:value-type="float">
            <text:p>0.307021511</text:p>
          </table:table-cell>
          <table:table-cell office:value-type="float" office:value="0.294944596078648" calcext:value-type="float">
            <text:p>0.2949445961</text:p>
          </table:table-cell>
          <table:table-cell office:value-type="float" office:value="0.436951623321208" calcext:value-type="float">
            <text:p>0.4369516233</text:p>
          </table:table-cell>
          <table:table-cell office:value-type="float" office:value="0.507991388764228" calcext:value-type="float">
            <text:p>0.5079913888</text:p>
          </table:table-cell>
          <table:table-cell office:value-type="float" office:value="0.536351550271271" calcext:value-type="float">
            <text:p>0.5363515503</text:p>
          </table:table-cell>
          <table:table-cell office:value-type="float" office:value="0.529830228568992" calcext:value-type="float">
            <text:p>0.5298302286</text:p>
          </table:table-cell>
          <table:table-cell office:value-type="float" office:value="0.510575837025747" calcext:value-type="float">
            <text:p>0.510575837</text:p>
          </table:table-cell>
          <table:table-cell office:value-type="float" office:value="0.422854112728448" calcext:value-type="float">
            <text:p>0.4228541127</text:p>
          </table:table-cell>
          <table:table-cell office:value-type="float" office:value="0.483794814012684" calcext:value-type="float">
            <text:p>0.483794814</text:p>
          </table:table-cell>
          <table:table-cell office:value-type="float" office:value="0.281666646510427" calcext:value-type="float">
            <text:p>0.2816666465</text:p>
          </table:table-cell>
          <table:table-cell office:value-type="float" office:value="0.286201466578407" calcext:value-type="float">
            <text:p>0.2862014666</text:p>
          </table:table-cell>
          <table:table-cell office:value-type="float" office:value="0.190974121921526" calcext:value-type="float">
            <text:p>0.1909741219</text:p>
          </table:table-cell>
          <table:table-cell office:value-type="float" office:value="0.247969667280108" calcext:value-type="float">
            <text:p>0.2479696673</text:p>
          </table:table-cell>
          <table:table-cell office:value-type="float" office:value="0.154049666790093" calcext:value-type="float">
            <text:p>0.1540496668</text:p>
          </table:table-cell>
          <table:table-cell office:value-type="float" office:value="0.341641344437646" calcext:value-type="float">
            <text:p>0.3416413444</text:p>
          </table:table-cell>
          <table:table-cell office:value-type="float" office:value="0.577702959233201" calcext:value-type="float">
            <text:p>0.5777029592</text:p>
          </table:table-cell>
          <table:table-cell office:value-type="float" office:value="0.51311152531794" calcext:value-type="float">
            <text:p>0.5131115253</text:p>
          </table:table-cell>
          <table:table-cell office:value-type="float" office:value="0.439471188129176" calcext:value-type="float">
            <text:p>0.4394711881</text:p>
          </table:table-cell>
          <table:table-cell office:value-type="float" office:value="0.450178291008876" calcext:value-type="float">
            <text:p>0.450178291</text:p>
          </table:table-cell>
          <table:table-cell office:value-type="float" office:value="0.395374329501123" calcext:value-type="float">
            <text:p>0.3953743295</text:p>
          </table:table-cell>
          <table:table-cell office:value-type="float" office:value="0.424165368868151" calcext:value-type="float">
            <text:p>0.4241653689</text:p>
          </table:table-cell>
          <table:table-cell office:value-type="float" office:value="0.424427563109158" calcext:value-type="float">
            <text:p>0.4244275631</text:p>
          </table:table-cell>
          <table:table-cell office:value-type="float" office:value="0.471683092653508" calcext:value-type="float">
            <text:p>0.4716830927</text:p>
          </table:table-cell>
          <table:table-cell office:value-type="float" office:value="0.358645964545846" calcext:value-type="float">
            <text:p>0.3586459645</text:p>
          </table:table-cell>
          <table:table-cell office:value-type="float" office:value="0.356135690065369" calcext:value-type="float">
            <text:p>0.3561356901</text:p>
          </table:table-cell>
          <table:table-cell office:value-type="float" office:value="0.248898213548871" calcext:value-type="float">
            <text:p>0.2488982135</text:p>
          </table:table-cell>
          <table:table-cell office:value-type="float" office:value="0.341059467514518" calcext:value-type="float">
            <text:p>0.3410594675</text:p>
          </table:table-cell>
          <table:table-cell office:value-type="float" office:value="0.219418978206927" calcext:value-type="float">
            <text:p>0.2194189782</text:p>
          </table:table-cell>
          <table:table-cell office:value-type="float" office:value="0.260402102216747" calcext:value-type="float">
            <text:p>0.2604021022</text:p>
          </table:table-cell>
          <table:table-cell office:value-type="float" office:value="0.25822949426727" calcext:value-type="float">
            <text:p>0.2582294943</text:p>
          </table:table-cell>
          <table:table-cell office:value-type="float" office:value="0.301148527788443" calcext:value-type="float">
            <text:p>0.3011485278</text:p>
          </table:table-cell>
          <table:table-cell office:value-type="float" office:value="0.327478701677364" calcext:value-type="float">
            <text:p>0.3274787017</text:p>
          </table:table-cell>
          <table:table-cell office:value-type="float" office:value="0.369525095087377" calcext:value-type="float">
            <text:p>0.3695250951</text:p>
          </table:table-cell>
          <table:table-cell office:value-type="float" office:value="0.497426740839125" calcext:value-type="float">
            <text:p>0.4974267408</text:p>
          </table:table-cell>
          <table:table-cell office:value-type="float" office:value="0.515249104345775" calcext:value-type="float">
            <text:p>0.5152491043</text:p>
          </table:table-cell>
          <table:table-cell office:value-type="float" office:value="0.514759053623693" calcext:value-type="float">
            <text:p>0.5147590536</text:p>
          </table:table-cell>
          <table:table-cell office:value-type="float" office:value="0.496900480277603" calcext:value-type="float">
            <text:p>0.4969004803</text:p>
          </table:table-cell>
          <table:table-cell office:value-type="float" office:value="0.340354920957091" calcext:value-type="float">
            <text:p>0.340354921</text:p>
          </table:table-cell>
          <table:table-cell office:value-type="float" office:value="0.304280090032557" calcext:value-type="float">
            <text:p>0.30428009</text:p>
          </table:table-cell>
          <table:table-cell office:value-type="float" office:value="0.262630499994049" calcext:value-type="float">
            <text:p>0.2626305</text:p>
          </table:table-cell>
          <table:table-cell office:value-type="float" office:value="0.220138047145172" calcext:value-type="float">
            <text:p>0.2201380471</text:p>
          </table:table-cell>
          <table:table-cell office:value-type="float" office:value="0.16489728100173" calcext:value-type="float">
            <text:p>0.164897281</text:p>
          </table:table-cell>
          <table:table-cell office:value-type="float" office:value="0.222507631880688" calcext:value-type="float">
            <text:p>0.2225076319</text:p>
          </table:table-cell>
          <table:table-cell office:value-type="float" office:value="0.289896837369252" calcext:value-type="float">
            <text:p>0.2898968374</text:p>
          </table:table-cell>
          <table:table-cell office:value-type="float" office:value="0.364962475144329" calcext:value-type="float">
            <text:p>0.3649624751</text:p>
          </table:table-cell>
          <table:table-cell office:value-type="float" office:value="0.301111328872771" calcext:value-type="float">
            <text:p>0.3011113289</text:p>
          </table:table-cell>
          <table:table-cell office:value-type="float" office:value="0.274870549124668" calcext:value-type="float">
            <text:p>0.2748705491</text:p>
          </table:table-cell>
          <table:table-cell office:value-type="float" office:value="0.305211997221378" calcext:value-type="float">
            <text:p>0.3052119972</text:p>
          </table:table-cell>
          <table:table-cell office:value-type="float" office:value="0.224573616516411" calcext:value-type="float">
            <text:p>0.2245736165</text:p>
          </table:table-cell>
          <table:table-cell office:value-type="float" office:value="0.199877826864058" calcext:value-type="float">
            <text:p>0.1998778269</text:p>
          </table:table-cell>
          <table:table-cell office:value-type="float" office:value="0.153463898048437" calcext:value-type="float">
            <text:p>0.153463898</text:p>
          </table:table-cell>
          <table:table-cell office:value-type="float" office:value="0.173110460058181" calcext:value-type="float">
            <text:p>0.1731104601</text:p>
          </table:table-cell>
          <table:table-cell office:value-type="float" office:value="0.301137642315009" calcext:value-type="float">
            <text:p>0.3011376423</text:p>
          </table:table-cell>
          <table:table-cell office:value-type="float" office:value="0.172918968012751" calcext:value-type="float">
            <text:p>0.172918968</text:p>
          </table:table-cell>
          <table:table-cell office:value-type="float" office:value="0.31333856312581" calcext:value-type="float">
            <text:p>0.3133385631</text:p>
          </table:table-cell>
          <table:table-cell office:value-type="float" office:value="0.298342015850457" calcext:value-type="float">
            <text:p>0.2983420159</text:p>
          </table:table-cell>
          <table:table-cell office:value-type="float" office:value="0.289318761237556" calcext:value-type="float">
            <text:p>0.2893187612</text:p>
          </table:table-cell>
          <table:table-cell office:value-type="float" office:value="0.266344390611854" calcext:value-type="float">
            <text:p>0.2663443906</text:p>
          </table:table-cell>
          <table:table-cell office:value-type="float" office:value="0.318454364718162" calcext:value-type="float">
            <text:p>0.3184543647</text:p>
          </table:table-cell>
          <table:table-cell office:value-type="float" office:value="0.239918188997388" calcext:value-type="float">
            <text:p>0.239918189</text:p>
          </table:table-cell>
          <table:table-cell office:value-type="float" office:value="0.223658868893111" calcext:value-type="float">
            <text:p>0.2236588689</text:p>
          </table:table-cell>
          <table:table-cell office:value-type="float" office:value="0.208885150738017" calcext:value-type="float">
            <text:p>0.2088851507</text:p>
          </table:table-cell>
          <table:table-cell office:value-type="float" office:value="0.220337192334898" calcext:value-type="float">
            <text:p>0.2203371923</text:p>
          </table:table-cell>
          <table:table-cell office:value-type="float" office:value="0.206746214389506" calcext:value-type="float">
            <text:p>0.2067462144</text:p>
          </table:table-cell>
          <table:table-cell office:value-type="float" office:value="0.229082395785495" calcext:value-type="float">
            <text:p>0.2290823958</text:p>
          </table:table-cell>
          <table:table-cell office:value-type="float" office:value="0.315731353772855" calcext:value-type="float">
            <text:p>0.3157313538</text:p>
          </table:table-cell>
          <table:table-cell office:value-type="float" office:value="0.330694750983224" calcext:value-type="float">
            <text:p>0.330694751</text:p>
          </table:table-cell>
          <table:table-cell office:value-type="float" office:value="0.376681598437268" calcext:value-type="float">
            <text:p>0.3766815984</text:p>
          </table:table-cell>
          <table:table-cell office:value-type="float" office:value="0.276620511770436" calcext:value-type="float">
            <text:p>0.2766205118</text:p>
          </table:table-cell>
          <table:table-cell office:value-type="float" office:value="0.109207087743458" calcext:value-type="float">
            <text:p>0.1092070877</text:p>
          </table:table-cell>
          <table:table-cell office:value-type="float" office:value="0.134146370422849" calcext:value-type="float">
            <text:p>0.1341463704</text:p>
          </table:table-cell>
          <table:table-cell office:value-type="float" office:value="0.2699107873552" calcext:value-type="float">
            <text:p>0.2699107874</text:p>
          </table:table-cell>
          <table:table-cell office:value-type="float" office:value="0.341238797737123" calcext:value-type="float">
            <text:p>0.3412387977</text:p>
          </table:table-cell>
          <table:table-cell office:value-type="float" office:value="0.43289541260541" calcext:value-type="float">
            <text:p>0.4328954126</text:p>
          </table:table-cell>
          <table:table-cell office:value-type="float" office:value="0.346375503267552" calcext:value-type="float">
            <text:p>0.3463755033</text:p>
          </table:table-cell>
          <table:table-cell office:value-type="float" office:value="0.450507298676515" calcext:value-type="float">
            <text:p>0.4505072987</text:p>
          </table:table-cell>
          <table:table-cell office:value-type="float" office:value="0.246588685402711" calcext:value-type="float">
            <text:p>0.2465886854</text:p>
          </table:table-cell>
          <table:table-cell office:value-type="float" office:value="0.255336423750826" calcext:value-type="float">
            <text:p>0.2553364238</text:p>
          </table:table-cell>
          <table:table-cell office:value-type="float" office:value="0.337044888718763" calcext:value-type="float">
            <text:p>0.3370448887</text:p>
          </table:table-cell>
          <table:table-cell office:value-type="float" office:value="0.29668042570568" calcext:value-type="float">
            <text:p>0.2966804257</text:p>
          </table:table-cell>
          <table:table-cell office:value-type="float" office:value="0.350403254285576" calcext:value-type="float">
            <text:p>0.3504032543</text:p>
          </table:table-cell>
          <table:table-cell office:value-type="float" office:value="0.245295187357611" calcext:value-type="float">
            <text:p>0.2452951874</text:p>
          </table:table-cell>
          <table:table-cell office:value-type="float" office:value="0.31184839505777" calcext:value-type="float">
            <text:p>0.3118483951</text:p>
          </table:table-cell>
          <table:table-cell office:value-type="float" office:value="0.228757676505346" calcext:value-type="float">
            <text:p>0.2287576765</text:p>
          </table:table-cell>
          <table:table-cell office:value-type="float" office:value="0.288586103138427" calcext:value-type="float">
            <text:p>0.2885861031</text:p>
          </table:table-cell>
          <table:table-cell office:value-type="float" office:value="0.343320014499298" calcext:value-type="float">
            <text:p>0.3433200145</text:p>
          </table:table-cell>
          <table:table-cell office:value-type="float" office:value="0.340183652294076" calcext:value-type="float">
            <text:p>0.3401836523</text:p>
          </table:table-cell>
          <table:table-cell office:value-type="float" office:value="0.413111147856943" calcext:value-type="float">
            <text:p>0.4131111479</text:p>
          </table:table-cell>
          <table:table-cell office:value-type="float" office:value="0.367353177354079" calcext:value-type="float">
            <text:p>0.3673531774</text:p>
          </table:table-cell>
          <table:table-cell office:value-type="float" office:value="0.434041631839974" calcext:value-type="float">
            <text:p>0.4340416318</text:p>
          </table:table-cell>
          <table:table-cell office:value-type="float" office:value="0.38433886628622" calcext:value-type="float">
            <text:p>0.3843388663</text:p>
          </table:table-cell>
          <table:table-cell office:value-type="float" office:value="0.33787346701783" calcext:value-type="float">
            <text:p>0.337873467</text:p>
          </table:table-cell>
          <table:table-cell office:value-type="float" office:value="0.268151017116172" calcext:value-type="float">
            <text:p>0.2681510171</text:p>
          </table:table-cell>
          <table:table-cell office:value-type="float" office:value="0.309719489942727" calcext:value-type="float">
            <text:p>0.3097194899</text:p>
          </table:table-cell>
          <table:table-cell office:value-type="float" office:value="0.319156528851701" calcext:value-type="float">
            <text:p>0.3191565289</text:p>
          </table:table-cell>
          <table:table-cell office:value-type="float" office:value="0.257441491060831" calcext:value-type="float">
            <text:p>0.2574414911</text:p>
          </table:table-cell>
          <table:table-cell office:value-type="float" office:value="0.317689454624939" calcext:value-type="float">
            <text:p>0.3176894546</text:p>
          </table:table-cell>
          <table:table-cell office:value-type="float" office:value="0.279537123592798" calcext:value-type="float">
            <text:p>0.2795371236</text:p>
          </table:table-cell>
          <table:table-cell office:value-type="float" office:value="0.3009156447676" calcext:value-type="float">
            <text:p>0.3009156448</text:p>
          </table:table-cell>
          <table:table-cell office:value-type="float" office:value="0.282415051343273" calcext:value-type="float">
            <text:p>0.2824150513</text:p>
          </table:table-cell>
          <table:table-cell office:value-type="float" office:value="0.383234384732656" calcext:value-type="float">
            <text:p>0.3832343847</text:p>
          </table:table-cell>
          <table:table-cell office:value-type="float" office:value="0.352953020517905" calcext:value-type="float">
            <text:p>0.3529530205</text:p>
          </table:table-cell>
          <table:table-cell office:value-type="float" office:value="0.433994992510281" calcext:value-type="float">
            <text:p>0.4339949925</text:p>
          </table:table-cell>
          <table:table-cell office:value-type="float" office:value="0.366657575928747" calcext:value-type="float">
            <text:p>0.3666575759</text:p>
          </table:table-cell>
          <table:table-cell office:value-type="float" office:value="0.27740365484109" calcext:value-type="float">
            <text:p>0.2774036548</text:p>
          </table:table-cell>
          <table:table-cell office:value-type="float" office:value="0.29063928934079" calcext:value-type="float">
            <text:p>0.2906392893</text:p>
          </table:table-cell>
          <table:table-cell office:value-type="float" office:value="0.33200243443706" calcext:value-type="float">
            <text:p>0.3320024344</text:p>
          </table:table-cell>
          <table:table-cell office:value-type="float" office:value="0.350825078149462" calcext:value-type="float">
            <text:p>0.3508250781</text:p>
          </table:table-cell>
          <table:table-cell office:value-type="float" office:value="0.334574328214934" calcext:value-type="float">
            <text:p>0.3345743282</text:p>
          </table:table-cell>
          <table:table-cell office:value-type="float" office:value="0.404205422645389" calcext:value-type="float">
            <text:p>0.4042054226</text:p>
          </table:table-cell>
          <table:table-cell office:value-type="float" office:value="0.363852596526112" calcext:value-type="float">
            <text:p>0.3638525965</text:p>
          </table:table-cell>
          <table:table-cell office:value-type="float" office:value="0.338149994221789" calcext:value-type="float">
            <text:p>0.3381499942</text:p>
          </table:table-cell>
          <table:table-cell office:value-type="float" office:value="0.477812069969704" calcext:value-type="float">
            <text:p>0.47781207</text:p>
          </table:table-cell>
          <table:table-cell office:value-type="float" office:value="0.493111146846776" calcext:value-type="float">
            <text:p>0.4931111468</text:p>
          </table:table-cell>
          <table:table-cell office:value-type="float" office:value="0.224849438823647" calcext:value-type="float">
            <text:p>0.2248494388</text:p>
          </table:table-cell>
          <table:table-cell office:value-type="float" office:value="0.439165939595838" calcext:value-type="float">
            <text:p>0.4391659396</text:p>
          </table:table-cell>
          <table:table-cell office:value-type="float" office:value="0.251809114047468" calcext:value-type="float">
            <text:p>0.251809114</text:p>
          </table:table-cell>
          <table:table-cell office:value-type="float" office:value="0.298865178448651" calcext:value-type="float">
            <text:p>0.2988651784</text:p>
          </table:table-cell>
          <table:table-cell office:value-type="float" office:value="0.218610447777433" calcext:value-type="float">
            <text:p>0.2186104478</text:p>
          </table:table-cell>
          <table:table-cell office:value-type="float" office:value="0.14352089190512" calcext:value-type="float">
            <text:p>0.1435208919</text:p>
          </table:table-cell>
          <table:table-cell office:value-type="float" office:value="0.24519919055271" calcext:value-type="float">
            <text:p>0.2451991906</text:p>
          </table:table-cell>
          <table:table-cell office:value-type="float" office:value="0.202923058893501" calcext:value-type="float">
            <text:p>0.2029230589</text:p>
          </table:table-cell>
          <table:table-cell office:value-type="float" office:value="0.253987505355906" calcext:value-type="float">
            <text:p>0.2539875054</text:p>
          </table:table-cell>
          <table:table-cell office:value-type="float" office:value="0.1209619621428" calcext:value-type="float">
            <text:p>0.1209619621</text:p>
          </table:table-cell>
          <table:table-cell office:value-type="float" office:value="0.230264282552671" calcext:value-type="float">
            <text:p>0.2302642826</text:p>
          </table:table-cell>
          <table:table-cell office:value-type="float" office:value="0.336590085993123" calcext:value-type="float">
            <text:p>0.336590086</text:p>
          </table:table-cell>
          <table:table-cell office:value-type="float" office:value="0.203241590611827" calcext:value-type="float">
            <text:p>0.2032415906</text:p>
          </table:table-cell>
          <table:table-cell office:value-type="float" office:value="0.245892433147354" calcext:value-type="float">
            <text:p>0.2458924331</text:p>
          </table:table-cell>
          <table:table-cell office:value-type="float" office:value="0.251758724492421" calcext:value-type="float">
            <text:p>0.2517587245</text:p>
          </table:table-cell>
          <table:table-cell office:value-type="float" office:value="0.316873529820153" calcext:value-type="float">
            <text:p>0.3168735298</text:p>
          </table:table-cell>
          <table:table-cell office:value-type="float" office:value="0.279682790016958" calcext:value-type="float">
            <text:p>0.27968279</text:p>
          </table:table-cell>
          <table:table-cell office:value-type="float" office:value="0.227474948240796" calcext:value-type="float">
            <text:p>0.2274749482</text:p>
          </table:table-cell>
          <table:table-cell office:value-type="float" office:value="0.351587420611431" calcext:value-type="float">
            <text:p>0.3515874206</text:p>
          </table:table-cell>
          <table:table-cell office:value-type="float" office:value="0.251369411060378" calcext:value-type="float">
            <text:p>0.2513694111</text:p>
          </table:table-cell>
          <table:table-cell office:value-type="float" office:value="0.469860686295959" calcext:value-type="float">
            <text:p>0.4698606863</text:p>
          </table:table-cell>
          <table:table-cell office:value-type="float" office:value="0.405431255307923" calcext:value-type="float">
            <text:p>0.4054312553</text:p>
          </table:table-cell>
          <table:table-cell office:value-type="float" office:value="0.467856353125625" calcext:value-type="float">
            <text:p>0.4678563531</text:p>
          </table:table-cell>
          <table:table-cell office:value-type="float" office:value="0.49449367891292" calcext:value-type="float">
            <text:p>0.4944936789</text:p>
          </table:table-cell>
          <table:table-cell office:value-type="float" office:value="0.494562342538286" calcext:value-type="float">
            <text:p>0.4945623425</text:p>
          </table:table-cell>
          <table:table-cell office:value-type="float" office:value="0.421691712802386" calcext:value-type="float">
            <text:p>0.4216917128</text:p>
          </table:table-cell>
          <table:table-cell office:value-type="float" office:value="0.395529223131108" calcext:value-type="float">
            <text:p>0.3955292231</text:p>
          </table:table-cell>
          <table:table-cell office:value-type="float" office:value="0.46234986932328" calcext:value-type="float">
            <text:p>0.4623498693</text:p>
          </table:table-cell>
          <table:table-cell office:value-type="float" office:value="0.354333363002069" calcext:value-type="float">
            <text:p>0.3543333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8547" calcext:value-type="float">
            <text:p>1178547</text:p>
          </table:table-cell>
          <table:table-cell table:formula="of:=AVERAGE([.E25:.GL25])" office:value-type="float" office:value="0.30478177019234" calcext:value-type="float">
            <text:p>0.3047817702</text:p>
          </table:table-cell>
          <table:table-cell/>
          <table:table-cell office:value-type="float" office:value="0.192223041919222" calcext:value-type="float">
            <text:p>0.1922230419</text:p>
          </table:table-cell>
          <table:table-cell office:value-type="float" office:value="0.233849290012488" calcext:value-type="float">
            <text:p>0.23384929</text:p>
          </table:table-cell>
          <table:table-cell office:value-type="float" office:value="0.272825604021259" calcext:value-type="float">
            <text:p>0.272825604</text:p>
          </table:table-cell>
          <table:table-cell office:value-type="float" office:value="0.2236319166743" calcext:value-type="float">
            <text:p>0.2236319167</text:p>
          </table:table-cell>
          <table:table-cell office:value-type="float" office:value="0.235975526428039" calcext:value-type="float">
            <text:p>0.2359755264</text:p>
          </table:table-cell>
          <table:table-cell office:value-type="float" office:value="0.38747495410379" calcext:value-type="float">
            <text:p>0.3874749541</text:p>
          </table:table-cell>
          <table:table-cell office:value-type="float" office:value="0.256093192095318" calcext:value-type="float">
            <text:p>0.2560931921</text:p>
          </table:table-cell>
          <table:table-cell office:value-type="float" office:value="0.33630306839515" calcext:value-type="float">
            <text:p>0.3363030684</text:p>
          </table:table-cell>
          <table:table-cell office:value-type="float" office:value="0.271862774419049" calcext:value-type="float">
            <text:p>0.2718627744</text:p>
          </table:table-cell>
          <table:table-cell office:value-type="float" office:value="0.30252026981704" calcext:value-type="float">
            <text:p>0.3025202698</text:p>
          </table:table-cell>
          <table:table-cell office:value-type="float" office:value="0.287830597599439" calcext:value-type="float">
            <text:p>0.2878305976</text:p>
          </table:table-cell>
          <table:table-cell office:value-type="float" office:value="0.350825268499747" calcext:value-type="float">
            <text:p>0.3508252685</text:p>
          </table:table-cell>
          <table:table-cell office:value-type="float" office:value="0.340567567888148" calcext:value-type="float">
            <text:p>0.3405675679</text:p>
          </table:table-cell>
          <table:table-cell office:value-type="float" office:value="0.237852901657012" calcext:value-type="float">
            <text:p>0.2378529017</text:p>
          </table:table-cell>
          <table:table-cell office:value-type="float" office:value="0.213836575371525" calcext:value-type="float">
            <text:p>0.2138365754</text:p>
          </table:table-cell>
          <table:table-cell office:value-type="float" office:value="0.236012040136939" calcext:value-type="float">
            <text:p>0.2360120401</text:p>
          </table:table-cell>
          <table:table-cell office:value-type="float" office:value="0.120695035715102" calcext:value-type="float">
            <text:p>0.1206950357</text:p>
          </table:table-cell>
          <table:table-cell office:value-type="float" office:value="0.204239012987507" calcext:value-type="float">
            <text:p>0.204239013</text:p>
          </table:table-cell>
          <table:table-cell office:value-type="float" office:value="0.130039632101987" calcext:value-type="float">
            <text:p>0.1300396321</text:p>
          </table:table-cell>
          <table:table-cell office:value-type="float" office:value="0.321870296187283" calcext:value-type="float">
            <text:p>0.3218702962</text:p>
          </table:table-cell>
          <table:table-cell office:value-type="float" office:value="0.41866964813416" calcext:value-type="float">
            <text:p>0.4186696481</text:p>
          </table:table-cell>
          <table:table-cell office:value-type="float" office:value="0.450121678408178" calcext:value-type="float">
            <text:p>0.4501216784</text:p>
          </table:table-cell>
          <table:table-cell office:value-type="float" office:value="0.516434602451111" calcext:value-type="float">
            <text:p>0.5164346025</text:p>
          </table:table-cell>
          <table:table-cell office:value-type="float" office:value="0.579378401390905" calcext:value-type="float">
            <text:p>0.5793784014</text:p>
          </table:table-cell>
          <table:table-cell office:value-type="float" office:value="0.502295219161153" calcext:value-type="float">
            <text:p>0.5022952192</text:p>
          </table:table-cell>
          <table:table-cell office:value-type="float" office:value="0.419563069909008" calcext:value-type="float">
            <text:p>0.4195630699</text:p>
          </table:table-cell>
          <table:table-cell office:value-type="float" office:value="0.365038227673295" calcext:value-type="float">
            <text:p>0.3650382277</text:p>
          </table:table-cell>
          <table:table-cell office:value-type="float" office:value="0.372146874087011" calcext:value-type="float">
            <text:p>0.3721468741</text:p>
          </table:table-cell>
          <table:table-cell office:value-type="float" office:value="0.252813044460303" calcext:value-type="float">
            <text:p>0.2528130445</text:p>
          </table:table-cell>
          <table:table-cell office:value-type="float" office:value="0.193806242340365" calcext:value-type="float">
            <text:p>0.1938062423</text:p>
          </table:table-cell>
          <table:table-cell office:value-type="float" office:value="0.156306502020339" calcext:value-type="float">
            <text:p>0.156306502</text:p>
          </table:table-cell>
          <table:table-cell office:value-type="float" office:value="0.251525700364201" calcext:value-type="float">
            <text:p>0.2515257004</text:p>
          </table:table-cell>
          <table:table-cell office:value-type="float" office:value="0.171038511632575" calcext:value-type="float">
            <text:p>0.1710385116</text:p>
          </table:table-cell>
          <table:table-cell office:value-type="float" office:value="0.255669011774146" calcext:value-type="float">
            <text:p>0.2556690118</text:p>
          </table:table-cell>
          <table:table-cell office:value-type="float" office:value="0.329085157299729" calcext:value-type="float">
            <text:p>0.3290851573</text:p>
          </table:table-cell>
          <table:table-cell office:value-type="float" office:value="0.312996079922478" calcext:value-type="float">
            <text:p>0.3129960799</text:p>
          </table:table-cell>
          <table:table-cell office:value-type="float" office:value="0.276597275035368" calcext:value-type="float">
            <text:p>0.276597275</text:p>
          </table:table-cell>
          <table:table-cell office:value-type="float" office:value="0.331568383500926" calcext:value-type="float">
            <text:p>0.3315683835</text:p>
          </table:table-cell>
          <table:table-cell office:value-type="float" office:value="0.35393548622831" calcext:value-type="float">
            <text:p>0.3539354862</text:p>
          </table:table-cell>
          <table:table-cell office:value-type="float" office:value="0.18891873166077" calcext:value-type="float">
            <text:p>0.1889187317</text:p>
          </table:table-cell>
          <table:table-cell office:value-type="float" office:value="0.312586705326449" calcext:value-type="float">
            <text:p>0.3125867053</text:p>
          </table:table-cell>
          <table:table-cell office:value-type="float" office:value="0.249199083138746" calcext:value-type="float">
            <text:p>0.2491990831</text:p>
          </table:table-cell>
          <table:table-cell office:value-type="float" office:value="0.327777695708113" calcext:value-type="float">
            <text:p>0.3277776957</text:p>
          </table:table-cell>
          <table:table-cell office:value-type="float" office:value="0.292692467745174" calcext:value-type="float">
            <text:p>0.2926924677</text:p>
          </table:table-cell>
          <table:table-cell office:value-type="float" office:value="0.26148973346771" calcext:value-type="float">
            <text:p>0.2614897335</text:p>
          </table:table-cell>
          <table:table-cell office:value-type="float" office:value="0.272995389583763" calcext:value-type="float">
            <text:p>0.2729953896</text:p>
          </table:table-cell>
          <table:table-cell office:value-type="float" office:value="0.332857048242198" calcext:value-type="float">
            <text:p>0.3328570482</text:p>
          </table:table-cell>
          <table:table-cell office:value-type="float" office:value="0.319522163042514" calcext:value-type="float">
            <text:p>0.319522163</text:p>
          </table:table-cell>
          <table:table-cell office:value-type="float" office:value="0.406376170813866" calcext:value-type="float">
            <text:p>0.4063761708</text:p>
          </table:table-cell>
          <table:table-cell office:value-type="float" office:value="0.461699109673781" calcext:value-type="float">
            <text:p>0.4616991097</text:p>
          </table:table-cell>
          <table:table-cell office:value-type="float" office:value="0.538926249271636" calcext:value-type="float">
            <text:p>0.5389262493</text:p>
          </table:table-cell>
          <table:table-cell office:value-type="float" office:value="0.525628178942128" calcext:value-type="float">
            <text:p>0.5256281789</text:p>
          </table:table-cell>
          <table:table-cell office:value-type="float" office:value="0.580020779292039" calcext:value-type="float">
            <text:p>0.5800207793</text:p>
          </table:table-cell>
          <table:table-cell office:value-type="float" office:value="0.461284113117937" calcext:value-type="float">
            <text:p>0.4612841131</text:p>
          </table:table-cell>
          <table:table-cell office:value-type="float" office:value="0.526431334994612" calcext:value-type="float">
            <text:p>0.526431335</text:p>
          </table:table-cell>
          <table:table-cell office:value-type="float" office:value="0.398772297562202" calcext:value-type="float">
            <text:p>0.3987722976</text:p>
          </table:table-cell>
          <table:table-cell office:value-type="float" office:value="0.218124477719193" calcext:value-type="float">
            <text:p>0.2181244777</text:p>
          </table:table-cell>
          <table:table-cell office:value-type="float" office:value="0.148797958764864" calcext:value-type="float">
            <text:p>0.1487979588</text:p>
          </table:table-cell>
          <table:table-cell office:value-type="float" office:value="0.191579322844502" calcext:value-type="float">
            <text:p>0.1915793228</text:p>
          </table:table-cell>
          <table:table-cell office:value-type="float" office:value="0.278310603047135" calcext:value-type="float">
            <text:p>0.278310603</text:p>
          </table:table-cell>
          <table:table-cell office:value-type="float" office:value="0.223152603374775" calcext:value-type="float">
            <text:p>0.2231526034</text:p>
          </table:table-cell>
          <table:table-cell office:value-type="float" office:value="0.28618072831871" calcext:value-type="float">
            <text:p>0.2861807283</text:p>
          </table:table-cell>
          <table:table-cell office:value-type="float" office:value="0.376580319525878" calcext:value-type="float">
            <text:p>0.3765803195</text:p>
          </table:table-cell>
          <table:table-cell office:value-type="float" office:value="0.433797957359524" calcext:value-type="float">
            <text:p>0.4337979574</text:p>
          </table:table-cell>
          <table:table-cell office:value-type="float" office:value="0.423923759087824" calcext:value-type="float">
            <text:p>0.4239237591</text:p>
          </table:table-cell>
          <table:table-cell office:value-type="float" office:value="0.508001693381891" calcext:value-type="float">
            <text:p>0.5080016934</text:p>
          </table:table-cell>
          <table:table-cell office:value-type="float" office:value="0.392835546136184" calcext:value-type="float">
            <text:p>0.3928355461</text:p>
          </table:table-cell>
          <table:table-cell office:value-type="float" office:value="0.449991815893072" calcext:value-type="float">
            <text:p>0.4499918159</text:p>
          </table:table-cell>
          <table:table-cell office:value-type="float" office:value="0.38230153114462" calcext:value-type="float">
            <text:p>0.3823015311</text:p>
          </table:table-cell>
          <table:table-cell office:value-type="float" office:value="0.455384585315452" calcext:value-type="float">
            <text:p>0.4553845853</text:p>
          </table:table-cell>
          <table:table-cell office:value-type="float" office:value="0.418393846542678" calcext:value-type="float">
            <text:p>0.4183938465</text:p>
          </table:table-cell>
          <table:table-cell office:value-type="float" office:value="0.393776778811567" calcext:value-type="float">
            <text:p>0.3937767788</text:p>
          </table:table-cell>
          <table:table-cell office:value-type="float" office:value="0.179096928986213" calcext:value-type="float">
            <text:p>0.179096929</text:p>
          </table:table-cell>
          <table:table-cell office:value-type="float" office:value="0.247846682271617" calcext:value-type="float">
            <text:p>0.2478466823</text:p>
          </table:table-cell>
          <table:table-cell office:value-type="float" office:value="0.2741069607617" calcext:value-type="float">
            <text:p>0.2741069608</text:p>
          </table:table-cell>
          <table:table-cell office:value-type="float" office:value="0.345639034627524" calcext:value-type="float">
            <text:p>0.3456390346</text:p>
          </table:table-cell>
          <table:table-cell office:value-type="float" office:value="0.172657675190133" calcext:value-type="float">
            <text:p>0.1726576752</text:p>
          </table:table-cell>
          <table:table-cell office:value-type="float" office:value="0.131099030326594" calcext:value-type="float">
            <text:p>0.1310990303</text:p>
          </table:table-cell>
          <table:table-cell office:value-type="float" office:value="0.104170024442543" calcext:value-type="float">
            <text:p>0.1041700244</text:p>
          </table:table-cell>
          <table:table-cell office:value-type="float" office:value="0.304725871136628" calcext:value-type="float">
            <text:p>0.3047258711</text:p>
          </table:table-cell>
          <table:table-cell office:value-type="float" office:value="0.359659616859643" calcext:value-type="float">
            <text:p>0.3596596169</text:p>
          </table:table-cell>
          <table:table-cell office:value-type="float" office:value="0.479104855839056" calcext:value-type="float">
            <text:p>0.4791048558</text:p>
          </table:table-cell>
          <table:table-cell office:value-type="float" office:value="0.42896661633211" calcext:value-type="float">
            <text:p>0.4289666163</text:p>
          </table:table-cell>
          <table:table-cell office:value-type="float" office:value="0.431064555581235" calcext:value-type="float">
            <text:p>0.4310645556</text:p>
          </table:table-cell>
          <table:table-cell office:value-type="float" office:value="0.309030285891103" calcext:value-type="float">
            <text:p>0.3090302859</text:p>
          </table:table-cell>
          <table:table-cell office:value-type="float" office:value="0.266275539711099" calcext:value-type="float">
            <text:p>0.2662755397</text:p>
          </table:table-cell>
          <table:table-cell office:value-type="float" office:value="0.142613570134548" calcext:value-type="float">
            <text:p>0.1426135701</text:p>
          </table:table-cell>
          <table:table-cell office:value-type="float" office:value="0.188378529230727" calcext:value-type="float">
            <text:p>0.1883785292</text:p>
          </table:table-cell>
          <table:table-cell office:value-type="float" office:value="0.212472313448986" calcext:value-type="float">
            <text:p>0.2124723134</text:p>
          </table:table-cell>
          <table:table-cell office:value-type="float" office:value="0.220001918909559" calcext:value-type="float">
            <text:p>0.2200019189</text:p>
          </table:table-cell>
          <table:table-cell office:value-type="float" office:value="0.24937150578808" calcext:value-type="float">
            <text:p>0.2493715058</text:p>
          </table:table-cell>
          <table:table-cell office:value-type="float" office:value="0.259964487656325" calcext:value-type="float">
            <text:p>0.2599644877</text:p>
          </table:table-cell>
          <table:table-cell office:value-type="float" office:value="0.267584159194473" calcext:value-type="float">
            <text:p>0.2675841592</text:p>
          </table:table-cell>
          <table:table-cell office:value-type="float" office:value="0.263227430647794" calcext:value-type="float">
            <text:p>0.2632274306</text:p>
          </table:table-cell>
          <table:table-cell office:value-type="float" office:value="0.314311655738407" calcext:value-type="float">
            <text:p>0.3143116557</text:p>
          </table:table-cell>
          <table:table-cell office:value-type="float" office:value="0.356905417337319" calcext:value-type="float">
            <text:p>0.3569054173</text:p>
          </table:table-cell>
          <table:table-cell office:value-type="float" office:value="0.267283350040573" calcext:value-type="float">
            <text:p>0.26728335</text:p>
          </table:table-cell>
          <table:table-cell office:value-type="float" office:value="0.134472628745813" calcext:value-type="float">
            <text:p>0.1344726287</text:p>
          </table:table-cell>
          <table:table-cell office:value-type="float" office:value="0.135713366180987" calcext:value-type="float">
            <text:p>0.1357133662</text:p>
          </table:table-cell>
          <table:table-cell office:value-type="float" office:value="0.105286979549843" calcext:value-type="float">
            <text:p>0.1052869795</text:p>
          </table:table-cell>
          <table:table-cell office:value-type="float" office:value="0.205134092045341" calcext:value-type="float">
            <text:p>0.205134092</text:p>
          </table:table-cell>
          <table:table-cell office:value-type="float" office:value="0.241906012683044" calcext:value-type="float">
            <text:p>0.2419060127</text:p>
          </table:table-cell>
          <table:table-cell office:value-type="float" office:value="0.30777069698803" calcext:value-type="float">
            <text:p>0.307770697</text:p>
          </table:table-cell>
          <table:table-cell office:value-type="float" office:value="0.393057416211025" calcext:value-type="float">
            <text:p>0.3930574162</text:p>
          </table:table-cell>
          <table:table-cell office:value-type="float" office:value="0.316864952796684" calcext:value-type="float">
            <text:p>0.3168649528</text:p>
          </table:table-cell>
          <table:table-cell office:value-type="float" office:value="0.267891733574079" calcext:value-type="float">
            <text:p>0.2678917336</text:p>
          </table:table-cell>
          <table:table-cell office:value-type="float" office:value="0.249408237218463" calcext:value-type="float">
            <text:p>0.2494082372</text:p>
          </table:table-cell>
          <table:table-cell office:value-type="float" office:value="0.218158366798641" calcext:value-type="float">
            <text:p>0.2181583668</text:p>
          </table:table-cell>
          <table:table-cell office:value-type="float" office:value="0.153413576777965" calcext:value-type="float">
            <text:p>0.1534135768</text:p>
          </table:table-cell>
          <table:table-cell office:value-type="float" office:value="0.172282798290661" calcext:value-type="float">
            <text:p>0.1722827983</text:p>
          </table:table-cell>
          <table:table-cell office:value-type="float" office:value="0.263093511544487" calcext:value-type="float">
            <text:p>0.2630935115</text:p>
          </table:table-cell>
          <table:table-cell office:value-type="float" office:value="0.240007810345142" calcext:value-type="float">
            <text:p>0.2400078103</text:p>
          </table:table-cell>
          <table:table-cell office:value-type="float" office:value="0.298961508604584" calcext:value-type="float">
            <text:p>0.2989615086</text:p>
          </table:table-cell>
          <table:table-cell office:value-type="float" office:value="0.301263067497426" calcext:value-type="float">
            <text:p>0.3012630675</text:p>
          </table:table-cell>
          <table:table-cell office:value-type="float" office:value="0.238373949926687" calcext:value-type="float">
            <text:p>0.2383739499</text:p>
          </table:table-cell>
          <table:table-cell office:value-type="float" office:value="0.211122156510993" calcext:value-type="float">
            <text:p>0.2111221565</text:p>
          </table:table-cell>
          <table:table-cell office:value-type="float" office:value="0.194915903602717" calcext:value-type="float">
            <text:p>0.1949159036</text:p>
          </table:table-cell>
          <table:table-cell office:value-type="float" office:value="0.115996993911361" calcext:value-type="float">
            <text:p>0.1159969939</text:p>
          </table:table-cell>
          <table:table-cell office:value-type="float" office:value="0.294242251009732" calcext:value-type="float">
            <text:p>0.294242251</text:p>
          </table:table-cell>
          <table:table-cell office:value-type="float" office:value="0.339102033241574" calcext:value-type="float">
            <text:p>0.3391020332</text:p>
          </table:table-cell>
          <table:table-cell office:value-type="float" office:value="0.374240944943469" calcext:value-type="float">
            <text:p>0.3742409449</text:p>
          </table:table-cell>
          <table:table-cell office:value-type="float" office:value="0.346072344681513" calcext:value-type="float">
            <text:p>0.3460723447</text:p>
          </table:table-cell>
          <table:table-cell office:value-type="float" office:value="0.410116256002049" calcext:value-type="float">
            <text:p>0.410116256</text:p>
          </table:table-cell>
          <table:table-cell office:value-type="float" office:value="0.307961083334402" calcext:value-type="float">
            <text:p>0.3079610833</text:p>
          </table:table-cell>
          <table:table-cell office:value-type="float" office:value="0.325523205856459" calcext:value-type="float">
            <text:p>0.3255232059</text:p>
          </table:table-cell>
          <table:table-cell office:value-type="float" office:value="0.239751942551995" calcext:value-type="float">
            <text:p>0.2397519426</text:p>
          </table:table-cell>
          <table:table-cell office:value-type="float" office:value="0.235754516116575" calcext:value-type="float">
            <text:p>0.2357545161</text:p>
          </table:table-cell>
          <table:table-cell office:value-type="float" office:value="0.283544774073281" calcext:value-type="float">
            <text:p>0.2835447741</text:p>
          </table:table-cell>
          <table:table-cell office:value-type="float" office:value="0.245784132510123" calcext:value-type="float">
            <text:p>0.2457841325</text:p>
          </table:table-cell>
          <table:table-cell office:value-type="float" office:value="0.242579958351694" calcext:value-type="float">
            <text:p>0.2425799584</text:p>
          </table:table-cell>
          <table:table-cell office:value-type="float" office:value="0.311473413632479" calcext:value-type="float">
            <text:p>0.3114734136</text:p>
          </table:table-cell>
          <table:table-cell office:value-type="float" office:value="0.351374330773297" calcext:value-type="float">
            <text:p>0.3513743308</text:p>
          </table:table-cell>
          <table:table-cell office:value-type="float" office:value="0.317073652483245" calcext:value-type="float">
            <text:p>0.3170736525</text:p>
          </table:table-cell>
          <table:table-cell office:value-type="float" office:value="0.294641353910474" calcext:value-type="float">
            <text:p>0.2946413539</text:p>
          </table:table-cell>
          <table:table-cell office:value-type="float" office:value="0.3895334111857" calcext:value-type="float">
            <text:p>0.3895334112</text:p>
          </table:table-cell>
          <table:table-cell office:value-type="float" office:value="0.376246448618332" calcext:value-type="float">
            <text:p>0.3762464486</text:p>
          </table:table-cell>
          <table:table-cell office:value-type="float" office:value="0.338080040552151" calcext:value-type="float">
            <text:p>0.3380800406</text:p>
          </table:table-cell>
          <table:table-cell office:value-type="float" office:value="0.358905297905784" calcext:value-type="float">
            <text:p>0.3589052979</text:p>
          </table:table-cell>
          <table:table-cell office:value-type="float" office:value="0.37952351556382" calcext:value-type="float">
            <text:p>0.3795235156</text:p>
          </table:table-cell>
          <table:table-cell office:value-type="float" office:value="0.328568908933653" calcext:value-type="float">
            <text:p>0.3285689089</text:p>
          </table:table-cell>
          <table:table-cell office:value-type="float" office:value="0.325907732522332" calcext:value-type="float">
            <text:p>0.3259077325</text:p>
          </table:table-cell>
          <table:table-cell office:value-type="float" office:value="0.210098827174411" calcext:value-type="float">
            <text:p>0.2100988272</text:p>
          </table:table-cell>
          <table:table-cell office:value-type="float" office:value="0.254846346398404" calcext:value-type="float">
            <text:p>0.2548463464</text:p>
          </table:table-cell>
          <table:table-cell office:value-type="float" office:value="0.374149736802016" calcext:value-type="float">
            <text:p>0.3741497368</text:p>
          </table:table-cell>
          <table:table-cell office:value-type="float" office:value="0.371133193647736" calcext:value-type="float">
            <text:p>0.3711331936</text:p>
          </table:table-cell>
          <table:table-cell office:value-type="float" office:value="0.348636478043731" calcext:value-type="float">
            <text:p>0.348636478</text:p>
          </table:table-cell>
          <table:table-cell office:value-type="float" office:value="0.30184479022446" calcext:value-type="float">
            <text:p>0.3018447902</text:p>
          </table:table-cell>
          <table:table-cell office:value-type="float" office:value="0.312886562186299" calcext:value-type="float">
            <text:p>0.3128865622</text:p>
          </table:table-cell>
          <table:table-cell office:value-type="float" office:value="0.375508760354704" calcext:value-type="float">
            <text:p>0.3755087604</text:p>
          </table:table-cell>
          <table:table-cell office:value-type="float" office:value="0.295003578351383" calcext:value-type="float">
            <text:p>0.2950035784</text:p>
          </table:table-cell>
          <table:table-cell office:value-type="float" office:value="0.325197451702661" calcext:value-type="float">
            <text:p>0.3251974517</text:p>
          </table:table-cell>
          <table:table-cell office:value-type="float" office:value="0.390868394469133" calcext:value-type="float">
            <text:p>0.3908683945</text:p>
          </table:table-cell>
          <table:table-cell office:value-type="float" office:value="0.330905212725412" calcext:value-type="float">
            <text:p>0.3309052127</text:p>
          </table:table-cell>
          <table:table-cell office:value-type="float" office:value="0.367178253301272" calcext:value-type="float">
            <text:p>0.3671782533</text:p>
          </table:table-cell>
          <table:table-cell office:value-type="float" office:value="0.261733825199397" calcext:value-type="float">
            <text:p>0.2617338252</text:p>
          </table:table-cell>
          <table:table-cell office:value-type="float" office:value="0.28742296344301" calcext:value-type="float">
            <text:p>0.2874229634</text:p>
          </table:table-cell>
          <table:table-cell office:value-type="float" office:value="0.436985497364623" calcext:value-type="float">
            <text:p>0.4369854974</text:p>
          </table:table-cell>
          <table:table-cell office:value-type="float" office:value="0.37743924443196" calcext:value-type="float">
            <text:p>0.3774392444</text:p>
          </table:table-cell>
          <table:table-cell office:value-type="float" office:value="0.46599015222737" calcext:value-type="float">
            <text:p>0.4659901522</text:p>
          </table:table-cell>
          <table:table-cell office:value-type="float" office:value="0.419398782912789" calcext:value-type="float">
            <text:p>0.4193987829</text:p>
          </table:table-cell>
          <table:table-cell office:value-type="float" office:value="0.469349916066515" calcext:value-type="float">
            <text:p>0.4693499161</text:p>
          </table:table-cell>
          <table:table-cell office:value-type="float" office:value="0.376318899407002" calcext:value-type="float">
            <text:p>0.3763188994</text:p>
          </table:table-cell>
          <table:table-cell office:value-type="float" office:value="0.337514019873765" calcext:value-type="float">
            <text:p>0.3375140199</text:p>
          </table:table-cell>
          <table:table-cell office:value-type="float" office:value="0.243342569278391" calcext:value-type="float">
            <text:p>0.2433425693</text:p>
          </table:table-cell>
          <table:table-cell office:value-type="float" office:value="0.328349744966601" calcext:value-type="float">
            <text:p>0.328349745</text:p>
          </table:table-cell>
          <table:table-cell office:value-type="float" office:value="0.132783058092301" calcext:value-type="float">
            <text:p>0.1327830581</text:p>
          </table:table-cell>
          <table:table-cell office:value-type="float" office:value="0.263516635839068" calcext:value-type="float">
            <text:p>0.2635166358</text:p>
          </table:table-cell>
          <table:table-cell office:value-type="float" office:value="0.19441192208399" calcext:value-type="float">
            <text:p>0.1944119221</text:p>
          </table:table-cell>
          <table:table-cell office:value-type="float" office:value="0.106806328537015" calcext:value-type="float">
            <text:p>0.1068063285</text:p>
          </table:table-cell>
          <table:table-cell office:value-type="float" office:value="0.184150689739954" calcext:value-type="float">
            <text:p>0.1841506897</text:p>
          </table:table-cell>
          <table:table-cell office:value-type="float" office:value="0.129871371558017" calcext:value-type="float">
            <text:p>0.1298713716</text:p>
          </table:table-cell>
          <table:table-cell office:value-type="float" office:value="0.1115026889206" calcext:value-type="float">
            <text:p>0.1115026889</text:p>
          </table:table-cell>
          <table:table-cell office:value-type="float" office:value="0.201087785979361" calcext:value-type="float">
            <text:p>0.201087786</text:p>
          </table:table-cell>
          <table:table-cell office:value-type="float" office:value="0.259691303265724" calcext:value-type="float">
            <text:p>0.2596913033</text:p>
          </table:table-cell>
          <table:table-cell office:value-type="float" office:value="0.215496076169533" calcext:value-type="float">
            <text:p>0.2154960762</text:p>
          </table:table-cell>
          <table:table-cell office:value-type="float" office:value="0.237291917515625" calcext:value-type="float">
            <text:p>0.2372919175</text:p>
          </table:table-cell>
          <table:table-cell office:value-type="float" office:value="0.335043148281355" calcext:value-type="float">
            <text:p>0.3350431483</text:p>
          </table:table-cell>
          <table:table-cell office:value-type="float" office:value="0.194188312529735" calcext:value-type="float">
            <text:p>0.1941883125</text:p>
          </table:table-cell>
          <table:table-cell office:value-type="float" office:value="0.32312106784293" calcext:value-type="float">
            <text:p>0.3231210678</text:p>
          </table:table-cell>
          <table:table-cell office:value-type="float" office:value="0.233350274000107" calcext:value-type="float">
            <text:p>0.233350274</text:p>
          </table:table-cell>
          <table:table-cell office:value-type="float" office:value="0.305741754278468" calcext:value-type="float">
            <text:p>0.3057417543</text:p>
          </table:table-cell>
          <table:table-cell office:value-type="float" office:value="0.382780427317094" calcext:value-type="float">
            <text:p>0.3827804273</text:p>
          </table:table-cell>
          <table:table-cell office:value-type="float" office:value="0.384787883758465" calcext:value-type="float">
            <text:p>0.3847878838</text:p>
          </table:table-cell>
          <table:table-cell office:value-type="float" office:value="0.389004576971453" calcext:value-type="float">
            <text:p>0.389004577</text:p>
          </table:table-cell>
          <table:table-cell office:value-type="float" office:value="0.406717186142267" calcext:value-type="float">
            <text:p>0.4067171861</text:p>
          </table:table-cell>
          <table:table-cell office:value-type="float" office:value="0.516710088848163" calcext:value-type="float">
            <text:p>0.5167100888</text:p>
          </table:table-cell>
          <table:table-cell office:value-type="float" office:value="0.347565013775523" calcext:value-type="float">
            <text:p>0.3475650138</text:p>
          </table:table-cell>
          <table:table-cell office:value-type="float" office:value="0.378363172010614" calcext:value-type="float">
            <text:p>0.378363172</text:p>
          </table:table-cell>
          <table:table-cell office:value-type="float" office:value="0.39873072991207" calcext:value-type="float">
            <text:p>0.3987307299</text:p>
          </table:table-cell>
          <table:table-cell office:value-type="float" office:value="0.353235937304586" calcext:value-type="float">
            <text:p>0.3532359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7150" calcext:value-type="float">
            <text:p>1187150</text:p>
          </table:table-cell>
          <table:table-cell table:formula="of:=AVERAGE([.E26:.GL26])" office:value-type="float" office:value="0.305124805339256" calcext:value-type="float">
            <text:p>0.3051248053</text:p>
          </table:table-cell>
          <table:table-cell/>
          <table:table-cell office:value-type="float" office:value="0.197630374502796" calcext:value-type="float">
            <text:p>0.1976303745</text:p>
          </table:table-cell>
          <table:table-cell office:value-type="float" office:value="0.20759321080237" calcext:value-type="float">
            <text:p>0.2075932108</text:p>
          </table:table-cell>
          <table:table-cell office:value-type="float" office:value="0.28379693773319" calcext:value-type="float">
            <text:p>0.2837969377</text:p>
          </table:table-cell>
          <table:table-cell office:value-type="float" office:value="0.217604854971544" calcext:value-type="float">
            <text:p>0.217604855</text:p>
          </table:table-cell>
          <table:table-cell office:value-type="float" office:value="0.290997836963228" calcext:value-type="float">
            <text:p>0.290997837</text:p>
          </table:table-cell>
          <table:table-cell office:value-type="float" office:value="0.243160442196239" calcext:value-type="float">
            <text:p>0.2431604422</text:p>
          </table:table-cell>
          <table:table-cell office:value-type="float" office:value="0.275074110019954" calcext:value-type="float">
            <text:p>0.27507411</text:p>
          </table:table-cell>
          <table:table-cell office:value-type="float" office:value="0.352255359177459" calcext:value-type="float">
            <text:p>0.3522553592</text:p>
          </table:table-cell>
          <table:table-cell office:value-type="float" office:value="0.222634015255796" calcext:value-type="float">
            <text:p>0.2226340153</text:p>
          </table:table-cell>
          <table:table-cell office:value-type="float" office:value="0.310351781986669" calcext:value-type="float">
            <text:p>0.310351782</text:p>
          </table:table-cell>
          <table:table-cell office:value-type="float" office:value="0.269832082853257" calcext:value-type="float">
            <text:p>0.2698320829</text:p>
          </table:table-cell>
          <table:table-cell office:value-type="float" office:value="0.395706972541744" calcext:value-type="float">
            <text:p>0.3957069725</text:p>
          </table:table-cell>
          <table:table-cell office:value-type="float" office:value="0.324697257929061" calcext:value-type="float">
            <text:p>0.3246972579</text:p>
          </table:table-cell>
          <table:table-cell office:value-type="float" office:value="0.237704145224305" calcext:value-type="float">
            <text:p>0.2377041452</text:p>
          </table:table-cell>
          <table:table-cell office:value-type="float" office:value="0.204377975327367" calcext:value-type="float">
            <text:p>0.2043779753</text:p>
          </table:table-cell>
          <table:table-cell office:value-type="float" office:value="0.243503022419066" calcext:value-type="float">
            <text:p>0.2435030224</text:p>
          </table:table-cell>
          <table:table-cell office:value-type="float" office:value="0.122842046020019" calcext:value-type="float">
            <text:p>0.122842046</text:p>
          </table:table-cell>
          <table:table-cell office:value-type="float" office:value="0.15213346525085" calcext:value-type="float">
            <text:p>0.1521334653</text:p>
          </table:table-cell>
          <table:table-cell office:value-type="float" office:value="0.168728965089426" calcext:value-type="float">
            <text:p>0.1687289651</text:p>
          </table:table-cell>
          <table:table-cell office:value-type="float" office:value="0.300677963565941" calcext:value-type="float">
            <text:p>0.3006779636</text:p>
          </table:table-cell>
          <table:table-cell office:value-type="float" office:value="0.395593186342286" calcext:value-type="float">
            <text:p>0.3955931863</text:p>
          </table:table-cell>
          <table:table-cell office:value-type="float" office:value="0.443959504830458" calcext:value-type="float">
            <text:p>0.4439595048</text:p>
          </table:table-cell>
          <table:table-cell office:value-type="float" office:value="0.449247849944225" calcext:value-type="float">
            <text:p>0.4492478499</text:p>
          </table:table-cell>
          <table:table-cell office:value-type="float" office:value="0.549065544642559" calcext:value-type="float">
            <text:p>0.5490655446</text:p>
          </table:table-cell>
          <table:table-cell office:value-type="float" office:value="0.493519211419405" calcext:value-type="float">
            <text:p>0.4935192114</text:p>
          </table:table-cell>
          <table:table-cell office:value-type="float" office:value="0.391974315568358" calcext:value-type="float">
            <text:p>0.3919743156</text:p>
          </table:table-cell>
          <table:table-cell office:value-type="float" office:value="0.362453856001771" calcext:value-type="float">
            <text:p>0.362453856</text:p>
          </table:table-cell>
          <table:table-cell office:value-type="float" office:value="0.364088387891705" calcext:value-type="float">
            <text:p>0.3640883879</text:p>
          </table:table-cell>
          <table:table-cell office:value-type="float" office:value="0.263734653013993" calcext:value-type="float">
            <text:p>0.263734653</text:p>
          </table:table-cell>
          <table:table-cell office:value-type="float" office:value="0.187459694210645" calcext:value-type="float">
            <text:p>0.1874596942</text:p>
          </table:table-cell>
          <table:table-cell office:value-type="float" office:value="0.24851544000733" calcext:value-type="float">
            <text:p>0.24851544</text:p>
          </table:table-cell>
          <table:table-cell office:value-type="float" office:value="0.207812032403852" calcext:value-type="float">
            <text:p>0.2078120324</text:p>
          </table:table-cell>
          <table:table-cell office:value-type="float" office:value="0.245423441733869" calcext:value-type="float">
            <text:p>0.2454234417</text:p>
          </table:table-cell>
          <table:table-cell office:value-type="float" office:value="0.24023978100229" calcext:value-type="float">
            <text:p>0.240239781</text:p>
          </table:table-cell>
          <table:table-cell office:value-type="float" office:value="0.305185470446009" calcext:value-type="float">
            <text:p>0.3051854704</text:p>
          </table:table-cell>
          <table:table-cell office:value-type="float" office:value="0.298894570239704" calcext:value-type="float">
            <text:p>0.2988945702</text:p>
          </table:table-cell>
          <table:table-cell office:value-type="float" office:value="0.316028880696517" calcext:value-type="float">
            <text:p>0.3160288807</text:p>
          </table:table-cell>
          <table:table-cell office:value-type="float" office:value="0.311683952731761" calcext:value-type="float">
            <text:p>0.3116839527</text:p>
          </table:table-cell>
          <table:table-cell office:value-type="float" office:value="0.376767895743315" calcext:value-type="float">
            <text:p>0.3767678957</text:p>
          </table:table-cell>
          <table:table-cell office:value-type="float" office:value="0.225338068587669" calcext:value-type="float">
            <text:p>0.2253380686</text:p>
          </table:table-cell>
          <table:table-cell office:value-type="float" office:value="0.30721358645428" calcext:value-type="float">
            <text:p>0.3072135865</text:p>
          </table:table-cell>
          <table:table-cell office:value-type="float" office:value="0.235579592748862" calcext:value-type="float">
            <text:p>0.2355795927</text:p>
          </table:table-cell>
          <table:table-cell office:value-type="float" office:value="0.341802973718059" calcext:value-type="float">
            <text:p>0.3418029737</text:p>
          </table:table-cell>
          <table:table-cell office:value-type="float" office:value="0.298428053264633" calcext:value-type="float">
            <text:p>0.2984280533</text:p>
          </table:table-cell>
          <table:table-cell office:value-type="float" office:value="0.245508266646244" calcext:value-type="float">
            <text:p>0.2455082666</text:p>
          </table:table-cell>
          <table:table-cell office:value-type="float" office:value="0.251276914522284" calcext:value-type="float">
            <text:p>0.2512769145</text:p>
          </table:table-cell>
          <table:table-cell office:value-type="float" office:value="0.35781714106035" calcext:value-type="float">
            <text:p>0.3578171411</text:p>
          </table:table-cell>
          <table:table-cell office:value-type="float" office:value="0.305907985178555" calcext:value-type="float">
            <text:p>0.3059079852</text:p>
          </table:table-cell>
          <table:table-cell office:value-type="float" office:value="0.38971826991113" calcext:value-type="float">
            <text:p>0.3897182699</text:p>
          </table:table-cell>
          <table:table-cell office:value-type="float" office:value="0.4691052535614" calcext:value-type="float">
            <text:p>0.4691052536</text:p>
          </table:table-cell>
          <table:table-cell office:value-type="float" office:value="0.509915857849809" calcext:value-type="float">
            <text:p>0.5099158578</text:p>
          </table:table-cell>
          <table:table-cell office:value-type="float" office:value="0.560544979490776" calcext:value-type="float">
            <text:p>0.5605449795</text:p>
          </table:table-cell>
          <table:table-cell office:value-type="float" office:value="0.476780935261392" calcext:value-type="float">
            <text:p>0.4767809353</text:p>
          </table:table-cell>
          <table:table-cell office:value-type="float" office:value="0.508026141616924" calcext:value-type="float">
            <text:p>0.5080261416</text:p>
          </table:table-cell>
          <table:table-cell office:value-type="float" office:value="0.401276994874161" calcext:value-type="float">
            <text:p>0.4012769949</text:p>
          </table:table-cell>
          <table:table-cell office:value-type="float" office:value="0.408732533949458" calcext:value-type="float">
            <text:p>0.4087325339</text:p>
          </table:table-cell>
          <table:table-cell office:value-type="float" office:value="0.223962854322968" calcext:value-type="float">
            <text:p>0.2239628543</text:p>
          </table:table-cell>
          <table:table-cell office:value-type="float" office:value="0.185830746181231" calcext:value-type="float">
            <text:p>0.1858307462</text:p>
          </table:table-cell>
          <table:table-cell office:value-type="float" office:value="0.184755070713749" calcext:value-type="float">
            <text:p>0.1847550707</text:p>
          </table:table-cell>
          <table:table-cell office:value-type="float" office:value="0.216723024758884" calcext:value-type="float">
            <text:p>0.2167230248</text:p>
          </table:table-cell>
          <table:table-cell office:value-type="float" office:value="0.251942827129078" calcext:value-type="float">
            <text:p>0.2519428271</text:p>
          </table:table-cell>
          <table:table-cell office:value-type="float" office:value="0.30041503024745" calcext:value-type="float">
            <text:p>0.3004150302</text:p>
          </table:table-cell>
          <table:table-cell office:value-type="float" office:value="0.401142086914341" calcext:value-type="float">
            <text:p>0.4011420869</text:p>
          </table:table-cell>
          <table:table-cell office:value-type="float" office:value="0.453431555247941" calcext:value-type="float">
            <text:p>0.4534315552</text:p>
          </table:table-cell>
          <table:table-cell office:value-type="float" office:value="0.477749029384059" calcext:value-type="float">
            <text:p>0.4777490294</text:p>
          </table:table-cell>
          <table:table-cell office:value-type="float" office:value="0.422717114432876" calcext:value-type="float">
            <text:p>0.4227171144</text:p>
          </table:table-cell>
          <table:table-cell office:value-type="float" office:value="0.458478384959417" calcext:value-type="float">
            <text:p>0.458478385</text:p>
          </table:table-cell>
          <table:table-cell office:value-type="float" office:value="0.429340555537256" calcext:value-type="float">
            <text:p>0.4293405555</text:p>
          </table:table-cell>
          <table:table-cell office:value-type="float" office:value="0.488678976171586" calcext:value-type="float">
            <text:p>0.4886789762</text:p>
          </table:table-cell>
          <table:table-cell office:value-type="float" office:value="0.451821205542322" calcext:value-type="float">
            <text:p>0.4518212055</text:p>
          </table:table-cell>
          <table:table-cell office:value-type="float" office:value="0.424213794261196" calcext:value-type="float">
            <text:p>0.4242137943</text:p>
          </table:table-cell>
          <table:table-cell office:value-type="float" office:value="0.352773667465887" calcext:value-type="float">
            <text:p>0.3527736675</text:p>
          </table:table-cell>
          <table:table-cell office:value-type="float" office:value="0.175340251915041" calcext:value-type="float">
            <text:p>0.1753402519</text:p>
          </table:table-cell>
          <table:table-cell office:value-type="float" office:value="0.257688620211218" calcext:value-type="float">
            <text:p>0.2576886202</text:p>
          </table:table-cell>
          <table:table-cell office:value-type="float" office:value="0.326626564959326" calcext:value-type="float">
            <text:p>0.326626565</text:p>
          </table:table-cell>
          <table:table-cell office:value-type="float" office:value="0.260972251274444" calcext:value-type="float">
            <text:p>0.2609722513</text:p>
          </table:table-cell>
          <table:table-cell office:value-type="float" office:value="0.174232500154578" calcext:value-type="float">
            <text:p>0.1742325002</text:p>
          </table:table-cell>
          <table:table-cell office:value-type="float" office:value="0.143313252080486" calcext:value-type="float">
            <text:p>0.1433132521</text:p>
          </table:table-cell>
          <table:table-cell office:value-type="float" office:value="0.165083544311137" calcext:value-type="float">
            <text:p>0.1650835443</text:p>
          </table:table-cell>
          <table:table-cell office:value-type="float" office:value="0.303489737658861" calcext:value-type="float">
            <text:p>0.3034897377</text:p>
          </table:table-cell>
          <table:table-cell office:value-type="float" office:value="0.370270355133805" calcext:value-type="float">
            <text:p>0.3702703551</text:p>
          </table:table-cell>
          <table:table-cell office:value-type="float" office:value="0.474609375184251" calcext:value-type="float">
            <text:p>0.4746093752</text:p>
          </table:table-cell>
          <table:table-cell office:value-type="float" office:value="0.434894373993881" calcext:value-type="float">
            <text:p>0.434894374</text:p>
          </table:table-cell>
          <table:table-cell office:value-type="float" office:value="0.443580326677454" calcext:value-type="float">
            <text:p>0.4435803267</text:p>
          </table:table-cell>
          <table:table-cell office:value-type="float" office:value="0.321452366430719" calcext:value-type="float">
            <text:p>0.3214523664</text:p>
          </table:table-cell>
          <table:table-cell office:value-type="float" office:value="0.303996642015308" calcext:value-type="float">
            <text:p>0.303996642</text:p>
          </table:table-cell>
          <table:table-cell office:value-type="float" office:value="0.157922118402973" calcext:value-type="float">
            <text:p>0.1579221184</text:p>
          </table:table-cell>
          <table:table-cell office:value-type="float" office:value="0.171572647630982" calcext:value-type="float">
            <text:p>0.1715726476</text:p>
          </table:table-cell>
          <table:table-cell office:value-type="float" office:value="0.190490127101585" calcext:value-type="float">
            <text:p>0.1904901271</text:p>
          </table:table-cell>
          <table:table-cell office:value-type="float" office:value="0.199588188806775" calcext:value-type="float">
            <text:p>0.1995881888</text:p>
          </table:table-cell>
          <table:table-cell office:value-type="float" office:value="0.231263614089275" calcext:value-type="float">
            <text:p>0.2312636141</text:p>
          </table:table-cell>
          <table:table-cell office:value-type="float" office:value="0.251873553622037" calcext:value-type="float">
            <text:p>0.2518735536</text:p>
          </table:table-cell>
          <table:table-cell office:value-type="float" office:value="0.433325518545626" calcext:value-type="float">
            <text:p>0.4333255185</text:p>
          </table:table-cell>
          <table:table-cell office:value-type="float" office:value="0.278057208578171" calcext:value-type="float">
            <text:p>0.2780572086</text:p>
          </table:table-cell>
          <table:table-cell office:value-type="float" office:value="0.280034902754126" calcext:value-type="float">
            <text:p>0.2800349028</text:p>
          </table:table-cell>
          <table:table-cell office:value-type="float" office:value="0.344472381600286" calcext:value-type="float">
            <text:p>0.3444723816</text:p>
          </table:table-cell>
          <table:table-cell office:value-type="float" office:value="0.255035027704941" calcext:value-type="float">
            <text:p>0.2550350277</text:p>
          </table:table-cell>
          <table:table-cell office:value-type="float" office:value="0.121465605842263" calcext:value-type="float">
            <text:p>0.1214656058</text:p>
          </table:table-cell>
          <table:table-cell office:value-type="float" office:value="0.135937682958781" calcext:value-type="float">
            <text:p>0.135937683</text:p>
          </table:table-cell>
          <table:table-cell office:value-type="float" office:value="0.169657237520381" calcext:value-type="float">
            <text:p>0.1696572375</text:p>
          </table:table-cell>
          <table:table-cell office:value-type="float" office:value="0.225323157252217" calcext:value-type="float">
            <text:p>0.2253231573</text:p>
          </table:table-cell>
          <table:table-cell office:value-type="float" office:value="0.22952899014066" calcext:value-type="float">
            <text:p>0.2295289901</text:p>
          </table:table-cell>
          <table:table-cell office:value-type="float" office:value="0.346102860504304" calcext:value-type="float">
            <text:p>0.3461028605</text:p>
          </table:table-cell>
          <table:table-cell office:value-type="float" office:value="0.375280738040132" calcext:value-type="float">
            <text:p>0.375280738</text:p>
          </table:table-cell>
          <table:table-cell office:value-type="float" office:value="0.311440043453458" calcext:value-type="float">
            <text:p>0.3114400435</text:p>
          </table:table-cell>
          <table:table-cell office:value-type="float" office:value="0.251104691228378" calcext:value-type="float">
            <text:p>0.2511046912</text:p>
          </table:table-cell>
          <table:table-cell office:value-type="float" office:value="0.213621219130648" calcext:value-type="float">
            <text:p>0.2136212191</text:p>
          </table:table-cell>
          <table:table-cell office:value-type="float" office:value="0.243852055207047" calcext:value-type="float">
            <text:p>0.2438520552</text:p>
          </table:table-cell>
          <table:table-cell office:value-type="float" office:value="0.10266017628989" calcext:value-type="float">
            <text:p>0.1026601763</text:p>
          </table:table-cell>
          <table:table-cell office:value-type="float" office:value="0.198863863981209" calcext:value-type="float">
            <text:p>0.198863864</text:p>
          </table:table-cell>
          <table:table-cell office:value-type="float" office:value="0.253896467884458" calcext:value-type="float">
            <text:p>0.2538964679</text:p>
          </table:table-cell>
          <table:table-cell office:value-type="float" office:value="0.221094688004523" calcext:value-type="float">
            <text:p>0.221094688</text:p>
          </table:table-cell>
          <table:table-cell office:value-type="float" office:value="0.299104763208789" calcext:value-type="float">
            <text:p>0.2991047632</text:p>
          </table:table-cell>
          <table:table-cell office:value-type="float" office:value="0.251091433041318" calcext:value-type="float">
            <text:p>0.251091433</text:p>
          </table:table-cell>
          <table:table-cell office:value-type="float" office:value="0.263425338171177" calcext:value-type="float">
            <text:p>0.2634253382</text:p>
          </table:table-cell>
          <table:table-cell office:value-type="float" office:value="0.198564282815202" calcext:value-type="float">
            <text:p>0.1985642828</text:p>
          </table:table-cell>
          <table:table-cell office:value-type="float" office:value="0.242861188111995" calcext:value-type="float">
            <text:p>0.2428611881</text:p>
          </table:table-cell>
          <table:table-cell office:value-type="float" office:value="0.11088655122091" calcext:value-type="float">
            <text:p>0.1108865512</text:p>
          </table:table-cell>
          <table:table-cell office:value-type="float" office:value="0.28965833890831" calcext:value-type="float">
            <text:p>0.2896583389</text:p>
          </table:table-cell>
          <table:table-cell office:value-type="float" office:value="0.310563543654772" calcext:value-type="float">
            <text:p>0.3105635437</text:p>
          </table:table-cell>
          <table:table-cell office:value-type="float" office:value="0.366164603898154" calcext:value-type="float">
            <text:p>0.3661646039</text:p>
          </table:table-cell>
          <table:table-cell office:value-type="float" office:value="0.420989194357422" calcext:value-type="float">
            <text:p>0.4209891944</text:p>
          </table:table-cell>
          <table:table-cell office:value-type="float" office:value="0.378056369182891" calcext:value-type="float">
            <text:p>0.3780563692</text:p>
          </table:table-cell>
          <table:table-cell office:value-type="float" office:value="0.358343110846024" calcext:value-type="float">
            <text:p>0.3583431108</text:p>
          </table:table-cell>
          <table:table-cell office:value-type="float" office:value="0.314639809576869" calcext:value-type="float">
            <text:p>0.3146398096</text:p>
          </table:table-cell>
          <table:table-cell office:value-type="float" office:value="0.246475586165803" calcext:value-type="float">
            <text:p>0.2464755862</text:p>
          </table:table-cell>
          <table:table-cell office:value-type="float" office:value="0.193355793500421" calcext:value-type="float">
            <text:p>0.1933557935</text:p>
          </table:table-cell>
          <table:table-cell office:value-type="float" office:value="0.330139413167474" calcext:value-type="float">
            <text:p>0.3301394132</text:p>
          </table:table-cell>
          <table:table-cell office:value-type="float" office:value="0.281170234057212" calcext:value-type="float">
            <text:p>0.2811702341</text:p>
          </table:table-cell>
          <table:table-cell office:value-type="float" office:value="0.274952727374062" calcext:value-type="float">
            <text:p>0.2749527274</text:p>
          </table:table-cell>
          <table:table-cell office:value-type="float" office:value="0.318133123981306" calcext:value-type="float">
            <text:p>0.318133124</text:p>
          </table:table-cell>
          <table:table-cell office:value-type="float" office:value="0.338892049735288" calcext:value-type="float">
            <text:p>0.3388920497</text:p>
          </table:table-cell>
          <table:table-cell office:value-type="float" office:value="0.310537413771126" calcext:value-type="float">
            <text:p>0.3105374138</text:p>
          </table:table-cell>
          <table:table-cell office:value-type="float" office:value="0.299491955804311" calcext:value-type="float">
            <text:p>0.2994919558</text:p>
          </table:table-cell>
          <table:table-cell office:value-type="float" office:value="0.314834786850162" calcext:value-type="float">
            <text:p>0.3148347869</text:p>
          </table:table-cell>
          <table:table-cell office:value-type="float" office:value="0.40499084267288" calcext:value-type="float">
            <text:p>0.4049908427</text:p>
          </table:table-cell>
          <table:table-cell office:value-type="float" office:value="0.347720418899076" calcext:value-type="float">
            <text:p>0.3477204189</text:p>
          </table:table-cell>
          <table:table-cell office:value-type="float" office:value="0.406171038990937" calcext:value-type="float">
            <text:p>0.406171039</text:p>
          </table:table-cell>
          <table:table-cell office:value-type="float" office:value="0.372452200714631" calcext:value-type="float">
            <text:p>0.3724522007</text:p>
          </table:table-cell>
          <table:table-cell office:value-type="float" office:value="0.330874304282987" calcext:value-type="float">
            <text:p>0.3308743043</text:p>
          </table:table-cell>
          <table:table-cell office:value-type="float" office:value="0.232047165393002" calcext:value-type="float">
            <text:p>0.2320471654</text:p>
          </table:table-cell>
          <table:table-cell office:value-type="float" office:value="0.1913757549672" calcext:value-type="float">
            <text:p>0.191375755</text:p>
          </table:table-cell>
          <table:table-cell office:value-type="float" office:value="0.272551171080495" calcext:value-type="float">
            <text:p>0.2725511711</text:p>
          </table:table-cell>
          <table:table-cell office:value-type="float" office:value="0.34788615426506" calcext:value-type="float">
            <text:p>0.3478861543</text:p>
          </table:table-cell>
          <table:table-cell office:value-type="float" office:value="0.378988333109205" calcext:value-type="float">
            <text:p>0.3789883331</text:p>
          </table:table-cell>
          <table:table-cell office:value-type="float" office:value="0.344723665072277" calcext:value-type="float">
            <text:p>0.3447236651</text:p>
          </table:table-cell>
          <table:table-cell office:value-type="float" office:value="0.283912448037359" calcext:value-type="float">
            <text:p>0.283912448</text:p>
          </table:table-cell>
          <table:table-cell office:value-type="float" office:value="0.31425233420096" calcext:value-type="float">
            <text:p>0.3142523342</text:p>
          </table:table-cell>
          <table:table-cell office:value-type="float" office:value="0.329502846681182" calcext:value-type="float">
            <text:p>0.3295028467</text:p>
          </table:table-cell>
          <table:table-cell office:value-type="float" office:value="0.325462152427494" calcext:value-type="float">
            <text:p>0.3254621524</text:p>
          </table:table-cell>
          <table:table-cell office:value-type="float" office:value="0.314701237982107" calcext:value-type="float">
            <text:p>0.314701238</text:p>
          </table:table-cell>
          <table:table-cell office:value-type="float" office:value="0.373654790511885" calcext:value-type="float">
            <text:p>0.3736547905</text:p>
          </table:table-cell>
          <table:table-cell office:value-type="float" office:value="0.320794412896099" calcext:value-type="float">
            <text:p>0.3207944129</text:p>
          </table:table-cell>
          <table:table-cell office:value-type="float" office:value="0.377150193587616" calcext:value-type="float">
            <text:p>0.3771501936</text:p>
          </table:table-cell>
          <table:table-cell office:value-type="float" office:value="0.304392083444583" calcext:value-type="float">
            <text:p>0.3043920834</text:p>
          </table:table-cell>
          <table:table-cell office:value-type="float" office:value="0.298454798289644" calcext:value-type="float">
            <text:p>0.2984547983</text:p>
          </table:table-cell>
          <table:table-cell office:value-type="float" office:value="0.450407919733441" calcext:value-type="float">
            <text:p>0.4504079197</text:p>
          </table:table-cell>
          <table:table-cell office:value-type="float" office:value="0.443515535848129" calcext:value-type="float">
            <text:p>0.4435155358</text:p>
          </table:table-cell>
          <table:table-cell office:value-type="float" office:value="0.441865557551955" calcext:value-type="float">
            <text:p>0.4418655576</text:p>
          </table:table-cell>
          <table:table-cell office:value-type="float" office:value="0.512242969338168" calcext:value-type="float">
            <text:p>0.5122429693</text:p>
          </table:table-cell>
          <table:table-cell office:value-type="float" office:value="0.457736010398764" calcext:value-type="float">
            <text:p>0.4577360104</text:p>
          </table:table-cell>
          <table:table-cell office:value-type="float" office:value="0.359045129362108" calcext:value-type="float">
            <text:p>0.3590451294</text:p>
          </table:table-cell>
          <table:table-cell office:value-type="float" office:value="0.387564522522192" calcext:value-type="float">
            <text:p>0.3875645225</text:p>
          </table:table-cell>
          <table:table-cell office:value-type="float" office:value="0.321498185126692" calcext:value-type="float">
            <text:p>0.3214981851</text:p>
          </table:table-cell>
          <table:table-cell office:value-type="float" office:value="0.27542128205205" calcext:value-type="float">
            <text:p>0.2754212821</text:p>
          </table:table-cell>
          <table:table-cell office:value-type="float" office:value="0.288060730155879" calcext:value-type="float">
            <text:p>0.2880607302</text:p>
          </table:table-cell>
          <table:table-cell office:value-type="float" office:value="0.24457149042161" calcext:value-type="float">
            <text:p>0.2445714904</text:p>
          </table:table-cell>
          <table:table-cell office:value-type="float" office:value="0.192592130351096" calcext:value-type="float">
            <text:p>0.1925921304</text:p>
          </table:table-cell>
          <table:table-cell office:value-type="float" office:value="0.118292587794645" calcext:value-type="float">
            <text:p>0.1182925878</text:p>
          </table:table-cell>
          <table:table-cell office:value-type="float" office:value="0.167388430885253" calcext:value-type="float">
            <text:p>0.1673884309</text:p>
          </table:table-cell>
          <table:table-cell office:value-type="float" office:value="0.151744713042577" calcext:value-type="float">
            <text:p>0.151744713</text:p>
          </table:table-cell>
          <table:table-cell office:value-type="float" office:value="0.117847344453189" calcext:value-type="float">
            <text:p>0.1178473445</text:p>
          </table:table-cell>
          <table:table-cell office:value-type="float" office:value="0.2163816490261" calcext:value-type="float">
            <text:p>0.216381649</text:p>
          </table:table-cell>
          <table:table-cell office:value-type="float" office:value="0.315860825748945" calcext:value-type="float">
            <text:p>0.3158608257</text:p>
          </table:table-cell>
          <table:table-cell office:value-type="float" office:value="0.199923241693218" calcext:value-type="float">
            <text:p>0.1999232417</text:p>
          </table:table-cell>
          <table:table-cell office:value-type="float" office:value="0.254145420649135" calcext:value-type="float">
            <text:p>0.2541454206</text:p>
          </table:table-cell>
          <table:table-cell office:value-type="float" office:value="0.237544058167862" calcext:value-type="float">
            <text:p>0.2375440582</text:p>
          </table:table-cell>
          <table:table-cell office:value-type="float" office:value="0.222750194343686" calcext:value-type="float">
            <text:p>0.2227501943</text:p>
          </table:table-cell>
          <table:table-cell office:value-type="float" office:value="0.17705934738555" calcext:value-type="float">
            <text:p>0.1770593474</text:p>
          </table:table-cell>
          <table:table-cell office:value-type="float" office:value="0.267524244047609" calcext:value-type="float">
            <text:p>0.267524244</text:p>
          </table:table-cell>
          <table:table-cell office:value-type="float" office:value="0.266174954868994" calcext:value-type="float">
            <text:p>0.2661749549</text:p>
          </table:table-cell>
          <table:table-cell office:value-type="float" office:value="0.373929874999951" calcext:value-type="float">
            <text:p>0.373929875</text:p>
          </table:table-cell>
          <table:table-cell office:value-type="float" office:value="0.382319729442312" calcext:value-type="float">
            <text:p>0.3823197294</text:p>
          </table:table-cell>
          <table:table-cell office:value-type="float" office:value="0.29941667124714" calcext:value-type="float">
            <text:p>0.2994166712</text:p>
          </table:table-cell>
          <table:table-cell office:value-type="float" office:value="0.395765750289199" calcext:value-type="float">
            <text:p>0.3957657503</text:p>
          </table:table-cell>
          <table:table-cell office:value-type="float" office:value="0.508399231729364" calcext:value-type="float">
            <text:p>0.5083992317</text:p>
          </table:table-cell>
          <table:table-cell office:value-type="float" office:value="0.387998908522734" calcext:value-type="float">
            <text:p>0.3879989085</text:p>
          </table:table-cell>
          <table:table-cell office:value-type="float" office:value="0.379934916375137" calcext:value-type="float">
            <text:p>0.3799349164</text:p>
          </table:table-cell>
          <table:table-cell office:value-type="float" office:value="0.404544535428366" calcext:value-type="float">
            <text:p>0.4045445354</text:p>
          </table:table-cell>
          <table:table-cell office:value-type="float" office:value="0.330940073605813" calcext:value-type="float">
            <text:p>0.3309400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8989" calcext:value-type="float">
            <text:p>1288989</text:p>
          </table:table-cell>
          <table:table-cell table:formula="of:=AVERAGE([.E27:.GL27])" office:value-type="float" office:value="0.30870842605442" calcext:value-type="float">
            <text:p>0.3087084261</text:p>
          </table:table-cell>
          <table:table-cell/>
          <table:table-cell office:value-type="float" office:value="0.250021911564262" calcext:value-type="float">
            <text:p>0.2500219116</text:p>
          </table:table-cell>
          <table:table-cell office:value-type="float" office:value="0.258888542784584" calcext:value-type="float">
            <text:p>0.2588885428</text:p>
          </table:table-cell>
          <table:table-cell office:value-type="float" office:value="0.21376214121674" calcext:value-type="float">
            <text:p>0.2137621412</text:p>
          </table:table-cell>
          <table:table-cell office:value-type="float" office:value="0.277402665012616" calcext:value-type="float">
            <text:p>0.277402665</text:p>
          </table:table-cell>
          <table:table-cell office:value-type="float" office:value="0.163092775675149" calcext:value-type="float">
            <text:p>0.1630927757</text:p>
          </table:table-cell>
          <table:table-cell office:value-type="float" office:value="0.315652791331009" calcext:value-type="float">
            <text:p>0.3156527913</text:p>
          </table:table-cell>
          <table:table-cell office:value-type="float" office:value="0.281655834700415" calcext:value-type="float">
            <text:p>0.2816558347</text:p>
          </table:table-cell>
          <table:table-cell office:value-type="float" office:value="0.357570499793084" calcext:value-type="float">
            <text:p>0.3575704998</text:p>
          </table:table-cell>
          <table:table-cell office:value-type="float" office:value="0.288095415796857" calcext:value-type="float">
            <text:p>0.2880954158</text:p>
          </table:table-cell>
          <table:table-cell office:value-type="float" office:value="0.316853050605936" calcext:value-type="float">
            <text:p>0.3168530506</text:p>
          </table:table-cell>
          <table:table-cell office:value-type="float" office:value="0.325672293548247" calcext:value-type="float">
            <text:p>0.3256722935</text:p>
          </table:table-cell>
          <table:table-cell office:value-type="float" office:value="0.26788312201792" calcext:value-type="float">
            <text:p>0.267883122</text:p>
          </table:table-cell>
          <table:table-cell office:value-type="float" office:value="0.319986250128971" calcext:value-type="float">
            <text:p>0.3199862501</text:p>
          </table:table-cell>
          <table:table-cell office:value-type="float" office:value="0.224717391776516" calcext:value-type="float">
            <text:p>0.2247173918</text:p>
          </table:table-cell>
          <table:table-cell office:value-type="float" office:value="0.183949784786888" calcext:value-type="float">
            <text:p>0.1839497848</text:p>
          </table:table-cell>
          <table:table-cell office:value-type="float" office:value="0.204890337658538" calcext:value-type="float">
            <text:p>0.2048903377</text:p>
          </table:table-cell>
          <table:table-cell office:value-type="float" office:value="0.145566014369039" calcext:value-type="float">
            <text:p>0.1455660144</text:p>
          </table:table-cell>
          <table:table-cell office:value-type="float" office:value="0.167965302100822" calcext:value-type="float">
            <text:p>0.1679653021</text:p>
          </table:table-cell>
          <table:table-cell office:value-type="float" office:value="0.135812087604266" calcext:value-type="float">
            <text:p>0.1358120876</text:p>
          </table:table-cell>
          <table:table-cell office:value-type="float" office:value="0.267727883735491" calcext:value-type="float">
            <text:p>0.2677278837</text:p>
          </table:table-cell>
          <table:table-cell office:value-type="float" office:value="0.410150650559527" calcext:value-type="float">
            <text:p>0.4101506506</text:p>
          </table:table-cell>
          <table:table-cell office:value-type="float" office:value="0.447815224641722" calcext:value-type="float">
            <text:p>0.4478152246</text:p>
          </table:table-cell>
          <table:table-cell office:value-type="float" office:value="0.46970875183363" calcext:value-type="float">
            <text:p>0.4697087518</text:p>
          </table:table-cell>
          <table:table-cell office:value-type="float" office:value="0.510225179738227" calcext:value-type="float">
            <text:p>0.5102251797</text:p>
          </table:table-cell>
          <table:table-cell office:value-type="float" office:value="0.521734305287941" calcext:value-type="float">
            <text:p>0.5217343053</text:p>
          </table:table-cell>
          <table:table-cell office:value-type="float" office:value="0.35742926109196" calcext:value-type="float">
            <text:p>0.3574292611</text:p>
          </table:table-cell>
          <table:table-cell office:value-type="float" office:value="0.391363374836975" calcext:value-type="float">
            <text:p>0.3913633748</text:p>
          </table:table-cell>
          <table:table-cell office:value-type="float" office:value="0.363832323399051" calcext:value-type="float">
            <text:p>0.3638323234</text:p>
          </table:table-cell>
          <table:table-cell office:value-type="float" office:value="0.324648443079003" calcext:value-type="float">
            <text:p>0.3246484431</text:p>
          </table:table-cell>
          <table:table-cell office:value-type="float" office:value="0.230713822170272" calcext:value-type="float">
            <text:p>0.2307138222</text:p>
          </table:table-cell>
          <table:table-cell office:value-type="float" office:value="0.26105294109899" calcext:value-type="float">
            <text:p>0.2610529411</text:p>
          </table:table-cell>
          <table:table-cell office:value-type="float" office:value="0.21964229766012" calcext:value-type="float">
            <text:p>0.2196422977</text:p>
          </table:table-cell>
          <table:table-cell office:value-type="float" office:value="0.154837119710344" calcext:value-type="float">
            <text:p>0.1548371197</text:p>
          </table:table-cell>
          <table:table-cell office:value-type="float" office:value="0.247122223655891" calcext:value-type="float">
            <text:p>0.2471222237</text:p>
          </table:table-cell>
          <table:table-cell office:value-type="float" office:value="0.319862516674685" calcext:value-type="float">
            <text:p>0.3198625167</text:p>
          </table:table-cell>
          <table:table-cell office:value-type="float" office:value="0.222755780787826" calcext:value-type="float">
            <text:p>0.2227557808</text:p>
          </table:table-cell>
          <table:table-cell office:value-type="float" office:value="0.319982644848601" calcext:value-type="float">
            <text:p>0.3199826448</text:p>
          </table:table-cell>
          <table:table-cell office:value-type="float" office:value="0.384842097773475" calcext:value-type="float">
            <text:p>0.3848420978</text:p>
          </table:table-cell>
          <table:table-cell office:value-type="float" office:value="0.350984624331516" calcext:value-type="float">
            <text:p>0.3509846243</text:p>
          </table:table-cell>
          <table:table-cell office:value-type="float" office:value="0.303763481523385" calcext:value-type="float">
            <text:p>0.3037634815</text:p>
          </table:table-cell>
          <table:table-cell office:value-type="float" office:value="0.302345991410894" calcext:value-type="float">
            <text:p>0.3023459914</text:p>
          </table:table-cell>
          <table:table-cell office:value-type="float" office:value="0.272170229983533" calcext:value-type="float">
            <text:p>0.27217023</text:p>
          </table:table-cell>
          <table:table-cell office:value-type="float" office:value="0.45917422283667" calcext:value-type="float">
            <text:p>0.4591742228</text:p>
          </table:table-cell>
          <table:table-cell office:value-type="float" office:value="0.248901924721802" calcext:value-type="float">
            <text:p>0.2489019247</text:p>
          </table:table-cell>
          <table:table-cell office:value-type="float" office:value="0.186612472145346" calcext:value-type="float">
            <text:p>0.1866124721</text:p>
          </table:table-cell>
          <table:table-cell office:value-type="float" office:value="0.24198613088874" calcext:value-type="float">
            <text:p>0.2419861309</text:p>
          </table:table-cell>
          <table:table-cell office:value-type="float" office:value="0.331448877204438" calcext:value-type="float">
            <text:p>0.3314488772</text:p>
          </table:table-cell>
          <table:table-cell office:value-type="float" office:value="0.331058826681101" calcext:value-type="float">
            <text:p>0.3310588267</text:p>
          </table:table-cell>
          <table:table-cell office:value-type="float" office:value="0.395596567505359" calcext:value-type="float">
            <text:p>0.3955965675</text:p>
          </table:table-cell>
          <table:table-cell office:value-type="float" office:value="0.45725361085899" calcext:value-type="float">
            <text:p>0.4572536109</text:p>
          </table:table-cell>
          <table:table-cell office:value-type="float" office:value="0.416937392449832" calcext:value-type="float">
            <text:p>0.4169373924</text:p>
          </table:table-cell>
          <table:table-cell office:value-type="float" office:value="0.454585415063578" calcext:value-type="float">
            <text:p>0.4545854151</text:p>
          </table:table-cell>
          <table:table-cell office:value-type="float" office:value="0.541877628529097" calcext:value-type="float">
            <text:p>0.5418776285</text:p>
          </table:table-cell>
          <table:table-cell office:value-type="float" office:value="0.466837301216074" calcext:value-type="float">
            <text:p>0.4668373012</text:p>
          </table:table-cell>
          <table:table-cell office:value-type="float" office:value="0.477815292617467" calcext:value-type="float">
            <text:p>0.4778152926</text:p>
          </table:table-cell>
          <table:table-cell office:value-type="float" office:value="0.492817411832942" calcext:value-type="float">
            <text:p>0.4928174118</text:p>
          </table:table-cell>
          <table:table-cell office:value-type="float" office:value="0.284280533129044" calcext:value-type="float">
            <text:p>0.2842805331</text:p>
          </table:table-cell>
          <table:table-cell office:value-type="float" office:value="0.219937379642532" calcext:value-type="float">
            <text:p>0.2199373796</text:p>
          </table:table-cell>
          <table:table-cell office:value-type="float" office:value="0.300104582134426" calcext:value-type="float">
            <text:p>0.3001045821</text:p>
          </table:table-cell>
          <table:table-cell office:value-type="float" office:value="0.299223114061337" calcext:value-type="float">
            <text:p>0.2992231141</text:p>
          </table:table-cell>
          <table:table-cell office:value-type="float" office:value="0.18847898586496" calcext:value-type="float">
            <text:p>0.1884789859</text:p>
          </table:table-cell>
          <table:table-cell office:value-type="float" office:value="0.367326493646103" calcext:value-type="float">
            <text:p>0.3673264936</text:p>
          </table:table-cell>
          <table:table-cell office:value-type="float" office:value="0.45818629256025" calcext:value-type="float">
            <text:p>0.4581862926</text:p>
          </table:table-cell>
          <table:table-cell office:value-type="float" office:value="0.576025656845493" calcext:value-type="float">
            <text:p>0.5760256568</text:p>
          </table:table-cell>
          <table:table-cell office:value-type="float" office:value="0.415719842059028" calcext:value-type="float">
            <text:p>0.4157198421</text:p>
          </table:table-cell>
          <table:table-cell office:value-type="float" office:value="0.450220412136808" calcext:value-type="float">
            <text:p>0.4502204121</text:p>
          </table:table-cell>
          <table:table-cell office:value-type="float" office:value="0.378507783571289" calcext:value-type="float">
            <text:p>0.3785077836</text:p>
          </table:table-cell>
          <table:table-cell office:value-type="float" office:value="0.42802776513775" calcext:value-type="float">
            <text:p>0.4280277651</text:p>
          </table:table-cell>
          <table:table-cell office:value-type="float" office:value="0.338730226528247" calcext:value-type="float">
            <text:p>0.3387302265</text:p>
          </table:table-cell>
          <table:table-cell office:value-type="float" office:value="0.470437155434396" calcext:value-type="float">
            <text:p>0.4704371554</text:p>
          </table:table-cell>
          <table:table-cell office:value-type="float" office:value="0.414375041529426" calcext:value-type="float">
            <text:p>0.4143750415</text:p>
          </table:table-cell>
          <table:table-cell office:value-type="float" office:value="0.322434297698172" calcext:value-type="float">
            <text:p>0.3224342977</text:p>
          </table:table-cell>
          <table:table-cell office:value-type="float" office:value="0.24469250577424" calcext:value-type="float">
            <text:p>0.2446925058</text:p>
          </table:table-cell>
          <table:table-cell office:value-type="float" office:value="0.295383225634169" calcext:value-type="float">
            <text:p>0.2953832256</text:p>
          </table:table-cell>
          <table:table-cell office:value-type="float" office:value="0.174951605939589" calcext:value-type="float">
            <text:p>0.1749516059</text:p>
          </table:table-cell>
          <table:table-cell office:value-type="float" office:value="0.218250491695051" calcext:value-type="float">
            <text:p>0.2182504917</text:p>
          </table:table-cell>
          <table:table-cell office:value-type="float" office:value="0.222640317027923" calcext:value-type="float">
            <text:p>0.222640317</text:p>
          </table:table-cell>
          <table:table-cell office:value-type="float" office:value="0.25021861103808" calcext:value-type="float">
            <text:p>0.250218611</text:p>
          </table:table-cell>
          <table:table-cell office:value-type="float" office:value="0.236876335413011" calcext:value-type="float">
            <text:p>0.2368763354</text:p>
          </table:table-cell>
          <table:table-cell office:value-type="float" office:value="0.310254788858598" calcext:value-type="float">
            <text:p>0.3102547889</text:p>
          </table:table-cell>
          <table:table-cell office:value-type="float" office:value="0.458155625307269" calcext:value-type="float">
            <text:p>0.4581556253</text:p>
          </table:table-cell>
          <table:table-cell office:value-type="float" office:value="0.466489538893945" calcext:value-type="float">
            <text:p>0.4664895389</text:p>
          </table:table-cell>
          <table:table-cell office:value-type="float" office:value="0.46550456010387" calcext:value-type="float">
            <text:p>0.4655045601</text:p>
          </table:table-cell>
          <table:table-cell office:value-type="float" office:value="0.443625675248985" calcext:value-type="float">
            <text:p>0.4436256752</text:p>
          </table:table-cell>
          <table:table-cell office:value-type="float" office:value="0.365792735602482" calcext:value-type="float">
            <text:p>0.3657927356</text:p>
          </table:table-cell>
          <table:table-cell office:value-type="float" office:value="0.3327718332016" calcext:value-type="float">
            <text:p>0.3327718332</text:p>
          </table:table-cell>
          <table:table-cell office:value-type="float" office:value="0.189256062543939" calcext:value-type="float">
            <text:p>0.1892560625</text:p>
          </table:table-cell>
          <table:table-cell office:value-type="float" office:value="0.215008546061978" calcext:value-type="float">
            <text:p>0.2150085461</text:p>
          </table:table-cell>
          <table:table-cell office:value-type="float" office:value="0.101940957246021" calcext:value-type="float">
            <text:p>0.1019409572</text:p>
          </table:table-cell>
          <table:table-cell office:value-type="float" office:value="0.209332859384128" calcext:value-type="float">
            <text:p>0.2093328594</text:p>
          </table:table-cell>
          <table:table-cell office:value-type="float" office:value="0.293911107219105" calcext:value-type="float">
            <text:p>0.2939111072</text:p>
          </table:table-cell>
          <table:table-cell office:value-type="float" office:value="0.281876388715922" calcext:value-type="float">
            <text:p>0.2818763887</text:p>
          </table:table-cell>
          <table:table-cell office:value-type="float" office:value="0.285330313513505" calcext:value-type="float">
            <text:p>0.2853303135</text:p>
          </table:table-cell>
          <table:table-cell office:value-type="float" office:value="0.274453567381753" calcext:value-type="float">
            <text:p>0.2744535674</text:p>
          </table:table-cell>
          <table:table-cell office:value-type="float" office:value="0.340905151697488" calcext:value-type="float">
            <text:p>0.3409051517</text:p>
          </table:table-cell>
          <table:table-cell office:value-type="float" office:value="0.258701942557541" calcext:value-type="float">
            <text:p>0.2587019426</text:p>
          </table:table-cell>
          <table:table-cell office:value-type="float" office:value="0.277913066870234" calcext:value-type="float">
            <text:p>0.2779130669</text:p>
          </table:table-cell>
          <table:table-cell office:value-type="float" office:value="0.16888963874768" calcext:value-type="float">
            <text:p>0.1688896387</text:p>
          </table:table-cell>
          <table:table-cell office:value-type="float" office:value="0.181999818529589" calcext:value-type="float">
            <text:p>0.1819998185</text:p>
          </table:table-cell>
          <table:table-cell office:value-type="float" office:value="0.142381943166262" calcext:value-type="float">
            <text:p>0.1423819432</text:p>
          </table:table-cell>
          <table:table-cell office:value-type="float" office:value="0.228290774494207" calcext:value-type="float">
            <text:p>0.2282907745</text:p>
          </table:table-cell>
          <table:table-cell office:value-type="float" office:value="0.299399563195641" calcext:value-type="float">
            <text:p>0.2993995632</text:p>
          </table:table-cell>
          <table:table-cell office:value-type="float" office:value="0.238514194276281" calcext:value-type="float">
            <text:p>0.2385141943</text:p>
          </table:table-cell>
          <table:table-cell office:value-type="float" office:value="0.368696664215817" calcext:value-type="float">
            <text:p>0.3686966642</text:p>
          </table:table-cell>
          <table:table-cell office:value-type="float" office:value="0.29481465418705" calcext:value-type="float">
            <text:p>0.2948146542</text:p>
          </table:table-cell>
          <table:table-cell office:value-type="float" office:value="0.284702297578202" calcext:value-type="float">
            <text:p>0.2847022976</text:p>
          </table:table-cell>
          <table:table-cell office:value-type="float" office:value="0.226306095622338" calcext:value-type="float">
            <text:p>0.2263060956</text:p>
          </table:table-cell>
          <table:table-cell office:value-type="float" office:value="0.180869846444299" calcext:value-type="float">
            <text:p>0.1808698464</text:p>
          </table:table-cell>
          <table:table-cell office:value-type="float" office:value="0.159669317412126" calcext:value-type="float">
            <text:p>0.1596693174</text:p>
          </table:table-cell>
          <table:table-cell office:value-type="float" office:value="0.15356701666802" calcext:value-type="float">
            <text:p>0.1535670167</text:p>
          </table:table-cell>
          <table:table-cell office:value-type="float" office:value="0.217875383755439" calcext:value-type="float">
            <text:p>0.2178753838</text:p>
          </table:table-cell>
          <table:table-cell office:value-type="float" office:value="0.224287338567609" calcext:value-type="float">
            <text:p>0.2242873386</text:p>
          </table:table-cell>
          <table:table-cell office:value-type="float" office:value="0.247496407504143" calcext:value-type="float">
            <text:p>0.2474964075</text:p>
          </table:table-cell>
          <table:table-cell office:value-type="float" office:value="0.303240319752738" calcext:value-type="float">
            <text:p>0.3032403198</text:p>
          </table:table-cell>
          <table:table-cell office:value-type="float" office:value="0.229032379917184" calcext:value-type="float">
            <text:p>0.2290323799</text:p>
          </table:table-cell>
          <table:table-cell office:value-type="float" office:value="0.241775658115272" calcext:value-type="float">
            <text:p>0.2417756581</text:p>
          </table:table-cell>
          <table:table-cell office:value-type="float" office:value="0.11980396684924" calcext:value-type="float">
            <text:p>0.1198039668</text:p>
          </table:table-cell>
          <table:table-cell office:value-type="float" office:value="0.134520209451523" calcext:value-type="float">
            <text:p>0.1345202095</text:p>
          </table:table-cell>
          <table:table-cell office:value-type="float" office:value="0.303019082829406" calcext:value-type="float">
            <text:p>0.3030190828</text:p>
          </table:table-cell>
          <table:table-cell office:value-type="float" office:value="0.353289986014645" calcext:value-type="float">
            <text:p>0.353289986</text:p>
          </table:table-cell>
          <table:table-cell office:value-type="float" office:value="0.385446716572814" calcext:value-type="float">
            <text:p>0.3854467166</text:p>
          </table:table-cell>
          <table:table-cell office:value-type="float" office:value="0.394408989880088" calcext:value-type="float">
            <text:p>0.3944089899</text:p>
          </table:table-cell>
          <table:table-cell office:value-type="float" office:value="0.433153080342901" calcext:value-type="float">
            <text:p>0.4331530803</text:p>
          </table:table-cell>
          <table:table-cell office:value-type="float" office:value="0.265934468876617" calcext:value-type="float">
            <text:p>0.2659344689</text:p>
          </table:table-cell>
          <table:table-cell office:value-type="float" office:value="0.310466052793085" calcext:value-type="float">
            <text:p>0.3104660528</text:p>
          </table:table-cell>
          <table:table-cell office:value-type="float" office:value="0.253150099585972" calcext:value-type="float">
            <text:p>0.2531500996</text:p>
          </table:table-cell>
          <table:table-cell office:value-type="float" office:value="0.283269723177964" calcext:value-type="float">
            <text:p>0.2832697232</text:p>
          </table:table-cell>
          <table:table-cell office:value-type="float" office:value="0.254851950239677" calcext:value-type="float">
            <text:p>0.2548519502</text:p>
          </table:table-cell>
          <table:table-cell office:value-type="float" office:value="0.160006476247536" calcext:value-type="float">
            <text:p>0.1600064762</text:p>
          </table:table-cell>
          <table:table-cell office:value-type="float" office:value="0.3226605970665" calcext:value-type="float">
            <text:p>0.3226605971</text:p>
          </table:table-cell>
          <table:table-cell office:value-type="float" office:value="0.227124459283441" calcext:value-type="float">
            <text:p>0.2271244593</text:p>
          </table:table-cell>
          <table:table-cell office:value-type="float" office:value="0.290228613879716" calcext:value-type="float">
            <text:p>0.2902286139</text:p>
          </table:table-cell>
          <table:table-cell office:value-type="float" office:value="0.292710203433871" calcext:value-type="float">
            <text:p>0.2927102034</text:p>
          </table:table-cell>
          <table:table-cell office:value-type="float" office:value="0.293855362388836" calcext:value-type="float">
            <text:p>0.2938553624</text:p>
          </table:table-cell>
          <table:table-cell office:value-type="float" office:value="0.215252303987707" calcext:value-type="float">
            <text:p>0.215252304</text:p>
          </table:table-cell>
          <table:table-cell office:value-type="float" office:value="0.354680451675349" calcext:value-type="float">
            <text:p>0.3546804517</text:p>
          </table:table-cell>
          <table:table-cell office:value-type="float" office:value="0.416806082559261" calcext:value-type="float">
            <text:p>0.4168060826</text:p>
          </table:table-cell>
          <table:table-cell office:value-type="float" office:value="0.337054624675143" calcext:value-type="float">
            <text:p>0.3370546247</text:p>
          </table:table-cell>
          <table:table-cell office:value-type="float" office:value="0.37938230373158" calcext:value-type="float">
            <text:p>0.3793823037</text:p>
          </table:table-cell>
          <table:table-cell office:value-type="float" office:value="0.336985596884743" calcext:value-type="float">
            <text:p>0.3369855969</text:p>
          </table:table-cell>
          <table:table-cell office:value-type="float" office:value="0.228346537339962" calcext:value-type="float">
            <text:p>0.2283465373</text:p>
          </table:table-cell>
          <table:table-cell office:value-type="float" office:value="0.266928747811053" calcext:value-type="float">
            <text:p>0.2669287478</text:p>
          </table:table-cell>
          <table:table-cell office:value-type="float" office:value="0.250274012893165" calcext:value-type="float">
            <text:p>0.2502740129</text:p>
          </table:table-cell>
          <table:table-cell office:value-type="float" office:value="0.366546476086093" calcext:value-type="float">
            <text:p>0.3665464761</text:p>
          </table:table-cell>
          <table:table-cell office:value-type="float" office:value="0.309932692292476" calcext:value-type="float">
            <text:p>0.3099326923</text:p>
          </table:table-cell>
          <table:table-cell office:value-type="float" office:value="0.312622706245034" calcext:value-type="float">
            <text:p>0.3126227062</text:p>
          </table:table-cell>
          <table:table-cell office:value-type="float" office:value="0.273667292739604" calcext:value-type="float">
            <text:p>0.2736672927</text:p>
          </table:table-cell>
          <table:table-cell office:value-type="float" office:value="0.265343853374812" calcext:value-type="float">
            <text:p>0.2653438534</text:p>
          </table:table-cell>
          <table:table-cell office:value-type="float" office:value="0.359874249485687" calcext:value-type="float">
            <text:p>0.3598742495</text:p>
          </table:table-cell>
          <table:table-cell office:value-type="float" office:value="0.306706677370101" calcext:value-type="float">
            <text:p>0.3067066774</text:p>
          </table:table-cell>
          <table:table-cell office:value-type="float" office:value="0.394589753973532" calcext:value-type="float">
            <text:p>0.394589754</text:p>
          </table:table-cell>
          <table:table-cell office:value-type="float" office:value="0.258209446823528" calcext:value-type="float">
            <text:p>0.2582094468</text:p>
          </table:table-cell>
          <table:table-cell office:value-type="float" office:value="0.337146009820928" calcext:value-type="float">
            <text:p>0.3371460098</text:p>
          </table:table-cell>
          <table:table-cell office:value-type="float" office:value="0.364451604040807" calcext:value-type="float">
            <text:p>0.364451604</text:p>
          </table:table-cell>
          <table:table-cell office:value-type="float" office:value="0.252160512270377" calcext:value-type="float">
            <text:p>0.2521605123</text:p>
          </table:table-cell>
          <table:table-cell office:value-type="float" office:value="0.579010337737038" calcext:value-type="float">
            <text:p>0.5790103377</text:p>
          </table:table-cell>
          <table:table-cell office:value-type="float" office:value="0.378479987038797" calcext:value-type="float">
            <text:p>0.378479987</text:p>
          </table:table-cell>
          <table:table-cell office:value-type="float" office:value="0.407067635605626" calcext:value-type="float">
            <text:p>0.4070676356</text:p>
          </table:table-cell>
          <table:table-cell office:value-type="float" office:value="0.463832523527068" calcext:value-type="float">
            <text:p>0.4638325235</text:p>
          </table:table-cell>
          <table:table-cell office:value-type="float" office:value="0.438951503715769" calcext:value-type="float">
            <text:p>0.4389515037</text:p>
          </table:table-cell>
          <table:table-cell office:value-type="float" office:value="0.444283745198621" calcext:value-type="float">
            <text:p>0.4442837452</text:p>
          </table:table-cell>
          <table:table-cell office:value-type="float" office:value="0.291209493445446" calcext:value-type="float">
            <text:p>0.2912094934</text:p>
          </table:table-cell>
          <table:table-cell office:value-type="float" office:value="0.380776628368988" calcext:value-type="float">
            <text:p>0.3807766284</text:p>
          </table:table-cell>
          <table:table-cell office:value-type="float" office:value="0.314207561362168" calcext:value-type="float">
            <text:p>0.3142075614</text:p>
          </table:table-cell>
          <table:table-cell office:value-type="float" office:value="0.287097214276746" calcext:value-type="float">
            <text:p>0.2870972143</text:p>
          </table:table-cell>
          <table:table-cell office:value-type="float" office:value="0.240817733200299" calcext:value-type="float">
            <text:p>0.2408177332</text:p>
          </table:table-cell>
          <table:table-cell office:value-type="float" office:value="0.220866458265461" calcext:value-type="float">
            <text:p>0.2208664583</text:p>
          </table:table-cell>
          <table:table-cell office:value-type="float" office:value="0.23002443525127" calcext:value-type="float">
            <text:p>0.2300244353</text:p>
          </table:table-cell>
          <table:table-cell office:value-type="float" office:value="0.193368326825915" calcext:value-type="float">
            <text:p>0.1933683268</text:p>
          </table:table-cell>
          <table:table-cell office:value-type="float" office:value="0.526822519048616" calcext:value-type="float">
            <text:p>0.526822519</text:p>
          </table:table-cell>
          <table:table-cell office:value-type="float" office:value="0.215684505580154" calcext:value-type="float">
            <text:p>0.2156845056</text:p>
          </table:table-cell>
          <table:table-cell office:value-type="float" office:value="0.151989567674327" calcext:value-type="float">
            <text:p>0.1519895677</text:p>
          </table:table-cell>
          <table:table-cell office:value-type="float" office:value="0.238076484560456" calcext:value-type="float">
            <text:p>0.2380764846</text:p>
          </table:table-cell>
          <table:table-cell office:value-type="float" office:value="0.227640849936155" calcext:value-type="float">
            <text:p>0.2276408499</text:p>
          </table:table-cell>
          <table:table-cell office:value-type="float" office:value="0.223784735355421" calcext:value-type="float">
            <text:p>0.2237847354</text:p>
          </table:table-cell>
          <table:table-cell office:value-type="float" office:value="0.252223501993292" calcext:value-type="float">
            <text:p>0.252223502</text:p>
          </table:table-cell>
          <table:table-cell office:value-type="float" office:value="0.2961465213253" calcext:value-type="float">
            <text:p>0.2961465213</text:p>
          </table:table-cell>
          <table:table-cell office:value-type="float" office:value="0.19238043801159" calcext:value-type="float">
            <text:p>0.192380438</text:p>
          </table:table-cell>
          <table:table-cell office:value-type="float" office:value="0.232768936560981" calcext:value-type="float">
            <text:p>0.2327689366</text:p>
          </table:table-cell>
          <table:table-cell office:value-type="float" office:value="0.298585002353795" calcext:value-type="float">
            <text:p>0.2985850024</text:p>
          </table:table-cell>
          <table:table-cell office:value-type="float" office:value="0.267199019415853" calcext:value-type="float">
            <text:p>0.2671990194</text:p>
          </table:table-cell>
          <table:table-cell office:value-type="float" office:value="0.392729773580464" calcext:value-type="float">
            <text:p>0.3927297736</text:p>
          </table:table-cell>
          <table:table-cell office:value-type="float" office:value="0.367041267552335" calcext:value-type="float">
            <text:p>0.3670412676</text:p>
          </table:table-cell>
          <table:table-cell office:value-type="float" office:value="0.350174408213244" calcext:value-type="float">
            <text:p>0.3501744082</text:p>
          </table:table-cell>
          <table:table-cell office:value-type="float" office:value="0.447785132717776" calcext:value-type="float">
            <text:p>0.4477851327</text:p>
          </table:table-cell>
          <table:table-cell office:value-type="float" office:value="0.483730369196007" calcext:value-type="float">
            <text:p>0.4837303692</text:p>
          </table:table-cell>
          <table:table-cell office:value-type="float" office:value="0.385594714603189" calcext:value-type="float">
            <text:p>0.3855947146</text:p>
          </table:table-cell>
          <table:table-cell office:value-type="float" office:value="0.414098325929712" calcext:value-type="float">
            <text:p>0.4140983259</text:p>
          </table:table-cell>
          <table:table-cell office:value-type="float" office:value="0.427273435696166" calcext:value-type="float">
            <text:p>0.4272734357</text:p>
          </table:table-cell>
          <table:table-cell office:value-type="float" office:value="0.352900738304994" calcext:value-type="float">
            <text:p>0.3529007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7190" calcext:value-type="float">
            <text:p>1297190</text:p>
          </table:table-cell>
          <table:table-cell table:formula="of:=AVERAGE([.E28:.GL28])" office:value-type="float" office:value="0.322767361823162" calcext:value-type="float">
            <text:p>0.3227673618</text:p>
          </table:table-cell>
          <table:table-cell/>
          <table:table-cell office:value-type="float" office:value="0.224113489726336" calcext:value-type="float">
            <text:p>0.2241134897</text:p>
          </table:table-cell>
          <table:table-cell office:value-type="float" office:value="0.272772395357066" calcext:value-type="float">
            <text:p>0.2727723954</text:p>
          </table:table-cell>
          <table:table-cell office:value-type="float" office:value="0.280747791510242" calcext:value-type="float">
            <text:p>0.2807477915</text:p>
          </table:table-cell>
          <table:table-cell office:value-type="float" office:value="0.201508321064264" calcext:value-type="float">
            <text:p>0.2015083211</text:p>
          </table:table-cell>
          <table:table-cell office:value-type="float" office:value="0.290886523092629" calcext:value-type="float">
            <text:p>0.2908865231</text:p>
          </table:table-cell>
          <table:table-cell office:value-type="float" office:value="0.240340560911666" calcext:value-type="float">
            <text:p>0.2403405609</text:p>
          </table:table-cell>
          <table:table-cell office:value-type="float" office:value="0.267044472988279" calcext:value-type="float">
            <text:p>0.267044473</text:p>
          </table:table-cell>
          <table:table-cell office:value-type="float" office:value="0.319186195819786" calcext:value-type="float">
            <text:p>0.3191861958</text:p>
          </table:table-cell>
          <table:table-cell office:value-type="float" office:value="0.397749363397757" calcext:value-type="float">
            <text:p>0.3977493634</text:p>
          </table:table-cell>
          <table:table-cell office:value-type="float" office:value="0.293177716820191" calcext:value-type="float">
            <text:p>0.2931777168</text:p>
          </table:table-cell>
          <table:table-cell office:value-type="float" office:value="0.252674697763971" calcext:value-type="float">
            <text:p>0.2526746978</text:p>
          </table:table-cell>
          <table:table-cell office:value-type="float" office:value="0.398790028694793" calcext:value-type="float">
            <text:p>0.3987900287</text:p>
          </table:table-cell>
          <table:table-cell office:value-type="float" office:value="0.351355073322791" calcext:value-type="float">
            <text:p>0.3513550733</text:p>
          </table:table-cell>
          <table:table-cell office:value-type="float" office:value="0.252217676613903" calcext:value-type="float">
            <text:p>0.2522176766</text:p>
          </table:table-cell>
          <table:table-cell office:value-type="float" office:value="0.247419467809503" calcext:value-type="float">
            <text:p>0.2474194678</text:p>
          </table:table-cell>
          <table:table-cell office:value-type="float" office:value="0.329027199966167" calcext:value-type="float">
            <text:p>0.3290272</text:p>
          </table:table-cell>
          <table:table-cell office:value-type="float" office:value="0.0965444457975464" calcext:value-type="float">
            <text:p>0.0965444458</text:p>
          </table:table-cell>
          <table:table-cell office:value-type="float" office:value="0.289698869387011" calcext:value-type="float">
            <text:p>0.2896988694</text:p>
          </table:table-cell>
          <table:table-cell office:value-type="float" office:value="0.253814127576594" calcext:value-type="float">
            <text:p>0.2538141276</text:p>
          </table:table-cell>
          <table:table-cell office:value-type="float" office:value="0.333928926545711" calcext:value-type="float">
            <text:p>0.3339289265</text:p>
          </table:table-cell>
          <table:table-cell office:value-type="float" office:value="0.434310196419433" calcext:value-type="float">
            <text:p>0.4343101964</text:p>
          </table:table-cell>
          <table:table-cell office:value-type="float" office:value="0.450405757686157" calcext:value-type="float">
            <text:p>0.4504057577</text:p>
          </table:table-cell>
          <table:table-cell office:value-type="float" office:value="0.484791131017045" calcext:value-type="float">
            <text:p>0.484791131</text:p>
          </table:table-cell>
          <table:table-cell office:value-type="float" office:value="0.498683178949572" calcext:value-type="float">
            <text:p>0.4986831789</text:p>
          </table:table-cell>
          <table:table-cell office:value-type="float" office:value="0.532913225552168" calcext:value-type="float">
            <text:p>0.5329132256</text:p>
          </table:table-cell>
          <table:table-cell office:value-type="float" office:value="0.402850658649473" calcext:value-type="float">
            <text:p>0.4028506586</text:p>
          </table:table-cell>
          <table:table-cell office:value-type="float" office:value="0.377942327679394" calcext:value-type="float">
            <text:p>0.3779423277</text:p>
          </table:table-cell>
          <table:table-cell office:value-type="float" office:value="0.371311354783614" calcext:value-type="float">
            <text:p>0.3713113548</text:p>
          </table:table-cell>
          <table:table-cell office:value-type="float" office:value="0.25015512324926" calcext:value-type="float">
            <text:p>0.2501551232</text:p>
          </table:table-cell>
          <table:table-cell office:value-type="float" office:value="0.301825700670834" calcext:value-type="float">
            <text:p>0.3018257007</text:p>
          </table:table-cell>
          <table:table-cell office:value-type="float" office:value="0.155490923730965" calcext:value-type="float">
            <text:p>0.1554909237</text:p>
          </table:table-cell>
          <table:table-cell office:value-type="float" office:value="0.200332398750039" calcext:value-type="float">
            <text:p>0.2003323988</text:p>
          </table:table-cell>
          <table:table-cell office:value-type="float" office:value="0.237172340154189" calcext:value-type="float">
            <text:p>0.2371723402</text:p>
          </table:table-cell>
          <table:table-cell office:value-type="float" office:value="0.260938026365938" calcext:value-type="float">
            <text:p>0.2609380264</text:p>
          </table:table-cell>
          <table:table-cell office:value-type="float" office:value="0.339065177419544" calcext:value-type="float">
            <text:p>0.3390651774</text:p>
          </table:table-cell>
          <table:table-cell office:value-type="float" office:value="0.315466610016086" calcext:value-type="float">
            <text:p>0.31546661</text:p>
          </table:table-cell>
          <table:table-cell office:value-type="float" office:value="0.390086011583525" calcext:value-type="float">
            <text:p>0.3900860116</text:p>
          </table:table-cell>
          <table:table-cell office:value-type="float" office:value="0.314261952785377" calcext:value-type="float">
            <text:p>0.3142619528</text:p>
          </table:table-cell>
          <table:table-cell office:value-type="float" office:value="0.459864329239587" calcext:value-type="float">
            <text:p>0.4598643292</text:p>
          </table:table-cell>
          <table:table-cell office:value-type="float" office:value="0.214752119674653" calcext:value-type="float">
            <text:p>0.2147521197</text:p>
          </table:table-cell>
          <table:table-cell office:value-type="float" office:value="0.33862313303657" calcext:value-type="float">
            <text:p>0.338623133</text:p>
          </table:table-cell>
          <table:table-cell office:value-type="float" office:value="0.273645593107088" calcext:value-type="float">
            <text:p>0.2736455931</text:p>
          </table:table-cell>
          <table:table-cell office:value-type="float" office:value="0.325674719109897" calcext:value-type="float">
            <text:p>0.3256747191</text:p>
          </table:table-cell>
          <table:table-cell office:value-type="float" office:value="0.314416302861333" calcext:value-type="float">
            <text:p>0.3144163029</text:p>
          </table:table-cell>
          <table:table-cell office:value-type="float" office:value="0.229641389167157" calcext:value-type="float">
            <text:p>0.2296413892</text:p>
          </table:table-cell>
          <table:table-cell office:value-type="float" office:value="0.322508444272855" calcext:value-type="float">
            <text:p>0.3225084443</text:p>
          </table:table-cell>
          <table:table-cell office:value-type="float" office:value="0.36655322444301" calcext:value-type="float">
            <text:p>0.3665532244</text:p>
          </table:table-cell>
          <table:table-cell office:value-type="float" office:value="0.357495384776727" calcext:value-type="float">
            <text:p>0.3574953848</text:p>
          </table:table-cell>
          <table:table-cell office:value-type="float" office:value="0.426620545638552" calcext:value-type="float">
            <text:p>0.4266205456</text:p>
          </table:table-cell>
          <table:table-cell office:value-type="float" office:value="0.468462732523736" calcext:value-type="float">
            <text:p>0.4684627325</text:p>
          </table:table-cell>
          <table:table-cell office:value-type="float" office:value="0.537404609995994" calcext:value-type="float">
            <text:p>0.53740461</text:p>
          </table:table-cell>
          <table:table-cell office:value-type="float" office:value="0.4747794958284" calcext:value-type="float">
            <text:p>0.4747794958</text:p>
          </table:table-cell>
          <table:table-cell office:value-type="float" office:value="0.560310648114814" calcext:value-type="float">
            <text:p>0.5603106481</text:p>
          </table:table-cell>
          <table:table-cell office:value-type="float" office:value="0.511686053441113" calcext:value-type="float">
            <text:p>0.5116860534</text:p>
          </table:table-cell>
          <table:table-cell office:value-type="float" office:value="0.407481117907147" calcext:value-type="float">
            <text:p>0.4074811179</text:p>
          </table:table-cell>
          <table:table-cell office:value-type="float" office:value="0.404250171172884" calcext:value-type="float">
            <text:p>0.4042501712</text:p>
          </table:table-cell>
          <table:table-cell office:value-type="float" office:value="0.207955213653664" calcext:value-type="float">
            <text:p>0.2079552137</text:p>
          </table:table-cell>
          <table:table-cell office:value-type="float" office:value="0.265963629683743" calcext:value-type="float">
            <text:p>0.2659636297</text:p>
          </table:table-cell>
          <table:table-cell office:value-type="float" office:value="0.201879657630876" calcext:value-type="float">
            <text:p>0.2018796576</text:p>
          </table:table-cell>
          <table:table-cell office:value-type="float" office:value="0.200932807885434" calcext:value-type="float">
            <text:p>0.2009328079</text:p>
          </table:table-cell>
          <table:table-cell office:value-type="float" office:value="0.258153129332349" calcext:value-type="float">
            <text:p>0.2581531293</text:p>
          </table:table-cell>
          <table:table-cell office:value-type="float" office:value="0.276787598017956" calcext:value-type="float">
            <text:p>0.276787598</text:p>
          </table:table-cell>
          <table:table-cell office:value-type="float" office:value="0.357718301011341" calcext:value-type="float">
            <text:p>0.357718301</text:p>
          </table:table-cell>
          <table:table-cell office:value-type="float" office:value="0.414718404165354" calcext:value-type="float">
            <text:p>0.4147184042</text:p>
          </table:table-cell>
          <table:table-cell office:value-type="float" office:value="0.479343709018554" calcext:value-type="float">
            <text:p>0.479343709</text:p>
          </table:table-cell>
          <table:table-cell office:value-type="float" office:value="0.475559301755009" calcext:value-type="float">
            <text:p>0.4755593018</text:p>
          </table:table-cell>
          <table:table-cell office:value-type="float" office:value="0.470566587645233" calcext:value-type="float">
            <text:p>0.4705665876</text:p>
          </table:table-cell>
          <table:table-cell office:value-type="float" office:value="0.435886257559819" calcext:value-type="float">
            <text:p>0.4358862576</text:p>
          </table:table-cell>
          <table:table-cell office:value-type="float" office:value="0.478549314202739" calcext:value-type="float">
            <text:p>0.4785493142</text:p>
          </table:table-cell>
          <table:table-cell office:value-type="float" office:value="0.4371417574136" calcext:value-type="float">
            <text:p>0.4371417574</text:p>
          </table:table-cell>
          <table:table-cell office:value-type="float" office:value="0.398567274059157" calcext:value-type="float">
            <text:p>0.3985672741</text:p>
          </table:table-cell>
          <table:table-cell office:value-type="float" office:value="0.444466516530723" calcext:value-type="float">
            <text:p>0.4444665165</text:p>
          </table:table-cell>
          <table:table-cell office:value-type="float" office:value="0.315151456214351" calcext:value-type="float">
            <text:p>0.3151514562</text:p>
          </table:table-cell>
          <table:table-cell office:value-type="float" office:value="0.255326966361572" calcext:value-type="float">
            <text:p>0.2553269664</text:p>
          </table:table-cell>
          <table:table-cell office:value-type="float" office:value="0.32833850344542" calcext:value-type="float">
            <text:p>0.3283385034</text:p>
          </table:table-cell>
          <table:table-cell office:value-type="float" office:value="0.29122008271805" calcext:value-type="float">
            <text:p>0.2912200827</text:p>
          </table:table-cell>
          <table:table-cell office:value-type="float" office:value="0.18363453231771" calcext:value-type="float">
            <text:p>0.1836345323</text:p>
          </table:table-cell>
          <table:table-cell office:value-type="float" office:value="0.240652118368747" calcext:value-type="float">
            <text:p>0.2406521184</text:p>
          </table:table-cell>
          <table:table-cell office:value-type="float" office:value="0.258972612051489" calcext:value-type="float">
            <text:p>0.2589726121</text:p>
          </table:table-cell>
          <table:table-cell office:value-type="float" office:value="0.321978948327865" calcext:value-type="float">
            <text:p>0.3219789483</text:p>
          </table:table-cell>
          <table:table-cell office:value-type="float" office:value="0.356763221258494" calcext:value-type="float">
            <text:p>0.3567632213</text:p>
          </table:table-cell>
          <table:table-cell office:value-type="float" office:value="0.484520164358084" calcext:value-type="float">
            <text:p>0.4845201644</text:p>
          </table:table-cell>
          <table:table-cell office:value-type="float" office:value="0.445280040275035" calcext:value-type="float">
            <text:p>0.4452800403</text:p>
          </table:table-cell>
          <table:table-cell office:value-type="float" office:value="0.440412326350443" calcext:value-type="float">
            <text:p>0.4404123264</text:p>
          </table:table-cell>
          <table:table-cell office:value-type="float" office:value="0.369199968190011" calcext:value-type="float">
            <text:p>0.3691999682</text:p>
          </table:table-cell>
          <table:table-cell office:value-type="float" office:value="0.256502838821964" calcext:value-type="float">
            <text:p>0.2565028388</text:p>
          </table:table-cell>
          <table:table-cell office:value-type="float" office:value="0.180007089176004" calcext:value-type="float">
            <text:p>0.1800070892</text:p>
          </table:table-cell>
          <table:table-cell office:value-type="float" office:value="0.154274384461667" calcext:value-type="float">
            <text:p>0.1542743845</text:p>
          </table:table-cell>
          <table:table-cell office:value-type="float" office:value="0.216161303566777" calcext:value-type="float">
            <text:p>0.2161613036</text:p>
          </table:table-cell>
          <table:table-cell office:value-type="float" office:value="0.238296951865097" calcext:value-type="float">
            <text:p>0.2382969519</text:p>
          </table:table-cell>
          <table:table-cell office:value-type="float" office:value="0.264048927901847" calcext:value-type="float">
            <text:p>0.2640489279</text:p>
          </table:table-cell>
          <table:table-cell office:value-type="float" office:value="0.306850751394137" calcext:value-type="float">
            <text:p>0.3068507514</text:p>
          </table:table-cell>
          <table:table-cell office:value-type="float" office:value="0.404513515624313" calcext:value-type="float">
            <text:p>0.4045135156</text:p>
          </table:table-cell>
          <table:table-cell office:value-type="float" office:value="0.256800864646799" calcext:value-type="float">
            <text:p>0.2568008646</text:p>
          </table:table-cell>
          <table:table-cell office:value-type="float" office:value="0.391164552248668" calcext:value-type="float">
            <text:p>0.3911645522</text:p>
          </table:table-cell>
          <table:table-cell office:value-type="float" office:value="0.347061994263783" calcext:value-type="float">
            <text:p>0.3470619943</text:p>
          </table:table-cell>
          <table:table-cell office:value-type="float" office:value="0.268596239213728" calcext:value-type="float">
            <text:p>0.2685962392</text:p>
          </table:table-cell>
          <table:table-cell office:value-type="float" office:value="0.127165015564894" calcext:value-type="float">
            <text:p>0.1271650156</text:p>
          </table:table-cell>
          <table:table-cell office:value-type="float" office:value="0.127330671527085" calcext:value-type="float">
            <text:p>0.1273306715</text:p>
          </table:table-cell>
          <table:table-cell office:value-type="float" office:value="0.274468679486438" calcext:value-type="float">
            <text:p>0.2744686795</text:p>
          </table:table-cell>
          <table:table-cell office:value-type="float" office:value="0.209195434988497" calcext:value-type="float">
            <text:p>0.209195435</text:p>
          </table:table-cell>
          <table:table-cell office:value-type="float" office:value="0.217216029785401" calcext:value-type="float">
            <text:p>0.2172160298</text:p>
          </table:table-cell>
          <table:table-cell office:value-type="float" office:value="0.368617463405032" calcext:value-type="float">
            <text:p>0.3686174634</text:p>
          </table:table-cell>
          <table:table-cell office:value-type="float" office:value="0.412354437024866" calcext:value-type="float">
            <text:p>0.412354437</text:p>
          </table:table-cell>
          <table:table-cell office:value-type="float" office:value="0.325811447085902" calcext:value-type="float">
            <text:p>0.3258114471</text:p>
          </table:table-cell>
          <table:table-cell office:value-type="float" office:value="0.297462450323076" calcext:value-type="float">
            <text:p>0.2974624503</text:p>
          </table:table-cell>
          <table:table-cell office:value-type="float" office:value="0.360158009719992" calcext:value-type="float">
            <text:p>0.3601580097</text:p>
          </table:table-cell>
          <table:table-cell office:value-type="float" office:value="0.218334236907242" calcext:value-type="float">
            <text:p>0.2183342369</text:p>
          </table:table-cell>
          <table:table-cell office:value-type="float" office:value="0.257631370462918" calcext:value-type="float">
            <text:p>0.2576313705</text:p>
          </table:table-cell>
          <table:table-cell office:value-type="float" office:value="0.204337620604837" calcext:value-type="float">
            <text:p>0.2043376206</text:p>
          </table:table-cell>
          <table:table-cell office:value-type="float" office:value="0.276015768918793" calcext:value-type="float">
            <text:p>0.2760157689</text:p>
          </table:table-cell>
          <table:table-cell office:value-type="float" office:value="0.246682034269246" calcext:value-type="float">
            <text:p>0.2466820343</text:p>
          </table:table-cell>
          <table:table-cell office:value-type="float" office:value="0.289449323973398" calcext:value-type="float">
            <text:p>0.289449324</text:p>
          </table:table-cell>
          <table:table-cell office:value-type="float" office:value="0.309596354535814" calcext:value-type="float">
            <text:p>0.3095963545</text:p>
          </table:table-cell>
          <table:table-cell office:value-type="float" office:value="0.265010580658417" calcext:value-type="float">
            <text:p>0.2650105807</text:p>
          </table:table-cell>
          <table:table-cell office:value-type="float" office:value="0.185960999485795" calcext:value-type="float">
            <text:p>0.1859609995</text:p>
          </table:table-cell>
          <table:table-cell office:value-type="float" office:value="0.238653474793438" calcext:value-type="float">
            <text:p>0.2386534748</text:p>
          </table:table-cell>
          <table:table-cell office:value-type="float" office:value="0.120950017464846" calcext:value-type="float">
            <text:p>0.1209500175</text:p>
          </table:table-cell>
          <table:table-cell office:value-type="float" office:value="0.31549863428477" calcext:value-type="float">
            <text:p>0.3154986343</text:p>
          </table:table-cell>
          <table:table-cell office:value-type="float" office:value="0.361501247502088" calcext:value-type="float">
            <text:p>0.3615012475</text:p>
          </table:table-cell>
          <table:table-cell office:value-type="float" office:value="0.433885533075956" calcext:value-type="float">
            <text:p>0.4338855331</text:p>
          </table:table-cell>
          <table:table-cell office:value-type="float" office:value="0.346326689422488" calcext:value-type="float">
            <text:p>0.3463266894</text:p>
          </table:table-cell>
          <table:table-cell office:value-type="float" office:value="0.360162226219369" calcext:value-type="float">
            <text:p>0.3601622262</text:p>
          </table:table-cell>
          <table:table-cell office:value-type="float" office:value="0.367327647236315" calcext:value-type="float">
            <text:p>0.3673276472</text:p>
          </table:table-cell>
          <table:table-cell office:value-type="float" office:value="0.34342403104842" calcext:value-type="float">
            <text:p>0.343424031</text:p>
          </table:table-cell>
          <table:table-cell office:value-type="float" office:value="0.238452121819468" calcext:value-type="float">
            <text:p>0.2384521218</text:p>
          </table:table-cell>
          <table:table-cell office:value-type="float" office:value="0.281899443099471" calcext:value-type="float">
            <text:p>0.2818994431</text:p>
          </table:table-cell>
          <table:table-cell office:value-type="float" office:value="0.368957149942549" calcext:value-type="float">
            <text:p>0.3689571499</text:p>
          </table:table-cell>
          <table:table-cell office:value-type="float" office:value="0.232294001594719" calcext:value-type="float">
            <text:p>0.2322940016</text:p>
          </table:table-cell>
          <table:table-cell office:value-type="float" office:value="0.272384489580625" calcext:value-type="float">
            <text:p>0.2723844896</text:p>
          </table:table-cell>
          <table:table-cell office:value-type="float" office:value="0.330460740298622" calcext:value-type="float">
            <text:p>0.3304607403</text:p>
          </table:table-cell>
          <table:table-cell office:value-type="float" office:value="0.354449214691208" calcext:value-type="float">
            <text:p>0.3544492147</text:p>
          </table:table-cell>
          <table:table-cell office:value-type="float" office:value="0.298093838454698" calcext:value-type="float">
            <text:p>0.2980938385</text:p>
          </table:table-cell>
          <table:table-cell office:value-type="float" office:value="0.297076041350864" calcext:value-type="float">
            <text:p>0.2970760414</text:p>
          </table:table-cell>
          <table:table-cell office:value-type="float" office:value="0.379010583087554" calcext:value-type="float">
            <text:p>0.3790105831</text:p>
          </table:table-cell>
          <table:table-cell office:value-type="float" office:value="0.380019062288428" calcext:value-type="float">
            <text:p>0.3800190623</text:p>
          </table:table-cell>
          <table:table-cell office:value-type="float" office:value="0.440844032380451" calcext:value-type="float">
            <text:p>0.4408440324</text:p>
          </table:table-cell>
          <table:table-cell office:value-type="float" office:value="0.399902789127828" calcext:value-type="float">
            <text:p>0.3999027891</text:p>
          </table:table-cell>
          <table:table-cell office:value-type="float" office:value="0.399304089669112" calcext:value-type="float">
            <text:p>0.3993040897</text:p>
          </table:table-cell>
          <table:table-cell office:value-type="float" office:value="0.34119434625256" calcext:value-type="float">
            <text:p>0.3411943463</text:p>
          </table:table-cell>
          <table:table-cell office:value-type="float" office:value="0.317649068208166" calcext:value-type="float">
            <text:p>0.3176490682</text:p>
          </table:table-cell>
          <table:table-cell office:value-type="float" office:value="0.336098651714008" calcext:value-type="float">
            <text:p>0.3360986517</text:p>
          </table:table-cell>
          <table:table-cell office:value-type="float" office:value="0.24788296067608" calcext:value-type="float">
            <text:p>0.2478829607</text:p>
          </table:table-cell>
          <table:table-cell office:value-type="float" office:value="0.335896833953125" calcext:value-type="float">
            <text:p>0.335896834</text:p>
          </table:table-cell>
          <table:table-cell office:value-type="float" office:value="0.390814396842999" calcext:value-type="float">
            <text:p>0.3908143968</text:p>
          </table:table-cell>
          <table:table-cell office:value-type="float" office:value="0.34833882746224" calcext:value-type="float">
            <text:p>0.3483388275</text:p>
          </table:table-cell>
          <table:table-cell office:value-type="float" office:value="0.29513002092993" calcext:value-type="float">
            <text:p>0.2951300209</text:p>
          </table:table-cell>
          <table:table-cell office:value-type="float" office:value="0.333367357047358" calcext:value-type="float">
            <text:p>0.333367357</text:p>
          </table:table-cell>
          <table:table-cell office:value-type="float" office:value="0.343914464085796" calcext:value-type="float">
            <text:p>0.3439144641</text:p>
          </table:table-cell>
          <table:table-cell office:value-type="float" office:value="0.304927169306854" calcext:value-type="float">
            <text:p>0.3049271693</text:p>
          </table:table-cell>
          <table:table-cell office:value-type="float" office:value="0.2953175166341" calcext:value-type="float">
            <text:p>0.2953175166</text:p>
          </table:table-cell>
          <table:table-cell office:value-type="float" office:value="0.388122323328709" calcext:value-type="float">
            <text:p>0.3881223233</text:p>
          </table:table-cell>
          <table:table-cell office:value-type="float" office:value="0.347084739093815" calcext:value-type="float">
            <text:p>0.3470847391</text:p>
          </table:table-cell>
          <table:table-cell office:value-type="float" office:value="0.354432100875011" calcext:value-type="float">
            <text:p>0.3544321009</text:p>
          </table:table-cell>
          <table:table-cell office:value-type="float" office:value="0.341298019926006" calcext:value-type="float">
            <text:p>0.3412980199</text:p>
          </table:table-cell>
          <table:table-cell office:value-type="float" office:value="0.31915511761324" calcext:value-type="float">
            <text:p>0.3191551176</text:p>
          </table:table-cell>
          <table:table-cell office:value-type="float" office:value="0.407220484215986" calcext:value-type="float">
            <text:p>0.4072204842</text:p>
          </table:table-cell>
          <table:table-cell office:value-type="float" office:value="0.456692072741677" calcext:value-type="float">
            <text:p>0.4566920727</text:p>
          </table:table-cell>
          <table:table-cell office:value-type="float" office:value="0.4474776186651" calcext:value-type="float">
            <text:p>0.4474776187</text:p>
          </table:table-cell>
          <table:table-cell office:value-type="float" office:value="0.495772674694959" calcext:value-type="float">
            <text:p>0.4957726747</text:p>
          </table:table-cell>
          <table:table-cell office:value-type="float" office:value="0.461044831493568" calcext:value-type="float">
            <text:p>0.4610448315</text:p>
          </table:table-cell>
          <table:table-cell office:value-type="float" office:value="0.360163389860646" calcext:value-type="float">
            <text:p>0.3601633899</text:p>
          </table:table-cell>
          <table:table-cell office:value-type="float" office:value="0.332992975585146" calcext:value-type="float">
            <text:p>0.3329929756</text:p>
          </table:table-cell>
          <table:table-cell office:value-type="float" office:value="0.220899114890825" calcext:value-type="float">
            <text:p>0.2208991149</text:p>
          </table:table-cell>
          <table:table-cell office:value-type="float" office:value="0.280847575226227" calcext:value-type="float">
            <text:p>0.2808475752</text:p>
          </table:table-cell>
          <table:table-cell office:value-type="float" office:value="0.282684242786547" calcext:value-type="float">
            <text:p>0.2826842428</text:p>
          </table:table-cell>
          <table:table-cell office:value-type="float" office:value="0.255487781361079" calcext:value-type="float">
            <text:p>0.2554877814</text:p>
          </table:table-cell>
          <table:table-cell office:value-type="float" office:value="0.19810262037166" calcext:value-type="float">
            <text:p>0.1981026204</text:p>
          </table:table-cell>
          <table:table-cell office:value-type="float" office:value="0.152555729661762" calcext:value-type="float">
            <text:p>0.1525557297</text:p>
          </table:table-cell>
          <table:table-cell office:value-type="float" office:value="0.24444968495963" calcext:value-type="float">
            <text:p>0.244449685</text:p>
          </table:table-cell>
          <table:table-cell office:value-type="float" office:value="0.164304549310001" calcext:value-type="float">
            <text:p>0.1643045493</text:p>
          </table:table-cell>
          <table:table-cell office:value-type="float" office:value="0.111024375350274" calcext:value-type="float">
            <text:p>0.1110243754</text:p>
          </table:table-cell>
          <table:table-cell office:value-type="float" office:value="0.213229975019518" calcext:value-type="float">
            <text:p>0.213229975</text:p>
          </table:table-cell>
          <table:table-cell office:value-type="float" office:value="0.317812139755305" calcext:value-type="float">
            <text:p>0.3178121398</text:p>
          </table:table-cell>
          <table:table-cell office:value-type="float" office:value="0.234212799859255" calcext:value-type="float">
            <text:p>0.2342127999</text:p>
          </table:table-cell>
          <table:table-cell office:value-type="float" office:value="0.239188297893424" calcext:value-type="float">
            <text:p>0.2391882979</text:p>
          </table:table-cell>
          <table:table-cell office:value-type="float" office:value="0.325243124420276" calcext:value-type="float">
            <text:p>0.3252431244</text:p>
          </table:table-cell>
          <table:table-cell office:value-type="float" office:value="0.129308837345988" calcext:value-type="float">
            <text:p>0.1293088373</text:p>
          </table:table-cell>
          <table:table-cell office:value-type="float" office:value="0.304966209664911" calcext:value-type="float">
            <text:p>0.3049662097</text:p>
          </table:table-cell>
          <table:table-cell office:value-type="float" office:value="0.2727502886164" calcext:value-type="float">
            <text:p>0.2727502886</text:p>
          </table:table-cell>
          <table:table-cell office:value-type="float" office:value="0.276064994949403" calcext:value-type="float">
            <text:p>0.2760649949</text:p>
          </table:table-cell>
          <table:table-cell office:value-type="float" office:value="0.399267463744792" calcext:value-type="float">
            <text:p>0.3992674637</text:p>
          </table:table-cell>
          <table:table-cell office:value-type="float" office:value="0.387424787251115" calcext:value-type="float">
            <text:p>0.3874247873</text:p>
          </table:table-cell>
          <table:table-cell office:value-type="float" office:value="0.453652077051969" calcext:value-type="float">
            <text:p>0.4536520771</text:p>
          </table:table-cell>
          <table:table-cell office:value-type="float" office:value="0.416068036193073" calcext:value-type="float">
            <text:p>0.4160680362</text:p>
          </table:table-cell>
          <table:table-cell office:value-type="float" office:value="0.496290524976026" calcext:value-type="float">
            <text:p>0.496290525</text:p>
          </table:table-cell>
          <table:table-cell office:value-type="float" office:value="0.389352550258357" calcext:value-type="float">
            <text:p>0.3893525503</text:p>
          </table:table-cell>
          <table:table-cell office:value-type="float" office:value="0.38249107638145" calcext:value-type="float">
            <text:p>0.3824910764</text:p>
          </table:table-cell>
          <table:table-cell office:value-type="float" office:value="0.408717591046867" calcext:value-type="float">
            <text:p>0.408717591</text:p>
          </table:table-cell>
          <table:table-cell office:value-type="float" office:value="0.348650042758683" calcext:value-type="float">
            <text:p>0.3486500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3455" calcext:value-type="float">
            <text:p>1453455</text:p>
          </table:table-cell>
          <table:table-cell table:formula="of:=AVERAGE([.E29:.GL29])" office:value-type="float" office:value="0.327331124084507" calcext:value-type="float">
            <text:p>0.3273311241</text:p>
          </table:table-cell>
          <table:table-cell/>
          <table:table-cell office:value-type="float" office:value="0.225580986451213" calcext:value-type="float">
            <text:p>0.2255809865</text:p>
          </table:table-cell>
          <table:table-cell office:value-type="float" office:value="0.242443746701556" calcext:value-type="float">
            <text:p>0.2424437467</text:p>
          </table:table-cell>
          <table:table-cell office:value-type="float" office:value="0.258366963669243" calcext:value-type="float">
            <text:p>0.2583669637</text:p>
          </table:table-cell>
          <table:table-cell office:value-type="float" office:value="0.281674544489208" calcext:value-type="float">
            <text:p>0.2816745445</text:p>
          </table:table-cell>
          <table:table-cell office:value-type="float" office:value="0.194562682277611" calcext:value-type="float">
            <text:p>0.1945626823</text:p>
          </table:table-cell>
          <table:table-cell office:value-type="float" office:value="0.346917745270827" calcext:value-type="float">
            <text:p>0.3469177453</text:p>
          </table:table-cell>
          <table:table-cell office:value-type="float" office:value="0.282843052060921" calcext:value-type="float">
            <text:p>0.2828430521</text:p>
          </table:table-cell>
          <table:table-cell office:value-type="float" office:value="0.278886101820935" calcext:value-type="float">
            <text:p>0.2788861018</text:p>
          </table:table-cell>
          <table:table-cell office:value-type="float" office:value="0.36764535831529" calcext:value-type="float">
            <text:p>0.3676453583</text:p>
          </table:table-cell>
          <table:table-cell office:value-type="float" office:value="0.435056039129667" calcext:value-type="float">
            <text:p>0.4350560391</text:p>
          </table:table-cell>
          <table:table-cell office:value-type="float" office:value="0.373049749359849" calcext:value-type="float">
            <text:p>0.3730497494</text:p>
          </table:table-cell>
          <table:table-cell office:value-type="float" office:value="0.295652290384221" calcext:value-type="float">
            <text:p>0.2956522904</text:p>
          </table:table-cell>
          <table:table-cell office:value-type="float" office:value="0.331405960433316" calcext:value-type="float">
            <text:p>0.3314059604</text:p>
          </table:table-cell>
          <table:table-cell office:value-type="float" office:value="0.281985890458774" calcext:value-type="float">
            <text:p>0.2819858905</text:p>
          </table:table-cell>
          <table:table-cell office:value-type="float" office:value="0.226628655900322" calcext:value-type="float">
            <text:p>0.2266286559</text:p>
          </table:table-cell>
          <table:table-cell office:value-type="float" office:value="0.231955107590407" calcext:value-type="float">
            <text:p>0.2319551076</text:p>
          </table:table-cell>
          <table:table-cell office:value-type="float" office:value="0.217992445044783" calcext:value-type="float">
            <text:p>0.217992445</text:p>
          </table:table-cell>
          <table:table-cell office:value-type="float" office:value="0.253374791976708" calcext:value-type="float">
            <text:p>0.253374792</text:p>
          </table:table-cell>
          <table:table-cell office:value-type="float" office:value="0.136906532419091" calcext:value-type="float">
            <text:p>0.1369065324</text:p>
          </table:table-cell>
          <table:table-cell office:value-type="float" office:value="0.272794107723473" calcext:value-type="float">
            <text:p>0.2727941077</text:p>
          </table:table-cell>
          <table:table-cell office:value-type="float" office:value="0.457228943839201" calcext:value-type="float">
            <text:p>0.4572289438</text:p>
          </table:table-cell>
          <table:table-cell office:value-type="float" office:value="0.485778793835979" calcext:value-type="float">
            <text:p>0.4857787938</text:p>
          </table:table-cell>
          <table:table-cell office:value-type="float" office:value="0.44273291742108" calcext:value-type="float">
            <text:p>0.4427329174</text:p>
          </table:table-cell>
          <table:table-cell office:value-type="float" office:value="0.564667167835417" calcext:value-type="float">
            <text:p>0.5646671678</text:p>
          </table:table-cell>
          <table:table-cell office:value-type="float" office:value="0.538854367306974" calcext:value-type="float">
            <text:p>0.5388543673</text:p>
          </table:table-cell>
          <table:table-cell office:value-type="float" office:value="0.376350538542458" calcext:value-type="float">
            <text:p>0.3763505385</text:p>
          </table:table-cell>
          <table:table-cell office:value-type="float" office:value="0.376254294593672" calcext:value-type="float">
            <text:p>0.3762542946</text:p>
          </table:table-cell>
          <table:table-cell office:value-type="float" office:value="0.378233477011912" calcext:value-type="float">
            <text:p>0.378233477</text:p>
          </table:table-cell>
          <table:table-cell office:value-type="float" office:value="0.325499542371279" calcext:value-type="float">
            <text:p>0.3254995424</text:p>
          </table:table-cell>
          <table:table-cell office:value-type="float" office:value="0.209844401054089" calcext:value-type="float">
            <text:p>0.2098444011</text:p>
          </table:table-cell>
          <table:table-cell office:value-type="float" office:value="0.222154161130815" calcext:value-type="float">
            <text:p>0.2221541611</text:p>
          </table:table-cell>
          <table:table-cell office:value-type="float" office:value="0.265499311694905" calcext:value-type="float">
            <text:p>0.2654993117</text:p>
          </table:table-cell>
          <table:table-cell office:value-type="float" office:value="0.17903749441576" calcext:value-type="float">
            <text:p>0.1790374944</text:p>
          </table:table-cell>
          <table:table-cell office:value-type="float" office:value="0.178711052158276" calcext:value-type="float">
            <text:p>0.1787110522</text:p>
          </table:table-cell>
          <table:table-cell office:value-type="float" office:value="0.318972739951552" calcext:value-type="float">
            <text:p>0.31897274</text:p>
          </table:table-cell>
          <table:table-cell office:value-type="float" office:value="0.370677509289194" calcext:value-type="float">
            <text:p>0.3706775093</text:p>
          </table:table-cell>
          <table:table-cell office:value-type="float" office:value="0.338482821205794" calcext:value-type="float">
            <text:p>0.3384828212</text:p>
          </table:table-cell>
          <table:table-cell office:value-type="float" office:value="0.322252674740292" calcext:value-type="float">
            <text:p>0.3222526747</text:p>
          </table:table-cell>
          <table:table-cell office:value-type="float" office:value="0.429012808773245" calcext:value-type="float">
            <text:p>0.4290128088</text:p>
          </table:table-cell>
          <table:table-cell office:value-type="float" office:value="0.287540541037236" calcext:value-type="float">
            <text:p>0.287540541</text:p>
          </table:table-cell>
          <table:table-cell office:value-type="float" office:value="0.268836006835563" calcext:value-type="float">
            <text:p>0.2688360068</text:p>
          </table:table-cell>
          <table:table-cell office:value-type="float" office:value="0.295053272457791" calcext:value-type="float">
            <text:p>0.2950532725</text:p>
          </table:table-cell>
          <table:table-cell office:value-type="float" office:value="0.381155061365872" calcext:value-type="float">
            <text:p>0.3811550614</text:p>
          </table:table-cell>
          <table:table-cell office:value-type="float" office:value="0.208478756339338" calcext:value-type="float">
            <text:p>0.2084787563</text:p>
          </table:table-cell>
          <table:table-cell office:value-type="float" office:value="0.249127300523733" calcext:value-type="float">
            <text:p>0.2491273005</text:p>
          </table:table-cell>
          <table:table-cell office:value-type="float" office:value="0.285073756513764" calcext:value-type="float">
            <text:p>0.2850737565</text:p>
          </table:table-cell>
          <table:table-cell office:value-type="float" office:value="0.299728633499628" calcext:value-type="float">
            <text:p>0.2997286335</text:p>
          </table:table-cell>
          <table:table-cell office:value-type="float" office:value="0.28415471425222" calcext:value-type="float">
            <text:p>0.2841547143</text:p>
          </table:table-cell>
          <table:table-cell office:value-type="float" office:value="0.433021114815592" calcext:value-type="float">
            <text:p>0.4330211148</text:p>
          </table:table-cell>
          <table:table-cell office:value-type="float" office:value="0.491100128102888" calcext:value-type="float">
            <text:p>0.4911001281</text:p>
          </table:table-cell>
          <table:table-cell office:value-type="float" office:value="0.415251068944262" calcext:value-type="float">
            <text:p>0.4152510689</text:p>
          </table:table-cell>
          <table:table-cell office:value-type="float" office:value="0.546693605464745" calcext:value-type="float">
            <text:p>0.5466936055</text:p>
          </table:table-cell>
          <table:table-cell office:value-type="float" office:value="0.568343153889621" calcext:value-type="float">
            <text:p>0.5683431539</text:p>
          </table:table-cell>
          <table:table-cell office:value-type="float" office:value="0.422790621197237" calcext:value-type="float">
            <text:p>0.4227906212</text:p>
          </table:table-cell>
          <table:table-cell office:value-type="float" office:value="0.493065397686623" calcext:value-type="float">
            <text:p>0.4930653977</text:p>
          </table:table-cell>
          <table:table-cell office:value-type="float" office:value="0.486185695775995" calcext:value-type="float">
            <text:p>0.4861856958</text:p>
          </table:table-cell>
          <table:table-cell office:value-type="float" office:value="0.222680564440914" calcext:value-type="float">
            <text:p>0.2226805644</text:p>
          </table:table-cell>
          <table:table-cell office:value-type="float" office:value="0.274461573202567" calcext:value-type="float">
            <text:p>0.2744615732</text:p>
          </table:table-cell>
          <table:table-cell office:value-type="float" office:value="0.309320023346745" calcext:value-type="float">
            <text:p>0.3093200233</text:p>
          </table:table-cell>
          <table:table-cell office:value-type="float" office:value="0.278452730648733" calcext:value-type="float">
            <text:p>0.2784527306</text:p>
          </table:table-cell>
          <table:table-cell office:value-type="float" office:value="0.253122257702357" calcext:value-type="float">
            <text:p>0.2531222577</text:p>
          </table:table-cell>
          <table:table-cell office:value-type="float" office:value="0.38362907684572" calcext:value-type="float">
            <text:p>0.3836290768</text:p>
          </table:table-cell>
          <table:table-cell office:value-type="float" office:value="0.343363745634861" calcext:value-type="float">
            <text:p>0.3433637456</text:p>
          </table:table-cell>
          <table:table-cell office:value-type="float" office:value="0.37178080002621" calcext:value-type="float">
            <text:p>0.3717808</text:p>
          </table:table-cell>
          <table:table-cell office:value-type="float" office:value="0.498080178558782" calcext:value-type="float">
            <text:p>0.4980801786</text:p>
          </table:table-cell>
          <table:table-cell office:value-type="float" office:value="0.540364057049797" calcext:value-type="float">
            <text:p>0.540364057</text:p>
          </table:table-cell>
          <table:table-cell office:value-type="float" office:value="0.493628067074402" calcext:value-type="float">
            <text:p>0.4936280671</text:p>
          </table:table-cell>
          <table:table-cell office:value-type="float" office:value="0.525716601313456" calcext:value-type="float">
            <text:p>0.5257166013</text:p>
          </table:table-cell>
          <table:table-cell office:value-type="float" office:value="0.387476288330268" calcext:value-type="float">
            <text:p>0.3874762883</text:p>
          </table:table-cell>
          <table:table-cell office:value-type="float" office:value="0.41794235002756" calcext:value-type="float">
            <text:p>0.41794235</text:p>
          </table:table-cell>
          <table:table-cell office:value-type="float" office:value="0.391291585573459" calcext:value-type="float">
            <text:p>0.3912915856</text:p>
          </table:table-cell>
          <table:table-cell office:value-type="float" office:value="0.425827872456825" calcext:value-type="float">
            <text:p>0.4258278725</text:p>
          </table:table-cell>
          <table:table-cell office:value-type="float" office:value="0.382504543016354" calcext:value-type="float">
            <text:p>0.382504543</text:p>
          </table:table-cell>
          <table:table-cell office:value-type="float" office:value="0.305812203973082" calcext:value-type="float">
            <text:p>0.305812204</text:p>
          </table:table-cell>
          <table:table-cell office:value-type="float" office:value="0.235849206640727" calcext:value-type="float">
            <text:p>0.2358492066</text:p>
          </table:table-cell>
          <table:table-cell office:value-type="float" office:value="0.27947033794191" calcext:value-type="float">
            <text:p>0.2794703379</text:p>
          </table:table-cell>
          <table:table-cell office:value-type="float" office:value="0.202379019022726" calcext:value-type="float">
            <text:p>0.202379019</text:p>
          </table:table-cell>
          <table:table-cell office:value-type="float" office:value="0.234096552190263" calcext:value-type="float">
            <text:p>0.2340965522</text:p>
          </table:table-cell>
          <table:table-cell office:value-type="float" office:value="0.29311009533691" calcext:value-type="float">
            <text:p>0.2931100953</text:p>
          </table:table-cell>
          <table:table-cell office:value-type="float" office:value="0.421345515396256" calcext:value-type="float">
            <text:p>0.4213455154</text:p>
          </table:table-cell>
          <table:table-cell office:value-type="float" office:value="0.448286636875445" calcext:value-type="float">
            <text:p>0.4482866369</text:p>
          </table:table-cell>
          <table:table-cell office:value-type="float" office:value="0.463862320437808" calcext:value-type="float">
            <text:p>0.4638623204</text:p>
          </table:table-cell>
          <table:table-cell office:value-type="float" office:value="0.491022823284676" calcext:value-type="float">
            <text:p>0.4910228233</text:p>
          </table:table-cell>
          <table:table-cell office:value-type="float" office:value="0.463373645022521" calcext:value-type="float">
            <text:p>0.463373645</text:p>
          </table:table-cell>
          <table:table-cell office:value-type="float" office:value="0.356460731542043" calcext:value-type="float">
            <text:p>0.3564607315</text:p>
          </table:table-cell>
          <table:table-cell office:value-type="float" office:value="0.29237372450756" calcext:value-type="float">
            <text:p>0.2923737245</text:p>
          </table:table-cell>
          <table:table-cell office:value-type="float" office:value="0.228716836408746" calcext:value-type="float">
            <text:p>0.2287168364</text:p>
          </table:table-cell>
          <table:table-cell office:value-type="float" office:value="0.240664360736357" calcext:value-type="float">
            <text:p>0.2406643607</text:p>
          </table:table-cell>
          <table:table-cell office:value-type="float" office:value="0.137797883242338" calcext:value-type="float">
            <text:p>0.1377978832</text:p>
          </table:table-cell>
          <table:table-cell office:value-type="float" office:value="0.234392526487638" calcext:value-type="float">
            <text:p>0.2343925265</text:p>
          </table:table-cell>
          <table:table-cell office:value-type="float" office:value="0.310257356770216" calcext:value-type="float">
            <text:p>0.3102573568</text:p>
          </table:table-cell>
          <table:table-cell office:value-type="float" office:value="0.317742047646964" calcext:value-type="float">
            <text:p>0.3177420476</text:p>
          </table:table-cell>
          <table:table-cell office:value-type="float" office:value="0.316977896606791" calcext:value-type="float">
            <text:p>0.3169778966</text:p>
          </table:table-cell>
          <table:table-cell office:value-type="float" office:value="0.350208054572181" calcext:value-type="float">
            <text:p>0.3502080546</text:p>
          </table:table-cell>
          <table:table-cell office:value-type="float" office:value="0.367859342448597" calcext:value-type="float">
            <text:p>0.3678593424</text:p>
          </table:table-cell>
          <table:table-cell office:value-type="float" office:value="0.269307624400356" calcext:value-type="float">
            <text:p>0.2693076244</text:p>
          </table:table-cell>
          <table:table-cell office:value-type="float" office:value="0.26438126421699" calcext:value-type="float">
            <text:p>0.2643812642</text:p>
          </table:table-cell>
          <table:table-cell office:value-type="float" office:value="0.152321198737137" calcext:value-type="float">
            <text:p>0.1523211987</text:p>
          </table:table-cell>
          <table:table-cell office:value-type="float" office:value="0.16500426898694" calcext:value-type="float">
            <text:p>0.165004269</text:p>
          </table:table-cell>
          <table:table-cell office:value-type="float" office:value="0.215778052824904" calcext:value-type="float">
            <text:p>0.2157780528</text:p>
          </table:table-cell>
          <table:table-cell office:value-type="float" office:value="0.326692293740179" calcext:value-type="float">
            <text:p>0.3266922937</text:p>
          </table:table-cell>
          <table:table-cell office:value-type="float" office:value="0.306205628132166" calcext:value-type="float">
            <text:p>0.3062056281</text:p>
          </table:table-cell>
          <table:table-cell office:value-type="float" office:value="0.272104434666224" calcext:value-type="float">
            <text:p>0.2721044347</text:p>
          </table:table-cell>
          <table:table-cell office:value-type="float" office:value="0.407020180355403" calcext:value-type="float">
            <text:p>0.4070201804</text:p>
          </table:table-cell>
          <table:table-cell office:value-type="float" office:value="0.350087956314733" calcext:value-type="float">
            <text:p>0.3500879563</text:p>
          </table:table-cell>
          <table:table-cell office:value-type="float" office:value="0.283814589592905" calcext:value-type="float">
            <text:p>0.2838145896</text:p>
          </table:table-cell>
          <table:table-cell office:value-type="float" office:value="0.227176487468653" calcext:value-type="float">
            <text:p>0.2271764875</text:p>
          </table:table-cell>
          <table:table-cell office:value-type="float" office:value="0.261589048344724" calcext:value-type="float">
            <text:p>0.2615890483</text:p>
          </table:table-cell>
          <table:table-cell office:value-type="float" office:value="0.222827477951561" calcext:value-type="float">
            <text:p>0.222827478</text:p>
          </table:table-cell>
          <table:table-cell office:value-type="float" office:value="0.172065397838741" calcext:value-type="float">
            <text:p>0.1720653978</text:p>
          </table:table-cell>
          <table:table-cell office:value-type="float" office:value="0.202487557061351" calcext:value-type="float">
            <text:p>0.2024875571</text:p>
          </table:table-cell>
          <table:table-cell office:value-type="float" office:value="0.225715420615096" calcext:value-type="float">
            <text:p>0.2257154206</text:p>
          </table:table-cell>
          <table:table-cell office:value-type="float" office:value="0.312362568049384" calcext:value-type="float">
            <text:p>0.312362568</text:p>
          </table:table-cell>
          <table:table-cell office:value-type="float" office:value="0.275520735610566" calcext:value-type="float">
            <text:p>0.2755207356</text:p>
          </table:table-cell>
          <table:table-cell office:value-type="float" office:value="0.262835178443649" calcext:value-type="float">
            <text:p>0.2628351784</text:p>
          </table:table-cell>
          <table:table-cell office:value-type="float" office:value="0.263931194343035" calcext:value-type="float">
            <text:p>0.2639311943</text:p>
          </table:table-cell>
          <table:table-cell office:value-type="float" office:value="0.143776590589565" calcext:value-type="float">
            <text:p>0.1437765906</text:p>
          </table:table-cell>
          <table:table-cell office:value-type="float" office:value="0.200987063622189" calcext:value-type="float">
            <text:p>0.2009870636</text:p>
          </table:table-cell>
          <table:table-cell office:value-type="float" office:value="0.318709495324358" calcext:value-type="float">
            <text:p>0.3187094953</text:p>
          </table:table-cell>
          <table:table-cell office:value-type="float" office:value="0.363095332213911" calcext:value-type="float">
            <text:p>0.3630953322</text:p>
          </table:table-cell>
          <table:table-cell office:value-type="float" office:value="0.385826240116173" calcext:value-type="float">
            <text:p>0.3858262401</text:p>
          </table:table-cell>
          <table:table-cell office:value-type="float" office:value="0.44023792703216" calcext:value-type="float">
            <text:p>0.440237927</text:p>
          </table:table-cell>
          <table:table-cell office:value-type="float" office:value="0.465675937261976" calcext:value-type="float">
            <text:p>0.4656759373</text:p>
          </table:table-cell>
          <table:table-cell office:value-type="float" office:value="0.281671076034057" calcext:value-type="float">
            <text:p>0.281671076</text:p>
          </table:table-cell>
          <table:table-cell office:value-type="float" office:value="0.323490425474247" calcext:value-type="float">
            <text:p>0.3234904255</text:p>
          </table:table-cell>
          <table:table-cell office:value-type="float" office:value="0.297053047887575" calcext:value-type="float">
            <text:p>0.2970530479</text:p>
          </table:table-cell>
          <table:table-cell office:value-type="float" office:value="0.248001835846298" calcext:value-type="float">
            <text:p>0.2480018358</text:p>
          </table:table-cell>
          <table:table-cell office:value-type="float" office:value="0.271665230876428" calcext:value-type="float">
            <text:p>0.2716652309</text:p>
          </table:table-cell>
          <table:table-cell office:value-type="float" office:value="0.339137201375446" calcext:value-type="float">
            <text:p>0.3391372014</text:p>
          </table:table-cell>
          <table:table-cell office:value-type="float" office:value="0.35217180315047" calcext:value-type="float">
            <text:p>0.3521718032</text:p>
          </table:table-cell>
          <table:table-cell office:value-type="float" office:value="0.300112874185924" calcext:value-type="float">
            <text:p>0.3001128742</text:p>
          </table:table-cell>
          <table:table-cell office:value-type="float" office:value="0.253406912276258" calcext:value-type="float">
            <text:p>0.2534069123</text:p>
          </table:table-cell>
          <table:table-cell office:value-type="float" office:value="0.295240096790196" calcext:value-type="float">
            <text:p>0.2952400968</text:p>
          </table:table-cell>
          <table:table-cell office:value-type="float" office:value="0.305047799791704" calcext:value-type="float">
            <text:p>0.3050477998</text:p>
          </table:table-cell>
          <table:table-cell office:value-type="float" office:value="0.319126267615251" calcext:value-type="float">
            <text:p>0.3191262676</text:p>
          </table:table-cell>
          <table:table-cell office:value-type="float" office:value="0.463634443006053" calcext:value-type="float">
            <text:p>0.463634443</text:p>
          </table:table-cell>
          <table:table-cell office:value-type="float" office:value="0.408851449166735" calcext:value-type="float">
            <text:p>0.4088514492</text:p>
          </table:table-cell>
          <table:table-cell office:value-type="float" office:value="0.345348497097883" calcext:value-type="float">
            <text:p>0.3453484971</text:p>
          </table:table-cell>
          <table:table-cell office:value-type="float" office:value="0.409185999749895" calcext:value-type="float">
            <text:p>0.4091859997</text:p>
          </table:table-cell>
          <table:table-cell office:value-type="float" office:value="0.361616298522726" calcext:value-type="float">
            <text:p>0.3616162985</text:p>
          </table:table-cell>
          <table:table-cell office:value-type="float" office:value="0.302205290001445" calcext:value-type="float">
            <text:p>0.30220529</text:p>
          </table:table-cell>
          <table:table-cell office:value-type="float" office:value="0.290490154640082" calcext:value-type="float">
            <text:p>0.2904901546</text:p>
          </table:table-cell>
          <table:table-cell office:value-type="float" office:value="0.34944646843634" calcext:value-type="float">
            <text:p>0.3494464684</text:p>
          </table:table-cell>
          <table:table-cell office:value-type="float" office:value="0.423286202503289" calcext:value-type="float">
            <text:p>0.4232862025</text:p>
          </table:table-cell>
          <table:table-cell office:value-type="float" office:value="0.355866508630045" calcext:value-type="float">
            <text:p>0.3558665086</text:p>
          </table:table-cell>
          <table:table-cell office:value-type="float" office:value="0.283383301852686" calcext:value-type="float">
            <text:p>0.2833833019</text:p>
          </table:table-cell>
          <table:table-cell office:value-type="float" office:value="0.25816894382509" calcext:value-type="float">
            <text:p>0.2581689438</text:p>
          </table:table-cell>
          <table:table-cell office:value-type="float" office:value="0.380762442184397" calcext:value-type="float">
            <text:p>0.3807624422</text:p>
          </table:table-cell>
          <table:table-cell office:value-type="float" office:value="0.332890664726031" calcext:value-type="float">
            <text:p>0.3328906647</text:p>
          </table:table-cell>
          <table:table-cell office:value-type="float" office:value="0.414980007263123" calcext:value-type="float">
            <text:p>0.4149800073</text:p>
          </table:table-cell>
          <table:table-cell office:value-type="float" office:value="0.397655997437547" calcext:value-type="float">
            <text:p>0.3976559974</text:p>
          </table:table-cell>
          <table:table-cell office:value-type="float" office:value="0.321355770479435" calcext:value-type="float">
            <text:p>0.3213557705</text:p>
          </table:table-cell>
          <table:table-cell office:value-type="float" office:value="0.337312031902887" calcext:value-type="float">
            <text:p>0.3373120319</text:p>
          </table:table-cell>
          <table:table-cell office:value-type="float" office:value="0.382407185219437" calcext:value-type="float">
            <text:p>0.3824071852</text:p>
          </table:table-cell>
          <table:table-cell office:value-type="float" office:value="0.301926846320774" calcext:value-type="float">
            <text:p>0.3019268463</text:p>
          </table:table-cell>
          <table:table-cell office:value-type="float" office:value="0.327709959317321" calcext:value-type="float">
            <text:p>0.3277099593</text:p>
          </table:table-cell>
          <table:table-cell office:value-type="float" office:value="0.457135078020616" calcext:value-type="float">
            <text:p>0.457135078</text:p>
          </table:table-cell>
          <table:table-cell office:value-type="float" office:value="0.468929833847978" calcext:value-type="float">
            <text:p>0.4689298338</text:p>
          </table:table-cell>
          <table:table-cell office:value-type="float" office:value="0.536561494119508" calcext:value-type="float">
            <text:p>0.5365614941</text:p>
          </table:table-cell>
          <table:table-cell office:value-type="float" office:value="0.430028250018023" calcext:value-type="float">
            <text:p>0.43002825</text:p>
          </table:table-cell>
          <table:table-cell office:value-type="float" office:value="0.40560040684951" calcext:value-type="float">
            <text:p>0.4056004068</text:p>
          </table:table-cell>
          <table:table-cell office:value-type="float" office:value="0.340282479466603" calcext:value-type="float">
            <text:p>0.3402824795</text:p>
          </table:table-cell>
          <table:table-cell office:value-type="float" office:value="0.384542193398298" calcext:value-type="float">
            <text:p>0.3845421934</text:p>
          </table:table-cell>
          <table:table-cell office:value-type="float" office:value="0.262178538155258" calcext:value-type="float">
            <text:p>0.2621785382</text:p>
          </table:table-cell>
          <table:table-cell office:value-type="float" office:value="0.344553854460067" calcext:value-type="float">
            <text:p>0.3445538545</text:p>
          </table:table-cell>
          <table:table-cell office:value-type="float" office:value="0.208825095431914" calcext:value-type="float">
            <text:p>0.2088250954</text:p>
          </table:table-cell>
          <table:table-cell office:value-type="float" office:value="0.200625893765995" calcext:value-type="float">
            <text:p>0.2006258938</text:p>
          </table:table-cell>
          <table:table-cell office:value-type="float" office:value="0.209908638460751" calcext:value-type="float">
            <text:p>0.2099086385</text:p>
          </table:table-cell>
          <table:table-cell office:value-type="float" office:value="0.137680607614812" calcext:value-type="float">
            <text:p>0.1376806076</text:p>
          </table:table-cell>
          <table:table-cell office:value-type="float" office:value="0.215867096589797" calcext:value-type="float">
            <text:p>0.2158670966</text:p>
          </table:table-cell>
          <table:table-cell office:value-type="float" office:value="0.269515070510767" calcext:value-type="float">
            <text:p>0.2695150705</text:p>
          </table:table-cell>
          <table:table-cell office:value-type="float" office:value="0.298006291351775" calcext:value-type="float">
            <text:p>0.2980062914</text:p>
          </table:table-cell>
          <table:table-cell office:value-type="float" office:value="0.222025715865207" calcext:value-type="float">
            <text:p>0.2220257159</text:p>
          </table:table-cell>
          <table:table-cell office:value-type="float" office:value="0.209166905546952" calcext:value-type="float">
            <text:p>0.2091669055</text:p>
          </table:table-cell>
          <table:table-cell office:value-type="float" office:value="0.243606770171227" calcext:value-type="float">
            <text:p>0.2436067702</text:p>
          </table:table-cell>
          <table:table-cell office:value-type="float" office:value="0.271229045796887" calcext:value-type="float">
            <text:p>0.2712290458</text:p>
          </table:table-cell>
          <table:table-cell office:value-type="float" office:value="0.24036216058671" calcext:value-type="float">
            <text:p>0.2403621606</text:p>
          </table:table-cell>
          <table:table-cell office:value-type="float" office:value="0.256335236924836" calcext:value-type="float">
            <text:p>0.2563352369</text:p>
          </table:table-cell>
          <table:table-cell office:value-type="float" office:value="0.2887244653281" calcext:value-type="float">
            <text:p>0.2887244653</text:p>
          </table:table-cell>
          <table:table-cell office:value-type="float" office:value="0.264629897313509" calcext:value-type="float">
            <text:p>0.2646298973</text:p>
          </table:table-cell>
          <table:table-cell office:value-type="float" office:value="0.268712889512121" calcext:value-type="float">
            <text:p>0.2687128895</text:p>
          </table:table-cell>
          <table:table-cell office:value-type="float" office:value="0.394261240732161" calcext:value-type="float">
            <text:p>0.3942612407</text:p>
          </table:table-cell>
          <table:table-cell office:value-type="float" office:value="0.408465012172101" calcext:value-type="float">
            <text:p>0.4084650122</text:p>
          </table:table-cell>
          <table:table-cell office:value-type="float" office:value="0.421625579707081" calcext:value-type="float">
            <text:p>0.4216255797</text:p>
          </table:table-cell>
          <table:table-cell office:value-type="float" office:value="0.484269171932527" calcext:value-type="float">
            <text:p>0.4842691719</text:p>
          </table:table-cell>
          <table:table-cell office:value-type="float" office:value="0.483756202076442" calcext:value-type="float">
            <text:p>0.4837562021</text:p>
          </table:table-cell>
          <table:table-cell office:value-type="float" office:value="0.336893269034432" calcext:value-type="float">
            <text:p>0.336893269</text:p>
          </table:table-cell>
          <table:table-cell office:value-type="float" office:value="0.428964616768439" calcext:value-type="float">
            <text:p>0.4289646168</text:p>
          </table:table-cell>
          <table:table-cell office:value-type="float" office:value="0.428634399469681" calcext:value-type="float">
            <text:p>0.4286343995</text:p>
          </table:table-cell>
          <table:table-cell office:value-type="float" office:value="0.355595967921948" calcext:value-type="float">
            <text:p>0.35559596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5320" calcext:value-type="float">
            <text:p>1505320</text:p>
          </table:table-cell>
          <table:table-cell table:formula="of:=AVERAGE([.E30:.GL30])" office:value-type="float" office:value="0.33345601727951" calcext:value-type="float">
            <text:p>0.3334560173</text:p>
          </table:table-cell>
          <table:table-cell/>
          <table:table-cell office:value-type="float" office:value="0.262997184499514" calcext:value-type="float">
            <text:p>0.2629971845</text:p>
          </table:table-cell>
          <table:table-cell office:value-type="float" office:value="0.308629605158943" calcext:value-type="float">
            <text:p>0.3086296052</text:p>
          </table:table-cell>
          <table:table-cell office:value-type="float" office:value="0.261742268385606" calcext:value-type="float">
            <text:p>0.2617422684</text:p>
          </table:table-cell>
          <table:table-cell office:value-type="float" office:value="0.274928209072098" calcext:value-type="float">
            <text:p>0.2749282091</text:p>
          </table:table-cell>
          <table:table-cell office:value-type="float" office:value="0.243306047451656" calcext:value-type="float">
            <text:p>0.2433060475</text:p>
          </table:table-cell>
          <table:table-cell office:value-type="float" office:value="0.28418926548435" calcext:value-type="float">
            <text:p>0.2841892655</text:p>
          </table:table-cell>
          <table:table-cell office:value-type="float" office:value="0.275936618173867" calcext:value-type="float">
            <text:p>0.2759366182</text:p>
          </table:table-cell>
          <table:table-cell office:value-type="float" office:value="0.340570940783073" calcext:value-type="float">
            <text:p>0.3405709408</text:p>
          </table:table-cell>
          <table:table-cell office:value-type="float" office:value="0.289081193087735" calcext:value-type="float">
            <text:p>0.2890811931</text:p>
          </table:table-cell>
          <table:table-cell office:value-type="float" office:value="0.429942890046347" calcext:value-type="float">
            <text:p>0.42994289</text:p>
          </table:table-cell>
          <table:table-cell office:value-type="float" office:value="0.385276667899873" calcext:value-type="float">
            <text:p>0.3852766679</text:p>
          </table:table-cell>
          <table:table-cell office:value-type="float" office:value="0.409003469589884" calcext:value-type="float">
            <text:p>0.4090034696</text:p>
          </table:table-cell>
          <table:table-cell office:value-type="float" office:value="0.353098935913896" calcext:value-type="float">
            <text:p>0.3530989359</text:p>
          </table:table-cell>
          <table:table-cell office:value-type="float" office:value="0.271268884880969" calcext:value-type="float">
            <text:p>0.2712688849</text:p>
          </table:table-cell>
          <table:table-cell office:value-type="float" office:value="0.292217176306283" calcext:value-type="float">
            <text:p>0.2922171763</text:p>
          </table:table-cell>
          <table:table-cell office:value-type="float" office:value="0.211247581302542" calcext:value-type="float">
            <text:p>0.2112475813</text:p>
          </table:table-cell>
          <table:table-cell office:value-type="float" office:value="0.203695735058937" calcext:value-type="float">
            <text:p>0.2036957351</text:p>
          </table:table-cell>
          <table:table-cell office:value-type="float" office:value="0.255155178864666" calcext:value-type="float">
            <text:p>0.2551551789</text:p>
          </table:table-cell>
          <table:table-cell office:value-type="float" office:value="0.220807802077799" calcext:value-type="float">
            <text:p>0.2208078021</text:p>
          </table:table-cell>
          <table:table-cell office:value-type="float" office:value="0.297872608851881" calcext:value-type="float">
            <text:p>0.2978726089</text:p>
          </table:table-cell>
          <table:table-cell office:value-type="float" office:value="0.405777952750259" calcext:value-type="float">
            <text:p>0.4057779528</text:p>
          </table:table-cell>
          <table:table-cell office:value-type="float" office:value="0.514809411190665" calcext:value-type="float">
            <text:p>0.5148094112</text:p>
          </table:table-cell>
          <table:table-cell office:value-type="float" office:value="0.443242246373727" calcext:value-type="float">
            <text:p>0.4432422464</text:p>
          </table:table-cell>
          <table:table-cell office:value-type="float" office:value="0.574840119045353" calcext:value-type="float">
            <text:p>0.574840119</text:p>
          </table:table-cell>
          <table:table-cell office:value-type="float" office:value="0.531341860682161" calcext:value-type="float">
            <text:p>0.5313418607</text:p>
          </table:table-cell>
          <table:table-cell office:value-type="float" office:value="0.398023534684137" calcext:value-type="float">
            <text:p>0.3980235347</text:p>
          </table:table-cell>
          <table:table-cell office:value-type="float" office:value="0.366317311057783" calcext:value-type="float">
            <text:p>0.3663173111</text:p>
          </table:table-cell>
          <table:table-cell office:value-type="float" office:value="0.360399819978436" calcext:value-type="float">
            <text:p>0.36039982</text:p>
          </table:table-cell>
          <table:table-cell office:value-type="float" office:value="0.332883999535251" calcext:value-type="float">
            <text:p>0.3328839995</text:p>
          </table:table-cell>
          <table:table-cell office:value-type="float" office:value="0.192244261345635" calcext:value-type="float">
            <text:p>0.1922442613</text:p>
          </table:table-cell>
          <table:table-cell office:value-type="float" office:value="0.222434655817746" calcext:value-type="float">
            <text:p>0.2224346558</text:p>
          </table:table-cell>
          <table:table-cell office:value-type="float" office:value="0.266821629103693" calcext:value-type="float">
            <text:p>0.2668216291</text:p>
          </table:table-cell>
          <table:table-cell office:value-type="float" office:value="0.209841410651813" calcext:value-type="float">
            <text:p>0.2098414107</text:p>
          </table:table-cell>
          <table:table-cell office:value-type="float" office:value="0.220668431084506" calcext:value-type="float">
            <text:p>0.2206684311</text:p>
          </table:table-cell>
          <table:table-cell office:value-type="float" office:value="0.30073574669335" calcext:value-type="float">
            <text:p>0.3007357467</text:p>
          </table:table-cell>
          <table:table-cell office:value-type="float" office:value="0.337908915490659" calcext:value-type="float">
            <text:p>0.3379089155</text:p>
          </table:table-cell>
          <table:table-cell office:value-type="float" office:value="0.343834502027951" calcext:value-type="float">
            <text:p>0.343834502</text:p>
          </table:table-cell>
          <table:table-cell office:value-type="float" office:value="0.332341497501244" calcext:value-type="float">
            <text:p>0.3323414975</text:p>
          </table:table-cell>
          <table:table-cell office:value-type="float" office:value="0.431933630516799" calcext:value-type="float">
            <text:p>0.4319336305</text:p>
          </table:table-cell>
          <table:table-cell office:value-type="float" office:value="0.315218890672601" calcext:value-type="float">
            <text:p>0.3152188907</text:p>
          </table:table-cell>
          <table:table-cell office:value-type="float" office:value="0.32477663558845" calcext:value-type="float">
            <text:p>0.3247766356</text:p>
          </table:table-cell>
          <table:table-cell office:value-type="float" office:value="0.27906654106502" calcext:value-type="float">
            <text:p>0.2790665411</text:p>
          </table:table-cell>
          <table:table-cell office:value-type="float" office:value="0.371283378832103" calcext:value-type="float">
            <text:p>0.3712833788</text:p>
          </table:table-cell>
          <table:table-cell office:value-type="float" office:value="0.234543428517335" calcext:value-type="float">
            <text:p>0.2345434285</text:p>
          </table:table-cell>
          <table:table-cell office:value-type="float" office:value="0.271929929643573" calcext:value-type="float">
            <text:p>0.2719299296</text:p>
          </table:table-cell>
          <table:table-cell office:value-type="float" office:value="0.267029712107091" calcext:value-type="float">
            <text:p>0.2670297121</text:p>
          </table:table-cell>
          <table:table-cell office:value-type="float" office:value="0.362657753720404" calcext:value-type="float">
            <text:p>0.3626577537</text:p>
          </table:table-cell>
          <table:table-cell office:value-type="float" office:value="0.326265838332523" calcext:value-type="float">
            <text:p>0.3262658383</text:p>
          </table:table-cell>
          <table:table-cell office:value-type="float" office:value="0.426083972103722" calcext:value-type="float">
            <text:p>0.4260839721</text:p>
          </table:table-cell>
          <table:table-cell office:value-type="float" office:value="0.509740702556892" calcext:value-type="float">
            <text:p>0.5097407026</text:p>
          </table:table-cell>
          <table:table-cell office:value-type="float" office:value="0.446437020382145" calcext:value-type="float">
            <text:p>0.4464370204</text:p>
          </table:table-cell>
          <table:table-cell office:value-type="float" office:value="0.590358297898452" calcext:value-type="float">
            <text:p>0.5903582979</text:p>
          </table:table-cell>
          <table:table-cell office:value-type="float" office:value="0.539776482873324" calcext:value-type="float">
            <text:p>0.5397764829</text:p>
          </table:table-cell>
          <table:table-cell office:value-type="float" office:value="0.462463074887655" calcext:value-type="float">
            <text:p>0.4624630749</text:p>
          </table:table-cell>
          <table:table-cell office:value-type="float" office:value="0.432713348783371" calcext:value-type="float">
            <text:p>0.4327133488</text:p>
          </table:table-cell>
          <table:table-cell office:value-type="float" office:value="0.403886404448806" calcext:value-type="float">
            <text:p>0.4038864044</text:p>
          </table:table-cell>
          <table:table-cell office:value-type="float" office:value="0.226267698061164" calcext:value-type="float">
            <text:p>0.2262676981</text:p>
          </table:table-cell>
          <table:table-cell office:value-type="float" office:value="0.200700814650333" calcext:value-type="float">
            <text:p>0.2007008147</text:p>
          </table:table-cell>
          <table:table-cell office:value-type="float" office:value="0.306761353735663" calcext:value-type="float">
            <text:p>0.3067613537</text:p>
          </table:table-cell>
          <table:table-cell office:value-type="float" office:value="0.278578270716805" calcext:value-type="float">
            <text:p>0.2785782707</text:p>
          </table:table-cell>
          <table:table-cell office:value-type="float" office:value="0.229059197437938" calcext:value-type="float">
            <text:p>0.2290591974</text:p>
          </table:table-cell>
          <table:table-cell office:value-type="float" office:value="0.304002884412346" calcext:value-type="float">
            <text:p>0.3040028844</text:p>
          </table:table-cell>
          <table:table-cell office:value-type="float" office:value="0.381475969017232" calcext:value-type="float">
            <text:p>0.381475969</text:p>
          </table:table-cell>
          <table:table-cell office:value-type="float" office:value="0.417062820780305" calcext:value-type="float">
            <text:p>0.4170628208</text:p>
          </table:table-cell>
          <table:table-cell office:value-type="float" office:value="0.394337446788816" calcext:value-type="float">
            <text:p>0.3943374468</text:p>
          </table:table-cell>
          <table:table-cell office:value-type="float" office:value="0.483315474280143" calcext:value-type="float">
            <text:p>0.4833154743</text:p>
          </table:table-cell>
          <table:table-cell office:value-type="float" office:value="0.517993610133716" calcext:value-type="float">
            <text:p>0.5179936101</text:p>
          </table:table-cell>
          <table:table-cell office:value-type="float" office:value="0.50276063769112" calcext:value-type="float">
            <text:p>0.5027606377</text:p>
          </table:table-cell>
          <table:table-cell office:value-type="float" office:value="0.445445919662317" calcext:value-type="float">
            <text:p>0.4454459197</text:p>
          </table:table-cell>
          <table:table-cell office:value-type="float" office:value="0.42261588869165" calcext:value-type="float">
            <text:p>0.4226158887</text:p>
          </table:table-cell>
          <table:table-cell office:value-type="float" office:value="0.405560175303493" calcext:value-type="float">
            <text:p>0.4055601753</text:p>
          </table:table-cell>
          <table:table-cell office:value-type="float" office:value="0.370330245807532" calcext:value-type="float">
            <text:p>0.3703302458</text:p>
          </table:table-cell>
          <table:table-cell office:value-type="float" office:value="0.38922023817123" calcext:value-type="float">
            <text:p>0.3892202382</text:p>
          </table:table-cell>
          <table:table-cell office:value-type="float" office:value="0.368437520622439" calcext:value-type="float">
            <text:p>0.3684375206</text:p>
          </table:table-cell>
          <table:table-cell office:value-type="float" office:value="0.331123942843971" calcext:value-type="float">
            <text:p>0.3311239428</text:p>
          </table:table-cell>
          <table:table-cell office:value-type="float" office:value="0.28626835643846" calcext:value-type="float">
            <text:p>0.2862683564</text:p>
          </table:table-cell>
          <table:table-cell office:value-type="float" office:value="0.197640689672453" calcext:value-type="float">
            <text:p>0.1976406897</text:p>
          </table:table-cell>
          <table:table-cell office:value-type="float" office:value="0.206656112377794" calcext:value-type="float">
            <text:p>0.2066561124</text:p>
          </table:table-cell>
          <table:table-cell office:value-type="float" office:value="0.195117912115731" calcext:value-type="float">
            <text:p>0.1951179121</text:p>
          </table:table-cell>
          <table:table-cell office:value-type="float" office:value="0.419508513423965" calcext:value-type="float">
            <text:p>0.4195085134</text:p>
          </table:table-cell>
          <table:table-cell office:value-type="float" office:value="0.453004457796078" calcext:value-type="float">
            <text:p>0.4530044578</text:p>
          </table:table-cell>
          <table:table-cell office:value-type="float" office:value="0.496123924085101" calcext:value-type="float">
            <text:p>0.4961239241</text:p>
          </table:table-cell>
          <table:table-cell office:value-type="float" office:value="0.470473522209117" calcext:value-type="float">
            <text:p>0.4704735222</text:p>
          </table:table-cell>
          <table:table-cell office:value-type="float" office:value="0.440049269532695" calcext:value-type="float">
            <text:p>0.4400492695</text:p>
          </table:table-cell>
          <table:table-cell office:value-type="float" office:value="0.366741368600381" calcext:value-type="float">
            <text:p>0.3667413686</text:p>
          </table:table-cell>
          <table:table-cell office:value-type="float" office:value="0.256498876617469" calcext:value-type="float">
            <text:p>0.2564988766</text:p>
          </table:table-cell>
          <table:table-cell office:value-type="float" office:value="0.237136808389651" calcext:value-type="float">
            <text:p>0.2371368084</text:p>
          </table:table-cell>
          <table:table-cell office:value-type="float" office:value="0.222865699858899" calcext:value-type="float">
            <text:p>0.2228656999</text:p>
          </table:table-cell>
          <table:table-cell office:value-type="float" office:value="0.18773254908277" calcext:value-type="float">
            <text:p>0.1877325491</text:p>
          </table:table-cell>
          <table:table-cell office:value-type="float" office:value="0.215080070270517" calcext:value-type="float">
            <text:p>0.2150800703</text:p>
          </table:table-cell>
          <table:table-cell office:value-type="float" office:value="0.397092254648774" calcext:value-type="float">
            <text:p>0.3970922546</text:p>
          </table:table-cell>
          <table:table-cell office:value-type="float" office:value="0.332681375142993" calcext:value-type="float">
            <text:p>0.3326813751</text:p>
          </table:table-cell>
          <table:table-cell office:value-type="float" office:value="0.294713548772998" calcext:value-type="float">
            <text:p>0.2947135488</text:p>
          </table:table-cell>
          <table:table-cell office:value-type="float" office:value="0.349319182123218" calcext:value-type="float">
            <text:p>0.3493191821</text:p>
          </table:table-cell>
          <table:table-cell office:value-type="float" office:value="0.371354642816071" calcext:value-type="float">
            <text:p>0.3713546428</text:p>
          </table:table-cell>
          <table:table-cell office:value-type="float" office:value="0.31934311005419" calcext:value-type="float">
            <text:p>0.3193431101</text:p>
          </table:table-cell>
          <table:table-cell office:value-type="float" office:value="0.246072986308659" calcext:value-type="float">
            <text:p>0.2460729863</text:p>
          </table:table-cell>
          <table:table-cell office:value-type="float" office:value="0.114832774503204" calcext:value-type="float">
            <text:p>0.1148327745</text:p>
          </table:table-cell>
          <table:table-cell office:value-type="float" office:value="0.189067326932181" calcext:value-type="float">
            <text:p>0.1890673269</text:p>
          </table:table-cell>
          <table:table-cell office:value-type="float" office:value="0.146008217567228" calcext:value-type="float">
            <text:p>0.1460082176</text:p>
          </table:table-cell>
          <table:table-cell office:value-type="float" office:value="0.33476283868785" calcext:value-type="float">
            <text:p>0.3347628387</text:p>
          </table:table-cell>
          <table:table-cell office:value-type="float" office:value="0.313446095627542" calcext:value-type="float">
            <text:p>0.3134460956</text:p>
          </table:table-cell>
          <table:table-cell office:value-type="float" office:value="0.344735528045312" calcext:value-type="float">
            <text:p>0.344735528</text:p>
          </table:table-cell>
          <table:table-cell office:value-type="float" office:value="0.400511045357116" calcext:value-type="float">
            <text:p>0.4005110454</text:p>
          </table:table-cell>
          <table:table-cell office:value-type="float" office:value="0.345186031286604" calcext:value-type="float">
            <text:p>0.3451860313</text:p>
          </table:table-cell>
          <table:table-cell office:value-type="float" office:value="0.300689892208002" calcext:value-type="float">
            <text:p>0.3006898922</text:p>
          </table:table-cell>
          <table:table-cell office:value-type="float" office:value="0.255533350561358" calcext:value-type="float">
            <text:p>0.2555333506</text:p>
          </table:table-cell>
          <table:table-cell office:value-type="float" office:value="0.345743202529725" calcext:value-type="float">
            <text:p>0.3457432025</text:p>
          </table:table-cell>
          <table:table-cell office:value-type="float" office:value="0.220139497714309" calcext:value-type="float">
            <text:p>0.2201394977</text:p>
          </table:table-cell>
          <table:table-cell office:value-type="float" office:value="0.224347823275572" calcext:value-type="float">
            <text:p>0.2243478233</text:p>
          </table:table-cell>
          <table:table-cell office:value-type="float" office:value="0.242946474537875" calcext:value-type="float">
            <text:p>0.2429464745</text:p>
          </table:table-cell>
          <table:table-cell office:value-type="float" office:value="0.218182635062707" calcext:value-type="float">
            <text:p>0.2181826351</text:p>
          </table:table-cell>
          <table:table-cell office:value-type="float" office:value="0.325855686909209" calcext:value-type="float">
            <text:p>0.3258556869</text:p>
          </table:table-cell>
          <table:table-cell office:value-type="float" office:value="0.275024188749098" calcext:value-type="float">
            <text:p>0.2750241887</text:p>
          </table:table-cell>
          <table:table-cell office:value-type="float" office:value="0.294430143062511" calcext:value-type="float">
            <text:p>0.2944301431</text:p>
          </table:table-cell>
          <table:table-cell office:value-type="float" office:value="0.262745697729451" calcext:value-type="float">
            <text:p>0.2627456977</text:p>
          </table:table-cell>
          <table:table-cell office:value-type="float" office:value="0.218419423491386" calcext:value-type="float">
            <text:p>0.2184194235</text:p>
          </table:table-cell>
          <table:table-cell office:value-type="float" office:value="0.156037295499345" calcext:value-type="float">
            <text:p>0.1560372955</text:p>
          </table:table-cell>
          <table:table-cell office:value-type="float" office:value="0.297623132616949" calcext:value-type="float">
            <text:p>0.2976231326</text:p>
          </table:table-cell>
          <table:table-cell office:value-type="float" office:value="0.38565513225004" calcext:value-type="float">
            <text:p>0.3856551323</text:p>
          </table:table-cell>
          <table:table-cell office:value-type="float" office:value="0.348548639900642" calcext:value-type="float">
            <text:p>0.3485486399</text:p>
          </table:table-cell>
          <table:table-cell office:value-type="float" office:value="0.459917851392618" calcext:value-type="float">
            <text:p>0.4599178514</text:p>
          </table:table-cell>
          <table:table-cell office:value-type="float" office:value="0.459738676496331" calcext:value-type="float">
            <text:p>0.4597386765</text:p>
          </table:table-cell>
          <table:table-cell office:value-type="float" office:value="0.355277561481656" calcext:value-type="float">
            <text:p>0.3552775615</text:p>
          </table:table-cell>
          <table:table-cell office:value-type="float" office:value="0.33582595659782" calcext:value-type="float">
            <text:p>0.3358259566</text:p>
          </table:table-cell>
          <table:table-cell office:value-type="float" office:value="0.261432621794889" calcext:value-type="float">
            <text:p>0.2614326218</text:p>
          </table:table-cell>
          <table:table-cell office:value-type="float" office:value="0.327766193526399" calcext:value-type="float">
            <text:p>0.3277661935</text:p>
          </table:table-cell>
          <table:table-cell office:value-type="float" office:value="0.241106605150422" calcext:value-type="float">
            <text:p>0.2411066052</text:p>
          </table:table-cell>
          <table:table-cell office:value-type="float" office:value="0.323694232726365" calcext:value-type="float">
            <text:p>0.3236942327</text:p>
          </table:table-cell>
          <table:table-cell office:value-type="float" office:value="0.364989547685056" calcext:value-type="float">
            <text:p>0.3649895477</text:p>
          </table:table-cell>
          <table:table-cell office:value-type="float" office:value="0.348637544684874" calcext:value-type="float">
            <text:p>0.3486375447</text:p>
          </table:table-cell>
          <table:table-cell office:value-type="float" office:value="0.313007452688642" calcext:value-type="float">
            <text:p>0.3130074527</text:p>
          </table:table-cell>
          <table:table-cell office:value-type="float" office:value="0.305142713387246" calcext:value-type="float">
            <text:p>0.3051427134</text:p>
          </table:table-cell>
          <table:table-cell office:value-type="float" office:value="0.315086381672731" calcext:value-type="float">
            <text:p>0.3150863817</text:p>
          </table:table-cell>
          <table:table-cell office:value-type="float" office:value="0.292121050639763" calcext:value-type="float">
            <text:p>0.2921210506</text:p>
          </table:table-cell>
          <table:table-cell office:value-type="float" office:value="0.482022487393725" calcext:value-type="float">
            <text:p>0.4820224874</text:p>
          </table:table-cell>
          <table:table-cell office:value-type="float" office:value="0.405092270315573" calcext:value-type="float">
            <text:p>0.4050922703</text:p>
          </table:table-cell>
          <table:table-cell office:value-type="float" office:value="0.383371883797961" calcext:value-type="float">
            <text:p>0.3833718838</text:p>
          </table:table-cell>
          <table:table-cell office:value-type="float" office:value="0.406433210146333" calcext:value-type="float">
            <text:p>0.4064332101</text:p>
          </table:table-cell>
          <table:table-cell office:value-type="float" office:value="0.344593473536584" calcext:value-type="float">
            <text:p>0.3445934735</text:p>
          </table:table-cell>
          <table:table-cell office:value-type="float" office:value="0.307089908414358" calcext:value-type="float">
            <text:p>0.3070899084</text:p>
          </table:table-cell>
          <table:table-cell office:value-type="float" office:value="0.27305840143066" calcext:value-type="float">
            <text:p>0.2730584014</text:p>
          </table:table-cell>
          <table:table-cell office:value-type="float" office:value="0.352978133517542" calcext:value-type="float">
            <text:p>0.3529781335</text:p>
          </table:table-cell>
          <table:table-cell office:value-type="float" office:value="0.427937262602521" calcext:value-type="float">
            <text:p>0.4279372626</text:p>
          </table:table-cell>
          <table:table-cell office:value-type="float" office:value="0.395602344239486" calcext:value-type="float">
            <text:p>0.3956023442</text:p>
          </table:table-cell>
          <table:table-cell office:value-type="float" office:value="0.316120143282362" calcext:value-type="float">
            <text:p>0.3161201433</text:p>
          </table:table-cell>
          <table:table-cell office:value-type="float" office:value="0.250954328343596" calcext:value-type="float">
            <text:p>0.2509543283</text:p>
          </table:table-cell>
          <table:table-cell office:value-type="float" office:value="0.357135725278597" calcext:value-type="float">
            <text:p>0.3571357253</text:p>
          </table:table-cell>
          <table:table-cell office:value-type="float" office:value="0.279919662048929" calcext:value-type="float">
            <text:p>0.279919662</text:p>
          </table:table-cell>
          <table:table-cell office:value-type="float" office:value="0.432712719520719" calcext:value-type="float">
            <text:p>0.4327127195</text:p>
          </table:table-cell>
          <table:table-cell office:value-type="float" office:value="0.403846813833727" calcext:value-type="float">
            <text:p>0.4038468138</text:p>
          </table:table-cell>
          <table:table-cell office:value-type="float" office:value="0.373466501625114" calcext:value-type="float">
            <text:p>0.3734665016</text:p>
          </table:table-cell>
          <table:table-cell office:value-type="float" office:value="0.336248254903905" calcext:value-type="float">
            <text:p>0.3362482549</text:p>
          </table:table-cell>
          <table:table-cell office:value-type="float" office:value="0.388634516226947" calcext:value-type="float">
            <text:p>0.3886345162</text:p>
          </table:table-cell>
          <table:table-cell office:value-type="float" office:value="0.375738714544151" calcext:value-type="float">
            <text:p>0.3757387145</text:p>
          </table:table-cell>
          <table:table-cell office:value-type="float" office:value="0.311984647770341" calcext:value-type="float">
            <text:p>0.3119846478</text:p>
          </table:table-cell>
          <table:table-cell office:value-type="float" office:value="0.394795565555624" calcext:value-type="float">
            <text:p>0.3947955656</text:p>
          </table:table-cell>
          <table:table-cell office:value-type="float" office:value="0.492787959439811" calcext:value-type="float">
            <text:p>0.4927879594</text:p>
          </table:table-cell>
          <table:table-cell office:value-type="float" office:value="0.506983007471748" calcext:value-type="float">
            <text:p>0.5069830075</text:p>
          </table:table-cell>
          <table:table-cell office:value-type="float" office:value="0.4689488532305" calcext:value-type="float">
            <text:p>0.4689488532</text:p>
          </table:table-cell>
          <table:table-cell office:value-type="float" office:value="0.415465525842266" calcext:value-type="float">
            <text:p>0.4154655258</text:p>
          </table:table-cell>
          <table:table-cell office:value-type="float" office:value="0.340888455015023" calcext:value-type="float">
            <text:p>0.340888455</text:p>
          </table:table-cell>
          <table:table-cell office:value-type="float" office:value="0.358100598388546" calcext:value-type="float">
            <text:p>0.3581005984</text:p>
          </table:table-cell>
          <table:table-cell office:value-type="float" office:value="0.317139116391845" calcext:value-type="float">
            <text:p>0.3171391164</text:p>
          </table:table-cell>
          <table:table-cell office:value-type="float" office:value="0.308226264389082" calcext:value-type="float">
            <text:p>0.3082262644</text:p>
          </table:table-cell>
          <table:table-cell office:value-type="float" office:value="0.242022780983743" calcext:value-type="float">
            <text:p>0.242022781</text:p>
          </table:table-cell>
          <table:table-cell office:value-type="float" office:value="0.235505633888429" calcext:value-type="float">
            <text:p>0.2355056339</text:p>
          </table:table-cell>
          <table:table-cell office:value-type="float" office:value="0.213683836388548" calcext:value-type="float">
            <text:p>0.2136838364</text:p>
          </table:table-cell>
          <table:table-cell office:value-type="float" office:value="0.191480078625036" calcext:value-type="float">
            <text:p>0.1914800786</text:p>
          </table:table-cell>
          <table:table-cell office:value-type="float" office:value="0.138050038656005" calcext:value-type="float">
            <text:p>0.1380500387</text:p>
          </table:table-cell>
          <table:table-cell office:value-type="float" office:value="0.20338266676011" calcext:value-type="float">
            <text:p>0.2033826668</text:p>
          </table:table-cell>
          <table:table-cell office:value-type="float" office:value="0.303492781520019" calcext:value-type="float">
            <text:p>0.3034927815</text:p>
          </table:table-cell>
          <table:table-cell office:value-type="float" office:value="0.321274254305294" calcext:value-type="float">
            <text:p>0.3212742543</text:p>
          </table:table-cell>
          <table:table-cell office:value-type="float" office:value="0.308570816785888" calcext:value-type="float">
            <text:p>0.3085708168</text:p>
          </table:table-cell>
          <table:table-cell office:value-type="float" office:value="0.240781511337292" calcext:value-type="float">
            <text:p>0.2407815113</text:p>
          </table:table-cell>
          <table:table-cell office:value-type="float" office:value="0.283977003690588" calcext:value-type="float">
            <text:p>0.2839770037</text:p>
          </table:table-cell>
          <table:table-cell office:value-type="float" office:value="0.205350260135948" calcext:value-type="float">
            <text:p>0.2053502601</text:p>
          </table:table-cell>
          <table:table-cell office:value-type="float" office:value="0.261753086618936" calcext:value-type="float">
            <text:p>0.2617530866</text:p>
          </table:table-cell>
          <table:table-cell office:value-type="float" office:value="0.275631781964877" calcext:value-type="float">
            <text:p>0.275631782</text:p>
          </table:table-cell>
          <table:table-cell office:value-type="float" office:value="0.290639506675916" calcext:value-type="float">
            <text:p>0.2906395067</text:p>
          </table:table-cell>
          <table:table-cell office:value-type="float" office:value="0.284129174582138" calcext:value-type="float">
            <text:p>0.2841291746</text:p>
          </table:table-cell>
          <table:table-cell office:value-type="float" office:value="0.382046382656888" calcext:value-type="float">
            <text:p>0.3820463827</text:p>
          </table:table-cell>
          <table:table-cell office:value-type="float" office:value="0.402217633640355" calcext:value-type="float">
            <text:p>0.4022176336</text:p>
          </table:table-cell>
          <table:table-cell office:value-type="float" office:value="0.404529204588393" calcext:value-type="float">
            <text:p>0.4045292046</text:p>
          </table:table-cell>
          <table:table-cell office:value-type="float" office:value="0.514268240401023" calcext:value-type="float">
            <text:p>0.5142682404</text:p>
          </table:table-cell>
          <table:table-cell office:value-type="float" office:value="0.482849438686941" calcext:value-type="float">
            <text:p>0.4828494387</text:p>
          </table:table-cell>
          <table:table-cell office:value-type="float" office:value="0.363337484595585" calcext:value-type="float">
            <text:p>0.3633374846</text:p>
          </table:table-cell>
          <table:table-cell office:value-type="float" office:value="0.408319681073541" calcext:value-type="float">
            <text:p>0.4083196811</text:p>
          </table:table-cell>
          <table:table-cell office:value-type="float" office:value="0.405498747614792" calcext:value-type="float">
            <text:p>0.4054987476</text:p>
          </table:table-cell>
          <table:table-cell office:value-type="float" office:value="0.363232094422297" calcext:value-type="float">
            <text:p>0.3632320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1981" calcext:value-type="float">
            <text:p>1641981</text:p>
          </table:table-cell>
          <table:table-cell table:formula="of:=AVERAGE([.E31:.GL31])" office:value-type="float" office:value="0.351021428577571" calcext:value-type="float">
            <text:p>0.3510214286</text:p>
          </table:table-cell>
          <table:table-cell/>
          <table:table-cell office:value-type="float" office:value="0.250651492055976" calcext:value-type="float">
            <text:p>0.2506514921</text:p>
          </table:table-cell>
          <table:table-cell office:value-type="float" office:value="0.277216576895085" calcext:value-type="float">
            <text:p>0.2772165769</text:p>
          </table:table-cell>
          <table:table-cell office:value-type="float" office:value="0.260119530624399" calcext:value-type="float">
            <text:p>0.2601195306</text:p>
          </table:table-cell>
          <table:table-cell office:value-type="float" office:value="0.295064395107486" calcext:value-type="float">
            <text:p>0.2950643951</text:p>
          </table:table-cell>
          <table:table-cell office:value-type="float" office:value="0.265877215492206" calcext:value-type="float">
            <text:p>0.2658772155</text:p>
          </table:table-cell>
          <table:table-cell office:value-type="float" office:value="0.271649493196092" calcext:value-type="float">
            <text:p>0.2716494932</text:p>
          </table:table-cell>
          <table:table-cell office:value-type="float" office:value="0.26189760272454" calcext:value-type="float">
            <text:p>0.2618976027</text:p>
          </table:table-cell>
          <table:table-cell office:value-type="float" office:value="0.316896331295886" calcext:value-type="float">
            <text:p>0.3168963313</text:p>
          </table:table-cell>
          <table:table-cell office:value-type="float" office:value="0.390306784754953" calcext:value-type="float">
            <text:p>0.3903067848</text:p>
          </table:table-cell>
          <table:table-cell office:value-type="float" office:value="0.413271549331971" calcext:value-type="float">
            <text:p>0.4132715493</text:p>
          </table:table-cell>
          <table:table-cell office:value-type="float" office:value="0.395337513245422" calcext:value-type="float">
            <text:p>0.3953375132</text:p>
          </table:table-cell>
          <table:table-cell office:value-type="float" office:value="0.43671632594855" calcext:value-type="float">
            <text:p>0.4367163259</text:p>
          </table:table-cell>
          <table:table-cell office:value-type="float" office:value="0.373107868154849" calcext:value-type="float">
            <text:p>0.3731078682</text:p>
          </table:table-cell>
          <table:table-cell office:value-type="float" office:value="0.273759169328903" calcext:value-type="float">
            <text:p>0.2737591693</text:p>
          </table:table-cell>
          <table:table-cell office:value-type="float" office:value="0.273597379097364" calcext:value-type="float">
            <text:p>0.2735973791</text:p>
          </table:table-cell>
          <table:table-cell office:value-type="float" office:value="0.330222051553878" calcext:value-type="float">
            <text:p>0.3302220516</text:p>
          </table:table-cell>
          <table:table-cell office:value-type="float" office:value="0.255272438237896" calcext:value-type="float">
            <text:p>0.2552724382</text:p>
          </table:table-cell>
          <table:table-cell office:value-type="float" office:value="0.253505734830779" calcext:value-type="float">
            <text:p>0.2535057348</text:p>
          </table:table-cell>
          <table:table-cell office:value-type="float" office:value="0.238416341139109" calcext:value-type="float">
            <text:p>0.2384163411</text:p>
          </table:table-cell>
          <table:table-cell office:value-type="float" office:value="0.330689526647418" calcext:value-type="float">
            <text:p>0.3306895266</text:p>
          </table:table-cell>
          <table:table-cell office:value-type="float" office:value="0.441764320733511" calcext:value-type="float">
            <text:p>0.4417643207</text:p>
          </table:table-cell>
          <table:table-cell office:value-type="float" office:value="0.484580626893602" calcext:value-type="float">
            <text:p>0.4845806269</text:p>
          </table:table-cell>
          <table:table-cell office:value-type="float" office:value="0.5072927522114" calcext:value-type="float">
            <text:p>0.5072927522</text:p>
          </table:table-cell>
          <table:table-cell office:value-type="float" office:value="0.569642697886669" calcext:value-type="float">
            <text:p>0.5696426979</text:p>
          </table:table-cell>
          <table:table-cell office:value-type="float" office:value="0.526062067494816" calcext:value-type="float">
            <text:p>0.5260620675</text:p>
          </table:table-cell>
          <table:table-cell office:value-type="float" office:value="0.405120137299434" calcext:value-type="float">
            <text:p>0.4051201373</text:p>
          </table:table-cell>
          <table:table-cell office:value-type="float" office:value="0.379906801572769" calcext:value-type="float">
            <text:p>0.3799068016</text:p>
          </table:table-cell>
          <table:table-cell office:value-type="float" office:value="0.371509889043053" calcext:value-type="float">
            <text:p>0.371509889</text:p>
          </table:table-cell>
          <table:table-cell office:value-type="float" office:value="0.284050746090507" calcext:value-type="float">
            <text:p>0.2840507461</text:p>
          </table:table-cell>
          <table:table-cell office:value-type="float" office:value="0.294959066698285" calcext:value-type="float">
            <text:p>0.2949590667</text:p>
          </table:table-cell>
          <table:table-cell office:value-type="float" office:value="0.27797312575925" calcext:value-type="float">
            <text:p>0.2779731258</text:p>
          </table:table-cell>
          <table:table-cell office:value-type="float" office:value="0.251537166956517" calcext:value-type="float">
            <text:p>0.251537167</text:p>
          </table:table-cell>
          <table:table-cell office:value-type="float" office:value="0.214558301451603" calcext:value-type="float">
            <text:p>0.2145583015</text:p>
          </table:table-cell>
          <table:table-cell office:value-type="float" office:value="0.248711029398366" calcext:value-type="float">
            <text:p>0.2487110294</text:p>
          </table:table-cell>
          <table:table-cell office:value-type="float" office:value="0.337496843857731" calcext:value-type="float">
            <text:p>0.3374968439</text:p>
          </table:table-cell>
          <table:table-cell office:value-type="float" office:value="0.34876097774246" calcext:value-type="float">
            <text:p>0.3487609777</text:p>
          </table:table-cell>
          <table:table-cell office:value-type="float" office:value="0.4160394214585" calcext:value-type="float">
            <text:p>0.4160394215</text:p>
          </table:table-cell>
          <table:table-cell office:value-type="float" office:value="0.428049294767954" calcext:value-type="float">
            <text:p>0.4280492948</text:p>
          </table:table-cell>
          <table:table-cell office:value-type="float" office:value="0.428874725947928" calcext:value-type="float">
            <text:p>0.4288747259</text:p>
          </table:table-cell>
          <table:table-cell office:value-type="float" office:value="0.344624148154114" calcext:value-type="float">
            <text:p>0.3446241482</text:p>
          </table:table-cell>
          <table:table-cell office:value-type="float" office:value="0.352818956475694" calcext:value-type="float">
            <text:p>0.3528189565</text:p>
          </table:table-cell>
          <table:table-cell office:value-type="float" office:value="0.299882805944099" calcext:value-type="float">
            <text:p>0.2998828059</text:p>
          </table:table-cell>
          <table:table-cell office:value-type="float" office:value="0.35187734041216" calcext:value-type="float">
            <text:p>0.3518773404</text:p>
          </table:table-cell>
          <table:table-cell office:value-type="float" office:value="0.318494172324094" calcext:value-type="float">
            <text:p>0.3184941723</text:p>
          </table:table-cell>
          <table:table-cell office:value-type="float" office:value="0.289603257792791" calcext:value-type="float">
            <text:p>0.2896032578</text:p>
          </table:table-cell>
          <table:table-cell office:value-type="float" office:value="0.268148621808894" calcext:value-type="float">
            <text:p>0.2681486218</text:p>
          </table:table-cell>
          <table:table-cell office:value-type="float" office:value="0.397075310413619" calcext:value-type="float">
            <text:p>0.3970753104</text:p>
          </table:table-cell>
          <table:table-cell office:value-type="float" office:value="0.357174910396127" calcext:value-type="float">
            <text:p>0.3571749104</text:p>
          </table:table-cell>
          <table:table-cell office:value-type="float" office:value="0.448519680372703" calcext:value-type="float">
            <text:p>0.4485196804</text:p>
          </table:table-cell>
          <table:table-cell office:value-type="float" office:value="0.500793831000455" calcext:value-type="float">
            <text:p>0.500793831</text:p>
          </table:table-cell>
          <table:table-cell office:value-type="float" office:value="0.547449069398218" calcext:value-type="float">
            <text:p>0.5474490694</text:p>
          </table:table-cell>
          <table:table-cell office:value-type="float" office:value="0.561860911168906" calcext:value-type="float">
            <text:p>0.5618609112</text:p>
          </table:table-cell>
          <table:table-cell office:value-type="float" office:value="0.550404746207299" calcext:value-type="float">
            <text:p>0.5504047462</text:p>
          </table:table-cell>
          <table:table-cell office:value-type="float" office:value="0.476647357889215" calcext:value-type="float">
            <text:p>0.4766473579</text:p>
          </table:table-cell>
          <table:table-cell office:value-type="float" office:value="0.428952167214852" calcext:value-type="float">
            <text:p>0.4289521672</text:p>
          </table:table-cell>
          <table:table-cell office:value-type="float" office:value="0.397875628185066" calcext:value-type="float">
            <text:p>0.3978756282</text:p>
          </table:table-cell>
          <table:table-cell office:value-type="float" office:value="0.218281217678508" calcext:value-type="float">
            <text:p>0.2182812177</text:p>
          </table:table-cell>
          <table:table-cell office:value-type="float" office:value="0.271033918738149" calcext:value-type="float">
            <text:p>0.2710339187</text:p>
          </table:table-cell>
          <table:table-cell office:value-type="float" office:value="0.283883497425679" calcext:value-type="float">
            <text:p>0.2838834974</text:p>
          </table:table-cell>
          <table:table-cell office:value-type="float" office:value="0.276374012922732" calcext:value-type="float">
            <text:p>0.2763740129</text:p>
          </table:table-cell>
          <table:table-cell office:value-type="float" office:value="0.230220154593062" calcext:value-type="float">
            <text:p>0.2302201546</text:p>
          </table:table-cell>
          <table:table-cell office:value-type="float" office:value="0.282237646328634" calcext:value-type="float">
            <text:p>0.2822376463</text:p>
          </table:table-cell>
          <table:table-cell office:value-type="float" office:value="0.3435002009699" calcext:value-type="float">
            <text:p>0.343500201</text:p>
          </table:table-cell>
          <table:table-cell office:value-type="float" office:value="0.387623073225013" calcext:value-type="float">
            <text:p>0.3876230732</text:p>
          </table:table-cell>
          <table:table-cell office:value-type="float" office:value="0.449200595696394" calcext:value-type="float">
            <text:p>0.4492005957</text:p>
          </table:table-cell>
          <table:table-cell office:value-type="float" office:value="0.524120922193876" calcext:value-type="float">
            <text:p>0.5241209222</text:p>
          </table:table-cell>
          <table:table-cell office:value-type="float" office:value="0.506131708565307" calcext:value-type="float">
            <text:p>0.5061317086</text:p>
          </table:table-cell>
          <table:table-cell office:value-type="float" office:value="0.490474875483543" calcext:value-type="float">
            <text:p>0.4904748755</text:p>
          </table:table-cell>
          <table:table-cell office:value-type="float" office:value="0.448355945127411" calcext:value-type="float">
            <text:p>0.4483559451</text:p>
          </table:table-cell>
          <table:table-cell office:value-type="float" office:value="0.42254012931547" calcext:value-type="float">
            <text:p>0.4225401293</text:p>
          </table:table-cell>
          <table:table-cell office:value-type="float" office:value="0.387676981054052" calcext:value-type="float">
            <text:p>0.3876769811</text:p>
          </table:table-cell>
          <table:table-cell office:value-type="float" office:value="0.429626633336962" calcext:value-type="float">
            <text:p>0.4296266333</text:p>
          </table:table-cell>
          <table:table-cell office:value-type="float" office:value="0.384286055753616" calcext:value-type="float">
            <text:p>0.3842860558</text:p>
          </table:table-cell>
          <table:table-cell office:value-type="float" office:value="0.390061380073998" calcext:value-type="float">
            <text:p>0.3900613801</text:p>
          </table:table-cell>
          <table:table-cell office:value-type="float" office:value="0.351762176183023" calcext:value-type="float">
            <text:p>0.3517621762</text:p>
          </table:table-cell>
          <table:table-cell office:value-type="float" office:value="0.306121226449093" calcext:value-type="float">
            <text:p>0.3061212264</text:p>
          </table:table-cell>
          <table:table-cell office:value-type="float" office:value="0.202434597972382" calcext:value-type="float">
            <text:p>0.202434598</text:p>
          </table:table-cell>
          <table:table-cell office:value-type="float" office:value="0.263176218632651" calcext:value-type="float">
            <text:p>0.2631762186</text:p>
          </table:table-cell>
          <table:table-cell office:value-type="float" office:value="0.327379492847702" calcext:value-type="float">
            <text:p>0.3273794928</text:p>
          </table:table-cell>
          <table:table-cell office:value-type="float" office:value="0.420172842612657" calcext:value-type="float">
            <text:p>0.4201728426</text:p>
          </table:table-cell>
          <table:table-cell office:value-type="float" office:value="0.48274356683426" calcext:value-type="float">
            <text:p>0.4827435668</text:p>
          </table:table-cell>
          <table:table-cell office:value-type="float" office:value="0.506139937533494" calcext:value-type="float">
            <text:p>0.5061399375</text:p>
          </table:table-cell>
          <table:table-cell office:value-type="float" office:value="0.465378642743931" calcext:value-type="float">
            <text:p>0.4653786427</text:p>
          </table:table-cell>
          <table:table-cell office:value-type="float" office:value="0.435810252075938" calcext:value-type="float">
            <text:p>0.4358102521</text:p>
          </table:table-cell>
          <table:table-cell office:value-type="float" office:value="0.369898594699381" calcext:value-type="float">
            <text:p>0.3698985947</text:p>
          </table:table-cell>
          <table:table-cell office:value-type="float" office:value="0.265538696512172" calcext:value-type="float">
            <text:p>0.2655386965</text:p>
          </table:table-cell>
          <table:table-cell office:value-type="float" office:value="0.228599081002308" calcext:value-type="float">
            <text:p>0.228599081</text:p>
          </table:table-cell>
          <table:table-cell office:value-type="float" office:value="0.225517460112611" calcext:value-type="float">
            <text:p>0.2255174601</text:p>
          </table:table-cell>
          <table:table-cell office:value-type="float" office:value="0.21553331499577" calcext:value-type="float">
            <text:p>0.215533315</text:p>
          </table:table-cell>
          <table:table-cell office:value-type="float" office:value="0.24793637878844" calcext:value-type="float">
            <text:p>0.2479363788</text:p>
          </table:table-cell>
          <table:table-cell office:value-type="float" office:value="0.282659807182944" calcext:value-type="float">
            <text:p>0.2826598072</text:p>
          </table:table-cell>
          <table:table-cell office:value-type="float" office:value="0.342244075129331" calcext:value-type="float">
            <text:p>0.3422440751</text:p>
          </table:table-cell>
          <table:table-cell office:value-type="float" office:value="0.414851153343382" calcext:value-type="float">
            <text:p>0.4148511533</text:p>
          </table:table-cell>
          <table:table-cell office:value-type="float" office:value="0.39823611369407" calcext:value-type="float">
            <text:p>0.3982361137</text:p>
          </table:table-cell>
          <table:table-cell office:value-type="float" office:value="0.363205587633925" calcext:value-type="float">
            <text:p>0.3632055876</text:p>
          </table:table-cell>
          <table:table-cell office:value-type="float" office:value="0.331514466660017" calcext:value-type="float">
            <text:p>0.3315144667</text:p>
          </table:table-cell>
          <table:table-cell office:value-type="float" office:value="0.265296240500621" calcext:value-type="float">
            <text:p>0.2652962405</text:p>
          </table:table-cell>
          <table:table-cell office:value-type="float" office:value="0.129340455421994" calcext:value-type="float">
            <text:p>0.1293404554</text:p>
          </table:table-cell>
          <table:table-cell office:value-type="float" office:value="0.153975435911546" calcext:value-type="float">
            <text:p>0.1539754359</text:p>
          </table:table-cell>
          <table:table-cell office:value-type="float" office:value="0.278604501201234" calcext:value-type="float">
            <text:p>0.2786045012</text:p>
          </table:table-cell>
          <table:table-cell office:value-type="float" office:value="0.32973130284826" calcext:value-type="float">
            <text:p>0.3297313028</text:p>
          </table:table-cell>
          <table:table-cell office:value-type="float" office:value="0.328579031973464" calcext:value-type="float">
            <text:p>0.328579032</text:p>
          </table:table-cell>
          <table:table-cell office:value-type="float" office:value="0.369522277994891" calcext:value-type="float">
            <text:p>0.369522278</text:p>
          </table:table-cell>
          <table:table-cell office:value-type="float" office:value="0.428220706130621" calcext:value-type="float">
            <text:p>0.4282207061</text:p>
          </table:table-cell>
          <table:table-cell office:value-type="float" office:value="0.352169710789889" calcext:value-type="float">
            <text:p>0.3521697108</text:p>
          </table:table-cell>
          <table:table-cell office:value-type="float" office:value="0.331481684923116" calcext:value-type="float">
            <text:p>0.3314816849</text:p>
          </table:table-cell>
          <table:table-cell office:value-type="float" office:value="0.365551974837594" calcext:value-type="float">
            <text:p>0.3655519748</text:p>
          </table:table-cell>
          <table:table-cell office:value-type="float" office:value="0.321245587539961" calcext:value-type="float">
            <text:p>0.3212455875</text:p>
          </table:table-cell>
          <table:table-cell office:value-type="float" office:value="0.221153791011948" calcext:value-type="float">
            <text:p>0.221153791</text:p>
          </table:table-cell>
          <table:table-cell office:value-type="float" office:value="0.228546681014834" calcext:value-type="float">
            <text:p>0.228546681</text:p>
          </table:table-cell>
          <table:table-cell office:value-type="float" office:value="0.266019486318344" calcext:value-type="float">
            <text:p>0.2660194863</text:p>
          </table:table-cell>
          <table:table-cell office:value-type="float" office:value="0.249444184186474" calcext:value-type="float">
            <text:p>0.2494441842</text:p>
          </table:table-cell>
          <table:table-cell office:value-type="float" office:value="0.315639119454983" calcext:value-type="float">
            <text:p>0.3156391195</text:p>
          </table:table-cell>
          <table:table-cell office:value-type="float" office:value="0.32018750846164" calcext:value-type="float">
            <text:p>0.3201875085</text:p>
          </table:table-cell>
          <table:table-cell office:value-type="float" office:value="0.313734331764507" calcext:value-type="float">
            <text:p>0.3137343318</text:p>
          </table:table-cell>
          <table:table-cell office:value-type="float" office:value="0.275343275468727" calcext:value-type="float">
            <text:p>0.2753432755</text:p>
          </table:table-cell>
          <table:table-cell office:value-type="float" office:value="0.246162004720278" calcext:value-type="float">
            <text:p>0.2461620047</text:p>
          </table:table-cell>
          <table:table-cell office:value-type="float" office:value="0.155795631828923" calcext:value-type="float">
            <text:p>0.1557956318</text:p>
          </table:table-cell>
          <table:table-cell office:value-type="float" office:value="0.315435809105789" calcext:value-type="float">
            <text:p>0.3154358091</text:p>
          </table:table-cell>
          <table:table-cell office:value-type="float" office:value="0.377574652439782" calcext:value-type="float">
            <text:p>0.3775746524</text:p>
          </table:table-cell>
          <table:table-cell office:value-type="float" office:value="0.435921088271941" calcext:value-type="float">
            <text:p>0.4359210883</text:p>
          </table:table-cell>
          <table:table-cell office:value-type="float" office:value="0.460674328195194" calcext:value-type="float">
            <text:p>0.4606743282</text:p>
          </table:table-cell>
          <table:table-cell office:value-type="float" office:value="0.465678796401372" calcext:value-type="float">
            <text:p>0.4656787964</text:p>
          </table:table-cell>
          <table:table-cell office:value-type="float" office:value="0.371606628830403" calcext:value-type="float">
            <text:p>0.3716066288</text:p>
          </table:table-cell>
          <table:table-cell office:value-type="float" office:value="0.354558256096103" calcext:value-type="float">
            <text:p>0.3545582561</text:p>
          </table:table-cell>
          <table:table-cell office:value-type="float" office:value="0.255049262223286" calcext:value-type="float">
            <text:p>0.2550492622</text:p>
          </table:table-cell>
          <table:table-cell office:value-type="float" office:value="0.297253698676067" calcext:value-type="float">
            <text:p>0.2972536987</text:p>
          </table:table-cell>
          <table:table-cell office:value-type="float" office:value="0.362696727607947" calcext:value-type="float">
            <text:p>0.3626967276</text:p>
          </table:table-cell>
          <table:table-cell office:value-type="float" office:value="0.362209714818535" calcext:value-type="float">
            <text:p>0.3622097148</text:p>
          </table:table-cell>
          <table:table-cell office:value-type="float" office:value="0.356699059152811" calcext:value-type="float">
            <text:p>0.3566990592</text:p>
          </table:table-cell>
          <table:table-cell office:value-type="float" office:value="0.350730619528973" calcext:value-type="float">
            <text:p>0.3507306195</text:p>
          </table:table-cell>
          <table:table-cell office:value-type="float" office:value="0.337306470087533" calcext:value-type="float">
            <text:p>0.3373064701</text:p>
          </table:table-cell>
          <table:table-cell office:value-type="float" office:value="0.304359309613008" calcext:value-type="float">
            <text:p>0.3043593096</text:p>
          </table:table-cell>
          <table:table-cell office:value-type="float" office:value="0.305500520153162" calcext:value-type="float">
            <text:p>0.3055005202</text:p>
          </table:table-cell>
          <table:table-cell office:value-type="float" office:value="0.377367913747168" calcext:value-type="float">
            <text:p>0.3773679137</text:p>
          </table:table-cell>
          <table:table-cell office:value-type="float" office:value="0.454901792819598" calcext:value-type="float">
            <text:p>0.4549017928</text:p>
          </table:table-cell>
          <table:table-cell office:value-type="float" office:value="0.430609557384607" calcext:value-type="float">
            <text:p>0.4306095574</text:p>
          </table:table-cell>
          <table:table-cell office:value-type="float" office:value="0.398671459217062" calcext:value-type="float">
            <text:p>0.3986714592</text:p>
          </table:table-cell>
          <table:table-cell office:value-type="float" office:value="0.419569009386619" calcext:value-type="float">
            <text:p>0.4195690094</text:p>
          </table:table-cell>
          <table:table-cell office:value-type="float" office:value="0.350244991243169" calcext:value-type="float">
            <text:p>0.3502449912</text:p>
          </table:table-cell>
          <table:table-cell office:value-type="float" office:value="0.342318676772498" calcext:value-type="float">
            <text:p>0.3423186768</text:p>
          </table:table-cell>
          <table:table-cell office:value-type="float" office:value="0.392154117745146" calcext:value-type="float">
            <text:p>0.3921541177</text:p>
          </table:table-cell>
          <table:table-cell office:value-type="float" office:value="0.392318844823335" calcext:value-type="float">
            <text:p>0.3923188448</text:p>
          </table:table-cell>
          <table:table-cell office:value-type="float" office:value="0.41481557607726" calcext:value-type="float">
            <text:p>0.4148155761</text:p>
          </table:table-cell>
          <table:table-cell office:value-type="float" office:value="0.391922152308757" calcext:value-type="float">
            <text:p>0.3919221523</text:p>
          </table:table-cell>
          <table:table-cell office:value-type="float" office:value="0.328150810399999" calcext:value-type="float">
            <text:p>0.3281508104</text:p>
          </table:table-cell>
          <table:table-cell office:value-type="float" office:value="0.278121328501777" calcext:value-type="float">
            <text:p>0.2781213285</text:p>
          </table:table-cell>
          <table:table-cell office:value-type="float" office:value="0.354112901163748" calcext:value-type="float">
            <text:p>0.3541129012</text:p>
          </table:table-cell>
          <table:table-cell office:value-type="float" office:value="0.379510661819751" calcext:value-type="float">
            <text:p>0.3795106618</text:p>
          </table:table-cell>
          <table:table-cell office:value-type="float" office:value="0.425198684683911" calcext:value-type="float">
            <text:p>0.4251986847</text:p>
          </table:table-cell>
          <table:table-cell office:value-type="float" office:value="0.409497674157181" calcext:value-type="float">
            <text:p>0.4094976742</text:p>
          </table:table-cell>
          <table:table-cell office:value-type="float" office:value="0.389356384443835" calcext:value-type="float">
            <text:p>0.3893563844</text:p>
          </table:table-cell>
          <table:table-cell office:value-type="float" office:value="0.356259356310016" calcext:value-type="float">
            <text:p>0.3562593563</text:p>
          </table:table-cell>
          <table:table-cell office:value-type="float" office:value="0.369648053245234" calcext:value-type="float">
            <text:p>0.3696480532</text:p>
          </table:table-cell>
          <table:table-cell office:value-type="float" office:value="0.345507713448371" calcext:value-type="float">
            <text:p>0.3455077134</text:p>
          </table:table-cell>
          <table:table-cell office:value-type="float" office:value="0.410494218646753" calcext:value-type="float">
            <text:p>0.4104942186</text:p>
          </table:table-cell>
          <table:table-cell office:value-type="float" office:value="0.475653351305506" calcext:value-type="float">
            <text:p>0.4756533513</text:p>
          </table:table-cell>
          <table:table-cell office:value-type="float" office:value="0.478771195848285" calcext:value-type="float">
            <text:p>0.4787711958</text:p>
          </table:table-cell>
          <table:table-cell office:value-type="float" office:value="0.489454434923748" calcext:value-type="float">
            <text:p>0.4894544349</text:p>
          </table:table-cell>
          <table:table-cell office:value-type="float" office:value="0.464974274204267" calcext:value-type="float">
            <text:p>0.4649742742</text:p>
          </table:table-cell>
          <table:table-cell office:value-type="float" office:value="0.434304943397495" calcext:value-type="float">
            <text:p>0.4343049434</text:p>
          </table:table-cell>
          <table:table-cell office:value-type="float" office:value="0.355580088989149" calcext:value-type="float">
            <text:p>0.355580089</text:p>
          </table:table-cell>
          <table:table-cell office:value-type="float" office:value="0.34609907252887" calcext:value-type="float">
            <text:p>0.3460990725</text:p>
          </table:table-cell>
          <table:table-cell office:value-type="float" office:value="0.282110712838152" calcext:value-type="float">
            <text:p>0.2821107128</text:p>
          </table:table-cell>
          <table:table-cell office:value-type="float" office:value="0.29661351528168" calcext:value-type="float">
            <text:p>0.2966135153</text:p>
          </table:table-cell>
          <table:table-cell office:value-type="float" office:value="0.257648150477589" calcext:value-type="float">
            <text:p>0.2576481505</text:p>
          </table:table-cell>
          <table:table-cell office:value-type="float" office:value="0.253706240486046" calcext:value-type="float">
            <text:p>0.2537062405</text:p>
          </table:table-cell>
          <table:table-cell office:value-type="float" office:value="0.215313828763488" calcext:value-type="float">
            <text:p>0.2153138288</text:p>
          </table:table-cell>
          <table:table-cell office:value-type="float" office:value="0.15537418896911" calcext:value-type="float">
            <text:p>0.155374189</text:p>
          </table:table-cell>
          <table:table-cell office:value-type="float" office:value="0.268005102841885" calcext:value-type="float">
            <text:p>0.2680051028</text:p>
          </table:table-cell>
          <table:table-cell office:value-type="float" office:value="0.298152636022831" calcext:value-type="float">
            <text:p>0.298152636</text:p>
          </table:table-cell>
          <table:table-cell office:value-type="float" office:value="0.301369411961389" calcext:value-type="float">
            <text:p>0.301369412</text:p>
          </table:table-cell>
          <table:table-cell office:value-type="float" office:value="0.348472710676553" calcext:value-type="float">
            <text:p>0.3484727107</text:p>
          </table:table-cell>
          <table:table-cell office:value-type="float" office:value="0.335030167812074" calcext:value-type="float">
            <text:p>0.3350301678</text:p>
          </table:table-cell>
          <table:table-cell office:value-type="float" office:value="0.258739709875247" calcext:value-type="float">
            <text:p>0.2587397099</text:p>
          </table:table-cell>
          <table:table-cell office:value-type="float" office:value="0.265207062266536" calcext:value-type="float">
            <text:p>0.2652070623</text:p>
          </table:table-cell>
          <table:table-cell office:value-type="float" office:value="0.327916008524986" calcext:value-type="float">
            <text:p>0.3279160085</text:p>
          </table:table-cell>
          <table:table-cell office:value-type="float" office:value="0.278971474002482" calcext:value-type="float">
            <text:p>0.278971474</text:p>
          </table:table-cell>
          <table:table-cell office:value-type="float" office:value="0.27569171095121" calcext:value-type="float">
            <text:p>0.275691711</text:p>
          </table:table-cell>
          <table:table-cell office:value-type="float" office:value="0.318204401332758" calcext:value-type="float">
            <text:p>0.3182044013</text:p>
          </table:table-cell>
          <table:table-cell office:value-type="float" office:value="0.294881740059235" calcext:value-type="float">
            <text:p>0.2948817401</text:p>
          </table:table-cell>
          <table:table-cell office:value-type="float" office:value="0.399744484867052" calcext:value-type="float">
            <text:p>0.3997444849</text:p>
          </table:table-cell>
          <table:table-cell office:value-type="float" office:value="0.407270426306291" calcext:value-type="float">
            <text:p>0.4072704263</text:p>
          </table:table-cell>
          <table:table-cell office:value-type="float" office:value="0.468497182125229" calcext:value-type="float">
            <text:p>0.4684971821</text:p>
          </table:table-cell>
          <table:table-cell office:value-type="float" office:value="0.491091861957892" calcext:value-type="float">
            <text:p>0.491091862</text:p>
          </table:table-cell>
          <table:table-cell office:value-type="float" office:value="0.484595680763822" calcext:value-type="float">
            <text:p>0.4845956808</text:p>
          </table:table-cell>
          <table:table-cell office:value-type="float" office:value="0.383751398959423" calcext:value-type="float">
            <text:p>0.383751399</text:p>
          </table:table-cell>
          <table:table-cell office:value-type="float" office:value="0.405888939695822" calcext:value-type="float">
            <text:p>0.4058889397</text:p>
          </table:table-cell>
          <table:table-cell office:value-type="float" office:value="0.404200754231355" calcext:value-type="float">
            <text:p>0.4042007542</text:p>
          </table:table-cell>
          <table:table-cell office:value-type="float" office:value="0.357881962432331" calcext:value-type="float">
            <text:p>0.3578819624</text:p>
          </table:table-cell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31])" office:value-type="float" office:value="265361" calcext:value-type="float">
            <text:p>265361</text:p>
          </table:table-cell>
          <table:table-cell table:formula="of:=MIN([.C2:.C31])" office:value-type="float" office:value="0.295659572225926" calcext:value-type="float">
            <text:p>0.2956595722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31])" office:value-type="float" office:value="1641981" calcext:value-type="float">
            <text:p>1641981</text:p>
          </table:table-cell>
          <table:table-cell table:formula="of:=MAX([.C2:.C31])" office:value-type="float" office:value="0.472639923425339" calcext:value-type="float">
            <text:p>0.4726399234</text:p>
          </table:table-cell>
          <table:table-cell table:number-columns-repeated="1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0:16:45.3198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1:42:39.603055540</meta:creation-date>
    <dc:date>2016-05-20T10:18:41.499689000</dc:date>
    <meta:editing-duration>PT41M40S</meta:editing-duration>
    <meta:editing-cycles>42</meta:editing-cycles>
    <meta:generator>LibreOffice/4.4.5.2$MacOSX_X86_64 LibreOffice_project/a22f674fd25a3b6f45bdebf25400ed2adff0ff99</meta:generator>
    <meta:document-statistic meta:table-count="1" meta:cell-count="57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6cm" svg:height="8.891cm" xlink:href=".." xlink:type="simple" chart:class="chart:bar" chart:style-name="ch1">
        <chart:legend chart:legend-position="bottom" svg:x="6.435cm" svg:y="8.161cm" style:legend-expansion="wide" chart:style-name="ch2"/>
        <chart:plot-area chart:style-name="ch3" table:cell-range-address="Sheet1.A2:Sheet1.B31 Sheet1.B1:Sheet1.B1" chart:data-source-has-labels="both" svg:x="0.317cm" svg:y="0.177cm" svg:width="15.242cm" svg:height="7.807cm">
          <chartooo:coordinate-region svg:x="1.891cm" svg:y="0.35cm" svg:width="13.668cm" svg:height="7.04cm"/>
          <chart:axis chart:dimension="x" chart:name="primary-x" chart:style-name="ch4" chartooo:axis-type="auto">
            <chartooo:date-scale/>
            <chart:categories table:cell-range-address="Sheet1.A2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1" chart:label-cell-address="Sheet1.B1:Sheet1.B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Epoch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A2:Sheet1.A31</svg:desc>
                </draw:g>
              </table:table-cell>
              <table:table-cell office:value-type="float" office:value="625553">
                <text:p>625553</text:p>
                <draw:g>
                  <svg:desc>Sheet1.B2:Sheet1.B31</svg:desc>
                </draw:g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39216">
                <text:p>63921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94372">
                <text:p>59437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08163">
                <text:p>70816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22377">
                <text:p>62237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24949">
                <text:p>6249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39969">
                <text:p>63996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54583">
                <text:p>65458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78186">
                <text:p>6781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5087">
                <text:p>6950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9473">
                <text:p>66947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98205">
                <text:p>6982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09969">
                <text:p>7099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5361">
                <text:p>2653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0544">
                <text:p>73054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99616">
                <text:p>7996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15112">
                <text:p>9151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49963">
                <text:p>8499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03329">
                <text:p>90332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94862">
                <text:p>8948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7727">
                <text:p>9277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31511">
                <text:p>10315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37579">
                <text:p>10375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78547">
                <text:p>117854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87150">
                <text:p>11871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88989">
                <text:p>12889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97190">
                <text:p>12971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53455">
                <text:p>14534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05320">
                <text:p>150532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41981">
                <text:p>1641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6cm" svg:height="8.891cm" xlink:href=".." xlink:type="simple" chart:class="chart:bar" chart:style-name="ch1">
        <chart:legend chart:legend-position="bottom" svg:x="6.607cm" svg:y="8.161cm" style:legend-expansion="wide" chart:style-name="ch2"/>
        <chart:plot-area chart:style-name="ch3" table:cell-range-address="Sheet1.A2:Sheet1.A31 Sheet1.C1:Sheet1.C31" chart:data-source-has-labels="both" svg:x="0.317cm" svg:y="0.177cm" svg:width="15.242cm" svg:height="7.807cm">
          <chartooo:coordinate-region svg:x="1.229cm" svg:y="0.35cm" svg:width="14.33cm" svg:height="7.04cm"/>
          <chart:axis chart:dimension="x" chart:name="primary-x" chart:style-name="ch4" chartooo:axis-type="auto">
            <chartooo:date-scale/>
            <chart:categories table:cell-range-address="Sheet1.A2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1" chart:label-cell-address="Sheet1.C1:Sheet1.C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rro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A2:Sheet1.A31</svg:desc>
                </draw:g>
              </table:table-cell>
              <table:table-cell office:value-type="float" office:value="0.462721949615009">
                <text:p>0.462721949615009</text:p>
                <draw:g>
                  <svg:desc>Sheet1.C2:Sheet1.C31</svg:desc>
                </draw:g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417946572543482">
                <text:p>0.41794657254348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20866152863717">
                <text:p>0.32086615286371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472639923425339">
                <text:p>0.47263992342533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95659572225926">
                <text:p>0.2956595722259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9599331159776">
                <text:p>0.2959933115977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00831260590792">
                <text:p>0.30083126059079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303485753326283">
                <text:p>0.30348575332628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04780707158687">
                <text:p>0.30478070715868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0866337193115">
                <text:p>0.308663371931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6983497151593">
                <text:p>0.29698349715159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96581422293482">
                <text:p>0.2965814222934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02695389312184">
                <text:p>0.3026953893121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96477477389449">
                <text:p>0.2964774773894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04315818611174">
                <text:p>0.30431581861117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96696112698467">
                <text:p>0.2966961126984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01353727582946">
                <text:p>0.30135372758294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01421494070969">
                <text:p>0.3014214940709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08998042771305">
                <text:p>0.3089980427713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10320836936707">
                <text:p>0.3103208369367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5870953954003">
                <text:p>0.29587095395400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14287454212084">
                <text:p>0.3142874542120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23013121940354">
                <text:p>0.3230131219403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0478177019234">
                <text:p>0.304781770192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05124805339256">
                <text:p>0.3051248053392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0870842605442">
                <text:p>0.308708426054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22767361823162">
                <text:p>0.32276736182316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27331124084507">
                <text:p>0.32733112408450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3345601727951">
                <text:p>0.3334560172795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51021428577571">
                <text:p>0.351021428577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